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294000002444AD58E3C.png" manifest:media-type="image/png"/>
  <manifest:file-entry manifest:full-path="Pictures/100000010000030600000640CD727E38.png" manifest:media-type="image/png"/>
  <manifest:file-entry manifest:full-path="Pictures/1000000100000578000000B2C5E47DEB.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9A0000061CFF1152F7.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Pictures/100000010000034800000364F0111083.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Pictures/1000000100000584000005F6AC09E148.png" manifest:media-type="image/png"/>
  <manifest:file-entry manifest:full-path="Pictures/1000000100000586000005601573F09E.png" manifest:media-type="image/png"/>
  <manifest:file-entry manifest:full-path="Pictures/1000000100000580000006125D7EDE73.png" manifest:media-type="image/png"/>
  <manifest:file-entry manifest:full-path="Pictures/100000010000058C0000045CEF902BB6.png" manifest:media-type="image/png"/>
  <manifest:file-entry manifest:full-path="Pictures/10000001000002AE000004F818977A98.png" manifest:media-type="image/png"/>
  <manifest:file-entry manifest:full-path="Pictures/1000000100000588000005D6E5F7F649.png" manifest:media-type="image/png"/>
  <manifest:file-entry manifest:full-path="Pictures/100000010000059A0000033026ACC44F.png" manifest:media-type="image/png"/>
  <manifest:file-entry manifest:full-path="Pictures/100000010000031C000001A2F7F59837.png" manifest:media-type="image/png"/>
  <manifest:file-entry manifest:full-path="Pictures/10000001000001B4000002C8D88726BB.png" manifest:media-type="image/png"/>
  <manifest:file-entry manifest:full-path="Pictures/100000010000059E00000620C783909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Arila" svg:font-family="Arila"/>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Footer">
      <style:text-properties officeooo:rsid="00b88cc7" officeooo:paragraph-rsid="00b88cc7"/>
    </style:style>
    <style:style style:name="P2" style:family="paragraph" style:parent-style-name="Text_20_body">
      <style:paragraph-properties fo:margin-left="1.251cm" fo:text-indent="0cm" style:auto-text-indent="false"/>
      <style:text-properties officeooo:rsid="00b88cc7" officeooo:paragraph-rsid="00b88cc7"/>
    </style:style>
    <style:style style:name="P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9"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1"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9" style:family="paragraph" style:parent-style-name="Heading_20_3">
      <style:text-properties style:font-name="Arial7" officeooo:paragraph-rsid="001bcd68"/>
    </style:style>
    <style:style style:name="P30" style:family="paragraph" style:parent-style-name="Text_20_body">
      <style:text-properties style:font-name="Arial7"/>
    </style:style>
    <style:style style:name="P31"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2" style:family="paragraph" style:parent-style-name="Text_20_body">
      <style:text-properties style:font-name="Arial7" fo:font-size="12pt" style:font-size-asian="12pt" style:font-size-complex="12pt"/>
    </style:style>
    <style:style style:name="P33"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4" style:family="paragraph" style:parent-style-name="Text_20_body">
      <style:text-properties style:font-name="Arial7" fo:font-size="12pt" officeooo:rsid="0038b368" officeooo:paragraph-rsid="0038b368" style:font-size-asian="12pt" style:font-size-complex="12pt"/>
    </style:style>
    <style:style style:name="P35" style:family="paragraph" style:parent-style-name="Text_20_body">
      <style:text-properties style:font-name="Arial7" fo:font-size="12pt" officeooo:rsid="0039fcdc" officeooo:paragraph-rsid="0039fcdc" style:font-size-asian="12pt" style:font-size-complex="12pt"/>
    </style:style>
    <style:style style:name="P36"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7" style:family="paragraph" style:parent-style-name="Text_20_body">
      <style:text-properties style:font-name="Arial7" officeooo:rsid="0027cc79" officeooo:paragraph-rsid="0027cc79"/>
    </style:style>
    <style:style style:name="P3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9"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0"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1" style:family="paragraph" style:parent-style-name="Heading">
      <style:text-properties style:font-name="Arial7"/>
    </style:style>
    <style:style style:name="P42"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3"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5" style:family="paragraph" style:parent-style-name="Text_20_body">
      <style:text-properties style:font-name="Arial7" officeooo:rsid="00ac7a96" officeooo:paragraph-rsid="00ac7a96"/>
    </style:style>
    <style:style style:name="P46" style:family="paragraph" style:parent-style-name="Text_20_body">
      <style:text-properties style:font-name="Arial7" officeooo:rsid="0056c63c" officeooo:paragraph-rsid="00ba0b1c"/>
    </style:style>
    <style:style style:name="P47" style:family="paragraph" style:parent-style-name="Text_20_body">
      <style:text-properties style:font-name="Arial2" fo:font-weight="bold" style:font-weight-asian="bold" style:font-weight-complex="bold"/>
    </style:style>
    <style:style style:name="P48"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9"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1"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2"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3" style:family="paragraph" style:parent-style-name="Text_20_body">
      <style:text-properties style:font-name="Arial2" fo:font-size="12pt" officeooo:rsid="006b5079" officeooo:paragraph-rsid="006b5079" style:font-size-asian="12pt" style:font-size-complex="12pt"/>
    </style:style>
    <style:style style:name="P54" style:family="paragraph" style:parent-style-name="Text_20_body">
      <style:text-properties style:font-name="Arial2" officeooo:rsid="007a1a22" officeooo:paragraph-rsid="007a1a22"/>
    </style:style>
    <style:style style:name="P55" style:family="paragraph" style:parent-style-name="Text_20_body">
      <style:text-properties style:font-name="Arial2" officeooo:rsid="007eaa1b" officeooo:paragraph-rsid="007eaa1b"/>
    </style:style>
    <style:style style:name="P56" style:family="paragraph" style:parent-style-name="Text_20_body">
      <style:paragraph-properties fo:margin-top="0cm" fo:margin-bottom="0.046cm" style:contextual-spacing="false"/>
      <style:text-properties style:font-name="Arial2" officeooo:rsid="007f39f0" officeooo:paragraph-rsid="007f39f0"/>
    </style:style>
    <style:style style:name="P57" style:family="paragraph" style:parent-style-name="Text_20_body">
      <style:text-properties style:font-name="Arial2" officeooo:rsid="00819aee" officeooo:paragraph-rsid="00819aee"/>
    </style:style>
    <style:style style:name="P58" style:family="paragraph" style:parent-style-name="Text_20_body">
      <style:paragraph-properties fo:margin-top="0cm" fo:margin-bottom="0cm" style:contextual-spacing="false"/>
      <style:text-properties style:font-name="Arial2" officeooo:rsid="008ad45b" officeooo:paragraph-rsid="008ad45b"/>
    </style:style>
    <style:style style:name="P59" style:family="paragraph" style:parent-style-name="Text_20_body">
      <style:text-properties style:font-name="Arial2" officeooo:rsid="005882f3" officeooo:paragraph-rsid="00bc2545"/>
    </style:style>
    <style:style style:name="P60" style:family="paragraph" style:parent-style-name="Text_20_body">
      <style:text-properties style:font-name="Arial2" officeooo:rsid="0058bfa5" officeooo:paragraph-rsid="00bdfe77"/>
    </style:style>
    <style:style style:name="P61" style:family="paragraph" style:parent-style-name="Text_20_body">
      <style:text-properties style:font-name="Arial2" officeooo:paragraph-rsid="00e0f2a8"/>
    </style:style>
    <style:style style:name="P62" style:family="paragraph" style:parent-style-name="Text_20_body">
      <style:text-properties style:font-name="Arial2" officeooo:rsid="00e0f2a8" officeooo:paragraph-rsid="00e0f2a8"/>
    </style:style>
    <style:style style:name="P63" style:family="paragraph" style:parent-style-name="Text_20_body">
      <style:text-properties style:font-name="Arial2" officeooo:paragraph-rsid="00e737f7"/>
    </style:style>
    <style:style style:name="P64" style:family="paragraph" style:parent-style-name="Text_20_body">
      <style:text-properties style:font-name="Arial2" officeooo:rsid="00e737f7" officeooo:paragraph-rsid="00e737f7"/>
    </style:style>
    <style:style style:name="P65" style:family="paragraph" style:parent-style-name="Text_20_body">
      <style:text-properties officeooo:paragraph-rsid="001db3a9"/>
    </style:style>
    <style:style style:name="P66" style:family="paragraph" style:parent-style-name="Standard">
      <style:paragraph-properties fo:margin-left="2.501cm" fo:text-indent="0cm" style:auto-text-indent="false"/>
      <style:text-properties officeooo:paragraph-rsid="001ec6d5"/>
    </style:style>
    <style:style style:name="P67" style:family="paragraph" style:parent-style-name="Text_20_body">
      <style:paragraph-properties fo:margin-left="2.501cm" fo:text-indent="0cm" style:auto-text-indent="false"/>
      <style:text-properties officeooo:paragraph-rsid="001ec6d5"/>
    </style:style>
    <style:style style:name="P68" style:family="paragraph" style:parent-style-name="Text_20_body">
      <style:paragraph-properties fo:margin-left="0cm" fo:text-indent="0cm" style:auto-text-indent="false"/>
      <style:text-properties officeooo:paragraph-rsid="001ec6d5"/>
    </style:style>
    <style:style style:name="P69" style:family="paragraph" style:parent-style-name="Text_20_body">
      <style:paragraph-properties fo:margin-left="2.501cm" fo:text-indent="0cm" style:auto-text-indent="false"/>
      <style:text-properties officeooo:paragraph-rsid="0020311f"/>
    </style:style>
    <style:style style:name="P70" style:family="paragraph" style:parent-style-name="Text_20_body">
      <style:paragraph-properties fo:margin-left="0cm" fo:text-indent="0cm" style:auto-text-indent="false"/>
      <style:text-properties officeooo:paragraph-rsid="0020311f"/>
    </style:style>
    <style:style style:name="P71" style:family="paragraph" style:parent-style-name="Text_20_body">
      <style:text-properties officeooo:paragraph-rsid="0070afff"/>
    </style:style>
    <style:style style:name="P72" style:family="paragraph" style:parent-style-name="Text_20_body">
      <style:paragraph-properties fo:margin-top="0cm" fo:margin-bottom="0cm" style:contextual-spacing="false"/>
    </style:style>
    <style:style style:name="P73"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74" style:family="paragraph" style:parent-style-name="Standard">
      <style:paragraph-properties style:line-height-at-least="0.503cm"/>
      <style:text-properties fo:color="#000000" loext:opacity="100%" fo:background-color="transparent"/>
    </style:style>
    <style:style style:name="P75"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76"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77"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78"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79"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80"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81"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82"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83"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84"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85"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86"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87"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88" style:family="paragraph" style:parent-style-name="Text_20_body">
      <style:text-properties fo:color="#000000" loext:opacity="100%" style:font-name="Arial2"/>
    </style:style>
    <style:style style:name="P89" style:family="paragraph" style:parent-style-name="Text_20_body">
      <style:text-properties fo:color="#000000" loext:opacity="100%" style:font-name="Arial2" officeooo:rsid="007a1a22" officeooo:paragraph-rsid="007a1a22"/>
    </style:style>
    <style:style style:name="P90" style:family="paragraph" style:parent-style-name="Text_20_body">
      <style:text-properties fo:color="#000000" loext:opacity="100%" style:font-name="Arial2" officeooo:rsid="007ace1e" officeooo:paragraph-rsid="007ace1e"/>
    </style:style>
    <style:style style:name="P91" style:family="paragraph" style:parent-style-name="Text_20_body">
      <style:text-properties fo:color="#000000" loext:opacity="100%" style:font-name="Arial2" officeooo:rsid="007ba9b8" officeooo:paragraph-rsid="007ba9b8"/>
    </style:style>
    <style:style style:name="P92" style:family="paragraph" style:parent-style-name="Text_20_body">
      <style:text-properties fo:color="#000000" loext:opacity="100%" style:font-name="Arial2" officeooo:rsid="0058bfa5" officeooo:paragraph-rsid="00bdfe77" fo:background-color="transparent"/>
    </style:style>
    <style:style style:name="P93"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94"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95" style:family="paragraph" style:parent-style-name="Text_20_body">
      <style:text-properties fo:color="#000000" loext:opacity="100%" officeooo:rsid="00820dc6" officeooo:paragraph-rsid="00820dc6"/>
    </style:style>
    <style:style style:name="P96"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97"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98"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9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100" style:family="paragraph" style:parent-style-name="Index">
      <style:text-properties fo:color="#666666" loext:opacity="100%" style:font-name="Consolas2" fo:font-size="10.5pt" fo:font-weight="normal" officeooo:rsid="005aa4e5" officeooo:paragraph-rsid="00bdfe77" fo:background-color="transparent"/>
    </style:style>
    <style:style style:name="P101" style:family="paragraph" style:parent-style-name="Standard">
      <style:text-properties fo:color="#666666" loext:opacity="100%" style:font-name="Consolas2" fo:font-size="10.5pt" fo:font-weight="normal" officeooo:rsid="0056c63c" officeooo:paragraph-rsid="00bdfe77" fo:background-color="transparent"/>
    </style:style>
    <style:style style:name="P102" style:family="paragraph" style:parent-style-name="Text_20_body">
      <style:text-properties fo:color="#666666" loext:opacity="100%" style:font-name="Consolas2" fo:font-size="10.5pt" fo:font-weight="normal" officeooo:paragraph-rsid="00bdfe77" fo:background-color="transparent"/>
    </style:style>
    <style:style style:name="P103"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04"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05"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06" style:family="paragraph" style:parent-style-name="Standard">
      <style:paragraph-properties fo:margin-left="0cm" style:line-height-at-least="0.503cm" fo:text-indent="0cm" style:auto-text-indent="false"/>
      <style:text-properties fo:color="#666666" loext:opacity="100%" fo:background-color="transparent"/>
    </style:style>
    <style:style style:name="P107" style:family="paragraph" style:parent-style-name="Standard">
      <style:paragraph-properties style:line-height-at-least="0.503cm"/>
      <style:text-properties fo:color="#666666" loext:opacity="100%" fo:background-color="transparent"/>
    </style:style>
    <style:style style:name="P108" style:family="paragraph" style:parent-style-name="Standard">
      <style:paragraph-properties style:line-height-at-least="0.503cm"/>
      <style:text-properties fo:color="#666666" loext:opacity="100%" officeooo:paragraph-rsid="00bc2545" fo:background-color="transparent"/>
    </style:style>
    <style:style style:name="P109"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10" style:family="paragraph" style:parent-style-name="Standard">
      <style:paragraph-properties style:line-height-at-least="0.503cm"/>
      <style:text-properties fo:color="#666666" loext:opacity="100%" officeooo:paragraph-rsid="00bdfe77" fo:background-color="transparent"/>
    </style:style>
    <style:style style:name="P111"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12"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13"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14" style:family="paragraph" style:parent-style-name="Text_20_body">
      <style:text-properties officeooo:rsid="006773c2" officeooo:paragraph-rsid="006773c2"/>
    </style:style>
    <style:style style:name="P115" style:family="paragraph" style:parent-style-name="Text_20_body">
      <style:text-properties officeooo:rsid="00669794" officeooo:paragraph-rsid="006773c2"/>
    </style:style>
    <style:style style:name="P116" style:family="paragraph" style:parent-style-name="Text_20_body">
      <style:text-properties officeooo:rsid="00669794" officeooo:paragraph-rsid="0068857f"/>
    </style:style>
    <style:style style:name="P117" style:family="paragraph" style:parent-style-name="Standard">
      <style:text-properties officeooo:rsid="00669794" officeooo:paragraph-rsid="0068857f"/>
    </style:style>
    <style:style style:name="P118" style:family="paragraph" style:parent-style-name="Text_20_body">
      <style:text-properties officeooo:rsid="00669794" officeooo:paragraph-rsid="007a1a22"/>
    </style:style>
    <style:style style:name="P119" style:family="paragraph" style:parent-style-name="Preformatted_20_Text">
      <style:text-properties officeooo:paragraph-rsid="0068857f"/>
    </style:style>
    <style:style style:name="P120" style:family="paragraph" style:parent-style-name="Preformatted_20_Text">
      <style:paragraph-properties fo:margin-top="0cm" fo:margin-bottom="0.499cm" style:contextual-spacing="false"/>
      <style:text-properties officeooo:paragraph-rsid="0068857f"/>
    </style:style>
    <style:style style:name="P121" style:family="paragraph" style:parent-style-name="Text_20_body">
      <style:text-properties officeooo:paragraph-rsid="0068857f"/>
    </style:style>
    <style:style style:name="P122" style:family="paragraph" style:parent-style-name="Preformatted_20_Text">
      <style:text-properties fo:color="#808080" loext:opacity="100%" style:font-name="Consolas" fo:font-size="10.5pt" officeooo:paragraph-rsid="0068857f" style:font-size-asian="10.5pt" style:font-size-complex="10.5pt"/>
    </style:style>
    <style:style style:name="P123" style:family="paragraph" style:parent-style-name="Preformatted_20_Text">
      <style:text-properties fo:color="#808080" loext:opacity="100%" style:font-name="Consolas" fo:font-size="10.5pt" style:font-size-asian="10.5pt" style:font-size-complex="10.5pt"/>
    </style:style>
    <style:style style:name="P124"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25"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26"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27"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28"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29"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30"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31"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32"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33"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34"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35"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36"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37"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38"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39"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40"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41"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42"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43"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44"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45"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46"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47" style:family="paragraph" style:parent-style-name="Preformatted_20_Text">
      <style:paragraph-properties fo:margin-top="0cm" fo:margin-bottom="0.499cm" style:contextual-spacing="false"/>
    </style:style>
    <style:style style:name="P148" style:family="paragraph" style:parent-style-name="Text_20_body">
      <style:paragraph-properties fo:margin-top="0cm" fo:margin-bottom="0cm" style:contextual-spacing="false"/>
      <style:text-properties officeooo:paragraph-rsid="006b5079"/>
    </style:style>
    <style:style style:name="P149" style:family="paragraph" style:parent-style-name="Text_20_body">
      <style:text-properties officeooo:paragraph-rsid="006c5455"/>
    </style:style>
    <style:style style:name="P150" style:family="paragraph" style:parent-style-name="Text_20_body">
      <style:paragraph-properties fo:margin-top="0cm" fo:margin-bottom="0.046cm" style:contextual-spacing="false"/>
      <style:text-properties officeooo:paragraph-rsid="006c5455"/>
    </style:style>
    <style:style style:name="P151" style:family="paragraph" style:parent-style-name="Text_20_body">
      <style:paragraph-properties fo:margin-top="0cm" fo:margin-bottom="0cm" style:contextual-spacing="false" fo:line-height="115%"/>
      <style:text-properties officeooo:paragraph-rsid="006c5455"/>
    </style:style>
    <style:style style:name="P152" style:family="paragraph" style:parent-style-name="Text_20_body">
      <style:paragraph-properties fo:margin-top="0cm" fo:margin-bottom="0cm" style:contextual-spacing="false" fo:line-height="115%"/>
      <style:text-properties officeooo:paragraph-rsid="0074b2d3"/>
    </style:style>
    <style:style style:name="P153" style:family="paragraph" style:parent-style-name="Text_20_body">
      <style:text-properties officeooo:rsid="006c5455"/>
    </style:style>
    <style:style style:name="P154" style:family="paragraph" style:parent-style-name="Text_20_body">
      <style:text-properties officeooo:paragraph-rsid="006c7d36"/>
    </style:style>
    <style:style style:name="P155" style:family="paragraph" style:parent-style-name="Text_20_body">
      <style:text-properties officeooo:paragraph-rsid="006d5b88"/>
    </style:style>
    <style:style style:name="P156" style:family="paragraph" style:parent-style-name="Text_20_body">
      <style:text-properties style:font-name="arial" officeooo:rsid="0072f670" officeooo:paragraph-rsid="0072f670"/>
    </style:style>
    <style:style style:name="P157" style:family="paragraph" style:parent-style-name="Text_20_body">
      <style:paragraph-properties fo:margin-top="0cm" fo:margin-bottom="0.146cm" style:contextual-spacing="false"/>
      <style:text-properties officeooo:paragraph-rsid="007a1a22"/>
    </style:style>
    <style:style style:name="P158" style:family="paragraph" style:parent-style-name="Text_20_body">
      <style:text-properties officeooo:rsid="00838684" officeooo:paragraph-rsid="00838684"/>
    </style:style>
    <style:style style:name="P159" style:family="paragraph" style:parent-style-name="Text_20_body">
      <style:text-properties officeooo:rsid="00819aee" officeooo:paragraph-rsid="00819aee"/>
    </style:style>
    <style:style style:name="P160" style:family="paragraph" style:parent-style-name="Text_20_body">
      <style:text-properties officeooo:rsid="00820dc6" officeooo:paragraph-rsid="00820dc6"/>
    </style:style>
    <style:style style:name="P161" style:family="paragraph" style:parent-style-name="Text_20_body">
      <style:text-properties officeooo:rsid="008c8b17" officeooo:paragraph-rsid="008c8b17"/>
    </style:style>
    <style:style style:name="P162" style:family="paragraph" style:parent-style-name="Standard">
      <style:text-properties officeooo:rsid="008c8b17" officeooo:paragraph-rsid="008daaad"/>
    </style:style>
    <style:style style:name="P163" style:family="paragraph" style:parent-style-name="Text_20_body">
      <style:paragraph-properties fo:margin-top="0cm" fo:margin-bottom="0cm" style:contextual-spacing="false"/>
      <style:text-properties officeooo:rsid="008c8b17"/>
    </style:style>
    <style:style style:name="P164" style:family="paragraph" style:parent-style-name="Text_20_body">
      <style:text-properties officeooo:rsid="008c8b17" officeooo:paragraph-rsid="008eef61"/>
    </style:style>
    <style:style style:name="P165" style:family="paragraph" style:parent-style-name="Text_20_body">
      <style:text-properties officeooo:rsid="008daaad" officeooo:paragraph-rsid="008daaad"/>
    </style:style>
    <style:style style:name="P166" style:family="paragraph" style:parent-style-name="Text_20_body">
      <style:text-properties officeooo:rsid="008eef61" officeooo:paragraph-rsid="008eef61"/>
    </style:style>
    <style:style style:name="P167" style:family="paragraph" style:parent-style-name="Standard">
      <style:paragraph-properties fo:margin-top="0cm" fo:margin-bottom="0cm" style:contextual-spacing="false"/>
      <style:text-properties officeooo:paragraph-rsid="008daaad"/>
    </style:style>
    <style:style style:name="P168" style:family="paragraph" style:parent-style-name="Text_20_body">
      <style:paragraph-properties fo:margin-top="0cm" fo:margin-bottom="0cm" style:contextual-spacing="false"/>
      <style:text-properties officeooo:paragraph-rsid="008daaad"/>
    </style:style>
    <style:style style:name="P169" style:family="paragraph" style:parent-style-name="Standard">
      <style:paragraph-properties fo:margin-top="0cm" fo:margin-bottom="0cm" style:contextual-spacing="false"/>
      <style:text-properties officeooo:paragraph-rsid="008eef61"/>
    </style:style>
    <style:style style:name="P170" style:family="paragraph" style:parent-style-name="Text_20_body">
      <style:paragraph-properties fo:margin-top="0cm" fo:margin-bottom="0cm" style:contextual-spacing="false"/>
      <style:text-properties officeooo:paragraph-rsid="008eef61"/>
    </style:style>
    <style:style style:name="P171" style:family="paragraph" style:parent-style-name="Text_20_body">
      <style:text-properties officeooo:rsid="008ad45b" officeooo:paragraph-rsid="008ad45b"/>
    </style:style>
    <style:style style:name="P172" style:family="paragraph" style:parent-style-name="Text_20_body">
      <style:paragraph-properties fo:margin-top="0cm" fo:margin-bottom="0cm" style:contextual-spacing="false"/>
      <style:text-properties officeooo:paragraph-rsid="008c8b17"/>
    </style:style>
    <style:style style:name="P173" style:family="paragraph" style:parent-style-name="Text_20_body">
      <style:text-properties officeooo:rsid="0090dfa5" officeooo:paragraph-rsid="0090dfa5"/>
    </style:style>
    <style:style style:name="P174" style:family="paragraph" style:parent-style-name="Code">
      <style:text-properties fo:font-size="10.5pt" style:font-size-asian="10.5pt" style:font-size-complex="10.5pt"/>
    </style:style>
    <style:style style:name="P175" style:family="paragraph" style:parent-style-name="Text_20_body">
      <style:text-properties officeooo:rsid="009108ef" officeooo:paragraph-rsid="009108ef"/>
    </style:style>
    <style:style style:name="P176" style:family="paragraph" style:parent-style-name="Standard">
      <style:text-properties officeooo:rsid="009108ef" officeooo:paragraph-rsid="0092977d"/>
    </style:style>
    <style:style style:name="P177" style:family="paragraph" style:parent-style-name="Standard">
      <style:text-properties officeooo:rsid="009108ef" officeooo:paragraph-rsid="0093e5b8"/>
    </style:style>
    <style:style style:name="P178" style:family="paragraph" style:parent-style-name="Text_20_body">
      <style:text-properties officeooo:rsid="0092977d" officeooo:paragraph-rsid="0092977d"/>
    </style:style>
    <style:style style:name="P179" style:family="paragraph" style:parent-style-name="Text_20_body">
      <style:text-properties officeooo:rsid="0093e5b8" officeooo:paragraph-rsid="0093e5b8"/>
    </style:style>
    <style:style style:name="P180" style:family="paragraph" style:parent-style-name="Text_20_body">
      <style:text-properties officeooo:rsid="0094b700" officeooo:paragraph-rsid="0095937a"/>
    </style:style>
    <style:style style:name="P181"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82" style:family="paragraph" style:parent-style-name="Code">
      <style:text-properties fo:font-weight="normal" style:font-weight-asian="normal" style:font-weight-complex="normal"/>
    </style:style>
    <style:style style:name="P183" style:family="paragraph" style:parent-style-name="Text_20_body">
      <style:text-properties officeooo:paragraph-rsid="00995056"/>
    </style:style>
    <style:style style:name="P184" style:family="paragraph" style:parent-style-name="Standard">
      <style:text-properties officeooo:rsid="00962dd0" officeooo:paragraph-rsid="00986b60"/>
    </style:style>
    <style:style style:name="P185" style:family="paragraph" style:parent-style-name="Text_20_body">
      <style:text-properties officeooo:rsid="00962dd0" officeooo:paragraph-rsid="00962dd0"/>
    </style:style>
    <style:style style:name="P186" style:family="paragraph" style:parent-style-name="Text_20_body">
      <style:text-properties officeooo:paragraph-rsid="00978089"/>
    </style:style>
    <style:style style:name="P187" style:family="paragraph" style:parent-style-name="Text_20_body">
      <style:text-properties officeooo:rsid="00986b60" officeooo:paragraph-rsid="00986b60"/>
    </style:style>
    <style:style style:name="P188" style:family="paragraph" style:parent-style-name="Text_20_body">
      <style:text-properties officeooo:paragraph-rsid="009a8e91"/>
    </style:style>
    <style:style style:name="P189" style:family="paragraph" style:parent-style-name="Code">
      <style:text-properties officeooo:paragraph-rsid="00a2374c"/>
    </style:style>
    <style:style style:name="P190" style:family="paragraph" style:parent-style-name="Standard">
      <style:paragraph-properties fo:margin-top="0.201cm" fo:margin-bottom="0.201cm" style:contextual-spacing="false"/>
      <style:text-properties officeooo:paragraph-rsid="00a2374c"/>
    </style:style>
    <style:style style:name="P191" style:family="paragraph" style:parent-style-name="Text_20_body">
      <style:paragraph-properties fo:margin-top="0cm" fo:margin-bottom="0cm" style:contextual-spacing="false"/>
      <style:text-properties officeooo:paragraph-rsid="00a2374c"/>
    </style:style>
    <style:style style:name="P192" style:family="paragraph" style:parent-style-name="Text_20_body">
      <style:text-properties officeooo:paragraph-rsid="00a2374c"/>
    </style:style>
    <style:style style:name="P193" style:family="paragraph" style:parent-style-name="Text_20_body">
      <style:text-properties officeooo:rsid="00a2374c" officeooo:paragraph-rsid="00a2374c"/>
    </style:style>
    <style:style style:name="P194" style:family="paragraph" style:parent-style-name="Text_20_body">
      <style:text-properties officeooo:paragraph-rsid="009dd141"/>
    </style:style>
    <style:style style:name="P195" style:family="paragraph" style:parent-style-name="Text_20_body">
      <style:text-properties officeooo:paragraph-rsid="009fc113"/>
    </style:style>
    <style:style style:name="P196" style:family="paragraph" style:parent-style-name="Code">
      <style:text-properties officeooo:paragraph-rsid="00a48947"/>
    </style:style>
    <style:style style:name="P197" style:family="paragraph" style:parent-style-name="Code">
      <style:text-properties officeooo:paragraph-rsid="00a5cd8e"/>
    </style:style>
    <style:style style:name="P198" style:family="paragraph" style:parent-style-name="Text_20_body">
      <style:text-properties officeooo:paragraph-rsid="00a5cd8e"/>
    </style:style>
    <style:style style:name="P199" style:family="paragraph" style:parent-style-name="Code">
      <style:text-properties officeooo:paragraph-rsid="00abe724"/>
    </style:style>
    <style:style style:name="P200" style:family="paragraph" style:parent-style-name="Text_20_body">
      <style:text-properties officeooo:paragraph-rsid="00abe724"/>
    </style:style>
    <style:style style:name="P201" style:family="paragraph" style:parent-style-name="Text_20_body">
      <style:text-properties officeooo:rsid="00a245eb" officeooo:paragraph-rsid="00a245eb"/>
    </style:style>
    <style:style style:name="P202" style:family="paragraph" style:parent-style-name="Text_20_body">
      <style:text-properties officeooo:rsid="00a8ee17" officeooo:paragraph-rsid="00a8ee17"/>
    </style:style>
    <style:style style:name="P203" style:family="paragraph" style:parent-style-name="Text_20_body">
      <style:text-properties officeooo:rsid="00abe724" officeooo:paragraph-rsid="00abe724"/>
    </style:style>
    <style:style style:name="P204" style:family="paragraph" style:parent-style-name="Standard">
      <style:text-properties officeooo:rsid="00a3351b" officeooo:paragraph-rsid="00a7b1a9"/>
    </style:style>
    <style:style style:name="P205" style:family="paragraph" style:parent-style-name="Text_20_body">
      <style:text-properties officeooo:rsid="00a3351b" officeooo:paragraph-rsid="00a3351b"/>
    </style:style>
    <style:style style:name="P206" style:family="paragraph" style:parent-style-name="Text_20_body">
      <style:text-properties officeooo:rsid="00a48947" officeooo:paragraph-rsid="00a48947"/>
    </style:style>
    <style:style style:name="P207" style:family="paragraph" style:parent-style-name="Text_20_body">
      <style:text-properties officeooo:rsid="00a601ac" officeooo:paragraph-rsid="00a601ac"/>
    </style:style>
    <style:style style:name="P208" style:family="paragraph" style:parent-style-name="Text_20_body">
      <style:text-properties officeooo:rsid="00a7a535" officeooo:paragraph-rsid="00a7a535"/>
    </style:style>
    <style:style style:name="P209" style:family="paragraph" style:parent-style-name="Text_20_body">
      <style:text-properties officeooo:paragraph-rsid="00a7b1a9"/>
    </style:style>
    <style:style style:name="P210" style:family="paragraph" style:parent-style-name="Text_20_body">
      <style:text-properties officeooo:paragraph-rsid="00a91ca4"/>
    </style:style>
    <style:style style:name="P211" style:family="paragraph" style:parent-style-name="Text_20_body">
      <style:text-properties officeooo:rsid="00a95d35" officeooo:paragraph-rsid="00a95d35"/>
    </style:style>
    <style:style style:name="P212" style:family="paragraph" style:parent-style-name="Text_20_body">
      <style:text-properties officeooo:rsid="00ac8cf1" officeooo:paragraph-rsid="00ac8cf1"/>
    </style:style>
    <style:style style:name="P213" style:family="paragraph" style:parent-style-name="Text_20_body">
      <style:text-properties officeooo:rsid="00b3b8f4" officeooo:paragraph-rsid="00b3b8f4"/>
    </style:style>
    <style:style style:name="P214" style:family="paragraph" style:parent-style-name="Text_20_body">
      <style:text-properties officeooo:rsid="00b4f4f1" officeooo:paragraph-rsid="00b4f4f1"/>
    </style:style>
    <style:style style:name="P215" style:family="paragraph" style:parent-style-name="Standard">
      <style:text-properties officeooo:rsid="00b4f4f1" officeooo:paragraph-rsid="00ba0b1c"/>
    </style:style>
    <style:style style:name="P216" style:family="paragraph" style:parent-style-name="Text_20_body">
      <style:text-properties officeooo:rsid="00b4f4f1" officeooo:paragraph-rsid="00ba0b1c"/>
    </style:style>
    <style:style style:name="P217" style:family="paragraph" style:parent-style-name="Standard">
      <style:text-properties officeooo:paragraph-rsid="00b4f4f1"/>
    </style:style>
    <style:style style:name="P218" style:family="paragraph" style:parent-style-name="Text_20_body">
      <style:text-properties officeooo:rsid="00ae4c6d" officeooo:paragraph-rsid="00ae4c6d"/>
    </style:style>
    <style:style style:name="P219" style:family="paragraph" style:parent-style-name="Text_20_body">
      <style:text-properties officeooo:paragraph-rsid="00b1e968"/>
    </style:style>
    <style:style style:name="P220" style:family="paragraph" style:parent-style-name="Index">
      <style:text-properties officeooo:paragraph-rsid="00bdfe77"/>
    </style:style>
    <style:style style:name="P221" style:family="paragraph" style:parent-style-name="Text_20_body">
      <style:text-properties officeooo:paragraph-rsid="00bdfe77"/>
    </style:style>
    <style:style style:name="P222" style:family="paragraph" style:parent-style-name="Text_20_body">
      <style:text-properties officeooo:rsid="00ba0b1c" officeooo:paragraph-rsid="00ba0b1c"/>
    </style:style>
    <style:style style:name="P223" style:family="paragraph" style:parent-style-name="Index">
      <style:text-properties officeooo:paragraph-rsid="00ba0b1c"/>
    </style:style>
    <style:style style:name="P224" style:family="paragraph" style:parent-style-name="Text_20_body">
      <style:text-properties officeooo:rsid="00b74187" officeooo:paragraph-rsid="00b74187"/>
    </style:style>
    <style:style style:name="P225" style:family="paragraph" style:parent-style-name="Text_20_body">
      <style:text-properties fo:color="#88898f" loext:opacity="100%" style:font-name="Consolas2" fo:font-size="10.5pt" fo:font-weight="normal" officeooo:paragraph-rsid="00ba0b1c" fo:background-color="transparent"/>
    </style:style>
    <style:style style:name="P226" style:family="paragraph" style:parent-style-name="Text_20_body">
      <style:text-properties fo:color="#d7d7d7" loext:opacity="100%" style:font-name="Consolas2" fo:font-size="10.5pt" fo:font-weight="normal" officeooo:paragraph-rsid="00ba0b1c" fo:background-color="transparent"/>
    </style:style>
    <style:style style:name="P227" style:family="paragraph" style:parent-style-name="Text_20_body">
      <style:text-properties officeooo:paragraph-rsid="00bc2545"/>
    </style:style>
    <style:style style:name="P228" style:family="paragraph" style:parent-style-name="Code">
      <style:text-properties officeooo:paragraph-rsid="00c037e2"/>
    </style:style>
    <style:style style:name="P229" style:family="paragraph" style:parent-style-name="Text_20_body">
      <style:text-properties officeooo:paragraph-rsid="00c037e2"/>
    </style:style>
    <style:style style:name="P230" style:family="paragraph" style:parent-style-name="Text_20_body">
      <style:text-properties officeooo:rsid="00bf2795" officeooo:paragraph-rsid="00c037e2"/>
    </style:style>
    <style:style style:name="P231" style:family="paragraph" style:parent-style-name="Text_20_body">
      <style:text-properties officeooo:rsid="00c037e2" officeooo:paragraph-rsid="00c037e2"/>
    </style:style>
    <style:style style:name="P232" style:family="paragraph" style:parent-style-name="Text_20_body">
      <style:text-properties officeooo:rsid="00c037e2" officeooo:paragraph-rsid="00c070c8"/>
    </style:style>
    <style:style style:name="P233" style:family="paragraph" style:parent-style-name="Text_20_body">
      <style:text-properties officeooo:rsid="00c070c8" officeooo:paragraph-rsid="00c070c8"/>
    </style:style>
    <style:style style:name="P234" style:family="paragraph" style:parent-style-name="Text_20_body">
      <style:text-properties officeooo:rsid="00c08e82" officeooo:paragraph-rsid="00c08e82"/>
    </style:style>
    <style:style style:name="P235" style:family="paragraph" style:parent-style-name="Code">
      <style:text-properties officeooo:paragraph-rsid="00c6f73b"/>
    </style:style>
    <style:style style:name="P236" style:family="paragraph" style:parent-style-name="Text_20_body">
      <style:text-properties officeooo:paragraph-rsid="00c6f73b"/>
    </style:style>
    <style:style style:name="P237" style:family="paragraph" style:parent-style-name="Code">
      <style:paragraph-properties fo:margin-left="0cm" fo:text-indent="0cm" style:auto-text-indent="false"/>
    </style:style>
    <style:style style:name="P238" style:family="paragraph" style:parent-style-name="Text_20_body">
      <style:text-properties officeooo:paragraph-rsid="00c37b4c"/>
    </style:style>
    <style:style style:name="P239" style:family="paragraph" style:parent-style-name="Text_20_body">
      <style:text-properties officeooo:rsid="00c6f73b" officeooo:paragraph-rsid="00c6f73b"/>
    </style:style>
    <style:style style:name="P240" style:family="paragraph" style:parent-style-name="Text_20_body">
      <style:text-properties officeooo:rsid="00c727bc" officeooo:paragraph-rsid="00c727bc"/>
    </style:style>
    <style:style style:name="P241" style:family="paragraph" style:parent-style-name="Code">
      <style:text-properties officeooo:paragraph-rsid="00c9d69d"/>
    </style:style>
    <style:style style:name="P242" style:family="paragraph" style:parent-style-name="Text_20_body">
      <style:text-properties officeooo:rsid="00c81f93" officeooo:paragraph-rsid="00c81f93"/>
    </style:style>
    <style:style style:name="P243" style:family="paragraph" style:parent-style-name="Text_20_body">
      <style:text-properties officeooo:rsid="00c87aef" officeooo:paragraph-rsid="00c87aef"/>
    </style:style>
    <style:style style:name="P244" style:family="paragraph" style:parent-style-name="Text_20_body">
      <style:text-properties officeooo:rsid="00c9a985" officeooo:paragraph-rsid="00c9a985"/>
    </style:style>
    <style:style style:name="P245" style:family="paragraph" style:parent-style-name="Text_20_body">
      <style:text-properties officeooo:rsid="00c9d69d" officeooo:paragraph-rsid="00c9d69d"/>
    </style:style>
    <style:style style:name="P246" style:family="paragraph" style:parent-style-name="Code">
      <style:text-properties officeooo:rsid="00cb6fe4" officeooo:paragraph-rsid="00cb6fe4"/>
    </style:style>
    <style:style style:name="P247" style:family="paragraph" style:parent-style-name="Code">
      <style:text-properties officeooo:rsid="00cc4391"/>
    </style:style>
    <style:style style:name="P248" style:family="paragraph" style:parent-style-name="Heading">
      <style:text-properties officeooo:rsid="00cc4391" officeooo:paragraph-rsid="00cc4391"/>
    </style:style>
    <style:style style:name="P249" style:family="paragraph" style:parent-style-name="Text_20_body">
      <style:text-properties officeooo:rsid="00cc4391" officeooo:paragraph-rsid="00cc4391"/>
    </style:style>
    <style:style style:name="P250" style:family="paragraph" style:parent-style-name="Text_20_body">
      <style:text-properties officeooo:rsid="00cc4391" officeooo:paragraph-rsid="00d29688"/>
    </style:style>
    <style:style style:name="P251" style:family="paragraph" style:parent-style-name="Heading">
      <style:text-properties officeooo:rsid="00cc4391" officeooo:paragraph-rsid="00d3509f"/>
    </style:style>
    <style:style style:name="P252" style:family="paragraph" style:parent-style-name="Text_20_body">
      <style:paragraph-properties fo:margin-left="1.251cm" fo:text-indent="0cm" style:auto-text-indent="false"/>
      <style:text-properties officeooo:rsid="00cc4391" officeooo:paragraph-rsid="00d82539"/>
    </style:style>
    <style:style style:name="P253" style:family="paragraph" style:parent-style-name="Text_20_body">
      <style:text-properties officeooo:rsid="00cc4391" officeooo:paragraph-rsid="00e02d6f"/>
    </style:style>
    <style:style style:name="P254" style:family="paragraph" style:parent-style-name="Code">
      <style:text-properties officeooo:paragraph-rsid="00d81963"/>
    </style:style>
    <style:style style:name="P255" style:family="paragraph" style:parent-style-name="Text_20_body">
      <style:text-properties officeooo:paragraph-rsid="00d81963"/>
    </style:style>
    <style:style style:name="P256" style:family="paragraph" style:parent-style-name="Code">
      <style:text-properties officeooo:paragraph-rsid="00d82539"/>
    </style:style>
    <style:style style:name="P257" style:family="paragraph" style:parent-style-name="Text_20_body">
      <style:text-properties officeooo:rsid="00d3509f" officeooo:paragraph-rsid="00d3509f"/>
    </style:style>
    <style:style style:name="P258" style:family="paragraph" style:parent-style-name="Standard">
      <style:text-properties officeooo:paragraph-rsid="00d01876"/>
    </style:style>
    <style:style style:name="P259" style:family="paragraph" style:parent-style-name="Text_20_body">
      <style:text-properties officeooo:paragraph-rsid="00d01876"/>
    </style:style>
    <style:style style:name="P260" style:family="paragraph" style:parent-style-name="Standard">
      <style:text-properties officeooo:paragraph-rsid="00d29688"/>
    </style:style>
    <style:style style:name="P261" style:family="paragraph" style:parent-style-name="Text_20_body">
      <style:text-properties officeooo:rsid="00d01876" officeooo:paragraph-rsid="00d01876"/>
    </style:style>
    <style:style style:name="P262" style:family="paragraph" style:parent-style-name="Text_20_body">
      <style:text-properties officeooo:rsid="00d53ad9" officeooo:paragraph-rsid="00d53ad9"/>
    </style:style>
    <style:style style:name="P263" style:family="paragraph" style:parent-style-name="Text_20_body">
      <style:text-properties officeooo:paragraph-rsid="00d6479e"/>
    </style:style>
    <style:style style:name="P264" style:family="paragraph" style:parent-style-name="Text_20_body">
      <style:text-properties officeooo:rsid="00d6479e" officeooo:paragraph-rsid="00d6479e"/>
    </style:style>
    <style:style style:name="P265" style:family="paragraph" style:parent-style-name="Text_20_body">
      <style:text-properties officeooo:rsid="00d6479e" officeooo:paragraph-rsid="00d6d656"/>
    </style:style>
    <style:style style:name="P266" style:family="paragraph" style:parent-style-name="Text_20_body">
      <style:text-properties officeooo:rsid="00d6d656" officeooo:paragraph-rsid="00d6d656"/>
    </style:style>
    <style:style style:name="P267" style:family="paragraph" style:parent-style-name="Text_20_body">
      <style:text-properties officeooo:rsid="00d81963" officeooo:paragraph-rsid="00d81963"/>
    </style:style>
    <style:style style:name="P268" style:family="paragraph" style:parent-style-name="Text_20_body">
      <style:text-properties officeooo:rsid="00d82539" officeooo:paragraph-rsid="00d82539"/>
    </style:style>
    <style:style style:name="P269" style:family="paragraph" style:parent-style-name="Text_20_body">
      <style:paragraph-properties fo:margin-left="0cm" fo:text-indent="0cm" style:auto-text-indent="false"/>
      <style:text-properties officeooo:rsid="00d82539" officeooo:paragraph-rsid="00d82539"/>
    </style:style>
    <style:style style:name="P270" style:family="paragraph" style:parent-style-name="Text_20_body">
      <style:text-properties officeooo:rsid="00d9d9ec" officeooo:paragraph-rsid="00d9d9ec"/>
    </style:style>
    <style:style style:name="P271" style:family="paragraph" style:parent-style-name="Text_20_body">
      <style:text-properties officeooo:rsid="00dc5dc5" officeooo:paragraph-rsid="00dc5dc5"/>
    </style:style>
    <style:style style:name="P272" style:family="paragraph" style:parent-style-name="Code">
      <style:text-properties officeooo:paragraph-rsid="00e0f2a8"/>
    </style:style>
    <style:style style:name="P273" style:family="paragraph" style:parent-style-name="Text_20_body">
      <style:text-properties officeooo:paragraph-rsid="00e0f2a8"/>
    </style:style>
    <style:style style:name="P274" style:family="paragraph" style:parent-style-name="Code">
      <style:text-properties officeooo:paragraph-rsid="00e31181"/>
    </style:style>
    <style:style style:name="P275" style:family="paragraph" style:parent-style-name="Code">
      <style:text-properties officeooo:paragraph-rsid="00e60e97"/>
    </style:style>
    <style:style style:name="P276" style:family="paragraph" style:parent-style-name="Text_20_body">
      <style:text-properties fo:font-weight="bold" officeooo:rsid="00e0f2a8" officeooo:paragraph-rsid="00e0f2a8" style:font-weight-asian="bold" style:font-weight-complex="bold"/>
    </style:style>
    <style:style style:name="P277" style:family="paragraph" style:parent-style-name="Standard">
      <style:text-properties officeooo:rsid="00d29688" officeooo:paragraph-rsid="00d3509f"/>
    </style:style>
    <style:style style:name="P278" style:family="paragraph" style:parent-style-name="Text_20_body">
      <style:text-properties officeooo:rsid="00de3672" officeooo:paragraph-rsid="00de3672"/>
    </style:style>
    <style:style style:name="P279" style:family="paragraph" style:parent-style-name="Text_20_body">
      <style:text-properties officeooo:rsid="00e0f2a8" officeooo:paragraph-rsid="00e0f2a8"/>
    </style:style>
    <style:style style:name="P280" style:family="paragraph" style:parent-style-name="Text_20_body">
      <style:text-properties officeooo:rsid="00e31181" officeooo:paragraph-rsid="00e31181"/>
    </style:style>
    <style:style style:name="P281" style:family="paragraph" style:parent-style-name="Text_20_body">
      <style:text-properties officeooo:paragraph-rsid="00e737f7"/>
    </style:style>
    <style:style style:name="P282" style:family="paragraph" style:parent-style-name="Text_20_body">
      <style:text-properties officeooo:rsid="00e89fa0" officeooo:paragraph-rsid="00e89fa0"/>
    </style:style>
    <style:style style:name="P283" style:family="paragraph" style:parent-style-name="Text_20_body">
      <style:paragraph-properties fo:margin-left="1.251cm" fo:text-indent="0cm" style:auto-text-indent="false"/>
      <style:text-properties officeooo:rsid="00e89fa0" officeooo:paragraph-rsid="00e89fa0"/>
    </style:style>
    <style:style style:name="P284" style:family="paragraph" style:parent-style-name="Text_20_body">
      <style:text-properties officeooo:paragraph-rsid="00e96724"/>
    </style:style>
    <style:style style:name="P285" style:family="paragraph" style:parent-style-name="Code">
      <style:text-properties officeooo:paragraph-rsid="00ec4917"/>
    </style:style>
    <style:style style:name="P286" style:family="paragraph" style:parent-style-name="Code">
      <style:text-properties officeooo:paragraph-rsid="00f277d2"/>
    </style:style>
    <style:style style:name="P287" style:family="paragraph" style:parent-style-name="Code">
      <style:text-properties officeooo:paragraph-rsid="00f804b9"/>
    </style:style>
    <style:style style:name="P288" style:family="paragraph" style:parent-style-name="Code">
      <style:text-properties style:font-name="Arial2"/>
    </style:style>
    <style:style style:name="P289" style:family="paragraph" style:parent-style-name="Contents_20_10">
      <style:paragraph-properties>
        <style:tab-stops>
          <style:tab-stop style:position="12.501cm" style:type="right" style:leader-style="dotted" style:leader-text="."/>
        </style:tab-stops>
      </style:paragraph-properties>
    </style:style>
    <style:style style:name="P290" style:family="paragraph" style:parent-style-name="Heading" style:list-style-name="L1"/>
    <style:style style:name="P291" style:family="paragraph" style:parent-style-name="Heading" style:list-style-name="L1">
      <style:paragraph-properties fo:break-before="page"/>
    </style:style>
    <style:style style:name="P292" style:family="paragraph" style:parent-style-name="Heading" style:list-style-name="L1">
      <style:text-properties officeooo:paragraph-rsid="0070afff"/>
    </style:style>
    <style:style style:name="P293" style:family="paragraph" style:parent-style-name="Heading" style:list-style-name="L1">
      <style:text-properties officeooo:paragraph-rsid="00986b60"/>
    </style:style>
    <style:style style:name="P294" style:family="paragraph" style:parent-style-name="Heading" style:list-style-name="L1">
      <style:text-properties officeooo:paragraph-rsid="00995056"/>
    </style:style>
    <style:style style:name="P295" style:family="paragraph" style:parent-style-name="Heading" style:list-style-name="L1">
      <style:text-properties officeooo:paragraph-rsid="009c22f8"/>
    </style:style>
    <style:style style:name="P296" style:family="paragraph" style:parent-style-name="Heading" style:list-style-name="L1">
      <style:text-properties officeooo:paragraph-rsid="00c070c8"/>
    </style:style>
    <style:style style:name="P297" style:family="paragraph" style:parent-style-name="Heading" style:list-style-name="L1">
      <style:text-properties officeooo:paragraph-rsid="00cc4391"/>
    </style:style>
    <style:style style:name="P298" style:family="paragraph" style:parent-style-name="Heading" style:list-style-name="L1">
      <style:text-properties style:font-name="Arial7"/>
    </style:style>
    <style:style style:name="P299" style:family="paragraph" style:parent-style-name="Heading" style:list-style-name="L1">
      <style:text-properties style:font-name="Arial7" officeooo:paragraph-rsid="00ac7a96"/>
    </style:style>
    <style:style style:name="P300" style:family="paragraph" style:parent-style-name="Heading" style:list-style-name="L1">
      <style:text-properties style:font-name="Arial7" officeooo:rsid="00ac7a96" officeooo:paragraph-rsid="00ac7a96"/>
    </style:style>
    <style:style style:name="P301" style:family="paragraph" style:parent-style-name="Heading" style:list-style-name="L1">
      <style:text-properties style:font-name="Arial7" officeooo:rsid="00555e35" officeooo:paragraph-rsid="00555e35"/>
    </style:style>
    <style:style style:name="P302" style:family="paragraph" style:parent-style-name="Heading" style:list-style-name="L1">
      <style:text-properties officeooo:rsid="005fbd44" officeooo:paragraph-rsid="00717724"/>
    </style:style>
    <style:style style:name="P303" style:family="paragraph" style:parent-style-name="Heading" style:list-style-name="L1">
      <style:text-properties officeooo:rsid="005fbd44" officeooo:paragraph-rsid="00669794"/>
    </style:style>
    <style:style style:name="P304" style:family="paragraph" style:parent-style-name="Heading" style:list-style-name="L1">
      <style:text-properties fo:color="#000000" loext:opacity="100%" officeooo:paragraph-rsid="00669794" fo:background-color="transparent"/>
    </style:style>
    <style:style style:name="P305" style:family="paragraph" style:parent-style-name="Heading" style:list-style-name="L1">
      <style:text-properties officeooo:rsid="006c5455" officeooo:paragraph-rsid="006c5455"/>
    </style:style>
    <style:style style:name="P306" style:family="paragraph" style:parent-style-name="Heading" style:list-style-name="L1">
      <style:text-properties officeooo:rsid="0072f670" officeooo:paragraph-rsid="0072f670"/>
    </style:style>
    <style:style style:name="P307" style:family="paragraph" style:parent-style-name="Heading" style:list-style-name="L1">
      <style:text-properties officeooo:rsid="007509af" officeooo:paragraph-rsid="007509af"/>
    </style:style>
    <style:style style:name="P308" style:family="paragraph" style:parent-style-name="Heading" style:list-style-name="L1">
      <style:text-properties officeooo:rsid="00763654" officeooo:paragraph-rsid="00763654"/>
    </style:style>
    <style:style style:name="P309" style:family="paragraph" style:parent-style-name="Heading" style:list-style-name="L1">
      <style:text-properties officeooo:rsid="007a1a22" officeooo:paragraph-rsid="007a1a22"/>
    </style:style>
    <style:style style:name="P310" style:family="paragraph" style:parent-style-name="Heading" style:list-style-name="L1">
      <style:text-properties officeooo:rsid="007ace1e" officeooo:paragraph-rsid="007ace1e"/>
    </style:style>
    <style:style style:name="P311" style:family="paragraph" style:parent-style-name="Heading" style:list-style-name="L1">
      <style:text-properties officeooo:rsid="007eaa1b" officeooo:paragraph-rsid="007eaa1b"/>
    </style:style>
    <style:style style:name="P312" style:family="paragraph" style:parent-style-name="Heading" style:list-style-name="L1">
      <style:text-properties officeooo:rsid="0085673f" officeooo:paragraph-rsid="0085673f"/>
    </style:style>
    <style:style style:name="P313" style:family="paragraph" style:parent-style-name="Heading" style:list-style-name="L1">
      <style:text-properties officeooo:rsid="00838684" officeooo:paragraph-rsid="00838684"/>
    </style:style>
    <style:style style:name="P314" style:family="paragraph" style:parent-style-name="Heading" style:list-style-name="L1">
      <style:text-properties officeooo:rsid="00894260" officeooo:paragraph-rsid="00894260"/>
    </style:style>
    <style:style style:name="P315" style:family="paragraph" style:parent-style-name="Heading" style:list-style-name="L1">
      <style:text-properties officeooo:rsid="008c8b17" officeooo:paragraph-rsid="008c8b17"/>
    </style:style>
    <style:style style:name="P316" style:family="paragraph" style:parent-style-name="Heading" style:list-style-name="L1">
      <style:text-properties officeooo:rsid="008daaad" officeooo:paragraph-rsid="008daaad"/>
    </style:style>
    <style:style style:name="P317" style:family="paragraph" style:parent-style-name="Heading" style:list-style-name="L1">
      <style:text-properties officeooo:rsid="008eef61" officeooo:paragraph-rsid="008eef61"/>
    </style:style>
    <style:style style:name="P318" style:family="paragraph" style:parent-style-name="Heading" style:list-style-name="L1">
      <style:text-properties officeooo:rsid="00902999" officeooo:paragraph-rsid="00902999"/>
    </style:style>
    <style:style style:name="P319" style:family="paragraph" style:parent-style-name="Heading" style:list-style-name="L1">
      <style:text-properties officeooo:rsid="009108ef" officeooo:paragraph-rsid="009108ef"/>
    </style:style>
    <style:style style:name="P320" style:family="paragraph" style:parent-style-name="Heading" style:list-style-name="L1">
      <style:text-properties officeooo:rsid="0092977d" officeooo:paragraph-rsid="0092977d"/>
    </style:style>
    <style:style style:name="P321" style:family="paragraph" style:parent-style-name="Heading" style:list-style-name="L1">
      <style:text-properties fo:font-weight="bold" officeooo:rsid="0093e5b8" officeooo:paragraph-rsid="0093e5b8" style:font-weight-asian="bold" style:font-weight-complex="bold"/>
    </style:style>
    <style:style style:name="P322" style:family="paragraph" style:parent-style-name="Heading" style:list-style-name="L1">
      <style:text-properties fo:font-weight="bold" officeooo:rsid="0094b700" officeooo:paragraph-rsid="0094b700" style:font-weight-asian="bold" style:font-weight-complex="bold"/>
    </style:style>
    <style:style style:name="P323" style:family="paragraph" style:parent-style-name="Heading" style:list-style-name="L1">
      <style:text-properties officeooo:rsid="00869725" officeooo:paragraph-rsid="00869725"/>
    </style:style>
    <style:style style:name="P324" style:family="paragraph" style:parent-style-name="Heading" style:list-style-name="L1">
      <style:text-properties officeooo:rsid="00978089" officeooo:paragraph-rsid="00978089"/>
    </style:style>
    <style:style style:name="P325" style:family="paragraph" style:parent-style-name="Heading" style:list-style-name="L1">
      <style:text-properties officeooo:rsid="00a11a89" officeooo:paragraph-rsid="00a11a89"/>
    </style:style>
    <style:style style:name="P326" style:family="paragraph" style:parent-style-name="Heading" style:list-style-name="L1">
      <style:text-properties officeooo:rsid="00a2374c" officeooo:paragraph-rsid="00a2374c"/>
    </style:style>
    <style:style style:name="P327" style:family="paragraph" style:parent-style-name="Heading" style:list-style-name="L1">
      <style:text-properties officeooo:rsid="00c37b4c" officeooo:paragraph-rsid="00c37b4c"/>
    </style:style>
    <style:style style:name="P328" style:family="paragraph" style:parent-style-name="Heading" style:list-style-name="L1">
      <style:text-properties officeooo:rsid="00a245eb" officeooo:paragraph-rsid="00a245eb"/>
    </style:style>
    <style:style style:name="P329" style:family="paragraph" style:parent-style-name="Heading" style:list-style-name="L1">
      <style:text-properties officeooo:rsid="00a7b1a9" officeooo:paragraph-rsid="00a7b1a9"/>
    </style:style>
    <style:style style:name="P330" style:family="paragraph" style:parent-style-name="Heading" style:list-style-name="L1">
      <style:text-properties officeooo:rsid="00a8ee17" officeooo:paragraph-rsid="00a8ee17"/>
    </style:style>
    <style:style style:name="P331" style:family="paragraph" style:parent-style-name="Heading" style:list-style-name="L1">
      <style:text-properties officeooo:rsid="00a91ca4" officeooo:paragraph-rsid="00a91ca4"/>
    </style:style>
    <style:style style:name="P332" style:family="paragraph" style:parent-style-name="Heading" style:list-style-name="L1">
      <style:text-properties officeooo:rsid="00abe724" officeooo:paragraph-rsid="00abe724"/>
    </style:style>
    <style:style style:name="P333" style:family="paragraph" style:parent-style-name="Heading" style:list-style-name="L1">
      <style:text-properties officeooo:rsid="00ac8cf1" officeooo:paragraph-rsid="00ac8cf1"/>
    </style:style>
    <style:style style:name="P334" style:family="paragraph" style:parent-style-name="Heading" style:list-style-name="L1">
      <style:text-properties officeooo:rsid="00b3b8f4" officeooo:paragraph-rsid="00b3b8f4"/>
    </style:style>
    <style:style style:name="P335" style:family="paragraph" style:parent-style-name="Heading" style:list-style-name="L1">
      <style:text-properties officeooo:rsid="00b4f4f1" officeooo:paragraph-rsid="00b4f4f1"/>
    </style:style>
    <style:style style:name="P336" style:family="paragraph" style:parent-style-name="Heading" style:list-style-name="L1">
      <style:text-properties officeooo:rsid="00b4f4f1" officeooo:paragraph-rsid="00ba0b1c"/>
    </style:style>
    <style:style style:name="P337" style:family="paragraph" style:parent-style-name="Heading" style:list-style-name="L1">
      <style:text-properties officeooo:rsid="00ba0b1c" officeooo:paragraph-rsid="00ba0b1c"/>
    </style:style>
    <style:style style:name="P338" style:family="paragraph" style:parent-style-name="Heading" style:list-style-name="L1">
      <style:text-properties officeooo:rsid="00ba0b1c" officeooo:paragraph-rsid="00ba561d"/>
    </style:style>
    <style:style style:name="P339" style:family="paragraph" style:parent-style-name="Heading" style:list-style-name="L1">
      <style:text-properties officeooo:rsid="00bc2545" officeooo:paragraph-rsid="00bc2545"/>
    </style:style>
    <style:style style:name="P340" style:family="paragraph" style:parent-style-name="Heading" style:list-style-name="L1">
      <style:text-properties officeooo:rsid="00bc2545" officeooo:paragraph-rsid="00bdfe77"/>
    </style:style>
    <style:style style:name="P341" style:family="paragraph" style:parent-style-name="Heading" style:list-style-name="L1">
      <style:text-properties officeooo:rsid="00c81f93" officeooo:paragraph-rsid="00c81f93"/>
    </style:style>
    <style:style style:name="P342" style:family="paragraph" style:parent-style-name="Heading" style:list-style-name="L1">
      <style:text-properties officeooo:rsid="00c81f93" officeooo:paragraph-rsid="00c87aef"/>
    </style:style>
    <style:style style:name="P343" style:family="paragraph" style:parent-style-name="Heading" style:list-style-name="L1">
      <style:text-properties officeooo:rsid="00c81f93" officeooo:paragraph-rsid="00c9d69d"/>
    </style:style>
    <style:style style:name="P344" style:family="paragraph" style:parent-style-name="Heading" style:list-style-name="L1">
      <style:text-properties officeooo:rsid="00cc4391" officeooo:paragraph-rsid="00c9d69d"/>
    </style:style>
    <style:style style:name="P345" style:family="paragraph" style:parent-style-name="Heading" style:list-style-name="L1">
      <style:text-properties officeooo:rsid="00cc4391" officeooo:paragraph-rsid="00cc4391"/>
    </style:style>
    <style:style style:name="P346" style:family="paragraph" style:parent-style-name="Heading" style:list-style-name="L1">
      <style:text-properties officeooo:rsid="00cc4391" officeooo:paragraph-rsid="00d01876"/>
    </style:style>
    <style:style style:name="P347" style:family="paragraph" style:parent-style-name="Heading" style:list-style-name="L1">
      <style:text-properties officeooo:rsid="00cc4391" officeooo:paragraph-rsid="00d29688"/>
    </style:style>
    <style:style style:name="P348" style:family="paragraph" style:parent-style-name="Heading" style:list-style-name="L1">
      <style:text-properties officeooo:rsid="00cc4391" officeooo:paragraph-rsid="00d3509f"/>
    </style:style>
    <style:style style:name="P349" style:family="paragraph" style:parent-style-name="Heading" style:list-style-name="L1">
      <style:text-properties officeooo:rsid="00cc4391" officeooo:paragraph-rsid="00e02d6f"/>
    </style:style>
    <style:style style:name="P350" style:family="paragraph" style:parent-style-name="Heading" style:list-style-name="L1">
      <style:text-properties officeooo:rsid="00cc4391" officeooo:paragraph-rsid="00eb6797"/>
    </style:style>
    <style:style style:name="P351" style:family="paragraph" style:parent-style-name="Heading" style:list-style-name="L1">
      <style:text-properties officeooo:rsid="00cc4391" officeooo:paragraph-rsid="00ec8fb6"/>
    </style:style>
    <style:style style:name="P352" style:family="paragraph" style:parent-style-name="Heading" style:list-style-name="L1">
      <style:text-properties officeooo:rsid="00cc4391" officeooo:paragraph-rsid="00eda942"/>
    </style:style>
    <style:style style:name="P353" style:family="paragraph" style:parent-style-name="Heading" style:list-style-name="L1">
      <style:text-properties officeooo:rsid="00cc4391" officeooo:paragraph-rsid="00ef691c"/>
    </style:style>
    <style:style style:name="P354" style:family="paragraph" style:parent-style-name="Heading" style:list-style-name="L1">
      <style:text-properties officeooo:rsid="00cc4391" officeooo:paragraph-rsid="00f14719"/>
    </style:style>
    <style:style style:name="P355" style:family="paragraph" style:parent-style-name="Heading" style:list-style-name="L1">
      <style:text-properties officeooo:rsid="00cc4391" officeooo:paragraph-rsid="00f642fe"/>
    </style:style>
    <style:style style:name="P356" style:family="paragraph" style:parent-style-name="Heading" style:list-style-name="L1">
      <style:text-properties officeooo:rsid="00d3509f" officeooo:paragraph-rsid="00d3509f"/>
    </style:style>
    <style:style style:name="P357" style:family="paragraph" style:parent-style-name="Heading" style:list-style-name="L1">
      <style:text-properties officeooo:rsid="00e02d6f" officeooo:paragraph-rsid="00e02d6f"/>
    </style:style>
    <style:style style:name="P3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35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360"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6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62"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63"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6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36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66"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67"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36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36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37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37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37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37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37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37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37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37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37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37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38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381"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382"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38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8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385"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386"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38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38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38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39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391"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39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39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394"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95"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96"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97"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9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399"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400"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401"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40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403"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404"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40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4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40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40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40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410"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4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4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413" style:family="paragraph" style:parent-style-name="Standard">
      <style:text-properties officeooo:rsid="00ec8fb6" officeooo:paragraph-rsid="00eda942"/>
    </style:style>
    <style:style style:name="P414" style:family="paragraph" style:parent-style-name="Standard">
      <style:text-properties officeooo:rsid="00ec8fb6" officeooo:paragraph-rsid="00ef691c"/>
    </style:style>
    <style:style style:name="P415" style:family="paragraph" style:parent-style-name="Text_20_body" style:list-style-name="L1"/>
    <style:style style:name="P41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417"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418" style:family="paragraph" style:parent-style-name="Text_20_body" style:list-style-name="L2">
      <style:text-properties style:font-name="Arial7" officeooo:paragraph-rsid="001bcd68"/>
    </style:style>
    <style:style style:name="P419" style:family="paragraph" style:parent-style-name="Text_20_body" style:list-style-name="L3">
      <style:text-properties style:font-name="Arial7"/>
    </style:style>
    <style:style style:name="P420" style:family="paragraph" style:parent-style-name="Text_20_body" style:list-style-name="L3">
      <style:text-properties style:font-name="Arial7" officeooo:paragraph-rsid="001bcd68"/>
    </style:style>
    <style:style style:name="P421" style:family="paragraph" style:parent-style-name="Text_20_body" style:list-style-name="L5">
      <style:text-properties style:font-name="Arial7"/>
    </style:style>
    <style:style style:name="P422" style:family="paragraph" style:parent-style-name="Text_20_body" style:list-style-name="L9">
      <style:text-properties style:font-name="Arial7" fo:font-size="12pt" officeooo:paragraph-rsid="001ec6d5" style:font-size-asian="12pt" style:font-size-complex="12pt"/>
    </style:style>
    <style:style style:name="P423" style:family="paragraph" style:parent-style-name="Text_20_body" style:list-style-name="L10">
      <style:text-properties style:font-name="Arial7" fo:font-size="12pt" officeooo:paragraph-rsid="001ec6d5" style:font-size-asian="12pt" style:font-size-complex="12pt"/>
    </style:style>
    <style:style style:name="P424" style:family="paragraph" style:parent-style-name="Text_20_body" style:list-style-name="L11">
      <style:text-properties style:font-name="Arial7" fo:font-size="12pt" officeooo:paragraph-rsid="001ec6d5" style:font-size-asian="12pt" style:font-size-complex="12pt"/>
    </style:style>
    <style:style style:name="P425" style:family="paragraph" style:parent-style-name="Text_20_body" style:list-style-name="L12">
      <style:text-properties style:font-name="Arial7" fo:font-size="12pt" officeooo:paragraph-rsid="001ec6d5" style:font-size-asian="12pt" style:font-size-complex="12pt"/>
    </style:style>
    <style:style style:name="P426" style:family="paragraph" style:parent-style-name="Text_20_body" style:list-style-name="L13">
      <style:text-properties style:font-name="Arial7" fo:font-size="12pt" officeooo:paragraph-rsid="0020311f" style:font-size-asian="12pt" style:font-size-complex="12pt"/>
    </style:style>
    <style:style style:name="P427" style:family="paragraph" style:parent-style-name="Text_20_body" style:list-style-name="L14">
      <style:text-properties style:font-name="Arial7" fo:font-size="12pt" officeooo:paragraph-rsid="0020311f" style:font-size-asian="12pt" style:font-size-complex="12pt"/>
    </style:style>
    <style:style style:name="P428"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429"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430"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431"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432" style:family="paragraph" style:parent-style-name="Text_20_body" style:list-style-name="L4"/>
    <style:style style:name="P433" style:family="paragraph" style:parent-style-name="Text_20_body" style:list-style-name="L4">
      <style:text-properties officeooo:paragraph-rsid="001bcd68"/>
    </style:style>
    <style:style style:name="P434" style:family="paragraph" style:parent-style-name="Text_20_body" style:list-style-name="L5"/>
    <style:style style:name="P435"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36"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37"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3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439"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44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4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44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443"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44"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4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46"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47"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4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449"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45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45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452"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cd37e3" officeooo:paragraph-rsid="00cd37e3" style:text-blinking="false" fo:background-color="transparent" style:font-size-asian="12pt" style:font-weight-asian="normal" style:font-size-complex="12pt" style:font-weight-complex="normal"/>
    </style:style>
    <style:style style:name="P45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ce2865" style:text-blinking="false" fo:background-color="transparent" style:font-size-asian="10.5pt" style:font-weight-asian="normal" style:font-size-complex="12pt" style:font-weight-complex="normal"/>
    </style:style>
    <style:style style:name="P45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55"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56"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57"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45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45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46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46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46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46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46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46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466" style:family="paragraph" style:parent-style-name="Text_20_body" style:list-style-name="L15"/>
    <style:style style:name="P467" style:family="paragraph" style:parent-style-name="Text_20_body" style:list-style-name="L24"/>
    <style:style style:name="P468" style:family="paragraph" style:parent-style-name="Text_20_body" style:list-style-name="L27">
      <style:paragraph-properties fo:margin-top="0cm" fo:margin-bottom="0cm" style:contextual-spacing="false"/>
      <style:text-properties officeooo:paragraph-rsid="0038b368"/>
    </style:style>
    <style:style style:name="P469" style:family="paragraph" style:parent-style-name="Text_20_body" style:list-style-name="L27">
      <style:text-properties officeooo:paragraph-rsid="0038b368"/>
    </style:style>
    <style:style style:name="P470" style:family="paragraph" style:parent-style-name="Text_20_body" style:list-style-name="L28"/>
    <style:style style:name="P471" style:family="paragraph" style:parent-style-name="Text_20_body" style:list-style-name="L28">
      <style:paragraph-properties fo:margin-top="0cm" fo:margin-bottom="0cm" style:contextual-spacing="false"/>
    </style:style>
    <style:style style:name="P472"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473" style:family="paragraph" style:parent-style-name="Text_20_body" style:list-style-name="L31">
      <style:text-properties style:font-name="Arial2" fo:font-size="10.5pt" style:font-size-asian="10.5pt" style:font-size-complex="10.5pt"/>
    </style:style>
    <style:style style:name="P474" style:family="paragraph" style:parent-style-name="Text_20_body" style:list-style-name="L34">
      <style:text-properties style:font-name="Arial2"/>
    </style:style>
    <style:style style:name="P475" style:family="paragraph" style:parent-style-name="Text_20_body" style:list-style-name="L35">
      <style:text-properties style:font-name="Arial2"/>
    </style:style>
    <style:style style:name="P476" style:family="paragraph" style:parent-style-name="Text_20_body" style:list-style-name="L41">
      <style:paragraph-properties fo:margin-top="0cm" fo:margin-bottom="0cm" style:contextual-spacing="false"/>
      <style:text-properties style:font-name="Arial2" officeooo:paragraph-rsid="00a2374c"/>
    </style:style>
    <style:style style:name="P477" style:family="paragraph" style:parent-style-name="Text_20_body" style:list-style-name="L42">
      <style:paragraph-properties fo:margin-top="0cm" fo:margin-bottom="0cm" style:contextual-spacing="false"/>
      <style:text-properties style:font-name="Arial2" officeooo:paragraph-rsid="00a2374c"/>
    </style:style>
    <style:style style:name="P478" style:family="paragraph" style:parent-style-name="Text_20_body" style:list-style-name="L44">
      <style:paragraph-properties fo:margin-top="0cm" fo:margin-bottom="0cm" style:contextual-spacing="false"/>
      <style:text-properties style:font-name="Arial2"/>
    </style:style>
    <style:style style:name="P479" style:family="paragraph" style:parent-style-name="Text_20_body" style:list-style-name="L31">
      <style:text-properties officeooo:paragraph-rsid="006b5079"/>
    </style:style>
    <style:style style:name="P480" style:family="paragraph" style:parent-style-name="Text_20_body" style:list-style-name="L32"/>
    <style:style style:name="P481" style:family="paragraph" style:parent-style-name="Text_20_body" style:list-style-name="L1">
      <style:text-properties officeooo:rsid="007509af" officeooo:paragraph-rsid="007a1a22"/>
    </style:style>
    <style:style style:name="P482" style:family="paragraph" style:parent-style-name="Text_20_body" style:list-style-name="L33"/>
    <style:style style:name="P483" style:family="paragraph" style:parent-style-name="Text_20_body" style:list-style-name="L33">
      <style:paragraph-properties fo:margin-top="0cm" fo:margin-bottom="0cm" style:contextual-spacing="false"/>
    </style:style>
    <style:style style:name="P484" style:family="paragraph" style:parent-style-name="Text_20_body" style:list-style-name="L1">
      <style:text-properties officeooo:rsid="007eaa1b" officeooo:paragraph-rsid="007eaa1b"/>
    </style:style>
    <style:style style:name="P485" style:family="paragraph" style:parent-style-name="Text_20_body" style:list-style-name="L36"/>
    <style:style style:name="P486" style:family="paragraph" style:parent-style-name="Text_20_body" style:list-style-name="L37"/>
    <style:style style:name="P487" style:family="paragraph" style:parent-style-name="Text_20_body" style:list-style-name="L38"/>
    <style:style style:name="P488" style:family="paragraph" style:parent-style-name="Text_20_body" style:list-style-name="L39">
      <style:paragraph-properties fo:margin-top="0cm" fo:margin-bottom="0cm" style:contextual-spacing="false"/>
      <style:text-properties officeooo:paragraph-rsid="00a2374c"/>
    </style:style>
    <style:style style:name="P489" style:family="paragraph" style:parent-style-name="Text_20_body" style:list-style-name="L40">
      <style:paragraph-properties fo:margin-top="0cm" fo:margin-bottom="0cm" style:contextual-spacing="false"/>
      <style:text-properties officeooo:paragraph-rsid="00a2374c"/>
    </style:style>
    <style:style style:name="P490" style:family="paragraph" style:parent-style-name="Text_20_body" style:list-style-name="L41">
      <style:paragraph-properties fo:margin-top="0cm" fo:margin-bottom="0cm" style:contextual-spacing="false"/>
      <style:text-properties officeooo:paragraph-rsid="00a2374c"/>
    </style:style>
    <style:style style:name="P491" style:family="paragraph" style:parent-style-name="Text_20_body" style:list-style-name="L42">
      <style:paragraph-properties fo:margin-top="0cm" fo:margin-bottom="0cm" style:contextual-spacing="false"/>
      <style:text-properties officeooo:paragraph-rsid="00a2374c"/>
    </style:style>
    <style:style style:name="P492" style:family="paragraph" style:parent-style-name="Text_20_body" style:list-style-name="L43">
      <style:paragraph-properties fo:margin-top="0cm" fo:margin-bottom="0cm" style:contextual-spacing="false"/>
      <style:text-properties officeooo:paragraph-rsid="00a2374c"/>
    </style:style>
    <style:style style:name="P493" style:family="paragraph" style:parent-style-name="Text_20_body" style:list-style-name="L43">
      <style:text-properties officeooo:paragraph-rsid="00a2374c"/>
    </style:style>
    <style:style style:name="P494" style:family="paragraph" style:parent-style-name="Text_20_body" style:list-style-name="L44">
      <style:text-properties officeooo:paragraph-rsid="00a7b1a9"/>
    </style:style>
    <style:style style:name="P495" style:family="paragraph" style:parent-style-name="Text_20_body" style:list-style-name="L44">
      <style:paragraph-properties fo:margin-top="0cm" fo:margin-bottom="0cm" style:contextual-spacing="false"/>
    </style:style>
    <style:style style:name="P496" style:family="paragraph" style:parent-style-name="Text_20_body" style:list-style-name="L45"/>
    <style:style style:name="P497" style:family="paragraph" style:parent-style-name="Text_20_body" style:list-style-name="L45">
      <style:text-properties officeooo:paragraph-rsid="00ba0b1c"/>
    </style:style>
    <style:style style:name="P498" style:family="paragraph" style:parent-style-name="Text_20_body" style:list-style-name="L45">
      <style:text-properties officeooo:paragraph-rsid="00ba561d"/>
    </style:style>
    <style:style style:name="P499" style:family="paragraph" style:parent-style-name="Text_20_body" style:list-style-name="L45">
      <style:text-properties officeooo:rsid="00ba0b1c" officeooo:paragraph-rsid="00ba0b1c"/>
    </style:style>
    <style:style style:name="P500" style:family="paragraph" style:parent-style-name="Text_20_body" style:list-style-name="L46">
      <style:text-properties officeooo:rsid="005882f3" officeooo:paragraph-rsid="00bdfe77"/>
    </style:style>
    <style:style style:name="P501" style:family="paragraph" style:parent-style-name="Text_20_body" style:list-style-name="L47">
      <style:text-properties officeooo:rsid="00d6479e" officeooo:paragraph-rsid="00d6479e"/>
    </style:style>
    <style:style style:name="P502" style:family="paragraph" style:parent-style-name="Text_20_body" style:list-style-name="L48">
      <style:text-properties officeooo:rsid="00d6479e" officeooo:paragraph-rsid="00d6d656"/>
    </style:style>
    <style:style style:name="P503" style:family="paragraph" style:parent-style-name="Text_20_body" style:list-style-name="L48"/>
    <style:style style:name="P504" style:family="paragraph" style:parent-style-name="Text_20_body" style:list-style-name="L49"/>
    <style:style style:name="P505" style:family="paragraph" style:parent-style-name="Text_20_body">
      <style:text-properties officeooo:rsid="00e737f7" officeooo:paragraph-rsid="00e737f7"/>
    </style:style>
    <style:style style:name="P506" style:family="paragraph" style:parent-style-name="Text_20_body" style:list-style-name="L50"/>
    <style:style style:name="P507" style:family="paragraph" style:parent-style-name="Text_20_body" style:list-style-name="L51">
      <style:text-properties officeooo:paragraph-rsid="00e737f7"/>
    </style:style>
    <style:style style:name="P508" style:family="paragraph" style:parent-style-name="Text_20_body" style:list-style-name="L52"/>
    <style:style style:name="P509" style:family="paragraph" style:parent-style-name="Text_20_body" style:list-style-name="L53"/>
    <style:style style:name="P510" style:family="paragraph" style:parent-style-name="Text_20_body" style:list-style-name="L54"/>
    <style:style style:name="P511" style:family="paragraph" style:parent-style-name="Text_20_body" style:list-style-name="L55"/>
    <style:style style:name="P512" style:family="paragraph" style:parent-style-name="Text_20_body" style:list-style-name="L55">
      <style:text-properties officeooo:paragraph-rsid="00e96724"/>
    </style:style>
    <style:style style:name="P513" style:family="paragraph" style:parent-style-name="Text_20_body">
      <style:text-properties officeooo:rsid="00cc4391" officeooo:paragraph-rsid="00cc4391"/>
    </style:style>
    <style:style style:name="P514" style:family="paragraph" style:parent-style-name="Text_20_body">
      <style:text-properties officeooo:rsid="00cc4391" officeooo:paragraph-rsid="00eda942"/>
    </style:style>
    <style:style style:name="P515" style:family="paragraph" style:parent-style-name="Text_20_body">
      <style:text-properties officeooo:rsid="00cc4391" officeooo:paragraph-rsid="00f14719"/>
    </style:style>
    <style:style style:name="P516" style:family="paragraph" style:parent-style-name="Text_20_body">
      <style:text-properties officeooo:rsid="00eb6797" officeooo:paragraph-rsid="00eb6797"/>
    </style:style>
    <style:style style:name="P517" style:family="paragraph" style:parent-style-name="Text_20_body">
      <style:text-properties officeooo:rsid="00ec4917" officeooo:paragraph-rsid="00ec4917"/>
    </style:style>
    <style:style style:name="P518" style:family="paragraph" style:parent-style-name="Text_20_body">
      <style:text-properties officeooo:rsid="00ec8fb6" officeooo:paragraph-rsid="00ec8fb6"/>
    </style:style>
    <style:style style:name="P519" style:family="paragraph" style:parent-style-name="Text_20_body">
      <style:text-properties officeooo:rsid="00eda942" officeooo:paragraph-rsid="00eda942"/>
    </style:style>
    <style:style style:name="P520" style:family="paragraph" style:parent-style-name="Text_20_body">
      <style:text-properties officeooo:rsid="00ef691c" officeooo:paragraph-rsid="00ef691c"/>
    </style:style>
    <style:style style:name="P521" style:family="paragraph" style:parent-style-name="Text_20_body">
      <style:text-properties officeooo:paragraph-rsid="00ef691c"/>
    </style:style>
    <style:style style:name="P522" style:family="paragraph" style:parent-style-name="Text_20_body">
      <style:text-properties officeooo:rsid="00f14719" officeooo:paragraph-rsid="00f14719"/>
    </style:style>
    <style:style style:name="P523" style:family="paragraph" style:parent-style-name="Text_20_body">
      <style:text-properties officeooo:paragraph-rsid="00f14719"/>
    </style:style>
    <style:style style:name="P524" style:family="paragraph" style:parent-style-name="Text_20_body" style:list-style-name="L62">
      <style:text-properties officeooo:paragraph-rsid="00f14719"/>
    </style:style>
    <style:style style:name="P525" style:family="paragraph" style:parent-style-name="Text_20_body">
      <style:text-properties style:font-name="Arial2" fo:font-style="normal" officeooo:rsid="00f14719" officeooo:paragraph-rsid="00f14719" style:font-style-asian="normal" style:font-style-complex="normal"/>
    </style:style>
    <style:style style:name="P526" style:family="paragraph" style:parent-style-name="Text_20_body">
      <style:text-properties officeooo:paragraph-rsid="00f18a8e"/>
    </style:style>
    <style:style style:name="P527" style:family="paragraph" style:parent-style-name="Text_20_body">
      <style:text-properties officeooo:rsid="00f277d2" officeooo:paragraph-rsid="00f277d2"/>
    </style:style>
    <style:style style:name="P528" style:family="paragraph" style:parent-style-name="Text_20_body">
      <style:text-properties officeooo:paragraph-rsid="00f39908"/>
    </style:style>
    <style:style style:name="P529" style:family="paragraph" style:parent-style-name="Text_20_body">
      <style:text-properties officeooo:rsid="00f39908" officeooo:paragraph-rsid="00f39908"/>
    </style:style>
    <style:style style:name="P530" style:family="paragraph" style:parent-style-name="Text_20_body">
      <style:text-properties officeooo:rsid="00f475a2" officeooo:paragraph-rsid="00f475a2"/>
    </style:style>
    <style:style style:name="P531" style:family="paragraph" style:parent-style-name="Text_20_body">
      <style:paragraph-properties fo:margin-left="1.251cm" fo:text-indent="0cm" style:auto-text-indent="false"/>
      <style:text-properties officeooo:rsid="00f642fe" officeooo:paragraph-rsid="00f642fe"/>
    </style:style>
    <style:style style:name="P532" style:family="paragraph" style:parent-style-name="Text_20_body">
      <style:text-properties officeooo:rsid="00f642fe" officeooo:paragraph-rsid="00f642fe"/>
    </style:style>
    <style:style style:name="P533" style:family="paragraph" style:parent-style-name="Text_20_body">
      <style:text-properties officeooo:rsid="00f804b9" officeooo:paragraph-rsid="00f804b9"/>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c37b4c" style:font-weight-asian="normal" style:font-weight-complex="normal"/>
    </style:style>
    <style:style style:name="T58" style:family="text">
      <style:text-properties fo:font-weight="normal" officeooo:rsid="0061982d"/>
    </style:style>
    <style:style style:name="T59" style:family="text">
      <style:text-properties fo:font-weight="normal" officeooo:rsid="00669794"/>
    </style:style>
    <style:style style:name="T60" style:family="text">
      <style:text-properties officeooo:rsid="0070afff"/>
    </style:style>
    <style:style style:name="T61" style:family="text">
      <style:text-properties style:font-name="arial" fo:font-weight="normal" style:font-weight-asian="normal" style:font-weight-complex="normal"/>
    </style:style>
    <style:style style:name="T62" style:family="text">
      <style:text-properties officeooo:rsid="002accc5"/>
    </style:style>
    <style:style style:name="T63" style:family="text">
      <style:text-properties officeooo:rsid="0027cc79"/>
    </style:style>
    <style:style style:name="T64" style:family="text">
      <style:text-properties officeooo:rsid="0029ad33"/>
    </style:style>
    <style:style style:name="T65" style:family="text">
      <style:text-properties officeooo:rsid="003d9e49"/>
    </style:style>
    <style:style style:name="T66" style:family="text">
      <style:text-properties loext:padding="0cm" loext:border="none"/>
    </style:style>
    <style:style style:name="T67" style:family="text">
      <style:text-properties style:font-name="Liberation Serif"/>
    </style:style>
    <style:style style:name="T68" style:family="text">
      <style:text-properties officeooo:rsid="004cdd26"/>
    </style:style>
    <style:style style:name="T69" style:family="text">
      <style:text-properties officeooo:rsid="004d936f"/>
    </style:style>
    <style:style style:name="T70" style:family="text">
      <style:text-properties officeooo:rsid="004fbc62"/>
    </style:style>
    <style:style style:name="T71" style:family="text">
      <style:text-properties officeooo:rsid="00520330"/>
    </style:style>
    <style:style style:name="T72" style:family="text">
      <style:text-properties officeooo:rsid="0035d522"/>
    </style:style>
    <style:style style:name="T73" style:family="text">
      <style:text-properties officeooo:rsid="00358369"/>
    </style:style>
    <style:style style:name="T74" style:family="text">
      <style:text-properties officeooo:rsid="004793b7"/>
    </style:style>
    <style:style style:name="T75" style:family="text">
      <style:text-properties officeooo:rsid="00498be3"/>
    </style:style>
    <style:style style:name="T76" style:family="text">
      <style:text-properties officeooo:rsid="0042b483"/>
    </style:style>
    <style:style style:name="T77" style:family="text">
      <style:text-properties officeooo:rsid="004442c5"/>
    </style:style>
    <style:style style:name="T78" style:family="text">
      <style:text-properties officeooo:rsid="004b5d62"/>
    </style:style>
    <style:style style:name="T79" style:family="text">
      <style:text-properties fo:font-size="12pt" style:font-size-asian="12pt" style:font-size-complex="12pt"/>
    </style:style>
    <style:style style:name="T80" style:family="text">
      <style:text-properties fo:font-size="12pt" officeooo:rsid="003bf33f" style:font-size-asian="12pt" style:font-size-complex="12pt"/>
    </style:style>
    <style:style style:name="T81" style:family="text">
      <style:text-properties fo:font-size="12pt" officeooo:rsid="003d9e49" style:font-size-asian="12pt" style:font-size-complex="12pt"/>
    </style:style>
    <style:style style:name="T82" style:family="text">
      <style:text-properties fo:font-size="12pt" officeooo:rsid="003bf33f" style:font-size-asian="10.5pt" style:font-size-complex="12pt"/>
    </style:style>
    <style:style style:name="T83" style:family="text">
      <style:text-properties fo:font-size="12pt" officeooo:rsid="0036eedf" style:font-size-asian="10.5pt" style:font-size-complex="12pt"/>
    </style:style>
    <style:style style:name="T84" style:family="text">
      <style:text-properties fo:font-size="11pt"/>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officeooo:rsid="003bf33f"/>
    </style:style>
    <style:style style:name="T87" style:family="text">
      <style:text-properties officeooo:rsid="0040abc1"/>
    </style:style>
    <style:style style:name="T88" style:family="text">
      <style:text-properties fo:color="#000000" loext:opacity="100%" style:font-name="Arial2" fo:font-size="12pt" fo:font-weight="normal" fo:background-color="transparent" loext:char-shading-value="0" style:font-size-asian="12pt" style:font-size-complex="12pt"/>
    </style:style>
    <style:style style:name="T8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9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1" style:family="text">
      <style:text-properties style:font-name="Consolas2" fo:font-size="10.5pt" fo:font-weight="normal"/>
    </style:style>
    <style:style style:name="T92" style:family="text">
      <style:text-properties style:font-name="Consolas2" fo:font-size="10.5pt" fo:font-weight="normal" style:font-size-asian="12pt" style:font-size-complex="12pt"/>
    </style:style>
    <style:style style:name="T93" style:family="text">
      <style:text-properties style:font-name="Consolas2" fo:font-size="10.5pt" fo:font-style="italic" fo:font-weight="normal"/>
    </style:style>
    <style:style style:name="T94" style:family="text">
      <style:text-properties style:font-name="Consolas2" officeooo:rsid="00bdfe77"/>
    </style:style>
    <style:style style:name="T95" style:family="text">
      <style:text-properties style:font-name="Arial2"/>
    </style:style>
    <style:style style:name="T96" style:family="text">
      <style:text-properties style:font-name="Arial2" fo:font-size="12pt" fo:font-weight="normal" style:font-size-asian="12pt" style:font-size-complex="12pt"/>
    </style:style>
    <style:style style:name="T97" style:family="text">
      <style:text-properties style:font-name="Arial2" fo:font-size="12pt" fo:font-weight="normal" officeooo:rsid="0061982d" style:font-size-asian="12pt" style:font-size-complex="12pt"/>
    </style:style>
    <style:style style:name="T98" style:family="text">
      <style:text-properties style:font-name="Arial2" fo:font-size="12pt" fo:font-weight="normal" style:font-size-asian="12pt" style:font-weight-asian="normal" style:font-size-complex="12pt" style:font-weight-complex="normal"/>
    </style:style>
    <style:style style:name="T99" style:family="text">
      <style:text-properties style:font-name="Arial2" fo:font-size="12pt" fo:font-weight="normal" officeooo:rsid="00669794" style:font-size-asian="12pt" style:font-weight-asian="normal" style:font-size-complex="12pt" style:font-weight-complex="normal"/>
    </style:style>
    <style:style style:name="T100" style:family="text">
      <style:text-properties style:font-name="Arial2" fo:font-size="12pt" fo:font-weight="normal" officeooo:rsid="006773c2" style:font-size-asian="12pt" style:font-weight-asian="normal" style:font-size-complex="12pt" style:font-weight-complex="normal"/>
    </style:style>
    <style:style style:name="T101" style:family="text">
      <style:text-properties style:font-name="Arial2" fo:font-size="12pt" fo:font-weight="normal" officeooo:rsid="006b5079" style:font-size-asian="12pt" style:font-weight-asian="normal" style:font-size-complex="12pt" style:font-weight-complex="normal"/>
    </style:style>
    <style:style style:name="T102" style:family="text">
      <style:text-properties style:font-name="Arial2" fo:font-size="12pt" fo:font-weight="normal" officeooo:rsid="006c5455" style:font-size-asian="12pt" style:font-weight-asian="normal" style:font-size-complex="12pt" style:font-weight-complex="normal"/>
    </style:style>
    <style:style style:name="T103" style:family="text">
      <style:text-properties style:font-name="Arial2" fo:font-size="12pt" fo:font-weight="normal" officeooo:rsid="0074b2d3" style:font-size-asian="12pt" style:font-weight-asian="normal" style:font-size-complex="12pt" style:font-weight-complex="normal"/>
    </style:style>
    <style:style style:name="T104" style:family="text">
      <style:text-properties style:font-name="Arial2" fo:font-size="12pt" fo:font-weight="normal" officeooo:rsid="006c7d36" style:font-size-asian="12pt" style:font-weight-asian="normal" style:font-size-complex="12pt" style:font-weight-complex="normal"/>
    </style:style>
    <style:style style:name="T105" style:family="text">
      <style:text-properties style:font-name="Arial2" fo:font-size="12pt" fo:font-weight="normal" officeooo:rsid="00763654" style:font-size-asian="12pt" style:font-weight-asian="normal" style:font-size-complex="12pt" style:font-weight-complex="normal"/>
    </style:style>
    <style:style style:name="T106" style:family="text">
      <style:text-properties style:font-name="Arial2" fo:font-size="12pt" fo:font-weight="normal" officeooo:rsid="00787306" style:font-size-asian="12pt" style:font-weight-asian="normal" style:font-size-complex="12pt" style:font-weight-complex="normal"/>
    </style:style>
    <style:style style:name="T107" style:family="text">
      <style:text-properties style:font-name="Arial2" fo:font-size="12pt" fo:font-weight="normal" officeooo:rsid="006b5079" style:font-size-asian="10.5pt" style:font-weight-asian="normal" style:font-size-complex="12pt" style:font-weight-complex="normal"/>
    </style:style>
    <style:style style:name="T108" style:family="text">
      <style:text-properties style:font-name="Arial2" fo:font-size="12pt" fo:font-weight="normal" officeooo:rsid="00787306" style:font-size-asian="10.5pt" style:font-weight-asian="normal" style:font-size-complex="12pt" style:font-weight-complex="normal"/>
    </style:style>
    <style:style style:name="T109" style:family="text">
      <style:text-properties style:font-name="Arial2" fo:font-size="12pt" style:font-size-asian="12pt" style:font-size-complex="12pt"/>
    </style:style>
    <style:style style:name="T110" style:family="text">
      <style:text-properties style:font-name="Arial2" fo:font-size="12pt" officeooo:rsid="006c5455" style:font-size-asian="12pt" style:font-size-complex="12pt"/>
    </style:style>
    <style:style style:name="T111" style:family="text">
      <style:text-properties style:font-name="Arial2" fo:font-size="12pt" officeooo:rsid="006c7d36" style:font-size-asian="12pt" style:font-size-complex="12pt"/>
    </style:style>
    <style:style style:name="T112" style:family="text">
      <style:text-properties style:font-name="Arial2" fo:font-size="12pt" officeooo:rsid="00c223a6" style:font-size-asian="12pt" style:font-size-complex="12pt"/>
    </style:style>
    <style:style style:name="T113" style:family="text">
      <style:text-properties style:font-name="Arial2" fo:font-size="11pt" fo:font-weight="normal" style:font-size-asian="11pt" style:font-weight-asian="normal" style:font-size-complex="11pt" style:font-weight-complex="normal"/>
    </style:style>
    <style:style style:name="T114" style:family="text">
      <style:text-properties style:font-name="Arial2" fo:font-size="11pt" fo:font-weight="normal" officeooo:rsid="00669794" style:font-size-asian="11pt" style:font-weight-asian="normal" style:font-size-complex="11pt" style:font-weight-complex="normal"/>
    </style:style>
    <style:style style:name="T115" style:family="text">
      <style:text-properties style:font-name="Arial2" fo:font-size="11pt" fo:font-weight="normal" officeooo:rsid="0068857f" style:font-size-asian="11pt" style:font-weight-asian="normal" style:font-size-complex="11pt" style:font-weight-complex="normal"/>
    </style:style>
    <style:style style:name="T116" style:family="text">
      <style:text-properties style:font-name="Arial2" fo:font-size="11pt" fo:font-weight="normal" officeooo:rsid="006b5079" style:font-size-asian="11pt" style:font-weight-asian="normal" style:font-size-complex="11pt" style:font-weight-complex="normal"/>
    </style:style>
    <style:style style:name="T117" style:family="text">
      <style:text-properties style:font-name="Arial2" fo:font-size="11pt" fo:font-weight="normal" officeooo:rsid="00787306" style:font-size-asian="11pt" style:font-weight-asian="normal" style:font-size-complex="11pt" style:font-weight-complex="normal"/>
    </style:style>
    <style:style style:name="T118" style:family="text">
      <style:text-properties style:font-name="Arial2" officeooo:rsid="0068857f"/>
    </style:style>
    <style:style style:name="T119" style:family="text">
      <style:text-properties style:font-name="Arial2" officeooo:rsid="006a461e"/>
    </style:style>
    <style:style style:name="T120" style:family="text">
      <style:text-properties style:font-name="Arial2" fo:font-size="10.5pt" style:font-size-asian="10.5pt" style:font-size-complex="10.5pt"/>
    </style:style>
    <style:style style:name="T121" style:family="text">
      <style:text-properties style:font-name="Arial2" fo:font-size="10.5pt" fo:font-weight="bold" style:font-size-asian="10.5pt" style:font-weight-asian="bold" style:font-size-complex="10.5pt" style:font-weight-complex="bold"/>
    </style:style>
    <style:style style:name="T122" style:family="text">
      <style:text-properties style:font-name="Arial2" fo:font-size="10.5pt" fo:font-style="normal" style:font-size-asian="10.5pt" style:font-style-asian="normal" style:font-size-complex="10.5pt" style:font-style-complex="normal"/>
    </style:style>
    <style:style style:name="T123" style:family="text">
      <style:text-properties style:font-name="Arial2" officeooo:rsid="008ad45b"/>
    </style:style>
    <style:style style:name="T124" style:family="text">
      <style:text-properties style:font-name="Arial2" officeooo:rsid="008b89ab"/>
    </style:style>
    <style:style style:name="T125" style:family="text">
      <style:text-properties style:font-name="Arial2" fo:font-weight="bold" style:font-weight-asian="bold" style:font-weight-complex="bold"/>
    </style:style>
    <style:style style:name="T126" style:family="text">
      <style:text-properties style:font-name="Arial2" fo:font-weight="bold" officeooo:rsid="008b89ab" style:font-weight-asian="bold" style:font-weight-complex="bold"/>
    </style:style>
    <style:style style:name="T127" style:family="text">
      <style:text-properties style:font-name="Arial2" officeooo:rsid="00a11a89"/>
    </style:style>
    <style:style style:name="T128" style:family="text">
      <style:text-properties style:font-name="Arial2" fo:font-weight="normal" officeooo:rsid="00a11a89" style:font-weight-asian="normal" style:font-weight-complex="normal"/>
    </style:style>
    <style:style style:name="T129" style:family="text">
      <style:text-properties style:font-name="Arial2" fo:font-weight="normal" officeooo:rsid="00a1739b" style:font-weight-asian="normal" style:font-weight-complex="normal"/>
    </style:style>
    <style:style style:name="T130" style:family="text">
      <style:text-properties style:font-name="Arial2" officeooo:rsid="00a1739b"/>
    </style:style>
    <style:style style:name="T131" style:family="text">
      <style:text-properties style:font-name="Arial2" officeooo:rsid="00a7b1a9"/>
    </style:style>
    <style:style style:name="T132" style:family="text">
      <style:text-properties style:font-name="Arial2" officeooo:rsid="00a245eb"/>
    </style:style>
    <style:style style:name="T133" style:family="text">
      <style:text-properties style:font-name="Arial2" officeooo:rsid="00a91ca4"/>
    </style:style>
    <style:style style:name="T134" style:family="text">
      <style:text-properties style:font-name="Arial2" officeooo:rsid="00abe724"/>
    </style:style>
    <style:style style:name="T135" style:family="text">
      <style:text-properties style:font-name="Arial2" officeooo:rsid="0056c63c"/>
    </style:style>
    <style:style style:name="T136" style:family="text">
      <style:text-properties style:font-name="Arial2" officeooo:rsid="005882f3"/>
    </style:style>
    <style:style style:name="T137" style:family="text">
      <style:text-properties style:font-name="Arial2" officeooo:rsid="00bad0d3"/>
    </style:style>
    <style:style style:name="T138" style:family="text">
      <style:text-properties style:font-name="Arial2" officeooo:rsid="0058bfa5"/>
    </style:style>
    <style:style style:name="T139" style:family="text">
      <style:text-properties style:font-name="Arial2" officeooo:rsid="00bdfe77"/>
    </style:style>
    <style:style style:name="T140" style:family="text">
      <style:text-properties style:font-name="Arial2" officeooo:rsid="005aa4e5"/>
    </style:style>
    <style:style style:name="T141" style:family="text">
      <style:text-properties style:font-name="Arial2" officeooo:rsid="00ba0b1c"/>
    </style:style>
    <style:style style:name="T142" style:family="text">
      <style:text-properties style:font-name="Arial2" fo:font-style="normal" style:font-style-asian="normal" style:font-style-complex="normal"/>
    </style:style>
    <style:style style:name="T143" style:family="text">
      <style:text-properties style:font-name="Arial2" fo:font-style="normal" officeooo:rsid="00ba0b1c" style:font-style-asian="normal" style:font-style-complex="normal"/>
    </style:style>
    <style:style style:name="T144" style:family="text">
      <style:text-properties style:font-name="Arial2" fo:font-style="normal" officeooo:rsid="00ba561d" style:font-style-asian="normal" style:font-style-complex="normal"/>
    </style:style>
    <style:style style:name="T145" style:family="text">
      <style:text-properties style:font-name="Arial2" officeooo:rsid="00bc2545"/>
    </style:style>
    <style:style style:name="T146" style:family="text">
      <style:text-properties style:font-name="Arial2" officeooo:rsid="00bf24fd"/>
    </style:style>
    <style:style style:name="T147" style:family="text">
      <style:text-properties style:font-name="Arial2" officeooo:rsid="00e02d6f"/>
    </style:style>
    <style:style style:name="T148" style:family="text">
      <style:text-properties style:font-name="Arial2" officeooo:rsid="00e0f2a8"/>
    </style:style>
    <style:style style:name="T149" style:family="text">
      <style:text-properties style:font-name="Arial2" officeooo:rsid="00e31181"/>
    </style:style>
    <style:style style:name="T150" style:family="text">
      <style:text-properties style:font-name="Arial2" officeooo:rsid="00e4758a"/>
    </style:style>
    <style:style style:name="T151" style:family="text">
      <style:text-properties style:font-name="Arial2" officeooo:rsid="00e737f7"/>
    </style:style>
    <style:style style:name="T152" style:family="text">
      <style:text-properties style:font-name="Arial2" officeooo:rsid="00e96724"/>
    </style:style>
    <style:style style:name="T153" style:family="text">
      <style:text-properties officeooo:rsid="006773c2"/>
    </style:style>
    <style:style style:name="T154"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55" style:family="text">
      <style:text-properties fo:color="#808080" loext:opacity="100%" style:font-name="Consolas" fo:font-size="10.5pt" fo:font-weight="normal" style:font-size-asian="10.5pt" style:font-weight-asian="normal" style:font-size-complex="10.5pt" style:font-weight-complex="normal"/>
    </style:style>
    <style:style style:name="T156"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57"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58" style:family="text">
      <style:text-properties fo:color="#808080" loext:opacity="100%" style:font-name="Consolas" fo:font-size="10.5pt" fo:font-weight="normal" officeooo:rsid="00c6f73b" style:font-size-asian="10.5pt" style:font-weight-asian="normal" style:font-size-complex="10.5pt" style:font-weight-complex="normal"/>
    </style:style>
    <style:style style:name="T159" style:family="text">
      <style:text-properties fo:color="#808080" loext:opacity="100%" style:font-name="Consolas" fo:font-size="10.5pt" style:font-size-asian="10.5pt" style:font-size-complex="10.5pt"/>
    </style:style>
    <style:style style:name="T160" style:family="text">
      <style:text-properties fo:color="#808080" loext:opacity="100%" style:font-name="Consolas" fo:font-size="10.5pt" officeooo:rsid="008ad45b" style:font-size-asian="10.5pt" style:font-size-complex="10.5pt"/>
    </style:style>
    <style:style style:name="T161" style:family="text">
      <style:text-properties fo:color="#808080" loext:opacity="100%" style:font-name="Consolas" fo:font-size="10.5pt" fo:background-color="transparent" loext:char-shading-value="0" style:font-size-asian="10.5pt" style:font-size-complex="10.5pt"/>
    </style:style>
    <style:style style:name="T162" style:family="text">
      <style:text-properties fo:color="#808080" loext:opacity="100%" style:font-name="Consolas" fo:font-weight="normal" style:font-weight-asian="normal" style:font-weight-complex="normal"/>
    </style:style>
    <style:style style:name="T163"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64" style:family="text">
      <style:text-properties style:font-name="Consolas" fo:font-size="10.5pt" style:font-size-asian="10.5pt" style:font-size-complex="10.5pt"/>
    </style:style>
    <style:style style:name="T165" style:family="text">
      <style:text-properties officeooo:rsid="006a461e"/>
    </style:style>
    <style:style style:name="T166" style:family="text">
      <style:text-properties fo:font-weight="bold" style:font-weight-asian="bold" style:font-weight-complex="bold"/>
    </style:style>
    <style:style style:name="T167" style:family="text">
      <style:text-properties fo:font-weight="bold" officeooo:rsid="0093e5b8" style:font-weight-asian="bold" style:font-weight-complex="bold"/>
    </style:style>
    <style:style style:name="T168" style:family="text">
      <style:text-properties fo:font-weight="bold" officeooo:rsid="00a11a89" style:font-weight-asian="bold" style:font-weight-complex="bold"/>
    </style:style>
    <style:style style:name="T169" style:family="text">
      <style:text-properties fo:font-weight="bold" officeooo:rsid="00ae2fbe" style:font-weight-asian="bold" style:font-weight-complex="bold"/>
    </style:style>
    <style:style style:name="T170" style:family="text">
      <style:text-properties fo:color="#666666" loext:opacity="100%" style:font-name="Consolas" fo:font-size="10.5pt" style:font-size-complex="10.5pt"/>
    </style:style>
    <style:style style:name="T171" style:family="text">
      <style:text-properties fo:color="#666666" loext:opacity="100%" style:font-name="Consolas2" fo:font-size="10.5pt" fo:font-weight="normal" fo:background-color="transparent" loext:char-shading-value="0"/>
    </style:style>
    <style:style style:name="T172" style:family="text">
      <style:text-properties fo:color="#666666" loext:opacity="100%" officeooo:rsid="0058bfa5" fo:background-color="transparent" loext:char-shading-value="0"/>
    </style:style>
    <style:style style:name="T173" style:family="text">
      <style:text-properties officeooo:rsid="007ba9b8"/>
    </style:style>
    <style:style style:name="T174" style:family="text">
      <style:text-properties officeooo:rsid="007f39f0"/>
    </style:style>
    <style:style style:name="T175" style:family="text">
      <style:text-properties officeooo:rsid="008ad45b"/>
    </style:style>
    <style:style style:name="T176" style:family="text">
      <style:text-properties officeooo:rsid="008c8b17"/>
    </style:style>
    <style:style style:name="T177" style:family="text">
      <style:text-properties officeooo:rsid="008daaad"/>
    </style:style>
    <style:style style:name="T178" style:family="text">
      <style:text-properties officeooo:rsid="008eef61"/>
    </style:style>
    <style:style style:name="T179" style:family="text">
      <style:text-properties officeooo:rsid="0092977d"/>
    </style:style>
    <style:style style:name="T180" style:family="text">
      <style:text-properties officeooo:rsid="0093e5b8"/>
    </style:style>
    <style:style style:name="T181" style:family="text">
      <style:text-properties officeooo:rsid="0095937a"/>
    </style:style>
    <style:style style:name="T182" style:family="text">
      <style:text-properties officeooo:rsid="0095d864"/>
    </style:style>
    <style:style style:name="T183" style:family="text">
      <style:text-properties officeooo:rsid="00962dd0"/>
    </style:style>
    <style:style style:name="T184" style:family="text">
      <style:text-properties officeooo:rsid="00978089"/>
    </style:style>
    <style:style style:name="T185" style:family="text">
      <style:text-properties officeooo:rsid="00986b60"/>
    </style:style>
    <style:style style:name="T186" style:family="text">
      <style:text-properties officeooo:rsid="00995056"/>
    </style:style>
    <style:style style:name="T187" style:family="text">
      <style:text-properties officeooo:rsid="009c22f8"/>
    </style:style>
    <style:style style:name="T188" style:family="text">
      <style:text-properties officeooo:rsid="009dd141"/>
    </style:style>
    <style:style style:name="T189" style:family="text">
      <style:text-properties officeooo:rsid="00a11a89"/>
    </style:style>
    <style:style style:name="T190" style:family="text">
      <style:text-properties officeooo:rsid="00a1739b"/>
    </style:style>
    <style:style style:name="T191" style:family="text">
      <style:text-properties officeooo:rsid="00a3351b"/>
    </style:style>
    <style:style style:name="T192" style:family="text">
      <style:text-properties officeooo:rsid="00a48947"/>
    </style:style>
    <style:style style:name="T193" style:family="text">
      <style:text-properties officeooo:rsid="00a5cd8e"/>
    </style:style>
    <style:style style:name="T194" style:family="text">
      <style:text-properties officeooo:rsid="00a601ac"/>
    </style:style>
    <style:style style:name="T195" style:family="text">
      <style:text-properties officeooo:rsid="00a7a535"/>
    </style:style>
    <style:style style:name="T196" style:family="text">
      <style:text-properties officeooo:rsid="00a91ca4"/>
    </style:style>
    <style:style style:name="T197" style:family="text">
      <style:text-properties officeooo:rsid="00a95d35"/>
    </style:style>
    <style:style style:name="T198" style:family="text">
      <style:text-properties officeooo:rsid="00abe724"/>
    </style:style>
    <style:style style:name="T199" style:family="text">
      <style:text-properties officeooo:rsid="00ae2fbe"/>
    </style:style>
    <style:style style:name="T200" style:family="text">
      <style:text-properties officeooo:rsid="00b1e968"/>
    </style:style>
    <style:style style:name="T201" style:family="text">
      <style:text-properties officeooo:rsid="00b3b8f4"/>
    </style:style>
    <style:style style:name="T202" style:family="text">
      <style:text-properties officeooo:rsid="00b3f49c"/>
    </style:style>
    <style:style style:name="T203" style:family="text">
      <style:text-properties fo:color="#88898f" loext:opacity="100%"/>
    </style:style>
    <style:style style:name="T204" style:family="text">
      <style:text-properties officeooo:rsid="00ba0b1c"/>
    </style:style>
    <style:style style:name="T205" style:family="text">
      <style:text-properties fo:font-style="italic"/>
    </style:style>
    <style:style style:name="T206" style:family="text">
      <style:text-properties fo:color="#5983b0" loext:opacity="100%" officeooo:rsid="00ba561d"/>
    </style:style>
    <style:style style:name="T207" style:family="text">
      <style:text-properties officeooo:rsid="00bad0d3"/>
    </style:style>
    <style:style style:name="T208" style:family="text">
      <style:text-properties officeooo:rsid="0058bfa5"/>
    </style:style>
    <style:style style:name="T209" style:family="text">
      <style:text-properties officeooo:rsid="00bdfe77"/>
    </style:style>
    <style:style style:name="T210" style:family="text">
      <style:text-properties officeooo:rsid="00bf24fd"/>
    </style:style>
    <style:style style:name="T211" style:family="text">
      <style:text-properties officeooo:rsid="00bf2795"/>
    </style:style>
    <style:style style:name="T212" style:family="text">
      <style:text-properties officeooo:rsid="00c037e2"/>
    </style:style>
    <style:style style:name="T213" style:family="text">
      <style:text-properties officeooo:rsid="00c070c8"/>
    </style:style>
    <style:style style:name="T214" style:family="text">
      <style:text-properties officeooo:rsid="00c08e82"/>
    </style:style>
    <style:style style:name="T215" style:family="text">
      <style:text-properties officeooo:rsid="00c223a6"/>
    </style:style>
    <style:style style:name="T216" style:family="text">
      <style:text-properties officeooo:rsid="00c6f73b"/>
    </style:style>
    <style:style style:name="T217" style:family="text">
      <style:text-properties officeooo:rsid="00c727bc"/>
    </style:style>
    <style:style style:name="T218" style:family="text">
      <style:text-properties officeooo:rsid="00c81f93"/>
    </style:style>
    <style:style style:name="T219" style:family="text">
      <style:text-properties officeooo:rsid="00c87aef"/>
    </style:style>
    <style:style style:name="T220" style:family="text">
      <style:text-properties officeooo:rsid="00c9a985"/>
    </style:style>
    <style:style style:name="T221" style:family="text">
      <style:text-properties officeooo:rsid="00c9d69d"/>
    </style:style>
    <style:style style:name="T222" style:family="text">
      <style:text-properties officeooo:rsid="00cb6fe4"/>
    </style:style>
    <style:style style:name="T223" style:family="text">
      <style:text-properties officeooo:rsid="00cc4391"/>
    </style:style>
    <style:style style:name="T224" style:family="text">
      <style:text-properties officeooo:rsid="00cd37e3"/>
    </style:style>
    <style:style style:name="T225" style:family="text">
      <style:text-properties officeooo:rsid="00ce2865"/>
    </style:style>
    <style:style style:name="T226" style:family="text">
      <style:text-properties officeooo:rsid="00d01876"/>
    </style:style>
    <style:style style:name="T227" style:family="text">
      <style:text-properties officeooo:rsid="00d29688"/>
    </style:style>
    <style:style style:name="T228" style:family="text">
      <style:text-properties officeooo:rsid="00d3509f"/>
    </style:style>
    <style:style style:name="T229" style:family="text">
      <style:text-properties officeooo:rsid="00d53ad9"/>
    </style:style>
    <style:style style:name="T230" style:family="text">
      <style:text-properties officeooo:rsid="00d6479e"/>
    </style:style>
    <style:style style:name="T231" style:family="text">
      <style:text-properties officeooo:rsid="00d6d656"/>
    </style:style>
    <style:style style:name="T232" style:family="text">
      <style:text-properties officeooo:rsid="00d81963"/>
    </style:style>
    <style:style style:name="T233" style:family="text">
      <style:text-properties officeooo:rsid="00d82539"/>
    </style:style>
    <style:style style:name="T234" style:family="text">
      <style:text-properties officeooo:rsid="00d9d9ec"/>
    </style:style>
    <style:style style:name="T235" style:family="text">
      <style:text-properties officeooo:rsid="00dab9e9"/>
    </style:style>
    <style:style style:name="T236" style:family="text">
      <style:text-properties officeooo:rsid="00e02d6f"/>
    </style:style>
    <style:style style:name="T237" style:family="text">
      <style:text-properties officeooo:rsid="00e0f2a8"/>
    </style:style>
    <style:style style:name="T238" style:family="text">
      <style:text-properties officeooo:rsid="00e737f7"/>
    </style:style>
    <style:style style:name="T239" style:family="text">
      <style:text-properties officeooo:rsid="00eb6797"/>
    </style:style>
    <style:style style:name="T240" style:family="text">
      <style:text-properties officeooo:rsid="00ec4917"/>
    </style:style>
    <style:style style:name="T241" style:family="text">
      <style:text-properties officeooo:rsid="00ec8fb6"/>
    </style:style>
    <style:style style:name="T242" style:family="text">
      <style:text-properties officeooo:rsid="00ef691c"/>
    </style:style>
    <style:style style:name="T243" style:family="text">
      <style:text-properties officeooo:rsid="00f14719"/>
    </style:style>
    <style:style style:name="T244" style:family="text">
      <style:text-properties style:font-name="Arial2"/>
    </style:style>
    <style:style style:name="T245" style:family="text">
      <style:text-properties style:font-name="Arial2" fo:font-style="normal" style:font-style-asian="normal" style:font-style-complex="normal"/>
    </style:style>
    <style:style style:name="T246" style:family="text">
      <style:text-properties style:font-name="Arial2" fo:font-style="normal" officeooo:rsid="00ef691c" style:font-style-asian="normal" style:font-style-complex="normal"/>
    </style:style>
    <style:style style:name="T247" style:family="text">
      <style:text-properties style:font-name="Arial2" fo:font-style="normal" officeooo:rsid="00f14719" style:font-style-asian="normal" style:font-style-complex="normal"/>
    </style:style>
    <style:style style:name="T248" style:family="text">
      <style:text-properties style:font-name="Arial2" officeooo:rsid="00f475a2"/>
    </style:style>
    <style:style style:name="T249" style:family="text">
      <style:text-properties style:font-name="Arial2" officeooo:rsid="00f39908"/>
    </style:style>
    <style:style style:name="T250" style:family="text">
      <style:text-properties style:font-name="Arial2" officeooo:rsid="00f277d2"/>
    </style:style>
    <style:style style:name="T251" style:family="text">
      <style:text-properties style:font-name="Arial2" officeooo:rsid="00f804b9"/>
    </style:style>
    <style:style style:name="T252" style:family="text">
      <style:text-properties officeooo:rsid="00f18a8e"/>
    </style:style>
    <style:style style:name="T253" style:family="text">
      <style:text-properties officeooo:rsid="00f642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289"><text:a xlink:type="simple" xlink:href="#__RefHeading___Toc3731_117426026" text:style-name="Index_20_Link" text:visited-style-name="Index_20_Link">1 Analysis<text:tab/>6</text:a></text:p>
          <text:p text:style-name="P289"><text:a xlink:type="simple" xlink:href="#__RefHeading___Toc3729_117426026" text:style-name="Index_20_Link" text:visited-style-name="Index_20_Link">1.1 Identifying the Problem<text:tab/>6</text:a></text:p>
          <text:p text:style-name="P289"><text:a xlink:type="simple" xlink:href="#__RefHeading___Toc3727_117426026" text:style-name="Index_20_Link" text:visited-style-name="Index_20_Link">1.1.1. Background:<text:tab/>6</text:a></text:p>
          <text:p text:style-name="P289"><text:a xlink:type="simple" xlink:href="#__RefHeading___Toc3725_117426026" text:style-name="Index_20_Link" text:visited-style-name="Index_20_Link">1.1.2. Identification<text:tab/>6</text:a></text:p>
          <text:p text:style-name="P289"><text:a xlink:type="simple" xlink:href="#__RefHeading___Toc3723_117426026" text:style-name="Index_20_Link" text:visited-style-name="Index_20_Link">1.2 Identifying the End Users<text:tab/>6</text:a></text:p>
          <text:p text:style-name="P289"><text:a xlink:type="simple" xlink:href="#__RefHeading___Toc3721_117426026" text:style-name="Index_20_Link" text:visited-style-name="Index_20_Link">1.3 Research<text:tab/>7</text:a></text:p>
          <text:p text:style-name="P289"><text:a xlink:type="simple" xlink:href="#__RefHeading___Toc3719_117426026" text:style-name="Index_20_Link" text:visited-style-name="Index_20_Link">1.3.1. Key Insights from Research<text:tab/>7</text:a></text:p>
          <text:p text:style-name="P289"><text:a xlink:type="simple" xlink:href="#__RefHeading___Toc3717_117426026" text:style-name="Index_20_Link" text:visited-style-name="Index_20_Link">1.3.1.1 Books<text:tab/>7</text:a></text:p>
          <text:p text:style-name="P289"><text:a xlink:type="simple" xlink:href="#__RefHeading___Toc3715_117426026" text:style-name="Index_20_Link" text:visited-style-name="Index_20_Link">1.3.1.1.1 Building a Second Brain<text:tab/>7</text:a></text:p>
          <text:p text:style-name="P289"><text:a xlink:type="simple" xlink:href="#__RefHeading___Toc3713_117426026" text:style-name="Index_20_Link" text:visited-style-name="Index_20_Link">1.3.1.1.1.1 The CODE Method<text:tab/>7</text:a></text:p>
          <text:p text:style-name="P289"><text:a xlink:type="simple" xlink:href="#__RefHeading___Toc3711_117426026" text:style-name="Index_20_Link" text:visited-style-name="Index_20_Link">1.3.1.1.1.2 The PARA Method<text:tab/>8</text:a></text:p>
          <text:p text:style-name="P289"><text:a xlink:type="simple" xlink:href="#__RefHeading___Toc3709_117426026" text:style-name="Index_20_Link" text:visited-style-name="Index_20_Link">1.3.1.1.2 The Bullet Journal Method<text:tab/>8</text:a></text:p>
          <text:p text:style-name="P289"><text:a xlink:type="simple" xlink:href="#__RefHeading___Toc3707_117426026" text:style-name="Index_20_Link" text:visited-style-name="Index_20_Link">1.3.1.2 In-depth analysis of existing software<text:tab/>8</text:a></text:p>
          <text:p text:style-name="P289"><text:a xlink:type="simple" xlink:href="#__RefHeading___Toc3705_117426026" text:style-name="Index_20_Link" text:visited-style-name="Index_20_Link">1.3.1.2.1 Notion<text:tab/>8</text:a></text:p>
          <text:p text:style-name="P289"><text:a xlink:type="simple" xlink:href="#__RefHeading___Toc3703_117426026" text:style-name="Index_20_Link" text:visited-style-name="Index_20_Link">1.3.1.2.2 Google Keep:<text:tab/>9</text:a></text:p>
          <text:p text:style-name="P289"><text:a xlink:type="simple" xlink:href="#__RefHeading___Toc3701_117426026" text:style-name="Index_20_Link" text:visited-style-name="Index_20_Link">1.3.1.2.3 Evernote:<text:tab/>9</text:a></text:p>
          <text:p text:style-name="P289"><text:a xlink:type="simple" xlink:href="#__RefHeading___Toc3699_117426026" text:style-name="Index_20_Link" text:visited-style-name="Index_20_Link">1.3.1.2.4 Apple Notes:<text:tab/>10</text:a></text:p>
          <text:p text:style-name="P289"><text:a xlink:type="simple" xlink:href="#__RefHeading___Toc3697_117426026" text:style-name="Index_20_Link" text:visited-style-name="Index_20_Link">1.3.2. Survey results<text:tab/>10</text:a></text:p>
          <text:p text:style-name="P289"><text:a xlink:type="simple" xlink:href="#__RefHeading___Toc3695_117426026" text:style-name="Index_20_Link" text:visited-style-name="Index_20_Link">1.3.2.1 How do you currently organise your tasks and notes?<text:tab/>11</text:a></text:p>
          <text:p text:style-name="P289"><text:a xlink:type="simple" xlink:href="#__RefHeading___Toc3693_117426026" text:style-name="Index_20_Link" text:visited-style-name="Index_20_Link">1.3.2.2 What features do you value most in a notetaking app? (Multiple choices allowed)<text:tab/>11</text:a></text:p>
          <text:p text:style-name="P289"><text:a xlink:type="simple" xlink:href="#__RefHeading___Toc3691_117426026" text:style-name="Index_20_Link" text:visited-style-name="Index_20_Link">1.3.2.3 What are the biggest challenges with your current notetaking method?<text:tab/>12</text:a></text:p>
          <text:p text:style-name="P289"><text:a xlink:type="simple" xlink:href="#__RefHeading___Toc3689_117426026" text:style-name="Index_20_Link" text:visited-style-name="Index_20_Link">1.3.2.4 How likely are you to use an app that combines notetaking and statistics?<text:tab/>12</text:a></text:p>
          <text:p text:style-name="P289"><text:a xlink:type="simple" xlink:href="#__RefHeading___Toc3687_117426026" text:style-name="Index_20_Link" text:visited-style-name="Index_20_Link">1.3.2.5 Conclusion<text:tab/>13</text:a></text:p>
          <text:p text:style-name="P289"><text:a xlink:type="simple" xlink:href="#__RefHeading___Toc3685_117426026" text:style-name="Index_20_Link" text:visited-style-name="Index_20_Link">1.4 Interview with Anton Kogun<text:tab/>13</text:a></text:p>
          <text:p text:style-name="P289"><text:a xlink:type="simple" xlink:href="#__RefHeading___Toc7343_3908388459" text:style-name="Index_20_Link" text:visited-style-name="Index_20_Link">1.5 Modelling the problem<text:tab/>14</text:a></text:p>
          <text:p text:style-name="P289"><text:a xlink:type="simple" xlink:href="#__RefHeading___Toc3869_117426026" text:style-name="Index_20_Link" text:visited-style-name="Index_20_Link">1.6 Coding objectives<text:tab/>15</text:a></text:p>
          <text:p text:style-name="P289"><text:a xlink:type="simple" xlink:href="#__RefHeading___Toc3867_117426026" text:style-name="Index_20_Link" text:visited-style-name="Index_20_Link">1.6.1. Database<text:tab/>15</text:a></text:p>
          <text:p text:style-name="P289"><text:a xlink:type="simple" xlink:href="#__RefHeading___Toc3865_117426026" text:style-name="Index_20_Link" text:visited-style-name="Index_20_Link">1.6.1.1 Configuration and Security<text:tab/>15</text:a></text:p>
          <text:p text:style-name="P289"><text:a xlink:type="simple" xlink:href="#__RefHeading___Toc3863_117426026" text:style-name="Index_20_Link" text:visited-style-name="Index_20_Link">1.6.1.2 Create tables for:<text:tab/>16</text:a></text:p>
          <text:p text:style-name="P289"><text:a xlink:type="simple" xlink:href="#__RefHeading___Toc3861_117426026" text:style-name="Index_20_Link" text:visited-style-name="Index_20_Link">1.6.2. Design the backend functionality:<text:tab/>16</text:a></text:p>
          <text:p text:style-name="P289"><text:a xlink:type="simple" xlink:href="#__RefHeading___Toc3859_117426026" text:style-name="Index_20_Link" text:visited-style-name="Index_20_Link">1.6.3. User Interface<text:tab/>17</text:a></text:p>
          <text:p text:style-name="P289"><text:a xlink:type="simple" xlink:href="#__RefHeading___Toc3857_117426026" text:style-name="Index_20_Link" text:visited-style-name="Index_20_Link">1.6.4. Validation<text:tab/>17</text:a></text:p>
          <text:p text:style-name="P289"><text:a xlink:type="simple" xlink:href="#__RefHeading___Toc3855_117426026" text:style-name="Index_20_Link" text:visited-style-name="Index_20_Link">1.6.4.1 Frontend Validation<text:tab/>17</text:a></text:p>
          <text:p text:style-name="P289"><text:a xlink:type="simple" xlink:href="#__RefHeading___Toc3853_117426026" text:style-name="Index_20_Link" text:visited-style-name="Index_20_Link">1.6.4.2 Backend Validation<text:tab/>17</text:a></text:p>
          <text:p text:style-name="P289"><text:a xlink:type="simple" xlink:href="#__RefHeading___Toc3851_117426026" text:style-name="Index_20_Link" text:visited-style-name="Index_20_Link">1.7 Proposed solution<text:tab/>18</text:a></text:p>
          <text:p text:style-name="P289"><text:a xlink:type="simple" xlink:href="#__RefHeading___Toc3849_117426026" text:style-name="Index_20_Link" text:visited-style-name="Index_20_Link">2 Documented Design<text:tab/>18</text:a></text:p>
          <text:p text:style-name="P289"><text:a xlink:type="simple" xlink:href="#__RefHeading___Toc3847_117426026" text:style-name="Index_20_Link" text:visited-style-name="Index_20_Link">2.1 User data flow<text:tab/>18</text:a></text:p>
          <text:p text:style-name="P289"><text:a xlink:type="simple" xlink:href="#__RefHeading___Toc3845_117426026" text:style-name="Index_20_Link" text:visited-style-name="Index_20_Link">2.1.1. Determining frontend-backend communication<text:tab/>18</text:a></text:p>
          <text:p text:style-name="P289"><text:a xlink:type="simple" xlink:href="#__RefHeading___Toc3843_117426026" text:style-name="Index_20_Link" text:visited-style-name="Index_20_Link">2.1.1.1 Optimistic updating<text:tab/>18</text:a></text:p>
          <text:p text:style-name="P289"><text:a xlink:type="simple" xlink:href="#__RefHeading___Toc3841_117426026" text:style-name="Index_20_Link" text:visited-style-name="Index_20_Link">2.1.1.2 Pessimistic updating<text:tab/>18</text:a></text:p>
          <text:p text:style-name="P289"><text:a xlink:type="simple" xlink:href="#__RefHeading___Toc3839_117426026" text:style-name="Index_20_Link" text:visited-style-name="Index_20_Link">2.1.1.3 Why I chose optimistic updating<text:tab/>19</text:a></text:p>
          <text:p text:style-name="P289"><text:a xlink:type="simple" xlink:href="#__RefHeading___Toc3837_117426026" text:style-name="Index_20_Link" text:visited-style-name="Index_20_Link">2.1.2. Creating data flow diagrams<text:tab/>20</text:a></text:p>
          <text:p text:style-name="P289"><text:a xlink:type="simple" xlink:href="#__RefHeading___Toc3835_117426026" text:style-name="Index_20_Link" text:visited-style-name="Index_20_Link">2.1.2.1 Note creation<text:tab/>20</text:a></text:p>
          <text:p text:style-name="P289"><text:a xlink:type="simple" xlink:href="#__RefHeading___Toc3833_117426026" text:style-name="Index_20_Link" text:visited-style-name="Index_20_Link">2.1.2.2 Editing a note<text:tab/>21</text:a></text:p>
          <text:p text:style-name="P289"><text:a xlink:type="simple" xlink:href="#__RefHeading___Toc3831_117426026" text:style-name="Index_20_Link" text:visited-style-name="Index_20_Link">2.1.2.3 Fetch all notes of a specific type<text:tab/>22</text:a></text:p>
          <text:p text:style-name="P289"><text:a xlink:type="simple" xlink:href="#__RefHeading___Toc3829_117426026" text:style-name="Index_20_Link" text:visited-style-name="Index_20_Link">2.1.2.4 Fetch one note<text:tab/>23</text:a></text:p>
          <text:p text:style-name="P289"><text:a xlink:type="simple" xlink:href="#__RefHeading___Toc3827_117426026" text:style-name="Index_20_Link" text:visited-style-name="Index_20_Link"><text:soft-page-break/>2.1.2.5 Delete a note<text:tab/>24</text:a></text:p>
          <text:p text:style-name="P289"><text:a xlink:type="simple" xlink:href="#__RefHeading___Toc3825_117426026" text:style-name="Index_20_Link" text:visited-style-name="Index_20_Link">2.1.2.6 Searching for a note<text:tab/>25</text:a></text:p>
          <text:p text:style-name="P289"><text:a xlink:type="simple" xlink:href="#__RefHeading___Toc3823_117426026" text:style-name="Index_20_Link" text:visited-style-name="Index_20_Link">2.1.2.7 Tag workflow<text:tab/>27</text:a></text:p>
          <text:p text:style-name="P289"><text:a xlink:type="simple" xlink:href="#__RefHeading___Toc3821_117426026" text:style-name="Index_20_Link" text:visited-style-name="Index_20_Link">2.1.2.8 Registering and logging users in<text:tab/>28</text:a></text:p>
          <text:p text:style-name="P289"><text:a xlink:type="simple" xlink:href="#__RefHeading___Toc3819_117426026" text:style-name="Index_20_Link" text:visited-style-name="Index_20_Link">2.2 Backend<text:tab/>28</text:a></text:p>
          <text:p text:style-name="P289"><text:a xlink:type="simple" xlink:href="#__RefHeading___Toc3817_117426026" text:style-name="Index_20_Link" text:visited-style-name="Index_20_Link">2.2.1. Designing the database<text:tab/>28</text:a></text:p>
          <text:p text:style-name="P289"><text:a xlink:type="simple" xlink:href="#__RefHeading___Toc3815_117426026" text:style-name="Index_20_Link" text:visited-style-name="Index_20_Link">2.2.1.1 Detecting patterns in data representation<text:tab/>28</text:a></text:p>
          <text:p text:style-name="P289"><text:a xlink:type="simple" xlink:href="#__RefHeading___Toc3813_117426026" text:style-name="Index_20_Link" text:visited-style-name="Index_20_Link">2.2.1.2 Choosing the database<text:tab/>28</text:a></text:p>
          <text:p text:style-name="P289"><text:a xlink:type="simple" xlink:href="#__RefHeading___Toc3811_117426026" text:style-name="Index_20_Link" text:visited-style-name="Index_20_Link">2.2.1.3 Efficiency<text:tab/>28</text:a></text:p>
          <text:p text:style-name="P289"><text:a xlink:type="simple" xlink:href="#__RefHeading___Toc3809_117426026" text:style-name="Index_20_Link" text:visited-style-name="Index_20_Link">2.2.1.4 Data Types and Functions:<text:tab/>29</text:a></text:p>
          <text:p text:style-name="P289"><text:a xlink:type="simple" xlink:href="#__RefHeading___Toc3807_117426026" text:style-name="Index_20_Link" text:visited-style-name="Index_20_Link">2.2.1.5 Why use UUID?<text:tab/>29</text:a></text:p>
          <text:p text:style-name="P289"><text:a xlink:type="simple" xlink:href="#__RefHeading___Toc3805_117426026" text:style-name="Index_20_Link" text:visited-style-name="Index_20_Link">2.2.1.6 Performance:<text:tab/>29</text:a></text:p>
          <text:p text:style-name="P289"><text:a xlink:type="simple" xlink:href="#__RefHeading___Toc3803_117426026" text:style-name="Index_20_Link" text:visited-style-name="Index_20_Link">2.2.1.7 Security:<text:tab/>29</text:a></text:p>
          <text:p text:style-name="P289"><text:a xlink:type="simple" xlink:href="#__RefHeading___Toc3801_117426026" text:style-name="Index_20_Link" text:visited-style-name="Index_20_Link">2.2.2. Database relationships<text:tab/>29</text:a></text:p>
          <text:p text:style-name="P289"><text:a xlink:type="simple" xlink:href="#__RefHeading___Toc3799_117426026" text:style-name="Index_20_Link" text:visited-style-name="Index_20_Link">2.2.2.1 User data<text:tab/>29</text:a></text:p>
          <text:p text:style-name="P289"><text:a xlink:type="simple" xlink:href="#__RefHeading___Toc3797_117426026" text:style-name="Index_20_Link" text:visited-style-name="Index_20_Link">2.2.2.2 Notes<text:tab/>30</text:a></text:p>
          <text:p text:style-name="P289"><text:a xlink:type="simple" xlink:href="#__RefHeading___Toc3795_117426026" text:style-name="Index_20_Link" text:visited-style-name="Index_20_Link">2.2.2.3 Tagging<text:tab/>32</text:a></text:p>
          <text:p text:style-name="P289"><text:a xlink:type="simple" xlink:href="#__RefHeading___Toc3793_117426026" text:style-name="Index_20_Link" text:visited-style-name="Index_20_Link">2.2.2.4 Statistics<text:tab/>33</text:a></text:p>
          <text:p text:style-name="P289"><text:a xlink:type="simple" xlink:href="#__RefHeading___Toc3791_117426026" text:style-name="Index_20_Link" text:visited-style-name="Index_20_Link">2.2.2.5 Widgets<text:tab/>34</text:a></text:p>
          <text:p text:style-name="P289"><text:a xlink:type="simple" xlink:href="#__RefHeading___Toc3791_117426026%20Copy%201" text:style-name="Index_20_Link" text:visited-style-name="Index_20_Link">2.2.2.6 Conclusion<text:tab/>34</text:a></text:p>
          <text:p text:style-name="P289"><text:a xlink:type="simple" xlink:href="#__RefHeading___Toc3789_117426026" text:style-name="Index_20_Link" text:visited-style-name="Index_20_Link">2.2.3. Backend file structure<text:tab/>34</text:a></text:p>
          <text:p text:style-name="P289"><text:a xlink:type="simple" xlink:href="#__RefHeading___Toc3787_117426026" text:style-name="Index_20_Link" text:visited-style-name="Index_20_Link">2.2.4. OOP<text:tab/>35</text:a></text:p>
          <text:p text:style-name="P289"><text:a xlink:type="simple" xlink:href="#__RefHeading___Toc3785_117426026" text:style-name="Index_20_Link" text:visited-style-name="Index_20_Link">2.2.4.1 Constructing note processing code<text:tab/>35</text:a></text:p>
          <text:p text:style-name="P289"><text:a xlink:type="simple" xlink:href="#__RefHeading___Toc3783_117426026" text:style-name="Index_20_Link" text:visited-style-name="Index_20_Link">2.2.4.2 Simplifying validation schemas<text:tab/>36</text:a></text:p>
          <text:p text:style-name="P289"><text:a xlink:type="simple" xlink:href="#__RefHeading___Toc3781_117426026" text:style-name="Index_20_Link" text:visited-style-name="Index_20_Link">2.3 Frontend<text:tab/>37</text:a></text:p>
          <text:p text:style-name="P289"><text:a xlink:type="simple" xlink:href="#__RefHeading___Toc3779_117426026" text:style-name="Index_20_Link" text:visited-style-name="Index_20_Link">2.3.1. User data on the frontend<text:tab/>37</text:a></text:p>
          <text:p text:style-name="P289"><text:a xlink:type="simple" xlink:href="#__RefHeading___Toc3777_117426026" text:style-name="Index_20_Link" text:visited-style-name="Index_20_Link">2.3.2. Frontend file structure<text:tab/>38</text:a></text:p>
          <text:p text:style-name="P289"><text:a xlink:type="simple" xlink:href="#__RefHeading___Toc3775_117426026" text:style-name="Index_20_Link" text:visited-style-name="Index_20_Link">2.4 User Interface<text:tab/>40</text:a></text:p>
          <text:p text:style-name="P289"><text:a xlink:type="simple" xlink:href="#__RefHeading___Toc3773_117426026" text:style-name="Index_20_Link" text:visited-style-name="Index_20_Link">2.4.1. The 10 principles of good design<text:tab/>40</text:a></text:p>
          <text:p text:style-name="P289"><text:a xlink:type="simple" xlink:href="#__RefHeading___Toc3771_117426026" text:style-name="Index_20_Link" text:visited-style-name="Index_20_Link">2.4.2. Design as an iterative process<text:tab/>40</text:a></text:p>
          <text:p text:style-name="P289"><text:a xlink:type="simple" xlink:href="#__RefHeading___Toc3769_117426026" text:style-name="Index_20_Link" text:visited-style-name="Index_20_Link">2.4.3. Creating wireframes<text:tab/>40</text:a></text:p>
          <text:p text:style-name="P289"><text:a xlink:type="simple" xlink:href="#__RefHeading___Toc3767_117426026" text:style-name="Index_20_Link" text:visited-style-name="Index_20_Link">2.4.3.1 A generic note viewing and editing page, which supports organization by tagging, additional form fields and timestamps.<text:tab/>42</text:a></text:p>
          <text:p text:style-name="P289"><text:a xlink:type="simple" xlink:href="#__RefHeading___Toc3765_117426026" text:style-name="Index_20_Link" text:visited-style-name="Index_20_Link">2.4.3.1.1 Viewing all notes<text:tab/>42</text:a></text:p>
          <text:p text:style-name="P289"><text:a xlink:type="simple" xlink:href="#__RefHeading___Toc3763_117426026" text:style-name="Index_20_Link" text:visited-style-name="Index_20_Link">2.4.3.1.2 Editing a note<text:tab/>42</text:a></text:p>
          <text:p text:style-name="P289"><text:a xlink:type="simple" xlink:href="#__RefHeading___Toc3761_117426026" text:style-name="Index_20_Link" text:visited-style-name="Index_20_Link">2.4.3.2 An account page where the user can edit their details<text:tab/>43</text:a></text:p>
          <text:p text:style-name="P289"><text:a xlink:type="simple" xlink:href="#__RefHeading___Toc3759_117426026" text:style-name="Index_20_Link" text:visited-style-name="Index_20_Link">2.4.3.3 A sidebar and other popups, such as alerts or search widgets<text:tab/>44</text:a></text:p>
          <text:p text:style-name="P289"><text:a xlink:type="simple" xlink:href="#__RefHeading___Toc3757_117426026" text:style-name="Index_20_Link" text:visited-style-name="Index_20_Link">2.4.3.4 A note statistics page<text:tab/>44</text:a></text:p>
          <text:p text:style-name="P289"><text:a xlink:type="simple" xlink:href="#__RefHeading___Toc3755_117426026" text:style-name="Index_20_Link" text:visited-style-name="Index_20_Link">2.4.3.4.1 Charts<text:tab/>45</text:a></text:p>
          <text:p text:style-name="P289"><text:a xlink:type="simple" xlink:href="#__RefHeading___Toc3753_117426026" text:style-name="Index_20_Link" text:visited-style-name="Index_20_Link">2.4.3.4.2 Numbers<text:tab/>46</text:a></text:p>
          <text:p text:style-name="P289"><text:a xlink:type="simple" xlink:href="#__RefHeading___Toc3751_117426026" text:style-name="Index_20_Link" text:visited-style-name="Index_20_Link">2.4.3.4.3 Progress Bars<text:tab/>46</text:a></text:p>
          <text:p text:style-name="P289"><text:a xlink:type="simple" xlink:href="#__RefHeading___Toc3749_117426026" text:style-name="Index_20_Link" text:visited-style-name="Index_20_Link">2.4.3.4.4 Streaks<text:tab/>47</text:a></text:p>
          <text:p text:style-name="P289"><text:a xlink:type="simple" xlink:href="#__RefHeading___Toc3747_117426026" text:style-name="Index_20_Link" text:visited-style-name="Index_20_Link">2.4.3.4.5 Mobile design<text:tab/>47</text:a></text:p>
          <text:p text:style-name="P289"><text:a xlink:type="simple" xlink:href="#__RefHeading___Toc3745_117426026" text:style-name="Index_20_Link" text:visited-style-name="Index_20_Link">2.4.4. Choosing the color and fonts<text:tab/>50</text:a></text:p>
          <text:p text:style-name="P289"><text:a xlink:type="simple" xlink:href="#__RefHeading___Toc3743_117426026" text:style-name="Index_20_Link" text:visited-style-name="Index_20_Link">2.4.4.1 Core color palette<text:tab/>50</text:a></text:p>
          <text:p text:style-name="P289"><text:a xlink:type="simple" xlink:href="#__RefHeading___Toc3741_117426026" text:style-name="Index_20_Link" text:visited-style-name="Index_20_Link">2.4.4.2 Typeface: Open Sans<text:tab/>52</text:a></text:p>
          <text:p text:style-name="P289"><text:a xlink:type="simple" xlink:href="#__RefHeading___Toc3739_117426026" text:style-name="Index_20_Link" text:visited-style-name="Index_20_Link">2.4.4.2.1 Introduction<text:tab/>52</text:a></text:p>
          <text:p text:style-name="P289"><text:a xlink:type="simple" xlink:href="#__RefHeading___Toc3737_117426026" text:style-name="Index_20_Link" text:visited-style-name="Index_20_Link">2.4.4.2.2 Character set support<text:tab/>52</text:a></text:p>
          <text:p text:style-name="P289"><text:a xlink:type="simple" xlink:href="#__RefHeading___Toc3735_117426026" text:style-name="Index_20_Link" text:visited-style-name="Index_20_Link">2.4.4.2.3 Licensing<text:tab/>52</text:a></text:p>
          <text:p text:style-name="P289"><text:a xlink:type="simple" xlink:href="#__RefHeading___Toc3733_117426026" text:style-name="Index_20_Link" text:visited-style-name="Index_20_Link">2.4.4.2.4 Performance<text:tab/>52</text:a></text:p>
          <text:p text:style-name="P289"><text:a xlink:type="simple" xlink:href="#__RefHeading___Toc5720_2740364088" text:style-name="Index_20_Link" text:visited-style-name="Index_20_Link">2.4.4.2.5 A<text:tab/>53</text:a></text:p>
          <text:p text:style-name="P289"><text:a xlink:type="simple" xlink:href="#__RefHeading___Toc5718_2740364088" text:style-name="Index_20_Link" text:visited-style-name="Index_20_Link"><text:soft-page-break/>3 Technical solution<text:tab/>53</text:a></text:p>
          <text:p text:style-name="P289"><text:a xlink:type="simple" xlink:href="#__RefHeading___Toc7341_3908388459" text:style-name="Index_20_Link" text:visited-style-name="Index_20_Link">3.1 Backend<text:tab/>53</text:a></text:p>
          <text:p text:style-name="P289"><text:a xlink:type="simple" xlink:href="#__RefHeading___Toc11544_1229836567" text:style-name="Index_20_Link" text:visited-style-name="Index_20_Link">3.1.1. app.py<text:tab/>53</text:a></text:p>
          <text:p text:style-name="P289"><text:a xlink:type="simple" xlink:href="#__RefHeading___Toc11542_1229836567" text:style-name="Index_20_Link" text:visited-style-name="Index_20_Link">3.1.1. modules/universal.py<text:tab/>54</text:a></text:p>
          <text:p text:style-name="P289"><text:a xlink:type="simple" xlink:href="#__RefHeading___Toc11540_1229836567" text:style-name="Index_20_Link" text:visited-style-name="Index_20_Link">3.1.1.1 BaseNote class<text:tab/>55</text:a></text:p>
          <text:p text:style-name="P289"><text:a xlink:type="simple" xlink:href="#__RefHeading___Toc11538_1229836567" text:style-name="Index_20_Link" text:visited-style-name="Index_20_Link">3.1.1.2 Universal note functionality<text:tab/>56</text:a></text:p>
          <text:p text:style-name="P289"><text:a xlink:type="simple" xlink:href="#__RefHeading___Toc11536_1229836567" text:style-name="Index_20_Link" text:visited-style-name="Index_20_Link">3.1.1.3 Searching<text:tab/>57</text:a></text:p>
          <text:p text:style-name="P289"><text:a xlink:type="simple" xlink:href="#__RefHeading___Toc11534_1229836567" text:style-name="Index_20_Link" text:visited-style-name="Index_20_Link">3.1.1.4 Recents<text:tab/>59</text:a></text:p>
          <text:p text:style-name="P289"><text:a xlink:type="simple" xlink:href="#__RefHeading___Toc11532_1229836567" text:style-name="Index_20_Link" text:visited-style-name="Index_20_Link">3.1.2. modules/notes.py<text:tab/>62</text:a></text:p>
          <text:p text:style-name="P289"><text:a xlink:type="simple" xlink:href="#__RefHeading___Toc11530_1229836567" text:style-name="Index_20_Link" text:visited-style-name="Index_20_Link">3.1.2.1 Create Note<text:tab/>64</text:a></text:p>
          <text:p text:style-name="P289"><text:a xlink:type="simple" xlink:href="#__RefHeading___Toc11528_1229836567" text:style-name="Index_20_Link" text:visited-style-name="Index_20_Link">3.1.2.2 Update Note<text:tab/>65</text:a></text:p>
          <text:p text:style-name="P289"><text:a xlink:type="simple" xlink:href="#__RefHeading___Toc11526_1229836567" text:style-name="Index_20_Link" text:visited-style-name="Index_20_Link">3.1.2.3 Delete Note<text:tab/>66</text:a></text:p>
          <text:p text:style-name="P289"><text:a xlink:type="simple" xlink:href="#__RefHeading___Toc11524_1229836567" text:style-name="Index_20_Link" text:visited-style-name="Index_20_Link">3.1.2.4 Get a specific note<text:tab/>66</text:a></text:p>
          <text:p text:style-name="P289"><text:a xlink:type="simple" xlink:href="#__RefHeading___Toc11522_1229836567" text:style-name="Index_20_Link" text:visited-style-name="Index_20_Link">3.1.2.5 Get Note previews<text:tab/>67</text:a></text:p>
          <text:p text:style-name="P289"><text:a xlink:type="simple" xlink:href="#__RefHeading___Toc7339_3908388459" text:style-name="Index_20_Link" text:visited-style-name="Index_20_Link">3.1.3. modules/tasks.py<text:tab/>69</text:a></text:p>
          <text:p text:style-name="P289"><text:a xlink:type="simple" xlink:href="#__RefHeading___Toc8726_529430363" text:style-name="Index_20_Link" text:visited-style-name="Index_20_Link">3.1.3.1 Initialization<text:tab/>69</text:a></text:p>
          <text:p text:style-name="P289"><text:a xlink:type="simple" xlink:href="#__RefHeading___Toc8724_529430363" text:style-name="Index_20_Link" text:visited-style-name="Index_20_Link">3.1.3.2 Task creation<text:tab/>70</text:a></text:p>
          <text:p text:style-name="P289"><text:a xlink:type="simple" xlink:href="#__RefHeading___Toc8722_529430363" text:style-name="Index_20_Link" text:visited-style-name="Index_20_Link">3.1.3.3 Updating tasks<text:tab/>72</text:a></text:p>
          <text:p text:style-name="P289"><text:a xlink:type="simple" xlink:href="#__RefHeading___Toc8720_529430363" text:style-name="Index_20_Link" text:visited-style-name="Index_20_Link">3.1.3.4 Deleting a task<text:tab/>74</text:a></text:p>
          <text:p text:style-name="P289"><text:a xlink:type="simple" xlink:href="#__RefHeading___Toc8718_529430363" text:style-name="Index_20_Link" text:visited-style-name="Index_20_Link">3.1.3.5 Toggling task fields<text:tab/>75</text:a></text:p>
          <text:p text:style-name="P289"><text:a xlink:type="simple" xlink:href="#__RefHeading___Toc8716_529430363" text:style-name="Index_20_Link" text:visited-style-name="Index_20_Link">3.1.3.6 Task Previews<text:tab/>77</text:a></text:p>
          <text:p text:style-name="P289"><text:a xlink:type="simple" xlink:href="#__RefHeading___Toc8714_529430363" text:style-name="Index_20_Link" text:visited-style-name="Index_20_Link">3.1.3.7 Retrieving a single task<text:tab/>79</text:a></text:p>
          <text:p text:style-name="P289"><text:a xlink:type="simple" xlink:href="#__RefHeading___Toc8712_529430363" text:style-name="Index_20_Link" text:visited-style-name="Index_20_Link">3.1.4. modules/archive.py<text:tab/>80</text:a></text:p>
          <text:p text:style-name="P289"><text:a xlink:type="simple" xlink:href="#__RefHeading___Toc8710_529430363" text:style-name="Index_20_Link" text:visited-style-name="Index_20_Link">3.1.4.1 Archive and Restore<text:tab/>81</text:a></text:p>
          <text:p text:style-name="P289"><text:a xlink:type="simple" xlink:href="#__RefHeading___Toc8708_529430363" text:style-name="Index_20_Link" text:visited-style-name="Index_20_Link">3.1.4.2 GetAll<text:tab/>82</text:a></text:p>
          <text:p text:style-name="P289"><text:a xlink:type="simple" xlink:href="#__RefHeading___Toc8706_529430363" text:style-name="Index_20_Link" text:visited-style-name="Index_20_Link">3.1.5. modules/tags.py<text:tab/>83</text:a></text:p>
          <text:p text:style-name="P289"><text:a xlink:type="simple" xlink:href="#__RefHeading___Toc8734_529430363" text:style-name="Index_20_Link" text:visited-style-name="Index_20_Link">3.1.5.1 CRUD tags<text:tab/>84</text:a></text:p>
          <text:p text:style-name="P289"><text:a xlink:type="simple" xlink:href="#__RefHeading___Toc8732_529430363" text:style-name="Index_20_Link" text:visited-style-name="Index_20_Link">3.1.5.2 Linking Tags<text:tab/>87</text:a></text:p>
          <text:p text:style-name="P289"><text:a xlink:type="simple" xlink:href="#__RefHeading___Toc8730_529430363" text:style-name="Index_20_Link" text:visited-style-name="Index_20_Link">3.1.6. Widget-related modules<text:tab/>88</text:a></text:p>
          <text:p text:style-name="P289"><text:a xlink:type="simple" xlink:href="#__RefHeading___Toc11647_2646048504" text:style-name="Index_20_Link" text:visited-style-name="Index_20_Link">3.1.6.1 models/widget.py<text:tab/>88</text:a></text:p>
          <text:p text:style-name="P289"><text:a xlink:type="simple" xlink:href="#__RefHeading___Toc11645_2646048504" text:style-name="Index_20_Link" text:visited-style-name="Index_20_Link">3.1.6.2 repositories/widget_repo.py<text:tab/>91</text:a></text:p>
          <text:p text:style-name="P289"><text:a xlink:type="simple" xlink:href="#__RefHeading___Toc11643_2646048504" text:style-name="Index_20_Link" text:visited-style-name="Index_20_Link">3.1.6.2.1 WidgetRepository initialisation cache<text:tab/>92</text:a></text:p>
          <text:p text:style-name="P289"><text:a xlink:type="simple" xlink:href="#__RefHeading___Toc11641_2646048504" text:style-name="Index_20_Link" text:visited-style-name="Index_20_Link">3.1.6.2.2 Getting user widgets<text:tab/>92</text:a></text:p>
          <text:p text:style-name="P289"><text:a xlink:type="simple" xlink:href="#__RefHeading___Toc11639_2646048504" text:style-name="Index_20_Link" text:visited-style-name="Index_20_Link">3.1.6.2.3 Other CRUD functions<text:tab/>93</text:a></text:p>
          <text:p text:style-name="P289"><text:a xlink:type="simple" xlink:href="#__RefHeading___Toc11637_2646048504" text:style-name="Index_20_Link" text:visited-style-name="Index_20_Link">3.1.6.2.4 Widget data sources<text:tab/>94</text:a></text:p>
          <text:p text:style-name="P289"><text:a xlink:type="simple" xlink:href="#__RefHeading___Toc11635_2646048504" text:style-name="Index_20_Link" text:visited-style-name="Index_20_Link">3.1.6.3 modules/widgets.py<text:tab/>95</text:a></text:p>
          <text:p text:style-name="P289"><text:a xlink:type="simple" xlink:href="#__RefHeading___Toc8728_529430363" text:style-name="Index_20_Link" text:visited-style-name="Index_20_Link">3.1.7. modules/users.py<text:tab/>97</text:a></text:p>
          <text:p text:style-name="P289"><text:a xlink:type="simple" xlink:href="#__RefHeading___Toc11658_2646048504" text:style-name="Index_20_Link" text:visited-style-name="Index_20_Link">3.1.7.1 Registration<text:tab/>97</text:a></text:p>
          <text:p text:style-name="P289"><text:a xlink:type="simple" xlink:href="#__RefHeading___Toc11660_2646048504" text:style-name="Index_20_Link" text:visited-style-name="Index_20_Link">3.1.7.2 Login<text:tab/>98</text:a></text:p>
          <text:p text:style-name="P289"><text:a xlink:type="simple" xlink:href="#__RefHeading___Toc11656_2646048504" text:style-name="Index_20_Link" text:visited-style-name="Index_20_Link">3.1.7.3 Updating user data<text:tab/>99</text:a></text:p>
          <text:p text:style-name="P289"><text:a xlink:type="simple" xlink:href="#__RefHeading___Toc11654_2646048504" text:style-name="Index_20_Link" text:visited-style-name="Index_20_Link">3.1.7.4 Update user password<text:tab/>100</text:a></text:p>
          <text:p text:style-name="P289"><text:a xlink:type="simple" xlink:href="#__RefHeading___Toc11652_2646048504" text:style-name="Index_20_Link" text:visited-style-name="Index_20_Link">3.1.7.5 Delete user<text:tab/>101</text:a></text:p>
          <text:p text:style-name="P289"><text:a xlink:type="simple" xlink:href="#__RefHeading___Toc11633_2646048504" text:style-name="Index_20_Link" text:visited-style-name="Index_20_Link">3.1.8. modules/ honorable mentions<text:tab/>101</text:a></text:p>
          <text:p text:style-name="P289"><text:a xlink:type="simple" xlink:href="#__RefHeading___Toc11631_2646048504" text:style-name="Index_20_Link" text:visited-style-name="Index_20_Link">3.1.9. utils/utils.py<text:tab/>101</text:a></text:p>
          <text:p text:style-name="P289"><text:a xlink:type="simple" xlink:href="#__RefHeading___Toc14429_324869431" text:style-name="Index_20_Link" text:visited-style-name="Index_20_Link">3.1.9.1 Security<text:tab/>102</text:a></text:p>
          <text:p text:style-name="P289"><text:a xlink:type="simple" xlink:href="#__RefHeading___Toc14427_324869431" text:style-name="Index_20_Link" text:visited-style-name="Index_20_Link">3.1.9.2 Note ownership<text:tab/>103</text:a></text:p>
          <text:p text:style-name="P289"><text:a xlink:type="simple" xlink:href="#__RefHeading___Toc14425_324869431" text:style-name="Index_20_Link" text:visited-style-name="Index_20_Link">3.1.9.3 Universal utilities<text:tab/>104</text:a></text:p>
          <text:p text:style-name="P289"><text:a xlink:type="simple" xlink:href="#__RefHeading___Toc15319_1186778378" text:style-name="Index_20_Link" text:visited-style-name="Index_20_Link">3.1.9.4 utils/word2vec.py<text:tab/>107</text:a></text:p>
          <text:p text:style-name="P289"><text:a xlink:type="simple" xlink:href="#__RefHeading___Toc15317_1186778378" text:style-name="Index_20_Link" text:visited-style-name="Index_20_Link">3.1.9.5 Training the model<text:tab/>107</text:a></text:p>
          <text:p text:style-name="P289"><text:a xlink:type="simple" xlink:href="#__RefHeading___Toc15315_1186778378" text:style-name="Index_20_Link" text:visited-style-name="Index_20_Link">3.1.9.6 Text tokenization<text:tab/>108</text:a></text:p>
          <text:p text:style-name="P289"><text:a xlink:type="simple" xlink:href="#__RefHeading___Toc15313_1186778378" text:style-name="Index_20_Link" text:visited-style-name="Index_20_Link">3.1.9.7 Processing tokens with the model<text:tab/>109</text:a></text:p>
          <text:p text:style-name="P289"><text:a xlink:type="simple" xlink:href="#__RefHeading___Toc20684_4090151721" text:style-name="Index_20_Link" text:visited-style-name="Index_20_Link"><text:soft-page-break/>3.1.9.8 Looking notes up with cosine similarity<text:tab/>110</text:a></text:p>
          <text:p text:style-name="P289"><text:a xlink:type="simple" xlink:href="#__RefHeading___Toc15311_1186778378" text:style-name="Index_20_Link" text:visited-style-name="Index_20_Link">3.1.10. utils/priorityqueue.py<text:tab/>111</text:a></text:p>
          <text:p text:style-name="P289"><text:a xlink:type="simple" xlink:href="#__RefHeading___Toc15311_1186778378%20Copy%201" text:style-name="Index_20_Link" text:visited-style-name="Index_20_Link">3.1.10.1 What is Heap?<text:tab/>112</text:a></text:p>
          <text:p text:style-name="P289"><text:a xlink:type="simple" xlink:href="#__RefHeading___Toc15327_1186778378" text:style-name="Index_20_Link" text:visited-style-name="Index_20_Link">3.1.10.2 Implementation<text:tab/>112</text:a></text:p>
          <text:p text:style-name="P289"><text:a xlink:type="simple" xlink:href="#__RefHeading___Toc16213_2644037813" text:style-name="Index_20_Link" text:visited-style-name="Index_20_Link">3.1.11. utils/recentsList.py<text:tab/>116</text:a></text:p>
          <text:p text:style-name="P289"><text:a xlink:type="simple" xlink:href="#__RefHeading___Toc16211_2644037813" text:style-name="Index_20_Link" text:visited-style-name="Index_20_Link">3.1.11.1 Implementing a doubly linked list<text:tab/>116</text:a></text:p>
          <text:p text:style-name="P289"><text:a xlink:type="simple" xlink:href="#__RefHeading___Toc16209_2644037813" text:style-name="Index_20_Link" text:visited-style-name="Index_20_Link">3.1.11.2 Implementing the recent notes manager<text:tab/>117</text:a></text:p>
          <text:p text:style-name="P289"><text:a xlink:type="simple" xlink:href="#__RefHeading___Toc16207_2644037813" text:style-name="Index_20_Link" text:visited-style-name="Index_20_Link">3.1.12. utils/userDeleteGraph.py<text:tab/>119</text:a></text:p>
          <text:p text:style-name="P289"><text:a xlink:type="simple" xlink:href="#__RefHeading___Toc16258_2817214564" text:style-name="Index_20_Link" text:visited-style-name="Index_20_Link">3.1.12.1 Setup<text:tab/>119</text:a></text:p>
          <text:p text:style-name="P289"><text:a xlink:type="simple" xlink:href="#__RefHeading___Toc16256_2817214564" text:style-name="Index_20_Link" text:visited-style-name="Index_20_Link">3.1.12.2 DFS<text:tab/>122</text:a></text:p>
          <text:p text:style-name="P289"><text:a xlink:type="simple" xlink:href="#__RefHeading___Toc16254_2817214564" text:style-name="Index_20_Link" text:visited-style-name="Index_20_Link">3.1.12.3 Deleting data with backoff<text:tab/>123</text:a></text:p>
          <text:p text:style-name="P289"><text:a xlink:type="simple" xlink:href="#__RefHeading___Toc16263_2817214564" text:style-name="Index_20_Link" text:visited-style-name="Index_20_Link">3.1.13. Conclusion<text:tab/>124</text:a></text:p>
          <text:p text:style-name="P289"><text:a xlink:type="simple" xlink:href="#__RefHeading___Toc16254_2817214564%20Copy%201" text:style-name="Index_20_Link" text:visited-style-name="Index_20_Link">3.2 Frontend<text:tab/>124</text:a></text:p>
          <text:p text:style-name="P289"><text:a xlink:type="simple" xlink:href="#__RefHeading___Toc16254_2817214564%20Copy%201%20Copy%201" text:style-name="Index_20_Link" text:visited-style-name="Index_20_Link">3.2.1. Setup and configuration<text:tab/>126</text:a></text:p>
          <text:p text:style-name="P289"><text:a xlink:type="simple" xlink:href="#__RefHeading___Toc18700_3724262089" text:style-name="Index_20_Link" text:visited-style-name="Index_20_Link">3.2.1.1 ./index.html<text:tab/>126</text:a></text:p>
          <text:p text:style-name="P289"><text:a xlink:type="simple" xlink:href="#__RefHeading___Toc16254_2817214564%20Copy%201%20Copy%202" text:style-name="Index_20_Link" text:visited-style-name="Index_20_Link">3.2.1.2 ./package.json<text:tab/>127</text:a></text:p>
          <text:p text:style-name="P289"><text:a xlink:type="simple" xlink:href="#__RefHeading___Toc18698_3724262089" text:style-name="Index_20_Link" text:visited-style-name="Index_20_Link">3.2.1.2.1 Libraries used<text:tab/>128</text:a></text:p>
          <text:p text:style-name="P289"><text:a xlink:type="simple" xlink:href="#__RefHeading___Toc18696_3724262089" text:style-name="Index_20_Link" text:visited-style-name="Index_20_Link">3.2.2. ./src<text:tab/>129</text:a></text:p>
          <text:p text:style-name="P289"><text:a xlink:type="simple" xlink:href="#__RefHeading___Toc18694_3724262089" text:style-name="Index_20_Link" text:visited-style-name="Index_20_Link">3.2.2.1 ./src/main.tsx<text:tab/>129</text:a></text:p>
          <text:p text:style-name="P289"><text:a xlink:type="simple" xlink:href="#__RefHeading___Toc19005_3784068609" text:style-name="Index_20_Link" text:visited-style-name="Index_20_Link">3.2.2.1.1 Providers<text:tab/>130</text:a></text:p>
          <text:p text:style-name="P289"><text:a xlink:type="simple" xlink:href="#__RefHeading___Toc19003_3784068609" text:style-name="Index_20_Link" text:visited-style-name="Index_20_Link">3.2.2.1.2 ./components/providers/ThemeProvider.tsx<text:tab/>130</text:a></text:p>
          <text:p text:style-name="P289"><text:a xlink:type="simple" xlink:href="#__RefHeading___Toc19001_3784068609" text:style-name="Index_20_Link" text:visited-style-name="Index_20_Link">3.2.2.1.3 ./components/providers/DisplayContexxt.tsx<text:tab/>132</text:a></text:p>
          <text:p text:style-name="P289"><text:a xlink:type="simple" xlink:href="#__RefHeading___Toc18999_3784068609" text:style-name="Index_20_Link" text:visited-style-name="Index_20_Link">3.2.2.2 ./src/routes.tsx<text:tab/>133</text:a></text:p>
          <text:p text:style-name="P289"><text:a xlink:type="simple" xlink:href="#__RefHeading___Toc18997_3784068609" text:style-name="Index_20_Link" text:visited-style-name="Index_20_Link">3.2.2.2.1 ./components/providers/token-check.tsx<text:tab/>135</text:a></text:p>
          <text:p text:style-name="P289"><text:a xlink:type="simple" xlink:href="#__RefHeading___Toc19007_3784068609" text:style-name="Index_20_Link" text:visited-style-name="Index_20_Link">3.2.2.3 ./src/formValidation.tsx<text:tab/>135</text:a></text:p>
          <text:p text:style-name="P289"><text:a xlink:type="simple" xlink:href="#__RefHeading___Toc19013_3784068609" text:style-name="Index_20_Link" text:visited-style-name="Index_20_Link">3.2.3. ./src/api<text:tab/>138</text:a></text:p>
          <text:p text:style-name="P289"><text:a xlink:type="simple" xlink:href="#__RefHeading___Toc19934_427313294" text:style-name="Index_20_Link" text:visited-style-name="Index_20_Link">3.2.3.1 ./src/api/api.ts<text:tab/>138</text:a></text:p>
          <text:p text:style-name="P289"><text:a xlink:type="simple" xlink:href="#__RefHeading___Toc19932_427313294" text:style-name="Index_20_Link" text:visited-style-name="Index_20_Link">3.2.3.2 ./src/api/users.ts<text:tab/>139</text:a></text:p>
          <text:p text:style-name="P289"><text:a xlink:type="simple" xlink:href="#__RefHeading___Toc19930_427313294" text:style-name="Index_20_Link" text:visited-style-name="Index_20_Link">3.2.3.3 ./src/api/tagsApi.ts<text:tab/>142</text:a></text:p>
          <text:p text:style-name="P289"><text:a xlink:type="simple" xlink:href="#__RefHeading___Toc19924_427313294" text:style-name="Index_20_Link" text:visited-style-name="Index_20_Link">3.2.3.4 ./src/api/goalsApi.ts<text:tab/>144</text:a></text:p>
          <text:p text:style-name="P289"><text:a xlink:type="simple" xlink:href="#__RefHeading___Toc19922_427313294" text:style-name="Index_20_Link" text:visited-style-name="Index_20_Link">3.2.3.5 ./src/api/universalApi.ts<text:tab/>146</text:a></text:p>
          <text:p text:style-name="P289"><text:a xlink:type="simple" xlink:href="#__RefHeading___Toc19011_3784068609" text:style-name="Index_20_Link" text:visited-style-name="Index_20_Link">3.2.4. ./src/api/types<text:tab/>148</text:a></text:p>
          <text:p text:style-name="P289"><text:a xlink:type="simple" xlink:href="#__RefHeading___Toc20682_4090151721" text:style-name="Index_20_Link" text:visited-style-name="Index_20_Link">3.2.4.1 What is an interface?<text:tab/>148</text:a></text:p>
          <text:p text:style-name="P289"><text:a xlink:type="simple" xlink:href="#__RefHeading___Toc20680_4090151721" text:style-name="Index_20_Link" text:visited-style-name="Index_20_Link">3.2.4.2 ./src/api/types/userTypes.ts<text:tab/>148</text:a></text:p>
          <text:p text:style-name="P289"><text:a xlink:type="simple" xlink:href="#__RefHeading___Toc20680_4090151721%20Copy%202" text:style-name="Index_20_Link" text:visited-style-name="Index_20_Link">3.2.4.3 ./src/api/types/tagTypes.ts<text:tab/>149</text:a></text:p>
          <text:p text:style-name="P289"><text:a xlink:type="simple" xlink:href="#__RefHeading___Toc20680_4090151721%20Copy%203" text:style-name="Index_20_Link" text:visited-style-name="Index_20_Link">3.2.4.4 ./src/api/types/taskTypes.ts<text:tab/>150</text:a></text:p>
          <text:p text:style-name="P289"><text:a xlink:type="simple" xlink:href="#__RefHeading___Toc20680_4090151721%20Copy%204" text:style-name="Index_20_Link" text:visited-style-name="Index_20_Link">3.2.4.5 ./src/api/types/habitTypes.ts<text:tab/>151</text:a></text:p>
          <text:p text:style-name="P289"><text:a xlink:type="simple" xlink:href="#__RefHeading___Toc21074_3595381390" text:style-name="Index_20_Link" text:visited-style-name="Index_20_Link">3.2.5. Pages<text:tab/>152</text:a></text:p>
          <text:p text:style-name="P289"><text:a xlink:type="simple" xlink:href="#__RefHeading___Toc23420_3464985222" text:style-name="Index_20_Link" text:visited-style-name="Index_20_Link">3.2.5.1 Landing<text:tab/>152</text:a></text:p>
          <text:p text:style-name="P289"><text:a xlink:type="simple" xlink:href="#__RefHeading___Toc23418_3464985222" text:style-name="Index_20_Link" text:visited-style-name="Index_20_Link">3.2.5.2 Register<text:tab/>154</text:a></text:p>
          <text:p text:style-name="P289"><text:a xlink:type="simple" xlink:href="#__RefHeading___Toc23416_3464985222" text:style-name="Index_20_Link" text:visited-style-name="Index_20_Link">3.2.5.2.1 ./src/Pages/Register/Register.tsx<text:tab/>155</text:a></text:p>
          <text:p text:style-name="P289"><text:a xlink:type="simple" xlink:href="#__RefHeading___Toc23414_3464985222" text:style-name="Index_20_Link" text:visited-style-name="Index_20_Link">3.2.5.2.2 ./src/Pages/Register/useRegister.tsx<text:tab/>158</text:a></text:p>
          <text:p text:style-name="P289"><text:a xlink:type="simple" xlink:href="#__RefHeading___Toc23412_3464985222" text:style-name="Index_20_Link" text:visited-style-name="Index_20_Link">3.2.5.3 Login<text:tab/>158</text:a></text:p>
          <text:p text:style-name="P289"><text:a xlink:type="simple" xlink:href="#__RefHeading___Toc23410_3464985222" text:style-name="Index_20_Link" text:visited-style-name="Index_20_Link">3.2.5.3.1 ./src/Pages/Login/Login.tsx<text:tab/>159</text:a></text:p>
          <text:p text:style-name="P289"><text:a xlink:type="simple" xlink:href="#__RefHeading___Toc23408_3464985222" text:style-name="Index_20_Link" text:visited-style-name="Index_20_Link">3.2.5.3.2 ./src/Pages/Login/useLogin.tsx<text:tab/>161</text:a></text:p>
          <text:p text:style-name="P289"><text:a xlink:type="simple" xlink:href="#__RefHeading___Toc23406_3464985222" text:style-name="Index_20_Link" text:visited-style-name="Index_20_Link">3.2.5.4 Account<text:tab/>162</text:a></text:p>
          <text:p text:style-name="P289"><text:a xlink:type="simple" xlink:href="#__RefHeading___Toc23404_3464985222" text:style-name="Index_20_Link" text:visited-style-name="Index_20_Link">3.2.5.4.1 ./src/Pages/Account/Account.tsx<text:tab/>163</text:a></text:p>
          <text:p text:style-name="P289"><text:a xlink:type="simple" xlink:href="#__RefHeading___Toc23402_3464985222" text:style-name="Index_20_Link" text:visited-style-name="Index_20_Link">3.2.5.4.2 ./src/Pages/Account/useUser.tsx<text:tab/>166</text:a></text:p>
          <text:p text:style-name="P289"><text:a xlink:type="simple" xlink:href="#__RefHeading___Toc23400_3464985222" text:style-name="Index_20_Link" text:visited-style-name="Index_20_Link">3.2.5.4.3 ./src/Pages/Account/Components/PasswordDrawerDialog.tsx<text:tab/>171</text:a></text:p>
          <text:p text:style-name="P289"><text:a xlink:type="simple" xlink:href="#__RefHeading___Toc23398_3464985222" text:style-name="Index_20_Link" text:visited-style-name="Index_20_Link"><text:soft-page-break/>3.2.5.4.4 ./src/Pages/Account/Components/DeleteAccountDrawerDialog.tsx<text:tab/>174</text:a></text:p>
          <text:p text:style-name="P289"><text:a xlink:type="simple" xlink:href="#__RefHeading___Toc23396_3464985222" text:style-name="Index_20_Link" text:visited-style-name="Index_20_Link">3.2.5.5 Tags<text:tab/>178</text:a></text:p>
          <text:p text:style-name="P289"><text:a xlink:type="simple" xlink:href="#__RefHeading___Toc23398_3464985222%20Copy%201" text:style-name="Index_20_Link" text:visited-style-name="Index_20_Link">3.2.5.5.1 ./src/Pages/Tags/Tags.tsx<text:tab/>179</text:a></text:p>
          <text:p text:style-name="P289"><text:a xlink:type="simple" xlink:href="#__RefHeading___Toc23398_3464985222%20Copy%202" text:style-name="Index_20_Link" text:visited-style-name="Index_20_Link">3.2.5.5.2 ./src/Pages/Tags/useTags.tsx<text:tab/>183</text:a></text:p>
          <text:p text:style-name="P289"><text:a xlink:type="simple" xlink:href="#__RefHeading___Toc23398_3464985222%20Copy%201%20Copy%202" text:style-name="Index_20_Link" text:visited-style-name="Index_20_Link">3.2.5.5.2.1 Binary search<text:tab/>185</text:a></text:p>
          <text:p text:style-name="P289"><text:a xlink:type="simple" xlink:href="#__RefHeading___Toc23398_3464985222%20Copy%201%20Copy%201" text:style-name="Index_20_Link" text:visited-style-name="Index_20_Link">3.2.5.5.3 ./src/Pages/Tags/TagsMenu.tsx<text:tab/>186</text:a></text:p>
          <text:p text:style-name="P289"><text:a xlink:type="simple" xlink:href="#__RefHeading___Toc25573_3164822453" text:style-name="Index_20_Link" text:visited-style-name="Index_20_Link">3.2.5.5.3.1 Quicksort<text:tab/>189</text:a></text:p>
          <text:p text:style-name="P289"><text:a xlink:type="simple" xlink:href="#__RefHeading___Toc23394_3464985222" text:style-name="Index_20_Link" text:visited-style-name="Index_20_Link">3.2.5.6 Tasks<text:tab/>191</text:a></text:p>
          <text:p text:style-name="P289"><text:a xlink:type="simple" xlink:href="#__RefHeading___Toc23398_3464985222%20Copy%201%20Copy%201%20Copy%201" text:style-name="Index_20_Link" text:visited-style-name="Index_20_Link">3.2.5.6.1 ./src/Pages/Tasks/Tasks.tsx<text:tab/>191</text:a></text:p>
          <text:p text:style-name="P289"><text:a xlink:type="simple" xlink:href="#__RefHeading___Toc23398_3464985222%20Copy%201%20Copy%201%20Copy%201%20Copy%201" text:style-name="Index_20_Link" text:visited-style-name="Index_20_Link">3.2.5.6.2 ./src/Pages/Tasks/CreateTasks.tsx<text:tab/>193</text:a></text:p>
          <text:p text:style-name="P289"><text:a xlink:type="simple" xlink:href="#__RefHeading___Toc23392_3464985222" text:style-name="Index_20_Link" text:visited-style-name="Index_20_Link">3.2.5.6.3 ./src/Pages/Tasks/Fromcomponents/FormInputs.tsx<text:tab/>196</text:a></text:p>
          <text:p text:style-name="P289"><text:a xlink:type="simple" xlink:href="#__RefHeading___Toc23392_3464985222%20Copy%202" text:style-name="Index_20_Link" text:visited-style-name="Index_20_Link">3.2.5.6.4 ./src/Pages/Tasks/Fromcomponents/FormInputs.tsx<text:tab/>197</text:a></text:p>
          <text:p text:style-name="P289"><text:a xlink:type="simple" xlink:href="#__RefHeading___Toc23392_3464985222%20Copy%202%20Copy%201" text:style-name="Index_20_Link" text:visited-style-name="Index_20_Link">3.2.5.6.5 ./src/Pages/Tasks/FromComponents/FormInputs.tsx<text:tab/>198</text:a></text:p>
          <text:p text:style-name="P289"><text:a xlink:type="simple" xlink:href="#__RefHeading___Toc25606_3164822453" text:style-name="Index_20_Link" text:visited-style-name="Index_20_Link">3.2.5.6.6 ./src/Pages/Tasks/FromComponents/Subtasks.tsx<text:tab/>198</text:a></text:p>
          <text:p text:style-name="P289"><text:a xlink:type="simple" xlink:href="#__RefHeading___Toc25604_3164822453" text:style-name="Index_20_Link" text:visited-style-name="Index_20_Link">3.2.5.6.7 ./src/Pages/Tasks/useTasks.ts<text:tab/>201</text:a></text:p>
          <text:p text:style-name="P289"><text:a xlink:type="simple" xlink:href="#__RefHeading___Toc25602_3164822453" text:style-name="Index_20_Link" text:visited-style-name="Index_20_Link">3.2.5.6.8 ./src/Pages/Tasks/DatePicker/DatePicker.tsx<text:tab/>208</text:a></text:p>
          <text:p text:style-name="P289"><text:a xlink:type="simple" xlink:href="#__RefHeading___Toc23392_3464985222%20Copy%201" text:style-name="Index_20_Link" text:visited-style-name="Index_20_Link">3.2.5.7 Goals<text:tab/>211</text:a></text:p>
          <text:p text:style-name="P289"><text:a xlink:type="simple" xlink:href="#__RefHeading___Toc25600_3164822453" text:style-name="Index_20_Link" text:visited-style-name="Index_20_Link">3.2.5.8 Habits<text:tab/>211</text:a></text:p>
          <text:p text:style-name="P289"><text:a xlink:type="simple" xlink:href="#__RefHeading___Toc23388_3464985222" text:style-name="Index_20_Link" text:visited-style-name="Index_20_Link">3.2.5.9 Notes<text:tab/>211</text:a></text:p>
          <text:p text:style-name="P289"><text:a xlink:type="simple" xlink:href="#__RefHeading___Toc23386_3464985222" text:style-name="Index_20_Link" text:visited-style-name="Index_20_Link">3.2.5.10 Dashboard<text:tab/>211</text:a></text:p>
          <text:p text:style-name="P289"><text:a xlink:type="simple" xlink:href="#__RefHeading___Toc23384_3464985222" text:style-name="Index_20_Link" text:visited-style-name="Index_20_Link">3.2.5.11 Archive<text:tab/>211</text:a></text:p>
          <text:p text:style-name="P289"><text:a xlink:type="simple" xlink:href="#__RefHeading___Toc23382_3464985222" text:style-name="Index_20_Link" text:visited-style-name="Index_20_Link">3.2.5.12 Calendar<text:tab/>211</text:a></text:p>
        </text:index-body>
      </text:table-of-content>
      <text:p text:style-name="P3"/>
      <text:list xml:id="list2867614344" text:style-name="L1">
        <text:list-item>
          <text:p text:style-name="P291"><text:bookmark-start text:name="__RefHeading___Toc3731_117426026"/>Analysis<text:bookmark-end text:name="__RefHeading___Toc3731_117426026"/></text:p>
          <text:list>
            <text:list-item>
              <text:p text:style-name="P290"><text:bookmark-start text:name="__RefHeading___Toc3729_117426026"/>Identifying the Problem<text:bookmark-end text:name="__RefHeading___Toc3729_117426026"/></text:p>
              <text:list>
                <text:list-item>
                  <text:p text:style-name="P290"><text:bookmark-start text:name="__RefHeading___Toc3727_117426026"/>Background: <text:bookmark-end text:name="__RefHeading___Toc3727_117426026"/></text:p>
                  <text:p text:style-name="P416">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418">Centralise and organise his tasks, goals, and habits in one place.</text:p>
        </text:list-item>
        <text:list-item>
          <text:p text:style-name="P418">Visualise his progress towards short-term and long-term objectives.</text:p>
        </text:list-item>
        <text:list-item>
          <text:p text:style-name="P418">Stay motivated by tracking his habits and achievements.</text:p>
        </text:list-item>
        <text:list-item>
          <text:p text:style-name="P417">Access his information across different devices (e.g., laptop, smartphone).</text:p>
        </text:list-item>
      </text:list>
      <text:list xml:id="list130851797927435" text:continue-list="list2867614344" text:style-name="L1">
        <text:list-item>
          <text:list>
            <text:list-item>
              <text:list>
                <text:list-item>
                  <text:p text:style-name="P290"><text:bookmark-start text:name="__RefHeading___Toc3725_117426026"/>Identification<text:bookmark-end text:name="__RefHeading___Toc3725_117426026"/></text:p>
                </text:list-item>
              </text:list>
            </text:list-item>
          </text:list>
        </text:list-item>
      </text:list>
      <text:p text:style-name="P30">Anton’s requirements for a notetaking app include:</text:p>
      <text:list text:style-name="L3">
        <text:list-item>
          <text:p text:style-name="P419">An all-in-one solution for both short-term and long-term tasks and goals.</text:p>
        </text:list-item>
        <text:list-item>
          <text:p text:style-name="P419">Easy organisation and accessibility of notes.</text:p>
        </text:list-item>
        <text:list-item>
          <text:p text:style-name="P419">Features to motivate and track progress, such as habit tracking.</text:p>
        </text:list-item>
        <text:list-item>
          <text:p text:style-name="P420">A user-friendly, cross-platform experience.</text:p>
        </text:list-item>
      </text:list>
      <text:list xml:id="list130852654675998" text:continue-list="list130851797927435" text:style-name="L1">
        <text:list-item>
          <text:list>
            <text:list-item>
              <text:p text:style-name="P290"><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30">The primary end users of this notetaking app include:</text:p>
      <text:list text:style-name="L4">
        <text:list-item>
          <text:p text:style-name="P432"><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432"><text:span text:style-name="Strong_20_Emphasis"><text:span text:style-name="T31">Professionals</text:span></text:span><text:span text:style-name="T31">: Busy professionals can benefit from managing their tasks, projects, and goals to improve productivity.</text:span></text:p>
        </text:list-item>
        <text:list-item>
          <text:p text:style-name="P432"><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433"><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9" text:outline-level="3"><text:soft-page-break/></text:h>
      <text:list xml:id="list130851530413953" text:continue-list="list130852654675998" text:style-name="L1">
        <text:list-item>
          <text:list>
            <text:list-item>
              <text:p text:style-name="P290"><text:bookmark-start text:name="__RefHeading___Toc3721_117426026"/>Research<text:bookmark-end text:name="__RefHeading___Toc3721_117426026"/></text:p>
            </text:list-item>
          </text:list>
        </text:list-item>
      </text:list>
      <text:p text:style-name="P47"><text:bookmark-start text:name="__RefHeading___Toc3181_117426026"/>Research Methodology:<text:bookmark-end text:name="__RefHeading___Toc3181_117426026"/></text:p>
      <text:p text:style-name="P30">To thoroughly understand the problem and design a suitable solution, I:</text:p>
      <text:list text:style-name="L5">
        <text:list-item>
          <text:p text:style-name="P421">Explored existing notetaking apps (e.g., Notion, Obsidian, Evernote, Google Keep) to identify their strengths and weaknesses.</text:p>
        </text:list-item>
        <text:list-item>
          <text:p text:style-name="P434"><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421">Conducted interviews with potential users, including Anton and other students, to gather insights into their preferences and pain points.</text:p>
        </text:list-item>
        <text:list-item>
          <text:p text:style-name="P421">Analysed feedback from online communities and forums discussing productivity tools.</text:p>
        </text:list-item>
        <text:list-item>
          <text:p text:style-name="P421">Created prototypes and tested them with users to refine the app’s features.</text:p>
        </text:list-item>
      </text:list>
      <text:p text:style-name="P31"><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30"/>
      <text:p text:style-name="Heading"/>
      <text:list xml:id="list130851925179742" text:continue-list="list130851530413953" text:style-name="L1">
        <text:list-item>
          <text:list>
            <text:list-item>
              <text:list>
                <text:list-item>
                  <text:p text:style-name="P290"><text:bookmark-start text:name="__RefHeading___Toc3719_117426026"/>Key Insights from Research<text:bookmark-end text:name="__RefHeading___Toc3719_117426026"/></text:p>
                  <text:list>
                    <text:list-item>
                      <text:p text:style-name="P290"><text:bookmark-start text:name="__RefHeading___Toc3717_117426026"/><text:span text:style-name="Strong_20_Emphasis">Books</text:span><text:bookmark-end text:name="__RefHeading___Toc3717_117426026"/></text:p>
                      <text:list>
                        <text:list-item>
                          <text:p text:style-name="P290"><text:bookmark-start text:name="__RefHeading___Toc3715_117426026"/><text:span text:style-name="Strong_20_Emphasis">Building a Second Brain</text:span><text:bookmark-end text:name="__RefHeading___Toc3715_117426026"/></text:p>
                          <text:list>
                            <text:list-item>
                              <text:p text:style-name="P290"><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5">One of the concepts in this book is the four-step CODE method, which is an acronym for Capture, Organise, Distill, Express. </text:p>
      <text:list text:style-name="L6">
        <text:list-item>
          <text:p text:style-name="P435">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435">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435">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435">Highlight key terms</text:p>
            </text:list-item>
            <text:list-item>
              <text:p text:style-name="P435">Retain links to websites</text:p>
            </text:list-item>
            <text:list-item>
              <text:p text:style-name="P435">Insert placeholders if the initial note is incomplete</text:p>
            </text:list-item>
          </text:list>
        </text:list-item>
      </text:list>
      <text:p text:style-name="P6">By using the following summarization feature, the notes can be readable for the user even in a long time</text:p>
      <text:p text:style-name="P6"/>
      <text:list text:continue-list="list130851925179742" text:style-name="L1">
        <text:list-item>
          <text:list>
            <text:list-item>
              <text:list>
                <text:list-item>
                  <text:list>
                    <text:list-item>
                      <text:list>
                        <text:list-item>
                          <text:list>
                            <text:list-item>
                              <text:p text:style-name="P290"><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5">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30852900209846" text:continue-numbering="true" text:style-name="L1">
        <text:list-item>
          <text:list>
            <text:list-item>
              <text:list>
                <text:list-item>
                  <text:list>
                    <text:list-item>
                      <text:list>
                        <text:list-item>
                          <text:p text:style-name="P290"><text:bookmark-start text:name="__RefHeading___Toc3709_117426026"/><text:span text:style-name="Strong_20_Emphasis">The Bullet Journal Method</text:span><text:bookmark-end text:name="__RefHeading___Toc3709_117426026"/></text:p>
                          <text:p text:style-name="P358"><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358"><text:span text:style-name="Strong_20_Emphasis"><text:span text:style-name="T15"/></text:span></text:p>
                        </text:list-item>
                      </text:list>
                    </text:list-item>
                    <text:list-item>
                      <text:p text:style-name="P290"><text:bookmark-start text:name="__RefHeading___Toc3707_117426026"/><text:span text:style-name="Strong_20_Emphasis">In-depth analysis of existing software</text:span><text:bookmark-end text:name="__RefHeading___Toc3707_117426026"/></text:p>
                      <text:list>
                        <text:list-item>
                          <text:p text:style-name="P290"><text:bookmark-start text:name="__RefHeading___Toc3705_117426026"/><text:span text:style-name="Strong_20_Emphasis">Notion</text:span><text:bookmark-end text:name="__RefHeading___Toc3705_117426026"/></text:p>
                          <text:p text:style-name="P463"><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5"><text:span text:style-name="T31"><text:tab/><text:tab/></text:span><text:span text:style-name="Strong_20_Emphasis"><text:span text:style-name="T31">Advantages</text:span></text:span><text:span text:style-name="T31">:</text:span></text:p>
      <text:list text:style-name="L7">
        <text:list-item>
          <text:p text:style-name="P436">Notion is customizable</text:p>
        </text:list-item>
        <text:list-item>
          <text:p text:style-name="P436"><text:soft-page-break/>Has AI tools to summarise notes and generate text</text:p>
        </text:list-item>
        <text:list-item>
          <text:p text:style-name="P436">Has support for organising entries in tables by tags</text:p>
        </text:list-item>
        <text:list-item>
          <text:p text:style-name="P436">Is cross platform</text:p>
        </text:list-item>
      </text:list>
      <text:p text:style-name="P65"><text:span text:style-name="Strong_20_Emphasis"><text:span text:style-name="T32"/></text:span></text:p>
      <text:p text:style-name="P65"><text:span text:style-name="Strong_20_Emphasis"><text:span text:style-name="T32"><text:tab/><text:tab/>Disadvantages</text:span></text:span><text:span text:style-name="T32">:</text:span></text:p>
      <text:list text:style-name="L8">
        <text:list-item>
          <text:p text:style-name="P437">Notion is very complicated to set up, so base users cannot use most of these features fully. Customization is very time consuming, so most users rely on paid templates to get any advanced functionality.</text:p>
        </text:list-item>
        <text:list-item>
          <text:p text:style-name="P437">From my experience, and experience of other Notion users I interviewed, the cross-platform experience is mediocre. The app is not optimised for touchscreens.</text:p>
        </text:list-item>
        <text:list-item>
          <text:p text:style-name="P437">The AI features are a paid subscription. Some users may underutilize the features and overpay for services they never use.</text:p>
          <text:p text:style-name="P437"/>
        </text:list-item>
      </text:list>
      <text:list xml:id="list130852026589018" text:continue-list="list130852900209846" text:style-name="L1">
        <text:list-item>
          <text:list>
            <text:list-item>
              <text:list>
                <text:list-item>
                  <text:list>
                    <text:list-item>
                      <text:list>
                        <text:list-item>
                          <text:p text:style-name="P290"><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66"><text:span text:style-name="Strong_20_Emphasis"><text:span text:style-name="T32">Advantages</text:span></text:span><text:span text:style-name="T32">:</text:span></text:p>
      <text:list text:style-name="L9">
        <text:list-item>
          <text:p text:style-name="P422">Simple and intuitive to use, making it accessible to users of all technical levels.</text:p>
        </text:list-item>
        <text:list-item>
          <text:p text:style-name="P422">Well-integrated with Google’s ecosystem, allowing seamless synchronisation across devices.</text:p>
        </text:list-item>
        <text:list-item>
          <text:p text:style-name="P422">Offers dedicated apps for Android, iOS, and WearOS, ensuring availability on most platforms.</text:p>
        </text:list-item>
      </text:list>
      <text:p text:style-name="P68"><text:span text:style-name="Strong_20_Emphasis"><text:span text:style-name="T32"><text:tab/><text:tab/>Disadvantages</text:span></text:span><text:span text:style-name="T32">:</text:span></text:p>
      <text:list text:style-name="L10">
        <text:list-item>
          <text:p text:style-name="P423">Limited to basic note types, which restricts functionality for advanced users.</text:p>
        </text:list-item>
        <text:list-item>
          <text:p text:style-name="P423">Lacks features for tracking statistics, such as task completion or habit trends.</text:p>
        </text:list-item>
        <text:list-item>
          <text:p text:style-name="P423">Minimal options for customisation or organisation, making it less suitable for complex workflows.</text:p>
        </text:list-item>
      </text:list>
      <text:list xml:id="list130852261564522" text:continue-list="list130852026589018" text:style-name="L1">
        <text:list-item>
          <text:list>
            <text:list-item>
              <text:list>
                <text:list-item>
                  <text:list>
                    <text:list-item>
                      <text:list>
                        <text:list-item>
                          <text:p text:style-name="P290"><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67"><text:span text:style-name="Strong_20_Emphasis"><text:span text:style-name="T32">Advantages</text:span></text:span><text:span text:style-name="T32">:</text:span></text:p>
      <text:list text:style-name="L11">
        <text:list-item>
          <text:p text:style-name="P424">Offers robust organisational tools, including notebooks, tags, and advanced search capabilities.</text:p>
        </text:list-item>
        <text:list-item>
          <text:p text:style-name="P424">Supports multimedia notes, allowing users to attach images, audio, and files.</text:p>
        </text:list-item>
        <text:list-item>
          <text:p text:style-name="P424"><text:soft-page-break/>Cross-platform support with apps for desktop, mobile, and web.</text:p>
        </text:list-item>
        <text:list-item>
          <text:p text:style-name="P424">Allows integration with third-party apps and services, enhancing functionality.</text:p>
        </text:list-item>
      </text:list>
      <text:p text:style-name="P67"><text:span text:style-name="Strong_20_Emphasis"><text:span text:style-name="T32">Disadvantages</text:span></text:span><text:span text:style-name="T32">:</text:span></text:p>
      <text:list text:style-name="L12">
        <text:list-item>
          <text:p text:style-name="P425">Free version has significant limitations, such as device restrictions and reduced storage capacity.</text:p>
        </text:list-item>
        <text:list-item>
          <text:p text:style-name="P425">Interface can feel cluttered and overwhelming for new users.</text:p>
        </text:list-item>
        <text:list-item>
          <text:p text:style-name="P425"><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130852635328997" text:continue-list="list130852261564522" text:style-name="L1">
        <text:list-item>
          <text:list>
            <text:list-item>
              <text:list>
                <text:list-item>
                  <text:list>
                    <text:list-item>
                      <text:list>
                        <text:list-item>
                          <text:p text:style-name="P290"><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69"><text:span text:style-name="Strong_20_Emphasis"><text:span text:style-name="T32">Advantages</text:span></text:span><text:span text:style-name="T32">:</text:span></text:p>
      <text:list text:style-name="L13">
        <text:list-item>
          <text:p text:style-name="P426">Seamlessly integrated into Apple’s ecosystem, providing excellent synchronisation across iPhone, iPad, and Mac devices.</text:p>
        </text:list-item>
        <text:list-item>
          <text:p text:style-name="P426">Simple and straightforward interface, ideal for quick note-taking.</text:p>
        </text:list-item>
        <text:list-item>
          <text:p text:style-name="P426">Supports rich text formatting, drawing tools, and file attachments.</text:p>
        </text:list-item>
        <text:list-item>
          <text:p text:style-name="P426">Includes collaborative features, allowing multiple users to edit notes in real time.</text:p>
        </text:list-item>
      </text:list>
      <text:p text:style-name="P69"><text:span text:style-name="Strong_20_Emphasis"><text:span text:style-name="T32">Disadvantages</text:span></text:span><text:span text:style-name="T32">:</text:span></text:p>
      <text:list text:style-name="L14">
        <text:list-item>
          <text:p text:style-name="P427">Limited to Apple devices, restricting cross-platform usability.</text:p>
        </text:list-item>
        <text:list-item>
          <text:p text:style-name="P427">Organisation features are basic compared to competitors like Notion or Evernote.</text:p>
        </text:list-item>
        <text:list-item>
          <text:p text:style-name="P427"><text:span text:style-name="Strong_20_Emphasis"><text:span text:style-name="T48">Lacks advanced capabilities, such as tagging or detailed analytics for tracking progress.</text:span></text:span></text:p>
        </text:list-item>
      </text:list>
      <text:list text:continue-list="list130852635328997" text:style-name="L1">
        <text:list-item>
          <text:list>
            <text:list-item>
              <text:list>
                <text:list-item>
                  <text:p text:style-name="P290"><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70"><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290"><text:bookmark-start text:name="__RefHeading___Toc3695_117426026"/><text:soft-page-break/><text:span text:style-name="Strong_20_Emphasis">How do you currently organise your tasks and notes?</text:span><text:bookmark-end text:name="__RefHeading___Toc3695_117426026"/></text:p>
                      <text:p text:style-name="P460"><draw:frame draw:style-name="fr8"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list text:continue-numbering="true" text:style-name="L1">
        <text:list-item>
          <text:list>
            <text:list-item>
              <text:list>
                <text:list-item>
                  <text:list>
                    <text:list-item>
                      <text:p text:style-name="P290"><text:bookmark-start text:name="__RefHeading___Toc3693_117426026"/><text:span text:style-name="Strong_20_Emphasis">What features do you value most in a notetaking app? (Multiple choices allowed)</text:span><text:bookmark-end text:name="__RefHeading___Toc3693_117426026"/></text:p>
                      <text:p text:style-name="P460"><text:span text:style-name="Strong_20_Emphasis"><text:span text:style-name="T36"/></text:span></text:p>
                    </text:list-item>
                    <text:list-item>
                      <text:p text:style-name="P290"><text:bookmark-start text:name="__RefHeading___Toc3691_117426026"/><draw:frame draw:style-name="fr9"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461"><draw:frame draw:style-name="fr8"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8"><text:span text:style-name="Strong_20_Emphasis"><text:span text:style-name="T36"/></text:span></text:p>
      <text:list text:continue-numbering="true" text:style-name="L1">
        <text:list-item>
          <text:list>
            <text:list-item>
              <text:list>
                <text:list-item>
                  <text:list>
                    <text:list-item>
                      <text:p text:style-name="P290"><text:bookmark-start text:name="__RefHeading___Toc3689_117426026"/><text:span text:style-name="Strong_20_Emphasis">How likely are you to use an app that combines notetaking and statistics?</text:span><text:bookmark-end text:name="__RefHeading___Toc3689_117426026"/></text:p>
                      <text:p text:style-name="P460"><text:span text:style-name="Strong_20_Emphasis"><text:span text:style-name="T36"/></text:span></text:p>
                    </text:list-item>
                    <text:list-item>
                      <text:p text:style-name="P290"><text:bookmark-start text:name="__RefHeading___Toc3687_117426026"/><draw:frame draw:style-name="fr7"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464"><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465"><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462"><text:span text:style-name="Strong_20_Emphasis"><text:span text:style-name="T36"/></text:span></text:p>
                </text:list-item>
              </text:list>
            </text:list-item>
            <text:list-item>
              <text:p text:style-name="P292"><text:bookmark-start text:name="__RefHeading___Toc3685_117426026"/><text:span text:style-name="Strong_20_Emphasis"><text:span text:style-name="T60">Interview with Anton Kogun</text:span></text:span><text:bookmark-end text:name="__RefHeading___Toc3685_117426026"/></text:p>
            </text:list-item>
          </text:list>
        </text:list-item>
      </text:list>
      <text:p text:style-name="P71"><text:span text:style-name="Strong_20_Emphasis"><text:span text:style-name="T6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71"><text:span text:style-name="Strong_20_Emphasis"><text:span text:style-name="T61"/></text:span></text:p>
      <text:p text:style-name="P71"><text:span text:style-name="Strong_20_Emphasis"><text:span text:style-name="T61">What's the biggest problem you face with managing your schoolwork digitally?</text:span></text:span></text:p>
      <text:p text:style-name="P71"><text:soft-page-break/><text:span text:style-name="Strong_20_Emphasis"><text:span text:style-name="T61"/></text:span></text:p>
      <text:p text:style-name="P71"><text:span text:style-name="Strong_20_Emphasis"><text:span text:style-name="T6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71"><text:span text:style-name="Strong_20_Emphasis"><text:span text:style-name="T61"/></text:span></text:p>
      <text:p text:style-name="P71"><text:span text:style-name="Strong_20_Emphasis"><text:span text:style-name="T61">If you had a magic wand and could create the perfect app for yourself, what's the one feature it absolutely must have?</text:span></text:span></text:p>
      <text:p text:style-name="P71"><text:span text:style-name="Strong_20_Emphasis"><text:span text:style-name="T61"/></text:span></text:p>
      <text:p text:style-name="P71"><text:span text:style-name="Strong_20_Emphasis"><text:span text:style-name="T61">A way to bring it all together. Notes, assignments, to-do lists, even my habit tracker – all in one place. <text:s/>And it needs to be easy to find what I need, fast.</text:span></text:span></text:p>
      <text:p text:style-name="P71"><text:span text:style-name="Strong_20_Emphasis"><text:span text:style-name="T61"/></text:span></text:p>
      <text:p text:style-name="P71"><text:span text:style-name="Strong_20_Emphasis"><text:span text:style-name="T61">And what about accessing your notes and assignments? Do you use multiple devices?</text:span></text:span></text:p>
      <text:p text:style-name="P71"><text:span text:style-name="Strong_20_Emphasis"><text:span text:style-name="T61"/></text:span></text:p>
      <text:p text:style-name="P71"><text:span text:style-name="Strong_20_Emphasis"><text:span text:style-name="T61"><text:s/>All the time! I use my laptop at home, my tablet at school, and sometimes even my phone. <text:s/>It needs to work seamlessly across all of them, without any ssues or syncing problems.</text:span></text:span></text:p>
      <text:p text:style-name="P71"><text:span text:style-name="Strong_20_Emphasis"><text:span text:style-name="T61"/></text:span></text:p>
      <text:p text:style-name="P71"><text:span text:style-name="Strong_20_Emphasis"><text:span text:style-name="T61">What would be your preferred way of accessing the application?</text:span></text:span></text:p>
      <text:p text:style-name="P71"><text:span text:style-name="Strong_20_Emphasis"><text:span text:style-name="T61"/></text:span></text:p>
      <text:p text:style-name="P71"><text:span text:style-name="Strong_20_Emphasis"><text:span text:style-name="T6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71"><text:span text:style-name="Strong_20_Emphasis"><text:span text:style-name="T61"/></text:span></text:p>
      <text:p text:style-name="P71"><text:span text:style-name="Strong_20_Emphasis"><text:span text:style-name="T61">Imagine you've got hundreds of notes and tasks in this app. How would you quickly find the one you need?</text:span></text:span></text:p>
      <text:p text:style-name="P71"><text:span text:style-name="Strong_20_Emphasis"><text:span text:style-name="T61"/></text:span></text:p>
      <text:p text:style-name="P71"><text:span text:style-name="Strong_20_Emphasis"><text:span text:style-name="T61">Search is crucial, of course. But it needs to be smart. <text:s/>Searching by keywords is good, but what if I can't remember the exact words? <text:s/>Maybe something that understands the context of my notes. That would be amazing.</text:span></text:span></text:p>
      <text:list xml:id="list130852136768978" text:continue-numbering="true" text:style-name="L1">
        <text:list-item>
          <text:list>
            <text:list-item>
              <text:p text:style-name="P292"><text:bookmark-start text:name="__RefHeading___Toc7343_3908388459"/><text:span text:style-name="Strong_20_Emphasis"><text:span text:style-name="T60">Modelling the problem</text:span></text:span><text:bookmark-end text:name="__RefHeading___Toc7343_3908388459"/></text:p>
            </text:list-item>
          </text:list>
        </text:list-item>
      </text:list>
      <text:p text:style-name="P32">Here's how each objective addresses specific issues and integrates research findings:</text:p>
      <text:list text:style-name="L15">
        <text:list-item>
          <text:p text:style-name="P466"><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466"><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466"><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466"><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466"><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466"><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466"><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466"><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466"><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466"><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7">Keeping these 10 main objectives in mind, I formulated a list of tasks that I will need to complete in order to successfully implement this application.</text:p>
      <text:list xml:id="list130852887957916" text:continue-list="list130852136768978" text:style-name="L1">
        <text:list-item>
          <text:list>
            <text:list-item>
              <text:p text:style-name="P290"><text:bookmark-start text:name="__RefHeading___Toc3869_117426026"/>Coding objectives<text:bookmark-end text:name="__RefHeading___Toc3869_117426026"/></text:p>
              <text:list>
                <text:list-item>
                  <text:p text:style-name="P290"><text:bookmark-start text:name="__RefHeading___Toc3867_117426026"/>Database<text:bookmark-end text:name="__RefHeading___Toc3867_117426026"/></text:p>
                  <text:list>
                    <text:list-item>
                      <text:p text:style-name="P290"><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443">Create algorithms to generate unique IDs.</text:p>
                </text:list-item>
                <text:list-item>
                  <text:p text:style-name="P443">Configure usage access by limiting permissions of clients that will be used with the databases.</text:p>
                </text:list-item>
                <text:list-item>
                  <text:p text:style-name="P443"><text:soft-page-break/>Ensure that the database is encrypted and adheres to modern security standards.</text:p>
                </text:list-item>
                <text:list-item>
                  <text:p text:style-name="P446">Have a hashing algorithm to further encrypt user passwords.</text:p>
                </text:list-item>
                <text:list-item>
                  <text:p text:style-name="P446">Implement input sanitization to prevent attacks, such as SQL injection.</text:p>
                </text:list-item>
                <text:list-item>
                  <text:p text:style-name="P446">Use HTTPS for all communication.</text:p>
                </text:list-item>
                <text:list-item>
                  <text:p text:style-name="P449">Upon login, provide users with an identity token to keep them logged in.</text:p>
                </text:list-item>
                <text:list-item>
                  <text:p text:style-name="P451">Create functions to search notes by their vector representation instead of text.</text:p>
                </text:list-item>
              </text:list>
            </text:list-item>
          </text:list>
        </text:list-item>
      </text:list>
      <text:list xml:id="list130851825096431" text:continue-list="list130852887957916" text:style-name="L1">
        <text:list-item>
          <text:list>
            <text:list-item>
              <text:list>
                <text:list-item>
                  <text:list>
                    <text:list-item>
                      <text:p text:style-name="P290"><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444">Users</text:p>
                </text:list-item>
                <text:list-item>
                  <text:p text:style-name="P444">Notes</text:p>
                </text:list-item>
                <text:list-item>
                  <text:p text:style-name="P444">Tags</text:p>
                </text:list-item>
                <text:list-item>
                  <text:p text:style-name="P444">Habits</text:p>
                </text:list-item>
                <text:list-item>
                  <text:p text:style-name="P452">Widgets</text:p>
                </text:list-item>
                <text:list-item>
                  <text:p text:style-name="P444">Statistics</text:p>
                </text:list-item>
                <text:list-item>
                  <text:p text:style-name="P444">Goals</text:p>
                </text:list-item>
                <text:list-item>
                  <text:p text:style-name="P444">Tasks</text:p>
                </text:list-item>
              </text:list>
            </text:list-item>
          </text:list>
        </text:list-item>
      </text:list>
      <text:list xml:id="list130852091021209" text:continue-list="list130851825096431" text:style-name="L1">
        <text:list-item>
          <text:list>
            <text:list-item>
              <text:list>
                <text:list-item>
                  <text:p text:style-name="P290"><text:bookmark-start text:name="__RefHeading___Toc3861_117426026"/>Design <text:span text:style-name="T62">the backend functionality</text:span>:<text:bookmark-end text:name="__RefHeading___Toc3861_117426026"/></text:p>
                </text:list-item>
              </text:list>
            </text:list-item>
          </text:list>
        </text:list-item>
      </text:list>
      <text:list text:style-name="L18">
        <text:list-item>
          <text:list>
            <text:list-item>
              <text:list>
                <text:list-item>
                  <text:p text:style-name="P428"><text:span text:style-name="T18">Have functionality to retrieve, create, update and delete various note types and tags, </text:span><text:span text:style-name="T19">using filters and pagination where needed.</text:span></text:p>
                </text:list-item>
                <text:list-item>
                  <text:p text:style-name="P431"><text:span text:style-name="T18">B</text:span><text:span text:style-name="T17">e able to authentify and register new users.</text:span></text:p>
                </text:list-item>
                <text:list-item>
                  <text:p text:style-name="P445">Link and unlink tags to and from notes.</text:p>
                </text:list-item>
                <text:list-item>
                  <text:p text:style-name="P445">Complete/uncomplete tasks.</text:p>
                </text:list-item>
                <text:list-item>
                  <text:p text:style-name="P429"><text:span text:style-name="T18">Retrieve user statistics </text:span><text:span text:style-name="T19">for several note types.</text:span></text:p>
                </text:list-item>
                <text:list-item>
                  <text:p text:style-name="P447">Be able to save user preferences.</text:p>
                </text:list-item>
                <text:list-item>
                  <text:p text:style-name="P448">Communicate with other APIs, such as one from Google or OpenAI to be able to pass submitted notes for AI summarization and return the result to the user.</text:p>
                </text:list-item>
                <text:list-item>
                  <text:p text:style-name="P450">Implement an archiving function.</text:p>
                </text:list-item>
                <text:list-item>
                  <text:p text:style-name="P430"><text:span text:style-name="T20">Create algorithms to vectorize notes for context-based searches</text:span><text:span text:style-name="T21"><text:line-break/></text:span></text:p>
                </text:list-item>
              </text:list>
            </text:list-item>
          </text:list>
        </text:list-item>
      </text:list>
      <text:list xml:id="list130853212477818" text:continue-list="list130852091021209" text:style-name="L1">
        <text:list-item>
          <text:list>
            <text:list-item>
              <text:list>
                <text:list-item>
                  <text:p text:style-name="P290"><text:bookmark-start text:name="__RefHeading___Toc3859_117426026"/><text:soft-page-break/>User Interface<text:bookmark-end text:name="__RefHeading___Toc3859_117426026"/></text:p>
                </text:list-item>
              </text:list>
            </text:list-item>
          </text:list>
        </text:list-item>
      </text:list>
      <text:list text:style-name="L19">
        <text:list-item>
          <text:list>
            <text:list-item>
              <text:list>
                <text:list-item>
                  <text:p text:style-name="P360">Design the overall layout of the app.</text:p>
                </text:list-item>
                <text:list-item>
                  <text:p text:style-name="P361">Have a screen to view all notes for a selected note type with pagination and filter controls, along with the titles and tags of the notes displayed</text:p>
                </text:list-item>
                <text:list-item>
                  <text:p text:style-name="P361">Have a<text:span text:style-name="T63"> rich text editor for creating and editing notes (support for checklists and habit trackers).</text:span></text:p>
                </text:list-item>
                <text:list-item>
                  <text:p text:style-name="P360">Design a navigation bar, searching screens and alerts.</text:p>
                </text:list-item>
                <text:list-item>
                  <text:p text:style-name="P360">Have an account page where the user can edit their <text:span text:style-name="T64">d</text:span>etails.</text:p>
                </text:list-item>
                <text:list-item>
                  <text:p text:style-name="P361">Design the statistics page and unique widgets with information for each note type.</text:p>
                </text:list-item>
                <text:list-item>
                  <text:p text:style-name="P361">Ensure that the designs will adhere to accessibility standards.</text:p>
                </text:list-item>
                <text:list-item>
                  <text:p text:style-name="P363">Make the application cross-platform compatible by choosing a technology that supports such development natively, such as React.</text:p>
                </text:list-item>
                <text:list-item>
                  <text:p text:style-name="P363">Have error handling in place to prevent the app from crashing and communicate any errors to the user.</text:p>
                  <text:p text:style-name="P361"/>
                </text:list-item>
              </text:list>
            </text:list-item>
          </text:list>
        </text:list-item>
      </text:list>
      <text:list xml:id="list130852894986120" text:continue-list="list130853212477818" text:style-name="L1">
        <text:list-item>
          <text:list>
            <text:list-item>
              <text:list>
                <text:list-item>
                  <text:p text:style-name="P290"><text:bookmark-start text:name="__RefHeading___Toc3857_117426026"/>Validation<text:bookmark-end text:name="__RefHeading___Toc3857_117426026"/></text:p>
                  <text:list>
                    <text:list-item>
                      <text:p text:style-name="P290"><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381">Form validation on the UI to provide immediate feedback to users if data was incorrectly entered.</text:p>
                </text:list-item>
                <text:list-item>
                  <text:p text:style-name="P381">Validate passwords and emails to avoid unnecessary requests.</text:p>
                </text:list-item>
              </text:list>
            </text:list-item>
          </text:list>
        </text:list-item>
      </text:list>
      <text:list xml:id="list130852179803079" text:continue-list="list130852894986120" text:style-name="L1">
        <text:list-item>
          <text:list>
            <text:list-item>
              <text:list>
                <text:list-item>
                  <text:list>
                    <text:list-item>
                      <text:p text:style-name="P290"><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362">Input validation for all API endpoints.</text:p>
                </text:list-item>
                <text:list-item>
                  <text:p text:style-name="P362">Authentication and authorization checks to ensure users can only access their own data.</text:p>
                </text:list-item>
                <text:list-item>
                  <text:p text:style-name="P362">Ensure that new entries have unique IDs before inserting them to the database.</text:p>
                </text:list-item>
                <text:list-item>
                  <text:p text:style-name="P362">Impose a limit on the character length of submitted notes.</text:p>
                </text:list-item>
              </text:list>
            </text:list-item>
          </text:list>
        </text:list-item>
      </text:list>
      <text:p text:style-name="P21"><text:line-break/></text:p>
      <text:list text:continue-list="list130852179803079" text:style-name="L1">
        <text:list-item>
          <text:list>
            <text:list-item>
              <text:p text:style-name="P290"><text:bookmark-start text:name="__RefHeading___Toc3851_117426026"/><text:soft-page-break/>Proposed solution<text:bookmark-end text:name="__RefHeading___Toc3851_117426026"/></text:p>
              <text:p text:style-name="P453">My solution this feature-rich note-taking application leverages a robust and scalable technology stack. For the user interface, I will utilize ReactJS, a powerful JavaScript library for building dynamic and responsive single-page applications. <text:span text:style-name="T65">To speed up design, I will use a component library called shadcn, which is open source, modern, adheres to acce</text:span><text:span text:style-name="T224">ss</text:span><text:span text:style-name="T65">ibility guidelines such as WCAG and is highly customizable.</text:span> This choice ensures a smooth and intuitive user experience across various platforms. The backend will be constru</text:p>
            </text:list-item>
            <text:list-item>
              <text:p text:style-name="P453"><text:s text:c="2"/><text:span text:style-name="T225">\</text:span>c<text:span text:style-name="T225">0.</text:span></text:p>
            </text:list-item>
            <text:list-item>
              <text:p text:style-name="P453">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458">A</text:p>
            </text:list-item>
          </text:list>
        </text:list-item>
        <text:list-item>
          <text:p text:style-name="P290"><text:bookmark-start text:name="__RefHeading___Toc3849_117426026"/>Documented Design<text:bookmark-end text:name="__RefHeading___Toc3849_117426026"/></text:p>
          <text:list>
            <text:list-item>
              <text:p text:style-name="P290"><text:bookmark-start text:name="__RefHeading___Toc3847_117426026"/>User data flow<text:bookmark-end text:name="__RefHeading___Toc3847_117426026"/></text:p>
              <text:list>
                <text:list-item>
                  <text:p text:style-name="P290"><text:bookmark-start text:name="__RefHeading___Toc3845_117426026"/>Determining frontend-backend communication<text:bookmark-end text:name="__RefHeading___Toc3845_117426026"/></text:p>
                  <text:list>
                    <text:list-item>
                      <text:p text:style-name="P290"><text:bookmark-start text:name="__RefHeading___Toc3843_117426026"/>Optimistic updating<text:bookmark-end text:name="__RefHeading___Toc3843_117426026"/></text:p>
                      <text:p text:style-name="P440">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290"><text:bookmark-start text:name="__RefHeading___Toc3841_117426026"/>Pessimistic updating<text:bookmark-end text:name="__RefHeading___Toc3841_117426026"/></text:p>
                      <text:p text:style-name="P440">Pessimistic updating is a design pattern where the user interface is not updated until the backend operation has been successfully completed. This approach ensures data consistency but can lead to perceived delays, especially in scenarios with slow network <text:soft-page-break/>connections or complex backend processing, which, for tasks such as vectorization, may take significant time and can be left for later.</text:p>
                    </text:list-item>
                    <text:list-item>
                      <text:p text:style-name="P290"><text:bookmark-start text:name="__RefHeading___Toc3839_117426026"/>Why I chose optimistic updating<text:bookmark-end text:name="__RefHeading___Toc3839_117426026"/></text:p>
                      <text:p text:style-name="P440">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290"><text:bookmark-start text:name="__RefHeading___Toc3837_117426026"/><text:soft-page-break/>Creating data flow diagrams<text:bookmark-end text:name="__RefHeading___Toc3837_117426026"/></text:p>
                  <text:list>
                    <text:list-item>
                      <text:p text:style-name="P290"><text:bookmark-start text:name="__RefHeading___Toc3835_117426026"/>Note creation<text:bookmark-end text:name="__RefHeading___Toc3835_117426026"/></text:p>
                      <text:p text:style-name="P459"><text:bookmark text:name="docs-internal-guid-068aa1cd-7fff-ef89-0300-254b1807b0d4"/><draw:frame draw:style-name="fr5"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7">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290"><text:bookmark-start text:name="__RefHeading___Toc3833_117426026"/>Editing a note<text:bookmark-end text:name="__RefHeading___Toc3833_117426026"/></text:p>
                      <text:p text:style-name="P387"><text:bookmark text:name="docs-internal-guid-7fa89df9-7fff-9fa6-9492-15862a69dad5"/><text:span text:style-name="T66"><draw:frame draw:style-name="fr5"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9">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290"><text:bookmark-start text:name="__RefHeading___Toc3831_117426026"/><text:soft-page-break/>Fetch all notes of a specific type<text:bookmark-end text:name="__RefHeading___Toc3831_117426026"/></text:p>
                      <text:p text:style-name="P387"><text:bookmark text:name="docs-internal-guid-c0e41830-7fff-706e-2966-012a1c328c42"/><text:span text:style-name="T66"><draw:frame draw:style-name="fr5" draw:name="Image3" text:anchor-type="as-char" svg:width="7.934cm" svg:height="19.126cm" draw:z-index="6"><draw:image xlink:href="Pictures/1000000100000299000006408375B371.png" xlink:type="simple" xlink:show="embed" xlink:actuate="onLoad" draw:mime-type="image/png"/></draw:frame></text:span><text:s/></text:p>
                      <text:p text:style-name="P440">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290"><text:bookmark-start text:name="__RefHeading___Toc3829_117426026"/>Fetch one note<text:bookmark-end text:name="__RefHeading___Toc3829_117426026"/></text:p>
                    </text:list-item>
                  </text:list>
                </text:list-item>
              </text:list>
            </text:list-item>
          </text:list>
        </text:list-item>
      </text:list>
      <text:p text:style-name="P23"/>
      <text:p text:style-name="P4"><text:bookmark text:name="docs-internal-guid-a474ed06-7fff-4799-bdec-8dcd63dd5f4b"/><text:span text:style-name="T66"><draw:frame draw:style-name="fr5" draw:name="Image4" text:anchor-type="as-char" svg:width="7.467cm" svg:height="15.478cm" draw:z-index="7"><draw:image xlink:href="Pictures/100000010000030600000640CD727E38.png" xlink:type="simple" xlink:show="embed" xlink:actuate="onLoad" draw:mime-type="image/png"/></draw:frame></text:span><text:s/></text:p>
      <text:p text:style-name="P8">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30851809558090" text:continue-numbering="true" text:style-name="L1">
        <text:list-item>
          <text:list>
            <text:list-item>
              <text:list>
                <text:list-item>
                  <text:list>
                    <text:list-item>
                      <text:p text:style-name="P290"><text:bookmark-start text:name="__RefHeading___Toc3827_117426026"/><text:soft-page-break/>Delete a note<text:bookmark-end text:name="__RefHeading___Toc3827_117426026"/></text:p>
                      <text:p text:style-name="P387"><text:bookmark text:name="docs-internal-guid-b8c60e8a-7fff-3137-0c20-093ccd0458ed"/><text:span text:style-name="T66"><draw:frame draw:style-name="fr5" draw:name="Image5" text:anchor-type="as-char" svg:width="10.954cm" svg:height="19.731cm" draw:z-index="8"><draw:image xlink:href="Pictures/1000000100000377000006408874F0AD.png" xlink:type="simple" xlink:show="embed" xlink:actuate="onLoad" draw:mime-type="image/png"/></draw:frame></text:span><text:s/></text:p>
                      <text:p text:style-name="P365">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290"><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366">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366">“Exact” search mode. The query will be used to look up title or content fields in the database using SQL querying</text:p>
        </text:list-item>
        <text:list-item>
          <text:p text:style-name="P367">“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30851809558090" text:style-name="L1">
        <text:list-item>
          <text:list>
            <text:list-item>
              <text:list>
                <text:list-item>
                  <text:list>
                    <text:list-header>
                      <text:p text:style-name="P365">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list text:continue-numbering="true" text:style-name="L1">
        <text:list-item>
          <text:list>
            <text:list-item>
              <text:list>
                <text:list-item>
                  <text:list>
                    <text:list-header>
                      <text:p text:style-name="P387"><text:bookmark text:name="docs-internal-guid-cdf87131-7fff-b354-26da-af4879d25468"/><text:soft-page-break/><text:span text:style-name="T66"><draw:frame draw:style-name="fr5"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2"/>
      <text:p text:style-name="P22"/>
      <text:list text:continue-numbering="true" text:style-name="L1">
        <text:list-item>
          <text:list>
            <text:list-item>
              <text:list>
                <text:list-item>
                  <text:list>
                    <text:list-item>
                      <text:p text:style-name="P290"><text:bookmark-start text:name="__RefHeading___Toc3823_117426026"/><text:soft-page-break/>Tag workflow<text:bookmark-end text:name="__RefHeading___Toc3823_117426026"/></text:p>
                      <text:p text:style-name="P368">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368"><text:bookmark text:name="docs-internal-guid-7891c39b-7fff-1493-4500-7c846abaeac2"/><text:span text:style-name="T66"><draw:frame draw:style-name="fr5" draw:name="Image7" text:anchor-type="as-char" svg:width="8.853cm" svg:height="16.662cm" draw:z-index="10"><draw:image xlink:href="Pictures/10000000000003530000064064503C06.png" xlink:type="simple" xlink:show="embed" xlink:actuate="onLoad" draw:mime-type="image/png"/></draw:frame></text:span><text:s/></text:p>
                      <text:p text:style-name="P368">This procedure is executed alongside any note creation or editing procedure whenever the selected tag ids differ from the fetched ones.</text:p>
                      <text:p text:style-name="P368"/>
                    </text:list-item>
                    <text:list-item>
                      <text:p text:style-name="P290"><text:bookmark-start text:name="__RefHeading___Toc3821_117426026"/><text:soft-page-break/>Registering and logging users in<text:bookmark-end text:name="__RefHeading___Toc3821_117426026"/></text:p>
                      <text:p text:style-name="P441"><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438">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290"><text:bookmark-start text:name="__RefHeading___Toc3819_117426026"/>Backend<text:bookmark-end text:name="__RefHeading___Toc3819_117426026"/></text:p>
              <text:list>
                <text:list-item>
                  <text:p text:style-name="P290"><text:bookmark-start text:name="__RefHeading___Toc3817_117426026"/>Designing the database<text:bookmark-end text:name="__RefHeading___Toc3817_117426026"/></text:p>
                  <text:list>
                    <text:list-item>
                      <text:p text:style-name="P290"><text:bookmark-start text:name="__RefHeading___Toc3815_117426026"/>Detecting patterns in data representation<text:bookmark-end text:name="__RefHeading___Toc3815_117426026"/></text:p>
                    </text:list-item>
                  </text:list>
                  <text:p text:style-name="P368">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368">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290"><text:bookmark-start text:name="__RefHeading___Toc3813_117426026"/>Choosing the database<text:bookmark-end text:name="__RefHeading___Toc3813_117426026"/></text:p>
                    </text:list-item>
                  </text:list>
                  <text:p text:style-name="P368">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290"><text:bookmark-start text:name="__RefHeading___Toc3811_117426026"/>Efficiency<text:bookmark-end text:name="__RefHeading___Toc3811_117426026"/></text:p>
                    </text:list-item>
                  </text:list>
                  <text:p text:style-name="P368">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290"><text:bookmark-start text:name="__RefHeading___Toc3809_117426026"/><text:soft-page-break/>Data Types and Functions:<text:bookmark-end text:name="__RefHeading___Toc3809_117426026"/></text:p>
                    </text:list-item>
                  </text:list>
                  <text:p text:style-name="P368">Postgres supports a wide range of data types such as UUID for primary keys, which will accommodate various note content formats and use cases.</text:p>
                  <text:list text:continue-numbering="true">
                    <text:list-item>
                      <text:p text:style-name="P290"><text:bookmark-start text:name="__RefHeading___Toc3807_117426026"/>Why use UUID?<text:bookmark-end text:name="__RefHeading___Toc3807_117426026"/></text:p>
                    </text:list-item>
                  </text:list>
                  <text:p text:style-name="P368">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290"><text:bookmark-start text:name="__RefHeading___Toc3805_117426026"/>Performance:<text:bookmark-end text:name="__RefHeading___Toc3805_117426026"/></text:p>
                    </text:list-item>
                  </text:list>
                  <text:p text:style-name="P368">The database is designed to scale efficiently, handling large volumes of data and supporting high-performance queries, which will speed up note loading and retrieval.</text:p>
                  <text:list text:continue-numbering="true">
                    <text:list-item>
                      <text:p text:style-name="P290"><text:bookmark-start text:name="__RefHeading___Toc3803_117426026"/>Security:<text:bookmark-end text:name="__RefHeading___Toc3803_117426026"/></text:p>
                    </text:list-item>
                  </text:list>
                  <text:p text:style-name="P368">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290"><text:bookmark-start text:name="__RefHeading___Toc3801_117426026"/>Database relationships<text:bookmark-end text:name="__RefHeading___Toc3801_117426026"/></text:p>
                  <text:p text:style-name="P388"><text:bookmark text:name="docs-internal-guid-600616be-7fff-c615-c856-caf18041429b"/><text:s/></text:p>
                  <text:p text:style-name="P369">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370"/>
                  <text:p text:style-name="P370">After picking the appropriate database, I started planning the tables that could be possibly useful for storing note and user data.</text:p>
                  <text:list>
                    <text:list-item>
                      <text:p text:style-name="P290"><text:bookmark-start text:name="__RefHeading___Toc3799_117426026"/>User data<text:bookmark-end text:name="__RefHeading___Toc3799_117426026"/></text:p>
                    </text:list-item>
                  </text:list>
                  <text:p text:style-name="P370">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370"><text:soft-page-break/></text:p>
                  <text:p text:style-name="P370"><draw:frame draw:style-name="fr3"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290"><text:bookmark-start text:name="__RefHeading___Toc3797_117426026"/>Notes<text:bookmark-end text:name="__RefHeading___Toc3797_117426026"/></text:p>
                      <text:p text:style-name="P359"><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ext:span><text:soft-page-break/><text:span text:style-name="T16">their parent note, as they may also have a completion boolean and a description, but they reference the corresponding Task or Goal id.</text:span></text:p>
                      <text:list>
                        <text:list-item>
                          <text:list>
                            <text:list-item>
                              <text:list>
                                <text:list-item>
                                  <text:list>
                                    <text:list-item>
                                      <text:list>
                                        <text:list-header>
                                          <text:p text:style-name="P393">Main notes table:</text:p>
                                        </text:list-header>
                                      </text:list>
                                    </text:list-item>
                                  </text:list>
                                </text:list-item>
                              </text:list>
                            </text:list-item>
                          </text:list>
                        </text:list-item>
                      </text:list>
                    </text:list-item>
                  </text:list>
                </text:list-item>
              </text:list>
            </text:list-item>
          </text:list>
        </text:list-item>
      </text:list>
      <text:p text:style-name="P399" loext:marker-style-name="T6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399" loext:marker-style-name="T67"><text:span text:style-name="T9">Tables for the “Task” note type:</text:span></text:p>
      <text:p text:style-name="P400" loext:marker-style-name="T67"><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394" loext:marker-style-name="T28"/>
      <text:p text:style-name="P401" loext:marker-style-name="T6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395" loext:marker-style-name="T28"/>
      <text:p text:style-name="P401" loext:marker-style-name="T67"><text:span text:style-name="T9">Tables for the “Habit” note type:</text:span></text:p>
      <text:p text:style-name="P401" loext:marker-style-name="T67"><text:span text:style-name="T8">CREATE TABLE habits (<text:line-break/> id uuid DEFAULT uuid_generate_v4() NOT NULL,<text:line-break/> note_id uuid,<text:line-break/> reminder_time time without time zone,<text:line-break/></text:span><text:soft-page-break/><text:span text:style-name="T8"> streak integer DEFAULT 0,<text:line-break/> repetition character varying(7)<text:line-break/>);</text:span></text:p>
      <text:p text:style-name="P396" loext:marker-style-name="T29"/>
      <text:p text:style-name="P396" loext:marker-style-name="T29"/>
      <text:p text:style-name="P401" loext:marker-style-name="T67"><text:span text:style-name="T9">Ability to link multiple tasks to a single habit</text:span></text:p>
      <text:p text:style-name="P401" loext:marker-style-name="T67"><text:span text:style-name="T8">CREATE TABLE habittasks ( <text:line-break/> <text:s text:c="3"/>habit_id uuid,<text:line-break/> <text:s text:c="3"/>task_id uuid<text:line-break/>);</text:span></text:p>
      <text:p text:style-name="P397" loext:marker-style-name="T29"/>
      <text:p text:style-name="P401" loext:marker-style-name="T67"><text:span text:style-name="T9">Tables for the “Goal” note type:</text:span></text:p>
      <text:p text:style-name="P400" loext:marker-style-name="T6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401" loext:marker-style-name="T67"><text:span text:style-name="T9"/></text:p>
      <text:p text:style-name="P401" loext:marker-style-name="T67"><text:span text:style-name="T9">A table for subgoals(checkpoints)</text:span></text:p>
      <text:p text:style-name="P400" loext:marker-style-name="T6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400" loext:marker-style-name="T67"><text:span text:style-name="T7"/></text:p>
      <text:p text:style-name="P391" loext:marker-style-name="T67"><text:span text:style-name="T7"/></text:p>
      <text:list text:continue-numbering="true" text:style-name="L1">
        <text:list-item>
          <text:list>
            <text:list-item>
              <text:list>
                <text:list-item>
                  <text:list>
                    <text:list-item>
                      <text:p text:style-name="P298"><text:bookmark-start text:name="__RefHeading___Toc3795_117426026"/>Tagging<text:bookmark-end text:name="__RefHeading___Toc3795_117426026"/></text:p>
                      <text:p text:style-name="P371">Tags are independent from notes, so a corresponding table containing data about tags, such as their name and color, will be connected to notes using a separate table, called NoteTags, where note and tag ids are linked together.</text:p>
                      <text:p text:style-name="P371"/>
                      <text:p text:style-name="P371"><text:soft-page-break/>CREATE TABLE tags (</text:p>
                      <text:p text:style-name="P371">id uuid DEFAULT uuid_generate_v4() NOT NULL,</text:p>
                      <text:p text:style-name="P371">name character varying(50) NOT NULL,</text:p>
                      <text:p text:style-name="P371">color character varying(7) NOT NULL,user_id uuid);</text:p>
                      <text:p text:style-name="P371"/>
                      <text:p text:style-name="P371">CREATE TABLE notetags (</text:p>
                      <text:p text:style-name="P371">note_id uuid NOT NULL,tag_id </text:p>
                      <text:p text:style-name="P371">uuid NOT NULL</text:p>
                      <text:p text:style-name="P371">);</text:p>
                      <text:p text:style-name="P371"/>
                    </text:list-item>
                    <text:list-item>
                      <text:p text:style-name="P298"><text:bookmark-start text:name="__RefHeading___Toc3793_117426026"/>Statistics<text:bookmark-end text:name="__RefHeading___Toc3793_117426026"/></text:p>
                      <text:p text:style-name="P371">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2"><text:s text:c="7"/></text:p>
      <text:p text:style-name="P12">CREATE TABLE taskstatistics (</text:p>
      <text:p text:style-name="P12"><text:s text:c="4"/>user_id uuid,</text:p>
      <text:p text:style-name="P12"><text:s text:c="4"/>total_completed_tasks integer DEFAULT 0,</text:p>
      <text:p text:style-name="P12"><text:s text:c="4"/>weekly_completed_tasks integer DEFAULT 0,</text:p>
      <text:p text:style-name="P12"><text:s text:c="4"/>monthly_completed_tasks integer DEFAULT 0</text:p>
      <text:p text:style-name="P12">);</text:p>
      <text:p text:style-name="P12"><text:s text:c="15"/></text:p>
      <text:p text:style-name="P12">CREATE TABLE goalhistory (</text:p>
      <text:p text:style-name="P12"><text:s/>user_id uuid,</text:p>
      <text:p text:style-name="P12"><text:s/>goal_id uuid,</text:p>
      <text:p text:style-name="P12"><text:s/>completion_timestamp timestamp without time zone</text:p>
      <text:p text:style-name="P12">);</text:p>
      <text:p text:style-name="P12"><text:s text:c="15"/></text:p>
      <text:p text:style-name="P12">CREATE TABLE habitcompletion (</text:p>
      <text:p text:style-name="P12"><text:s/>habit_id uuid,</text:p>
      <text:p text:style-name="P12"><text:s/>completion_date date</text:p>
      <text:p text:style-name="P12">);</text:p>
      <text:p text:style-name="P12"><text:soft-page-break/><text:s text:c="7"/></text:p>
      <text:list text:continue-numbering="true" text:style-name="L1">
        <text:list-item>
          <text:list>
            <text:list-item>
              <text:list>
                <text:list-item>
                  <text:list>
                    <text:list-item>
                      <text:p text:style-name="P300"><text:bookmark-start text:name="__RefHeading___Toc3791_117426026"/>Widgets<text:bookmark-end text:name="__RefHeading___Toc3791_117426026"/></text:p>
                    </text:list-item>
                  </text:list>
                </text:list-item>
              </text:list>
            </text:list-item>
          </text:list>
        </text:list-item>
      </text:list>
      <text:p text:style-name="P45">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130852063768077" text:continue-numbering="true" text:style-name="L1">
        <text:list-item>
          <text:list>
            <text:list-item>
              <text:list>
                <text:list-item>
                  <text:list>
                    <text:list-item>
                      <text:p text:style-name="P299"><text:bookmark-start text:name="__RefHeading___Toc3791_117426026 Copy 1"/>Conclusion<text:bookmark-end text:name="__RefHeading___Toc3791_117426026 Copy 1"/></text:p>
                      <text:p text:style-name="P370">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370"/>
                    </text:list-item>
                  </text:list>
                </text:list-item>
                <text:list-item>
                  <text:p text:style-name="P298"><text:bookmark-start text:name="__RefHeading___Toc3789_117426026"/>Backend file structure<text:bookmark-end text:name="__RefHeading___Toc3789_117426026"/></text:p>
                </text:list-item>
              </text:list>
            </text:list-item>
          </text:list>
        </text:list-item>
      </text:list>
      <text:p text:style-name="P13">The structure I came up with follows common Python project conventions and uses a combination of modules for separation of concerns and a utils directory for reusable utility functions:</text:p>
      <text:list text:style-name="L23">
        <text:list-item>
          <text:p text:style-name="P382">models</text:p>
          <text:list>
            <text:list-item>
              <text:p text:style-name="P382">w2v.model</text:p>
            </text:list-item>
          </text:list>
        </text:list-item>
        <text:list-item>
          <text:p text:style-name="P382">modules</text:p>
          <text:list>
            <text:list-item>
              <text:p text:style-name="P382">__init__.py</text:p>
            </text:list-item>
            <text:list-item>
              <text:p text:style-name="P382">goals.py</text:p>
            </text:list-item>
            <text:list-item>
              <text:p text:style-name="P382">tasks.py</text:p>
            </text:list-item>
            <text:list-item>
              <text:p text:style-name="P382">universal.py</text:p>
            </text:list-item>
            <text:list-item>
              <text:p text:style-name="P382">etc</text:p>
            </text:list-item>
          </text:list>
        </text:list-item>
        <text:list-item>
          <text:p text:style-name="P382">utils</text:p>
          <text:list>
            <text:list-item>
              <text:p text:style-name="P382">__init__.py</text:p>
            </text:list-item>
            <text:list-item>
              <text:p text:style-name="P382">word2vec.py</text:p>
            </text:list-item>
            <text:list-item>
              <text:p text:style-name="P382">utils.py</text:p>
            </text:list-item>
            <text:list-item>
              <text:p text:style-name="P382">etc</text:p>
            </text:list-item>
          </text:list>
        </text:list-item>
        <text:list-item>
          <text:p text:style-name="P382"><text:soft-page-break/>app.py</text:p>
        </text:list-item>
        <text:list-item>
          <text:p text:style-name="P382">config.py</text:p>
        </text:list-item>
        <text:list-item>
          <text:p text:style-name="P382">validation.py</text:p>
        </text:list-item>
      </text:list>
      <text:p text:style-name="P42"><text:span text:style-name="T24"/></text:p>
      <text:p text:style-name="P14">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2"><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3"><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30852063768077" text:style-name="L1">
        <text:list-item>
          <text:list>
            <text:list-item>
              <text:list>
                <text:list-item>
                  <text:p text:style-name="P298"><text:bookmark-start text:name="__RefHeading___Toc3787_117426026"/>OOP<text:bookmark-end text:name="__RefHeading___Toc3787_117426026"/></text:p>
                  <text:p text:style-name="P372">OOP <text:span text:style-name="T68">(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298"><text:bookmark-start text:name="__RefHeading___Toc3785_117426026"/>Constructing note processing code<text:bookmark-end text:name="__RefHeading___Toc3785_117426026"/></text:p>
                    </text:list-item>
                  </text:list>
                  <text:p text:style-name="P373">In the context of my note-taking app, we can apply OOP by creating classes to represent key entities like Notes, Users, and Tags. These classes would encapsulate data and methods that operate on that data.</text:p>
                  <text:p text:style-name="P374">However, <text:span text:style-name="T6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9">type by inheriting some properties, such as tag functionality or data cleanup for vectorization from the base class.</text:span></text:p>
                  <text:p text:style-name="P374"><draw:frame draw:style-name="fr6"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4"/>
      <text:p text:style-name="P24"/>
      <text:p text:style-name="P24"/>
      <text:p text:style-name="P24"/>
      <text:p text:style-name="P15">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0">s</text:span>.</text:p>
      <text:list text:continue-numbering="true" text:style-name="L1">
        <text:list-item>
          <text:list>
            <text:list-item>
              <text:list>
                <text:list-item>
                  <text:list>
                    <text:list-item>
                      <text:p text:style-name="P298"><text:bookmark-start text:name="__RefHeading___Toc3783_117426026"/>Simplifying validation schemas<text:bookmark-end text:name="__RefHeading___Toc3783_117426026"/></text:p>
                    </text:list-item>
                  </text:list>
                  <text:p text:style-name="P375">Object-Oriented Programming <text:span text:style-name="T71">can also be uset so implify</text:span> validation schemas by creating a <text:span text:style-name="Source_20_Text"><text:span text:style-name="T41">base schema</text:span></text:span> class. This class acts like a blueprint, defining common fields <text:span text:style-name="T71">such as </text:span>title, content, tags and their validation rules . Other schema classes inherit from <text:span text:style-name="T7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6"><draw:frame draw:style-name="fr1"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5"/>
      <text:p text:style-name="P25"/>
      <text:p text:style-name="P25"/>
      <text:p text:style-name="P25"/>
      <text:p text:style-name="P25"/>
      <text:p text:style-name="P17">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30852077867691" text:continue-numbering="true" text:style-name="L1">
        <text:list-item>
          <text:list>
            <text:list-item>
              <text:p text:style-name="P298"><text:bookmark-start text:name="__RefHeading___Toc3781_117426026"/>Frontend<text:bookmark-end text:name="__RefHeading___Toc3781_117426026"/></text:p>
              <text:list>
                <text:list-item>
                  <text:p text:style-name="P298"><text:bookmark-start text:name="__RefHeading___Toc3779_117426026"/>User data on the frontend<text:bookmark-end text:name="__RefHeading___Toc3779_117426026"/></text:p>
                  <text:p text:style-name="P383">Now that we’ve established how the data will be stored and processed on the backend, it’s time to delve deeper into how will it be collected and displayed to users.</text:p>
                  <text:p text:style-name="P454">Frontend applications often employ a state management system to efficiently handle and update data displayed to the user. This <text:span text:style-name="T72">may include information about the</text:span> current<text:span text:style-name="T72">ly selected</text:span> note, a list of notes, loading status, and any validation errors.</text:p>
                </text:list-item>
              </text:list>
            </text:list-item>
          </text:list>
        </text:list-item>
      </text:list>
      <text:p text:style-name="P30">The data flow <text:span text:style-name="T73">involves these</text:span> steps:</text:p>
      <text:list text:style-name="L24">
        <text:list-item>
          <text:p text:style-name="P467"><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467"><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467"><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30">This general data flow ensures that the user interface always reflects the latest state of the application's data, providing a seamless and responsive user experience.</text:p>
      <text:list xml:id="list130851684126299" text:continue-list="list130852077867691" text:style-name="L1">
        <text:list-item>
          <text:list>
            <text:list-item>
              <text:list>
                <text:list-item>
                  <text:p text:style-name="P298"><text:bookmark-start text:name="__RefHeading___Toc3777_117426026"/>Frontend <text:span text:style-name="T74">file structure</text:span><text:bookmark-end text:name="__RefHeading___Toc3777_117426026"/></text:p>
                  <text:p text:style-name="P384">Since the frontend of the application will be built with the React framework using JavaScript and TypeScript, the file structure will be predetermined by web application generation tools, such as Vite, <text:span text:style-name="T75">unlike on the backend</text:span>. Vite and similar tools provide a faster development experience for modern web projects. Running a simple command would create the basic components of a web ap<text:span text:style-name="T7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8"/>
      <text:list text:style-name="L25">
        <text:list-item>
          <text:p text:style-name="P385">node_modules</text:p>
        </text:list-item>
        <text:list-item>
          <text:p text:style-name="P385">components</text:p>
        </text:list-item>
        <text:list-item>
          <text:p text:style-name="P385">public</text:p>
        </text:list-item>
        <text:list-item>
          <text:p text:style-name="P385">src</text:p>
          <text:list>
            <text:list-item>
              <text:p text:style-name="P385">api</text:p>
            </text:list-item>
            <text:list-item>
              <text:p text:style-name="P386">types</text:p>
              <text:list>
                <text:list-item>
                  <text:p text:style-name="P386">taskTypes.ts</text:p>
                </text:list-item>
              </text:list>
            </text:list-item>
            <text:list-item>
              <text:p text:style-name="P386">tasksApi.ts</text:p>
            </text:list-item>
            <text:list-item>
              <text:p text:style-name="P385">Pages</text:p>
              <text:list>
                <text:list-item>
                  <text:p text:style-name="P385">Tasks</text:p>
                  <text:list>
                    <text:list-item>
                      <text:p text:style-name="P385">Components</text:p>
                    </text:list-item>
                    <text:list-item>
                      <text:p text:style-name="P385">Tasks.tsx</text:p>
                    </text:list-item>
                    <text:list-item>
                      <text:p text:style-name="P385">useTasks.ts</text:p>
                    </text:list-item>
                  </text:list>
                </text:list-item>
                <text:list-item>
                  <text:p text:style-name="P385">Account</text:p>
                </text:list-item>
                <text:list-item>
                  <text:p text:style-name="P385"><text:soft-page-break/>Dashboard</text:p>
                </text:list-item>
              </text:list>
            </text:list-item>
            <text:list-item>
              <text:p text:style-name="P385">index.css</text:p>
            </text:list-item>
            <text:list-item>
              <text:p text:style-name="P385">routes.tsx</text:p>
            </text:list-item>
            <text:list-item>
              <text:p text:style-name="P385">main.tsx</text:p>
            </text:list-item>
            <text:list-item>
              <text:p text:style-name="P385">etc</text:p>
            </text:list-item>
          </text:list>
        </text:list-item>
        <text:list-item>
          <text:p text:style-name="P385">index.html</text:p>
        </text:list-item>
        <text:list-item>
          <text:p text:style-name="P385">.gitignore</text:p>
        </text:list-item>
        <text:list-item>
          <text:p text:style-name="P385">other configuration files</text:p>
        </text:list-item>
      </text:list>
      <text:p text:style-name="P19"/>
      <text:p text:style-name="P19">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9">The first folder necessarily involved with development of the app would be components, which would contain any reusable components such as buttons, cards or layout components. <text:span text:style-name="T77">Public conventionally contains fonts, any images used in the website, documents or icons, so the user’s web browser would know in advance about the media it would have to load.</text:span></text:p>
      <text:p text:style-name="P20">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0">Finally, the api folder will contain files involved with moving data between frontend and backend. It will contain <text:span text:style-name="T74">interfaces and schemas for type safety and validation, as well as CRUD (create, re</text:span><text:span text:style-name="T78">ad</text:span><text:span text:style-name="T74">, update, delete) methods on predetermined backend endpoints.</text:span></text:p>
      <text:list xml:id="list130851818519632" text:continue-list="list130851684126299" text:style-name="L1">
        <text:list-item>
          <text:list>
            <text:list-item>
              <text:list>
                <text:list-item>
                  <text:p text:style-name="P298"><text:soft-page-break/></text:p>
                </text:list-item>
                <text:list-item>
                  <text:p text:style-name="P298"/>
                </text:list-item>
              </text:list>
            </text:list-item>
            <text:list-item>
              <text:p text:style-name="P298"><text:bookmark-start text:name="__RefHeading___Toc3775_117426026"/>User Interface<text:bookmark-end text:name="__RefHeading___Toc3775_117426026"/></text:p>
              <text:list>
                <text:list-item>
                  <text:p text:style-name="P298"><text:bookmark-start text:name="__RefHeading___Toc3773_117426026"/>The 10 principles of good design<text:bookmark-end text:name="__RefHeading___Toc3773_117426026"/></text:p>
                </text:list-item>
              </text:list>
              <text:p text:style-name="P442"><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455">Good design is innovative</text:p>
        </text:list-item>
        <text:list-item>
          <text:p text:style-name="P456">Good design makes a product useful</text:p>
        </text:list-item>
        <text:list-item>
          <text:p text:style-name="P456">Good design is aesthetic</text:p>
        </text:list-item>
        <text:list-item>
          <text:p text:style-name="P456">Good design makes a product understandable</text:p>
        </text:list-item>
        <text:list-item>
          <text:p text:style-name="P456">Good design is unobtrusive</text:p>
        </text:list-item>
        <text:list-item>
          <text:p text:style-name="P456">Good design is honest</text:p>
        </text:list-item>
        <text:list-item>
          <text:p text:style-name="P456">Good design is long-lasting</text:p>
        </text:list-item>
        <text:list-item>
          <text:p text:style-name="P456">Good design is thorough down to the last detail</text:p>
        </text:list-item>
        <text:list-item>
          <text:p text:style-name="P456">Good design is environmentally friendly</text:p>
        </text:list-item>
        <text:list-item>
          <text:p text:style-name="P457">Good design is as little design as possible</text:p>
          <text:p text:style-name="P439">Even though not all of these principles can apply to digital designs or this specific scenario, they will still be referred to throughout the design process.</text:p>
        </text:list-item>
      </text:list>
      <text:list text:continue-list="list130851818519632" text:style-name="L1">
        <text:list-item>
          <text:list>
            <text:list-item>
              <text:list>
                <text:list-item>
                  <text:p text:style-name="P298"><text:bookmark-start text:name="__RefHeading___Toc3771_117426026"/>Design as an iterative process<text:bookmark-end text:name="__RefHeading___Toc3771_117426026"/></text:p>
                  <text:p text:style-name="P370">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298"><text:bookmark-start text:name="__RefHeading___Toc3769_117426026"/>Creating wireframes<text:bookmark-end text:name="__RefHeading___Toc3769_117426026"/></text:p>
                </text:list-item>
              </text:list>
            </text:list-item>
          </text:list>
        </text:list-item>
      </text:list>
      <text:p text:style-name="P38">Wireframes are an excellent first step in designing a website because they provide a clear, simplified visual blueprint of the layout and structure before investing time in detailed <text:soft-page-break/>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8">Before beginning with the wireframes, let’s establish a simple code which will be used to denote various elements on the webpage, in accordance with industry standards:</text:p>
      <text:p text:style-name="P44">Button</text:p>
      <text:p text:style-name="P39"><text:bookmark text:name="docs-internal-guid-8205fcd4-7fff-38d2-51b8-68ca219d40aa"/><text:span text:style-name="T30"><draw:frame draw:style-name="fr5" draw:name="Image9" text:anchor-type="as-char" svg:width="2.672cm" svg:height="1.402cm" draw:z-index="11"><draw:image xlink:href="Pictures/10000001000000650000003513152199.png" xlink:type="simple" xlink:show="embed" xlink:actuate="onLoad" draw:mime-type="image/png"/></draw:frame></text:span><text:s/></text:p>
      <text:p text:style-name="P38">A button is denoted by a black box with or without any text inside</text:p>
      <text:p text:style-name="P44">Icon </text:p>
      <text:p text:style-name="P39"><text:bookmark text:name="docs-internal-guid-a54d986e-7fff-9d20-312f-d527417b60ad"/><text:span text:style-name="T30"><draw:frame draw:style-name="fr5" draw:name="Image10" text:anchor-type="as-char" svg:width="1.058cm" svg:height="1.111cm" draw:z-index="12"><draw:image xlink:href="Pictures/10000001000000280000002A1CBF1A1A.png" xlink:type="simple" xlink:show="embed" xlink:actuate="onLoad" draw:mime-type="image/png"/></draw:frame></text:span><text:s/></text:p>
      <text:p text:style-name="P38">Icons or images are crossed wireframe boxes</text:p>
      <text:p text:style-name="P44">Legend</text:p>
      <text:p text:style-name="P38">The left of each wireframe is designated to the legend of the wireframe, which contains descriptions of primary components of the wireframe.</text:p>
      <text:p text:style-name="P38">On the other hand, the right side of the screen may be used for additional notes, such as explaining the usage of buttons which were too small to have text inside.</text:p>
      <text:p text:style-name="P44">Cards</text:p>
      <text:p text:style-name="P38">Each different card or element which is not a button or an icon is colored in a different shade of gray to be easier to distinguish from other elements of the design.</text:p>
      <text:p text:style-name="P33">Having considered the objectives in Analysis, I came to the following pages and elements that need to be sketched out first:</text:p>
      <text:p text:style-name="P11"><text:soft-page-break/></text:p>
      <text:list text:continue-numbering="true" text:style-name="L1">
        <text:list-item>
          <text:list>
            <text:list-item>
              <text:list>
                <text:list-item>
                  <text:list>
                    <text:list-item>
                      <text:p text:style-name="P298"><text:bookmark text:name="docs-internal-guid-0743045d-7fff-97d0-3700-a0947db25c55"/><text:bookmark-start text:name="__RefHeading___Toc3767_117426026"/><text:span text:style-name="T79">A generic note viewing and editing page, which supports organization by tagging, additional form fields and timestamps</text:span><text:span text:style-name="T84">.</text:span> <text:bookmark-end text:name="__RefHeading___Toc3767_117426026"/></text:p>
                      <text:list>
                        <text:list-item>
                          <text:p text:style-name="P298"><text:bookmark text:name="docs-internal-guid-0806f577-7fff-c638-6ac3-272ad1476604"/><text:bookmark-start text:name="__RefHeading___Toc3765_117426026"/>Viewing all notes <text:bookmark-end text:name="__RefHeading___Toc3765_117426026"/></text:p>
                          <text:p text:style-name="P392"><text:bookmark text:name="docs-internal-guid-75dbd106-7fff-fbf1-b13a-b7122e0052d4"/><text:span text:style-name="T66"><draw:frame draw:style-name="fr5" draw:name="Image11" text:anchor-type="as-char" svg:width="17.096cm" svg:height="9.296cm" draw:z-index="13"><draw:image xlink:href="Pictures/10000001000005DD0000032F7C4F492E.png" xlink:type="simple" xlink:show="embed" xlink:actuate="onLoad" draw:mime-type="image/png"/></draw:frame></text:span><text:s/></text:p>
                          <text:p text:style-name="P364">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298"><text:bookmark-start text:name="__RefHeading___Toc3763_117426026"/>Editing a note<text:bookmark-end text:name="__RefHeading___Toc3763_117426026"/></text:p>
                          <text:p text:style-name="P376"><text:bookmark text:name="docs-internal-guid-4d7fa031-7fff-178f-0b2d-95a20e2d4e87"/>In the note editing page, the user will be able to alter the contents of each note, as long as organize tags, delete or archive it </text:p>
                          <text:p text:style-name="P376"/>
                          <text:p text:style-name="P389"><text:bookmark text:name="docs-internal-guid-884591ff-7fff-9314-3c88-b38d6b70facf"/><text:soft-page-break/><text:span text:style-name="T66"><draw:frame draw:style-name="fr5"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298"><text:bookmark-start text:name="__RefHeading___Toc3761_117426026"/>An account page where the user can edit their details<text:bookmark-end text:name="__RefHeading___Toc3761_117426026"/></text:p>
                      <text:p text:style-name="P389"><text:bookmark text:name="docs-internal-guid-e31f6bc3-7fff-8b31-447a-7f8198dca0cd"/><text:span text:style-name="T66"><draw:frame draw:style-name="fr5" draw:name="Image13" text:anchor-type="as-char" svg:width="17.039cm" svg:height="9.839cm" draw:z-index="15"><draw:image xlink:href="Pictures/10000001000005E000000364466D44D0.png" xlink:type="simple" xlink:show="embed" xlink:actuate="onLoad" draw:mime-type="image/png"/></draw:frame></text:span><text:s/></text:p>
                      <text:p text:style-name="P376">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298"><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1"/>
      <text:p text:style-name="P26"><text:bookmark text:name="docs-internal-guid-44825099-7fff-0a82-e82a-2af0817e9be9"/><text:span text:style-name="T66"><draw:frame draw:style-name="fr5" draw:name="Image14" text:anchor-type="as-char" svg:width="18.937cm" svg:height="15.111cm" draw:z-index="16"><draw:image xlink:href="Pictures/100000010000052E000004220CA87549.png" xlink:type="simple" xlink:show="embed" xlink:actuate="onLoad" draw:mime-type="image/png"/></draw:frame></text:span><text:s/></text:p>
      <text:list xml:id="list130851971617321" text:continue-numbering="true" text:style-name="L1">
        <text:list-item>
          <text:list>
            <text:list-item>
              <text:list>
                <text:list-item>
                  <text:list>
                    <text:list-header>
                      <text:p text:style-name="P377"/>
                      <text:p text:style-name="P378">This wireframe contains reusable components, such as alerts, a searching popup with an ability to search notes, select types and edit them and a navbar, which can be used by the user at any time to navigate through the website.</text:p>
                    </text:list-header>
                    <text:list-item>
                      <text:p text:style-name="P298"><text:bookmark-start text:name="__RefHeading___Toc3757_117426026"/>A note statistics page<text:bookmark-end text:name="__RefHeading___Toc3757_117426026"/></text:p>
                      <text:p text:style-name="P378">The requirement for accountability and statistics can be further expanded into a dashboard, which will contain widgets with statistics and other information. The general look for such a page should be as follows:</text:p>
                      <text:p text:style-name="P390"><text:bookmark text:name="docs-internal-guid-09b3dd7f-7fff-9478-aec6-6358626e5cc8"/><text:soft-page-break/><text:span text:style-name="T66"><draw:frame draw:style-name="fr5" draw:name="Image15" text:anchor-type="as-char" svg:width="16.995cm" svg:height="9.456cm" draw:z-index="17"><draw:image xlink:href="Pictures/10000000000006400000037B1DE37905.png" xlink:type="simple" xlink:show="embed" xlink:actuate="onLoad" draw:mime-type="image/png"/></draw:frame></text:span><text:s/></text:p>
                      <text:p text:style-name="P378">The page can be a grid with customizable widgets of various sizes. There are plenty of widget options, but most of them can be simplified to several types:</text:p>
                      <text:list>
                        <text:list-item>
                          <text:p text:style-name="P298"><text:bookmark-start text:name="__RefHeading___Toc3755_117426026"/>Charts<text:bookmark-end text:name="__RefHeading___Toc3755_117426026"/></text:p>
                          <text:p text:style-name="P390"><text:bookmark text:name="docs-internal-guid-d523f966-7fff-2f08-22b7-d924759a6ee4"/><text:span text:style-name="T66"><draw:frame draw:style-name="fr5" draw:name="Image16" text:anchor-type="as-char" svg:width="10.451cm" svg:height="5.874cm" draw:z-index="18"><draw:image xlink:href="Pictures/100000010000040A000002481667B2D3.png" xlink:type="simple" xlink:show="embed" xlink:actuate="onLoad" draw:mime-type="image/png"/></draw:frame></text:span><text:s/></text:p>
                          <text:p text:style-name="P378">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298"><text:bookmark-start text:name="__RefHeading___Toc3753_117426026"/><text:soft-page-break/>Numbers<text:bookmark-end text:name="__RefHeading___Toc3753_117426026"/><text:bookmark text:name="docs-internal-guid-9e1197e5-7fff-7391-5ae2-f95d8f77065b"/></text:p>
                          <text:p text:style-name="P402"><text:bookmark text:name="docs-internal-guid-41bbbdef-7fff-c6f1-ade2-550efb95c62d"/><text:span text:style-name="T30"><draw:frame draw:style-name="fr5"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398">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298"><text:bookmark text:name="docs-internal-guid-9e1197e5-7fff-7391-5ae2-f95d8f77065b Copy 1"/><text:bookmark-start text:name="__RefHeading___Toc3751_117426026"/>Progress Bars<text:bookmark-end text:name="__RefHeading___Toc3751_117426026"/></text:p>
                          <text:p text:style-name="P405"><text:bookmark text:name="docs-internal-guid-7b144f37-7fff-c2c6-4b41-2b49cec43779"/><text:span text:style-name="T4"><draw:frame draw:style-name="fr5"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378"><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402"><text:bookmark text:name="docs-internal-guid-615a45ae-7fff-9086-2572-6cdfa8fac6bb"/><text:span text:style-name="T23"><draw:frame draw:style-name="fr5"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378">This idea may be expanded with the addition of milestones for goals, which may further motivate the user. Additionally, this example maybe used to highlight the ease of adapting these components for different sizes by stacking the milestones vertically:</text:p>
                          <text:p text:style-name="P402"><text:bookmark text:name="docs-internal-guid-90d58863-7fff-c9db-7dd3-a17e48b9dd98 Copy 1"/><text:soft-page-break/><text:span text:style-name="T23"><draw:frame draw:style-name="fr5"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380">It is also important to remember that these widgets are drafts/wireframes and will look differently after being implemented in code.</text:p>
                        </text:list-item>
                        <text:list-item>
                          <text:p text:style-name="P298"><text:bookmark-start text:name="__RefHeading___Toc3749_117426026"/>Streaks<text:bookmark-end text:name="__RefHeading___Toc3749_117426026"/></text:p>
                          <text:p text:style-name="P378">The following type can only be used to very specific notes that require daily commitment, allowing the user to visualise their progress in a simple way.</text:p>
                          <text:p text:style-name="P406"><text:bookmark text:name="docs-internal-guid-f8962a62-7fff-1dc1-ece9-46453ee31319"/><text:span text:style-name="T6"><draw:frame draw:style-name="fr5"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298"><text:bookmark-start text:name="__RefHeading___Toc3747_117426026"/>Mobile design<text:bookmark-end text:name="__RefHeading___Toc3747_117426026"/></text:p>
                          <text:p text:style-name="P379">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379">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407"><text:bookmark text:name="docs-internal-guid-bc999537-7fff-80c2-52d4-747b2e64d763"/><text:soft-page-break/><text:span text:style-name="T6"><draw:frame draw:style-name="fr5"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407"><text:bookmark text:name="docs-internal-guid-050689be-7fff-a059-b36f-4c83d2b8c59b"/><text:soft-page-break/><text:span text:style-name="T6"><draw:frame draw:style-name="fr5"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379">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407"><text:bookmark text:name="docs-internal-guid-ee6a0b7e-7fff-f214-493f-1d993e055138"/><text:span text:style-name="T6"><draw:frame draw:style-name="fr5"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379">Other components such as widgets, editing screens or other pages without moving components or popups can be dynamically resized by the software or rearranged using adjustable grids for various display sizes</text:p>
                          <text:p text:style-name="P407"><text:soft-page-break/><text:span text:style-name="T5">Finally, some components, that were previously used as popups on wider screens, such as search popups or alerts now can take the full width of the device</text:span></text:p>
                          <text:p text:style-name="P407"><text:bookmark text:name="docs-internal-guid-e0863dea-7fff-60d3-1cac-90d3b1da6df1"/><text:span text:style-name="T6"><draw:frame draw:style-name="fr5"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298"><text:bookmark-start text:name="__RefHeading___Toc3745_117426026"/>Choosing the color and fonts<text:bookmark-end text:name="__RefHeading___Toc3745_117426026"/></text:p>
                  <text:list>
                    <text:list-item>
                      <text:p text:style-name="P298"><text:bookmark-start text:name="__RefHeading___Toc3743_117426026"/>Core color palette<text:bookmark-end text:name="__RefHeading___Toc3743_117426026"/></text:p>
                    </text:list-item>
                  </text:list>
                  <text:p text:style-name="P408">Foreground, background, primary, and other colors are essential components of any visual design, serving crucial roles in creating a functional, visually appealing, and accessible user experience.</text:p>
                  <text:p text:style-name="P408">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408">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4">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468"><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468"><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468"><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469"><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5">The following colors will be provided using the HSL color model (Hue, Saturation, Lightness), which would allow me to intuitively tweak the color palette, ensuring harmony and flexubility during the design process.</text:p>
      <text:p text:style-name="P72"><text:span text:style-name="Strong_20_Emphasis"><text:span text:style-name="T32">Background:</text:span></text:span><text:span text:style-name="T32"> </text:span></text:p>
      <text:list text:style-name="L28">
        <text:list-item>
          <text:p text:style-name="P471"><text:span text:style-name="T32">Light Mode: </text:span><text:span text:style-name="Source_20_Text"><text:span text:style-name="T32">0 0% 100%</text:span></text:span><text:span text:style-name="T32"> (white) </text:span></text:p>
        </text:list-item>
        <text:list-item>
          <text:p text:style-name="P471"><text:span text:style-name="T32">Dark Mode: </text:span><text:span text:style-name="Source_20_Text"><text:span text:style-name="T32">222.2 84% 4.9%</text:span></text:span><text:span text:style-name="T32"> (dark gray) </text:span></text:p>
        </text:list-item>
      </text:list>
      <text:p text:style-name="P72"><text:span text:style-name="Strong_20_Emphasis"><text:span text:style-name="T32">Foreground:</text:span></text:span><text:span text:style-name="T32"> </text:span></text:p>
      <text:list text:continue-numbering="true" text:style-name="L28">
        <text:list-item>
          <text:p text:style-name="P471"><text:span text:style-name="T32">Light Mode: </text:span><text:span text:style-name="Source_20_Text"><text:span text:style-name="T32">222.2 84% 4.9%</text:span></text:span><text:span text:style-name="T32"> (dark gray) </text:span></text:p>
        </text:list-item>
        <text:list-item>
          <text:p text:style-name="P471"><text:span text:style-name="T32">Dark Mode: </text:span><text:span text:style-name="Source_20_Text"><text:span text:style-name="T32">210 40% 98%</text:span></text:span><text:span text:style-name="T32"> (light gray) </text:span></text:p>
        </text:list-item>
      </text:list>
      <text:p text:style-name="P72"><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72"><text:span text:style-name="Strong_20_Emphasis"><text:span text:style-name="T32">Secondary:</text:span></text:span><text:span text:style-name="T32"> </text:span></text:p>
      <text:list text:continue-numbering="true" text:style-name="L28">
        <text:list-item>
          <text:p text:style-name="P471"><text:span text:style-name="T32">Light Mode: </text:span><text:span text:style-name="Source_20_Text"><text:span text:style-name="T32">210 40% 96.1%</text:span></text:span><text:span text:style-name="T32"> (light gray) </text:span></text:p>
        </text:list-item>
        <text:list-item>
          <text:p text:style-name="P471"><text:span text:style-name="T32">Dark Mode: </text:span><text:span text:style-name="Source_20_Text"><text:span text:style-name="T32">217.2 32.6% 17.5%</text:span></text:span><text:span text:style-name="T32"> (darker gray) </text:span></text:p>
        </text:list-item>
      </text:list>
      <text:p text:style-name="P72"><text:span text:style-name="Strong_20_Emphasis"><text:span text:style-name="T32">Muted:</text:span></text:span><text:span text:style-name="T32"> </text:span></text:p>
      <text:list text:continue-numbering="true" text:style-name="L28">
        <text:list-item>
          <text:p text:style-name="P471"><text:span text:style-name="T32">Light Mode: </text:span><text:span text:style-name="Source_20_Text"><text:span text:style-name="T32">210 40% 96.1%</text:span></text:span><text:span text:style-name="T32"> (light gray) </text:span></text:p>
        </text:list-item>
        <text:list-item>
          <text:p text:style-name="P471"><text:span text:style-name="T32">Dark Mode: </text:span><text:span text:style-name="Source_20_Text"><text:span text:style-name="T32">217.2 32.6% 17.5%</text:span></text:span><text:span text:style-name="T32"> (darker gray) </text:span></text:p>
        </text:list-item>
      </text:list>
      <text:p text:style-name="P72"><text:span text:style-name="Strong_20_Emphasis"><text:span text:style-name="T32">Accent:</text:span></text:span><text:span text:style-name="T32"> </text:span></text:p>
      <text:list text:continue-numbering="true" text:style-name="L28">
        <text:list-item>
          <text:p text:style-name="P471"><text:span text:style-name="T32">Light Mode: </text:span><text:span text:style-name="Source_20_Text"><text:span text:style-name="T32">210 40% 96.1%</text:span></text:span><text:span text:style-name="T32"> (light gray) </text:span></text:p>
        </text:list-item>
        <text:list-item>
          <text:p text:style-name="P471"><text:span text:style-name="T32">Dark Mode: </text:span><text:span text:style-name="Source_20_Text"><text:span text:style-name="T32">217.2 32.6% 17.5%</text:span></text:span><text:span text:style-name="T32"> (darker gray) </text:span></text:p>
        </text:list-item>
      </text:list>
      <text:p text:style-name="P72"><text:span text:style-name="Strong_20_Emphasis"><text:span text:style-name="T32">Destructive:</text:span></text:span><text:span text:style-name="T32"> </text:span><text:span text:style-name="T35">(warning)</text:span></text:p>
      <text:list text:continue-numbering="true" text:style-name="L28">
        <text:list-item>
          <text:p text:style-name="P471"><text:span text:style-name="T32">Light Mode: </text:span><text:span text:style-name="Source_20_Text"><text:span text:style-name="T32">0 84.2% 60.2%</text:span></text:span><text:span text:style-name="T32"> (red) </text:span></text:p>
        </text:list-item>
        <text:list-item>
          <text:p text:style-name="P470"><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30852890836205" text:continue-list="list130851971617321" text:style-name="L1">
        <text:list-item>
          <text:list>
            <text:list-item>
              <text:list>
                <text:list-item>
                  <text:list>
                    <text:list-item>
                      <text:p text:style-name="P298"><text:bookmark-start text:name="__RefHeading___Toc3741_117426026"/><text:soft-page-break/>Typeface: <text:span text:style-name="T65">Open Sans</text:span><text:bookmark-end text:name="__RefHeading___Toc3741_117426026"/></text:p>
                      <text:list>
                        <text:list-item>
                          <text:p text:style-name="P298"><text:bookmark-start text:name="__RefHeading___Toc3739_117426026"/>Intro<text:span text:style-name="T65">d</text:span>uction<text:bookmark-end text:name="__RefHeading___Toc3739_117426026"/></text:p>
                        </text:list-item>
                      </text:list>
                    </text:list-item>
                  </text:list>
                </text:list-item>
              </text:list>
            </text:list-item>
          </text:list>
        </text:list-item>
      </text:list>
      <text:p text:style-name="P36">Sans-serif fonts, <text:span text:style-name="T65">which is the category that Open Sans is part of, is</text:span> characterized by their clean lines and lack of decorative flourishes (serifs), are commonly used <text:span text:style-name="T86">in web development </text:span>for several key reasons:</text:p>
      <text:list text:style-name="L29">
        <text:list-header>
          <text:p text:style-name="P403"><text:span text:style-name="T82">To begin with, sans</text:span><text:span text:style-name="T83"> fonts easier to read quickly </text:span><text:span text:style-name="T82">due to their simplicity</text:span><text:span text:style-name="T83"> and reduces eye strain, crucial for comfortable digital experiences. </text:span><text:span text:style-name="T82">Simplicity is</text:span><text:span text:style-name="T83"> often associated with technology, innovation, and minimalist design, </text:span><text:span text:style-name="T82">which would align well with the preferences of the target user base (students and professionals that may not have time to decypher a complex font). Finally, these fonts</text:span><text:span text:style-name="T83"> can be used effectively for headlines, body text, and interface elements, <text:s/></text:span><text:span text:style-name="T82">ensuring consistency throughout the design while adhering to modern web accessibility standards.</text:span></text:p>
        </text:list-header>
      </text:list>
      <text:list xml:id="list130851560451772" text:continue-list="list130852890836205" text:style-name="L1">
        <text:list-item>
          <text:list>
            <text:list-item>
              <text:list>
                <text:list-item>
                  <text:list>
                    <text:list-item>
                      <text:list>
                        <text:list-item>
                          <text:p text:style-name="P298"><text:bookmark-start text:name="__RefHeading___Toc3737_117426026"/>Character set support<text:bookmark-end text:name="__RefHeading___Toc3737_117426026"/></text:p>
                          <text:p text:style-name="P409"><text:span text:style-name="T65">F</text:span>ont's character set support <text:span text:style-name="T6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410">Support for all Latin characters, including accented characters and diacritics</text:p>
                </text:list-item>
                <text:list-item>
                  <text:p text:style-name="P410">Support for common special characters such as punctuation, symbols, and mathematical symbols.</text:p>
                </text:list-item>
                <text:list-item>
                  <text:p text:style-name="P404"><text:span text:style-name="T80">Comprehensive Unicode support to ensure accurate rendering across different platforms and operating systems </text:span><text:span text:style-name="T81">and allowing users to write non-latin characters</text:span><text:span text:style-name="T80">.</text:span></text:p>
                </text:list-item>
              </text:list>
            </text:list-item>
          </text:list>
        </text:list-item>
      </text:list>
      <text:p text:style-name="P40"><text:span text:style-name="T80">L</text:span><text:span text:style-name="T8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30851560451772" text:style-name="L1">
        <text:list-item>
          <text:list>
            <text:list-item>
              <text:list>
                <text:list-item>
                  <text:list>
                    <text:list-item>
                      <text:list>
                        <text:list-item>
                          <text:p text:style-name="P298"><text:bookmark-start text:name="__RefHeading___Toc3735_117426026"/>Licensing<text:bookmark-end text:name="__RefHeading___Toc3735_117426026"/></text:p>
                          <text:p text:style-name="P411">Open Sans is an open-source font, licensed under the OFL (Open Font License), so I can use use it for free for both personal and commercial projects, completely eliminating any licensing costs.</text:p>
                        </text:list-item>
                        <text:list-item>
                          <text:p text:style-name="P298"><text:bookmark-start text:name="__RefHeading___Toc3733_117426026"/>Perfo<text:span text:style-name="T87">r</text:span>mance<text:bookmark-end text:name="__RefHeading___Toc3733_117426026"/></text:p>
                          <text:p text:style-name="P412">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301"><text:bookmark-start text:name="__RefHeading___Toc5720_2740364088"/>A<text:bookmark-end text:name="__RefHeading___Toc5720_2740364088"/></text:p>
                        </text:list-item>
                      </text:list>
                    </text:list-item>
                  </text:list>
                </text:list-item>
              </text:list>
            </text:list-item>
          </text:list>
        </text:list-item>
        <text:list-item>
          <text:p text:style-name="P301"><text:bookmark-start text:name="__RefHeading___Toc5718_2740364088"/>Technical solution<text:bookmark-end text:name="__RefHeading___Toc5718_2740364088"/></text:p>
          <text:list>
            <text:list-item>
              <text:p text:style-name="P302"><text:bookmark-start text:name="__RefHeading___Toc7341_3908388459"/>Backend<text:bookmark-end text:name="__RefHeading___Toc7341_3908388459"/></text:p>
              <text:list>
                <text:list-item>
                  <text:p text:style-name="P303"><text:bookmark-start text:name="__RefHeading___Toc11544_1229836567"/>app.py<text:bookmark-end text:name="__RefHeading___Toc11544_1229836567"/></text:p>
                </text:list-item>
              </text:list>
            </text:list-item>
          </text:list>
          <text:p text:style-name="P304"><text:span text:style-name="T88"/></text:p>
        </text:list-item>
      </text:list>
      <text:p text:style-name="P76">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96">         </text:p>
      <text:p text:style-name="P96">app = Flask(__name__)</text:p>
      <text:p text:style-name="P97">app.config.from_object(Config)</text:p>
      <text:p text:style-name="P73">    </text:p>
      <text:p text:style-name="P77">This creates the Flask application instance and loads configuration settings from the `Config` class.</text:p>
      <text:p text:style-name="P74"/>
      <text:p text:style-name="P105"><text:span text:style-name="T91">CORS(app, </text:span><text:span text:style-name="T93">resources</text:span><text:span text:style-name="T91">={</text:span><text:span text:style-name="T93">r</text:span><text:span text:style-name="T91">"/api/*": {"origins": ["http://localhost:5173"]}} , </text:span><text:span text:style-name="T93">supports_credentials</text:span><text:span text:style-name="T91">=True)</text:span></text:p>
      <text:p text:style-name="P73"><text:span text:style-name="T91"/></text:p>
      <text:p text:style-name="P77">This configures CORS to allow requests from `http://localhost:5173`, which is the default port for the React frontend during development. The `supports_credentials=True` allows sending cookies and authorization headers.</text:p>
      <text:p text:style-name="P74"/>
      <text:p text:style-name="P97">jwt = JWTManager(app)</text:p>
      <text:p text:style-name="P105">              </text:p>
      <text:p text:style-name="P105"><text:s/><text:span text:style-name="T91">conn = psycopg2.connect(</text:span></text:p>
      <text:p text:style-name="P105">                    <text:span text:style-name="T93">host</text:span><text:span text:style-name="T91">=Config.host,</text:span></text:p>
      <text:p text:style-name="P105">                    <text:span text:style-name="T93">database</text:span><text:span text:style-name="T91">=Config.database,</text:span></text:p>
      <text:p text:style-name="P105">                    <text:span text:style-name="T93">user</text:span><text:span text:style-name="T91">=Config.user,</text:span></text:p>
      <text:p text:style-name="P105">                    <text:span text:style-name="T93">password</text:span><text:span text:style-name="T91">=Config.password,</text:span></text:p>
      <text:p text:style-name="P105">                    <text:span text:style-name="T93">port</text:span><text:span text:style-name="T91">=Config.port</text:span></text:p>
      <text:p text:style-name="P105">                <text:span text:style-name="T91">)</text:span></text:p>
      <text:p text:style-name="P73"><text:span text:style-name="T91"/></text:p>
      <text:p text:style-name="P75"><text:span text:style-name="T96">This initializes the JWT manager for handling authenticatio</text:span><text:span text:style-name="T97">n and</text:span><text:span text:style-name="T96"> establishes a connection to the PostgreSQL database using credentials from the </text:span><text:span text:style-name="T97">configuration file</text:span></text:p>
      <text:p text:style-name="P74"><text:span text:style-name="T91"/></text:p>
      <text:p text:style-name="P75">               </text:p>
      <text:p text:style-name="P93">model = load_or_train_model()</text:p>
      <text:p text:style-name="P94">tokenization_manager = TokenizationTaskManager(Config,model)</text:p>
      <text:p text:style-name="P94">recents_manager = RecentNotesManager()</text:p>
      <text:p text:style-name="P73"><text:span text:style-name="T91"/></text:p>
      <text:p text:style-name="P82"><text:soft-page-break/><text:span text:style-name="T45">This section loads </text:span><text:span text:style-name="T58">the vectorization </text:span><text:span text:style-name="T45">model and initializes the `TokenizationTaskManager` and `RecentNotesManager`, <text:s/></text:span><text:span text:style-name="T59">modules that will encapsulate logic, concerning note vectorization and recent notes manaers</text:span><text:span text:style-name="T45">.</text:span></text:p>
      <text:p text:style-name="P74"><text:span text:style-name="T91"/></text:p>
      <text:p text:style-name="P97">notes = NoteApi(app, conn, tokenization_manager, recents_manager)</text:p>
      <text:p text:style-name="P97">tasks = TaskApi(app, conn, tokenization_manager, recents_manager)</text:p>
      <text:p text:style-name="P97">habits = HabitApi(app, conn, tokenization_manager, recents_manager)</text:p>
      <text:p text:style-name="P97">goals = GoalApi(app,  conn, tokenization_manager, recents_manager)</text:p>
      <text:p text:style-name="P106"/>
      <text:p text:style-name="P97">tag_routes(app, conn, tokenization_manager)</text:p>
      <text:p text:style-name="P97">user_routes(app, conn)</text:p>
      <text:p text:style-name="P97">archive_routes(app, conn, tokenization_manager)</text:p>
      <text:p text:style-name="P97">universal_routes(app, conn, model, recents_manager)</text:p>
      <text:p text:style-name="P73"><text:span text:style-name="T91"/></text:p>
      <text:p text:style-name="P82"><text:span text:style-name="T45">API endpoints for different resources (notes, tasks, habits, goals, tags, users, archive, and universal routes) </text:span><text:span text:style-name="T58">are initialised</text:span><text:span text:style-name="T45">. It passes the Flask app instance, the database connection, and other managers to the route handlers.</text:span></text:p>
      <text:p text:style-name="P74"><text:span text:style-name="T91"/></text:p>
      <text:p text:style-name="P105"><text:span text:style-name="T91">@app.errorhandler(</text:span><text:span text:style-name="T93">Exception</text:span><text:span text:style-name="T91">)</text:span></text:p>
      <text:p text:style-name="P105"><text:span text:style-name="T93">def</text:span><text:span text:style-name="T91"> handle_exception(</text:span><text:span text:style-name="T93">error</text:span><text:span text:style-name="T91">):</text:span></text:p>
      <text:p text:style-name="P105">        <text:span text:style-name="T91">return jsonify({'message': 'An error occurred', 'details': </text:span><text:span text:style-name="T93">str</text:span><text:span text:style-name="T91">(error)}), 500</text:span></text:p>
      <text:p text:style-name="P107"/>
      <text:p text:style-name="P97">@app.errorhandler(429)</text:p>
      <text:p text:style-name="P105"><text:span text:style-name="T93">def</text:span><text:span text:style-name="T91"> ratelimit_handler(</text:span><text:span text:style-name="T93">e</text:span><text:span text:style-name="T91">):</text:span></text:p>
      <text:p text:style-name="P105">         <text:span text:style-name="T91">return jsonify({'message': 'An error occurred', 'details' : "Rate limit exceeded"}), 429</text:span></text:p>
      <text:p text:style-name="P73"><text:span text:style-name="T91"/></text:p>
      <text:p text:style-name="P82"><text:s/><text:span text:style-name="T45">These define global error handlers for catching exceptions and rate limit errors, providing consistent JSON error responses.</text:span></text:p>
      <text:p text:style-name="P74"/>
      <text:p text:style-name="P73"><text:span text:style-name="T91"/></text:p>
      <text:p text:style-name="P97">if __name__ == '__main__':</text:p>
      <text:p text:style-name="P105">          <text:span text:style-name="T91">app.run(</text:span><text:span text:style-name="T93">debug</text:span><text:span text:style-name="T91">=True, </text:span><text:span text:style-name="T93">port</text:span><text:span text:style-name="T91">=5000)</text:span></text:p>
      <text:p text:style-name="P73"><text:span text:style-name="T92"/></text:p>
      <text:p text:style-name="P73"><text:span text:style-name="T96">This starts the Flask development server when the script is executed directly. The `debug=True` option enables debugging features, and the </text:span><text:span text:style-name="T97">development</text:span><text:span text:style-name="T96"> server runs on port 5000.</text:span></text:p>
      <text:list text:continue-numbering="true" text:style-name="L1">
        <text:list-item>
          <text:list>
            <text:list-item>
              <text:list>
                <text:list-item>
                  <text:p text:style-name="P290"><text:bookmark-start text:name="__RefHeading___Toc11542_1229836567"/>modules/universal.p<text:span text:style-name="T153">y</text:span><text:bookmark-end text:name="__RefHeading___Toc11542_1229836567"/></text:p>
                </text:list-item>
              </text:list>
            </text:list-item>
          </text:list>
        </text:list-item>
      </text:list>
      <text:p text:style-name="P114"><text:span text:style-name="Strong_20_Emphasis"><text:span text:style-name="T154">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54">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4"><text:line-break/><text:line-break/></text:span></text:span><text:span text:style-name="Strong_20_Emphasis"><text:span text:style-name="T99">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8">that will be talked about later</text:span></text:span></text:p>
      <text:list text:continue-numbering="true" text:style-name="L1">
        <text:list-item>
          <text:list>
            <text:list-item>
              <text:list>
                <text:list-item>
                  <text:list>
                    <text:list-item>
                      <text:p text:style-name="P290"><text:bookmark-start text:name="__RefHeading___Toc11540_1229836567"/>BaseNote class<text:bookmark-end text:name="__RefHeading___Toc11540_1229836567"/></text:p>
                    </text:list-item>
                  </text:list>
                </text:list-item>
              </text:list>
            </text:list-item>
          </text:list>
        </text:list-item>
      </text:list>
      <text:p text:style-name="P115"><text:span text:style-name="Strong_20_Emphasis"><text:span text:style-name="T85"><text:line-break/></text:span></text:span><text:span text:style-name="Strong_20_Emphasis"><text:span text:style-name="T155">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55">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5"><text:line-break/>```<text:line-break/><text:line-break/></text:span></text:span><text:span text:style-name="Strong_20_Emphasis"><text:span text:style-name="T98">The `BaseNote` class provides core functionality for managing notes, </text:span></text:span><text:span text:style-name="Strong_20_Emphasis"><text:span text:style-name="T100">that will be incorporated into other note types in the application</text:span></text:span><text:span text:style-name="Strong_20_Emphasis"><text:span text:style-name="T98">.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100">since the tag functionality is the same for all note types</text:span></text:span><text:span text:style-name="Strong_20_Emphasis"><text:span text:style-name="T98">.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290"><text:bookmark-start text:name="__RefHeading___Toc11538_1229836567"/>Universal note functionality<text:bookmark-end text:name="__RefHeading___Toc11538_1229836567"/></text:p>
                    </text:list-item>
                  </text:list>
                </text:list-item>
              </text:list>
            </text:list-item>
          </text:list>
        </text:list-item>
      </text:list>
      <text:p text:style-name="P116"><text:span text:style-name="Strong_20_Emphasis"><text:span text:style-name="T85"><text:line-break/></text:span></text:span><text:span text:style-name="Strong_20_Emphasis"><text:span text:style-name="T155">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16"><text:span text:style-name="Strong_20_Emphasis"><text:span text:style-name="T155"><text:line-break/> <text:s text:c="3"/>@app.route('/api/recents', methods=['GET'])<text:line-break/> <text:s text:c="3"/>@jwt_required()<text:line-break/> <text:s text:c="3"/>@token_required<text:line-break/></text:span></text:span><text:soft-page-break/><text:span text:style-name="Strong_20_Emphasis"><text:span text:style-name="T155"> <text:s text:c="3"/>def get_recents():<text:line-break/> <text:s text:c="5"/># ... </text:span></text:span></text:p>
      <text:p text:style-name="P116"><text:span text:style-name="Strong_20_Emphasis"><text:span text:style-name="T155"><text:line-break/> <text:s text:c="3"/>@app.route('/api/calendar', methods=['GET'])<text:line-break/> <text:s text:c="3"/>@jwt_required()<text:line-break/> <text:s text:c="3"/>@token_required<text:line-break/> <text:s text:c="3"/>def get_calendar_notes():<text:line-break/> <text:s text:c="6"/># ... </text:span></text:span></text:p>
      <text:p text:style-name="P116"><text:span text:style-name="Strong_20_Emphasis"><text:span text:style-name="T155"><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5"><text:line-break/><text:line-break/></text:span></text:span><text:span text:style-name="Strong_20_Emphasis"><text:span text:style-name="T113">The `universal_routes` function sets up the API endpoints using Flask. It takes the Flask app instance, the database connection, a word2vec model </text:span></text:span><text:span text:style-name="Strong_20_Emphasis"><text:span text:style-name="T115">(for note vectorization)</text:span></text:span><text:span text:style-name="Strong_20_Emphasis"><text:span text:style-name="T113">, a `recents_manager`, and a `genai` object (</text:span></text:span><text:span text:style-name="Strong_20_Emphasis"><text:span text:style-name="T115">part of Google’s AI libraries)</text:span></text:span><text:span text:style-name="Strong_20_Emphasis"><text:span text:style-name="T11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5">Here is how each function works:</text:span></text:span></text:p>
      <text:list text:continue-numbering="true" text:style-name="L1">
        <text:list-item>
          <text:list>
            <text:list-item>
              <text:list>
                <text:list-item>
                  <text:list>
                    <text:list-item>
                      <text:p text:style-name="P290"><text:bookmark-start text:name="__RefHeading___Toc11536_1229836567"/>Searching<text:bookmark-end text:name="__RefHeading___Toc11536_1229836567"/></text:p>
                    </text:list-item>
                  </text:list>
                </text:list-item>
              </text:list>
            </text:list-item>
          </text:list>
        </text:list-item>
      </text:list>
      <text:p text:style-name="P117"><text:span text:style-name="Strong_20_Emphasis"><text:span text:style-name="T155"><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17"><text:span text:style-name="Strong_20_Emphasis"><text:span text:style-name="T155">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55">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text:span></text:span><text:span text:style-name="Strong_20_Emphasis"><text:span text:style-name="T158">exact</text:span></text:span><text:span text:style-name="Strong_20_Emphasis"><text:span text:style-name="T155">":<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55">WHERE n.user_id = %s AND n.archived = FALSE</text:span></text:span></text:p>
      <text:p text:style-name="P119"><text:span text:style-name="Source_20_Text"><text:span text:style-name="T159"><text:s text:c="24"/>AND (n.title ILIKE %s OR n.content ILIKE %s);</text:span></text:span></text:p>
      <text:p text:style-name="P119"><text:span text:style-name="Source_20_Text"><text:span text:style-name="T159"><text:s text:c="16"/>""", (user_id, f"%{search_query}%", f"%{search_query}%"))</text:span></text:span></text:p>
      <text:p text:style-name="P122"/>
      <text:p text:style-name="P119"><text:span text:style-name="Source_20_Text"><text:span text:style-name="T159"><text:s text:c="12"/>total = cur.fetchone()[0]</text:span></text:span></text:p>
      <text:p text:style-name="P119"><text:span text:style-name="Source_20_Text"><text:span text:style-name="T159"><text:s text:c="12"/>next_page = page + 1 if offset + per_page &lt; total else None</text:span></text:span></text:p>
      <text:p text:style-name="P122"/>
      <text:p text:style-name="P119"><text:span text:style-name="Source_20_Text"><text:span text:style-name="T159"><text:s text:c="12"/>if rows:</text:span></text:span></text:p>
      <text:p text:style-name="P119"><text:span text:style-name="Source_20_Text"><text:span text:style-name="T159"><text:s text:c="16"/>notes=process_universal_notes(rows,cur)</text:span></text:span></text:p>
      <text:p text:style-name="P122"/>
      <text:p text:style-name="P119"><text:span text:style-name="Source_20_Text"><text:span text:style-name="T159"><text:s text:c="12"/>return jsonify({'message': 'Notes retrieved successfully', 'data': notes,</text:span></text:span></text:p>
      <text:p text:style-name="P119"><text:span text:style-name="Source_20_Text"><text:span text:style-name="T159"><text:s text:c="28"/>'pagination': {</text:span></text:span></text:p>
      <text:p text:style-name="P119"><text:span text:style-name="Source_20_Text"><text:span text:style-name="T159"><text:s text:c="36"/>'total': total,</text:span></text:span></text:p>
      <text:p text:style-name="P119"><text:span text:style-name="Source_20_Text"><text:span text:style-name="T159"><text:s text:c="36"/>'page': page,</text:span></text:span></text:p>
      <text:p text:style-name="P119"><text:span text:style-name="Source_20_Text"><text:span text:style-name="T159"><text:s text:c="36"/>'perPage': per_page,</text:span></text:span></text:p>
      <text:p text:style-name="P119"><text:span text:style-name="Source_20_Text"><text:span text:style-name="T159"><text:s text:c="36"/>'nextPage': next_page</text:span></text:span></text:p>
      <text:p text:style-name="P119"><text:span text:style-name="Source_20_Text"><text:span text:style-name="T159"><text:s text:c="32"/>}</text:span></text:span></text:p>
      <text:p text:style-name="P119"><text:span text:style-name="Source_20_Text"><text:span text:style-name="T159"><text:s text:c="28"/>}), 200</text:span></text:span></text:p>
      <text:p text:style-name="P119"><text:span text:style-name="Source_20_Text"><text:span text:style-name="T159"><text:s text:c="8"/>except Exception as e:</text:span></text:span></text:p>
      <text:p text:style-name="P119"><text:span text:style-name="Source_20_Text"><text:span text:style-name="T159"><text:s text:c="12"/>conn.rollback()</text:span></text:span></text:p>
      <text:p text:style-name="P119"><text:span text:style-name="Source_20_Text"><text:span text:style-name="T159"><text:s text:c="12"/>print(f"An error occurred: {e}")</text:span></text:span></text:p>
      <text:p text:style-name="P119"><text:span text:style-name="Source_20_Text"><text:span text:style-name="T159"><text:s text:c="12"/>return jsonify({'message': 'An error occurred', 'error': str(e)}), 500</text:span></text:span></text:p>
      <text:p text:style-name="P119"><text:span text:style-name="Source_20_Text"><text:span text:style-name="T159"><text:s text:c="8"/>finally:</text:span></text:span></text:p>
      <text:p text:style-name="P120"><text:span text:style-name="Source_20_Text"><text:span text:style-name="T159"><text:s text:c="12"/>cur.close()</text:span></text:span></text:p>
      <text:p text:style-name="P121"><text:soft-page-break/><text:span text:style-name="T95">The </text:span><text:span text:style-name="Source_20_Text"><text:span text:style-name="T95">/api/search</text:span></text:span><text:span text:style-name="T95"> route handles searching for notes. It retrieves the user ID from the JWT (</text:span><text:span text:style-name="Source_20_Text"><text:span text:style-name="T95">g.userId</text:span></text:span><text:span text:style-name="T95">), gets the search query and mode (approximate or regular) from the request arguments, and sets up pagination. If the search mode is "approximate," it uses a cosine similarity search against pre-calculated note vectors (</text:span><text:span text:style-name="T118">more about it later</text:span><text:span text:style-name="T95">). Otherwise, it performs a standard case-insensitive search using </text:span><text:span text:style-name="Source_20_Text"><text:span text:style-name="T95">ILIKE</text:span></text:span><text:span text:style-name="T95"> on the note title and content. It fetches the results, </text:span><text:span text:style-name="T118">sorts them</text:span><text:span text:style-name="T95">, calculates the total number of results for pagination, and calls </text:span><text:span text:style-name="Source_20_Text"><text:span text:style-name="T95">process_universal_notes</text:span></text:span><text:span text:style-name="T95"> to format the data. Finally, it returns the notes and pagination information as a JSON response. </text:span></text:p>
      <text:list text:continue-numbering="true" text:style-name="L1">
        <text:list-item>
          <text:list>
            <text:list-item>
              <text:list>
                <text:list-item>
                  <text:list>
                    <text:list-item>
                      <text:p text:style-name="P290"><text:bookmark-start text:name="__RefHeading___Toc11534_1229836567"/>Recents<text:bookmark-end text:name="__RefHeading___Toc11534_1229836567"/></text:p>
                    </text:list-item>
                  </text:list>
                </text:list-item>
              </text:list>
            </text:list-item>
          </text:list>
        </text:list-item>
      </text:list>
      <text:p text:style-name="P49"><text:s text:c="2"/><text:span text:style-name="T164"><text:s/></text:span><text:span text:style-name="T155"><text:s text:c="2"/>@app.route('/api/recents', methods=['GET'])</text:span></text:p>
      <text:p text:style-name="P137"><text:s text:c="4"/>@jwt_required()</text:p>
      <text:p text:style-name="P137"><text:s text:c="4"/>@token_required</text:p>
      <text:p text:style-name="P137"><text:s text:c="4"/>def get_recents():</text:p>
      <text:p text:style-name="P137"><text:s text:c="8"/>try:</text:p>
      <text:p text:style-name="P137"><text:s text:c="12"/>userId=g.userId</text:p>
      <text:p text:style-name="P137"><text:s text:c="12"/>noteIds = recents_manager.get_recent_notes_for_user(userId)</text:p>
      <text:p text:style-name="P137"><text:s text:c="12"/>cur = conn.cursor(cursor_factory=psycopg2.extras.DictCursor)</text:p>
      <text:p text:style-name="P137"/>
      <text:p text:style-name="P137"><text:s text:c="12"/>notes = []</text:p>
      <text:p text:style-name="P137"><text:s text:c="12"/>for note_id in noteIds:</text:p>
      <text:p text:style-name="P137"><text:s text:c="16"/>cur.execute("""</text:p>
      <text:p text:style-name="P137"><text:s text:c="20"/>SELECT n.id AS note_id, n.title, n.content, n.type,</text:p>
      <text:p text:style-name="P137"><text:s text:c="24"/>t.id AS tagid,</text:p>
      <text:p text:style-name="P137"><text:s text:c="24"/>t.name,</text:p>
      <text:p text:style-name="P137"><text:s text:c="24"/>t.color</text:p>
      <text:p text:style-name="P137"><text:s text:c="20"/>FROM Notes n</text:p>
      <text:p text:style-name="P137"><text:s text:c="24"/>LEFT JOIN NoteTags nt ON n.id = nt.note_id</text:p>
      <text:p text:style-name="P137"><text:s text:c="24"/>LEFT JOIN Tags t ON nt.tag_id = t.id</text:p>
      <text:p text:style-name="P137"><text:s text:c="20"/>WHERE n.user_id = %s AND n.id = %s;</text:p>
      <text:p text:style-name="P137"><text:s text:c="16"/>""", (userId, note_id))</text:p>
      <text:p text:style-name="P137"/>
      <text:p text:style-name="P137"><text:s text:c="16"/>row = cur.fetchone()</text:p>
      <text:p text:style-name="P137"><text:s text:c="16"/>if row:</text:p>
      <text:p text:style-name="P137"><text:s text:c="20"/>note = process_universal_notes([row], cur)[0]</text:p>
      <text:p text:style-name="P137"><text:s text:c="20"/>notes.append(note)</text:p>
      <text:p text:style-name="P137"/>
      <text:p text:style-name="P137"><text:s text:c="12"/>return jsonify({'message': 'Recent notes retrieved successfully', 'data': notes}), 200</text:p>
      <text:p text:style-name="P137"><text:s text:c="8"/>except Exception as e:</text:p>
      <text:p text:style-name="P137"><text:s text:c="12"/>conn.rollback()</text:p>
      <text:p text:style-name="P137"><text:s text:c="12"/>raise</text:p>
      <text:p text:style-name="P141"/>
      <text:p text:style-name="P52">The /api/recents route retrieves recently accessed notes. <text:s/>It gets the user ID, uses the recents_manager to fetch a list of recent note IDs, and then retrieves the full note details from the database for each ID. <text:s/>It <text:span text:style-name="T165">works as an endpoint to retrieve recently accessed notes </text:span><text:soft-page-break/><text:span text:style-name="T165">by the user from the recents_manager(more about it later), then</text:span> format the notes and return them as a JSON response.</text:p>
      <text:list text:continue-numbering="true" text:style-name="L1">
        <text:list-item>
          <text:list>
            <text:list-item>
              <text:list>
                <text:list-item>
                  <text:list>
                    <text:list-item>
                      <text:p text:style-name="P472">Calendar functionality</text:p>
                    </text:list-item>
                  </text:list>
                </text:list-item>
              </text:list>
            </text:list-item>
          </text:list>
        </text:list-item>
      </text:list>
      <text:p text:style-name="P51"><text:span text:style-name="Source_20_Text"><text:span text:style-name="T159"><text:s/></text:span></text:span><text:span text:style-name="Source_20_Text"><text:span text:style-name="T155"><text:s text:c="3"/>@app.route('/api/calendar', methods=['GET'])</text:span></text:span></text:p>
      <text:p text:style-name="Preformatted_20_Text"><text:span text:style-name="Source_20_Text"><text:span text:style-name="T159"><text:s text:c="4"/>@jwt_required()</text:span></text:span></text:p>
      <text:p text:style-name="Preformatted_20_Text"><text:span text:style-name="Source_20_Text"><text:span text:style-name="T159"><text:s text:c="4"/>@token_required</text:span></text:span></text:p>
      <text:p text:style-name="Preformatted_20_Text"><text:span text:style-name="Source_20_Text"><text:span text:style-name="T159"><text:s text:c="4"/>def get_calendar_notes():</text:span></text:span></text:p>
      <text:p text:style-name="Preformatted_20_Text"><text:span text:style-name="Source_20_Text"><text:span text:style-name="T159"><text:s text:c="8"/>try:</text:span></text:span></text:p>
      <text:p text:style-name="Preformatted_20_Text"><text:span text:style-name="Source_20_Text"><text:span text:style-name="T159"><text:s text:c="12"/>userId = g.userId</text:span></text:span></text:p>
      <text:p text:style-name="Preformatted_20_Text"><text:span text:style-name="Source_20_Text"><text:span text:style-name="T159"><text:s text:c="12"/>start_date = request.args.get('startDate')</text:span></text:span></text:p>
      <text:p text:style-name="Preformatted_20_Text"><text:span text:style-name="Source_20_Text"><text:span text:style-name="T159"><text:s text:c="12"/>end_date = request.args.get('endDate')</text:span></text:span></text:p>
      <text:p text:style-name="P123"/>
      <text:p text:style-name="Preformatted_20_Text"><text:span text:style-name="Source_20_Text"><text:span text:style-name="T159"><text:s text:c="12"/># Convert start and end dates to datetime objects</text:span></text:span></text:p>
      <text:p text:style-name="Preformatted_20_Text"><text:span text:style-name="Source_20_Text"><text:span text:style-name="T159"><text:s text:c="12"/>start_date = datetime.fromisoformat(str(start_date))</text:span></text:span></text:p>
      <text:p text:style-name="Preformatted_20_Text"><text:span text:style-name="Source_20_Text"><text:span text:style-name="T159"><text:s text:c="12"/>end_date = datetime.fromisoformat(str(end_date))</text:span></text:span></text:p>
      <text:p text:style-name="P123"/>
      <text:p text:style-name="Preformatted_20_Text"><text:span text:style-name="Source_20_Text"><text:span text:style-name="T159"><text:s text:c="12"/>with conn.cursor(cursor_factory=psycopg2.extras.DictCursor) as cur:</text:span></text:span></text:p>
      <text:p text:style-name="Preformatted_20_Text"><text:span text:style-name="Source_20_Text"><text:span text:style-name="T159"><text:s text:c="16"/># Fetch notes from goals table</text:span></text:span></text:p>
      <text:p text:style-name="Preformatted_20_Text"><text:span text:style-name="Source_20_Text"><text:span text:style-name="T159"><text:s text:c="16"/>cur.execute("""</text:span></text:span></text:p>
      <text:p text:style-name="Preformatted_20_Text"><text:span text:style-name="Source_20_Text"><text:span text:style-name="T159"><text:s text:c="20"/>SELECT n.id AS note_id, n.title, n.content, n.type, g.due_date</text:span></text:span></text:p>
      <text:p text:style-name="Preformatted_20_Text"><text:span text:style-name="Source_20_Text"><text:span text:style-name="T159"><text:s text:c="20"/>FROM Notes n</text:span></text:span></text:p>
      <text:p text:style-name="Preformatted_20_Text"><text:span text:style-name="Source_20_Text"><text:span text:style-name="T159"><text:s text:c="20"/>JOIN Goals g ON n.id = g.note_id</text:span></text:span></text:p>
      <text:p text:style-name="Preformatted_20_Text"><text:span text:style-name="Source_20_Text"><text:span text:style-name="T159"><text:s text:c="20"/>WHERE n.user_id = %s AND g.due_date BETWEEN %s AND %s</text:span></text:span></text:p>
      <text:p text:style-name="Preformatted_20_Text"><text:span text:style-name="Source_20_Text"><text:span text:style-name="T159"><text:s text:c="16"/>""", (userId, start_date, end_date))</text:span></text:span></text:p>
      <text:p text:style-name="Preformatted_20_Text"><text:span text:style-name="Source_20_Text"><text:span text:style-name="T159"><text:s text:c="16"/>goal_notes = cur.fetchall()</text:span></text:span></text:p>
      <text:p text:style-name="P123"/>
      <text:p text:style-name="Preformatted_20_Text"><text:span text:style-name="Source_20_Text"><text:span text:style-name="T159"><text:s text:c="16"/># Fetch notes from tasks table</text:span></text:span></text:p>
      <text:p text:style-name="Preformatted_20_Text"><text:span text:style-name="Source_20_Text"><text:span text:style-name="T159"><text:s text:c="16"/>cur.execute("""</text:span></text:span></text:p>
      <text:p text:style-name="Preformatted_20_Text"><text:span text:style-name="Source_20_Text"><text:span text:style-name="T159"><text:s text:c="20"/>SELECT n.id AS note_id, n.title, n.type, n.content, t.due_date</text:span></text:span></text:p>
      <text:p text:style-name="Preformatted_20_Text"><text:span text:style-name="Source_20_Text"><text:span text:style-name="T159"><text:s text:c="20"/>FROM Notes n</text:span></text:span></text:p>
      <text:p text:style-name="Preformatted_20_Text"><text:span text:style-name="Source_20_Text"><text:span text:style-name="T159"><text:s text:c="20"/>JOIN Tasks t ON n.id = t.note_id</text:span></text:span></text:p>
      <text:p text:style-name="Preformatted_20_Text"><text:span text:style-name="Source_20_Text"><text:span text:style-name="T159"><text:s text:c="20"/>WHERE n.user_id = %s AND t.due_date BETWEEN %s AND %s</text:span></text:span></text:p>
      <text:p text:style-name="Preformatted_20_Text"><text:span text:style-name="Source_20_Text"><text:span text:style-name="T159"><text:s text:c="16"/>""", (userId, start_date, end_date))</text:span></text:span></text:p>
      <text:p text:style-name="Preformatted_20_Text"><text:span text:style-name="Source_20_Text"><text:span text:style-name="T159"><text:s text:c="16"/>task_notes = cur.fetchall()</text:span></text:span></text:p>
      <text:p text:style-name="P123"/>
      <text:p text:style-name="Preformatted_20_Text"><text:span text:style-name="Source_20_Text"><text:span text:style-name="T159"><text:s text:c="16"/># Combine results</text:span></text:span></text:p>
      <text:p text:style-name="Preformatted_20_Text"><text:span text:style-name="Source_20_Text"><text:span text:style-name="T159"><text:s text:c="16"/>notes = []</text:span></text:span></text:p>
      <text:p text:style-name="Preformatted_20_Text"><text:span text:style-name="Source_20_Text"><text:span text:style-name="T159"><text:s text:c="16"/>for row in goal_notes + task_notes:</text:span></text:span></text:p>
      <text:p text:style-name="Preformatted_20_Text"><text:span text:style-name="Source_20_Text"><text:span text:style-name="T159"><text:s text:c="20"/>note = {</text:span></text:span></text:p>
      <text:p text:style-name="Preformatted_20_Text"><text:span text:style-name="Source_20_Text"><text:span text:style-name="T159"><text:s text:c="24"/>'noteid': row['note_id'],</text:span></text:span></text:p>
      <text:p text:style-name="Preformatted_20_Text"><text:span text:style-name="Source_20_Text"><text:span text:style-name="T159"><text:s text:c="24"/>'title': row['title'][:50] + '...' if len(row['title']) &gt; 50 else row['title'],</text:span></text:span></text:p>
      <text:p text:style-name="Preformatted_20_Text"><text:span text:style-name="Source_20_Text"><text:span text:style-name="T159"><text:s text:c="24"/>'content': row['content'],</text:span></text:span></text:p>
      <text:p text:style-name="Preformatted_20_Text"><text:span text:style-name="Source_20_Text"><text:span text:style-name="T159"><text:s text:c="24"/>'due_date': row['due_date'],</text:span></text:span></text:p>
      <text:p text:style-name="Preformatted_20_Text"><text:span text:style-name="Source_20_Text"><text:span text:style-name="T159"><text:s text:c="24"/>'type': row['type'],</text:span></text:span></text:p>
      <text:p text:style-name="Preformatted_20_Text"><text:span text:style-name="Source_20_Text"><text:span text:style-name="T159"><text:s text:c="24"/>'tags' : []</text:span></text:span></text:p>
      <text:p text:style-name="Preformatted_20_Text"><text:span text:style-name="Source_20_Text"><text:span text:style-name="T159"><text:s text:c="20"/>}</text:span></text:span></text:p>
      <text:p text:style-name="Preformatted_20_Text"><text:span text:style-name="Source_20_Text"><text:span text:style-name="T159"><text:s text:c="20"/>#Select tags</text:span></text:span></text:p>
      <text:p text:style-name="Preformatted_20_Text"><text:span text:style-name="Source_20_Text"><text:span text:style-name="T159"><text:s text:c="20"/>cur.execute("""</text:span></text:span></text:p>
      <text:p text:style-name="Preformatted_20_Text"><text:span text:style-name="Source_20_Text"><text:span text:style-name="T159"><text:s text:c="24"/>SELECT</text:span></text:span></text:p>
      <text:p text:style-name="Preformatted_20_Text"><text:span text:style-name="Source_20_Text"><text:span text:style-name="T159"><text:s text:c="28"/>json_agg(json_build_object(</text:span></text:span></text:p>
      <text:p text:style-name="Preformatted_20_Text"><text:span text:style-name="Source_20_Text"><text:span text:style-name="T159"><text:s text:c="32"/>'tagid', tg.id,</text:span></text:span></text:p>
      <text:p text:style-name="Preformatted_20_Text"><text:span text:style-name="Source_20_Text"><text:span text:style-name="T159"><text:s text:c="32"/>'name', tg.name,</text:span></text:span></text:p>
      <text:p text:style-name="Preformatted_20_Text"><text:span text:style-name="Source_20_Text"><text:span text:style-name="T159"><text:s text:c="32"/>'color', tg.color</text:span></text:span></text:p>
      <text:p text:style-name="Preformatted_20_Text"><text:span text:style-name="Source_20_Text"><text:span text:style-name="T159"><text:s text:c="28"/>)) AS tags</text:span></text:span></text:p>
      <text:p text:style-name="Preformatted_20_Text"><text:soft-page-break/><text:span text:style-name="Source_20_Text"><text:span text:style-name="T159"><text:s text:c="24"/>FROM NoteTags nt</text:span></text:span></text:p>
      <text:p text:style-name="Preformatted_20_Text"><text:span text:style-name="Source_20_Text"><text:span text:style-name="T159"><text:s text:c="24"/>JOIN Tags tg ON nt.tag_id = tg.id</text:span></text:span></text:p>
      <text:p text:style-name="Preformatted_20_Text"><text:span text:style-name="Source_20_Text"><text:span text:style-name="T159"><text:s text:c="24"/>WHERE nt.note_id = %s</text:span></text:span></text:p>
      <text:p text:style-name="Preformatted_20_Text"><text:span text:style-name="Source_20_Text"><text:span text:style-name="T159"><text:s text:c="24"/>GROUP BY nt.note_id</text:span></text:span></text:p>
      <text:p text:style-name="Preformatted_20_Text"><text:span text:style-name="Source_20_Text"><text:span text:style-name="T159"><text:s text:c="20"/>""", (row['note_id'],))</text:span></text:span></text:p>
      <text:p text:style-name="Preformatted_20_Text"><text:span text:style-name="Source_20_Text"><text:span text:style-name="T159"><text:s text:c="20"/>note['tags'] = cur.fetchone()</text:span></text:span></text:p>
      <text:p text:style-name="Preformatted_20_Text"><text:span text:style-name="Source_20_Text"><text:span text:style-name="T159"><text:s text:c="20"/>notes.append(note)</text:span></text:span></text:p>
      <text:p text:style-name="P123"/>
      <text:p text:style-name="Preformatted_20_Text"><text:span text:style-name="Source_20_Text"><text:span text:style-name="T159"><text:s text:c="16"/>return jsonify({'message': 'Notes retrieved successfully', 'data': notes}), 200</text:span></text:span></text:p>
      <text:p text:style-name="P123"/>
      <text:p text:style-name="Preformatted_20_Text"><text:span text:style-name="Source_20_Text"><text:span text:style-name="T159"><text:s text:c="8"/>except Exception as e:</text:span></text:span></text:p>
      <text:p text:style-name="Preformatted_20_Text"><text:span text:style-name="Source_20_Text"><text:span text:style-name="T159"><text:s text:c="12"/>conn.rollback()</text:span></text:span></text:p>
      <text:p text:style-name="Preformatted_20_Text"><text:span text:style-name="Source_20_Text"><text:span text:style-name="T159"><text:s text:c="12"/>print(f"An error occurred: {e}")</text:span></text:span></text:p>
      <text:p text:style-name="P147"><text:span text:style-name="Source_20_Text"><text:span text:style-name="T159"><text:s text:c="12"/>return jsonify({'message': 'An error occurred', 'error': str(e)}), 500</text:span></text:span></text:p>
      <text:p text:style-name="Text_20_body"><text:span text:style-name="T95">The </text:span><text:span text:style-name="Source_20_Text"><text:span text:style-name="T95">/api/calendar</text:span></text:span><text:span text:style-name="T95"> route retrieves notes associated with goals and tasks that fall within a specified date range. It gets the start and end dates from the request arguments, converts them to </text:span><text:span text:style-name="Source_20_Text"><text:span text:style-name="T95">datetime</text:span></text:span><text:span text:style-name="T95"> objects, and then queries the </text:span><text:span text:style-name="Source_20_Text"><text:span text:style-name="T95">Goals</text:span></text:span><text:span text:style-name="T95"> and </text:span><text:span text:style-name="Source_20_Text"><text:span text:style-name="T95">Tasks</text:span></text:span><text:span text:style-name="T95"> tables to retrieve the relevant notes. It combines the results, truncates long titles, and fetches tags for each note. The notes with their due dates are then returned as a JSON response, </text:span><text:span text:style-name="T119">and will be displayed on the calenar component on the website.</text:span></text:p>
      <text:p text:style-name="P50"/>
      <text:list xml:id="list130852026207522" text:continue-numbering="true" text:style-name="L1">
        <text:list-item>
          <text:list>
            <text:list-item>
              <text:list>
                <text:list-item>
                  <text:list>
                    <text:list-item>
                      <text:p text:style-name="P472">Summarization</text:p>
                    </text:list-item>
                  </text:list>
                </text:list-item>
              </text:list>
            </text:list-item>
          </text:list>
        </text:list-item>
      </text:list>
      <text:p text:style-name="P138"><text:s text:c="4"/>@app.route('/api/summarize', methods=['POST'])</text:p>
      <text:p text:style-name="P138"><text:s text:c="4"/>@jwt_required()</text:p>
      <text:p text:style-name="P138"><text:s text:c="4"/>@token_required</text:p>
      <text:p text:style-name="P138"><text:s text:c="4"/>def summarize():</text:p>
      <text:p text:style-name="P138"><text:s text:c="12"/>try:</text:p>
      <text:p text:style-name="P138"><text:s text:c="88"/></text:p>
      <text:p text:style-name="P138"><text:s text:c="16"/>gemini_schema = GeminiSummarySchema()</text:p>
      <text:p text:style-name="P138"><text:s text:c="16"/>data = gemini_schema.load(request.json)</text:p>
      <text:p text:style-name="P138"><text:s text:c="16"/>title <text:s/>= data['title']</text:p>
      <text:p text:style-name="P138"><text:s text:c="16"/>selection = <text:s/>data['selection']</text:p>
      <text:p text:style-name="P138"/>
      <text:p text:style-name="P138"><text:s text:c="16"/>model = genai.GenerativeModel("gemini-2.0-flash")</text:p>
      <text:p text:style-name="P138"><text:s text:c="16"/>response = model.generate_content("""</text:p>
      <text:p text:style-name="P138"><text:s text:c="20"/>Please summarize the following extract from a note titled <text:tab/><text:tab/><text:tab/><text:tab/>{title}, delimeted by three backticks:</text:p>
      <text:p text:style-name="P138"/>
      <text:p text:style-name="P138"><text:s text:c="20"/>```{selection}```</text:p>
      <text:p text:style-name="P138"/>
      <text:p text:style-name="P138"><text:s text:c="20"/>Please include:</text:p>
      <text:p text:style-name="P138"/>
      <text:p text:style-name="P138"><text:s text:c="24"/>Key points: What are the most important things mentioned in <text:tab/><text:tab/><text:tab/><text:tab/>the extract?</text:p>
      <text:p text:style-name="P138"/>
      <text:p text:style-name="P138"><text:s text:c="24"/>Context: How does this extract relate to the note as a <text:tab/><text:tab/><text:tab/><text:tab/><text:tab/>whole?</text:p>
      <text:p text:style-name="P138"><text:soft-page-break/></text:p>
      <text:p text:style-name="P138"><text:s text:c="24"/>Purpose: What is the purpose of this particular extract <text:tab/><text:tab/><text:tab/><text:tab/>within the note?</text:p>
      <text:p text:style-name="P138"/>
      <text:p text:style-name="P138"><text:s text:c="20"/>Keep the summary concise, clear and below 1000 characters.</text:p>
      <text:p text:style-name="P138"><text:s text:c="20"/>""".format(title=title, selection=selection),</text:p>
      <text:p text:style-name="P138"><text:s text:c="20"/># stream=True,</text:p>
      <text:p text:style-name="P138"><text:s text:c="20"/>generation_config = genai.types.GenerationConfig(</text:p>
      <text:p text:style-name="P138"><text:s text:c="24"/>temperature=0.2,</text:p>
      <text:p text:style-name="P138"><text:s text:c="24"/>top_p=0.95,</text:p>
      <text:p text:style-name="P138"><text:s text:c="24"/>max_output_tokens=256,</text:p>
      <text:p text:style-name="P138"><text:s text:c="20"/>),</text:p>
      <text:p text:style-name="P138"/>
      <text:p text:style-name="P138"><text:s text:c="20"/>)</text:p>
      <text:p text:style-name="P138"><text:s text:c="16"/>return jsonify({'message': 'Summary generated successfully', 'data': response}), 200</text:p>
      <text:p text:style-name="P138"><text:s text:c="12"/>except Exception as e:</text:p>
      <text:p text:style-name="P138"><text:s text:c="16"/>raise</text:p>
      <text:p text:style-name="P138"/>
      <text:p text:style-name="P148"><text:span text:style-name="T8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90">with the following properties:</text:span></text:p>
      <text:p text:style-name="P148"><text:span text:style-name="T120"/></text:p>
      <text:list text:style-name="L31">
        <text:list-item>
          <text:p text:style-name="P473"><text:span text:style-name="T166">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479"><text:span text:style-name="Source_20_Text"><text:span text:style-name="T121">top_p=0.95</text:span></text:span><text:span text:style-name="T120">: This is the nucleus sampling parameter. Nucleus sampling considers the most likely words whose</text:span><text:span text:style-name="T122"> </text:span><text:span text:style-name="Emphasis"><text:span text:style-name="T122">cumulative</text:span></text:span><text:span text:style-name="T120"> probability exceeds </text:span><text:span text:style-name="Source_20_Text"><text:span text:style-name="T120">top_p</text:span></text:span><text:span text:style-name="T12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480"><text:span text:style-name="Strong_20_Emphasis"><text:span text:style-name="Source_20_Text"><text:span text:style-name="T120">max_output_tokens=256</text:span></text:span></text:span><text:span text:style-name="T12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3">When the <text:s/>response is generated, data returns to the user in form of a JSON object</text:p>
      <text:p text:style-name="P81"/>
      <text:list text:continue-list="list130852026207522" text:style-name="L1">
        <text:list-item>
          <text:list>
            <text:list-item>
              <text:list>
                <text:list-item>
                  <text:p text:style-name="P290"><text:bookmark-start text:name="__RefHeading___Toc11532_1229836567"/>modules/notes.py<text:bookmark-end text:name="__RefHeading___Toc11532_1229836567"/></text:p>
                </text:list-item>
              </text:list>
            </text:list-item>
          </text:list>
        </text:list-item>
      </text:list>
      <text:p text:style-name="P149"><text:span text:style-name="Strong_20_Emphasis"><text:span text:style-name="T107">Ge</text:span></text:span><text:span text:style-name="Strong_20_Emphasis"><text:span text:style-name="T101">n</text:span></text:span><text:span text:style-name="Strong_20_Emphasis"><text:span text:style-name="T114">e</text:span></text:span><text:span text:style-name="Strong_20_Emphasis"><text:span text:style-name="T116">rally, most endpoints </text:span></text:span><text:span text:style-name="Strong_20_Emphasis"><text:span text:style-name="T101">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101">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49"><text:span text:style-name="Strong_20_Emphasis"><text:span text:style-name="T101"/></text:span></text:p>
      <text:p text:style-name="P151"><text:span text:style-name="Strong_20_Emphasis"><text:span text:style-name="T156">from datetime import datetime</text:span></text:span></text:p>
      <text:p text:style-name="P151"><text:span text:style-name="Strong_20_Emphasis"><text:span text:style-name="T156">import os</text:span></text:span></text:p>
      <text:p text:style-name="P151"><text:span text:style-name="Strong_20_Emphasis"><text:span text:style-name="T156">import sys</text:span></text:span></text:p>
      <text:p text:style-name="P151"><text:span text:style-name="Strong_20_Emphasis"><text:span text:style-name="T156">from flask import Blueprint, g, jsonify, request</text:span></text:span></text:p>
      <text:p text:style-name="P151"><text:span text:style-name="Strong_20_Emphasis"><text:span text:style-name="T156">from flask_jwt_extended import jwt_required</text:span></text:span></text:p>
      <text:p text:style-name="P151"><text:span text:style-name="Strong_20_Emphasis"><text:span text:style-name="T156"/></text:span></text:p>
      <text:p text:style-name="P151"><text:span text:style-name="Strong_20_Emphasis"><text:span text:style-name="T156">from modules.universal import BaseNote</text:span></text:span></text:p>
      <text:p text:style-name="P151"><text:span text:style-name="Strong_20_Emphasis"><text:span text:style-name="T156">from utils.userDeleteGraph import delete_notes_with_backoff, delete_user_data_with_backoff</text:span></text:span></text:p>
      <text:p text:style-name="P151"><text:span text:style-name="Strong_20_Emphasis"><text:span text:style-name="T156">sys.path.append(os.path.abspath(os.path.join(os.path.dirname(__file__), os.path.pardir)))</text:span></text:span></text:p>
      <text:p text:style-name="P151"><text:span text:style-name="Strong_20_Emphasis"><text:span text:style-name="T156">from formsValidation import BaseSchema</text:span></text:span></text:p>
      <text:p text:style-name="P151"><text:span text:style-name="Strong_20_Emphasis"><text:span text:style-name="T156">from utils.utils import token_required</text:span></text:span></text:p>
      <text:p text:style-name="P151"><text:span text:style-name="Strong_20_Emphasis"><text:span text:style-name="T156">import psycopg2</text:span></text:span></text:p>
      <text:p text:style-name="P151"><text:span text:style-name="Strong_20_Emphasis"><text:span text:style-name="T156"/></text:span></text:p>
      <text:p text:style-name="P151"><text:span text:style-name="Strong_20_Emphasis"><text:span text:style-name="T156">class NoteApi(BaseNote):</text:span></text:span></text:p>
      <text:p text:style-name="P151"><text:span text:style-name="Strong_20_Emphasis"><text:span text:style-name="T156"><text:s text:c="4"/>def __init__(self, app, conn, tokenization_manager, recents_manager):</text:span></text:span></text:p>
      <text:p text:style-name="P151"><text:span text:style-name="Strong_20_Emphasis"><text:span text:style-name="T156"><text:s text:c="8"/>super().__init__(app, conn, tokenization_manager, recents_manager)</text:span></text:span></text:p>
      <text:p text:style-name="P151"><text:span text:style-name="Strong_20_Emphasis"><text:span text:style-name="T156"><text:s text:c="8"/>self.note_schema = BaseSchema()</text:span></text:span></text:p>
      <text:p text:style-name="P151"><text:span text:style-name="Strong_20_Emphasis"><text:span text:style-name="T156"><text:s text:c="8"/>self.note_routes()</text:span></text:span></text:p>
      <text:p text:style-name="P151"><text:span text:style-name="Strong_20_Emphasis"><text:span text:style-name="T156"/></text:span></text:p>
      <text:p text:style-name="P151"><text:span text:style-name="Strong_20_Emphasis"><text:span text:style-name="T156"><text:s text:c="4"/>def tokenize(self,noteId,title,content):</text:span></text:span></text:p>
      <text:p text:style-name="P151"><text:span text:style-name="Strong_20_Emphasis"><text:span text:style-name="T156"><text:s text:c="8"/>text = [title, content]</text:span></text:span></text:p>
      <text:p text:style-name="P151"><text:span text:style-name="Strong_20_Emphasis"><text:span text:style-name="T156"><text:s text:c="8"/>priority = sum(len(string) for string in text)</text:span></text:span></text:p>
      <text:p text:style-name="P151"><text:span text:style-name="Strong_20_Emphasis"><text:span text:style-name="T156"><text:s text:c="8"/>self.tokenization_manager.add_note(</text:span></text:span></text:p>
      <text:p text:style-name="P151"><text:span text:style-name="Strong_20_Emphasis"><text:span text:style-name="T156"><text:s text:c="12"/>text=text,</text:span></text:span></text:p>
      <text:p text:style-name="P151"><text:span text:style-name="Strong_20_Emphasis"><text:span text:style-name="T156"><text:s text:c="12"/>priority=priority,</text:span></text:span></text:p>
      <text:p text:style-name="P151"><text:span text:style-name="Strong_20_Emphasis"><text:span text:style-name="T156"><text:s text:c="12"/>note_id=noteId</text:span></text:span></text:p>
      <text:p text:style-name="P151"><text:span text:style-name="Strong_20_Emphasis"><text:span text:style-name="T156"><text:s text:c="12"/>)</text:span></text:span></text:p>
      <text:p text:style-name="P151"><text:span text:style-name="Strong_20_Emphasis"><text:span text:style-name="T102">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51"><text:span text:style-name="Strong_20_Emphasis"><text:span text:style-name="T102"/></text:span></text:p>
      <text:p text:style-name="P152"><text:span text:style-name="Strong_20_Emphasis"><text:span text:style-name="T103">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63">from marshmallow import Schema, fields, ValidationError</text:span></text:span></text:p>
      <text:p text:style-name="P152"><text:soft-page-break/><text:span text:style-name="Strong_20_Emphasis"><text:span text:style-name="T163"/></text:span></text:p>
      <text:p text:style-name="P152"><text:span text:style-name="Strong_20_Emphasis"><text:span text:style-name="T163"># Base Schema for common fields</text:span></text:span></text:p>
      <text:p text:style-name="P152"><text:span text:style-name="Strong_20_Emphasis"><text:span text:style-name="T163">class BaseSchema(Schema):</text:span></text:span></text:p>
      <text:p text:style-name="P152"><text:span text:style-name="Strong_20_Emphasis"><text:span text:style-name="T163"><text:s text:c="4"/>title = fields.Str(required=True, validate=lambda s: 100 &gt;= len(s) &gt; 0)</text:span></text:span></text:p>
      <text:p text:style-name="P152"><text:span text:style-name="Strong_20_Emphasis"><text:span text:style-name="T163"><text:s text:c="4"/>content = fields.Str(required=False, validate=lambda s: len(s) &lt;= 1000)</text:span></text:span></text:p>
      <text:p text:style-name="P152"><text:span text:style-name="Strong_20_Emphasis"><text:span text:style-name="T163"><text:s text:c="4"/>tags = fields.List(fields.UUID(), required=False)</text:span></text:span></text:p>
      <text:p text:style-name="P152"><text:span text:style-name="Strong_20_Emphasis"><text:span text:style-name="T163"><text:s text:c="4"/>noteid = fields.UUID(required=False)</text:span></text:span></text:p>
      <text:p text:style-name="P151"><text:span text:style-name="Strong_20_Emphasis"><text:span text:style-name="T103"/></text:span></text:p>
      <text:p text:style-name="P151"><text:span text:style-name="Strong_20_Emphasis"><text:span text:style-name="T99"><text:line-break/></text:span></text:span><text:span text:style-name="Strong_20_Emphasis"><text:span text:style-name="T102">Additionally, </text:span></text:span><text:span text:style-name="Source_20_Text"><text:span text:style-name="T102">note_routes</text:span></text:span><text:span text:style-name="Strong_20_Emphasis"><text:span text:style-name="T102"> method defines the following API endpoints. </text:span></text:span><text:span text:style-name="Strong_20_Emphasis"><text:span text:style-name="T104">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2">:</text:span></text:span></text:p>
      <text:p text:style-name="P151"><text:span text:style-name="Strong_20_Emphasis"><text:span text:style-name="T102"/></text:span></text:p>
      <text:list text:continue-numbering="true" text:style-name="L1">
        <text:list-item>
          <text:list>
            <text:list-item>
              <text:list>
                <text:list-item>
                  <text:list>
                    <text:list-item>
                      <text:p text:style-name="P305"><text:bookmark-start text:name="__RefHeading___Toc11530_1229836567"/>Create Note<text:bookmark-end text:name="__RefHeading___Toc11530_1229836567"/></text:p>
                    </text:list-item>
                  </text:list>
                </text:list-item>
              </text:list>
            </text:list-item>
          </text:list>
        </text:list-item>
      </text:list>
      <text:p text:style-name="P149"><text:span text:style-name="Source_20_Text"><text:span text:style-name="T110">I</text:span></text:span><text:span text:style-name="Source_20_Text"><text:span text:style-name="T109">/api/notes/create</text:span></text:span><text:span text:style-name="Strong_20_Emphasis"><text:span text:style-name="T109"> (POST):</text:span></text:span><text:span text:style-name="T109"> Creates a new note. It validates the request data using </text:span><text:span text:style-name="Source_20_Text"><text:span text:style-name="T109">self.note_schema.load()</text:span></text:span><text:span text:style-name="T109">, retrieves the user ID from the JWT, creates the note in the database using the </text:span><text:span text:style-name="Source_20_Text"><text:span text:style-name="T109">create_note</text:span></text:span><text:span text:style-name="T109"> method (inherited from </text:span><text:span text:style-name="Source_20_Text"><text:span text:style-name="T109">BaseNote</text:span></text:span><text:span text:style-name="T109">), adds the note text to the tokenization manager, commits the transaction, and returns the new note's ID </text:span><text:span text:style-name="T110">It uses the functions from BaseNote, as there are no extra properties in the Notes type</text:span><text:span text:style-name="T109">:</text:span></text:p>
      <text:p text:style-name="P124"><text:s text:c="8"/>@self.app.route('/api/notes/create', methods=['POST'])</text:p>
      <text:p text:style-name="P124"><text:s text:c="8"/>@jwt_required()</text:p>
      <text:p text:style-name="P124"><text:s text:c="8"/>@token_required</text:p>
      <text:p text:style-name="P124"><text:s text:c="8"/>def create_note():</text:p>
      <text:p text:style-name="P124"><text:s text:c="12"/>try:</text:p>
      <text:p text:style-name="P124"><text:s text:c="16"/>userId = str(g.userId)</text:p>
      <text:p text:style-name="P124"><text:s text:c="16"/>data = self.note_schema.load(request.get_json())</text:p>
      <text:p text:style-name="P124"><text:s text:c="16"/>title = data['title']</text:p>
      <text:p text:style-name="P124"><text:s text:c="16"/>tags = data['tags']</text:p>
      <text:p text:style-name="P124"><text:s text:c="16"/>content = data['content']</text:p>
      <text:p text:style-name="P124"><text:s text:c="16"/>with self.conn.cursor(cursor_factory=psycopg2.extras.DictCursor) as cur:</text:p>
      <text:p text:style-name="P124"><text:s text:c="20"/>noteId = self.create_note(cur, userId, title, content, 'note', tags)</text:p>
      <text:p text:style-name="P124"/>
      <text:p text:style-name="P124"><text:s text:c="16"/>self.tokenize(noteId,title,content)</text:p>
      <text:p text:style-name="P124"><text:s text:c="16"/>self.conn.commit()</text:p>
      <text:p text:style-name="P124"/>
      <text:p text:style-name="P124"><text:s text:c="16"/>return jsonify({</text:p>
      <text:p text:style-name="P124"><text:s text:c="20"/>'message': 'Note created successfully',</text:p>
      <text:p text:style-name="P124"><text:s text:c="20"/>'data': {</text:p>
      <text:p text:style-name="P124"><text:s text:c="24"/>'noteid': noteId,</text:p>
      <text:p text:style-name="P124"><text:s text:c="20"/>}</text:p>
      <text:p text:style-name="P124"><text:s text:c="16"/>}), 200</text:p>
      <text:p text:style-name="P124"><text:s text:c="12"/>except Exception as error:</text:p>
      <text:p text:style-name="P124"><text:soft-page-break/><text:s text:c="16"/>self.conn.rollback()</text:p>
      <text:p text:style-name="P124"><text:s text:c="16"/>print('Error during transaction', error)</text:p>
      <text:p text:style-name="P124"><text:s text:c="16"/>raise</text:p>
      <text:p text:style-name="P124"><text:s text:c="12"/>finally:</text:p>
      <text:p text:style-name="P150"><text:span text:style-name="T159"><text:s text:c="16"/>cur.close()</text:span><text:span text:style-name="T109"><text:line-break/></text:span></text:p>
      <text:list text:continue-numbering="true" text:style-name="L1">
        <text:list-item>
          <text:list>
            <text:list-item>
              <text:list>
                <text:list-item>
                  <text:list>
                    <text:list-item>
                      <text:p text:style-name="P305"><text:bookmark-start text:name="__RefHeading___Toc11528_1229836567"/>Update Note<text:bookmark-end text:name="__RefHeading___Toc11528_1229836567"/></text:p>
                    </text:list-item>
                  </text:list>
                </text:list-item>
              </text:list>
            </text:list-item>
          </text:list>
        </text:list-item>
      </text:list>
      <text:p text:style-name="P154"><text:span text:style-name="Source_20_Text"><text:span text:style-name="T109">/api/notes/update</text:span></text:span><text:span text:style-name="Strong_20_Emphasis"><text:span text:style-name="T109"> (PUT):</text:span></text:span><text:span text:style-name="T109"> Updates an existing note. It validates the request data, retrieves the note ID, title, content, and tags, updates the note in the database, updates the note's tags, updates the tokenization manager, commits the transaction, and returns a success message.</text:span></text:p>
      <text:p text:style-name="P125"><text:s text:c="8"/>@self.app.route('/api/notes/update', methods=['PUT'])</text:p>
      <text:p text:style-name="P125"><text:s text:c="8"/>@jwt_required()</text:p>
      <text:p text:style-name="P125"><text:s text:c="8"/>@token_required</text:p>
      <text:p text:style-name="P125"><text:s text:c="8"/>def update_note():</text:p>
      <text:p text:style-name="P125"><text:s text:c="12"/>try:</text:p>
      <text:p text:style-name="P125"><text:s text:c="16"/>userId = str(g.userId) <text:s/># Convert userId to string</text:p>
      <text:p text:style-name="P125"><text:s text:c="16"/>note = self.note_schema.load(request.get_json())</text:p>
      <text:p text:style-name="P125"/>
      <text:p text:style-name="P125"><text:s text:c="16"/>note_id = str(note['noteid'])</text:p>
      <text:p text:style-name="P125"><text:s text:c="16"/>title = note['title']</text:p>
      <text:p text:style-name="P125"><text:s text:c="16"/>content = note['content']</text:p>
      <text:p text:style-name="P125"><text:s text:c="16"/>tags = note.get('tags', [])</text:p>
      <text:p text:style-name="P125"/>
      <text:p text:style-name="P125"><text:s text:c="16"/>with self.conn.cursor(cursor_factory=psycopg2.extras.DictCursor) as cur:</text:p>
      <text:p text:style-name="P125"/>
      <text:p text:style-name="P125"><text:s text:c="20"/>cur.execute("""</text:p>
      <text:p text:style-name="P125"><text:s text:c="24"/>UPDATE Notes</text:p>
      <text:p text:style-name="P125"><text:s text:c="24"/>SET title = %s, content = %s</text:p>
      <text:p text:style-name="P125"><text:s text:c="24"/>WHERE id = %s AND user_id = %s</text:p>
      <text:p text:style-name="P125"><text:s text:c="20"/>""", (title, content, note_id, userId))</text:p>
      <text:p text:style-name="P125"/>
      <text:p text:style-name="P125"><text:s text:c="20"/>self.update_notetags(cur, note_id, tags)</text:p>
      <text:p text:style-name="P125"/>
      <text:p text:style-name="P125"><text:s text:c="20"/>self.tokenize(note_id, title, content)</text:p>
      <text:p text:style-name="P125"><text:s text:c="20"/>self.conn.commit()</text:p>
      <text:p text:style-name="P125"/>
      <text:p text:style-name="P125"><text:s text:c="20"/>return jsonify({'message': 'Note updated successfully', 'data': None}), 200</text:p>
      <text:p text:style-name="P125"><text:s text:c="12"/>except Exception as e:</text:p>
      <text:p text:style-name="P125"><text:s text:c="16"/>self.conn.rollback()</text:p>
      <text:p text:style-name="P125"><text:s text:c="16"/>print(f"An error occurred: {e}")</text:p>
      <text:p text:style-name="P125"><text:s text:c="16"/>raise</text:p>
      <text:p text:style-name="P125"><text:s text:c="12"/>finally:</text:p>
      <text:p text:style-name="P125"><text:soft-page-break/><text:s text:c="16"/>cur.close()</text:p>
      <text:list text:continue-numbering="true" text:style-name="L1">
        <text:list-item>
          <text:list>
            <text:list-item>
              <text:list>
                <text:list-item>
                  <text:list>
                    <text:list-item>
                      <text:p text:style-name="P305"><text:bookmark-start text:name="__RefHeading___Toc11526_1229836567"/>Delete Note<text:bookmark-end text:name="__RefHeading___Toc11526_1229836567"/></text:p>
                    </text:list-item>
                  </text:list>
                </text:list-item>
              </text:list>
            </text:list-item>
          </text:list>
        </text:list-item>
      </text:list>
      <text:p text:style-name="P154"><text:span text:style-name="Source_20_Text"><text:span text:style-name="T109">/api/notes/delete</text:span></text:span><text:span text:style-name="Strong_20_Emphasis"><text:span text:style-name="T109"> (PUT):</text:span></text:span><text:span text:style-name="T109"> Deletes a note. It retrieves the note ID from the request, and uses </text:span><text:span text:style-name="Source_20_Text"><text:span text:style-name="T109">delete_notes_with_backoff</text:span></text:span><text:span text:style-name="Source_20_Text"><text:span text:style-name="T111">(more about it later)</text:span></text:span><text:span text:style-name="T109"> to attempt deletion with retries, handles NoteTags table before Notes table. It also removes the note from the tokenization manager, </text:span><text:span text:style-name="T111">if it is currently awaiting tokenization</text:span><text:span text:style-name="T109">. It returns a success message or an error message if deletion fails after retries.</text:span></text:p>
      <text:p text:style-name="P126"><text:s text:c="8"/>@self.app.route('/api/notes/delete', methods=['PUT'])</text:p>
      <text:p text:style-name="P126"><text:s text:c="8"/>@jwt_required()</text:p>
      <text:p text:style-name="P126"><text:s text:c="8"/>@token_required</text:p>
      <text:p text:style-name="P126"><text:s text:c="8"/>def delete_note():</text:p>
      <text:p text:style-name="P126"><text:s text:c="12"/>try:</text:p>
      <text:p text:style-name="P126"><text:s text:c="16"/>userId = g.userId</text:p>
      <text:p text:style-name="P126"><text:s text:c="16"/>data = request.get_json()</text:p>
      <text:p text:style-name="P126"><text:s text:c="16"/>note_id = data['noteId']</text:p>
      <text:p text:style-name="P126"><text:s text:c="16"/>stack = [12,2] #NoteTags, Notes</text:p>
      <text:p text:style-name="P126"><text:s text:c="16"/>stack.reverse()</text:p>
      <text:p text:style-name="P126"><text:s text:c="16"/>if delete_notes_with_backoff(self.conn, note_id, stack):</text:p>
      <text:p text:style-name="P126"><text:s text:c="20"/>self.tokenization_manager.delete_note_by_id(note_id)</text:p>
      <text:p text:style-name="P126"><text:s text:c="20"/>return jsonify({'message': 'Note deleted successfully'}), 200</text:p>
      <text:p text:style-name="P126"><text:s text:c="16"/>else:</text:p>
      <text:p text:style-name="P126"><text:s text:c="20"/>return jsonify({'message': 'Failed to delete note data after multiple retries'}), 500</text:p>
      <text:p text:style-name="P126"><text:s text:c="12"/>except Exception as e:</text:p>
      <text:p text:style-name="P126"><text:s text:c="16"/>self.conn.rollback()</text:p>
      <text:p text:style-name="P126"><text:s text:c="16"/>raise</text:p>
      <text:list text:continue-numbering="true" text:style-name="L1">
        <text:list-item>
          <text:list>
            <text:list-item>
              <text:list>
                <text:list-item>
                  <text:list>
                    <text:list-item>
                      <text:p text:style-name="P305"><text:bookmark-start text:name="__RefHeading___Toc11524_1229836567"/>Get a specific note<text:bookmark-end text:name="__RefHeading___Toc11524_1229836567"/></text:p>
                    </text:list-item>
                  </text:list>
                </text:list-item>
              </text:list>
            </text:list-item>
          </text:list>
        </text:list-item>
      </text:list>
      <text:p text:style-name="P155"><text:span text:style-name="Source_20_Text"><text:span text:style-name="T109">/api/note</text:span></text:span><text:span text:style-name="Strong_20_Emphasis"><text:span text:style-name="T109"> (GET):</text:span></text:span><text:span text:style-name="T109"> Retrieves a single note by ID. It retrieves the user ID and note ID from the request, fetches the full note details along with its tags using </text:span><text:span text:style-name="Source_20_Text"><text:span text:style-name="T109">self.tags_cte</text:span></text:span><text:span text:style-name="T109">, and adds the note to the </text:span><text:span text:style-name="Source_20_Text"><text:span text:style-name="T109">recents_manager</text:span></text:span><text:span text:style-name="T109"> (for tracking recently viewed notes). It returns the note details or a 404 error if the note is not found. It also uses the </text:span><text:span text:style-name="Source_20_Text"><text:span text:style-name="T109">self.tags_cte</text:span></text:span><text:span text:style-name="T109"> to efficiently retrieve tags.</text:span></text:p>
      <text:p text:style-name="P127"/>
      <text:p text:style-name="P127"><text:s text:c="8"/>@self.app.route('/api/note', methods=['GET'])</text:p>
      <text:p text:style-name="P127"><text:s text:c="8"/>@jwt_required()</text:p>
      <text:p text:style-name="P127"><text:s text:c="8"/>@token_required</text:p>
      <text:p text:style-name="P127"><text:s text:c="8"/>def get_note():</text:p>
      <text:p text:style-name="P127"><text:s text:c="12"/>try:</text:p>
      <text:p text:style-name="P127"><text:s text:c="16"/>userId = g.userId</text:p>
      <text:p text:style-name="P127"><text:s text:c="16"/>noteid = request.args.get('noteid')</text:p>
      <text:p text:style-name="P127"/>
      <text:p text:style-name="P127"><text:s text:c="16"/>with self.conn.cursor(cursor_factory=psycopg2.extras.DictCursor) as cur:</text:p>
      <text:p text:style-name="P127"/>
      <text:p text:style-name="P127"><text:s text:c="20"/>cur.execute(f"""</text:p>
      <text:p text:style-name="P127"><text:s text:c="24"/>WITH {self.tags_cte}</text:p>
      <text:p text:style-name="P127"><text:soft-page-break/><text:s text:c="24"/>SELECT</text:p>
      <text:p text:style-name="P127"><text:s text:c="28"/>n.id AS note_id,</text:p>
      <text:p text:style-name="P127"><text:s text:c="28"/>n.title AS note_title,</text:p>
      <text:p text:style-name="P127"><text:s text:c="28"/>n.content AS note_content,</text:p>
      <text:p text:style-name="P127"><text:s text:c="28"/>n.created_at AS note_created_at,</text:p>
      <text:p text:style-name="P127"><text:s text:c="28"/>n.type AS note_type,</text:p>
      <text:p text:style-name="P127"><text:s text:c="28"/>COALESCE(tags_cte.tags, '[]') AS tags</text:p>
      <text:p text:style-name="P127"><text:s text:c="24"/>FROM Notes n</text:p>
      <text:p text:style-name="P127"><text:s text:c="24"/>LEFT JOIN TagsCTE tags_cte ON n.id = tags_cte.note_id</text:p>
      <text:p text:style-name="P127"><text:s text:c="24"/>WHERE n.user_id = %s AND n.id = %s AND n.type = 'note' AND n.archived = FALSE</text:p>
      <text:p text:style-name="P127"><text:s text:c="20"/>""", (userId, noteid))</text:p>
      <text:p text:style-name="P127"/>
      <text:p text:style-name="P127"><text:s text:c="20"/>row = cur.fetchone()</text:p>
      <text:p text:style-name="P127"><text:s text:c="20"/>if not row:</text:p>
      <text:p text:style-name="P127"><text:s text:c="24"/>return jsonify({'message': "Note not found"}), 404</text:p>
      <text:p text:style-name="P127"/>
      <text:p text:style-name="P127"><text:s text:c="20"/>note = {</text:p>
      <text:p text:style-name="P127"><text:s text:c="24"/>'noteid': row['note_id'],</text:p>
      <text:p text:style-name="P127"><text:s text:c="24"/>'title': row['note_title'],</text:p>
      <text:p text:style-name="P127"><text:s text:c="24"/>'content': row['note_content'],</text:p>
      <text:p text:style-name="P127"><text:s text:c="24"/>'tags': row['tags']</text:p>
      <text:p text:style-name="P127"><text:s text:c="20"/>}</text:p>
      <text:p text:style-name="P127"><text:s text:c="20"/>self.recents_manager.add_note_for_user(userId, noteid)</text:p>
      <text:p text:style-name="P127"><text:s text:c="20"/>return jsonify({"note": note, 'message': "Note fetched successfully"}), 200</text:p>
      <text:p text:style-name="P127"/>
      <text:p text:style-name="P127"><text:s text:c="12"/>except Exception as e:</text:p>
      <text:p text:style-name="P127"><text:s text:c="16"/>self.conn.rollback()</text:p>
      <text:p text:style-name="P127"><text:s text:c="16"/>print(f"An error occurred: {e}")</text:p>
      <text:p text:style-name="P127"><text:s text:c="16"/>return jsonify({'message': 'An error occurred', 'error': str(e)}), 500</text:p>
      <text:p text:style-name="P127"/>
      <text:p text:style-name="P127"><text:s text:c="12"/>finally:</text:p>
      <text:p text:style-name="P127"><text:s text:c="16"/>cur.close()</text:p>
      <text:list text:continue-numbering="true" text:style-name="L1">
        <text:list-item>
          <text:list>
            <text:list-item>
              <text:list>
                <text:list-item>
                  <text:list>
                    <text:list-item>
                      <text:p text:style-name="P290"><text:bookmark-start text:name="__RefHeading___Toc11522_1229836567"/>Get Note previews<text:bookmark-end text:name="__RefHeading___Toc11522_1229836567"/></text:p>
                    </text:list-item>
                  </text:list>
                </text:list-item>
              </text:list>
            </text:list-item>
          </text:list>
        </text:list-item>
      </text:list>
      <text:p text:style-name="P155"><text:span text:style-name="Source_20_Text"><text:span text:style-name="T109">/api/notes/previews</text:span></text:span><text:span text:style-name="Strong_20_Emphasis"><text:span text:style-name="T109"> (GET):</text:span></text:span><text:span text:style-name="T109">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1">This is implemented to reduce the amount of data being transmitted when many notes are loaded, which will speed up loading time</text:span><text:span text:style-name="T109">. It returns the previews and pagination information as a JSON response. The query uses a </text:span><text:span text:style-name="T111">Tag CTE</text:span><text:span text:style-name="T109">, </text:span><text:span text:style-name="Source_20_Text"><text:span text:style-name="T109">self.tags_cte</text:span></text:span><text:span text:style-name="T109">, defined in the </text:span><text:span text:style-name="Source_20_Text"><text:span text:style-name="T109">BaseNote</text:span></text:span><text:span text:style-name="T109"> class.</text:span></text:p>
      <text:p text:style-name="P128"><text:s text:c="8"/>@self.app.route('/api/notes/previews', methods=['GET'])</text:p>
      <text:p text:style-name="P128"><text:s text:c="8"/>@jwt_required()</text:p>
      <text:p text:style-name="P128"><text:s text:c="8"/>@token_required</text:p>
      <text:p text:style-name="P128"><text:s text:c="8"/>def get_note_previews():</text:p>
      <text:p text:style-name="P128"><text:soft-page-break/><text:s text:c="12"/>try:</text:p>
      <text:p text:style-name="P128"><text:s text:c="16"/>userId = g.userId</text:p>
      <text:p text:style-name="P128"><text:s text:c="16"/># Pagination</text:p>
      <text:p text:style-name="P128"><text:s text:c="16"/>page = int(request.args.get('pageParam', 1)) <text:s/># Default to page 1</text:p>
      <text:p text:style-name="P128"><text:s text:c="16"/>per_page = int(request.args.get('per_page', 5)) <text:s/># Default to 10 items per page</text:p>
      <text:p text:style-name="P128"><text:s text:c="16"/>offset = (page - 1) * per_page</text:p>
      <text:p text:style-name="P128"/>
      <text:p text:style-name="P128"><text:s text:c="16"/>with self.conn.cursor(cursor_factory=psycopg2.extras.DictCursor) as cur:</text:p>
      <text:p text:style-name="P128"><text:s text:c="20"/># Fetch the total count of notes for pagination metadata</text:p>
      <text:p text:style-name="P128"><text:s text:c="20"/>total,nextPage = self.fetch_total_notes(cur, 'note', userId, page, offset, per_page)</text:p>
      <text:p text:style-name="P128"/>
      <text:p text:style-name="P128"><text:s text:c="20"/>cur.execute(f"""</text:p>
      <text:p text:style-name="P128"><text:s text:c="24"/>WITH {self.tags_cte}</text:p>
      <text:p text:style-name="P128"><text:s text:c="24"/>SELECT</text:p>
      <text:p text:style-name="P128"><text:s text:c="28"/>n.id AS note_id,</text:p>
      <text:p text:style-name="P128"><text:s text:c="28"/>n.title AS title,</text:p>
      <text:p text:style-name="P128"><text:s text:c="28"/>n.content AS content,</text:p>
      <text:p text:style-name="P128"><text:s text:c="28"/>n.type AS type,</text:p>
      <text:p text:style-name="P128"><text:s text:c="28"/>COALESCE(tags_cte.tags, '[]') AS tags</text:p>
      <text:p text:style-name="P128"><text:s text:c="24"/>FROM Notes n</text:p>
      <text:p text:style-name="P128"><text:s text:c="24"/>LEFT JOIN TagsCTE tags_cte ON n.id = tags_cte.note_id</text:p>
      <text:p text:style-name="P128"><text:s text:c="24"/>WHERE n.user_id = %s AND n.type = 'note' AND n.archived = FALSE</text:p>
      <text:p text:style-name="P128"><text:s text:c="24"/>ORDER BY n.updated_at DESC</text:p>
      <text:p text:style-name="P128"><text:s text:c="24"/>LIMIT %s OFFSET %s</text:p>
      <text:p text:style-name="P128"><text:s text:c="20"/>""", (userId, per_page, offset))</text:p>
      <text:p text:style-name="P128"/>
      <text:p text:style-name="P128"><text:s text:c="20"/>rows = cur.fetchall()</text:p>
      <text:p text:style-name="P128"><text:s text:c="20"/>notes = []</text:p>
      <text:p text:style-name="P128"><text:s text:c="20"/>for row in rows:</text:p>
      <text:p text:style-name="P128"><text:s text:c="24"/>note = {</text:p>
      <text:p text:style-name="P128"><text:s text:c="28"/>'noteid': row['note_id'],</text:p>
      <text:p text:style-name="P128"><text:s text:c="28"/>'title': row['title'][:100] + '...' if len(row['title']) &gt; 100 else row['title'],</text:p>
      <text:p text:style-name="P128"><text:s text:c="28"/>'content': row['content'][:200] + '...' if len(row['content']) &gt; 200 else row['content'],</text:p>
      <text:p text:style-name="P128"><text:s text:c="28"/>'tags': row['tags']</text:p>
      <text:p text:style-name="P128"><text:s text:c="24"/>}</text:p>
      <text:p text:style-name="P128"><text:s text:c="24"/>notes.append(note)</text:p>
      <text:p text:style-name="P128"/>
      <text:p text:style-name="P128"><text:s text:c="20"/>return jsonify({"notes": notes,</text:p>
      <text:p text:style-name="P128"><text:s text:c="36"/>'pagination': {</text:p>
      <text:p text:style-name="P128"><text:s text:c="40"/>'total': total,</text:p>
      <text:p text:style-name="P128"><text:soft-page-break/><text:s text:c="40"/>'page': page,</text:p>
      <text:p text:style-name="P128"><text:s text:c="40"/>'perPage': per_page,</text:p>
      <text:p text:style-name="P128"><text:s text:c="40"/>'nextPage': nextPage</text:p>
      <text:p text:style-name="P128"><text:s text:c="36"/>}}), 200</text:p>
      <text:p text:style-name="P128"/>
      <text:p text:style-name="P128"><text:s text:c="12"/>except Exception as e:</text:p>
      <text:p text:style-name="P128"><text:s text:c="16"/>self.conn.rollback()</text:p>
      <text:p text:style-name="P128"><text:s text:c="16"/>print(f"An error occurred: {e}")</text:p>
      <text:p text:style-name="P128"><text:s text:c="16"/>return jsonify({'message': 'An error occurred', 'error': str(e)}), 500</text:p>
      <text:p text:style-name="P128"/>
      <text:p text:style-name="P128"><text:s text:c="12"/>finally:</text:p>
      <text:p text:style-name="P143"><text:s text:c="16"/>cur.close()</text:p>
      <text:p text:style-name="P153"/>
      <text:list text:continue-numbering="true" text:style-name="L1">
        <text:list-item>
          <text:list>
            <text:list-item>
              <text:list>
                <text:list-item>
                  <text:p text:style-name="P306"><text:bookmark-start text:name="__RefHeading___Toc7339_3908388459"/>modules/tasks.py<text:bookmark-end text:name="__RefHeading___Toc7339_3908388459"/></text:p>
                </text:list-item>
              </text:list>
            </text:list-item>
          </text:list>
        </text:list-item>
      </text:list>
      <text:p text:style-name="P156">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307"><text:bookmark-start text:name="__RefHeading___Toc8726_529430363"/>Initialization<text:bookmark-end text:name="__RefHeading___Toc8726_529430363"/></text:p>
                    </text:list-item>
                  </text:list>
                </text:list-item>
              </text:list>
            </text:list-item>
          </text:list>
        </text:list-item>
      </text:list>
      <text:p text:style-name="P145">class TaskApi(BaseNote):</text:p>
      <text:p text:style-name="P145"><text:s text:c="4"/>def __init__(self, app, conn, tokenization_manager, recents_manager):</text:p>
      <text:p text:style-name="P145"><text:s text:c="8"/>super().__init__(app, conn, tokenization_manager, recents_manager)</text:p>
      <text:p text:style-name="P145"><text:s text:c="8"/>self.task_schema = TaskSchema()</text:p>
      <text:p text:style-name="P145"><text:s text:c="8"/>self.task_routes()</text:p>
      <text:p text:style-name="P145"/>
      <text:p text:style-name="P145"><text:s text:c="8"/>self.subtasks_cte = """SubtasksCTE AS (</text:p>
      <text:p text:style-name="P145"><text:s text:c="20"/>SELECT</text:p>
      <text:p text:style-name="P145"><text:s text:c="24"/>st.task_id,</text:p>
      <text:p text:style-name="P145"><text:s text:c="24"/>json_agg(json_build_object(</text:p>
      <text:p text:style-name="P145"><text:s text:c="28"/>'subtaskid', st.id,</text:p>
      <text:p text:style-name="P145"><text:s text:c="28"/>'description', st.description,</text:p>
      <text:p text:style-name="P145"><text:s text:c="28"/>'completed', st.completed,</text:p>
      <text:p text:style-name="P145"><text:s text:c="28"/>'index', st.st_index</text:p>
      <text:p text:style-name="P145"><text:s text:c="24"/>)) AS subtasks</text:p>
      <text:p text:style-name="P145"><text:s text:c="20"/>FROM Subtasks st</text:p>
      <text:p text:style-name="P145"><text:s text:c="20"/>GROUP BY st.task_id</text:p>
      <text:p text:style-name="P145"><text:s text:c="16"/>)"""</text:p>
      <text:p text:style-name="P145"/>
      <text:p text:style-name="P145"><text:s text:c="4"/>def tokenize(self,noteId,title,content,subtasks):</text:p>
      <text:p text:style-name="P145"><text:s text:c="8"/>text = [title, content] + [subtask['description'] for subtask in subtasks] if subtasks else [title, content]</text:p>
      <text:p text:style-name="P145"><text:s text:c="8"/>priority = sum(len(string) for string in text)</text:p>
      <text:p text:style-name="P145"><text:soft-page-break/><text:s text:c="8"/>self.tokenization_manager.add_note(</text:p>
      <text:p text:style-name="P145"><text:s text:c="12"/>text=text,</text:p>
      <text:p text:style-name="P145"><text:s text:c="12"/>priority=priority,</text:p>
      <text:p text:style-name="P145"><text:s text:c="12"/>note_id=noteId</text:p>
      <text:p text:style-name="P142"><text:s text:c="12"/>)</text:p>
      <text:p text:style-name="P83">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307"><text:bookmark-start text:name="__RefHeading___Toc8724_529430363"/>Task creation<text:bookmark-end text:name="__RefHeading___Toc8724_529430363"/></text:p>
                    </text:list-item>
                  </text:list>
                </text:list-item>
              </text:list>
            </text:list-item>
          </text:list>
        </text:list-item>
      </text:list>
      <text:p text:style-name="P146"><text:s text:c="6"/><text:span text:style-name="T164"><text:s/>@self.app.route('/api/tasks/create', methods=['POST'])</text:span></text:p>
      <text:p text:style-name="P129"><text:s text:c="8"/>@jwt_required()</text:p>
      <text:p text:style-name="P129"><text:s text:c="8"/>@token_required</text:p>
      <text:p text:style-name="P129"><text:s text:c="8"/>def create_task():</text:p>
      <text:p text:style-name="P129"><text:s text:c="12"/>try:</text:p>
      <text:p text:style-name="P129"><text:s text:c="16"/>userId = str(g.userId) <text:s/># Convert UUID to string if userId is a UUID</text:p>
      <text:p text:style-name="P129"/>
      <text:p text:style-name="P129"><text:s text:c="16"/>data = self.task_schema.load(request.get_json())</text:p>
      <text:p text:style-name="P129"/>
      <text:p text:style-name="P129"><text:s text:c="16"/>title = data['title']</text:p>
      <text:p text:style-name="P129"><text:s text:c="16"/>tags = data['tags']</text:p>
      <text:p text:style-name="P129"><text:s text:c="16"/>content = data['content']</text:p>
      <text:p text:style-name="P129"><text:s text:c="16"/>subtasks = data['subtasks']</text:p>
      <text:p text:style-name="P129"><text:s text:c="16"/>due_date = data.get('due_date')</text:p>
      <text:p text:style-name="P129"/>
      <text:p text:style-name="P129"><text:s text:c="16"/>with self.conn.cursor(cursor_factory=psycopg2.extras.DictCursor) as cur:</text:p>
      <text:p text:style-name="P129"><text:s text:c="20"/>noteId = self.create_note(cur, userId, title, content, 'task', tags)</text:p>
      <text:p text:style-name="P129"/>
      <text:p text:style-name="P129"><text:s text:c="20"/>cur.execute( #Insert into Tasks table</text:p>
      <text:p text:style-name="P129"><text:s text:c="24"/>"""</text:p>
      <text:p text:style-name="P129"><text:s text:c="24"/>INSERT INTO Tasks (note_id, completed, due_date)</text:p>
      <text:p text:style-name="P129"><text:s text:c="24"/>VALUES (%s, %s, %s) RETURNING id</text:p>
      <text:p text:style-name="P129"><text:s text:c="24"/>""",</text:p>
      <text:p text:style-name="P129"><text:s text:c="24"/>(noteId, False, due_date)</text:p>
      <text:p text:style-name="P129"><text:s text:c="20"/>)</text:p>
      <text:p text:style-name="P129"><text:s text:c="20"/>taskId = cur.fetchone()[0]</text:p>
      <text:p text:style-name="P129"><text:s text:c="20"/>new_subtasks = None</text:p>
      <text:p text:style-name="P129"><text:s text:c="20"/>if subtasks:</text:p>
      <text:p text:style-name="P129"><text:s text:c="24"/>subtask_tuples = [</text:p>
      <text:p text:style-name="P129"><text:s text:c="28"/>(taskId, subtask['description'], False, subtask['index'])</text:p>
      <text:p text:style-name="P129"><text:s text:c="28"/>for subtask in subtasks</text:p>
      <text:p text:style-name="P129"><text:s text:c="24"/>]</text:p>
      <text:p text:style-name="P129"><text:s text:c="24"/>cur.executemany(</text:p>
      <text:p text:style-name="P129"><text:soft-page-break/><text:s text:c="28"/>"""</text:p>
      <text:p text:style-name="P129"><text:s text:c="28"/>INSERT INTO Subtasks (task_id, description, completed, st_index)</text:p>
      <text:p text:style-name="P129"><text:s text:c="28"/>VALUES (%s, %s, %s, %s)</text:p>
      <text:p text:style-name="P129"><text:s text:c="28"/>RETURNING id, task_id, description, completed, st_index</text:p>
      <text:p text:style-name="P129"><text:s text:c="28"/>""",</text:p>
      <text:p text:style-name="P129"><text:s text:c="28"/>subtask_tuples</text:p>
      <text:p text:style-name="P129"><text:s text:c="24"/>)</text:p>
      <text:p text:style-name="P129"><text:s text:c="24"/>cur.execute(</text:p>
      <text:p text:style-name="P129"><text:s text:c="28"/>"""</text:p>
      <text:p text:style-name="P129"><text:s text:c="28"/>SELECT id, task_id, description, completed, st_index</text:p>
      <text:p text:style-name="P129"><text:s text:c="28"/>FROM Subtasks</text:p>
      <text:p text:style-name="P129"><text:s text:c="28"/>WHERE task_id = %s</text:p>
      <text:p text:style-name="P129"><text:s text:c="28"/>""",</text:p>
      <text:p text:style-name="P129"><text:s text:c="28"/>(taskId,)</text:p>
      <text:p text:style-name="P129"><text:s text:c="24"/>)</text:p>
      <text:p text:style-name="P129"><text:s text:c="24"/>new_subtasks = cur.fetchall()</text:p>
      <text:p text:style-name="P129"/>
      <text:p text:style-name="P129"/>
      <text:p text:style-name="P129"><text:s text:c="16"/>self.tokenize(noteId,title,content,subtasks)</text:p>
      <text:p text:style-name="P129"><text:s text:c="16"/>self.conn.commit()</text:p>
      <text:p text:style-name="P129"><text:s text:c="16"/>return jsonify({</text:p>
      <text:p text:style-name="P129"><text:s text:c="20"/>'message': 'Task created successfully',</text:p>
      <text:p text:style-name="P129"><text:s text:c="20"/>'data': {</text:p>
      <text:p text:style-name="P129"><text:s text:c="24"/>'noteid': noteId,</text:p>
      <text:p text:style-name="P129"><text:s text:c="24"/>'taskid': taskId,</text:p>
      <text:p text:style-name="P129"><text:s text:c="24"/>'subtasks': new_subtasks</text:p>
      <text:p text:style-name="P129"><text:s text:c="20"/>}</text:p>
      <text:p text:style-name="P129"><text:s text:c="16"/>}), 200</text:p>
      <text:p text:style-name="P129"><text:s text:c="12"/>except Exception as error:</text:p>
      <text:p text:style-name="P129"><text:s text:c="16"/>self.conn.rollback()</text:p>
      <text:p text:style-name="P129"><text:s text:c="16"/>print('Error during transaction', error)</text:p>
      <text:p text:style-name="P129"><text:s text:c="16"/>raise</text:p>
      <text:p text:style-name="P129"><text:s text:c="12"/>finally:</text:p>
      <text:p text:style-name="P129"><text:s text:c="16"/>cur.close()</text:p>
      <text:p text:style-name="P84">The task creation goes as follows:</text:p>
      <text:p text:style-name="P84">Firstly, the ID of the user that sent this request is taken and stored, along with the data that had been passed in the request. This data is validated via the following schemas, that inherit the BaseNote schema:<text:line-break/><text:line-break/><text:span text:style-name="T170"># Subtask Schema</text:span></text:p>
      <text:p text:style-name="P112">class SubtaskSchema(Schema):</text:p>
      <text:p text:style-name="P112"><text:s text:c="4"/>subtaskid = fields.UUID(required=False)</text:p>
      <text:p text:style-name="P112"><text:s text:c="4"/>description = fields.Str(required=True, validate=lambda s: 500 &gt;= len(s) &gt; 0)</text:p>
      <text:p text:style-name="P112"><text:s text:c="4"/>completed = fields.Bool(required=True)</text:p>
      <text:p text:style-name="P112"><text:s text:c="4"/>index = fields.Int(required=True)</text:p>
      <text:p text:style-name="P112"><text:soft-page-break/></text:p>
      <text:p text:style-name="P112"># Task Schema</text:p>
      <text:p text:style-name="P112">class TaskSchema(BaseSchema):</text:p>
      <text:p text:style-name="P112"><text:s text:c="4"/>taskid = fields.UUID(required=False)</text:p>
      <text:p text:style-name="P112"><text:s text:c="4"/>due_date = fields.Str(required=False, allow_none=True)</text:p>
      <text:p text:style-name="P112"><text:s text:c="4"/>subtasks = fields.List(fields.Nested(SubtaskSchema), required=False, allow_none=True)</text:p>
      <text:p text:style-name="P112"><text:s text:c="4"/>completed = fields.Bool(required=False)</text:p>
      <text:p text:style-name="P112"/>
      <text:p text:style-name="P84">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85">Finally, any user-entered data is sent for tokenization and the database-generated IDs are returned in a JSON request to be used to correctly display the new notes on the frontend.</text:p>
      <text:p text:style-name="P85"/>
      <text:list text:continue-numbering="true" text:style-name="L1">
        <text:list-item>
          <text:list>
            <text:list-item>
              <text:list>
                <text:list-item>
                  <text:list>
                    <text:list-item>
                      <text:p text:style-name="P308"><text:bookmark-start text:name="__RefHeading___Toc8722_529430363"/>Updating tasks<text:bookmark-end text:name="__RefHeading___Toc8722_529430363"/></text:p>
                    </text:list-item>
                  </text:list>
                </text:list-item>
              </text:list>
            </text:list-item>
          </text:list>
        </text:list-item>
      </text:list>
      <text:p text:style-name="P130"><text:s text:c="7"/>@self.app.route('/api/tasks/update', methods=['PUT'])</text:p>
      <text:p text:style-name="P130"><text:s text:c="8"/>@jwt_required()</text:p>
      <text:p text:style-name="P130"><text:s text:c="8"/>@token_required</text:p>
      <text:p text:style-name="P130"><text:s text:c="8"/>def update_task():</text:p>
      <text:p text:style-name="P130"><text:s text:c="12"/>try:</text:p>
      <text:p text:style-name="P130"><text:s text:c="16"/>userId = str(g.userId) <text:s/># Convert userId to string</text:p>
      <text:p text:style-name="P130"><text:s text:c="16"/>task = self.task_schema.load(request.get_json())</text:p>
      <text:p text:style-name="P130"/>
      <text:p text:style-name="P130"><text:s text:c="16"/>note_id = str(task['noteid']) <text:s/># Convert note_id to string</text:p>
      <text:p text:style-name="P130"><text:s text:c="16"/>task_id = str(task['taskid']) <text:s/># Convert task_id to string</text:p>
      <text:p text:style-name="P130"><text:s text:c="16"/>title = task['title']</text:p>
      <text:p text:style-name="P130"><text:s text:c="16"/>content = task['content']</text:p>
      <text:p text:style-name="P130"><text:s text:c="16"/>due_date = task.get('due_date')</text:p>
      <text:p text:style-name="P130"><text:s text:c="16"/>subtasks = task.get('subtasks', [])</text:p>
      <text:p text:style-name="P130"><text:s text:c="16"/>tags = task.get('tags', [])</text:p>
      <text:p text:style-name="P130"/>
      <text:p text:style-name="P130"><text:s text:c="16"/>with self.conn.cursor(cursor_factory=psycopg2.extras.DictCursor ) as cur:</text:p>
      <text:p text:style-name="P130"><text:s text:c="20"/>if not verify_task_ownership(userId, task_id, cur):</text:p>
      <text:p text:style-name="P130"><text:s text:c="24"/>return jsonify({'message': 'You do not have permission to update this task'}), 403</text:p>
      <text:p text:style-name="P130"/>
      <text:p text:style-name="P130"><text:s text:c="20"/>cur.execute("""</text:p>
      <text:p text:style-name="P130"><text:s text:c="24"/>UPDATE Notes</text:p>
      <text:p text:style-name="P130"><text:s text:c="24"/>SET title = %s, content = %s</text:p>
      <text:p text:style-name="P130"><text:s text:c="24"/>WHERE id = %s AND user_id = %s</text:p>
      <text:p text:style-name="P130"><text:s text:c="20"/>""", (title, content, note_id, <text:s/>userId))</text:p>
      <text:p text:style-name="P130"><text:soft-page-break/></text:p>
      <text:p text:style-name="P130"><text:s text:c="20"/>cur.execute("""</text:p>
      <text:p text:style-name="P130"><text:s text:c="24"/>UPDATE Tasks</text:p>
      <text:p text:style-name="P130"><text:s text:c="24"/>SET due_date = %s</text:p>
      <text:p text:style-name="P130"><text:s text:c="24"/>WHERE id = %s</text:p>
      <text:p text:style-name="P130"><text:s text:c="20"/>""", (due_date, task_id))</text:p>
      <text:p text:style-name="P130"/>
      <text:p text:style-name="P130"><text:s text:c="20"/>cur.execute("DELETE FROM Subtasks WHERE task_id = %s", (task_id,))</text:p>
      <text:p text:style-name="P130"><text:s text:c="20"/>for subtask in task.get('subtasks', []):</text:p>
      <text:p text:style-name="P130"><text:s text:c="24"/>cur.execute("""</text:p>
      <text:p text:style-name="P130"><text:s text:c="28"/>INSERT INTO Subtasks (task_id, description, completed, st_index)</text:p>
      <text:p text:style-name="P130"><text:s text:c="28"/>VALUES (%s, %s, %s, %s)</text:p>
      <text:p text:style-name="P130"><text:s text:c="24"/>""", (task_id, subtask['description'], subtask['completed'], subtask['index']))</text:p>
      <text:p text:style-name="P130"/>
      <text:p text:style-name="P130"><text:s text:c="20"/>self.update_notetags(cur, note_id, tags)</text:p>
      <text:p text:style-name="P130"/>
      <text:p text:style-name="P130"><text:s text:c="20"/>self.tokenize(note_id, title, content, subtasks)</text:p>
      <text:p text:style-name="P130"><text:s text:c="20"/>self.conn.commit()</text:p>
      <text:p text:style-name="P130"/>
      <text:p text:style-name="P130"><text:s text:c="20"/>return jsonify({'message': 'Task updated successfully', 'data': None}), 200</text:p>
      <text:p text:style-name="P130"><text:s text:c="12"/>except Exception as e:</text:p>
      <text:p text:style-name="P130"><text:s text:c="16"/>self.conn.rollback()</text:p>
      <text:p text:style-name="P130"><text:s text:c="16"/>print(f"An error occurred: {e}")</text:p>
      <text:p text:style-name="P130"><text:s text:c="16"/>raise</text:p>
      <text:p text:style-name="P130"><text:s text:c="12"/>finally:</text:p>
      <text:p text:style-name="P130"><text:s text:c="16"/>cur.close()</text:p>
      <text:list text:continue-numbering="true" text:style-name="L1">
        <text:list-item>
          <text:list>
            <text:list-item>
              <text:list>
                <text:list-item>
                  <text:list>
                    <text:list-header>
                      <text:p text:style-name="P481"/>
                    </text:list-header>
                  </text:list>
                </text:list-item>
              </text:list>
            </text:list-item>
          </text:list>
        </text:list-item>
      </text:list>
      <text:p text:style-name="P157"><text:span text:style-name="Strong_20_Emphasis"><text:span text:style-name="T105">The data is received in a similar method: the user ID is retrieved and the data is validated using a schema mentioned above. However, when updating tasks, </text:span></text:span><text:span text:style-name="Strong_20_Emphasis"><text:span text:style-name="T106">a special function runs to verify that the task and subtask being altered indeed belong to the user that tries to alter them, to avoid any mishaps or attacks:<text:line-break/><text:line-break/></text:span></text:span><text:span text:style-name="Strong_20_Emphasis"><text:span text:style-name="T157">def verify_subtask_ownership(user_id, subtask_id, cur):</text:span></text:span></text:p>
      <text:p text:style-name="P157"><text:span text:style-name="Strong_20_Emphasis"><text:span text:style-name="T156"><text:s text:c="4"/>cur.execute("""</text:span></text:span></text:p>
      <text:p text:style-name="P157"><text:span text:style-name="Strong_20_Emphasis"><text:span text:style-name="T156"><text:s text:c="8"/>SELECT st.id</text:span></text:span></text:p>
      <text:p text:style-name="P157"><text:span text:style-name="Strong_20_Emphasis"><text:span text:style-name="T156"><text:s text:c="8"/>FROM Subtasks st</text:span></text:span></text:p>
      <text:p text:style-name="P157"><text:span text:style-name="Strong_20_Emphasis"><text:span text:style-name="T156"><text:s text:c="8"/>JOIN Tasks t ON st.task_id = t.id</text:span></text:span></text:p>
      <text:p text:style-name="P157"><text:span text:style-name="Strong_20_Emphasis"><text:span text:style-name="T156"><text:s text:c="8"/>JOIN Notes n ON t.note_id = n.id</text:span></text:span></text:p>
      <text:p text:style-name="P157"><text:span text:style-name="Strong_20_Emphasis"><text:span text:style-name="T156"><text:s text:c="8"/>WHERE st.id = %s AND n.user_id = %s</text:span></text:span></text:p>
      <text:p text:style-name="P157"><text:span text:style-name="Strong_20_Emphasis"><text:span text:style-name="T156"><text:s text:c="4"/>""", (subtask_id, user_id))</text:span></text:span></text:p>
      <text:p text:style-name="P157"><text:soft-page-break/><text:span text:style-name="Strong_20_Emphasis"><text:span text:style-name="T156"><text:s text:c="4"/>return cur.fetchone() is not None</text:span></text:span></text:p>
      <text:p text:style-name="P157"><text:span text:style-name="Strong_20_Emphasis"><text:span text:style-name="T156"/></text:span></text:p>
      <text:p text:style-name="P157"><text:span text:style-name="Strong_20_Emphasis"><text:span text:style-name="T156">def verify_task_ownership(user_id, task_id, cur):</text:span></text:span></text:p>
      <text:p text:style-name="P157"><text:span text:style-name="Strong_20_Emphasis"><text:span text:style-name="T156"><text:s text:c="4"/></text:span></text:span></text:p>
      <text:p text:style-name="P157"><text:span text:style-name="Strong_20_Emphasis"><text:span text:style-name="T156"><text:s text:c="4"/>query = """</text:span></text:span></text:p>
      <text:p text:style-name="P157"><text:span text:style-name="Strong_20_Emphasis"><text:span text:style-name="T156"><text:s text:c="4"/>SELECT Notes.user_id</text:span></text:span></text:p>
      <text:p text:style-name="P157"><text:span text:style-name="Strong_20_Emphasis"><text:span text:style-name="T156"><text:s text:c="4"/>FROM Tasks</text:span></text:span></text:p>
      <text:p text:style-name="P157"><text:span text:style-name="Strong_20_Emphasis"><text:span text:style-name="T156"><text:s text:c="4"/>JOIN Notes ON Tasks.note_id = Notes.id</text:span></text:span></text:p>
      <text:p text:style-name="P157"><text:span text:style-name="Strong_20_Emphasis"><text:span text:style-name="T156"><text:s text:c="4"/>WHERE Tasks.id = %s</text:span></text:span></text:p>
      <text:p text:style-name="P157"><text:span text:style-name="Strong_20_Emphasis"><text:span text:style-name="T156"><text:s text:c="4"/>"""</text:span></text:span></text:p>
      <text:p text:style-name="P157"><text:span text:style-name="Strong_20_Emphasis"><text:span text:style-name="T156"><text:s text:c="4"/>cur.execute(query, (task_id,))</text:span></text:span></text:p>
      <text:p text:style-name="P157"><text:span text:style-name="Strong_20_Emphasis"><text:span text:style-name="T156"><text:s text:c="4"/>result = cur.fetchone()</text:span></text:span></text:p>
      <text:p text:style-name="P157"><text:span text:style-name="Strong_20_Emphasis"><text:span text:style-name="T156"/></text:span></text:p>
      <text:p text:style-name="P157"><text:span text:style-name="Strong_20_Emphasis"><text:span text:style-name="T156"><text:s text:c="4"/>if (len(result)&lt;1) or (result['user_id'] != user_id):</text:span></text:span></text:p>
      <text:p text:style-name="P157"><text:span text:style-name="Strong_20_Emphasis"><text:span text:style-name="T156"><text:s text:c="8"/>print("False")</text:span></text:span></text:p>
      <text:p text:style-name="P157"><text:span text:style-name="Strong_20_Emphasis"><text:span text:style-name="T156"><text:s text:c="8"/>return False</text:span></text:span></text:p>
      <text:p text:style-name="P157"><text:span text:style-name="Strong_20_Emphasis"><text:span text:style-name="T156"><text:s text:c="4"/>return True</text:span></text:span><text:span text:style-name="Strong_20_Emphasis"><text:span text:style-name="T99"><text:line-break/></text:span></text:span><text:span text:style-name="Strong_20_Emphasis"><text:span text:style-name="T114"><text:line-break/></text:span></text:span><text:span text:style-name="Strong_20_Emphasis"><text:span text:style-name="T108">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4">. </text:span></text:span><text:span text:style-name="Strong_20_Emphasis"><text:span text:style-name="T117">Finally, corresponding tags are updated, user content is sent for tokenization and a success code is returned.</text:span></text:span></text:p>
      <text:p text:style-name="P118"><text:span text:style-name="Strong_20_Emphasis"><text:span text:style-name="T113"/></text:span></text:p>
      <text:list text:continue-numbering="true" text:style-name="L1">
        <text:list-item>
          <text:list>
            <text:list-item>
              <text:list>
                <text:list-item>
                  <text:list>
                    <text:list-item>
                      <text:p text:style-name="P309"><text:bookmark-start text:name="__RefHeading___Toc8720_529430363"/>Deleting a task<text:bookmark-end text:name="__RefHeading___Toc8720_529430363"/></text:p>
                    </text:list-item>
                  </text:list>
                </text:list-item>
              </text:list>
            </text:list-item>
          </text:list>
        </text:list-item>
      </text:list>
      <text:p text:style-name="P131"><text:s text:c="8"/>@self.app.route('/api/tasks/delete', methods=['PUT'])</text:p>
      <text:p text:style-name="P131"><text:s text:c="8"/>@jwt_required()</text:p>
      <text:p text:style-name="P131"><text:s text:c="8"/>@token_required</text:p>
      <text:p text:style-name="P131"><text:s text:c="8"/>def delete_task():</text:p>
      <text:p text:style-name="P131"><text:s text:c="12"/>try:</text:p>
      <text:p text:style-name="P131"><text:s text:c="16"/>userId = g.userId</text:p>
      <text:p text:style-name="P131"><text:s text:c="16"/>data = request.get_json()</text:p>
      <text:p text:style-name="P131"><text:s text:c="16"/>taskId = data['taskId']</text:p>
      <text:p text:style-name="P131"><text:s text:c="16"/>noteId = data['noteId']</text:p>
      <text:p text:style-name="P131"><text:s text:c="16"/>with self.conn.cursor(cursor_factory=psycopg2.extras.DictCursor) as cur:</text:p>
      <text:p text:style-name="P131"><text:s text:c="20"/>if verify_task_ownership(userId, taskId, cur) == False:</text:p>
      <text:p text:style-name="P131"><text:s text:c="24"/>return jsonify({'message': 'You do not have permission to update this task'}), 403</text:p>
      <text:p text:style-name="P131"/>
      <text:p text:style-name="P131"><text:s text:c="20"/>stack =[12,11,10,2] #NoteTags, Subtasks, Tasks, Notes</text:p>
      <text:p text:style-name="P131"><text:s text:c="20"/>stack.reverse()</text:p>
      <text:p text:style-name="P131"><text:soft-page-break/><text:s text:c="20"/>if delete_notes_with_backoff(self.conn, noteId, stack):</text:p>
      <text:p text:style-name="P131"><text:s text:c="24"/>self.tokenization_manager.delete_note_by_id(noteId)</text:p>
      <text:p text:style-name="P131"><text:s text:c="24"/>return jsonify({'message': 'Task deleted successfully'}), 200</text:p>
      <text:p text:style-name="P131"><text:s text:c="20"/>else:</text:p>
      <text:p text:style-name="P131"><text:s text:c="24"/>return jsonify({'message': 'Failed to delete task data after multiple retries'}), 500</text:p>
      <text:p text:style-name="P131"><text:s text:c="12"/>except Exception as e:</text:p>
      <text:p text:style-name="P131"><text:s text:c="16"/>self.conn.rollback()</text:p>
      <text:p text:style-name="P131"><text:s text:c="16"/>raise</text:p>
      <text:p text:style-name="P54">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309"><text:bookmark-start text:name="__RefHeading___Toc8718_529430363"/>Toggling task fields<text:bookmark-end text:name="__RefHeading___Toc8718_529430363"/></text:p>
                    </text:list-item>
                  </text:list>
                </text:list-item>
              </text:list>
            </text:list-item>
          </text:list>
        </text:list-item>
      </text:list>
      <text:p text:style-name="P131"><text:s text:c="8"/>@self.app.route('/api/tasks/toggle', methods=['PUT'])</text:p>
      <text:p text:style-name="P131"><text:s text:c="8"/>@jwt_required()</text:p>
      <text:p text:style-name="P131"><text:s text:c="8"/>@token_required</text:p>
      <text:p text:style-name="P131"><text:s text:c="8"/>def toggle_task_fields():</text:p>
      <text:p text:style-name="P131"><text:s text:c="12"/>try:</text:p>
      <text:p text:style-name="P131"><text:s text:c="16"/>userId = g.userId</text:p>
      <text:p text:style-name="P131"><text:s text:c="16"/>data = request.get_json()</text:p>
      <text:p text:style-name="P131"><text:s text:c="16"/>taskId = data.get('taskid')</text:p>
      <text:p text:style-name="P131"><text:s text:c="16"/>subtaskId = data.get('subtaskid')</text:p>
      <text:p text:style-name="P131"/>
      <text:p text:style-name="P131"><text:s text:c="16"/>with self.conn.cursor(cursor_factory=psycopg2.extras.DictCursor) as cur:</text:p>
      <text:p text:style-name="P131"><text:s text:c="20"/>if not verify_task_ownership(userId, taskId, cur):</text:p>
      <text:p text:style-name="P131"><text:s text:c="24"/>return jsonify({'message': 'You do not have permission to update this task'}), 403</text:p>
      <text:p text:style-name="P131"/>
      <text:p text:style-name="P131"><text:s text:c="20"/>if not subtaskId:</text:p>
      <text:p text:style-name="P131"><text:s text:c="24"/>toggle_task_sql = """</text:p>
      <text:p text:style-name="P131"><text:s text:c="28"/>UPDATE Tasks</text:p>
      <text:p text:style-name="P131"><text:s text:c="28"/>SET completed = NOT completed,</text:p>
      <text:p text:style-name="P131"><text:s text:c="32"/>completion_timestamp = CASE</text:p>
      <text:p text:style-name="P131"><text:s text:c="36"/>WHEN completed THEN NULL <text:s/>-- If the task is being uncompleted, set timestamp to NULL</text:p>
      <text:p text:style-name="P131"><text:s text:c="36"/>ELSE CURRENT_TIMESTAMP <text:s text:c="3"/>-- If the task is being completed, set timestamp to current date and time</text:p>
      <text:p text:style-name="P131"><text:s text:c="32"/>END</text:p>
      <text:p text:style-name="P131"><text:s text:c="28"/>WHERE id = %s</text:p>
      <text:p text:style-name="P131"><text:s text:c="24"/>"""</text:p>
      <text:p text:style-name="P131"><text:s text:c="24"/>cur.execute(toggle_task_sql, (taskId,))</text:p>
      <text:p text:style-name="P131"/>
      <text:p text:style-name="P131"><text:s text:c="24"/>cur.execute("""</text:p>
      <text:p text:style-name="P131"><text:soft-page-break/><text:s text:c="28"/>SELECT completed</text:p>
      <text:p text:style-name="P131"><text:s text:c="28"/>FROM Tasks</text:p>
      <text:p text:style-name="P131"><text:s text:c="28"/>WHERE id = %s</text:p>
      <text:p text:style-name="P131"><text:s text:c="24"/>""", (taskId,))</text:p>
      <text:p text:style-name="P131"><text:s text:c="24"/>task_completed = cur.fetchone()['completed']</text:p>
      <text:p text:style-name="P131"><text:s text:c="24"/>try:</text:p>
      <text:p text:style-name="P131"><text:s text:c="28"/>cur.execute("""</text:p>
      <text:p text:style-name="P131"><text:s text:c="32"/>SELECT total_completed_tasks</text:p>
      <text:p text:style-name="P131"><text:s text:c="32"/>FROM taskstatistics</text:p>
      <text:p text:style-name="P131"><text:s text:c="32"/>WHERE user_id = %s</text:p>
      <text:p text:style-name="P131"><text:s text:c="28"/>""", (userId,))</text:p>
      <text:p text:style-name="P131"><text:s text:c="28"/>total_completed_tasks = cur.fetchone()['total_completed_tasks']</text:p>
      <text:p text:style-name="P131"><text:s text:c="28"/>cur.execute("""</text:p>
      <text:p text:style-name="P131"><text:s text:c="32"/>UPDATE taskstatistics</text:p>
      <text:p text:style-name="P131"><text:s text:c="32"/>SET total_completed_tasks = %s</text:p>
      <text:p text:style-name="P131"><text:s text:c="32"/>WHERE user_id = %s</text:p>
      <text:p text:style-name="P131"><text:s text:c="28"/>""", (total_completed_tasks + 1 if task_completed else (total_completed_tasks - 1 if total_completed_tasks-1&gt;0 else 0), userId))</text:p>
      <text:p text:style-name="P131"><text:s text:c="24"/>except:</text:p>
      <text:p text:style-name="P131"><text:s text:c="28"/>cur.execute("""</text:p>
      <text:p text:style-name="P131"><text:s text:c="32"/>INSERT INTO taskstatistics (user_id, total_completed_tasks)</text:p>
      <text:p text:style-name="P131"><text:s text:c="32"/>VALUES (%s, %s)</text:p>
      <text:p text:style-name="P131"><text:s text:c="28"/>""", (userId, 1))</text:p>
      <text:p text:style-name="P131"/>
      <text:p text:style-name="P131"><text:s text:c="20"/>if subtaskId and verify_subtask_ownership(userId, subtaskId, cur):</text:p>
      <text:p text:style-name="P131"><text:s text:c="24"/>toggle_subtask_sql = """</text:p>
      <text:p text:style-name="P131"><text:s text:c="28"/>UPDATE Subtasks</text:p>
      <text:p text:style-name="P131"><text:s text:c="28"/>SET completed = NOT completed</text:p>
      <text:p text:style-name="P131"><text:s text:c="28"/>WHERE id = %s AND task_id = %s</text:p>
      <text:p text:style-name="P131"><text:s text:c="24"/>"""</text:p>
      <text:p text:style-name="P131"><text:s text:c="24"/>cur.execute(toggle_subtask_sql, (subtaskId, taskId))</text:p>
      <text:p text:style-name="P131"/>
      <text:p text:style-name="P131"><text:s text:c="20"/>self.conn.commit()</text:p>
      <text:p text:style-name="P131"><text:s text:c="20"/>return jsonify({'message': 'Field toggled successfully', "data": None}), 200</text:p>
      <text:p text:style-name="P131"/>
      <text:p text:style-name="P131"><text:s text:c="12"/>except Exception as e:</text:p>
      <text:p text:style-name="P131"><text:s text:c="16"/>self.conn.rollback()</text:p>
      <text:p text:style-name="P131"><text:s text:c="16"/>print(f"An error occurred: {e}")</text:p>
      <text:p text:style-name="P131"><text:s text:c="16"/>return jsonify({'message': 'An error occurred', 'error': str(e)}), 500</text:p>
      <text:p text:style-name="P131"/>
      <text:p text:style-name="P131"><text:s text:c="12"/>finally:</text:p>
      <text:p text:style-name="P131"><text:soft-page-break/><text:s text:c="16"/>cur.close()</text:p>
      <text:p text:style-name="P131"/>
      <text:p text:style-name="P89">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90">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90">Lastly, as always, any changes in the database are commited and sufficient error or success codes are sent back to the user.</text:p>
      <text:list text:continue-numbering="true" text:style-name="L1">
        <text:list-item>
          <text:list>
            <text:list-item>
              <text:list>
                <text:list-item>
                  <text:list>
                    <text:list-item>
                      <text:p text:style-name="P310"><text:bookmark-start text:name="__RefHeading___Toc8716_529430363"/>Task Previews<text:bookmark-end text:name="__RefHeading___Toc8716_529430363"/></text:p>
                    </text:list-item>
                  </text:list>
                </text:list-item>
              </text:list>
            </text:list-item>
          </text:list>
        </text:list-item>
      </text:list>
      <text:p text:style-name="P132">@self.app.route('/api/tasks/previews', methods=['GET'])</text:p>
      <text:p text:style-name="P132">@jwt_required()</text:p>
      <text:p text:style-name="P132">@token_required</text:p>
      <text:p text:style-name="P132">def get_task_previews():</text:p>
      <text:p text:style-name="P132"><text:s text:c="4"/>try:</text:p>
      <text:p text:style-name="P132"><text:s text:c="8"/>userId = g.userId</text:p>
      <text:p text:style-name="P132"><text:s text:c="8"/># Pagination</text:p>
      <text:p text:style-name="P132"><text:s text:c="8"/>page = int(request.args.get('pageParam', 1)) <text:s/># Default to page 1</text:p>
      <text:p text:style-name="P132"><text:s text:c="8"/>per_page = int(request.args.get('per_page', 5)) <text:s/># Default to 5 items per page</text:p>
      <text:p text:style-name="P132"><text:s text:c="8"/>offset = (page - 1) * per_page</text:p>
      <text:p text:style-name="P132"><text:s text:c="8"/>with self.conn.cursor(cursor_factory=psycopg2.extras.DictCursor) as cur:</text:p>
      <text:p text:style-name="P132"><text:s text:c="12"/># Fetch the total count of tasks for pagination metadata</text:p>
      <text:p text:style-name="P132"><text:s text:c="12"/>total,nextPage = self.fetch_total_notes(cur, 'task', userId, page, offset, per_page)</text:p>
      <text:p text:style-name="P132"><text:s text:c="12"/>cur.execute(f"""</text:p>
      <text:p text:style-name="P132"><text:s text:c="16"/>WITH {self.subtasks_cte},</text:p>
      <text:p text:style-name="P132"><text:s text:c="16"/>{self.tags_cte}</text:p>
      <text:p text:style-name="P132"><text:s text:c="16"/>SELECT</text:p>
      <text:p text:style-name="P132"><text:s text:c="20"/>n.id AS note_id,</text:p>
      <text:p text:style-name="P132"><text:s text:c="20"/>n.title AS title,</text:p>
      <text:p text:style-name="P132"><text:s text:c="20"/>n.content AS content,</text:p>
      <text:p text:style-name="P132"><text:s text:c="20"/>t.id AS task_id,</text:p>
      <text:p text:style-name="P132"><text:soft-page-break/><text:s text:c="20"/>t.completed AS task_completed,</text:p>
      <text:p text:style-name="P132"><text:s text:c="20"/>t.due_date AS task_due_date,</text:p>
      <text:p text:style-name="P132"><text:s text:c="20"/>COALESCE(stc.subtasks, '[]') AS subtasks,</text:p>
      <text:p text:style-name="P132"><text:s text:c="20"/>COALESCE(tgc.tags, '[]') AS tags</text:p>
      <text:p text:style-name="P132"><text:s text:c="16"/>FROM Notes n</text:p>
      <text:p text:style-name="P132"><text:s text:c="16"/>LEFT JOIN Tasks t ON n.id = t.note_id</text:p>
      <text:p text:style-name="P132"><text:s text:c="16"/>LEFT JOIN SubtasksCTE stc ON t.id = stc.task_id</text:p>
      <text:p text:style-name="P132"><text:s text:c="16"/>LEFT JOIN TagsCTE tgc ON n.id = tgc.note_id</text:p>
      <text:p text:style-name="P132"><text:s text:c="16"/>WHERE n.user_id = %s AND n.type = 'task' AND n.archived = FALSE</text:p>
      <text:p text:style-name="P132"><text:s text:c="16"/>ORDER BY n.updated_at DESC</text:p>
      <text:p text:style-name="P132"><text:s text:c="16"/>LIMIT %s OFFSET %s</text:p>
      <text:p text:style-name="P132"><text:s text:c="12"/>""", (userId, per_page</text:p>
      <text:p text:style-name="P132"><text:s text:c="16"/>, offset</text:p>
      <text:p text:style-name="P132"><text:s text:c="16"/>))</text:p>
      <text:p text:style-name="P132"><text:s text:c="12"/>rows = cur.fetchall()</text:p>
      <text:p text:style-name="P132"><text:s text:c="12"/>tasks = []</text:p>
      <text:p text:style-name="P132"><text:s text:c="12"/>for row in rows:</text:p>
      <text:p text:style-name="P132"><text:s text:c="16"/>task = {</text:p>
      <text:p text:style-name="P132"><text:s text:c="20"/>'noteid': row['note_id'],</text:p>
      <text:p text:style-name="P132"><text:s text:c="20"/>'taskid': row['task_id'],</text:p>
      <text:p text:style-name="P132"><text:s text:c="20"/>'title': row['title'][:100] + '...' if len(row['title']) &gt; 100 else row['title'],</text:p>
      <text:p text:style-name="P132"><text:s text:c="20"/>'content': row['content'][:200] + '...' if len(row['content']) &gt; 200 else row['content'],</text:p>
      <text:p text:style-name="P132"><text:s text:c="20"/>'completed': row['task_completed'],</text:p>
      <text:p text:style-name="P132"><text:s text:c="20"/>'due_date': row['task_due_date'],</text:p>
      <text:p text:style-name="P132"><text:s text:c="20"/>'subtasks': row['subtasks'],</text:p>
      <text:p text:style-name="P132"><text:s text:c="20"/>'tags': row['tags']</text:p>
      <text:p text:style-name="P132"><text:s text:c="16"/>}</text:p>
      <text:p text:style-name="P132"><text:s text:c="16"/>tasks.append(task)</text:p>
      <text:p text:style-name="P132"><text:s text:c="12"/>return jsonify({"tasks": tasks,</text:p>
      <text:p text:style-name="P132"><text:s text:c="28"/>'pagination': {</text:p>
      <text:p text:style-name="P132"><text:s text:c="32"/>'total': total,</text:p>
      <text:p text:style-name="P132"><text:s text:c="32"/>'page': page,</text:p>
      <text:p text:style-name="P132"><text:s text:c="32"/>'perPage': per_page,</text:p>
      <text:p text:style-name="P132"><text:s text:c="32"/>'nextPage': nextPage</text:p>
      <text:p text:style-name="P132"><text:s text:c="28"/>}}), 200</text:p>
      <text:p text:style-name="P132"><text:s text:c="4"/>except Exception as e:</text:p>
      <text:p text:style-name="P132"><text:s text:c="8"/>self.conn.rollback()</text:p>
      <text:p text:style-name="P132"><text:s text:c="8"/>print(f"An error occurred: {e}")</text:p>
      <text:p text:style-name="P132"><text:s text:c="8"/>return jsonify({'message': 'An error occurred', 'error': str(e)}), 500</text:p>
      <text:p text:style-name="P132"><text:s text:c="4"/>finally:</text:p>
      <text:p text:style-name="P132"><text:s text:c="8"/>cur.close()</text:p>
      <text:p text:style-name="P88"/>
      <text:p text:style-name="P90"><text:soft-page-break/>As stated previously in the Notes module, previews are useful to reduce the size of the notes being loaded by removing unnecessary detail, which will anyways be invisible to the user <text:span text:style-name="T173">on the page where all the notes are shown.</text:span></text:p>
      <text:p text:style-name="P91">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310"><text:bookmark-start text:name="__RefHeading___Toc8714_529430363"/>Retrieving a single task<text:bookmark-end text:name="__RefHeading___Toc8714_529430363"/></text:p>
                    </text:list-item>
                  </text:list>
                </text:list-item>
              </text:list>
            </text:list-item>
          </text:list>
        </text:list-item>
      </text:list>
      <text:p text:style-name="P113"/>
      <text:p text:style-name="P113">@self.app.route('/api/task', methods=['GET'])</text:p>
      <text:p text:style-name="P113">@jwt_required()</text:p>
      <text:p text:style-name="P113">@token_required</text:p>
      <text:p text:style-name="P113">def get_task():</text:p>
      <text:p text:style-name="P113"><text:s text:c="4"/>try:</text:p>
      <text:p text:style-name="P113"><text:s text:c="8"/>userId = g.userId</text:p>
      <text:p text:style-name="P113"><text:s text:c="8"/>noteid = request.args.get('noteid')</text:p>
      <text:p text:style-name="P113"/>
      <text:p text:style-name="P113"><text:s text:c="8"/>with self.conn.cursor(cursor_factory=psycopg2.extras.DictCursor) as cur:</text:p>
      <text:p text:style-name="P113"><text:s text:c="12"/>cur.execute(f"""</text:p>
      <text:p text:style-name="P113"><text:s text:c="16"/>WITH {self.subtasks_cte},</text:p>
      <text:p text:style-name="P113"><text:s text:c="16"/>{self.tags_cte}</text:p>
      <text:p text:style-name="P113"><text:s text:c="16"/>SELECT</text:p>
      <text:p text:style-name="P113"><text:s text:c="16"/>n.id AS note_id,</text:p>
      <text:p text:style-name="P113"><text:s text:c="16"/>n.title AS note_title,</text:p>
      <text:p text:style-name="P113"><text:s text:c="16"/>n.content AS note_content,</text:p>
      <text:p text:style-name="P113"><text:s text:c="16"/>n.created_at AS task_created_at,</text:p>
      <text:p text:style-name="P113"><text:s text:c="16"/>t.id AS task_id,</text:p>
      <text:p text:style-name="P113"><text:s text:c="16"/>t.completed AS task_completed,</text:p>
      <text:p text:style-name="P113"><text:s text:c="16"/>t.due_date AS task_due_date,</text:p>
      <text:p text:style-name="P113"><text:s text:c="16"/>COALESCE(stc.subtasks, '[]') AS subtasks,</text:p>
      <text:p text:style-name="P113"><text:s text:c="16"/>COALESCE(tgc.tags, '[]') AS tags</text:p>
      <text:p text:style-name="P113"><text:s text:c="12"/>FROM Notes n</text:p>
      <text:p text:style-name="P113"><text:s text:c="12"/>LEFT JOIN Tasks t ON n.id = t.note_id</text:p>
      <text:p text:style-name="P113"><text:soft-page-break/><text:s text:c="12"/>LEFT JOIN SubtasksCTE stc ON t.id = stc.task_id</text:p>
      <text:p text:style-name="P113"><text:s text:c="12"/>LEFT JOIN TagsCTE tgc ON n.id = tgc.note_id</text:p>
      <text:p text:style-name="P113"><text:s text:c="12"/>WHERE n.user_id = %s AND n.id = %s AND n.type = 'task' AND n.archived = FALSE</text:p>
      <text:p text:style-name="P113"><text:s text:c="8"/>""", (userId, noteid))</text:p>
      <text:p text:style-name="P113"/>
      <text:p text:style-name="P113"><text:s text:c="12"/>row = cur.fetchone()</text:p>
      <text:p text:style-name="P113"><text:s text:c="12"/>if not row:</text:p>
      <text:p text:style-name="P113"><text:s text:c="16"/>return jsonify({'message': "Task not found"}), 404</text:p>
      <text:p text:style-name="P113"/>
      <text:p text:style-name="P113"><text:s text:c="12"/>task = {</text:p>
      <text:p text:style-name="P113"><text:s text:c="16"/>'noteid': row['note_id'],</text:p>
      <text:p text:style-name="P113"><text:s text:c="16"/>'taskid': row['task_id'],</text:p>
      <text:p text:style-name="P113"><text:s text:c="16"/>'title': row['note_title'],</text:p>
      <text:p text:style-name="P113"><text:s text:c="16"/>'content': row['note_content'],</text:p>
      <text:p text:style-name="P113"><text:s text:c="16"/>'completed': row['task_completed'],</text:p>
      <text:p text:style-name="P113"><text:s text:c="16"/>'due_date': row['task_due_date'],</text:p>
      <text:p text:style-name="P113"><text:s text:c="16"/>'subtasks': row['subtasks'],</text:p>
      <text:p text:style-name="P113"><text:s text:c="16"/>'tags': row['tags']</text:p>
      <text:p text:style-name="P113"><text:s text:c="12"/>}</text:p>
      <text:p text:style-name="P113"/>
      <text:p text:style-name="P113"><text:s text:c="12"/>self.recents_manager.add_note_for_user(userId, noteid)</text:p>
      <text:p text:style-name="P113"><text:s text:c="12"/>return jsonify({"task": task, 'message': "Task fetched successfully"}), 200</text:p>
      <text:p text:style-name="P113"/>
      <text:p text:style-name="P113"><text:s text:c="4"/>except Exception as e:</text:p>
      <text:p text:style-name="P113"><text:s text:c="8"/>self.conn.rollback()</text:p>
      <text:p text:style-name="P113"><text:s text:c="8"/>print(f"An error occurred: {e}")</text:p>
      <text:p text:style-name="P113"><text:s text:c="8"/>return jsonify({'message': 'An error occurred', 'error': str(e)}), 500</text:p>
      <text:p text:style-name="P113"/>
      <text:p text:style-name="P113"><text:s text:c="4"/>finally:</text:p>
      <text:p text:style-name="P113"><text:s text:c="8"/>cur.close()</text:p>
      <text:p text:style-name="P113"/>
      <text:p text:style-name="P86">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311"><text:bookmark-start text:name="__RefHeading___Toc8712_529430363"/>modules/archive.py<text:bookmark-end text:name="__RefHeading___Toc8712_529430363"/></text:p>
                </text:list-item>
              </text:list>
            </text:list-item>
          </text:list>
        </text:list-item>
      </text:list>
      <text:p text:style-name="P55">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311"><text:bookmark-start text:name="__RefHeading___Toc8710_529430363"/><text:soft-page-break/>Archive <text:span text:style-name="T174">and Restore</text:span><text:bookmark-end text:name="__RefHeading___Toc8710_529430363"/></text:p>
                    </text:list-item>
                  </text:list>
                </text:list-item>
              </text:list>
            </text:list-item>
          </text:list>
        </text:list-item>
      </text:list>
      <text:p text:style-name="P56">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44"><text:s text:c="4"/>@app.route('/api/notes/archive', methods=['PUT'])</text:p>
      <text:p text:style-name="P144"><text:s text:c="4"/>@jwt_required()</text:p>
      <text:p text:style-name="P144"><text:s text:c="4"/>@token_required</text:p>
      <text:p text:style-name="P144"><text:s text:c="4"/>def archive():</text:p>
      <text:p text:style-name="P144"><text:s text:c="8"/>try:</text:p>
      <text:p text:style-name="P144"><text:s text:c="12"/>userId = g.userId</text:p>
      <text:p text:style-name="P144"><text:s text:c="12"/>cur = conn.cursor()</text:p>
      <text:p text:style-name="P144"><text:s text:c="12"/>data = request.get_json()</text:p>
      <text:p text:style-name="P144"><text:s text:c="12"/>note_id = data.get('noteId')</text:p>
      <text:p text:style-name="P144"/>
      <text:p text:style-name="P144"><text:s text:c="12"/>cur.execute(</text:p>
      <text:p text:style-name="P144"><text:s text:c="16"/>"UPDATE Notes SET archived = TRUE WHERE id = %s AND user_id = %s",</text:p>
      <text:p text:style-name="P144"><text:s text:c="16"/>(note_id, userId)</text:p>
      <text:p text:style-name="P144"><text:s text:c="12"/>)</text:p>
      <text:p text:style-name="P144"><text:s text:c="12"/>conn.commit()</text:p>
      <text:p text:style-name="P144"><text:s text:c="12"/>return jsonify({'message': 'Note archived successfully'}), 200</text:p>
      <text:p text:style-name="P144"><text:s text:c="8"/>except Exception as e:</text:p>
      <text:p text:style-name="P144"><text:s text:c="12"/>conn.rollback()</text:p>
      <text:p text:style-name="P144"><text:s text:c="12"/>raise</text:p>
      <text:p text:style-name="P144"><text:s text:c="8"/>finally:</text:p>
      <text:p text:style-name="P144"><text:s text:c="12"/>cur.close() <text:s text:c="4"/></text:p>
      <text:p text:style-name="P144">@app.route('/api/notes/restore', methods=['PUT'])</text:p>
      <text:p text:style-name="P144">@jwt_required()</text:p>
      <text:p text:style-name="P144">@token_required</text:p>
      <text:p text:style-name="P144"><text:s text:c="4"/>def restore():</text:p>
      <text:p text:style-name="P144"><text:s text:c="8"/>try:</text:p>
      <text:p text:style-name="P144"><text:s text:c="12"/>userId = g.userId</text:p>
      <text:p text:style-name="P144"><text:s text:c="12"/>cur = conn.cursor()</text:p>
      <text:p text:style-name="P144"><text:s text:c="12"/>data = request.get_json()</text:p>
      <text:p text:style-name="P144"><text:s text:c="12"/>note_id = data.get('noteId')</text:p>
      <text:p text:style-name="P144"><text:s text:c="12"/>cur.execute(</text:p>
      <text:p text:style-name="P144"><text:s text:c="16"/>"UPDATE Notes SET archived = FALSE WHERE id = %s AND user_id = %s",</text:p>
      <text:p text:style-name="P144"><text:soft-page-break/><text:s text:c="16"/>(note_id, userId)</text:p>
      <text:p text:style-name="P144"><text:s text:c="12"/>)</text:p>
      <text:p text:style-name="P144"><text:s text:c="12"/>conn.commit()</text:p>
      <text:p text:style-name="P144"><text:s text:c="12"/>return jsonify({'message': 'Note restored successfully'}), 200</text:p>
      <text:p text:style-name="P144"><text:s text:c="8"/>except Exception as e:</text:p>
      <text:p text:style-name="P144"><text:s text:c="12"/>conn.rollback()</text:p>
      <text:p text:style-name="P144"><text:s text:c="12"/>raise</text:p>
      <text:p text:style-name="P144"><text:s text:c="8"/>finally:</text:p>
      <text:p text:style-name="P144"><text:s text:c="12"/>cur.close()</text:p>
      <text:list text:continue-numbering="true" text:style-name="L1">
        <text:list-item>
          <text:list>
            <text:list-item>
              <text:list>
                <text:list-item>
                  <text:list>
                    <text:list-item>
                      <text:p text:style-name="P311"><text:bookmark-start text:name="__RefHeading___Toc8708_529430363"/>GetAll<text:bookmark-end text:name="__RefHeading___Toc8708_529430363"/></text:p>
                    </text:list-item>
                  </text:list>
                </text:list-item>
              </text:list>
            </text:list-item>
          </text:list>
        </text:list-item>
      </text:list>
      <text:p text:style-name="P56">The code, however, gets more complicated whenever the archived notes need to be retrieved. Since any note type can be archived, the function must work regardless for the note type.<text:line-break/><text:span text:style-name="T159"><text:line-break/> <text:s text:c="3"/>@app.route('/api/notes/archive', methods=['GET'])</text:span></text:p>
      <text:p text:style-name="P133"><text:s text:c="4"/>@jwt_required()</text:p>
      <text:p text:style-name="P133"><text:s text:c="4"/>@token_required</text:p>
      <text:p text:style-name="P133"><text:s text:c="4"/>def getAll():</text:p>
      <text:p text:style-name="P133"><text:s text:c="8"/>try:</text:p>
      <text:p text:style-name="P133"><text:s text:c="12"/>userId = g.userId</text:p>
      <text:p text:style-name="P133"><text:s text:c="12"/>page = request.args.get('pageParam', 1, type=int)</text:p>
      <text:p text:style-name="P133"><text:s text:c="12"/>per_page = request.args.get('per_page', 10, type=int)</text:p>
      <text:p text:style-name="P133"><text:s text:c="12"/>offset = (page - 1) * per_page</text:p>
      <text:p text:style-name="P133"/>
      <text:p text:style-name="P133"><text:s text:c="12"/>cur = conn.cursor(cursor_factory=psycopg2.extras.DictCursor)</text:p>
      <text:p text:style-name="P133"/>
      <text:p text:style-name="P133"><text:s text:c="12"/>cur.execute("""</text:p>
      <text:p text:style-name="P133"><text:s text:c="20"/>SELECT COUNT(DISTINCT n.id) AS total</text:p>
      <text:p text:style-name="P133"><text:s text:c="20"/>FROM Notes n</text:p>
      <text:p text:style-name="P133"><text:s text:c="20"/>WHERE n.user_id = %s AND n.archived = TRUE</text:p>
      <text:p text:style-name="P133"><text:s text:c="16"/>""", (userId,))</text:p>
      <text:p text:style-name="P133"><text:s text:c="12"/>total = cur.fetchone()['total']</text:p>
      <text:p text:style-name="P133"/>
      <text:p text:style-name="P133"><text:s text:c="12"/>cur.execute(</text:p>
      <text:p text:style-name="P133"><text:s text:c="16"/>"""</text:p>
      <text:p text:style-name="P133"><text:s text:c="16"/>SELECT n.id AS note_id, n.title, n.content, n.type,</text:p>
      <text:p text:style-name="P133"><text:s text:c="16"/>t.id AS tagid,</text:p>
      <text:p text:style-name="P133"><text:s text:c="16"/>t.name,</text:p>
      <text:p text:style-name="P133"><text:s text:c="16"/>t.color</text:p>
      <text:p text:style-name="P133"><text:s text:c="16"/>FROM Notes n</text:p>
      <text:p text:style-name="P133"><text:s text:c="16"/>LEFT JOIN NoteTags nt ON n.id = nt.note_id</text:p>
      <text:p text:style-name="P133"><text:s text:c="16"/>LEFT JOIN Tags t ON nt.tag_id = t.id</text:p>
      <text:p text:style-name="P133"><text:s text:c="16"/>WHERE n.user_id = %s AND n.archived = TRUE</text:p>
      <text:p text:style-name="P133"><text:s text:c="16"/>LIMIT %s OFFSET %s</text:p>
      <text:p text:style-name="P133"><text:soft-page-break/><text:s text:c="16"/>""",</text:p>
      <text:p text:style-name="P133"><text:s text:c="16"/>(userId, per_page + 1, offset) <text:s/># Fetch one more note than the limit</text:p>
      <text:p text:style-name="P133"><text:s text:c="12"/>)</text:p>
      <text:p text:style-name="P133"><text:s text:c="12"/>rows = cur.fetchall()</text:p>
      <text:p text:style-name="P133"><text:s text:c="12"/>if rows:</text:p>
      <text:p text:style-name="P133"><text:s text:c="16"/>notes = process_universal_notes(rows,cur)</text:p>
      <text:p text:style-name="P133"/>
      <text:p text:style-name="P133"><text:s text:c="12"/># Determine if there is a next page</text:p>
      <text:p text:style-name="P133"><text:s text:c="12"/>if len(notes) &gt; per_page:</text:p>
      <text:p text:style-name="P133"><text:s text:c="16"/>next_page = page + 1</text:p>
      <text:p text:style-name="P133"><text:s text:c="16"/>notes = notes[:per_page] <text:s/># Return only the number of notes requested</text:p>
      <text:p text:style-name="P133"><text:s text:c="12"/>else:</text:p>
      <text:p text:style-name="P133"><text:s text:c="16"/>next_page = None</text:p>
      <text:p text:style-name="P133"/>
      <text:p text:style-name="P133"><text:s text:c="12"/>return jsonify({'message': 'Archived notes retrieved successfully', 'data': notes, </text:p>
      <text:p text:style-name="P133"><text:s text:c="28"/>'pagination': {</text:p>
      <text:p text:style-name="P133"><text:s text:c="36"/>'total': total,</text:p>
      <text:p text:style-name="P133"><text:s text:c="36"/>'page': page,</text:p>
      <text:p text:style-name="P133"><text:s text:c="36"/>'perPage': per_page,</text:p>
      <text:p text:style-name="P133"><text:s text:c="36"/>'nextPage': next_page</text:p>
      <text:p text:style-name="P133"><text:s text:c="32"/>}}), 200</text:p>
      <text:p text:style-name="P133"><text:s text:c="8"/>except Exception as e:</text:p>
      <text:p text:style-name="P133"><text:s text:c="12"/>conn.rollback()</text:p>
      <text:p text:style-name="P133"><text:s text:c="12"/>raise</text:p>
      <text:p text:style-name="P133"><text:s text:c="8"/>finally:</text:p>
      <text:p text:style-name="P133"><text:s text:c="12"/>cur.close()</text:p>
      <text:p text:style-name="P87">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312"><text:bookmark-start text:name="__RefHeading___Toc8706_529430363"/>modules/tags.py<text:bookmark-end text:name="__RefHeading___Toc8706_529430363"/></text:p>
                </text:list-item>
              </text:list>
            </text:list-item>
          </text:list>
        </text:list-item>
      </text:list>
      <text:p text:style-name="P57">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313"><text:bookmark-start text:name="__RefHeading___Toc8734_529430363"/><text:soft-page-break/>CRUD tags<text:bookmark-end text:name="__RefHeading___Toc8734_529430363"/></text:p>
                    </text:list-item>
                  </text:list>
                </text:list-item>
              </text:list>
            </text:list-item>
          </text:list>
        </text:list-item>
      </text:list>
      <text:p text:style-name="P139">#TAG MODULE</text:p>
      <text:p text:style-name="P139">from datetime import datetime</text:p>
      <text:p text:style-name="P139">from flask import Blueprint, g, jsonify, request</text:p>
      <text:p text:style-name="P139">from flask_jwt_extended import jwt_required</text:p>
      <text:p text:style-name="P139">import psycopg2.extras</text:p>
      <text:p text:style-name="P139"/>
      <text:p text:style-name="P139">import os</text:p>
      <text:p text:style-name="P139">import sys</text:p>
      <text:p text:style-name="P139">sys.path.append(os.path.abspath(os.path.join(os.path.dirname(__file__), os.path.pardir)))</text:p>
      <text:p text:style-name="P139">from utils.utils import merge_sort, token_required, verify_tag_ownership</text:p>
      <text:p text:style-name="P139">from formsValidation import TagSchema</text:p>
      <text:p text:style-name="P139"/>
      <text:p text:style-name="P159">Firstly, all modules from libraries like datetime, flask and psycopg2 are imported. Additionaly, any custom functions and schemas are imported from other modules.</text:p>
      <text:p text:style-name="P139"/>
      <text:p text:style-name="P139">def tag_routes(app, conn, model):</text:p>
      <text:p text:style-name="P139"/>
      <text:p text:style-name="P139"><text:s text:c="4"/>@app.route('/api/tags/create', methods=['POST'])</text:p>
      <text:p text:style-name="P139"><text:s text:c="4"/>@jwt_required()</text:p>
      <text:p text:style-name="P139"><text:s text:c="4"/>@token_required</text:p>
      <text:p text:style-name="P139"><text:s text:c="4"/>def create_tag():</text:p>
      <text:p text:style-name="P139"><text:s text:c="8"/>cur = None</text:p>
      <text:p text:style-name="P139"><text:s text:c="8"/>try:</text:p>
      <text:p text:style-name="P139"><text:s text:c="12"/>userId = g.userId</text:p>
      <text:p text:style-name="P139"><text:s text:c="12"/>tag_schema = TagSchema()</text:p>
      <text:p text:style-name="P139"><text:s text:c="12"/>data = tag_schema.load(request.get_json()) #Deserialize the incoming data</text:p>
      <text:p text:style-name="P139"><text:s text:c="12"/>tag_name = data['name']</text:p>
      <text:p text:style-name="P139"><text:s text:c="12"/>tag_color = data['color']</text:p>
      <text:p text:style-name="P139"/>
      <text:p text:style-name="P139"><text:s text:c="12"/>cur = conn.cursor() # Create a cursor object</text:p>
      <text:p text:style-name="P139"><text:s text:c="12"/>cur.execute(</text:p>
      <text:p text:style-name="P139"><text:s text:c="16"/>"INSERT INTO Tags (name, color, user_id) VALUES (%s, %s, %s) RETURNING id",</text:p>
      <text:p text:style-name="P139"><text:s text:c="16"/>(tag_name, tag_color, userId)</text:p>
      <text:p text:style-name="P139"><text:s text:c="12"/>)</text:p>
      <text:p text:style-name="P139"><text:s text:c="12"/>tag_id = cur.fetchone()[0]</text:p>
      <text:p text:style-name="P139"/>
      <text:p text:style-name="P139"><text:s text:c="12"/>conn.commit() # Commit the transaction</text:p>
      <text:p text:style-name="P139"><text:s text:c="12"/>return jsonify({'message': 'Tag created successfully', 'data': {'id': tag_id}}), 200</text:p>
      <text:p text:style-name="P139"><text:s text:c="8"/>except Exception as error:</text:p>
      <text:p text:style-name="P139"><text:s text:c="12"/>if conn:</text:p>
      <text:p text:style-name="P139"><text:s text:c="16"/>conn.rollback()</text:p>
      <text:p text:style-name="P139"><text:s text:c="12"/>print('Error during transaction', error)</text:p>
      <text:p text:style-name="P139"><text:s text:c="12"/>return jsonify({'message': 'Failed to create tag'}), 500</text:p>
      <text:p text:style-name="P139"><text:s text:c="8"/>finally:</text:p>
      <text:p text:style-name="P139"><text:soft-page-break/><text:s text:c="12"/>if cur:</text:p>
      <text:p text:style-name="P139"><text:s text:c="16"/>cur.close()</text:p>
      <text:p text:style-name="P95">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39"><text:s text:c="4"/>@app.route('/api/tags/', methods=['GET'])</text:p>
      <text:p text:style-name="P139"><text:s text:c="4"/>@jwt_required()</text:p>
      <text:p text:style-name="P139"><text:s text:c="4"/>@token_required</text:p>
      <text:p text:style-name="P139"><text:s text:c="4"/>def getAll_tags():</text:p>
      <text:p text:style-name="P139"><text:s text:c="8"/>try:</text:p>
      <text:p text:style-name="P139"><text:s text:c="12"/>userId = g.userId # Get the user id from the g object</text:p>
      <text:p text:style-name="P139"><text:s text:c="12"/>with conn:</text:p>
      <text:p text:style-name="P139"><text:s text:c="16"/>with conn.cursor(cursor_factory=psycopg2.extras.DictCursor) as cur: # Create a cursor object</text:p>
      <text:p text:style-name="P139"><text:s text:c="20"/>cur.execute(</text:p>
      <text:p text:style-name="P139"><text:s text:c="24"/>"SELECT id AS tagid, name, color FROM Tags WHERE user_id = %s", # Query to fetch all tags</text:p>
      <text:p text:style-name="P139"><text:s text:c="24"/>(userId,)</text:p>
      <text:p text:style-name="P139"><text:s text:c="20"/>)</text:p>
      <text:p text:style-name="P139"><text:s text:c="20"/>rows = cur.fetchall()</text:p>
      <text:p text:style-name="P139"><text:s text:c="20"/>sorted_tags = merge_sort(rows, key=lambda tag: tag['name']) #Mergesort to sort tags by name</text:p>
      <text:p text:style-name="P139"><text:s text:c="20"/>tags = [{'tagid':tag['tagid'], 'name': tag['name'], 'color': tag['color']} for tag in sorted_tags]</text:p>
      <text:p text:style-name="P139"/>
      <text:p text:style-name="P139"><text:s text:c="12"/>return jsonify({'message': 'Tags fetched successfully', 'data': tags}), 200</text:p>
      <text:p text:style-name="P139"><text:s text:c="8"/>except Exception as e:</text:p>
      <text:p text:style-name="P139"><text:s text:c="12"/>return jsonify({'message': 'Failed to fetch tags'}), 500</text:p>
      <text:p text:style-name="P139"/>
      <text:p text:style-name="P158">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39"><text:s text:c="4"/>@app.route('/api/tags/&lt;int:note_id&gt;', methods=['GET'])</text:p>
      <text:p text:style-name="P139"><text:s text:c="4"/>@jwt_required()</text:p>
      <text:p text:style-name="P139"><text:s text:c="4"/>@token_required</text:p>
      <text:p text:style-name="P139"><text:s text:c="4"/>def getTags():</text:p>
      <text:p text:style-name="P139"><text:s text:c="8"/>try:</text:p>
      <text:p text:style-name="P139"><text:s text:c="12"/>userId = g. userId</text:p>
      <text:p text:style-name="P139"/>
      <text:p text:style-name="P139"><text:s text:c="12"/>cur = conn.cursor(cursorclass=psycopg2.extras.DictCursor) # Create a cursor object</text:p>
      <text:p text:style-name="P139"/>
      <text:p text:style-name="P139"><text:s text:c="12"/>note_id = request.args.get('note_id')</text:p>
      <text:p text:style-name="P139"><text:soft-page-break/><text:s text:c="12"/>cur.execute(</text:p>
      <text:p text:style-name="P139"><text:s text:c="16"/>"SELECT t.id AS t.tagid, t.name, t.color FROM Tags t JOIN NoteTags nt ON t.id = nt.tag_id WHERE nt.note_id = %s AND t.user_id = %s",</text:p>
      <text:p text:style-name="P139"><text:s text:c="16"/>(note_id, userId)</text:p>
      <text:p text:style-name="P139"><text:s text:c="12"/>)</text:p>
      <text:p text:style-name="P139"><text:s text:c="12"/>tags = cur.fetchall()</text:p>
      <text:p text:style-name="P139"><text:s text:c="12"/>conn.commit() # Commit the transaction</text:p>
      <text:p text:style-name="P139"><text:s text:c="12"/>return jsonify({'message': 'Tags fetched successfully', 'data': tags}), 200</text:p>
      <text:p text:style-name="P139"><text:s text:c="8"/>except Exception as e:</text:p>
      <text:p text:style-name="P139"><text:s text:c="12"/>conn.rollback()</text:p>
      <text:p text:style-name="P139"><text:s text:c="12"/>raise</text:p>
      <text:p text:style-name="P139"><text:s text:c="8"/>finally:</text:p>
      <text:p text:style-name="P139"><text:s text:c="12"/>cur.close()</text:p>
      <text:p text:style-name="P139"/>
      <text:p text:style-name="P160">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39"/>
      <text:p text:style-name="P139"><text:s text:c="4"/>@app.route('/api/tags/edit', methods=['PUT'])</text:p>
      <text:p text:style-name="P139"><text:s text:c="4"/>@jwt_required()</text:p>
      <text:p text:style-name="P139"><text:s text:c="4"/>@token_required</text:p>
      <text:p text:style-name="P139"><text:s text:c="4"/>def editTag():</text:p>
      <text:p text:style-name="P139"><text:s text:c="8"/>cur = None</text:p>
      <text:p text:style-name="P139"><text:s text:c="8"/>try:</text:p>
      <text:p text:style-name="P139"><text:s text:c="12"/>tag_schema = TagSchema()</text:p>
      <text:p text:style-name="P139"><text:s text:c="12"/>userId = g.userId</text:p>
      <text:p text:style-name="P139"><text:s text:c="12"/>data = tag_schema.load(request.get_json()) # Deserialize the incoming data</text:p>
      <text:p text:style-name="P139"><text:s text:c="12"/>tag_id = str(data['tagid'])</text:p>
      <text:p text:style-name="P139"><text:s text:c="12"/>name = data['name']</text:p>
      <text:p text:style-name="P139"><text:s text:c="12"/>color = data['color']</text:p>
      <text:p text:style-name="P139"><text:s text:c="12"/>cur = conn.cursor(cursor_factory=psycopg2.extras.DictCursor)# Create a cursor object</text:p>
      <text:p text:style-name="P139"><text:s text:c="12"/>if verify_tag_ownership(userId, tag_id, cur) is False: <text:s/># Check if the user has permission to update the tag</text:p>
      <text:p text:style-name="P139"><text:s text:c="16"/>return jsonify({'message': 'You do not have permission to update this tag'}), 403</text:p>
      <text:p text:style-name="P139"/>
      <text:p text:style-name="P139"><text:s text:c="12"/>cur.execute(</text:p>
      <text:p text:style-name="P139"><text:s text:c="16"/>"UPDATE Tags SET name = %s, color = %s WHERE id = %s", (name, color, tag_id),</text:p>
      <text:p text:style-name="P139"><text:s text:c="12"/>)</text:p>
      <text:p text:style-name="P139"><text:s text:c="12"/>conn.commit()</text:p>
      <text:p text:style-name="P139"><text:s text:c="12"/>return jsonify({'message': 'Tag updated successfully', 'data': None}), 200</text:p>
      <text:p text:style-name="P139"><text:s text:c="8"/>except Exception as e:</text:p>
      <text:p text:style-name="P139"><text:s text:c="12"/>if cur is not None:</text:p>
      <text:p text:style-name="P139"><text:soft-page-break/><text:s text:c="16"/>conn.rollback()</text:p>
      <text:p text:style-name="P139"><text:s text:c="12"/>return jsonify({'message': 'An error occurred', 'error': str(e)}), 500</text:p>
      <text:p text:style-name="P139"><text:s text:c="8"/>finally:</text:p>
      <text:p text:style-name="P139"><text:s text:c="12"/>if cur is not None:</text:p>
      <text:p text:style-name="P139"><text:s text:c="16"/>cur.close()</text:p>
      <text:p text:style-name="P139"/>
      <text:p text:style-name="P160">To edit the tag, apart from the deserialization, creation of cursor objects and other techniques like error handling, a function is used to validate that the tag indeed belongs to the user.</text:p>
      <text:p text:style-name="P139"><text:s text:c="4"/>@app.route('/api/tags/delete', methods=['PUT'])</text:p>
      <text:p text:style-name="P139"><text:s text:c="4"/>@jwt_required()</text:p>
      <text:p text:style-name="P139"><text:s text:c="4"/>@token_required</text:p>
      <text:p text:style-name="P139"><text:s text:c="4"/>def deleteTag():</text:p>
      <text:p text:style-name="P139"><text:s text:c="8"/>try:</text:p>
      <text:p text:style-name="P139"><text:s text:c="12"/>userId = g.userId</text:p>
      <text:p text:style-name="P139"/>
      <text:p text:style-name="P139"><text:s text:c="12"/>cur = conn.cursor()</text:p>
      <text:p text:style-name="P139"><text:s text:c="12"/>data = request.get_json() # Deserialize the incoming data</text:p>
      <text:p text:style-name="P139"><text:s text:c="12"/>tag_id = data['tagid']</text:p>
      <text:p text:style-name="P139"/>
      <text:p text:style-name="P139"><text:s text:c="12"/>if not verify_tag_ownership(userId, tag_id, cur):</text:p>
      <text:p text:style-name="P139"><text:s text:c="16"/>return jsonify({'message': 'You do not have permission to update this tag'}), 403</text:p>
      <text:p text:style-name="P139"/>
      <text:p text:style-name="P139"><text:s text:c="12"/># Perform deletion operations</text:p>
      <text:p text:style-name="P139"><text:s text:c="12"/>cur.execute("DELETE FROM Tags WHERE id = %s AND user_id = %s", (tag_id, userId))</text:p>
      <text:p text:style-name="P139"><text:s text:c="12"/>cur.execute("DELETE FROM NoteTags WHERE tag_id = %s", (tag_id,))</text:p>
      <text:p text:style-name="P139"><text:s text:c="12"/>conn.commit()</text:p>
      <text:p text:style-name="P139"/>
      <text:p text:style-name="P139"><text:s text:c="12"/>return jsonify({'message': 'Tag deleted successfully', 'data': None}), 200</text:p>
      <text:p text:style-name="P139"><text:s text:c="8"/>except Exception as e:</text:p>
      <text:p text:style-name="P139"><text:s text:c="12"/>conn.rollback()</text:p>
      <text:p text:style-name="P139"><text:s text:c="12"/>raise</text:p>
      <text:p text:style-name="P139"><text:s text:c="8"/>finally:</text:p>
      <text:p text:style-name="P139"><text:s text:c="12"/>cur.close()</text:p>
      <text:p text:style-name="P139"/>
      <text:p text:style-name="P158">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313"><text:bookmark-start text:name="__RefHeading___Toc8732_529430363"/>Linking Tags<text:bookmark-end text:name="__RefHeading___Toc8732_529430363"/></text:p>
                    </text:list-item>
                  </text:list>
                </text:list-item>
              </text:list>
            </text:list-item>
          </text:list>
        </text:list-item>
      </text:list>
      <text:p text:style-name="P134"><text:s text:c="4"/>@app.route('/api/tags/add', methods=['POST'])</text:p>
      <text:p text:style-name="P134"><text:s text:c="4"/>@jwt_required()</text:p>
      <text:p text:style-name="P134"><text:s text:c="4"/>@token_required</text:p>
      <text:p text:style-name="P134"><text:s text:c="4"/>def addTag():</text:p>
      <text:p text:style-name="P134"><text:s text:c="8"/>try:</text:p>
      <text:p text:style-name="P134"><text:s text:c="12"/>userId = g. userId</text:p>
      <text:p text:style-name="P134"><text:s text:c="12"/>cur = conn.cursor()</text:p>
      <text:p text:style-name="P134"><text:soft-page-break/><text:s text:c="12"/>data = request.get_json() # Deserialize the incoming data</text:p>
      <text:p text:style-name="P134"><text:s text:c="12"/>note_id = data['note_id']</text:p>
      <text:p text:style-name="P134"><text:s text:c="12"/>tag_id = data['tagid']</text:p>
      <text:p text:style-name="P134"><text:s text:c="12"/>if verify_tag_ownership(userId, tag_id, cur) is False: # Check if the user has permission to update the tag</text:p>
      <text:p text:style-name="P134"><text:s text:c="16"/>return jsonify({'message': 'You do not have permission to update this tag'}), 403</text:p>
      <text:p text:style-name="P134"/>
      <text:p text:style-name="P134"><text:s text:c="12"/>cur.execute (</text:p>
      <text:p text:style-name="P134"><text:s text:c="16"/>"INSERT INTO NoteTags (note_id, tag_id) VALUES (%s, %s)", (note_id, tag_id),</text:p>
      <text:p text:style-name="P134"><text:s text:c="12"/>)</text:p>
      <text:p text:style-name="P134"><text:s text:c="12"/>conn.commit() # Commit the transaction</text:p>
      <text:p text:style-name="P134"><text:s text:c="12"/>cur.close()</text:p>
      <text:p text:style-name="P134"><text:s text:c="12"/>return jsonify({'message': 'Tag added successfully', 'data': None}), 200</text:p>
      <text:p text:style-name="P134"><text:s text:c="8"/>except Exception as e:</text:p>
      <text:p text:style-name="P134"><text:s text:c="12"/>conn.rollback()</text:p>
      <text:p text:style-name="P134"><text:s text:c="12"/>cur.close()</text:p>
      <text:p text:style-name="P134"><text:s text:c="12"/>raise</text:p>
      <text:p text:style-name="P134"/>
      <text:p text:style-name="P158">Linking tags does not even require editing the Tags table, as everything is done in the NoteTags table before verifying that the tags belong to the user trying to link them. No data needs to be sent to the user.</text:p>
      <text:list xml:id="list130851761486267" text:continue-numbering="true" text:style-name="L1">
        <text:list-item>
          <text:list>
            <text:list-item>
              <text:list>
                <text:list-item>
                  <text:p text:style-name="P314"><text:bookmark-start text:name="__RefHeading___Toc8730_529430363"/>Widget-related modules<text:bookmark-end text:name="__RefHeading___Toc8730_529430363"/></text:p>
                  <text:list>
                    <text:list-item>
                      <text:p text:style-name="P314"><text:bookmark-start text:name="__RefHeading___Toc11647_2646048504"/>models/widget.py<text:bookmark-end text:name="__RefHeading___Toc11647_2646048504"/></text:p>
                    </text:list-item>
                  </text:list>
                </text:list-item>
              </text:list>
            </text:list-item>
          </text:list>
        </text:list-item>
      </text:list>
      <text:p text:style-name="P135">from abc import ABC, abstractmethod</text:p>
      <text:p text:style-name="P135">from dataclasses import dataclass</text:p>
      <text:p text:style-name="P135">from typing import Dict</text:p>
      <text:p text:style-name="P135"/>
      <text:p text:style-name="P135"/>
      <text:p text:style-name="P135">@dataclass</text:p>
      <text:p text:style-name="P135">class WidgetData:</text:p>
      <text:p text:style-name="P135"><text:s text:c="4"/>id: int</text:p>
      <text:p text:style-name="P135"><text:s text:c="4"/>widget_id: str</text:p>
      <text:p text:style-name="P135"><text:s text:c="4"/>title: str</text:p>
      <text:p text:style-name="P135"><text:s text:c="4"/>data_source_type: str</text:p>
      <text:p text:style-name="P135"><text:s text:c="4"/>data_source_id: str</text:p>
      <text:p text:style-name="P135"><text:s text:c="4"/>configuration: Dict</text:p>
      <text:p text:style-name="P135"><text:s text:c="4"/>source_data: Dict = None</text:p>
      <text:p text:style-name="P135"/>
      <text:p text:style-name="P135">class Widget(ABC):</text:p>
      <text:p text:style-name="P135"><text:s text:c="4"/>@abstractmethod</text:p>
      <text:p text:style-name="P135"><text:s text:c="4"/>def get_source_data(self, cur, user_id):</text:p>
      <text:p text:style-name="P135"><text:s text:c="8"/>pass</text:p>
      <text:p text:style-name="P135"/>
      <text:p text:style-name="P135">class NumberWidget(Widget):</text:p>
      <text:p text:style-name="P135"><text:soft-page-break/><text:s text:c="4"/>def get_source_data(self, cur, user_id):</text:p>
      <text:p text:style-name="P135"><text:s text:c="8"/>cur.execute('SELECT streak FROM habits WHERE note_id = %s', (self.data_source_id,))</text:p>
      <text:p text:style-name="P135"><text:s text:c="8"/>streak = cur.fetchone()</text:p>
      <text:p text:style-name="P135"><text:s text:c="8"/>return {'streak': streak[0] if streak else 0}</text:p>
      <text:p text:style-name="P135"/>
      <text:p text:style-name="P135">class ChartWidget(Widget):</text:p>
      <text:p text:style-name="P135"><text:s text:c="4"/>def get_source_data(self, cur, user_id):</text:p>
      <text:p text:style-name="P135"><text:s text:c="8"/>source_mapping = {</text:p>
      <text:p text:style-name="P135"><text:s text:c="12"/>'task': ('tasks', 'completion_timestamp'),</text:p>
      <text:p text:style-name="P135"><text:s text:c="12"/>'habit': ('habitcompletion', 'completion_date'),</text:p>
      <text:p text:style-name="P135"><text:s text:c="12"/>'goal': ('goals', 'completion_timestamp')</text:p>
      <text:p text:style-name="P135"><text:s text:c="8"/>}</text:p>
      <text:p text:style-name="P135"/>
      <text:p text:style-name="P135"><text:s text:c="8"/>if self.data_source_type not in source_mapping:</text:p>
      <text:p text:style-name="P135"><text:s text:c="12"/>return {}</text:p>
      <text:p text:style-name="P135"/>
      <text:p text:style-name="P135"><text:s text:c="8"/>table, date_column = source_mapping[self.data_source_type]</text:p>
      <text:p text:style-name="P135"/>
      <text:p text:style-name="P135"><text:s text:c="8"/>cur.execute("""</text:p>
      <text:p text:style-name="P135"><text:s text:c="12"/>SELECT DATE_TRUNC('month', t.{}) as month, COUNT(*) as count</text:p>
      <text:p text:style-name="P135"><text:s text:c="12"/>FROM {} t</text:p>
      <text:p text:style-name="P135"><text:s text:c="12"/>JOIN notes n ON t.note_id = n.id</text:p>
      <text:p text:style-name="P135"><text:s text:c="12"/>WHERE n.user_id = %s</text:p>
      <text:p text:style-name="P135"><text:s text:c="12"/>AND t.{} &gt;= NOW() - INTERVAL '6 months'</text:p>
      <text:p text:style-name="P135"><text:s text:c="12"/>GROUP BY month</text:p>
      <text:p text:style-name="P135"><text:s text:c="12"/>ORDER BY month DESC</text:p>
      <text:p text:style-name="P135"><text:s text:c="8"/>""".format(date_column, table, date_column), (user_id,))</text:p>
      <text:p text:style-name="P135"/>
      <text:p text:style-name="P135"><text:s text:c="8"/>return {'monthly_data': cur.fetchall()}</text:p>
      <text:p text:style-name="P135"/>
      <text:p text:style-name="P135">class ProgressWidget(Widget):</text:p>
      <text:p text:style-name="P135"><text:s text:c="4"/>def get_source_data(self, cur, user_id):</text:p>
      <text:p text:style-name="P135"><text:s text:c="8"/># Get total and completed milestones for a goal</text:p>
      <text:p text:style-name="P135"><text:s text:c="8"/>cur.execute("""</text:p>
      <text:p text:style-name="P135"><text:s text:c="12"/>SELECT</text:p>
      <text:p text:style-name="P135"><text:s text:c="16"/>COUNT(*) as total_milestones,</text:p>
      <text:p text:style-name="P135"><text:s text:c="16"/>SUM(CASE WHEN completed = TRUE THEN 1 ELSE 0 END) as completed_milestones</text:p>
      <text:p text:style-name="P135"><text:s text:c="12"/>FROM milestones m</text:p>
      <text:p text:style-name="P135"><text:s text:c="12"/>JOIN goals g ON m.goal_id = g.id</text:p>
      <text:p text:style-name="P135"><text:s text:c="12"/>WHERE g.note_id = %s</text:p>
      <text:p text:style-name="P135"><text:s text:c="8"/>""", (self.data_source_id,))</text:p>
      <text:p text:style-name="P135"/>
      <text:p text:style-name="P135"><text:s text:c="8"/>result = cur.fetchone()</text:p>
      <text:p text:style-name="P135"><text:s text:c="8"/>if not result:</text:p>
      <text:p text:style-name="P135"><text:s text:c="12"/>return {'total_milestones': 0, 'completed_milestones': 0}</text:p>
      <text:p text:style-name="P135"/>
      <text:p text:style-name="P135"><text:s text:c="8"/>return {</text:p>
      <text:p text:style-name="P135"><text:s text:c="12"/>'total_milestones': result[0],</text:p>
      <text:p text:style-name="P135"><text:soft-page-break/><text:s text:c="12"/>'completed_milestones': result[1] or 0</text:p>
      <text:p text:style-name="P135"><text:s text:c="8"/>}</text:p>
      <text:p text:style-name="P135"/>
      <text:p text:style-name="P135">class HabitWeekWidget(Widget):</text:p>
      <text:p text:style-name="P135"><text:s text:c="4"/>def get_source_data(self, cur, user_id):</text:p>
      <text:p text:style-name="P135"><text:s text:c="8"/># Get last 7 days of habit completions</text:p>
      <text:p text:style-name="P135"><text:s text:c="8"/>cur.execute("""</text:p>
      <text:p text:style-name="P135"><text:s text:c="12"/>SELECT completion_date::date</text:p>
      <text:p text:style-name="P135"><text:s text:c="12"/>FROM habitcompletion</text:p>
      <text:p text:style-name="P135"><text:s text:c="12"/>WHERE habit_id = %s</text:p>
      <text:p text:style-name="P135"><text:s text:c="12"/>AND completion_date &gt;= NOW() - INTERVAL '7 days'</text:p>
      <text:p text:style-name="P135"><text:s text:c="12"/>ORDER BY completion_date DESC</text:p>
      <text:p text:style-name="P135"><text:s text:c="8"/>""", (self.data_source_id,))</text:p>
      <text:p text:style-name="P135"/>
      <text:p text:style-name="P135"><text:s text:c="8"/>completions = {row[0] for row in cur.fetchall()}</text:p>
      <text:p text:style-name="P135"/>
      <text:p text:style-name="P135"><text:s text:c="8"/># Create boolean array for last 7 days</text:p>
      <text:p text:style-name="P135"><text:s text:c="8"/>today = datetime.now().date()</text:p>
      <text:p text:style-name="P135"><text:s text:c="8"/>weekly_completions = [</text:p>
      <text:p text:style-name="P135"><text:s text:c="12"/>(today - timedelta(days=i)) in completions</text:p>
      <text:p text:style-name="P135"><text:s text:c="12"/>for i in range(7)</text:p>
      <text:p text:style-name="P135"><text:s text:c="8"/>]</text:p>
      <text:p text:style-name="P135"/>
      <text:p text:style-name="P135"><text:s text:c="8"/>return {'weekly_completions': weekly_completions}</text:p>
      <text:p text:style-name="P135"/>
      <text:p text:style-name="P135">def create_widget(widget_type):</text:p>
      <text:p text:style-name="P135"><text:s text:c="4"/>"""Factory method to create appropriate widget instance"""</text:p>
      <text:p text:style-name="P135"><text:s text:c="4"/>widget_types = {</text:p>
      <text:p text:style-name="P135"><text:s text:c="8"/>'Number': NumberWidget,</text:p>
      <text:p text:style-name="P135"><text:s text:c="8"/>'Chart': ChartWidget,</text:p>
      <text:p text:style-name="P135"><text:s text:c="8"/>'Progress': ProgressWidget,</text:p>
      <text:p text:style-name="P135"><text:s text:c="8"/>'HabitWeek': HabitWeekWidget</text:p>
      <text:p text:style-name="P135"><text:s text:c="4"/>}</text:p>
      <text:p text:style-name="P135"><text:s text:c="4"/>return widget_types.get(widget_type, Widget)()</text:p>
      <text:p text:style-name="P135"/>
      <text:p text:style-name="Text_20_body"><text:span text:style-name="T175">Since there are several predetermined widget types we need to first define</text:span> define the data structures and abstract base class for widgets <text:span text:style-name="T175">to make the subsequent creation of other widget types easier. The base class for a widget will look as follows:</text:span></text:p>
      <text:list text:style-name="L33">
        <text:list-header>
          <text:p text:style-name="P482"><text:span text:style-name="Source_20_Text"><text:span text:style-name="T162">WidgetData:</text:span></text:span></text:p>
          <text:list>
            <text:list-item>
              <text:p text:style-name="P483"><text:span text:style-name="Source_20_Text"><text:span text:style-name="T159">id</text:span></text:span><text:span text:style-name="T159">: </text:span><text:span text:style-name="T160">A UUID type ID for a widget</text:span><text:span text:style-name="T159"> </text:span></text:p>
            </text:list-item>
            <text:list-item>
              <text:p text:style-name="P483"><text:span text:style-name="Source_20_Text"><text:span text:style-name="T159">widget_id</text:span></text:span><text:span text:style-name="T159">: </text:span><text:span text:style-name="T160">The type of the widget (“task”, “chart”, etc.)</text:span></text:p>
            </text:list-item>
            <text:list-item>
              <text:p text:style-name="P483"><text:span text:style-name="Source_20_Text"><text:span text:style-name="T159">title</text:span></text:span><text:span text:style-name="T159">: Title of the widget. </text:span></text:p>
            </text:list-item>
            <text:list-item>
              <text:p text:style-name="P483"><text:span text:style-name="Source_20_Text"><text:span text:style-name="T159">data_source_type</text:span></text:span><text:span text:style-name="T159">: Type of data source for the widget ("task", "habit", "goal"). </text:span></text:p>
            </text:list-item>
            <text:list-item>
              <text:p text:style-name="P483"><text:span text:style-name="Source_20_Text"><text:span text:style-name="T159">data_source_id</text:span></text:span><text:span text:style-name="T159">: Identifier of the specific data source (</text:span><text:span text:style-name="T160">such as</text:span><text:span text:style-name="T159"> the ID of a specific task).</text:span></text:p>
            </text:list-item>
            <text:list-item>
              <text:p text:style-name="P483"><text:span text:style-name="Source_20_Text"><text:span text:style-name="T159">configuration</text:span></text:span><text:span text:style-name="T159">: Dictionary containing widget-specific configuration options </text:span><text:span text:style-name="T160">like its location</text:span><text:span text:style-name="T159">. </text:span></text:p>
            </text:list-item>
            <text:list-item>
              <text:p text:style-name="P483"><text:soft-page-break/><text:span text:style-name="Source_20_Text"><text:span text:style-name="T159">source_data</text:span></text:span><text:span text:style-name="T159">: Dictionary containing the actual data fetched from the data source. Initially </text:span><text:span text:style-name="Source_20_Text"><text:span text:style-name="T159">None</text:span></text:span><text:span text:style-name="T159">, it's populated by the </text:span><text:span text:style-name="Source_20_Text"><text:span text:style-name="T159">get_source_data</text:span></text:span><text:span text:style-name="T159"> method. </text:span></text:p>
            </text:list-item>
          </text:list>
        </text:list-header>
      </text:list>
      <text:p text:style-name="P171">The base Widget class has the following methods:</text:p>
      <text:list text:continue-numbering="true" text:style-name="L33">
        <text:list-item>
          <text:p text:style-name="P483"><text:span text:style-name="Source_20_Text"><text:span text:style-name="T95">get_source_data(</text:span></text:span><text:span text:style-name="T95">): This method is </text:span><text:span text:style-name="T123">made</text:span><text:span text:style-name="T95"> to be overridden by </text:span><text:span text:style-name="T123">actual</text:span><text:span text:style-name="T95"> widget classes. </text:span><text:span text:style-name="T123">It will be responsible for fetching widget source data from the database</text:span></text:p>
          <text:p text:style-name="P483"><text:span text:style-name="T123"/></text:p>
        </text:list-item>
      </text:list>
      <text:p text:style-name="P58">Next, come the predetermined widget types:</text:p>
      <text:list text:continue-numbering="true" text:style-name="L33">
        <text:list-item>
          <text:p text:style-name="P482"><text:span text:style-name="Strong_20_Emphasis"><text:span text:style-name="Source_20_Text"><text:span text:style-name="T95">NumberWidget</text:span></text:span></text:span><text:span text:style-name="Strong_20_Emphasis"><text:span text:style-name="T95">:</text:span></text:span><text:span text:style-name="T95"> </text:span><text:span text:style-name="T124">W</text:span><text:span text:style-name="T95">idget class for displaying a single number, </text:span><text:span text:style-name="T123">such as a habit streak. Here, get_source_data() is overwritten with appropriate SQL queries for this widget type</text:span></text:p>
        </text:list-item>
        <text:list-item>
          <text:p text:style-name="P482"><text:span text:style-name="Strong_20_Emphasis"><text:span text:style-name="Source_20_Text"><text:span text:style-name="T95">ChartWidget</text:span></text:span></text:span><text:span text:style-name="Strong_20_Emphasis"><text:span text:style-name="T95">:</text:span></text:span><text:span text:style-name="T95"> </text:span><text:span text:style-name="T124">This widget f</text:span><text:span text:style-name="T95">etches data for a chart based on the </text:span><text:span text:style-name="Source_20_Text"><text:span text:style-name="T95">data_source_type</text:span></text:span><text:span text:style-name="T95"> (task, habit, or goal). It queries the appropriate table (</text:span><text:span text:style-name="Source_20_Text"><text:span text:style-name="T95">tasks</text:span></text:span><text:span text:style-name="T95">, </text:span><text:span text:style-name="Source_20_Text"><text:span text:style-name="T95">habitcompletion</text:span></text:span><text:span text:style-name="T95">, or </text:span><text:span text:style-name="Source_20_Text"><text:span text:style-name="T95">goals</text:span></text:span><text:span text:style-name="T95">) and aggregates the data by month for the last six months. It joins with the </text:span><text:span text:style-name="Source_20_Text"><text:span text:style-name="T95">notes</text:span></text:span><text:span text:style-name="T95"> table to filter by </text:span><text:span text:style-name="Source_20_Text"><text:span text:style-name="T95">user id</text:span></text:span><text:span text:style-name="T95">. The </text:span><text:span text:style-name="Source_20_Text"><text:span text:style-name="T95">source_mapping</text:span></text:span><text:span text:style-name="T95"> dictionary helps map the </text:span><text:span text:style-name="Source_20_Text"><text:span text:style-name="T95">data_source_type</text:span></text:span><text:span text:style-name="T95"> to the correct table and date column </text:span><text:span text:style-name="T124">names</text:span><text:span text:style-name="T95">.</text:span> </text:p>
        </text:list-item>
        <text:list-item>
          <text:p text:style-name="P482"><text:span text:style-name="T95">The </text:span><text:span text:style-name="Source_20_Text"><text:span text:style-name="T125">ProgressWidget</text:span></text:span><text:span text:style-name="T125"> </text:span><text:span text:style-name="T95">class, </text:span><text:span text:style-name="T124">is made to provide </text:span><text:span text:style-name="T95">data for a progress display, </text:span><text:span text:style-name="T124">which would visualise completion of a goal.</text:span><text:span text:style-name="T95"> Its </text:span><text:span text:style-name="Source_20_Text"><text:span text:style-name="T95">get_source</text:span></text:span><text:span text:style-name="T95"> method </text:span><text:span text:style-name="T124">runs</text:span><text:span text:style-name="T95"> SQL query to retrieve the total number of milestones associated with a specific goal and the count of completed milestones. The query uses a </text:span><text:span text:style-name="Source_20_Text"><text:span text:style-name="T95">CASE</text:span></text:span><text:span text:style-name="T95"> statement within the </text:span><text:span text:style-name="Source_20_Text"><text:span text:style-name="T95">SUM</text:span></text:span><text:span text:style-name="T95"> aggregation to count only those milestones where the </text:span><text:span text:style-name="Source_20_Text"><text:span text:style-name="T95">completed</text:span></text:span><text:span text:style-name="T95"> column is </text:span><text:span text:style-name="T124">set to</text:span><text:span text:style-name="T95"> true. </text:span><text:span text:style-name="T124">The widget returns a dictionary of completed and total milestones for further procesing.</text:span></text:p>
        </text:list-item>
        <text:list-item>
          <text:p text:style-name="P482"><text:span text:style-name="T124">Finally, </text:span><text:span text:style-name="Source_20_Text"><text:span text:style-name="T126">HabitWeekWidget</text:span></text:span><text:span text:style-name="T124"> class provides data to display on a streak widget. Its </text:span><text:span text:style-name="Source_20_Text"><text:span text:style-name="T124">get_source_data</text:span></text:span><text:span text:style-name="T124"> method queries the </text:span><text:span text:style-name="Source_20_Text"><text:span text:style-name="T124">habitcompletion</text:span></text:span><text:span text:style-name="T124">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30851761486267" text:style-name="L1">
        <text:list-item>
          <text:list>
            <text:list-item>
              <text:list>
                <text:list-item>
                  <text:list>
                    <text:list-item>
                      <text:p text:style-name="P290"><text:bookmark-start text:name="__RefHeading___Toc11645_2646048504"/><text:span text:style-name="T124">r</text:span><text:span text:style-name="T95">epositories/widget_repo.py</text:span><text:bookmark-end text:name="__RefHeading___Toc11645_2646048504"/></text:p>
                    </text:list-item>
                  </text:list>
                </text:list-item>
              </text:list>
            </text:list-item>
          </text:list>
        </text:list-item>
      </text:list>
      <text:p text:style-name="P172"><text:span text:style-name="Strong_20_Emphasis"><text:span text:style-name="T155">import json</text:span></text:span></text:p>
      <text:p text:style-name="P172"><text:span text:style-name="Strong_20_Emphasis"><text:span text:style-name="T155">from typing import List, Optional, Dict</text:span></text:span></text:p>
      <text:p text:style-name="P172"><text:span text:style-name="Strong_20_Emphasis"><text:span text:style-name="T155">import psycopg2.extras</text:span></text:span></text:p>
      <text:p text:style-name="P172"><text:span text:style-name="Strong_20_Emphasis"><text:span text:style-name="T155">from models.widget import WidgetData, create_widget</text:span></text:span></text:p>
      <text:p text:style-name="P172"><text:span text:style-name="Strong_20_Emphasis"><text:span text:style-name="T155"/></text:span></text:p>
      <text:p text:style-name="P172"><text:span text:style-name="Strong_20_Emphasis"><text:span text:style-name="T155">class WidgetRepository:</text:span></text:span></text:p>
      <text:p text:style-name="P172"><text:span text:style-name="Strong_20_Emphasis"><text:span text:style-name="T155"><text:s text:c="4"/>def __init__(self, conn):</text:span></text:span></text:p>
      <text:p text:style-name="P172"><text:span text:style-name="Strong_20_Emphasis"><text:span text:style-name="T155"><text:s text:c="8"/>self.conn = conn</text:span></text:span></text:p>
      <text:p text:style-name="P172"><text:span text:style-name="Strong_20_Emphasis"><text:span text:style-name="T155"><text:s text:c="8"/>self._cache = {}</text:span></text:span></text:p>
      <text:p text:style-name="P172"><text:span text:style-name="Strong_20_Emphasis"><text:span text:style-name="T155"/></text:span></text:p>
      <text:p text:style-name="P172"><text:span text:style-name="Strong_20_Emphasis"><text:span text:style-name="T155"><text:s text:c="4"/>def _invalidate_cache(self, user_id):</text:span></text:span></text:p>
      <text:p text:style-name="P172"><text:span text:style-name="Strong_20_Emphasis"><text:span text:style-name="T155"><text:s text:c="8"/>self._cache.pop(f"user_widgets_{user_id}", None)</text:span></text:span></text:p>
      <text:p text:style-name="P172"><text:span text:style-name="Strong_20_Emphasis"><text:span text:style-name="T155"/></text:span></text:p>
      <text:p text:style-name="P172"><text:span text:style-name="Strong_20_Emphasis"><text:span text:style-name="T155"><text:s text:c="4"/></text:span></text:span></text:p>
      <text:p text:style-name="P172"><text:soft-page-break/><text:span text:style-name="Strong_20_Emphasis"><text:span text:style-name="T155"/></text:span></text:p>
      <text:p text:style-name="P172"><text:span text:style-name="Strong_20_Emphasis"><text:span text:style-name="T155"/></text:span></text:p>
      <text:p text:style-name="P172"><text:span text:style-name="Strong_20_Emphasis"><text:span text:style-name="T155"/></text:span></text:p>
      <text:p text:style-name="P172"><text:span text:style-name="Strong_20_Emphasis"><text:span text:style-name="T155"><text:s text:c="3"/></text:span></text:span></text:p>
      <text:p text:style-name="P172"><text:span text:style-name="Strong_20_Emphasis"><text:span text:style-name="T155"/></text:span></text:p>
      <text:p text:style-name="P172"><text:span text:style-name="Strong_20_Emphasis"><text:span text:style-name="T155"/></text:span></text:p>
      <text:p text:style-name="P172"/>
      <text:p text:style-name="P161">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315"><text:bookmark-start text:name="__RefHeading___Toc11643_2646048504"/>WidgetRepository <text:span text:style-name="T177">initialisation </text:span><text:span text:style-name="T178">cache</text:span><text:bookmark-end text:name="__RefHeading___Toc11643_2646048504"/></text:p>
                        </text:list-item>
                      </text:list>
                    </text:list-item>
                  </text:list>
                </text:list-item>
              </text:list>
            </text:list-item>
          </text:list>
        </text:list-item>
      </text:list>
      <text:p text:style-name="P163"><text:span text:style-name="Strong_20_Emphasis"><text:span text:style-name="T155"/></text:span></text:p>
      <text:p text:style-name="P161">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77">ap with the key being the user ID. </text:span><text:line-break/>The _invalidate_cache method is used to clear the cache for a given user. <text:s/>It takes the user_id as an argument and removes the corresponding entry from the self._cache dictionary. </text:p>
      <text:p text:style-name="P162"/>
      <text:list text:continue-numbering="true" text:style-name="L1">
        <text:list-item>
          <text:list>
            <text:list-item>
              <text:list>
                <text:list-item>
                  <text:list>
                    <text:list-item>
                      <text:list>
                        <text:list-item>
                          <text:p text:style-name="P316"><text:bookmark-start text:name="__RefHeading___Toc11641_2646048504"/>Getting user widgets<text:bookmark-end text:name="__RefHeading___Toc11641_2646048504"/></text:p>
                        </text:list-item>
                      </text:list>
                    </text:list-item>
                  </text:list>
                </text:list-item>
              </text:list>
            </text:list-item>
          </text:list>
        </text:list-item>
      </text:list>
      <text:p text:style-name="P167"><text:span text:style-name="Strong_20_Emphasis"><text:span text:style-name="T155">def get_user_widgets(self, user_id):</text:span></text:span></text:p>
      <text:p text:style-name="P168"><text:span text:style-name="Strong_20_Emphasis"><text:span text:style-name="T155"><text:s text:c="8"/>cache_key = f"user_widgets_{user_id}"</text:span></text:span></text:p>
      <text:p text:style-name="P168"><text:span text:style-name="Strong_20_Emphasis"><text:span text:style-name="T155"><text:s text:c="8"/>if cache_key in self._cache:</text:span></text:span></text:p>
      <text:p text:style-name="P168"><text:span text:style-name="Strong_20_Emphasis"><text:span text:style-name="T155"><text:s text:c="12"/>return self._cache[cache_key]</text:span></text:span></text:p>
      <text:p text:style-name="P168"><text:span text:style-name="Strong_20_Emphasis"><text:span text:style-name="T155"/></text:span></text:p>
      <text:p text:style-name="P168"><text:span text:style-name="Strong_20_Emphasis"><text:span text:style-name="T155"><text:s text:c="8"/>with self.conn.cursor(cursor_factory=psycopg2.extras.DictCursor) as cur:</text:span></text:span></text:p>
      <text:p text:style-name="P168"><text:span text:style-name="Strong_20_Emphasis"><text:span text:style-name="T155"><text:s text:c="12"/>cur.execute("""</text:span></text:span></text:p>
      <text:p text:style-name="P168"><text:span text:style-name="Strong_20_Emphasis"><text:span text:style-name="T155"><text:s text:c="16"/>SELECT w.*, </text:span></text:span></text:p>
      <text:p text:style-name="P168"><text:span text:style-name="Strong_20_Emphasis"><text:span text:style-name="T155"><text:s text:c="23"/>COALESCE(jsonb_agg(s.*) FILTER (WHERE s.id IS NOT NULL), '[]') as sources</text:span></text:span></text:p>
      <text:p text:style-name="P168"><text:span text:style-name="Strong_20_Emphasis"><text:span text:style-name="T155"><text:s text:c="16"/>FROM user_widgets w</text:span></text:span></text:p>
      <text:p text:style-name="P168"><text:span text:style-name="Strong_20_Emphasis"><text:span text:style-name="T155"><text:s text:c="16"/>LEFT JOIN widget_sources s ON w.data_source_type = s.type</text:span></text:span></text:p>
      <text:p text:style-name="P168"><text:span text:style-name="Strong_20_Emphasis"><text:span text:style-name="T155"><text:s text:c="16"/>WHERE w.user_id = %s</text:span></text:span></text:p>
      <text:p text:style-name="P168"><text:span text:style-name="Strong_20_Emphasis"><text:span text:style-name="T155"><text:s text:c="16"/>GROUP BY w.id</text:span></text:span></text:p>
      <text:p text:style-name="P168"><text:span text:style-name="Strong_20_Emphasis"><text:span text:style-name="T155"><text:s text:c="12"/>""", (user_id,))</text:span></text:span></text:p>
      <text:p text:style-name="P168"><text:span text:style-name="Strong_20_Emphasis"><text:span text:style-name="T155"><text:s text:c="12"/>widgets = [WidgetData(**row) for row in cur.fetchall()]</text:span></text:span></text:p>
      <text:p text:style-name="P168"><text:span text:style-name="Strong_20_Emphasis"><text:span text:style-name="T155"><text:s text:c="12"/>self._cache[cache_key] = widgets</text:span></text:span></text:p>
      <text:p text:style-name="P168"><text:span text:style-name="Strong_20_Emphasis"><text:span text:style-name="T155"><text:s text:c="12"/>return widgets</text:span></text:span></text:p>
      <text:p text:style-name="P170"><text:span text:style-name="Strong_20_Emphasis"><text:span text:style-name="T155"/></text:span></text:p>
      <text:p text:style-name="P170"><text:span text:style-name="Strong_20_Emphasis"><text:span text:style-name="T155">def get_widget_by_id(self, widget_id, user_id):</text:span></text:span></text:p>
      <text:p text:style-name="P170"><text:span text:style-name="Strong_20_Emphasis"><text:span text:style-name="T155"><text:s text:c="8"/>with self.conn.cursor(cursor_factory=psycopg2.extras.DictCursor) as cur:</text:span></text:span></text:p>
      <text:p text:style-name="P170"><text:span text:style-name="Strong_20_Emphasis"><text:span text:style-name="T155"><text:s text:c="12"/>cur.execute("""</text:span></text:span></text:p>
      <text:p text:style-name="P170"><text:span text:style-name="Strong_20_Emphasis"><text:span text:style-name="T155"><text:s text:c="16"/>SELECT * FROM user_widgets </text:span></text:span></text:p>
      <text:p text:style-name="P170"><text:span text:style-name="Strong_20_Emphasis"><text:span text:style-name="T155"><text:s text:c="16"/>WHERE id = %s AND user_id = %s</text:span></text:span></text:p>
      <text:p text:style-name="P170"><text:soft-page-break/><text:span text:style-name="Strong_20_Emphasis"><text:span text:style-name="T155"><text:s text:c="12"/>""", (widget_id, user_id))</text:span></text:span></text:p>
      <text:p text:style-name="P170"><text:span text:style-name="Strong_20_Emphasis"><text:span text:style-name="T155"><text:s text:c="12"/>widget = cur.fetchone()</text:span></text:span></text:p>
      <text:p text:style-name="P170"><text:span text:style-name="Strong_20_Emphasis"><text:span text:style-name="T155"><text:s text:c="12"/>return WidgetData(**widget) if widget else None</text:span></text:span></text:p>
      <text:p text:style-name="P168"><text:span text:style-name="Strong_20_Emphasis"><text:span text:style-name="T155"/></text:span></text:p>
      <text:p text:style-name="P165">The get user widgets method retrieves the widgets that belong to a certain user. <text:span text:style-name="T176">It first checks if the widgets for the given user_id are already in the cache. </text:span>If they are, data is returned straight away, which improves performance</text:p>
      <text:p text:style-name="P164">If the data is not cached, <text:span text:style-name="T177">an SQL query fetches the widgets</text:span>. <text:s/>The query results are then used to create a list of WidgetData objects using list comprehension: [WidgetData(**row) for row in cur.fetchall()]. The **row unpacks the dictionary row as arguments to the WidgetData <text:span text:style-name="T177">class constructor</text:span>. <text:span text:style-name="T177">Retrieved widgets are cached and returned. </text:span></text:p>
      <text:p text:style-name="P166">The get_widget_by_id function has similar functionality, but it just retrieves a single widget.</text:p>
      <text:list text:continue-numbering="true" text:style-name="L1">
        <text:list-item>
          <text:list>
            <text:list-item>
              <text:list>
                <text:list-item>
                  <text:list>
                    <text:list-item>
                      <text:list>
                        <text:list-item>
                          <text:p text:style-name="P317"><text:bookmark-start text:name="__RefHeading___Toc11639_2646048504"/>Other CRUD functions<text:bookmark-end text:name="__RefHeading___Toc11639_2646048504"/></text:p>
                        </text:list-item>
                      </text:list>
                    </text:list-item>
                  </text:list>
                </text:list-item>
              </text:list>
            </text:list-item>
          </text:list>
        </text:list-item>
      </text:list>
      <text:p text:style-name="P166"/>
      <text:p text:style-name="P169"><text:span text:style-name="Strong_20_Emphasis"><text:span text:style-name="T155"><text:s/>def create_widget(self, user_id, widget_data):</text:span></text:span></text:p>
      <text:p text:style-name="P170"><text:span text:style-name="Strong_20_Emphasis"><text:span text:style-name="T155"><text:s text:c="8"/>with self.conn.cursor(cursor_factory=psycopg2.extras.DictCursor) as cur:</text:span></text:span></text:p>
      <text:p text:style-name="P170"><text:span text:style-name="Strong_20_Emphasis"><text:span text:style-name="T155"><text:s text:c="12"/>cur.execute("""</text:span></text:span></text:p>
      <text:p text:style-name="P170"><text:span text:style-name="Strong_20_Emphasis"><text:span text:style-name="T155"><text:s text:c="16"/>INSERT INTO user_widgets </text:span></text:span></text:p>
      <text:p text:style-name="P170"><text:span text:style-name="Strong_20_Emphasis"><text:span text:style-name="T155"><text:s text:c="16"/>(user_id, widget_id, title, data_source_type, data_source_id, configuration)</text:span></text:span></text:p>
      <text:p text:style-name="P170"><text:span text:style-name="Strong_20_Emphasis"><text:span text:style-name="T155"><text:s text:c="16"/>VALUES (%s, %s, %s, %s, %s, %s)</text:span></text:span></text:p>
      <text:p text:style-name="P170"><text:span text:style-name="Strong_20_Emphasis"><text:span text:style-name="T155"><text:s text:c="16"/>RETURNING *</text:span></text:span></text:p>
      <text:p text:style-name="P170"><text:span text:style-name="Strong_20_Emphasis"><text:span text:style-name="T155"><text:s text:c="12"/>""", (</text:span></text:span></text:p>
      <text:p text:style-name="P170"><text:span text:style-name="Strong_20_Emphasis"><text:span text:style-name="T155"><text:s text:c="16"/>user_id, </text:span></text:span></text:p>
      <text:p text:style-name="P170"><text:span text:style-name="Strong_20_Emphasis"><text:span text:style-name="T155"><text:s text:c="16"/>widget_data['widget_id'],</text:span></text:span></text:p>
      <text:p text:style-name="P170"><text:span text:style-name="Strong_20_Emphasis"><text:span text:style-name="T155"><text:s text:c="16"/>widget_data['configuration']['title'],</text:span></text:span></text:p>
      <text:p text:style-name="P170"><text:span text:style-name="Strong_20_Emphasis"><text:span text:style-name="T155"><text:s text:c="16"/>widget_data['data_source_type'],</text:span></text:span></text:p>
      <text:p text:style-name="P170"><text:span text:style-name="Strong_20_Emphasis"><text:span text:style-name="T155"><text:s text:c="16"/>widget_data.get('data_source_id'),</text:span></text:span></text:p>
      <text:p text:style-name="P170"><text:span text:style-name="Strong_20_Emphasis"><text:span text:style-name="T155"><text:s text:c="16"/>json.dumps(widget_data['configuration'])</text:span></text:span></text:p>
      <text:p text:style-name="P170"><text:span text:style-name="Strong_20_Emphasis"><text:span text:style-name="T155"><text:s text:c="12"/>))</text:span></text:span></text:p>
      <text:p text:style-name="P170"><text:span text:style-name="Strong_20_Emphasis"><text:span text:style-name="T155"><text:s text:c="12"/>widget = WidgetData(**cur.fetchone())</text:span></text:span></text:p>
      <text:p text:style-name="P170"><text:span text:style-name="Strong_20_Emphasis"><text:span text:style-name="T155"><text:s text:c="12"/>self.conn.commit()</text:span></text:span></text:p>
      <text:p text:style-name="P170"><text:span text:style-name="Strong_20_Emphasis"><text:span text:style-name="T155"><text:s text:c="12"/>self._invalidate_cache(user_id)</text:span></text:span></text:p>
      <text:p text:style-name="P170"><text:span text:style-name="Strong_20_Emphasis"><text:span text:style-name="T155"><text:s text:c="12"/>return widget</text:span></text:span></text:p>
      <text:p text:style-name="P170"><text:span text:style-name="Strong_20_Emphasis"><text:span text:style-name="T155"/></text:span></text:p>
      <text:p text:style-name="P170"><text:span text:style-name="Strong_20_Emphasis"><text:span text:style-name="T155"><text:s text:c="4"/>def update_widget(self, widget_id, user_id, widget_data) :</text:span></text:span></text:p>
      <text:p text:style-name="P170"><text:span text:style-name="Strong_20_Emphasis"><text:span text:style-name="T155"><text:s text:c="8"/>with self.conn.cursor(cursor_factory=psycopg2.extras.DictCursor) as cur:</text:span></text:span></text:p>
      <text:p text:style-name="P170"><text:span text:style-name="Strong_20_Emphasis"><text:span text:style-name="T155"><text:s text:c="12"/>cur.execute("""</text:span></text:span></text:p>
      <text:p text:style-name="P170"><text:span text:style-name="Strong_20_Emphasis"><text:span text:style-name="T155"><text:s text:c="16"/>UPDATE user_widgets </text:span></text:span></text:p>
      <text:p text:style-name="P170"><text:span text:style-name="Strong_20_Emphasis"><text:span text:style-name="T155"><text:s text:c="16"/>SET widget_id = %s, data_source_type = %s, </text:span></text:span></text:p>
      <text:p text:style-name="P170"><text:span text:style-name="Strong_20_Emphasis"><text:span text:style-name="T155"><text:s text:c="20"/>data_source_id = %s, configuration = %s</text:span></text:span></text:p>
      <text:p text:style-name="P170"><text:span text:style-name="Strong_20_Emphasis"><text:span text:style-name="T155"><text:s text:c="16"/>WHERE id = %s AND user_id = %s</text:span></text:span></text:p>
      <text:p text:style-name="P170"><text:span text:style-name="Strong_20_Emphasis"><text:span text:style-name="T155"><text:s text:c="16"/>RETURNING *</text:span></text:span></text:p>
      <text:p text:style-name="P170"><text:span text:style-name="Strong_20_Emphasis"><text:span text:style-name="T155"><text:s text:c="12"/>""", (</text:span></text:span></text:p>
      <text:p text:style-name="P170"><text:span text:style-name="Strong_20_Emphasis"><text:span text:style-name="T155"><text:s text:c="16"/>widget_data['widget_id'],</text:span></text:span></text:p>
      <text:p text:style-name="P170"><text:span text:style-name="Strong_20_Emphasis"><text:span text:style-name="T155"><text:s text:c="16"/>widget_data['data_source_type'],</text:span></text:span></text:p>
      <text:p text:style-name="P170"><text:soft-page-break/><text:span text:style-name="Strong_20_Emphasis"><text:span text:style-name="T155"><text:s text:c="16"/>widget_data['data_source_id'],</text:span></text:span></text:p>
      <text:p text:style-name="P170"><text:span text:style-name="Strong_20_Emphasis"><text:span text:style-name="T155"><text:s text:c="16"/>json.dumps(widget_data['configuration']),</text:span></text:span></text:p>
      <text:p text:style-name="P170"><text:span text:style-name="Strong_20_Emphasis"><text:span text:style-name="T155"><text:s text:c="16"/>widget_id,</text:span></text:span></text:p>
      <text:p text:style-name="P170"><text:span text:style-name="Strong_20_Emphasis"><text:span text:style-name="T155"><text:s text:c="16"/>user_id</text:span></text:span></text:p>
      <text:p text:style-name="P170"><text:span text:style-name="Strong_20_Emphasis"><text:span text:style-name="T155"><text:s text:c="12"/>))</text:span></text:span></text:p>
      <text:p text:style-name="P170"><text:span text:style-name="Strong_20_Emphasis"><text:span text:style-name="T155"><text:s text:c="12"/>widget = cur.fetchone()</text:span></text:span></text:p>
      <text:p text:style-name="P170"><text:span text:style-name="Strong_20_Emphasis"><text:span text:style-name="T155"><text:s text:c="12"/>if widget:</text:span></text:span></text:p>
      <text:p text:style-name="P170"><text:span text:style-name="Strong_20_Emphasis"><text:span text:style-name="T155"><text:s text:c="16"/>self.conn.commit()</text:span></text:span></text:p>
      <text:p text:style-name="P170"><text:span text:style-name="Strong_20_Emphasis"><text:span text:style-name="T155"><text:s text:c="16"/>self._invalidate_cache(user_id)</text:span></text:span></text:p>
      <text:p text:style-name="P170"><text:span text:style-name="Strong_20_Emphasis"><text:span text:style-name="T155"><text:s text:c="16"/>return WidgetData(**widget)</text:span></text:span></text:p>
      <text:p text:style-name="P170"><text:span text:style-name="Strong_20_Emphasis"><text:span text:style-name="T155"><text:s text:c="12"/>return None</text:span></text:span></text:p>
      <text:p text:style-name="P170"><text:span text:style-name="Strong_20_Emphasis"><text:span text:style-name="T155"/></text:span></text:p>
      <text:p text:style-name="P170"><text:span text:style-name="Strong_20_Emphasis"><text:span text:style-name="T155"><text:s text:c="4"/>def delete_widget(self, widget_id, user_id):</text:span></text:span></text:p>
      <text:p text:style-name="P170"><text:span text:style-name="Strong_20_Emphasis"><text:span text:style-name="T155"><text:s text:c="8"/>with self.conn.cursor() as cur:</text:span></text:span></text:p>
      <text:p text:style-name="P170"><text:span text:style-name="Strong_20_Emphasis"><text:span text:style-name="T155"><text:s text:c="12"/>cur.execute("""</text:span></text:span></text:p>
      <text:p text:style-name="P170"><text:span text:style-name="Strong_20_Emphasis"><text:span text:style-name="T155"><text:s text:c="16"/>DELETE FROM user_widgets </text:span></text:span></text:p>
      <text:p text:style-name="P170"><text:span text:style-name="Strong_20_Emphasis"><text:span text:style-name="T155"><text:s text:c="16"/>WHERE id = %s AND user_id = %s</text:span></text:span></text:p>
      <text:p text:style-name="P170"><text:span text:style-name="Strong_20_Emphasis"><text:span text:style-name="T155"><text:s text:c="16"/>RETURNING id</text:span></text:span></text:p>
      <text:p text:style-name="P170"><text:span text:style-name="Strong_20_Emphasis"><text:span text:style-name="T155"><text:s text:c="12"/>""", (widget_id, user_id))</text:span></text:span></text:p>
      <text:p text:style-name="P170"><text:span text:style-name="Strong_20_Emphasis"><text:span text:style-name="T155"><text:s text:c="12"/>deleted = cur.fetchone() is not None</text:span></text:span></text:p>
      <text:p text:style-name="P170"><text:span text:style-name="Strong_20_Emphasis"><text:span text:style-name="T155"><text:s text:c="12"/>if deleted:</text:span></text:span></text:p>
      <text:p text:style-name="P170"><text:span text:style-name="Strong_20_Emphasis"><text:span text:style-name="T155"><text:s text:c="16"/>self.conn.commit()</text:span></text:span></text:p>
      <text:p text:style-name="P170"><text:span text:style-name="Strong_20_Emphasis"><text:span text:style-name="T155"><text:s text:c="16"/>self._invalidate_cache(user_id)</text:span></text:span></text:p>
      <text:p text:style-name="P170"><text:span text:style-name="Strong_20_Emphasis"><text:span text:style-name="T155"><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70"><text:span text:style-name="Strong_20_Emphasis"><text:span text:style-name="T155"/></text:span></text:p>
      <text:list text:continue-numbering="true" text:style-name="L1">
        <text:list-item>
          <text:list>
            <text:list-item>
              <text:list>
                <text:list-item>
                  <text:list>
                    <text:list-item>
                      <text:list>
                        <text:list-item>
                          <text:p text:style-name="P290"><text:bookmark-start text:name="__RefHeading___Toc11637_2646048504"/>Widget data sources<text:bookmark-end text:name="__RefHeading___Toc11637_2646048504"/></text:p>
                        </text:list-item>
                      </text:list>
                    </text:list-item>
                  </text:list>
                </text:list-item>
              </text:list>
            </text:list-item>
          </text:list>
        </text:list-item>
      </text:list>
      <text:p text:style-name="P170"><text:span text:style-name="Strong_20_Emphasis"><text:span text:style-name="T155"><text:s text:c="4"/>def get_widget_data_sources(self, widget_type, user_id):</text:span></text:span></text:p>
      <text:p text:style-name="P170"><text:span text:style-name="Strong_20_Emphasis"><text:span text:style-name="T155"><text:s text:c="8"/>with self.conn.cursor(cursor_factory=psycopg2.extras.DictCursor) as cur:</text:span></text:span></text:p>
      <text:p text:style-name="P170"><text:span text:style-name="Strong_20_Emphasis"><text:span text:style-name="T155"><text:s text:c="12"/>query_mapping = {</text:span></text:span></text:p>
      <text:p text:style-name="P170"><text:span text:style-name="Strong_20_Emphasis"><text:span text:style-name="T155"><text:s text:c="16"/>'Chart': self._get_chart_sources_query(),</text:span></text:span></text:p>
      <text:p text:style-name="P170"><text:span text:style-name="Strong_20_Emphasis"><text:span text:style-name="T155"><text:s text:c="16"/>'Progress': self._get_progress_sources_query(),</text:span></text:span></text:p>
      <text:p text:style-name="P170"><text:span text:style-name="Strong_20_Emphasis"><text:span text:style-name="T155"><text:s text:c="16"/>'Number': self._get_number_sources_query(),</text:span></text:span></text:p>
      <text:p text:style-name="P170"><text:span text:style-name="Strong_20_Emphasis"><text:span text:style-name="T155"><text:s text:c="16"/>'HabitWeek': self._get_habit_week_sources_query()</text:span></text:span></text:p>
      <text:p text:style-name="P170"><text:span text:style-name="Strong_20_Emphasis"><text:span text:style-name="T155"><text:s text:c="12"/>}</text:span></text:span></text:p>
      <text:p text:style-name="P170"><text:span text:style-name="Strong_20_Emphasis"><text:span text:style-name="T155"/></text:span></text:p>
      <text:p text:style-name="P170"><text:span text:style-name="Strong_20_Emphasis"><text:span text:style-name="T155"><text:s text:c="12"/>query = query_mapping.get(widget_type)</text:span></text:span></text:p>
      <text:p text:style-name="P170"><text:span text:style-name="Strong_20_Emphasis"><text:span text:style-name="T155"><text:s text:c="12"/>if not query:</text:span></text:span></text:p>
      <text:p text:style-name="P170"><text:span text:style-name="Strong_20_Emphasis"><text:span text:style-name="T155"><text:s text:c="16"/>return []</text:span></text:span></text:p>
      <text:p text:style-name="P170"><text:span text:style-name="Strong_20_Emphasis"><text:span text:style-name="T155"/></text:span></text:p>
      <text:p text:style-name="P170"><text:span text:style-name="Strong_20_Emphasis"><text:span text:style-name="T155"><text:s text:c="12"/>cur.execute(query, (user_id,))</text:span></text:span></text:p>
      <text:p text:style-name="P170"><text:span text:style-name="Strong_20_Emphasis"><text:span text:style-name="T155"><text:s text:c="12"/>return [row['source'] for row in cur.fetchall()]</text:span></text:span></text:p>
      <text:p text:style-name="P170"><text:span text:style-name="Strong_20_Emphasis"><text:span text:style-name="T155"/></text:span></text:p>
      <text:p text:style-name="P170"><text:span text:style-name="Strong_20_Emphasis"><text:span text:style-name="T155"><text:s text:c="4"/>def _get_chart_sources_query(self):</text:span></text:span></text:p>
      <text:p text:style-name="P170"><text:span text:style-name="Strong_20_Emphasis"><text:span text:style-name="T155"><text:s text:c="8"/>return """</text:span></text:span></text:p>
      <text:p text:style-name="P170"><text:span text:style-name="Strong_20_Emphasis"><text:span text:style-name="T155"><text:s text:c="12"/>SELECT json_build_object(</text:span></text:span></text:p>
      <text:p text:style-name="P170"><text:soft-page-break/><text:span text:style-name="Strong_20_Emphasis"><text:span text:style-name="T155"><text:s text:c="16"/>'id', type,</text:span></text:span></text:p>
      <text:p text:style-name="P170"><text:span text:style-name="Strong_20_Emphasis"><text:span text:style-name="T155"><text:s text:c="16"/>'title', type || ' (' || count || ' items)',</text:span></text:span></text:p>
      <text:p text:style-name="P170"><text:span text:style-name="Strong_20_Emphasis"><text:span text:style-name="T155"><text:s text:c="16"/>'type', type</text:span></text:span></text:p>
      <text:p text:style-name="P170"><text:span text:style-name="Strong_20_Emphasis"><text:span text:style-name="T155"><text:s text:c="12"/>) as source</text:span></text:span></text:p>
      <text:p text:style-name="P170"><text:span text:style-name="Strong_20_Emphasis"><text:span text:style-name="T155"><text:s text:c="12"/>FROM (</text:span></text:span></text:p>
      <text:p text:style-name="P170"><text:span text:style-name="Strong_20_Emphasis"><text:span text:style-name="T155"><text:s text:c="16"/>SELECT 'task' as type, COUNT(*) as count FROM Notes</text:span></text:span></text:p>
      <text:p text:style-name="P170"><text:span text:style-name="Strong_20_Emphasis"><text:span text:style-name="T155"><text:s text:c="16"/>WHERE user_id = %s AND type = 'task'</text:span></text:span></text:p>
      <text:p text:style-name="P170"><text:span text:style-name="Strong_20_Emphasis"><text:span text:style-name="T155"><text:s text:c="16"/>UNION ALL</text:span></text:span></text:p>
      <text:p text:style-name="P170"><text:span text:style-name="Strong_20_Emphasis"><text:span text:style-name="T155"><text:s text:c="16"/>SELECT 'habit', COUNT(*) FROM Notes</text:span></text:span></text:p>
      <text:p text:style-name="P170"><text:span text:style-name="Strong_20_Emphasis"><text:span text:style-name="T155"><text:s text:c="16"/>WHERE user_id = %s AND type = 'habit'</text:span></text:span></text:p>
      <text:p text:style-name="P170"><text:span text:style-name="Strong_20_Emphasis"><text:span text:style-name="T155"><text:s text:c="16"/>UNION ALL</text:span></text:span></text:p>
      <text:p text:style-name="P170"><text:span text:style-name="Strong_20_Emphasis"><text:span text:style-name="T155"><text:s text:c="16"/>SELECT 'goal', COUNT(*) FROM Notes</text:span></text:span></text:p>
      <text:p text:style-name="P170"><text:span text:style-name="Strong_20_Emphasis"><text:span text:style-name="T155"><text:s text:c="16"/>WHERE user_id = %s AND type = 'goal'</text:span></text:span></text:p>
      <text:p text:style-name="P170"><text:span text:style-name="Strong_20_Emphasis"><text:span text:style-name="T155"><text:s text:c="12"/>) as counts</text:span></text:span></text:p>
      <text:p text:style-name="P170"><text:span text:style-name="Strong_20_Emphasis"><text:span text:style-name="T155"><text:s text:c="8"/>"""</text:span></text:span></text:p>
      <text:p text:style-name="P161">_get_chart_sources_query() <text:span text:style-name="T178">and similar _get_*sources functions</text:span> are helper methods that define the SQL queries for retrieving data sources for different widget types. <text:span text:style-name="T178">They may range from complex SELECT statements across multiple tables to specific notes.</text:span> <text:span text:style-name="T178">Then, these queries are ran to build an array of widget data sources.</text:span></text:p>
      <text:list text:continue-numbering="true" text:style-name="L1">
        <text:list-item>
          <text:list>
            <text:list-item>
              <text:list>
                <text:list-item>
                  <text:list>
                    <text:list-item>
                      <text:p text:style-name="P318"><text:bookmark-start text:name="__RefHeading___Toc11635_2646048504"/>modules/widgets.py<text:bookmark-end text:name="__RefHeading___Toc11635_2646048504"/></text:p>
                    </text:list-item>
                  </text:list>
                </text:list-item>
              </text:list>
            </text:list-item>
          </text:list>
        </text:list-item>
      </text:list>
      <text:p text:style-name="P136">import json</text:p>
      <text:p text:style-name="P136">import os</text:p>
      <text:p text:style-name="P136">import sys</text:p>
      <text:p text:style-name="P136"/>
      <text:p text:style-name="P136">import psycopg2</text:p>
      <text:p text:style-name="P136">from flask import g, jsonify, request</text:p>
      <text:p text:style-name="P136">from flask_jwt_extended import jwt_required</text:p>
      <text:p text:style-name="P136"/>
      <text:p text:style-name="P136">sys.path.append(os.path.abspath(os.path.join(os.path.dirname(__file__), os.path.pardir)))</text:p>
      <text:p text:style-name="P136">from repositories.widget_repository import WidgetRepository</text:p>
      <text:p text:style-name="P136">from utils.utils import token_required</text:p>
      <text:p text:style-name="P136"/>
      <text:p text:style-name="P136"/>
      <text:p text:style-name="P136">def widget_routes(app, conn):</text:p>
      <text:p text:style-name="P136"><text:s text:c="4"/>widget_repo = WidgetRepository(conn)</text:p>
      <text:p text:style-name="P136"/>
      <text:p text:style-name="P136"/>
      <text:p text:style-name="P136"><text:s text:c="4"/>@app.route('/api/user_widgets', methods=['GET'])</text:p>
      <text:p text:style-name="P136"><text:s text:c="4"/>@jwt_required()</text:p>
      <text:p text:style-name="P136"><text:s text:c="4"/>@token_required</text:p>
      <text:p text:style-name="P136"><text:s text:c="4"/>def get_user_widgets():</text:p>
      <text:p text:style-name="P136"><text:s text:c="8"/>try:</text:p>
      <text:p text:style-name="P136"><text:s text:c="12"/>widgets = widget_repo.get_user_widgets(g.userId)</text:p>
      <text:p text:style-name="P136"><text:s text:c="12"/>return jsonify([widget.to_dict() for widget in widgets])</text:p>
      <text:p text:style-name="P136"><text:s text:c="8"/>except Exception as e:</text:p>
      <text:p text:style-name="P136"><text:s text:c="12"/>return jsonify({'error': str(e)}), 500</text:p>
      <text:p text:style-name="P136"/>
      <text:p text:style-name="P136"><text:soft-page-break/><text:s text:c="4"/>@app.route('/api/user_widgets/create', methods=['POST'])</text:p>
      <text:p text:style-name="P136"><text:s text:c="4"/>@jwt_required()</text:p>
      <text:p text:style-name="P136"><text:s text:c="4"/>@token_required</text:p>
      <text:p text:style-name="P136"><text:s text:c="4"/>def create_user_widget():</text:p>
      <text:p text:style-name="P136"><text:s text:c="8"/>try:</text:p>
      <text:p text:style-name="P136"><text:s text:c="12"/>widget = widget_repo.create_widget(g.userId, request.get_json())</text:p>
      <text:p text:style-name="P136"><text:s text:c="12"/>return jsonify(widget.to_dict())</text:p>
      <text:p text:style-name="P136"><text:s text:c="8"/>except Exception as e:</text:p>
      <text:p text:style-name="P136"><text:s text:c="12"/>return jsonify({'error': str(e)}), 500</text:p>
      <text:p text:style-name="P136"/>
      <text:p text:style-name="P136"><text:s text:c="4"/>@app.route('/api/user_widgets/&lt;int:widget_id&gt;', methods=['PUT'])</text:p>
      <text:p text:style-name="P136"><text:s text:c="4"/>@jwt_required()</text:p>
      <text:p text:style-name="P136"><text:s text:c="4"/>@token_required</text:p>
      <text:p text:style-name="P136"><text:s text:c="4"/>def update_user_widget(widget_id):</text:p>
      <text:p text:style-name="P136"><text:s text:c="8"/>try:</text:p>
      <text:p text:style-name="P136"><text:s text:c="12"/>widget = widget_repo.update_widget(widget_id, g.userId, request.get_json())</text:p>
      <text:p text:style-name="P136"><text:s text:c="12"/>if not widget:</text:p>
      <text:p text:style-name="P136"><text:s text:c="16"/>return jsonify({'error': 'Widget not found'}), 404</text:p>
      <text:p text:style-name="P136"><text:s text:c="12"/>return jsonify(widget.to_dict())</text:p>
      <text:p text:style-name="P136"><text:s text:c="8"/>except Exception as e:</text:p>
      <text:p text:style-name="P136"><text:s text:c="12"/>return jsonify({'error': str(e)}), 500</text:p>
      <text:p text:style-name="P136"/>
      <text:p text:style-name="P136"><text:s text:c="4"/>@app.route('/api/user_widgets/&lt;int:widget_id&gt;', methods=['DELETE'])</text:p>
      <text:p text:style-name="P136"><text:s text:c="4"/>@jwt_required()</text:p>
      <text:p text:style-name="P136"><text:s text:c="4"/>@token_required</text:p>
      <text:p text:style-name="P136"><text:s text:c="4"/>def delete_user_widget(widget_id):</text:p>
      <text:p text:style-name="P136"><text:s text:c="8"/>try:</text:p>
      <text:p text:style-name="P136"><text:s text:c="12"/>if widget_repo.delete_widget(widget_id, g.userId):</text:p>
      <text:p text:style-name="P136"><text:s text:c="16"/>return jsonify({'success': True})</text:p>
      <text:p text:style-name="P136"><text:s text:c="12"/>return jsonify({'error': 'Widget not found'}), 404</text:p>
      <text:p text:style-name="P136"><text:s text:c="8"/>except Exception as e:</text:p>
      <text:p text:style-name="P136"><text:s text:c="12"/>return jsonify({'error': str(e)}), 500</text:p>
      <text:p text:style-name="P136"/>
      <text:p text:style-name="P136"><text:s text:c="4"/>@app.route('/api/widgets/datasources/&lt;widget_type&gt;', methods=['GET'])</text:p>
      <text:p text:style-name="P136"><text:s text:c="4"/>@jwt_required()</text:p>
      <text:p text:style-name="P136"><text:s text:c="4"/>@token_required</text:p>
      <text:p text:style-name="P136"><text:s text:c="4"/>def get_widget_data_sources(widget_type):</text:p>
      <text:p text:style-name="P136"><text:s text:c="8"/>try:</text:p>
      <text:p text:style-name="P136"><text:s text:c="12"/>sources = widget_repo.get_widget_data_sources(widget_type, g.userId)</text:p>
      <text:p text:style-name="P136"><text:s text:c="12"/>return jsonify({'sources': sources})</text:p>
      <text:p text:style-name="P136"><text:s text:c="8"/>except Exception as e:</text:p>
      <text:p text:style-name="P136"><text:s text:c="12"/>return jsonify({'error': str(e)}), 500</text:p>
      <text:p text:style-name="P136"/>
      <text:p text:style-name="P173">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312"><text:bookmark-start text:name="__RefHeading___Toc8728_529430363"/><text:soft-page-break/>modules/users.py<text:bookmark-end text:name="__RefHeading___Toc8728_529430363"/></text:p>
                </text:list-item>
              </text:list>
            </text:list-item>
          </text:list>
        </text:list-item>
      </text:list>
      <text:p text:style-name="P175">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319"><text:bookmark-start text:name="__RefHeading___Toc11658_2646048504"/>Registration<text:bookmark-end text:name="__RefHeading___Toc11658_2646048504"/></text:p>
                    </text:list-item>
                  </text:list>
                </text:list-item>
              </text:list>
            </text:list-item>
          </text:list>
        </text:list-item>
      </text:list>
      <text:p text:style-name="P174"><text:s/>@app.route('/api/register', methods=['POST'])</text:p>
      <text:p text:style-name="P174"><text:s text:c="4"/>def register():</text:p>
      <text:p text:style-name="P174"><text:s text:c="8"/>try:</text:p>
      <text:p text:style-name="P174"><text:s text:c="12"/>user_schema = UserSchema()</text:p>
      <text:p text:style-name="P174"><text:s text:c="12"/>result = user_schema.load(request.json)</text:p>
      <text:p text:style-name="P174"/>
      <text:p text:style-name="P174"><text:s text:c="12"/>username = result['username']</text:p>
      <text:p text:style-name="P174"><text:s text:c="12"/>email = result['email']</text:p>
      <text:p text:style-name="P174"><text:s text:c="12"/>password = result['password']</text:p>
      <text:p text:style-name="P174"/>
      <text:p text:style-name="P174"><text:s text:c="12"/># Hash the password</text:p>
      <text:p text:style-name="P174"><text:s text:c="12"/>hashed_password = bcrypt.hashpw(password.encode('utf-8'), bcrypt.gensalt())</text:p>
      <text:p text:style-name="P174"/>
      <text:p text:style-name="P174"><text:s text:c="12"/>cur = conn.cursor()</text:p>
      <text:p text:style-name="P174"><text:s text:c="12"/>cur.execute("SELECT * FROM users WHERE username = %s OR email = %s", (username, email))</text:p>
      <text:p text:style-name="P174"><text:s text:c="12"/>existing_user = cur.fetchone()</text:p>
      <text:p text:style-name="P174"/>
      <text:p text:style-name="P174"><text:s text:c="12"/>if existing_user:</text:p>
      <text:p text:style-name="P174"><text:s text:c="16"/>return jsonify({'message': 'User with this username or email already exists'}), 400</text:p>
      <text:p text:style-name="P174"/>
      <text:p text:style-name="P174"><text:s text:c="12"/>preferences = json.dumps({"theme": "light", "model": "default"})</text:p>
      <text:p text:style-name="P174"><text:s text:c="12"/>cur.execute("INSERT INTO users (username, email, password, preferences) VALUES (%s, %s, %s, %s) RETURNING id",</text:p>
      <text:p text:style-name="P174"><text:s text:c="24"/>(username, email, hashed_password, preferences))</text:p>
      <text:p text:style-name="P174"><text:s text:c="12"/>userId = cur.fetchone()[0]</text:p>
      <text:p text:style-name="P174"/>
      <text:p text:style-name="P174"><text:s text:c="12"/>try:</text:p>
      <text:p text:style-name="P174"><text:s text:c="16"/>access_token = create_access_token(identity=userId)</text:p>
      <text:p text:style-name="P174"><text:s text:c="12"/>except Exception as e:</text:p>
      <text:p text:style-name="P174"><text:s text:c="16"/>conn.rollback()</text:p>
      <text:p text:style-name="P174"><text:s text:c="16"/>raise</text:p>
      <text:p text:style-name="P174"/>
      <text:p text:style-name="P174"><text:s text:c="12"/>conn.commit()</text:p>
      <text:p text:style-name="P174"><text:s text:c="12"/>cur.close()</text:p>
      <text:p text:style-name="P174"/>
      <text:p text:style-name="P174"><text:s text:c="12"/>response = jsonify({'message': 'User created successfully', 'userId': userId})</text:p>
      <text:p text:style-name="P174"><text:s text:c="12"/>response.set_cookie('token', access_token)</text:p>
      <text:p text:style-name="P174"><text:s text:c="12"/>return response</text:p>
      <text:p text:style-name="P174"><text:s text:c="8"/>except ValidationError as err:</text:p>
      <text:p text:style-name="P174"><text:s text:c="12"/>return jsonify(err.messages), 400</text:p>
      <text:p text:style-name="P174"><text:s text:c="8"/>except Exception as error:</text:p>
      <text:p text:style-name="P174"><text:s text:c="12"/>conn.rollback()</text:p>
      <text:p text:style-name="P174"><text:s text:c="12"/>raise</text:p>
      <text:p text:style-name="P174"><text:s text:c="8"/>finally:</text:p>
      <text:p text:style-name="P174"><text:soft-page-break/><text:s text:c="12"/>cur.close()</text:p>
      <text:p text:style-name="P174"/>
      <text:p text:style-name="Text_20_body">It is important to notice that no @token_required decorator function is used since the user does not yet have a token. When the request is sent to the /api/register endpoint, it is validated with the following schema:</text:p>
      <text:p text:style-name="P174">class UserSchema(Schema):</text:p>
      <text:p text:style-name="P174"><text:s text:c="4"/>username = fields.Str(required=True, validate=lambda s: len(s) &gt; 4)</text:p>
      <text:p text:style-name="P174"><text:s text:c="4"/>email = fields.Email(required=True)</text:p>
      <text:p text:style-name="P174"><text:s text:c="4"/>password = fields.Str(required=True, validate=lambda s: len(s) &gt;= 6)</text:p>
      <text:p text:style-name="P174"/>
      <text:p text:style-name="P175">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75">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290"><text:bookmark-start text:name="__RefHeading___Toc11660_2646048504"/>Login<text:bookmark-end text:name="__RefHeading___Toc11660_2646048504"/></text:p>
                    </text:list-item>
                  </text:list>
                </text:list-item>
              </text:list>
            </text:list-item>
          </text:list>
        </text:list-item>
      </text:list>
      <text:p text:style-name="P174"><text:s text:c="4"/>@app.route('/api/login', methods=['POST'])</text:p>
      <text:p text:style-name="P174"><text:s text:c="4"/>def login():</text:p>
      <text:p text:style-name="P174"><text:s text:c="8"/>try:</text:p>
      <text:p text:style-name="P174"><text:s text:c="12"/>login_schema = LoginSchema()</text:p>
      <text:p text:style-name="P174"><text:s text:c="12"/>data = login_schema.load(request.json)</text:p>
      <text:p text:style-name="P174"><text:s text:c="12"/>username = data['username']</text:p>
      <text:p text:style-name="P174"><text:s text:c="12"/>password = data['password']</text:p>
      <text:p text:style-name="P174"/>
      <text:p text:style-name="P174"><text:s text:c="12"/>cur = conn.cursor(cursor_factory=psycopg2.extras.DictCursor)</text:p>
      <text:p text:style-name="P174"><text:s text:c="12"/>cur.execute("SELECT * FROM users WHERE username = %s", (username,))</text:p>
      <text:p text:style-name="P174"><text:s text:c="12"/>user = cur.fetchone()</text:p>
      <text:p text:style-name="P174"/>
      <text:p text:style-name="P174"><text:s text:c="12"/>if (user </text:p>
      <text:p text:style-name="P174"><text:s text:c="16"/>and bcrypt.checkpw(password.encode('utf-8'), user['password'].encode('utf-8'))</text:p>
      <text:p text:style-name="P174"><text:s text:c="16"/>):</text:p>
      <text:p text:style-name="P174"/>
      <text:p text:style-name="P174"><text:s text:c="16"/>userId = str(user['id'])</text:p>
      <text:p text:style-name="P174"><text:s text:c="16"/>access_token = create_access_token(identity=userId, expires_delta=timedelta(days=<text:span text:style-name="T179">5</text:span>))</text:p>
      <text:p text:style-name="P174"/>
      <text:p text:style-name="P174"><text:s text:c="16"/>response = jsonify({'message': 'Login successful', 'preferences': user['preferences']})</text:p>
      <text:p text:style-name="P174"><text:s text:c="16"/>response.set_cookie('token', access_token)</text:p>
      <text:p text:style-name="P174"><text:s text:c="16"/>return response, 200</text:p>
      <text:p text:style-name="P174"><text:s text:c="12"/>else:</text:p>
      <text:p text:style-name="P174"><text:s text:c="16"/>return jsonify({'message': 'User not found'}), 401</text:p>
      <text:p text:style-name="P174"><text:s text:c="8"/>except ValidationError as err:</text:p>
      <text:p text:style-name="P174"><text:soft-page-break/><text:s text:c="12"/>return jsonify(err.messages), 400</text:p>
      <text:p text:style-name="P174"><text:s text:c="8"/>except Exception as error:</text:p>
      <text:p text:style-name="P174"><text:s text:c="12"/>conn.rollback()</text:p>
      <text:p text:style-name="P174"><text:s text:c="12"/>raise</text:p>
      <text:p text:style-name="P174"><text:s text:c="8"/>finally:</text:p>
      <text:p text:style-name="P174"><text:s text:c="12"/>cur.close()</text:p>
      <text:p text:style-name="P178">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76"/>
      <text:list text:continue-numbering="true" text:style-name="L1">
        <text:list-item>
          <text:list>
            <text:list-item>
              <text:list>
                <text:list-item>
                  <text:list>
                    <text:list-item>
                      <text:p text:style-name="P320"><text:bookmark-start text:name="__RefHeading___Toc11656_2646048504"/>Updating user data<text:bookmark-end text:name="__RefHeading___Toc11656_2646048504"/></text:p>
                    </text:list-item>
                  </text:list>
                </text:list-item>
              </text:list>
            </text:list-item>
          </text:list>
        </text:list-item>
      </text:list>
      <text:p text:style-name="P181">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61">@app.route('/api/user', methods=['GET'])</text:span></text:p>
      <text:p text:style-name="P140">@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79">except Exception as e:</text:span></text:p>
      <text:p text:style-name="Code"><text:s/><text:tab/><text:tab/>raise</text:p>
      <text:p text:style-name="P178">These functions use simple SELECT and UPDATE SQL statements alongside error handling techniques and do not require any elaboration. <text:span text:style-name="T180">More complex cases are reviewed in </text:span><text:span text:style-name="T167">3.1.2 and 3.1.3.</text:span></text:p>
      <text:p text:style-name="P177"/>
      <text:list text:continue-numbering="true" text:style-name="L1">
        <text:list-item>
          <text:list>
            <text:list-item>
              <text:list>
                <text:list-item>
                  <text:list>
                    <text:list-item>
                      <text:p text:style-name="P321"><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79">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77"/>
      <text:list text:continue-numbering="true" text:style-name="L1">
        <text:list-item>
          <text:list>
            <text:list-item>
              <text:list>
                <text:list-item>
                  <text:list>
                    <text:list-item>
                      <text:p text:style-name="P322"><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80">This function just works as <text:span text:style-name="T181">an API endpoint , with the main logic being performed by the delete_with_backoff function, that will be explained in-depth in the utils file. </text:span><text:span text:style-name="T182">What is done in this specific function is the comparison of the two password hashes and any error handling. </text:span></text:p>
      <text:list text:continue-numbering="true" text:style-name="L1">
        <text:list-item>
          <text:list>
            <text:list-item>
              <text:list>
                <text:list-item>
                  <text:p text:style-name="P323"><text:bookmark-start text:name="__RefHeading___Toc11633_2646048504"/>modules/ honorable mentions<text:bookmark-end text:name="__RefHeading___Toc11633_2646048504"/></text:p>
                </text:list-item>
                <text:list-item>
                  <text:p text:style-name="P323"><text:bookmark-start text:name="__RefHeading___Toc11631_2646048504"/>utils/<text:span text:style-name="T183">utils.py</text:span><text:bookmark-end text:name="__RefHeading___Toc11631_2646048504"/></text:p>
                </text:list-item>
              </text:list>
            </text:list-item>
          </text:list>
        </text:list-item>
      </text:list>
      <text:p text:style-name="P185">This file hosts any utility functions that are not large enough to deserve a separate file for their implementation but are widely used throughout the program, so they cannot be <text:soft-page-break/>defined in any of the module files. <text:span text:style-name="T184">Most of the code, however, can be categorized in the following categories:</text:span></text:p>
      <text:list text:continue-numbering="true" text:style-name="L1">
        <text:list-item>
          <text:list>
            <text:list-item>
              <text:list>
                <text:list-item>
                  <text:list>
                    <text:list-item>
                      <text:p text:style-name="P324"><text:bookmark-start text:name="__RefHeading___Toc14429_324869431"/>Security<text:bookmark-end text:name="__RefHeading___Toc14429_324869431"/></text:p>
                      <text:p text:style-name="P484"/>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86"><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86"><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84"/>
      <text:list text:continue-numbering="true" text:style-name="L1">
        <text:list-item>
          <text:list>
            <text:list-item>
              <text:list>
                <text:list-item>
                  <text:list>
                    <text:list-item>
                      <text:p text:style-name="P293"><text:bookmark-start text:name="__RefHeading___Toc14427_324869431"/><text:soft-page-break/><text:span text:style-name="Strong_20_Emphasis"><text:span text:style-name="T185">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82">def verify_tag_ownership(user_id, tag_id, cur):</text:p>
      <text:p text:style-name="P182"><text:s text:c="4"/>query = """</text:p>
      <text:p text:style-name="P182"><text:s text:c="4"/>SELECT user_id</text:p>
      <text:p text:style-name="P182"><text:s text:c="4"/>FROM Tags</text:p>
      <text:p text:style-name="P182"><text:s text:c="4"/>WHERE id = %s</text:p>
      <text:p text:style-name="P182"><text:s text:c="4"/>"""</text:p>
      <text:p text:style-name="P182"><text:s text:c="4"/>cur.execute(query, (tag_id,))</text:p>
      <text:p text:style-name="P182"><text:s text:c="4"/>result = cur.fetchone()</text:p>
      <text:p text:style-name="P182"/>
      <text:p text:style-name="P182"><text:s text:c="4"/>if (len(result)&lt;1) or (result['user_id'] != user_id):</text:p>
      <text:p text:style-name="P182"><text:s text:c="8"/>return False</text:p>
      <text:p text:style-name="P182"><text:s text:c="4"/>return True</text:p>
      <text:p text:style-name="P182"/>
      <text:p text:style-name="P187">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294"><text:bookmark-start text:name="__RefHeading___Toc14425_324869431"/><text:span text:style-name="Strong_20_Emphasis"><text:span text:style-name="T186">Universal utilities</text:span></text:span><text:bookmark-end text:name="__RefHeading___Toc14425_324869431"/></text:p>
                    </text:list-item>
                  </text:list>
                </text:list-item>
              </text:list>
            </text:list-item>
          </text:list>
        </text:list-item>
      </text:list>
      <text:p text:style-name="P183"><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83"><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83"><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88"><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295"><text:bookmark-start text:name="__RefHeading___Toc15319_1186778378"/><text:span text:style-name="Strong_20_Emphasis"><text:span text:style-name="T187">utils/</text:span></text:span><text:span text:style-name="Strong_20_Emphasis"><text:span text:style-name="T188">word2vec.py</text:span></text:span><text:bookmark-end text:name="__RefHeading___Toc15319_1186778378"/></text:p>
                    </text:list-item>
                  </text:list>
                </text:list-item>
              </text:list>
            </text:list-item>
          </text:list>
        </text:list-item>
      </text:list>
      <text:p text:style-name="P194"><text:span text:style-name="Strong_20_Emphasis"><text:span text:style-name="T53">This file contains the logic required to convert a text-based note into a vector representation, which then can be used to search notes not based on keywords, but on context. </text:span></text:span><text:span text:style-name="Strong_20_Emphasis"><text:span text:style-name="T57">These vector representation are in fact just multidimensional matrices.</text:span></text:span><text:span text:style-name="Strong_20_Emphasis"><text:span text:style-name="T53">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95"><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130852749085033" text:continue-numbering="true" text:style-name="L1">
        <text:list-item>
          <text:list>
            <text:list-item>
              <text:list>
                <text:list-item>
                  <text:list>
                    <text:list-item>
                      <text:p text:style-name="P325"><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oft-page-break/><text:s text:c="16"/>f.write(str(data))</text:p>
      <text:p text:style-name="Code"><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5">It first checks if the model file (</text:span><text:span text:style-name="Source_20_Text"><text:span text:style-name="T95">w2v.model</text:span></text:span><text:span text:style-name="T95">) exists at the specified </text:span><text:span text:style-name="Source_20_Text"><text:span text:style-name="T95">MODEL_PATH</text:span></text:span><text:span text:style-name="T95">. </text:span></text:p>
      <text:list text:style-name="L34">
        <text:list-item>
          <text:p text:style-name="P474">If the file exists, it loads the pre-trained Word2Vec model.This avoids retraining the model every time the <text:span text:style-name="T189">backend</text:span> runs, saving time <text:span text:style-name="T189">and resources</text:span>. </text:p>
        </text:list-item>
      </text:list>
      <text:list text:style-name="L35">
        <text:list-item>
          <text:p text:style-name="P475">If the file doesn't exist, it proceeds to train a new model. </text:p>
        </text:list-item>
      </text:list>
      <text:list text:style-name="L36">
        <text:list-item>
          <text:p text:style-name="P485"><text:span text:style-name="T95">If the processed data</text:span><text:span text:style-name="T127">set</text:span><text:span text:style-name="T95"> file exists, it reads the data from the file, using </text:span><text:span text:style-name="Source_20_Text"><text:span text:style-name="T95">ast.literal_eval()</text:span></text:span><text:span text:style-name="T95"> to safely convert the string representation of the list of sentences back into a Python list.</text:span></text:p>
        </text:list-item>
        <text:list-item>
          <text:p text:style-name="P485"><text:span text:style-name="T95">If the processed data file does not exist, it reads the raw data from a CSV file ('data.csv'), drops any rows without text, converts the text column to a list, and then calls the </text:span><text:span text:style-name="Source_20_Text"><text:span text:style-name="T95">process_text_data()</text:span></text:span><text:span text:style-name="T95"> function. The processed data is then saved to the </text:span><text:span text:style-name="Source_20_Text"><text:span text:style-name="T95">processed_data.txt</text:span></text:span><text:span text:style-name="T95"> file using </text:span><text:span text:style-name="Source_20_Text"><text:span text:style-name="T95">f.write(str(data)) </text:span></text:span><text:span text:style-name="Source_20_Text"><text:span text:style-name="T127">using built-in python file operations</text:span></text:span><text:span text:style-name="T95">. </text:span></text:p>
        </text:list-item>
      </text:list>
      <text:list text:style-name="L37">
        <text:list-item>
          <text:p text:style-name="P486"><text:span text:style-name="T95">After obtaining the processed data, it trains the Word2Vec model </text:span><text:span text:style-name="T127">from the Gensim library</text:span><text:span text:style-name="T95"> using </text:span><text:span text:style-name="Source_20_Text"><text:span text:style-name="T95">Word2Vec(data, vector_size=100, window=5, sg=1), </text:span></text:span><text:span text:style-name="Source_20_Text"><text:span text:style-name="T127">where:</text:span></text:span><text:span text:style-name="T95"> </text:span></text:p>
        </text:list-item>
      </text:list>
      <text:list text:style-name="L38">
        <text:list-item>
          <text:list>
            <text:list-item>
              <text:p text:style-name="P487"><text:span text:style-name="Source_20_Text"><text:span text:style-name="T95">data</text:span></text:span><text:span text:style-name="T95">: The list of sentences (each sentence is a list of words) used to train the model. </text:span></text:p>
            </text:list-item>
            <text:list-item>
              <text:p text:style-name="P487"><text:span text:style-name="Source_20_Text"><text:span text:style-name="T95">vector_size=100</text:span></text:span><text:span text:style-name="T95">: The dimensionality of the word vectors. </text:span></text:p>
            </text:list-item>
            <text:list-item>
              <text:p text:style-name="P487"><text:span text:style-name="Source_20_Text"><text:span text:style-name="T95">window=5</text:span></text:span><text:span text:style-name="T95">: The maximum distance between the current and predicted word 1 within a sentence.</text:span></text:p>
            </text:list-item>
          </text:list>
        </text:list-item>
      </text:list>
      <text:list xml:id="list130853521322317" text:continue-list="list130852749085033" text:style-name="L1">
        <text:list-item>
          <text:list>
            <text:list-item>
              <text:list>
                <text:list-item>
                  <text:list>
                    <text:list-item>
                      <text:p text:style-name="P326"><text:bookmark-start text:name="__RefHeading___Toc15315_1186778378"/>Text tokenization<text:bookmark-end text:name="__RefHeading___Toc15315_1186778378"/></text:p>
                    </text:list-item>
                  </text:list>
                </text:list-item>
              </text:list>
            </text:list-item>
          </text:list>
        </text:list-item>
      </text:list>
      <text:p text:style-name="P189"><text:span text:style-name="Strong_20_Emphasis"><text:span text:style-name="T46">def process_text_data(text_data):</text:span></text:span></text:p>
      <text:p text:style-name="P189"><text:span text:style-name="Strong_20_Emphasis"><text:span text:style-name="T46"/></text:span></text:p>
      <text:p text:style-name="P189"><text:span text:style-name="Strong_20_Emphasis"><text:span text:style-name="T46"><text:s text:c="4"/>lemmatizer = WordNetLemmatizer()</text:span></text:span></text:p>
      <text:p text:style-name="P189"><text:span text:style-name="Strong_20_Emphasis"><text:span text:style-name="T46"><text:s text:c="4"/>stop_words = set(stopwords.words('english'))</text:span></text:span></text:p>
      <text:p text:style-name="P189"><text:span text:style-name="Strong_20_Emphasis"><text:span text:style-name="T46"/></text:span></text:p>
      <text:p text:style-name="P189"><text:soft-page-break/><text:span text:style-name="Strong_20_Emphasis"><text:span text:style-name="T46"><text:s text:c="4"/>print('Processing text data...')</text:span></text:span></text:p>
      <text:p text:style-name="P189"><text:span text:style-name="Strong_20_Emphasis"><text:span text:style-name="T46"><text:s text:c="4"/>data = []</text:span></text:span></text:p>
      <text:p text:style-name="P189"><text:span text:style-name="Strong_20_Emphasis"><text:span text:style-name="T46"><text:s text:c="4"/>for text in text_data:</text:span></text:span></text:p>
      <text:p text:style-name="P189"><text:span text:style-name="Strong_20_Emphasis"><text:span text:style-name="T46"><text:s text:c="8"/>for sent in sent_tokenize(text):</text:span></text:span></text:p>
      <text:p text:style-name="P189"><text:span text:style-name="Strong_20_Emphasis"><text:span text:style-name="T46"><text:s text:c="12"/>cleared_sent = []</text:span></text:span></text:p>
      <text:p text:style-name="P189"><text:span text:style-name="Strong_20_Emphasis"><text:span text:style-name="T46"><text:s text:c="12"/>tokens = word_tokenize(sent.lower())</text:span></text:span></text:p>
      <text:p text:style-name="P189"><text:span text:style-name="Strong_20_Emphasis"><text:span text:style-name="T46"><text:s text:c="12"/>for token in tokens:</text:span></text:span></text:p>
      <text:p text:style-name="P189"><text:span text:style-name="Strong_20_Emphasis"><text:span text:style-name="T46"><text:s text:c="16"/>if token not in stop_words and token.isalnum():</text:span></text:span></text:p>
      <text:p text:style-name="P189"><text:span text:style-name="Strong_20_Emphasis"><text:span text:style-name="T46"><text:s text:c="20"/>lemmatized_token = lemmatizer.lemmatize(token)</text:span></text:span></text:p>
      <text:p text:style-name="P189"><text:span text:style-name="Strong_20_Emphasis"><text:span text:style-name="T46"><text:s text:c="20"/>cleared_sent.append(lemmatized_token)</text:span></text:span></text:p>
      <text:p text:style-name="P189"><text:span text:style-name="Strong_20_Emphasis"><text:span text:style-name="T46"><text:s text:c="12"/>if len(cleared_sent) &gt; 1:</text:span></text:span></text:p>
      <text:p text:style-name="P189"><text:span text:style-name="Strong_20_Emphasis"><text:span text:style-name="T46"><text:s text:c="16"/>data.append(cleared_sent)</text:span></text:span></text:p>
      <text:p text:style-name="P189"><text:span text:style-name="Strong_20_Emphasis"><text:span text:style-name="T46"/></text:span></text:p>
      <text:p text:style-name="P189"><text:span text:style-name="Strong_20_Emphasis"><text:span text:style-name="T46"><text:s text:c="4"/>print(f'Processed {len(data)} sentences.')</text:span></text:span></text:p>
      <text:p text:style-name="P189"><text:span text:style-name="Strong_20_Emphasis"><text:span text:style-name="T46"><text:s text:c="4"/>return data</text:span></text:span></text:p>
      <text:p text:style-name="P189"><text:span text:style-name="Strong_20_Emphasis"><text:span text:style-name="T46"/></text:span></text:p>
      <text:p text:style-name="P192"><text:span text:style-name="Strong_20_Emphasis"><text:span text:style-name="T55">The function’s job is to take raw text and clean it up, making it ready for the Word2Vec model.</text:span></text:span></text:p>
      <text:p text:style-name="P192"><text:span text:style-name="Strong_20_Emphasis"><text:span text:style-name="T168">Tokenization</text:span></text:span></text:p>
      <text:p text:style-name="P192"><text:span text:style-name="Strong_20_Emphasis"><text:span text:style-name="T128">During the tokenization step, </text:span></text:span><text:span text:style-name="Strong_20_Emphasis"><text:span text:style-name="T129">I used nested for loops to</text:span></text:span><text:span text:style-name="Strong_20_Emphasis"><text:span text:style-name="T128"> break the text down into smaller pieces by breaking down paragraphs in single words.</text:span></text:span></text:p>
      <text:list text:style-name="L39">
        <text:list-item>
          <text:p text:style-name="P488"><text:span text:style-name="Source_20_Text"><text:span text:style-name="T95">sent_tokenize(text)</text:span></text:span><text:span text:style-name="T95"> splits the text into sentences. </text:span></text:p>
        </text:list-item>
      </text:list>
      <text:list text:style-name="L40">
        <text:list-item>
          <text:p text:style-name="P489"><text:span text:style-name="Source_20_Text"><text:span text:style-name="T95">word_tokenize(sent.lower())</text:span></text:span><text:span text:style-name="T95"> splits each sentence into words and converts everything to lowercase. This is important because "Hello" and "hello" should be treated the same. </text:span><text:span text:style-name="T127">These functions are part of the NLTK (Natural Language Toolkit) library that provides such tokenization tools</text:span><text:span text:style-name="T95">.</text:span></text:p>
        </text:list-item>
      </text:list>
      <text:p text:style-name="P190"><text:span text:style-name="Strong_20_Emphasis"><text:span text:style-name="T95">Stop Words Removal:</text:span></text:span><text:span text:style-name="T95"> </text:span></text:p>
      <text:list text:style-name="L41">
        <text:list-item>
          <text:p text:style-name="P476">Some words appear <text:span text:style-name="T190">a lot in user-generated text,</text:span> but don't <text:span text:style-name="T190">have much</text:span> meaning <text:span text:style-name="T190">for a model</text:span>. <text:span text:style-name="T190">These words include</text:span> "the", "a", "is", "are" <text:span text:style-name="T190">and</text:span> are called stop words. <text:span text:style-name="T190">They are removed so the model can focus on more important words</text:span></text:p>
        </text:list-item>
        <text:list-item>
          <text:p text:style-name="P490"><text:span text:style-name="Source_20_Text"><text:span text:style-name="T95">stop_words = set(stopwords.words('english'))</text:span></text:span><text:span text:style-name="T95"> gets a </text:span><text:span text:style-name="T130">set</text:span><text:span text:style-name="T95"> of these common words, and the code checks if each token is in this set. </text:span></text:p>
        </text:list-item>
      </text:list>
      <text:p text:style-name="P191"><text:span text:style-name="Strong_20_Emphasis"><text:span text:style-name="T127">Lemmatization:</text:span></text:span><text:span text:style-name="Strong_20_Emphasis"><text:span text:style-name="T128"> </text:span></text:span></text:p>
      <text:list text:style-name="L42">
        <text:list-item>
          <text:p text:style-name="P477">Words can have different forms <text:span text:style-name="T189">like</text:span> "run," "running," "ran". Lemmatization reduces words to their base or dictionary form, called the lemma. <text:span text:style-name="T189">As a result,</text:span> "running" would become "run." This helps the model understand that these different forms are related <text:span text:style-name="T189">without having to “remember” all the forms of words</text:span>. </text:p>
        </text:list-item>
        <text:list-item>
          <text:p text:style-name="P491"><text:span text:style-name="Source_20_Text"><text:span text:style-name="T127">This task is performed on the split-up paragraphs with </text:span></text:span><text:span text:style-name="Source_20_Text"><text:span text:style-name="T95">lemmatizer.lemmatize(token)</text:span></text:span><text:span text:style-name="T95">.</text:span></text:p>
        </text:list-item>
      </text:list>
      <text:p text:style-name="P48">Final clean-up:</text:p>
      <text:list text:style-name="L43">
        <text:list-item>
          <text:p text:style-name="P492"><text:span text:style-name="Source_20_Text"><text:span text:style-name="T95">token.isalnum()</text:span></text:span><text:span text:style-name="T95"> </text:span><text:span text:style-name="T130">removes punctuation and other symbols.</text:span></text:p>
        </text:list-item>
        <text:list-item>
          <text:p text:style-name="P493"><text:span text:style-name="Source_20_Text"><text:span text:style-name="T95">if len(cleared_sent) &gt; 1:</text:span></text:span><text:span text:style-name="T95"> this makes sure that only sentences with more than one word are kept, so that there is some context for the word2vec model.</text:span></text:p>
        </text:list-item>
      </text:list>
      <text:p text:style-name="P191"/>
      <text:list text:continue-list="list130853521322317" text:style-name="L1">
        <text:list-item>
          <text:list>
            <text:list-item>
              <text:list>
                <text:list-item>
                  <text:list>
                    <text:list-item>
                      <text:p text:style-name="P290"><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text:soft-page-break/></text:p>
      <text:p text:style-name="Code"><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93">Now that the model is trained and the input data is processed to be used most efficiently, its time to actually use the model to convert whatever is left of user inputs into a note into vectors:</text:p>
      <text:p text:style-name="P193">Firstly, depending on the preprocess flag, input data is preprocessed using the function mentioned above. An empty list storing all the word vectors is also initialised.</text:p>
      <text:p text:style-name="P193">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93">Finally, the mean of all vectors is returned as a list, utilising the NumPy mean module.</text:p>
      <text:list text:continue-numbering="true" text:style-name="L1">
        <text:list-item>
          <text:list>
            <text:list-item>
              <text:list>
                <text:list-item>
                  <text:list>
                    <text:list-item>
                      <text:p text:style-name="P327"><text:bookmark-start text:name="__RefHeading___Toc20684_4090151721"/>Looking notes up with cosine similarity<text:bookmark-end text:name="__RefHeading___Toc20684_4090151721"/></text:p>
                    </text:list-item>
                  </text:list>
                </text:list-item>
              </text:list>
            </text:list-item>
          </text:list>
        </text:list-item>
      </text:list>
      <text:p text:style-name="Code"><text:line-break/>DECLARE<text:line-break/> dot_product double precision := 0;<text:line-break/> norm_a double precision := 0;<text:line-break/> norm_b double precision := 0;<text:line-break/> i int;<text:line-break/>BEGIN<text:line-break/> IF vec1 IS NULL OR vec2 IS NULL THEN<text:line-break/> RETURN 0;<text:line-break/> END IF;<text:line-break/><text:line-break/> FOR i IN array_lower(vec1, 1)..array_upper(vec1, 1) LOOP<text:line-break/> dot_product := dot_product + (vec1[i] * vec2[i]);<text:line-break/> norm_a := norm_a + (vec1[i] * vec1[i]);<text:line-break/> norm_b := norm_b + (vec2[i] * vec2[i]);<text:line-break/> END LOOP;<text:line-break/> IF norm_a = 0 OR norm_b = 0 THEN<text:line-break/> RETURN 0;<text:line-break/><text:soft-page-break/> <text:s text:c="3"/>END IF;<text:line-break/> <text:s text:c="3"/>RETURN dot_product / (sqrt(norm_a) * sqrt(norm_b));<text:line-break/>END;<text:line-break/></text:p>
      <text:p text:style-name="P236">This SQL code implements the cosine similarity function, a common metric used to determine how similar two vectors are. <text:line-break/>dot_product double precision := 0 This variable will store the dot product of the two input vectors (`vec1` and `vec2`). The dot product is a measure of how much the two vectors point in the same direction.<text:line-break/><text:span text:style-name="T216">The next tow variables will store the squared Euclidean norm (magnitude) of the vectors, initialised to zero.</text:span></text:p>
      <text:p text:style-name="Code"><text:line-break/>IF vec1 IS NULL OR vec2 IS NULL THEN<text:line-break/> RETURN 0;<text:line-break/>END IF;</text:p>
      <text:p text:style-name="P236"><text:line-break/>This checks if either of the input vectors is `NULL`. If either vector is `NULL`, it means there's no valid vector representation, and the function returns 0, indicating no similarity.<text:line-break/></text:p>
      <text:p text:style-name="P235">FOR i IN array_lower(vec1, 1)..array_upper(vec1, 1) LOOP<text:line-break/> dot_product := dot_product + (vec1[i] * vec2[i]);<text:line-break/> norm_a := norm_a + (vec1[i] * vec1[i]);<text:line-break/> norm_b := norm_b + (vec2[i] * vec2[i]);<text:line-break/>END LOOP; </text:p>
      <text:p text:style-name="P235">IF norm_a = 0 OR norm_b = 0 THEN<text:line-break/> <text:s text:c="3"/>RETURN 0;<text:line-break/>END IF;</text:p>
      <text:p text:style-name="Code"/>
      <text:p text:style-name="P236"/>
      <text:p text:style-name="P236">This FOR loop iterates through each element of the input vectors, it calculates the product of the corresponding elements of vec1 and vec2 and adds it to the dot_product. <text:span text:style-name="T216">Then, the square of each element is calculated and added to the Euclidean norm. Finally, null checks run to ensure that we are not operating with matrices of zeros.</text:span></text:p>
      <text:p text:style-name="Code">RETURN dot_product / (sqrt(norm_a) * sqrt(norm_b));</text:p>
      <text:p text:style-name="Code"/>
      <text:p text:style-name="P236"><text:span text:style-name="T216">Finally, cosine similarity is calculated. </text:span>The result, which is a value between -1 and 1, is returned. A value closer to 1 indicates that the vectors are very similar, a value closer to -1 indicates they are <text:span text:style-name="T216">not alike.</text:span></text:p>
      <text:p text:style-name="P239">This function as a database function, along ID generation functions and is invoked in the SQL queries for the search endpoint. </text:p>
      <text:list text:continue-numbering="true" text:style-name="L1">
        <text:list-item>
          <text:list>
            <text:list-item>
              <text:list>
                <text:list-item>
                  <text:p text:style-name="P328"><text:bookmark-start text:name="__RefHeading___Toc15311_1186778378"/>utils/priorityqueue.py<text:bookmark-end text:name="__RefHeading___Toc15311_1186778378"/></text:p>
                </text:list-item>
              </text:list>
            </text:list-item>
          </text:list>
        </text:list-item>
      </text:list>
      <text:p text:style-name="P201">Since note processing is a performance-intensive task and the web server may be running with limited resources, the vectorization tasks must be scheduled in a way that maximizes perf<text:span text:style-name="T191">o</text:span>rmance, while ensuring that notes are processed quickly. <text:span text:style-name="T191">For this reason, a priority </text:span><text:soft-page-break/><text:span text:style-name="T191">queue is implemented, where priority is calculated by the amount of characters to be processed.</text:span></text:p>
      <text:p text:style-name="P205">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05">As can be seen from the subroutine, the text array is iterated over and the length of the strings in the array is added and passed into the vectorization manager.</text:p>
      <text:list xml:id="list130853615735243" text:continue-numbering="true" text:style-name="L1">
        <text:list-item>
          <text:list>
            <text:list-item>
              <text:list>
                <text:list-item>
                  <text:list>
                    <text:list-item>
                      <text:p text:style-name="P329"><text:bookmark-start text:name="__RefHeading___Toc15311_1186778378 Copy 1"/>What is Heap?<text:bookmark-end text:name="__RefHeading___Toc15311_1186778378 Copy 1"/></text:p>
                    </text:list-item>
                  </text:list>
                </text:list-item>
              </text:list>
            </text:list-item>
          </text:list>
        </text:list-item>
      </text:list>
      <text:p text:style-name="P209"><text:span text:style-name="T132">In Python, a "heap" is a specialized tree-based data structure where parent nodes are ordered in relation to their children. The </text:span><text:span text:style-name="Source_20_Text"><text:span text:style-name="T132">heapq</text:span></text:span><text:span text:style-name="T132"> module provides an implementation of the heap queue algorithm, </text:span><text:span text:style-name="T131">which will be used to</text:span><text:span text:style-name="T132"> create </text:span><text:span text:style-name="T131">a</text:span><text:span text:style-name="T132"> "priority queue." <text:s/></text:span><text:span text:style-name="T131">Here is why this specific datastructure will be used over an array:</text:span></text:p>
      <text:list text:style-name="L44">
        <text:list-item>
          <text:p text:style-name="P494"><text:span text:style-name="Source_20_Text"><text:span text:style-name="T131">heapq</text:span></text:span><text:span text:style-name="T131"> efficiently maintains this priority order, making it ideal for tasks like scheduling or finding the smallest/largest elements.</text:span></text:p>
        </text:list-item>
        <text:list-item>
          <text:p text:style-name="P478">Priority queues, implemented with heaps, prioritize elements based on their values. </text:p>
        </text:list-item>
        <text:list-item>
          <text:p text:style-name="P495"><text:span text:style-name="T95">Instead of strict LIFO or FIFO, the element with the highest (or lowest) priority is retrieved first, </text:span><text:span text:style-name="T131">which simplifies queueing the items</text:span></text:p>
        </text:list-item>
      </text:list>
      <text:p text:style-name="P204"/>
      <text:list text:continue-list="list130853615735243" text:style-name="L1">
        <text:list-item>
          <text:list>
            <text:list-item>
              <text:list>
                <text:list-item>
                  <text:list>
                    <text:list-item>
                      <text:p text:style-name="P329"><text:bookmark-start text:name="__RefHeading___Toc15327_1186778378"/>Implementation<text:bookmark-end text:name="__RefHeading___Toc15327_1186778378"/></text:p>
                    </text:list-item>
                  </text:list>
                </text:list-item>
              </text:list>
            </text:list-item>
          </text:list>
        </text:list-item>
      </text:list>
      <text:p text:style-name="P196">import threading</text:p>
      <text:p text:style-name="P196">import heapq</text:p>
      <text:p text:style-name="P196">import time</text:p>
      <text:p text:style-name="P196">from dataclasses import dataclass, field</text:p>
      <text:p text:style-name="P196">from typing import Any, Callable, List, Tuple</text:p>
      <text:p text:style-name="P196">from utils.word2vec import load_or_train_model, combine_strings_to_vector</text:p>
      <text:p text:style-name="P196">import psycopg2</text:p>
      <text:p text:style-name="P196"/>
      <text:p text:style-name="P196"><text:s/># Initialize the TokenizationTaskManager</text:p>
      <text:p text:style-name="P196">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text:soft-page-break/> self.worker_thread = threading.Thread(target=self.process_tasks, daemon=True) # Create and start a worker thread that will process tasks from the queue.<text:line-break/> self.worker_thread.start()</text:p>
      <text:p text:style-name="P196"/>
      <text:p text:style-name="Text_20_body">This is the constructor for the TokenizationTaskManager class. <text:span text:style-name="T192">It initialises all the necessary variables.</text:span> A threading.Event is used for inter-thread communication, allowing the worker thread to wait efficiently for new tasks to be added. Furthermore, it initializes and starts a worker thread (self.worker_thread) <text:span text:style-name="T192">from the threading library,</text:span> which is responsible for asynchronously processing the tokenization tasks in the background. <text:span text:style-name="T192">This is part of the multithreading functionality of the manager, which means that notes can be processed concurrently, speeding up the processing.</text:span></text:p>
      <text:p text:style-name="Code"/>
      <text:p text:style-name="Code">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06">This function is responsible for creating a separate connection to the database for the manager, so that other modules will not interfere with their requests.</text:p>
      <text:p text:style-name="P206"/>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193">removes</text:span> any pending tokenization tasks associated with a given note_id from the task queue. <text:span text:style-name="T192">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97">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text:soft-pag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198">T<text:span text:style-name="T193">his</text:span> function <text:span text:style-name="T193">adds</text:span> a new note tokenization task to the processing queue. It takes the note's text content (`text`) <text:span text:style-name="T193">and priority</text:span>, <text:span text:style-name="T193">provided by a relevant note module</text:span>. </text:p>
      <text:p text:style-name="P198">It first checks if any tasks with the same note_id already exist in the queue and removes them, <text:span text:style-name="T193">so </text:span>only the latest version of a note is processed. After potentially removing duplicates and re-heapifying, it creates a new object with the provided details. </text:p>
      <text:p text:style-name="P198">This object is then <text:span text:style-name="T193">pushed </text:span>to the <text:span text:style-name="T193">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text:soft-page-break/> <text:s text:c="11"/>time.sleep(0.1)<text:line-break/> <text:s text:c="7"/>conn.close()</text:p>
      <text:p text:style-name="Text_20_body"/>
      <text:p text:style-name="P198"><text:span text:style-name="T193">This function runs a dedicated worker thread to process notes.</text:span> <text:span text:style-name="T193">It continiously monitors the heap queue, processed the notes with the highest priority and returns them through their specified callback.</text:span> </text:p>
      <text:p text:style-name="P198"><text:span text:style-name="T193">It first establishes a new database connection, </text:span>then enters a while self.running loop, <text:span text:style-name="T193">which runs while the manager runs.</text:span> Inside this loop, it waits for a new task signal using self.new_task_event.wait(). <text:span text:style-name="T193">As a result, the thread only wakes up when there is data in the queue, which conserves processing power. </text:span><text:span text:style-name="T194">Once it wakes up, it enters another loop to process all tasks in the queue.</text:span> Inside this inner loop, <text:span text:style-name="T194">it</text:span> <text:span text:style-name="T194">pops</text:span> the highest priority task using heapq.heappop. <text:span text:style-name="T194">Then, it calls the tokenization function to tokenize the retrieved text</text:span>. It then checks for a task-specific callback. <text:span text:style-name="T194">I</text:span>f <text:span text:style-name="T194">it</text:span> exists, it's executed; otherwise, the self.default_callback is called. After processing all available tasks, the thread pauses using time.sleep(0.1) before checking for new <text:span text:style-name="T194">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07">The tokenize_text() mentioned previously uses the combine_strings_to_vector function from word2vec.py, along a few validations to ensure that the data sent for tokenization is of appropriate <text:span text:style-name="T195">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08">The last two functions are the default callback, which involves updating the corresponding recrods in the Notes table with the new vectorized representation of the note.</text:p>
      <text:p text:style-name="P208">Lastly, the stop function shuts down the Tokenization manager.</text:p>
      <text:p text:style-name="P204"/>
      <text:list text:continue-numbering="true" text:style-name="L1">
        <text:list-item>
          <text:list>
            <text:list-item>
              <text:list>
                <text:list-item>
                  <text:p text:style-name="P330"><text:bookmark-start text:name="__RefHeading___Toc16213_2644037813"/><text:soft-page-break/>utils/recentsList.py<text:bookmark-end text:name="__RefHeading___Toc16213_2644037813"/></text:p>
                </text:list-item>
              </text:list>
            </text:list-item>
          </text:list>
        </text:list-item>
      </text:list>
      <text:p text:style-name="P202">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330"><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196">ious</text:span> and next pointers to None, indicating that the node is initially isolated. <text:span text:style-name="T196">It basically</text:span> creates the building block for the doubly linked list, storing a note identifier and setting up the links needed to connect it to other nodes.</text:p>
      <text:p text:style-name="Code"/>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196">T</text:span>his is the constructor for the RecentlyAccessedNotes class. It initializes an empty doubly linked list to store recently accessed note <text:span text:style-name="T196">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196">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oft-page-break/><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196">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196">so users are not suggested notes that were accessed months ago.</text:span></text:p>
      <text:p text:style-name="Text_20_body"/>
      <text:p text:style-name="Code"><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10"><text:span text:style-name="T133">Finally, the above function</text:span><text:span text:style-name="T95"> iterates through the list, searching for the node with the matching </text:span><text:span text:style-name="Source_20_Text"><text:span text:style-name="T95">note_id</text:span></text:span><text:span text:style-name="T95">. If found, it updates the </text:span><text:span text:style-name="Source_20_Text"><text:span text:style-name="T95">prev</text:span></text:span><text:span text:style-name="T95"> and </text:span><text:span text:style-name="Source_20_Text"><text:span text:style-name="T95">next</text:span></text:span><text:span text:style-name="T95"> pointers of the surrounding nodes to bypass the node being removed. It also handles edge cases where the node to be removed is the </text:span><text:span text:style-name="Source_20_Text"><text:span text:style-name="T95">head</text:span></text:span><text:span text:style-name="T95"> or </text:span><text:span text:style-name="Source_20_Text"><text:span text:style-name="T95">tail</text:span></text:span><text:span text:style-name="T95">.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331"><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197">100</text:span>):<text:line-break/> <text:s text:c="7"/>self.capacity = capacity<text:line-break/> <text:s text:c="7"/>self.user_notes = [None] * capacity<text:line-break/><text:line-break/> <text:s text:c="3"/>def _hash(self, uuid_str):<text:line-break/> <text:s text:c="7"/># hashing <text:span text:style-name="T197">algo</text:span>: sum of ASCII values of the UUID string modulo capacity<text:line-break/> <text:s text:c="7"/>return sum(ord(c) for c in str(uuid_str)) % self.capacity<text:line-break/><text:line-break/><text:soft-page-break/><text:line-break/> <text:s text:c="11"/>return notes<text:line-break/> <text:s text:c="7"/>return []</text:p>
      <text:p text:style-name="Text_20_body"/>
      <text:p text:style-name="P211">This class manages a hashmap, which contains key-value pairs, where the key is the user ID, with a simple hashing algorithm applied onto it, and the values are the doubly linked lists of recently accessed note IDs.</text:p>
      <text:p text:style-name="P200"><text:span text:style-name="T134">Firstly, the __init__() method</text:span><text:span text:style-name="T95"> initializes the manager with a fixed-size hashmap, implemented using a list. The </text:span><text:span text:style-name="Source_20_Text"><text:span text:style-name="T95">capacity</text:span></text:span><text:span text:style-name="T95"> parameter, defaulting to </text:span><text:span text:style-name="T134">100</text:span><text:span text:style-name="T95">, determines the size of this list, which acts as the hash table </text:span><text:span text:style-name="T134">and matches my maximum estimations of the number of concurrent users of the application at the start.</text:span><text:span text:style-name="T95"> <text:s/></text:span></text:p>
      <text:p text:style-name="P203">_hash() is a private method responsible for generating a hash value from a given user id of UUID datatype. It takes the UUID, and then calculates the sum of the ASCII values of each character in that string. This sum is then taken modulo the capacity of the hash table. This modulo operation ensures that the resulting hash value falls within the valid index range of the user_notes list.This is a simple and quick hashing algorithm, which ensures that the index generated falls within the capacity of the table.</text:p>
      <text:p text:style-name="P199"><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34">T</text:span><text:span text:style-name="T95">his function adds a </text:span><text:span text:style-name="Source_20_Text"><text:span text:style-name="T95">note_id</text:span></text:span><text:span text:style-name="T95"> to the recently accessed notes list for a given </text:span><text:span text:style-name="Source_20_Text"><text:span text:style-name="T95">user_id </text:span></text:span><text:span text:style-name="Source_20_Text"><text:span text:style-name="T134">by </text:span></text:span><text:span text:style-name="T95">calculat</text:span><text:span text:style-name="T134">ing</text:span><text:span text:style-name="T95"> the hash index for the </text:span><text:span text:style-name="Source_20_Text"><text:span text:style-name="T95">user_id</text:span></text:span><text:span text:style-name="T95"> using the </text:span><text:span text:style-name="Source_20_Text"><text:span text:style-name="T95">_hash</text:span></text:span><text:span text:style-name="Source_20_Text"><text:span text:style-name="T134">()</text:span></text:span><text:span text:style-name="T95"> method. If the corresponding slot in the </text:span><text:span text:style-name="Source_20_Text"><text:span text:style-name="T95">user_notes</text:span></text:span><text:span text:style-name="T95"> list is </text:span><text:span text:style-name="Source_20_Text"><text:span text:style-name="T95">None</text:span></text:span><text:span text:style-name="T95">, it initializes an empty dictionary at that index. Then, if the </text:span><text:span text:style-name="Source_20_Text"><text:span text:style-name="T95">user_id</text:span></text:span><text:span text:style-name="T95"> is not already a key in the dictionary at that index, a new </text:span><text:span text:style-name="Source_20_Text"><text:span text:style-name="T95">RecentlyAccessedNotes </text:span></text:span><text:span text:style-name="Source_20_Text"><text:span text:style-name="T134">doubly linked list</text:span></text:span><text:span text:style-name="T95"> object is created and associated with the </text:span><text:span text:style-name="Source_20_Text"><text:span text:style-name="T95">user_id</text:span></text:span><text:span text:style-name="T95">. <text:s/>This approach handles collisions by using a nested dictionary to store different user's notes that happen to hash to the same index, </text:span><text:span text:style-name="T134">if such collisions occur</text:span></text:p>
      <text:p text:style-name="P199"><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oft-page-break/><text:span text:style-name="T198">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198">corresponding </text:span>RecentlyAccessedNotes object . It then iterates through the linked list of notes, starting from the head, and appends each note_id to a notes list. Finally, it returns the <text:span text:style-name="T198">list of note IDs</text:span>. If the user's notes are not found, it returns an empty list. <text:span text:style-name="T198">The list will later be used by the modules to fetch note data to display on the dashboard page.</text:span></text:p>
      <text:p text:style-name="Text_20_body"/>
      <text:list text:continue-numbering="true" text:style-name="L1">
        <text:list-item>
          <text:list>
            <text:list-item>
              <text:list>
                <text:list-item>
                  <text:p text:style-name="P332"><text:bookmark-start text:name="__RefHeading___Toc16207_2644037813"/>utils/userDeleteGraph.py<text:bookmark-end text:name="__RefHeading___Toc16207_2644037813"/></text:p>
                  <text:list>
                    <text:list-item>
                      <text:p text:style-name="P333"><text:bookmark-start text:name="__RefHeading___Toc16258_2817214564"/>Setup<text:bookmark-end text:name="__RefHeading___Toc16258_2817214564"/></text:p>
                    </text:list-item>
                  </text:list>
                </text:list-item>
              </text:list>
            </text:list-item>
          </text:list>
        </text:list-item>
      </text:list>
      <text:p text:style-name="P212">Since I am using a relational database with many tables, I need to have a way to delete related tables in a safe manner, so foreign key constraints are not broken.</text:p>
      <text:p text:style-name="P212">In or<text:span text:style-name="T199">der to achieve this task, I first need to give the algorithm an understanding of how the tables are related. For this, using the database diagram from </text:span><text:span text:style-name="T169">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18"><text:soft-page-break/>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18">If this code is ran, the following diagram is created:</text:p>
      <text:p text:style-name="P219"><draw:frame draw:style-name="fr4" draw:name="Image28" text:anchor-type="char" svg:width="16.422cm" svg:height="11.314cm" draw:z-index="31"><draw:image xlink:href="Pictures/10000001000008F80000062EBA9297DC.png" xlink:type="simple" xlink:show="embed" xlink:actuate="onLoad" draw:mime-type="image/png"/></draw:frame><text:span text:style-name="T200">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200">as well as label each array in the adjacency matrix for debugging purposes</text:span>:</text:p>
      <text:p text:style-name="Code">node_labels = {</text:p>
      <text:p text:style-name="Code"><text:soft-page-break/><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 text:c="4"/>2: "DELETE FROM notes WHERE user_id = %s",</text:p>
      <text:p text:style-name="Code"><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oft-page-break/><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334"><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 text:c="8"/>visited = set()</text:p>
      <text:p text:style-name="Code"/>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201">ly</text:span>, the code constructs an adjacency list representation of a graph from an <text:span text:style-name="T201">adjacency matrix mentioned previously</text:span>. The code then initializes a DFS traversal starting from a root_node (<text:span text:style-name="T201">the users table</text:span>).</text:p>
      <text:p text:style-name="Text_20_body"><text:span text:style-name="T201">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201">function</text:span> with the database connection, the user ID, and the <text:span text:style-name="T201">correctly ordered</text:span> stack.</text:p>
      <text:list text:continue-numbering="true" text:style-name="L1">
        <text:list-item>
          <text:list>
            <text:list-item>
              <text:list>
                <text:list-item>
                  <text:list>
                    <text:list-item>
                      <text:p text:style-name="P334"><text:bookmark-start text:name="__RefHeading___Toc16254_2817214564"/><text:soft-page-break/>Deleting data with backoff<text:bookmark-end text:name="__RefHeading___Toc16254_2817214564"/></text:p>
                    </text:list-item>
                  </text:list>
                </text:list-item>
              </text:list>
            </text:list-item>
          </text:list>
        </text:list-item>
      </text:list>
      <text:p text:style-name="P213">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202">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oft-page-break/><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202">is almost the same</text:span>, but it targets note-related data instead of user data. It takes a note ID and a stack of nodes as input, <text:span text:style-name="T202">instead of user ID</text:span>. The SQL queries for note deletion are stored in the NOTE_DELETE_QUERIES dictionary. The function follows the same retry and backoff logic.</text:p>
      <text:p text:style-name="P217"/>
      <text:list text:continue-numbering="true" text:style-name="L1">
        <text:list-item>
          <text:list>
            <text:list-item>
              <text:list>
                <text:list-item>
                  <text:p text:style-name="P335"><text:bookmark-start text:name="__RefHeading___Toc16263_2817214564"/>Conclusion<text:bookmark-end text:name="__RefHeading___Toc16263_2817214564"/></text:p>
                </text:list-item>
              </text:list>
            </text:list-item>
          </text:list>
        </text:list-item>
      </text:list>
      <text:p text:style-name="P214">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335"><text:bookmark-start text:name="__RefHeading___Toc16254_2817214564 Copy 1"/>Frontend<text:bookmark-end text:name="__RefHeading___Toc16254_2817214564 Copy 1"/></text:p>
            </text:list-item>
          </text:list>
        </text:list-item>
      </text:list>
      <text:p text:style-name="P224">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2"><draw:frame draw:style-name="fr1"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2"><text:span text:style-name="T207">T</text:span>he ./components folder contains pre-built react components, such as buttons and labels and their combinations that are widely reused in the application, <text:soft-page-break/>where some components will be additionally showcased. Generally, most of the files here are UI elements, that may or may not invoke some logic, which is generally stored in other files for separation of concerns. <text:span text:style-name="T207">It will not be directly addressed, however, many building bricks of webpages, down to the layout, widget designs,navbars and other menus are here and will be referenced alongside their parent page.</text:span></text:p>
      <text:p text:style-name="P2"/>
      <text:p text:style-name="P2"/>
      <text:p text:style-name="P2"/>
      <text:p text:style-name="P2"/>
      <text:p text:style-name="P2"/>
      <text:p text:style-name="P2"/>
      <text:p text:style-name="P2"/>
      <text:p text:style-name="P2"/>
      <text:p text:style-name="P2"><draw:frame draw:style-name="fr1" draw:name="Image30" text:anchor-type="char" svg:x="0.118cm" svg:y="-0.108cm" svg:width="4.496cm" svg:height="12.859cm" draw:z-index="33"><draw:image xlink:href="Pictures/1000000100000154000003CC9A5EF46F.png" xlink:type="simple" xlink:show="embed" xlink:actuate="onLoad" draw:mime-type="image/png"/></draw:frame></text:p>
      <text:p text:style-name="P2">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2"/>
      <text:p text:style-name="P2"/>
      <text:p text:style-name="P2"/>
      <text:p text:style-name="P2"/>
      <text:p text:style-name="P2"/>
      <text:p text:style-name="P2"/>
      <text:p text:style-name="P2"/>
      <text:p text:style-name="P2"/>
      <text:p text:style-name="P2"/>
      <text:p text:style-name="P2"/>
      <text:p text:style-name="P215"/>
      <text:list text:continue-numbering="true" text:style-name="L1">
        <text:list-item>
          <text:list>
            <text:list-item>
              <text:list>
                <text:list-item>
                  <text:p text:style-name="P337"><text:bookmark-start text:name="__RefHeading___Toc16254_2817214564 Copy 1 Copy 1"/><text:soft-page-break/>Setup and configuration<text:bookmark-end text:name="__RefHeading___Toc16254_2817214564 Copy 1 Copy 1"/></text:p>
                  <text:list>
                    <text:list-item>
                      <text:p text:style-name="P290"><text:bookmark-start text:name="__RefHeading___Toc18700_3724262089"/>./<text:span text:style-name="T204">index.html</text:span><text:bookmark-end text:name="__RefHeading___Toc18700_3724262089"/></text:p>
                    </text:list-item>
                  </text:list>
                </text:list-item>
              </text:list>
            </text:list-item>
          </text:list>
        </text:list-item>
      </text:list>
      <text:p text:style-name="P46">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23"/>
      <text:p text:style-name="P225">&lt;!doctype html&gt;</text:p>
      <text:p text:style-name="P225">&lt;html lang="en"&gt;</text:p>
      <text:p text:style-name="P225"><text:s text:c="2"/>&lt;head&gt;</text:p>
      <text:p text:style-name="P225"><text:s text:c="4"/>&lt;meta charset="UTF-8" /&gt;</text:p>
      <text:p text:style-name="P225"><text:s text:c="4"/>&lt;link rel="icon" type="image/svg+xml" href="/logo.svg" /&gt;</text:p>
      <text:p text:style-name="P225"><text:s text:c="4"/>&lt;meta name="viewport" content="width=device-width, initial-scale=1.0" /&gt;</text:p>
      <text:p text:style-name="P225"><text:s text:c="4"/></text:p>
      <text:p text:style-name="P225"><text:s text:c="4"/>&lt;!-- Additional meta tags --&gt;</text:p>
      <text:p text:style-name="P225"><text:s text:c="4"/>&lt;meta name="description" content="Neanote - Your ultimate note-taking app for organizing and managing your tasks and ideas." /&gt;</text:p>
      <text:p text:style-name="P225"><text:s text:c="4"/>&lt;meta name="keywords" content="neanote, note-taking, task management, organization, productivity" /&gt;</text:p>
      <text:p text:style-name="P225"><text:s text:c="4"/>&lt;meta name="author" content="Roman Sasinovich" /&gt;</text:p>
      <text:p text:style-name="P226"><text:span text:style-name="T203"/></text:p>
      <text:p text:style-name="P225"><text:s text:c="4"/>&lt;!-- Open Graph meta tags for social media sharing --&gt;</text:p>
      <text:p text:style-name="P225"><text:s text:c="4"/>&lt;meta property="og:title" content="Neanote - Note-taking and Task Management" /&gt;</text:p>
      <text:p text:style-name="P225"><text:s text:c="4"/>&lt;meta property="og:description" content="Neanote - Your ultimate note-taking app for organizing and managing your tasks and ideas." /&gt;</text:p>
      <text:p text:style-name="P225"><text:s text:c="4"/>&lt;meta property="og:image" content="/logo.svg" /&gt;</text:p>
      <text:p text:style-name="P225"><text:s text:c="4"/>&lt;meta property="og:url" content="https://www.neanote.com" /&gt;</text:p>
      <text:p text:style-name="P225"><text:s text:c="4"/>&lt;meta property="og:type" content="website" /&gt;</text:p>
      <text:p text:style-name="P225"><text:s text:c="4"/>&lt;title&gt;neanote&lt;/title&gt;</text:p>
      <text:p text:style-name="P225"><text:s text:c="2"/>&lt;/head&gt;</text:p>
      <text:p text:style-name="P225"><text:s text:c="2"/>&lt;body&gt;</text:p>
      <text:p text:style-name="P225"><text:s text:c="4"/>&lt;div id="root"&gt;&lt;/div&gt;</text:p>
      <text:p text:style-name="P225"><text:s text:c="4"/>&lt;script type="module" src="/src/main.tsx"&gt;&lt;/script&gt;</text:p>
      <text:p text:style-name="P225"><text:soft-page-break/><text:s text:c="2"/>&lt;/body&gt;</text:p>
      <text:p text:style-name="P225">&lt;/html&gt;</text:p>
      <text:p text:style-name="P216"/>
      <text:list text:continue-numbering="true" text:style-name="L1">
        <text:list-item>
          <text:list>
            <text:list-item>
              <text:list>
                <text:list-item>
                  <text:list>
                    <text:list-item>
                      <text:p text:style-name="P336"><text:bookmark-start text:name="__RefHeading___Toc16254_2817214564 Copy 1 Copy 2"/>./<text:span text:style-name="T204">package.json</text:span><text:bookmark-end text:name="__RefHeading___Toc16254_2817214564 Copy 1 Copy 2"/></text:p>
                    </text:list-item>
                  </text:list>
                </text:list-item>
              </text:list>
            </text:list-item>
          </text:list>
        </text:list-item>
      </text:list>
      <text:p text:style-name="P222">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 text:c="4"/>"lint": "eslint . --ext ts,tsx --report-unused-disable-directives --max-warnings 0",</text:p>
      <text:p text:style-name="Code"><text:s text:c="4"/>"preview": "vite preview"</text:p>
      <text:p text:style-name="Code"><text:s text:c="2"/>},</text:p>
      <text:p text:style-name="Code"><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oft-page-break/><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 text:c="4"/>"react-router-dom": "^6.23.1",</text:p>
      <text:p text:style-name="Code"><text:s text:c="4"/>"react-toastify": "^10.0.5",</text:p>
      <text:p text:style-name="Code"><text:s text:c="4"/>"recharts": "^2.15.0",</text:p>
      <text:p text:style-name="Code"><text:s text:c="4"/>"sonner": "^1.5.0",</text:p>
      <text:p text:style-name="Code"><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130852108439075" text:continue-numbering="true" text:style-name="L1">
        <text:list-item>
          <text:list>
            <text:list-item>
              <text:list>
                <text:list-item>
                  <text:list>
                    <text:list-item>
                      <text:list>
                        <text:list-item>
                          <text:p text:style-name="P337"><text:bookmark-start text:name="__RefHeading___Toc18698_3724262089"/>Libraries used<text:bookmark-end text:name="__RefHeading___Toc18698_3724262089"/></text:p>
                        </text:list-item>
                      </text:list>
                    </text:list-item>
                  </text:list>
                </text:list-item>
              </text:list>
            </text:list-item>
          </text:list>
        </text:list-item>
      </text:list>
      <text:p text:style-name="P222">As can be seen in this file, there are several key libraries being used, that I would like to outline:</text:p>
      <text:list text:style-name="L45">
        <text:list-item>
          <text:p text:style-name="P499">dnd-kit: This is a library that makes adding drag-and-drop functionality easier</text:p>
        </text:list-item>
        <text:list-item>
          <text:p text:style-name="P497"><text:soft-page-break/><text:span text:style-name="T204">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206">Read more</text:span></text:a></text:p>
        </text:list-item>
        <text:list-item>
          <text:p text:style-name="P499">radix-ui: This is another component library that shadcn is primarily built on. It is not directly used in the application.</text:p>
        </text:list-item>
        <text:list-item>
          <text:p text:style-name="P496"><text:span text:style-name="T204">A</text:span><text:span text:style-name="T141">xios </text:span><text:span text:style-name="T143">i</text:span><text:span text:style-name="T142">s a </text:span><text:a xlink:type="simple" xlink:href="https://javascript.info/promise-basics" text:style-name="Internet_20_link" text:visited-style-name="Visited_20_Internet_20_Link"><text:span text:style-name="Emphasis"><text:span text:style-name="T142">promise-based</text:span></text:span></text:a><text:span text:style-name="T142"> HTTP Client</text:span><text:span text:style-name="Source_20_Text"><text:span text:style-name="T144">. It allows me to make http requests from nodejs and helps with JSON data and error handling.</text:span></text:span></text:p>
        </text:list-item>
        <text:list-item>
          <text:p text:style-name="P498"><text:span text:style-name="Source_20_Text"><text:span text:style-name="T144">Crypto is a cryptography module, providing functionality for encryption, as well as TypeScript types for UUID datatype.</text:span></text:span></text:p>
        </text:list-item>
        <text:list-item>
          <text:p text:style-name="P498"><text:span text:style-name="Source_20_Text"><text:span text:style-name="T144">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498"><text:span text:style-name="Source_20_Text"><text:span text:style-name="T144">React-icons is a massive open-source icon library that provided icons to many components in the app.</text:span></text:span></text:p>
        </text:list-item>
        <text:list-item>
          <text:p text:style-name="P498"><text:span text:style-name="Source_20_Text"><text:span text:style-name="T144">React-router: This library adds routing functionality to my React app</text:span></text:span></text:p>
        </text:list-item>
        <text:list-item>
          <text:p text:style-name="P498"><text:span text:style-name="Source_20_Text"><text:span text:style-name="T144">zod is a TypeScript schema validation library and is used to validate and sanitize user input before it is sent to the backend as an additional layer of security.</text:span></text:span></text:p>
        </text:list-item>
        <text:list-item>
          <text:p text:style-name="P498"><text:span text:style-name="Source_20_Text"><text:span text:style-name="T144">Miscellaneous: Other libraries like vaul, sonner, etc are often dependencies of bigger libraries such as radix-ui and do not need to be mentioned additionally.</text:span></text:span></text:p>
        </text:list-item>
      </text:list>
      <text:list text:continue-list="list130852108439075" text:style-name="L1">
        <text:list-item>
          <text:list>
            <text:list-item>
              <text:list>
                <text:list-header>
                  <text:p text:style-name="P338"><text:span text:style-name="Source_20_Text"><text:span text:style-name="T144"/></text:span></text:p>
                </text:list-header>
                <text:list-item>
                  <text:p text:style-name="P290"><text:bookmark-start text:name="__RefHeading___Toc18696_3724262089"/><text:span text:style-name="Source_20_Text"><text:span text:style-name="T137">./src</text:span></text:span><text:bookmark-end text:name="__RefHeading___Toc18696_3724262089"/></text:p>
                  <text:list>
                    <text:list-item>
                      <text:p text:style-name="P290"><text:bookmark-start text:name="__RefHeading___Toc18694_3724262089"/><text:span text:style-name="Source_20_Text"><text:span text:style-name="T137">./</text:span></text:span><text:span text:style-name="Source_20_Text"><text:span text:style-name="T139">src</text:span></text:span><text:span text:style-name="Source_20_Text"><text:span text:style-name="T137">/main.</text:span></text:span><text:span text:style-name="Source_20_Text"><text:span text:style-name="T145">tsx</text:span></text:span><text:bookmark-end text:name="__RefHeading___Toc18694_3724262089"/></text:p>
                    </text:list-item>
                  </text:list>
                </text:list-item>
              </text:list>
            </text:list-item>
          </text:list>
        </text:list-item>
      </text:list>
      <text:p text:style-name="P227"><text:span text:style-name="T135">This file is the backbone of the whole program. It is used to mount the React app to the webpage, </text:span><text:span text:style-name="T136">while also allowing me to wrap the app with context providers for key functionality:</text:span></text:p>
      <text:p text:style-name="P98">import * as React from "react";</text:p>
      <text:p text:style-name="P98">import * as ReactDOM from "react-dom/client";</text:p>
      <text:p text:style-name="P98">import { ToastContainer } from "react-toastify";</text:p>
      <text:p text:style-name="P98">import 'react-toastify/dist/ReactToastify.css';</text:p>
      <text:p text:style-name="P98">import { ThemeProvider } from '../components/providers/theme-provider.tsx';</text:p>
      <text:p text:style-name="P98">import './index.css';</text:p>
      <text:p text:style-name="P98">import AppRouter from "./routes.tsx";</text:p>
      <text:p text:style-name="P98">import { ScreenSizeProvider } from "./DisplayContext.tsx";</text:p>
      <text:p text:style-name="P108"/>
      <text:p text:style-name="P109"><text:span text:style-name="T93">const</text:span><text:span text:style-name="T91"> App = () =&gt; (</text:span></text:p>
      <text:p text:style-name="P109">    <text:span text:style-name="T91">&lt;ThemeProvider </text:span><text:span text:style-name="T93">defaultTheme</text:span><text:span text:style-name="T91">="light" </text:span><text:span text:style-name="T93">storageKey</text:span><text:span text:style-name="T91">="vite-ui-theme"&gt;</text:span></text:p>
      <text:p text:style-name="P109">      <text:span text:style-name="T91">&lt;ScreenSizeProvider&gt;</text:span></text:p>
      <text:p text:style-name="P109"><text:soft-page-break/>        <text:span text:style-name="T91">&lt;AppRouter/&gt;</text:span></text:p>
      <text:p text:style-name="P109">        <text:span text:style-name="T91">&lt;ToastContainer/&gt;</text:span></text:p>
      <text:p text:style-name="P109">      <text:span text:style-name="T91">&lt;/ScreenSizeProvider&gt;</text:span></text:p>
      <text:p text:style-name="P109">    <text:span text:style-name="T91">&lt;/ThemeProvider&gt;</text:span></text:p>
      <text:p text:style-name="P98">);</text:p>
      <text:p text:style-name="P108"/>
      <text:p text:style-name="P104">//mount the app</text:p>
      <text:p text:style-name="P98">ReactDOM.createRoot(document.getElementById('root')!).render(</text:p>
      <text:p text:style-name="P109">  <text:span text:style-name="T91">&lt;React.StrictMode&gt;</text:span></text:p>
      <text:p text:style-name="P109">      <text:span text:style-name="T91">&lt;App /&gt;</text:span></text:p>
      <text:p text:style-name="P109">  <text:span text:style-name="T91">&lt;/React.StrictMode&gt;,</text:span></text:p>
      <text:p text:style-name="P98">)</text:p>
      <text:p text:style-name="P98"/>
      <text:p text:style-name="P78"><text:span text:style-name="Source_20_Text"><text:span text:style-name="T95">Now let’s go over each provider and explain their purpose.</text:span></text:span></text:p>
      <text:list text:continue-numbering="true" text:style-name="L1">
        <text:list-item>
          <text:list>
            <text:list-item>
              <text:list>
                <text:list-item>
                  <text:list>
                    <text:list-item>
                      <text:list>
                        <text:list-item>
                          <text:p text:style-name="P339"><text:bookmark-start text:name="__RefHeading___Toc19005_3784068609"/>Providers<text:bookmark-end text:name="__RefHeading___Toc19005_3784068609"/></text:p>
                        </text:list-item>
                      </text:list>
                    </text:list-item>
                  </text:list>
                </text:list-item>
              </text:list>
            </text:list-item>
          </text:list>
        </text:list-item>
      </text:list>
      <text:p text:style-name="P59">In React, a context provider is like a shared storage space for data that you want to make accessible to multiple components in your application, without having to pass that data as props through every level of the component tree. It allows to manage global application state without engaging in prop drilling (i.e. passing same information through many and many components )</text:p>
      <text:p text:style-name="P79"/>
      <text:list text:continue-numbering="true" text:style-name="L1">
        <text:list-item>
          <text:list>
            <text:list-item>
              <text:list>
                <text:list-item>
                  <text:list>
                    <text:list-item>
                      <text:list>
                        <text:list-item>
                          <text:p text:style-name="P340"><text:bookmark-start text:name="__RefHeading___Toc19003_3784068609"/>./<text:span text:style-name="T209">components/providers/ThemeProvider.tsx</text:span><text:bookmark-end text:name="__RefHeading___Toc19003_3784068609"/></text:p>
                        </text:list-item>
                      </text:list>
                    </text:list-item>
                  </text:list>
                </text:list-item>
              </text:list>
            </text:list-item>
          </text:list>
        </text:list-item>
      </text:list>
      <text:p text:style-name="P220"/>
      <text:p text:style-name="P99">import React from 'react'</text:p>
      <text:p text:style-name="P103">import { createContext, useContext, useEffect, useState } from "react"</text:p>
      <text:p text:style-name="P99"><text:span text:style-name="T205">type</text:span> Theme = "dark" | "light" | "system"</text:p>
      <text:p text:style-name="P110"/>
      <text:p text:style-name="P99"><text:span text:style-name="T205">type</text:span> ThemeProviderProps = {</text:p>
      <text:p text:style-name="P111">  <text:span text:style-name="T91">children: React.ReactNode</text:span></text:p>
      <text:p text:style-name="P111">  <text:span text:style-name="T91">defaultTheme?: Theme</text:span></text:p>
      <text:p text:style-name="P111">  <text:span text:style-name="T91">storageKey?: </text:span><text:span text:style-name="T93">string</text:span></text:p>
      <text:p text:style-name="P99">}</text:p>
      <text:p text:style-name="P110"/>
      <text:p text:style-name="P99"><text:span text:style-name="T205">type</text:span> ThemeProviderState = {</text:p>
      <text:p text:style-name="P111">  <text:span text:style-name="T91">theme: Theme</text:span></text:p>
      <text:p text:style-name="P111">  <text:span text:style-name="T91">setTheme: (</text:span><text:span text:style-name="T93">theme</text:span><text:span text:style-name="T91">: Theme) =&gt; </text:span><text:span text:style-name="T93">void</text:span></text:p>
      <text:p text:style-name="P99">}</text:p>
      <text:p text:style-name="P110"/>
      <text:p text:style-name="P99"><text:span text:style-name="T205">const</text:span> initialState: ThemeProviderState = {</text:p>
      <text:p text:style-name="P111">  <text:span text:style-name="T91">theme: "system",</text:span></text:p>
      <text:p text:style-name="P111">  <text:span text:style-name="T91">setTheme: () =&gt; null,</text:span></text:p>
      <text:p text:style-name="P99">}</text:p>
      <text:p text:style-name="P110"/>
      <text:p text:style-name="P99"><text:span text:style-name="T205">const</text:span> ThemeProviderContext = createContext&lt;ThemeProviderState&gt;(initialState)</text:p>
      <text:p text:style-name="P110"/>
      <text:p text:style-name="P99">export <text:span text:style-name="T205">function</text:span> ThemeProvider({</text:p>
      <text:p text:style-name="P111">  <text:span text:style-name="T93">children</text:span><text:span text:style-name="T91">,</text:span></text:p>
      <text:p text:style-name="P111"><text:soft-page-break/>  <text:span text:style-name="T93">defaultTheme</text:span><text:span text:style-name="T91"> = "light",</text:span></text:p>
      <text:p text:style-name="P111">  <text:span text:style-name="T93">storageKey</text:span><text:span text:style-name="T91"> = "vite-ui-theme",</text:span></text:p>
      <text:p text:style-name="P111">  <text:span text:style-name="T91">...</text:span><text:span text:style-name="T93">props</text:span></text:p>
      <text:p text:style-name="P99">}: ThemeProviderProps) {</text:p>
      <text:p text:style-name="P111">  <text:span text:style-name="T93">const</text:span><text:span text:style-name="T91"> [theme, setTheme] = useState&lt;Theme&gt;(</text:span></text:p>
      <text:p text:style-name="P111">    <text:span text:style-name="T91">() =&gt; (localStorage.getItem(storageKey) as Theme) || defaultTheme</text:span></text:p>
      <text:p text:style-name="P111">  <text:span text:style-name="T91">)</text:span></text:p>
      <text:p text:style-name="P110"/>
      <text:p text:style-name="P111">  <text:span text:style-name="T91">useEffect(() =&gt; {</text:span></text:p>
      <text:p text:style-name="P111">    <text:span text:style-name="T93">const</text:span><text:span text:style-name="T91"> root = window.document.documentElement</text:span></text:p>
      <text:p text:style-name="P110"/>
      <text:p text:style-name="P111">    <text:span text:style-name="T91">root.classList.remove("light", "dark")</text:span></text:p>
      <text:p text:style-name="P110"/>
      <text:p text:style-name="P111">    <text:span text:style-name="T91">if (theme === "system") {</text:span></text:p>
      <text:p text:style-name="P111">      <text:span text:style-name="T93">const</text:span><text:span text:style-name="T91"> systemTheme = window.matchMedia("(prefers-color-scheme: dark)")</text:span></text:p>
      <text:p text:style-name="P111">        <text:span text:style-name="T91">.matches</text:span></text:p>
      <text:p text:style-name="P111">        <text:span text:style-name="T91">? "dark"</text:span></text:p>
      <text:p text:style-name="P111">        <text:span text:style-name="T91">: "light"</text:span></text:p>
      <text:p text:style-name="P110"/>
      <text:p text:style-name="P111">      <text:span text:style-name="T91">root.classList.add(systemTheme)</text:span></text:p>
      <text:p text:style-name="P111">      <text:span text:style-name="T91">return</text:span></text:p>
      <text:p text:style-name="P111">    <text:span text:style-name="T91">}</text:span></text:p>
      <text:p text:style-name="P110"/>
      <text:p text:style-name="P111">    <text:span text:style-name="T91">root.classList.add(theme)</text:span></text:p>
      <text:p text:style-name="P111">  <text:span text:style-name="T91">}, [theme])</text:span></text:p>
      <text:p text:style-name="P110"/>
      <text:p text:style-name="P111">  <text:span text:style-name="T93">const</text:span><text:span text:style-name="T91"> value = {</text:span></text:p>
      <text:p text:style-name="P111">    <text:span text:style-name="T91">theme,</text:span></text:p>
      <text:p text:style-name="P111">    <text:span text:style-name="T91">setTheme: (</text:span><text:span text:style-name="T93">theme</text:span><text:span text:style-name="T91">: Theme) =&gt; {</text:span></text:p>
      <text:p text:style-name="P111">      <text:span text:style-name="T91">localStorage.setItem(storageKey, theme)</text:span></text:p>
      <text:p text:style-name="P111">      <text:span text:style-name="T91">setTheme(theme)</text:span></text:p>
      <text:p text:style-name="P111">    <text:span text:style-name="T91">},</text:span></text:p>
      <text:p text:style-name="P111">  <text:span text:style-name="T91">}</text:span></text:p>
      <text:p text:style-name="P110"/>
      <text:p text:style-name="P111">  <text:span text:style-name="T91">return (</text:span></text:p>
      <text:p text:style-name="P111">    <text:span text:style-name="T91">&lt;ThemeProviderContext.Provider {...props} </text:span><text:span text:style-name="T93">value</text:span><text:span text:style-name="T91">={value}&gt;</text:span></text:p>
      <text:p text:style-name="P111">      <text:span text:style-name="T91">{children}</text:span></text:p>
      <text:p text:style-name="P111">    <text:span text:style-name="T91">&lt;/ThemeProviderContext.Provider&gt;</text:span></text:p>
      <text:p text:style-name="P111">  <text:span text:style-name="T91">)</text:span></text:p>
      <text:p text:style-name="P99">}</text:p>
      <text:p text:style-name="P110"/>
      <text:p text:style-name="P99">export <text:span text:style-name="T205">const</text:span> useTheme = () =&gt; {</text:p>
      <text:p text:style-name="P111">  <text:span text:style-name="T93">const</text:span><text:span text:style-name="T91"> context = useContext(ThemeProviderContext)</text:span></text:p>
      <text:p text:style-name="P110"/>
      <text:p text:style-name="P111">  <text:span text:style-name="T91">if (context === undefined)</text:span></text:p>
      <text:p text:style-name="P111">    <text:span text:style-name="T91">throw new Error("useTheme must be used within a ThemeProvider")</text:span></text:p>
      <text:p text:style-name="P110"/>
      <text:p text:style-name="P111">  <text:span text:style-name="T91">return context</text:span></text:p>
      <text:p text:style-name="P99">}</text:p>
      <text:p text:style-name="P99"><text:soft-page-break/></text:p>
      <text:p text:style-name="P80"><text:span text:style-name="Source_20_Text"><text:span text:style-name="T137">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8">stores </text:span></text:span><text:span text:style-name="Source_20_Text"><text:span text:style-name="T137">the selected theme in local storage using the storageKey prop, </text:span></text:span><text:span text:style-name="Source_20_Text"><text:span text:style-name="T138">so the user does not need to change their theme every time they reopen the page.</text:span></text:span></text:p>
      <text:p text:style-name="P79"/>
      <text:list text:continue-numbering="true" text:style-name="L1">
        <text:list-item>
          <text:list>
            <text:list-item>
              <text:list>
                <text:list-item>
                  <text:list>
                    <text:list-item>
                      <text:list>
                        <text:list-item>
                          <text:p text:style-name="P340"><text:bookmark-start text:name="__RefHeading___Toc19001_3784068609"/><text:span text:style-name="Source_20_Text"><text:span text:style-name="T95">./</text:span></text:span><text:span text:style-name="Source_20_Text"><text:span text:style-name="T139">components/providers/DisplayContexxt.tsx</text:span></text:span><text:bookmark-end text:name="__RefHeading___Toc19001_3784068609"/></text:p>
                        </text:list-item>
                      </text:list>
                    </text:list-item>
                  </text:list>
                </text:list-item>
              </text:list>
            </text:list-item>
          </text:list>
        </text:list-item>
      </text:list>
      <text:p text:style-name="P60">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100"/>
      <text:p text:style-name="P101">import React, { createContext, useContext, useState, useEffect, ReactNode } from 'react';</text:p>
      <text:p text:style-name="P110"/>
      <text:p text:style-name="P99"><text:span text:style-name="T205">interface</text:span> ScreenSizeContextProps { //<text:span text:style-name="T208">interface to ensure type safety</text:span></text:p>
      <text:p text:style-name="P111">    <text:span text:style-name="T91">screenSize: 'small' | 'medium' | 'large';</text:span></text:p>
      <text:p text:style-name="P111">    <text:span text:style-name="T91">isDateCollapsed: </text:span><text:span text:style-name="T93">boolean</text:span><text:span text:style-name="T91">;</text:span></text:p>
      <text:p text:style-name="P111">    <text:span text:style-name="T91">isTagCompressed: </text:span><text:span text:style-name="T93">boolean</text:span><text:span text:style-name="T91">;</text:span></text:p>
      <text:p text:style-name="P99">}</text:p>
      <text:p text:style-name="P110"/>
      <text:p text:style-name="P99"><text:span text:style-name="T205">const</text:span> ScreenSizeContext = createContext&lt;ScreenSizeContextProps | <text:span text:style-name="T205">undefined</text:span>&gt;(undefined);</text:p>
      <text:p text:style-name="P110"/>
      <text:p text:style-name="P99"><text:span text:style-name="T205">const</text:span> ScreenSizeProvider = ({ <text:span text:style-name="T205">children</text:span> }: { children: ReactNode }) =&gt; {</text:p>
      <text:p text:style-name="P111">    <text:span text:style-name="T93">const</text:span><text:span text:style-name="T91"> [screenSize, setScreenSize] = useState&lt;'small' | 'medium' | 'large'&gt;('large');</text:span></text:p>
      <text:p text:style-name="P110"/>
      <text:p text:style-name="P111">    <text:span text:style-name="T91">useEffect(() =&gt; {</text:span></text:p>
      <text:p text:style-name="P111">        <text:span text:style-name="T93">const</text:span><text:span text:style-name="T91"> handleResize = () =&gt; {</text:span></text:p>
      <text:p text:style-name="P111">            <text:span text:style-name="T91">if (window.innerWidth &lt; 650) {</text:span></text:p>
      <text:p text:style-name="P111">                <text:span text:style-name="T91">setScreenSize('small');</text:span></text:p>
      <text:p text:style-name="P111">            <text:span text:style-name="T91">} else if (window.innerWidth &gt;= 650 &amp;&amp; window.innerWidth &lt; 1024) {</text:span></text:p>
      <text:p text:style-name="P111">                <text:span text:style-name="T91">setScreenSize('medium');</text:span></text:p>
      <text:p text:style-name="P111">            <text:span text:style-name="T91">} else {</text:span></text:p>
      <text:p text:style-name="P111">                <text:span text:style-name="T91">setScreenSize('large');</text:span></text:p>
      <text:p text:style-name="P111">            <text:span text:style-name="T91">}</text:span></text:p>
      <text:p text:style-name="P111">        <text:span text:style-name="T91">};</text:span></text:p>
      <text:p text:style-name="P110"/>
      <text:p text:style-name="P111">        <text:span text:style-name="T93">// Set initial size</text:span></text:p>
      <text:p text:style-name="P111">        <text:span text:style-name="T91">handleResize();</text:span></text:p>
      <text:p text:style-name="P110"/>
      <text:p text:style-name="P111">        <text:span text:style-name="T91">window.addEventListener('resize', handleResize);</text:span></text:p>
      <text:p text:style-name="P111"><text:soft-page-break/>        <text:span text:style-name="T91">return () =&gt; window.removeEventListener('resize', handleResize);</text:span></text:p>
      <text:p text:style-name="P111">    <text:span text:style-name="T91">}, []);</text:span></text:p>
      <text:p text:style-name="P110"/>
      <text:p text:style-name="P111">    <text:span text:style-name="T93">const</text:span><text:span text:style-name="T91"> isDateCollapsed = screenSize === 'small';</text:span></text:p>
      <text:p text:style-name="P111">    <text:span text:style-name="T93">const</text:span><text:span text:style-name="T91"> isTagCompressed = screenSize !== 'large';</text:span></text:p>
      <text:p text:style-name="P110"/>
      <text:p text:style-name="P111">    <text:span text:style-name="T91">return (</text:span></text:p>
      <text:p text:style-name="P111">        <text:span text:style-name="T91">&lt;ScreenSizeContext.Provider </text:span><text:span text:style-name="T93">value</text:span><text:span text:style-name="T91">={{ screenSize, isDateCollapsed, isTagCompressed }}&gt;</text:span></text:p>
      <text:p text:style-name="P111">            <text:span text:style-name="T91">{children}</text:span></text:p>
      <text:p text:style-name="P111">        <text:span text:style-name="T91">&lt;/ScreenSizeContext.Provider&gt;</text:span></text:p>
      <text:p text:style-name="P111">    <text:span text:style-name="T91">);</text:span></text:p>
      <text:p text:style-name="P99">};</text:p>
      <text:p text:style-name="P110"/>
      <text:p text:style-name="P99"><text:span text:style-name="T205">const</text:span> useScreenSize = () =&gt; {</text:p>
      <text:p text:style-name="P111">    <text:span text:style-name="T93">const</text:span><text:span text:style-name="T91"> context = useContext(ScreenSizeContext);</text:span></text:p>
      <text:p text:style-name="P111">    <text:span text:style-name="T91">if (context === undefined) {</text:span></text:p>
      <text:p text:style-name="P111">        <text:span text:style-name="T91">throw new Error('useScreenSize must be used within a ScreenSizeProvider');</text:span></text:p>
      <text:p text:style-name="P111">    <text:span text:style-name="T91">}</text:span></text:p>
      <text:p text:style-name="P111">    <text:span text:style-name="T91">return context;</text:span></text:p>
      <text:p text:style-name="P99">};</text:p>
      <text:p text:style-name="P110"/>
      <text:p text:style-name="P99"><text:span text:style-name="Source_20_Text"><text:span text:style-name="T94">export { ScreenSizeProvider, useScreenSize };</text:span></text:span></text:p>
      <text:p text:style-name="P99"><text:span text:style-name="Source_20_Text"><text:span text:style-name="T94"/></text:span></text:p>
      <text:list text:continue-numbering="true" text:style-name="L1">
        <text:list-item>
          <text:list>
            <text:list-item>
              <text:list>
                <text:list-item>
                  <text:list>
                    <text:list-item>
                      <text:p text:style-name="P290"><text:bookmark-start text:name="__RefHeading___Toc18999_3784068609"/>./<text:span text:style-name="T209">src/routes.tsx</text:span><text:bookmark-end text:name="__RefHeading___Toc18999_3784068609"/></text:p>
                    </text:list-item>
                  </text:list>
                </text:list-item>
              </text:list>
            </text:list-item>
          </text:list>
        </text:list-item>
      </text:list>
      <text:p text:style-name="P220"><text:span text:style-name="T139">The two components passed directly in the</text:span><text:span text:style-name="T138">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08"><text:line-break/></text:span><text:span text:style-name="T172"><text:line-break/></text:span><text:span text:style-name="T171">import React from 'react';</text:span></text:p>
      <text:p text:style-name="P99">import Layout from "../components/Layout/Layout";</text:p>
      <text:p text:style-name="P110"/>
      <text:p text:style-name="P99">import {</text:p>
      <text:p text:style-name="P111">  <text:span text:style-name="T91">BrowserRouter as Router, Routes, Route,</text:span></text:p>
      <text:p text:style-name="P111">  <text:span text:style-name="T91">createBrowserRouter</text:span></text:p>
      <text:p text:style-name="P99">} from "react-router-dom";</text:p>
      <text:p text:style-name="P99">import Dashboard from "./Pages/Dashboard/Dashboard.tsx";</text:p>
      <text:p text:style-name="P99">import Login from "./Pages/Login/Login.tsx";</text:p>
      <text:p text:style-name="P99">import Register from "./Pages/Register/Register.tsx";</text:p>
      <text:p text:style-name="P99">import withTokenCheck from '../components/providers/token-check.tsx';</text:p>
      <text:p text:style-name="P99">import Landing from './Pages/Landing/Landing.tsx';</text:p>
      <text:p text:style-name="P99">import Notes from './Pages/Tasks copy/Notes.tsx';</text:p>
      <text:p text:style-name="P99">import Tasks from './Pages/Tasks/Tasks.tsx';</text:p>
      <text:p text:style-name="P99">import Tags from './Pages/Tags/Tags.tsx';</text:p>
      <text:p text:style-name="P99">import EditTasks from './Pages/Tasks/EditTasks.tsx';</text:p>
      <text:p text:style-name="P99">import Habits from './Pages/Habits/Habits.tsx';</text:p>
      <text:p text:style-name="P99">import EditHabits from './Pages/Habits/EditHabits.tsx';</text:p>
      <text:p text:style-name="P99">import Goals from './Pages/Goals/Goals.tsx';</text:p>
      <text:p text:style-name="P99"><text:soft-page-break/>import EditGoals from './Pages/Goals/EditGoals.tsx';</text:p>
      <text:p text:style-name="P99">import CreateGoal from './Pages/Goals/CreateGoal.tsx';</text:p>
      <text:p text:style-name="P99">import CreateTask from './Pages/Tasks/CreateTask.tsx';</text:p>
      <text:p text:style-name="P99">import CreateHabits from './Pages/Habits/CreateHabits.tsx';</text:p>
      <text:p text:style-name="P99">import Archive from './Pages/Archive/Archive.tsx';</text:p>
      <text:p text:style-name="P99">import Account from './Pages/Account/Account.tsx';</text:p>
      <text:p text:style-name="P99">import CreateNote from './Pages/Tasks copy/CreateNote.tsx';</text:p>
      <text:p text:style-name="P99">import EditNotes from './Pages/Tasks copy/EditNotes.tsx';</text:p>
      <text:p text:style-name="P99">import Calendar from './Pages/Calendar/Calendar.tsx';</text:p>
      <text:p text:style-name="P110"/>
      <text:p text:style-name="P99"><text:span text:style-name="T205">const</text:span> CheckedLayout = withTokenCheck(Layout);</text:p>
      <text:p text:style-name="P110"/>
      <text:p text:style-name="P99"><text:span text:style-name="T205">const</text:span> AppRouter = () =&gt; (</text:p>
      <text:p text:style-name="P110"/>
      <text:p text:style-name="P111">  <text:span text:style-name="T91">&lt;Router&gt;</text:span></text:p>
      <text:p text:style-name="P111">    <text:span text:style-name="T91">&lt;Routes&gt;</text:span></text:p>
      <text:p text:style-name="P111">      <text:span text:style-name="T91">&lt;Route </text:span><text:span text:style-name="T93">path</text:span><text:span text:style-name="T91">="/" </text:span><text:span text:style-name="T93">element</text:span><text:span text:style-name="T91">={&lt;CheckedLayout /&gt;}&gt;</text:span></text:p>
      <text:p text:style-name="P111">        <text:span text:style-name="T91">&lt;Route </text:span><text:span text:style-name="T93">index</text:span><text:span text:style-name="T91"> </text:span><text:span text:style-name="T93">element</text:span><text:span text:style-name="T91">={&lt;Dashboard /&gt;} /&gt;</text:span></text:p>
      <text:p text:style-name="P111">        <text:span text:style-name="T91">&lt;Route </text:span><text:span text:style-name="T93">path</text:span><text:span text:style-name="T91">="account" </text:span><text:span text:style-name="T93">element</text:span><text:span text:style-name="T91">={&lt;Account/&gt;} /&gt;</text:span></text:p>
      <text:p text:style-name="P111">        <text:span text:style-name="T91">&lt;Route </text:span><text:span text:style-name="T93">path</text:span><text:span text:style-name="T91">="calendar" </text:span><text:span text:style-name="T93">element</text:span><text:span text:style-name="T91">={&lt;Calendar/&gt;} /&gt;</text:span></text:p>
      <text:p text:style-name="P110"/>
      <text:p text:style-name="P111">        <text:span text:style-name="T91">&lt;Route </text:span><text:span text:style-name="T93">path</text:span><text:span text:style-name="T91">="notes" </text:span><text:span text:style-name="T93">element</text:span><text:span text:style-name="T91">={&lt;Notes/&gt;} /&gt;</text:span></text:p>
      <text:p text:style-name="P111">        <text:span text:style-name="T91">&lt;Route </text:span><text:span text:style-name="T93">path</text:span><text:span text:style-name="T91">="notes/edit" </text:span><text:span text:style-name="T93">element</text:span><text:span text:style-name="T91">={&lt;EditNotes/&gt;} /&gt;</text:span></text:p>
      <text:p text:style-name="P111">        <text:span text:style-name="T91">&lt;Route </text:span><text:span text:style-name="T93">path</text:span><text:span text:style-name="T91">="notes/create" </text:span><text:span text:style-name="T93">element</text:span><text:span text:style-name="T91">={&lt;CreateNote/&gt;} /&gt;</text:span></text:p>
      <text:p text:style-name="P110"/>
      <text:p text:style-name="P111">        <text:span text:style-name="T91">&lt;Route </text:span><text:span text:style-name="T93">path</text:span><text:span text:style-name="T91">="tasks" </text:span><text:span text:style-name="T93">element</text:span><text:span text:style-name="T91">={&lt;Tasks/&gt;} /&gt;</text:span></text:p>
      <text:p text:style-name="P111">        <text:span text:style-name="T91">&lt;Route </text:span><text:span text:style-name="T93">path</text:span><text:span text:style-name="T91">="tasks/edit" </text:span><text:span text:style-name="T93">element</text:span><text:span text:style-name="T91">={&lt;EditTasks/&gt;} /&gt;</text:span></text:p>
      <text:p text:style-name="P111">        <text:span text:style-name="T91">&lt;Route </text:span><text:span text:style-name="T93">path</text:span><text:span text:style-name="T91">="tasks/create" </text:span><text:span text:style-name="T93">element</text:span><text:span text:style-name="T91">={&lt;CreateTask/&gt;} /&gt;</text:span></text:p>
      <text:p text:style-name="P110"/>
      <text:p text:style-name="P111">        <text:span text:style-name="T91">&lt;Route </text:span><text:span text:style-name="T93">path</text:span><text:span text:style-name="T91">="habits" </text:span><text:span text:style-name="T93">element</text:span><text:span text:style-name="T91">={&lt;Habits/&gt;} /&gt;</text:span></text:p>
      <text:p text:style-name="P111">        <text:span text:style-name="T91">&lt;Route </text:span><text:span text:style-name="T93">path</text:span><text:span text:style-name="T91">="habits/edit" </text:span><text:span text:style-name="T93">element</text:span><text:span text:style-name="T91">={&lt;EditHabits/&gt;} /&gt;</text:span></text:p>
      <text:p text:style-name="P111">        <text:span text:style-name="T91">&lt;Route </text:span><text:span text:style-name="T93">path</text:span><text:span text:style-name="T91">="habits/create" </text:span><text:span text:style-name="T93">element</text:span><text:span text:style-name="T91">={&lt;CreateHabits/&gt;} /&gt;</text:span></text:p>
      <text:p text:style-name="P110"/>
      <text:p text:style-name="P111">        <text:span text:style-name="T91">&lt;Route </text:span><text:span text:style-name="T93">path</text:span><text:span text:style-name="T91">="goals" </text:span><text:span text:style-name="T93">element</text:span><text:span text:style-name="T91">={&lt;Goals/&gt;} /&gt;</text:span></text:p>
      <text:p text:style-name="P111">        <text:span text:style-name="T91">&lt;Route </text:span><text:span text:style-name="T93">path</text:span><text:span text:style-name="T91">="goals/edit" </text:span><text:span text:style-name="T93">element</text:span><text:span text:style-name="T91">={&lt;EditGoals/&gt;} /&gt;</text:span></text:p>
      <text:p text:style-name="P111">        <text:span text:style-name="T91">&lt;Route </text:span><text:span text:style-name="T93">path</text:span><text:span text:style-name="T91">="goals/create" </text:span><text:span text:style-name="T93">element</text:span><text:span text:style-name="T91">={&lt;CreateGoal/&gt;} /&gt;</text:span></text:p>
      <text:p text:style-name="P110"/>
      <text:p text:style-name="P111">        <text:span text:style-name="T91">&lt;Route </text:span><text:span text:style-name="T93">path</text:span><text:span text:style-name="T91">="archive" </text:span><text:span text:style-name="T93">element</text:span><text:span text:style-name="T91">={&lt;Archive/&gt;} /&gt;</text:span></text:p>
      <text:p text:style-name="P111">        <text:span text:style-name="T91">&lt;Route </text:span><text:span text:style-name="T93">path</text:span><text:span text:style-name="T91">="tags" </text:span><text:span text:style-name="T93">element</text:span><text:span text:style-name="T91">={&lt;Tags/&gt;} /&gt;</text:span></text:p>
      <text:p text:style-name="P111">      <text:span text:style-name="T91">&lt;/Route&gt;</text:span></text:p>
      <text:p text:style-name="P111">      <text:span text:style-name="T91">&lt;Route </text:span><text:span text:style-name="T93">path</text:span><text:span text:style-name="T91">="login" </text:span><text:span text:style-name="T93">element</text:span><text:span text:style-name="T91">={&lt;Login /&gt;} /&gt;</text:span></text:p>
      <text:p text:style-name="P111">      <text:span text:style-name="T91">&lt;Route </text:span><text:span text:style-name="T93">path</text:span><text:span text:style-name="T91">="register" </text:span><text:span text:style-name="T93">element</text:span><text:span text:style-name="T91">={&lt;Register /&gt;} /&gt;</text:span></text:p>
      <text:p text:style-name="P111">      <text:span text:style-name="T91">&lt;Route </text:span><text:span text:style-name="T93">path</text:span><text:span text:style-name="T91">="get-started" </text:span><text:span text:style-name="T93">element</text:span><text:span text:style-name="T91">={&lt;Landing/&gt;} /&gt;</text:span></text:p>
      <text:p text:style-name="P111">    <text:span text:style-name="T91">&lt;/Routes&gt;</text:span></text:p>
      <text:p text:style-name="P111">  <text:span text:style-name="T91">&lt;/Router&gt;</text:span></text:p>
      <text:p text:style-name="P99">);</text:p>
      <text:p text:style-name="P99">export default AppRouter </text:p>
      <text:p text:style-name="P92"><text:soft-page-break/>In this file, all the endpoints of the website are defined, along with the React components that are rendered on them. However, before the user can access most of the pages, they must be authenticated.</text:p>
      <text:list xml:id="list130852888963229" text:continue-numbering="true" text:style-name="L1">
        <text:list-item>
          <text:list>
            <text:list-item>
              <text:list>
                <text:list-item>
                  <text:list>
                    <text:list-item>
                      <text:list>
                        <text:list-item>
                          <text:p text:style-name="P290"><text:bookmark-start text:name="__RefHeading___Toc18997_3784068609"/>./<text:span text:style-name="T209">components/providers/token-check.tsx</text:span><text:bookmark-end text:name="__RefHeading___Toc18997_3784068609"/></text:p>
                        </text:list-item>
                      </text:list>
                    </text:list-item>
                  </text:list>
                </text:list-item>
              </text:list>
            </text:list-item>
          </text:list>
        </text:list-item>
      </text:list>
      <text:p text:style-name="P221"><text:span text:style-name="T139">As can be seen in the previous file, most routes are encapsulated in another &lt;Route/&gt; element, which renders CheckedLayout before any actual webpage. This is because a</text:span><text:span text:style-name="T140">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102">import Cookies from 'js-cookie';</text:p>
      <text:p text:style-name="P99">import React from 'react';</text:p>
      <text:p text:style-name="P99">import { useNavigate } from 'react-router-dom';</text:p>
      <text:p text:style-name="P110"/>
      <text:p text:style-name="P99"><text:span text:style-name="T205">const</text:span> withTokenCheck = (<text:span text:style-name="T205">WrappedComponent</text:span>) =&gt; {</text:p>
      <text:p text:style-name="P111">  <text:span text:style-name="T91">return (</text:span><text:span text:style-name="T93">props</text:span><text:span text:style-name="T91">) =&gt; {</text:span></text:p>
      <text:p text:style-name="P111">    <text:span text:style-name="T93">const</text:span><text:span text:style-name="T91"> navigate = useNavigate();</text:span></text:p>
      <text:p text:style-name="P110"/>
      <text:p text:style-name="P111">    <text:span text:style-name="T91">React.useEffect(() =&gt; {</text:span></text:p>
      <text:p text:style-name="P111">      <text:span text:style-name="T91">if (!Cookies.get('token')) {</text:span></text:p>
      <text:p text:style-name="P111">        <text:span text:style-name="T91">navigate('/get-started');</text:span></text:p>
      <text:p text:style-name="P111">      <text:span text:style-name="T91">}</text:span></text:p>
      <text:p text:style-name="P111">    <text:span text:style-name="T91">}, [navigate]);</text:span></text:p>
      <text:p text:style-name="P110"/>
      <text:p text:style-name="P111">    <text:span text:style-name="T91">return &lt;WrappedComponent {...props} /&gt;;</text:span></text:p>
      <text:p text:style-name="P111">  <text:span text:style-name="T91">};</text:span></text:p>
      <text:p text:style-name="P99">};</text:p>
      <text:p text:style-name="P110"/>
      <text:p text:style-name="P99">export default withTokenCheck;</text:p>
      <text:list text:style-name="L46">
        <text:list-item>
          <text:list>
            <text:list-item>
              <text:list>
                <text:list-item>
                  <text:list>
                    <text:list-header>
                      <text:p text:style-name="P500"/>
                    </text:list-header>
                  </text:list>
                </text:list-item>
              </text:list>
            </text:list-item>
          </text:list>
        </text:list-item>
      </text:list>
      <text:list text:continue-list="list130852888963229" text:style-name="L1">
        <text:list-item>
          <text:list>
            <text:list-item>
              <text:list>
                <text:list-item>
                  <text:list>
                    <text:list-item>
                      <text:p text:style-name="P290"><text:bookmark-start text:name="__RefHeading___Toc19007_3784068609"/>./<text:span text:style-name="T210">src/formValidation.tsx</text:span><text:bookmark-end text:name="__RefHeading___Toc19007_3784068609"/></text:p>
                    </text:list-item>
                  </text:list>
                </text:list-item>
              </text:list>
            </text:list-item>
          </text:list>
        </text:list-item>
      </text:list>
      <text:p text:style-name="P229"><text:span text:style-name="Source_20_Text"><text:span text:style-name="T146">Furthermore, the directory contains a validation file where all the validation rules for notes, emails and passwords. As stated previously, a validation library named “zod” is used here.</text:span></text:span></text:p>
      <text:p text:style-name="P229"><text:span text:style-name="Source_20_Text"><text:span text:style-name="T146">Firstly, some basic validation rules are defined that can be reused later. Another benefit of predefining such rules is that by changing a single line of code, I can change the behaviour of specific fields in the whole programme</text:span></text:span></text:p>
      <text:p text:style-name="P228">import { zodResolver } from "@hookform/resolvers/zod";</text:p>
      <text:p text:style-name="P228">import { z } from "zod";</text:p>
      <text:p text:style-name="P228"/>
      <text:p text:style-name="P228">// Reusable validation rules</text:p>
      <text:p text:style-name="P228">const usernameSchema = z.string().min(4, {</text:p>
      <text:p text:style-name="P228"><text:s text:c="2"/>message: "Username must be at least 4 characters.",</text:p>
      <text:p text:style-name="P228">});</text:p>
      <text:p text:style-name="P228"/>
      <text:p text:style-name="P228"><text:soft-page-break/>const passwordSchema = z.string().min(6, {</text:p>
      <text:p text:style-name="P228"><text:s text:c="2"/>message: "Password must be at least 6 characters.",</text:p>
      <text:p text:style-name="P228">}).regex(</text:p>
      <text:p text:style-name="P228"><text:s text:c="2"/>/^(?=.*[a-z])(?=.*[A-Z])(?=.*\d)(?=.*[@$!%*?&amp;])[A-Za-z\d@$!%*?&amp;]{8,}$/,</text:p>
      <text:p text:style-name="P228"><text:s text:c="2"/>"Password must contain at least one uppercase letter, one lowercase letter, one digit, and one special character."</text:p>
      <text:p text:style-name="P228">);</text:p>
      <text:p text:style-name="P228"/>
      <text:p text:style-name="P228">const emailSchema = z.string().<text:span text:style-name="T211">regex</text:span>(/^[a-zA-Z0-9._%+-]+@[a-zA-Z0-9.-]+\.[a-zA-Z]{2,}$/ , {</text:p>
      <text:p text:style-name="P228"><text:s text:c="2"/>message: "Invalid email address.",</text:p>
      <text:p text:style-name="P228">});</text:p>
      <text:p text:style-name="P228"/>
      <text:p text:style-name="P228">const uuidSchema = z.string().uuid();</text:p>
      <text:p text:style-name="P228"/>
      <text:p text:style-name="P228">const titleSchema = z.string().min(1, "Title is required").max(100, "Title cannot exceed 100 characters");</text:p>
      <text:p text:style-name="P228"/>
      <text:p text:style-name="P228">const contentSchema = z.string().max(1000, "Content cannot exceed 1000 characters");</text:p>
      <text:p text:style-name="P228"/>
      <text:p text:style-name="P228">const descriptionSchema = z.string().min(1, "Description is required");</text:p>
      <text:p text:style-name="P228"/>
      <text:p text:style-name="P228">const completedSchema = z.boolean();</text:p>
      <text:p text:style-name="P228"/>
      <text:p text:style-name="P230">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230">1. ^[a-zA-Z0-9._%+-]+: Matches one or more alphanumeric characters, dots, underscores, percent signs, plus signs, or hyphens at the beginning of the string . <text:s/></text:p>
      <text:p text:style-name="P230">2. @: Matches the "@" symbol.</text:p>
      <text:p text:style-name="P230">3. [a-zA-Z0-9.-]+: Matches one or more alphanumeric characters, dots, or hyphens (the domain part of the email).</text:p>
      <text:p text:style-name="P230">4. \.: Matches a dot.</text:p>
      <text:p text:style-name="P230">5. [a-zA-Z]{2,}$: Matches two or more alphabetic characters at the end of the string (the top-level domain).</text:p>
      <text:p text:style-name="P230">6. ^ and $: ensure the entire string matches the pattern, not just a substring.</text:p>
      <text:p text:style-name="P229">Now that we have the building blocks defined, they can be combined with other use case-specific inline schemas to create validation rule blocks, that contain multiple rules for various fields:</text:p>
      <text:p text:style-name="P228"><text:soft-page-break/><text:line-break/>/ Main schemas</text:p>
      <text:p text:style-name="P228">export const registerFormSchema = z.object({</text:p>
      <text:p text:style-name="P228"><text:s text:c="2"/>username: usernameSchema,</text:p>
      <text:p text:style-name="P228"><text:s text:c="2"/>password: passwordSchema,</text:p>
      <text:p text:style-name="P228"><text:s text:c="2"/>email: emailSchema,</text:p>
      <text:p text:style-name="P228">});</text:p>
      <text:p text:style-name="P228"/>
      <text:p text:style-name="P228">export const loginFormSchema = z.object({</text:p>
      <text:p text:style-name="P228"><text:s text:c="2"/>username: usernameSchema,</text:p>
      <text:p text:style-name="P228"><text:s text:c="2"/>password: passwordSchema,</text:p>
      <text:p text:style-name="P228">});</text:p>
      <text:p text:style-name="P228"/>
      <text:p text:style-name="P228">export const SubtaskSchema = z.object({</text:p>
      <text:p text:style-name="P228"><text:s text:c="2"/>subtask_id: z.number(),</text:p>
      <text:p text:style-name="P228"><text:s text:c="2"/>description: descriptionSchema,</text:p>
      <text:p text:style-name="P228"><text:s text:c="2"/>completed: completedSchema,</text:p>
      <text:p text:style-name="P228">});</text:p>
      <text:p text:style-name="P228"/>
      <text:p text:style-name="P228">export const TaskSchema = z.object({</text:p>
      <text:p text:style-name="P228"><text:s text:c="2"/>taskid: uuidSchema,</text:p>
      <text:p text:style-name="P228"><text:s text:c="2"/>noteid: uuidSchema,</text:p>
      <text:p text:style-name="P228"><text:s text:c="2"/>title: titleSchema,</text:p>
      <text:p text:style-name="P228"><text:s text:c="2"/>content: contentSchema,</text:p>
      <text:p text:style-name="P228"><text:s text:c="2"/>subtasks: z.array(</text:p>
      <text:p text:style-name="P228"><text:s text:c="4"/>z.object({</text:p>
      <text:p text:style-name="P228"><text:s text:c="6"/>subtaskid: uuidSchema,</text:p>
      <text:p text:style-name="P228"><text:s text:c="6"/>description: descriptionSchema.max(500, "Subtask description cannot exceed 500 characters"),</text:p>
      <text:p text:style-name="P228"><text:s text:c="6"/>completed: completedSchema,</text:p>
      <text:p text:style-name="P228"><text:s text:c="6"/>index: z.number(),</text:p>
      <text:p text:style-name="P228"><text:s text:c="6"/>isNew: z.boolean().optional(),</text:p>
      <text:p text:style-name="P228"><text:s text:c="4"/>})</text:p>
      <text:p text:style-name="P228"><text:s text:c="2"/>),</text:p>
      <text:p text:style-name="P228"><text:s text:c="2"/>due_date: z.date().optional(),</text:p>
      <text:p text:style-name="P228"><text:s text:c="2"/>completed: completedSchema,</text:p>
      <text:p text:style-name="P228">});</text:p>
      <text:p text:style-name="P228"/>
      <text:p text:style-name="P228">export const NoteSchema = z.object({</text:p>
      <text:p text:style-name="P228"><text:s text:c="2"/>noteid: uuidSchema,</text:p>
      <text:p text:style-name="P228"><text:s text:c="2"/>title: titleSchema,</text:p>
      <text:p text:style-name="P228"><text:s text:c="2"/>tags: z.array(uuidSchema), // tag ids</text:p>
      <text:p text:style-name="P228"><text:s text:c="2"/>content: contentSchema,</text:p>
      <text:p text:style-name="P228">});</text:p>
      <text:p text:style-name="P228"/>
      <text:p text:style-name="P228">export const UserSettingsSchema = z.object({</text:p>
      <text:p text:style-name="P228"><text:s text:c="2"/>username: usernameSchema.optional(),</text:p>
      <text:p text:style-name="P228"><text:s text:c="2"/>email: emailSchema.optional(),</text:p>
      <text:p text:style-name="P228">});</text:p>
      <text:p text:style-name="P228"/>
      <text:p text:style-name="P228">export const PasswordSchema = z.object({</text:p>
      <text:p text:style-name="P228"><text:s text:c="2"/>password: passwordSchema,</text:p>
      <text:p text:style-name="P228"><text:s text:c="2"/>newpassword: passwordSchema,</text:p>
      <text:p text:style-name="P228">});</text:p>
      <text:p text:style-name="P228"/>
      <text:p text:style-name="P228">export const GoalSchema = z.object({</text:p>
      <text:p text:style-name="P228"><text:s text:c="2"/>goalid: uuidSchema,</text:p>
      <text:p text:style-name="P228"><text:soft-page-break/><text:s text:c="2"/>noteid: uuidSchema,</text:p>
      <text:p text:style-name="P228"><text:s text:c="2"/>title: titleSchema,</text:p>
      <text:p text:style-name="P228"><text:s text:c="2"/>content: contentSchema,</text:p>
      <text:p text:style-name="P228"><text:s text:c="2"/>milestones: z.array(</text:p>
      <text:p text:style-name="P228"><text:s text:c="4"/>z.object({</text:p>
      <text:p text:style-name="P228"><text:s text:c="6"/>milestoneid: uuidSchema,</text:p>
      <text:p text:style-name="P228"><text:s text:c="6"/>description: descriptionSchema.max(500, "Milestone description cannot exceed 500 characters"),</text:p>
      <text:p text:style-name="P228"><text:s text:c="6"/>completed: completedSchema,</text:p>
      <text:p text:style-name="P228"><text:s text:c="6"/>index: z.number(),</text:p>
      <text:p text:style-name="P228"><text:s text:c="6"/>isNew: z.boolean().optional(),</text:p>
      <text:p text:style-name="P228"><text:s text:c="4"/>})</text:p>
      <text:p text:style-name="P228"><text:s text:c="2"/>),</text:p>
      <text:p text:style-name="P228"><text:s text:c="2"/>due_date: z.date().optional(),</text:p>
      <text:p text:style-name="P228">});</text:p>
      <text:p text:style-name="P228"/>
      <text:p text:style-name="P228">export const HabitSchema = z.object({</text:p>
      <text:p text:style-name="P228"><text:s text:c="2"/>habitid: uuidSchema,</text:p>
      <text:p text:style-name="P228"><text:s text:c="2"/>noteid: uuidSchema,</text:p>
      <text:p text:style-name="P228"><text:s text:c="2"/>title: titleSchema,</text:p>
      <text:p text:style-name="P228"><text:s text:c="2"/>content: contentSchema,</text:p>
      <text:p text:style-name="P228"><text:s text:c="2"/>reminder: z.object({</text:p>
      <text:p text:style-name="P228"><text:s text:c="4"/>reminder_time: z.string().min(4, "Reminder time is required"),</text:p>
      <text:p text:style-name="P228"><text:s text:c="4"/>repetition: z.string().min(1, "Repetition is required"),</text:p>
      <text:p text:style-name="P228"><text:s text:c="2"/>}),</text:p>
      <text:p text:style-name="P228"><text:s text:c="2"/>streak: z.number(),</text:p>
      <text:p text:style-name="P228"><text:s text:c="2"/>completed_today: completedSchema,</text:p>
      <text:p text:style-name="P228">});</text:p>
      <text:p text:style-name="P228"/>
      <text:p text:style-name="P230">As can be seen from this code, each frontend schema matches the backend validation rules, so the user may be able to get real-time feedback if some field they entered does not satisfy the regex pattern or other rules.</text:p>
      <text:list text:continue-numbering="true" text:style-name="L1">
        <text:list-item>
          <text:list>
            <text:list-item>
              <text:list>
                <text:list-item>
                  <text:p text:style-name="P290"><text:bookmark-start text:name="__RefHeading___Toc19013_3784068609"/>./src/api<text:bookmark-end text:name="__RefHeading___Toc19013_3784068609"/></text:p>
                </text:list-item>
              </text:list>
            </text:list-item>
          </text:list>
        </text:list-item>
      </text:list>
      <text:p text:style-name="P231">The connecting point between the frontend and the backend can be considered to lay in this folder. It contains files and methods that take data passed to them, construct it and send it to an appropriate backend endpoints with a corresponding REST method.</text:p>
      <text:p text:style-name="P231">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290"><text:bookmark-start text:name="__RefHeading___Toc19934_427313294"/>./<text:span text:style-name="T212">src/api/api.ts</text:span><text:bookmark-end text:name="__RefHeading___Toc19934_427313294"/></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soft-page-break/><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231"/>
      <text:p text:style-name="P231">let a = axios.create({...});: <text:span text:style-name="T213">C</text:span>reates a customized version of <text:span text:style-name="T213">the </text:span>axios <text:span text:style-name="T213">instance</text:span>. We're setting some default settings for all requests made using this instance.</text:p>
      <text:p text:style-name="P232"><text:span text:style-name="T213">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232">withCredentials: true: This tells axios to include cookies in the requests. This is important for authentication, as it allows the server to recognize the user's <text:span text:style-name="T213">identity</text:span>.</text:p>
      <text:p text:style-name="P231">a.interceptors.request.use((request) =&gt; {...});: This sets up an interceptor, which is a function that gets called before every request is sent. It allows us to modify or check the request before it goes out. <text:span text:style-name="T213">It first detects whether the user is online, then, another if statement</text:span> <text:span text:style-name="T213">runs, which</text:span> checks if the user is trying to access a protected resource (any resource other than login or register) without a valid JWT token. If so, it redirects them to the /get-started page and throws an error.</text:p>
      <text:p text:style-name="P233">Finally, the axios instance is exported to be used in subsequent Apis. For convenience, <text:span text:style-name="T217">most</text:span> APIs will be omitted, such as habitsA<text:span text:style-name="T214">p</text:span>i, tasksApi, <text:span text:style-name="T214">archiveApi, notesApi, etc., because these files do not contain much logic </text:span><text:span text:style-name="T217">and the code is repetetive</text:span><text:span text:style-name="T214">. Rather, they are used as stencils to collect necessary data and send it to a correct endpoint with appropriate parameters, and catch and return a response or error message, </text:span><text:span text:style-name="T217">related to the note type or function at hand. </text:span><text:span text:style-name="T214">The following functions are not standalone, but they are invoked by other functions that will be discussed later.</text:span></text:p>
      <text:list text:continue-numbering="true" text:style-name="L1">
        <text:list-item>
          <text:list>
            <text:list-item>
              <text:list>
                <text:list-item>
                  <text:list>
                    <text:list-item>
                      <text:p text:style-name="P296"><text:bookmark-start text:name="__RefHeading___Toc19932_427313294"/>./<text:span text:style-name="T212">src/api/</text:span><text:span text:style-name="T213">users</text:span><text:span text:style-name="T212">.ts</text:span><text:bookmark-end text:name="__RefHeading___Toc19932_427313294"/></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text:soft-page-break/>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 text:c="12"/>if (response.status === 200) {</text:p>
      <text:p text:style-name="Code"><text:s text:c="16"/>showToast('s', 'User has been registered created successfully');</text:p>
      <text:p text:style-name="Code"><text:s text:c="12"/>} else {</text:p>
      <text:p text:style-name="Code"><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oft-page-break/><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 text:c="16"/>showToast('e', `There was an error updating the password: ${response.data.message}`)</text:p>
      <text:p text:style-name="Code"><text:s text:c="12"/>}</text:p>
      <text:p text:style-name="Code"/>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234"><text:soft-page-break/>This file <text:span text:style-name="T215">contains</text:span> user-related API interactions . <text:span text:style-name="T215">I</text:span>t <text:span text:style-name="T215">firstly</text:span> <text:span text:style-name="T109">defines a </text:span><text:span text:style-name="Source_20_Text"><text:span text:style-name="T109">users</text:span></text:span><text:span text:style-name="T109"> object that serves as a module, grouping logically related functions. Each function within this object handles a specific user action, such as login, registration, or profile updates, by making HTTP requests to </text:span><text:span text:style-name="T112">the backend</text:span><text:span text:style-name="T109">. The use of </text:span><text:span text:style-name="Source_20_Text"><text:span text:style-name="T109">async/await</text:span></text:span><text:span text:style-name="T109"> simplifies the handling of asynchronous operations, making the code more readable and maintainable.</text:span></text:p>
      <text:p text:style-name="P238"><text:span text:style-name="T109">Error handling is implemented using </text:span><text:span text:style-name="Source_20_Text"><text:span text:style-name="T109">try...catch</text:span></text:span><text:span text:style-name="T109"> blocks, </text:span><text:span text:style-name="T112">and any errors are displayed to the user in form of a toast, </text:span><text:span text:style-name="T109"><text:s/>is provided through the </text:span><text:span text:style-name="Source_20_Text"><text:span text:style-name="T109">showToast</text:span></text:span><text:span text:style-name="T109"> function, </text:span><text:span text:style-name="T112">that was previously discussed.</text:span><text:span text:style-name="T109"> The file also demonstrates the use of generics in TypeScript (</text:span><text:span text:style-name="Source_20_Text"><text:span text:style-name="T109">a.post&lt;UserLoginResponse&gt;</text:span></text:span><text:span text:style-name="T109">), which allows for type safety when working with API responses. </text:span><text:span text:style-name="T112">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296"><text:bookmark-start text:name="__RefHeading___Toc19930_427313294"/>./<text:span text:style-name="T212">src/api/</text:span><text:span text:style-name="T213">tagsApi.</text:span><text:span text:style-name="T212">ts</text:span><text:bookmark-end text:name="__RefHeading___Toc19930_427313294"/></text:p>
                    </text:list-item>
                  </text:list>
                </text:list-item>
              </text:list>
            </text:list-item>
          </text:list>
        </text:list-item>
      </text:list>
      <text:p text:style-name="Code">import { UUID } from "crypto";</text:p>
      <text:p text:style-name="Code">import { showToast } from "../../components/Toast";</text:p>
      <text:p text:style-name="Code">import a from "./api";</text:p>
      <text:p text:style-name="Code">import { TagCreateResponse, TagResponse } from "./types/tagTypes";</text:p>
      <text:p text:style-name="Code"/>
      <text:p text:style-name="Code">const tagsApi = {</text:p>
      <text:p text:style-name="Code"><text:s text:c="4"/>create : async (name: string, color:string) =&gt; {</text:p>
      <text:p text:style-name="Code"><text:s text:c="8"/>try {</text:p>
      <text:p text:style-name="Code"><text:s text:c="12"/>let response = await a.post&lt;TagCreateResponse&gt;(`/api/tags/create`, {</text:p>
      <text:p text:style-name="Code"><text:s text:c="16"/>name,</text:p>
      <text:p text:style-name="Code"><text:s text:c="16"/>color</text:p>
      <text:p text:style-name="Code"><text:s text:c="12"/>})</text:p>
      <text:p text:style-name="Code"><text:s text:c="12"/>let success = false</text:p>
      <text:p text:style-name="Code"><text:s text:c="12"/>if (response.status === 200) {</text:p>
      <text:p text:style-name="Code"><text:s text:c="16"/>showToast('s', 'Tag has been created successfully');</text:p>
      <text:p text:style-name="Code"><text:s text:c="16"/>success = true;</text:p>
      <text:p text:style-name="Code"><text:s text:c="12"/>} else {</text:p>
      <text:p text:style-name="Code"><text:s text:c="16"/>showToast('e', 'There was an error creating the tag')</text:p>
      <text:p text:style-name="Code"><text:s text:c="12"/>}</text:p>
      <text:p text:style-name="Code"/>
      <text:p text:style-name="Code"><text:s text:c="12"/>return {success: success, tagid: response.data.data.id};</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add : async (noteid: UUID, tagid: UUID) =&gt; {</text:p>
      <text:p text:style-name="Code"><text:s text:c="8"/>try {</text:p>
      <text:p text:style-name="Code"><text:s text:c="12"/>let response = await a.post(`/api/tags/add`, {</text:p>
      <text:p text:style-name="Code"><text:s text:c="16"/>noteid,</text:p>
      <text:p text:style-name="Code"><text:s text:c="16"/>tagid</text:p>
      <text:p text:style-name="Code"><text:s text:c="12"/>});</text:p>
      <text:p text:style-name="Code"/>
      <text:p text:style-name="Code"><text:s text:c="12"/>if (response.status === 200) {</text:p>
      <text:p text:style-name="Code"><text:s text:c="16"/>return response.data; }</text:p>
      <text:p text:style-name="Code"><text:s text:c="8"/>} catch (error) {</text:p>
      <text:p text:style-name="Code"><text:s text:c="12"/>showToast('e', error);</text:p>
      <text:p text:style-name="Code"><text:s text:c="12"/>return false;</text:p>
      <text:p text:style-name="Code"><text:soft-page-break/><text:s text:c="8"/>}</text:p>
      <text:p text:style-name="Code"><text:s text:c="4"/>},</text:p>
      <text:p text:style-name="Code"/>
      <text:p text:style-name="Code"><text:s text:c="4"/>getTags : async (noteId: UUID) =&gt; {</text:p>
      <text:p text:style-name="Code"><text:s text:c="8"/>try {</text:p>
      <text:p text:style-name="Code"><text:s text:c="12"/>let response = await a.get&lt;TagResponse&gt;(`/api/tags/${noteId}`);</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All : async () =&gt; {</text:p>
      <text:p text:style-name="Code"><text:s text:c="8"/>try {</text:p>
      <text:p text:style-name="Code"><text:s text:c="12"/>let response = await a.get&lt;TagResponse&gt;(`/api/tags/`);</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 : async (tagid: UUID) =&gt; {</text:p>
      <text:p text:style-name="Code"><text:s text:c="8"/>try {</text:p>
      <text:p text:style-name="Code"><text:s text:c="12"/>let response = await a.put(`/api/tags/delete`, {tagid})</text:p>
      <text:p text:style-name="Code"><text:s text:c="12"/>let success = false</text:p>
      <text:p text:style-name="Code"><text:s text:c="12"/>if (response.status === 200) {</text:p>
      <text:p text:style-name="Code"><text:s text:c="16"/>showToast('s', 'Tag has been deleted successfully');</text:p>
      <text:p text:style-name="Code"><text:s text:c="16"/>success = true;</text:p>
      <text:p text:style-name="Code"><text:s text:c="12"/>} else {</text:p>
      <text:p text:style-name="Code"><text:s text:c="16"/>showToast('e', 'There was an error deleting the tag')</text:p>
      <text:p text:style-name="Code"><text:s text:c="12"/>}</text:p>
      <text:p text:style-name="Code"><text:s text:c="12"/>return {success: 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edit : async (tagid: UUID, name: string, color: string) =&gt; {</text:p>
      <text:p text:style-name="Code"><text:s text:c="8"/>try {</text:p>
      <text:p text:style-name="Code"><text:s text:c="12"/>let response = await a.put(`/api/tags/edit`, {</text:p>
      <text:p text:style-name="Code"><text:s text:c="16"/>tagid,</text:p>
      <text:p text:style-name="Code"><text:s text:c="16"/>name,</text:p>
      <text:p text:style-name="Code"><text:s text:c="16"/>color</text:p>
      <text:p text:style-name="Code"><text:s text:c="12"/>});</text:p>
      <text:p text:style-name="Code"/>
      <text:p text:style-name="Code"><text:s text:c="12"/>if (response.status === 200) {</text:p>
      <text:p text:style-name="Code"><text:s text:c="16"/>showToast('s', 'Tag has been updated successfully');</text:p>
      <text:p text:style-name="Code"><text:s text:c="12"/>} else {</text:p>
      <text:p text:style-name="Code"><text:s text:c="16"/>showToast('e', 'There was an error updating the tag')</text:p>
      <text:p text:style-name="Code"><text:s text:c="12"/>}</text:p>
      <text:p text:style-name="Code"/>
      <text:p text:style-name="Code"><text:s text:c="12"/>return response.data;</text:p>
      <text:p text:style-name="Code"><text:s text:c="8"/>} catch (error) {</text:p>
      <text:p text:style-name="Code"><text:s text:c="12"/>showToast('e', error);</text:p>
      <text:p text:style-name="Code"><text:soft-page-break/><text:s text:c="12"/>return false;</text:p>
      <text:p text:style-name="Code"><text:s text:c="8"/>}</text:p>
      <text:p text:style-name="Code"><text:s text:c="4"/>}</text:p>
      <text:p text:style-name="Code"/>
      <text:p text:style-name="Code"/>
      <text:p text:style-name="Code">}</text:p>
      <text:p text:style-name="Code">export default tagsApi</text:p>
      <text:p text:style-name="Code"/>
      <text:p text:style-name="P240">The above api essentially differs by having different tag-related functions, along with replacing the endpoints and error handling messages to tag related ones.</text:p>
      <text:list text:continue-numbering="true" text:style-name="L1">
        <text:list-item>
          <text:list>
            <text:list-item>
              <text:list>
                <text:list-item>
                  <text:list>
                    <text:list-item>
                      <text:p text:style-name="P296"><text:bookmark-start text:name="__RefHeading___Toc19924_427313294"/>./<text:span text:style-name="T212">src/api/</text:span><text:span text:style-name="T213">goalsApi.ts</text:span><text:bookmark-end text:name="__RefHeading___Toc19924_427313294"/></text:p>
                    </text:list-item>
                  </text:list>
                </text:list-item>
              </text:list>
            </text:list-item>
          </text:list>
        </text:list-item>
      </text:list>
      <text:p text:style-name="Code">Now this API corresponds to the goals note type, which is one of the four note types in my application. <text:line-break/>import axios from "axios";</text:p>
      <text:p text:style-name="Code">import { showToast } from "../../components/Toast";</text:p>
      <text:p text:style-name="Code">import a from "./api";</text:p>
      <text:p text:style-name="Code">import { <text:s/>GoalCreateResponse, GoalResponse, GoalsPreview } from "./types/goalTypes";</text:p>
      <text:p text:style-name="Code">import { UUID } from "crypto";</text:p>
      <text:p text:style-name="Code"/>
      <text:p text:style-name="Code">const goalsApi = {</text:p>
      <text:p text:style-name="Code"><text:s text:c="4"/>create: async (title, selectedTagIds, content, due_date, milestones) =&gt; {</text:p>
      <text:p text:style-name="Code"><text:s text:c="8"/>try {</text:p>
      <text:p text:style-name="Code"><text:s text:c="12"/>let response = await a.post&lt;GoalCreateResponse&gt;(`/api/goals/create`, {</text:p>
      <text:p text:style-name="Code"><text:s text:c="16"/>title,</text:p>
      <text:p text:style-name="Code"><text:s text:c="16"/>tags: selectedTagIds,</text:p>
      <text:p text:style-name="Code"><text:s text:c="16"/>content,</text:p>
      <text:p text:style-name="Code"><text:s text:c="16"/>due_date,</text:p>
      <text:p text:style-name="Code"><text:s text:c="16"/>milestones: milestones.map((milestone) =&gt; {</text:p>
      <text:p text:style-name="Code"><text:s text:c="20"/>const { description, completed, index } = milestone;</text:p>
      <text:p text:style-name="Code"><text:s text:c="20"/>return { description, completed, index };</text:p>
      <text:p text:style-name="Code"><text:s text:c="16"/>}),</text:p>
      <text:p text:style-name="Code"><text:s text:c="12"/>});</text:p>
      <text:p text:style-name="Code"/>
      <text:p text:style-name="Code"><text:s text:c="12"/>if (response.status === 200) { </text:p>
      <text:p text:style-name="Code"><text:s text:c="16"/>return { success: true, data: response.data.data };</text:p>
      <text:p text:style-name="Code"><text:s text:c="12"/>} else {</text:p>
      <text:p text:style-name="Code"><text:s text:c="16"/>return { success: false, message: 'An error occurred while cre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creating the goal'</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Previews: async (page: number) =&gt; {</text:p>
      <text:p text:style-name="Code"><text:s text:c="8"/>try {</text:p>
      <text:p text:style-name="Code"><text:s text:c="12"/>const response = await a.get&lt;GoalsPreview&gt;(`/api/goals/previews?page=${page}`);</text:p>
      <text:p text:style-name="Code"><text:soft-page-break/><text:s text:c="12"/>return { success: true, data: response.data.goals, nextPage: response.data.pagination.nextPage, page: response.data.pagination.page }; //total, perPage</text:p>
      <text:p text:style-name="Code"><text:s text:c="8"/>} catch (error) {</text:p>
      <text:p text:style-name="Code"><text:s text:c="12"/>const errorMessage = axios.isAxiosError(error) </text:p>
      <text:p text:style-name="Code"><text:s text:c="16"/>? error.response?.data?.message || 'An error occurred while fetching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 async (noteId: string) =&gt; {</text:p>
      <text:p text:style-name="Code"><text:s text:c="8"/>try {</text:p>
      <text:p text:style-name="Code"><text:s text:c="12"/>const response = await a.get&lt;GoalResponse&gt;("/api/goal", { params: { noteId } });</text:p>
      <text:p text:style-name="Code"><text:s text:c="12"/>return { success: true, data: response.data.goal };</text:p>
      <text:p text:style-name="Code"><text:s text:c="8"/>} catch (error) {</text:p>
      <text:p text:style-name="Code"><text:s text:c="12"/>const errorMessage = axios.isAxiosError(error) </text:p>
      <text:p text:style-name="Code"><text:s text:c="16"/>? error.response?.data?.message || 'An error occurred while fetching the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completeMilestone: async (goalid: UUID, milestoneid: UUID) =&gt; {</text:p>
      <text:p text:style-name="Code"><text:s text:c="8"/>try {</text:p>
      <text:p text:style-name="Code"><text:s text:c="12"/>const response = await a.put(`/api/goals/milestone/complete`, { goalid, milestoneid });</text:p>
      <text:p text:style-name="Code"><text:s text:c="12"/>return response.status === 200</text:p>
      <text:p text:style-name="Code"><text:s text:c="16"/>? { success: true }</text:p>
      <text:p text:style-name="Code"><text:s text:c="16"/>: { success: false, message: 'An error occurred while completing the milestone' };</text:p>
      <text:p text:style-name="Code"><text:s text:c="8"/>} catch (error) {</text:p>
      <text:p text:style-name="Code"><text:s text:c="12"/>const errorMessage = axios.isAxiosError(error)</text:p>
      <text:p text:style-name="Code"><text:s text:c="16"/>? error.response?.data?.message || 'An error occurred while completing the milestone'</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update: async (goalUpdates: {}) =&gt; {</text:p>
      <text:p text:style-name="Code"><text:s text:c="8"/>try {</text:p>
      <text:p text:style-name="Code"><text:s text:c="12"/>const response = await a.put(`/api/goals/update`, goalUpdates);</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upd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updating goals'</text:p>
      <text:p text:style-name="Code"><text:soft-page-break/><text:s text:c="16"/>: 'An unexpected error occurred';</text:p>
      <text:p text:style-name="Code"><text:s text:c="12"/>return { success: false, message: errorMessage };</text:p>
      <text:p text:style-name="Code"><text:s text:c="8"/>}</text:p>
      <text:p text:style-name="Code"><text:s text:c="4"/>},</text:p>
      <text:p text:style-name="Code"/>
      <text:p text:style-name="Code"><text:s text:c="4"/>delete: async (goalid: UUID, noteid: UUID) =&gt; {</text:p>
      <text:p text:style-name="Code"><text:s text:c="8"/>try {</text:p>
      <text:p text:style-name="Code"><text:s text:c="12"/>const response = await a.delete(`/api/goals/delete`, { params: { goalid, noteid } });</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deleting the goal' };</text:p>
      <text:p text:style-name="Code"><text:s text:c="12"/>}</text:p>
      <text:p text:style-name="Code"><text:s text:c="8"/>} catch (error) {</text:p>
      <text:p text:style-name="Code"><text:s text:c="12"/>const errorMessage = axios.isAxiosError(error)</text:p>
      <text:p text:style-name="Code"><text:s text:c="16"/>? error.response?.data?.message || 'Failed to delete goal'</text:p>
      <text:p text:style-name="Code"><text:s text:c="16"/>: 'An unexpected error occurred';</text:p>
      <text:p text:style-name="Code"><text:s text:c="12"/>return { success: false, message: errorMessage };</text:p>
      <text:p text:style-name="Code"><text:s text:c="8"/>}</text:p>
      <text:p text:style-name="Code"><text:s text:c="4"/>}</text:p>
      <text:p text:style-name="Code">}</text:p>
      <text:p text:style-name="Code"/>
      <text:p text:style-name="Code">export default goalsApi;</text:p>
      <text:p text:style-name="Code"/>
      <text:p text:style-name="P240">It may look more complicated than previously mentioned APIs, but it just has improved error handling by allowing a backend error to be returned, apart from a predefined one, and unpacks or replaces some query parameters to appropriate ones, such as in the create function:</text:p>
      <text:p text:style-name="P237"><text:line-break/> <text:s text:c="11"/>let response = await a.post&lt;GoalCreateResponse&gt;(`/api/goals/create`, {</text:p>
      <text:p text:style-name="P237"><text:s text:c="16"/>title,</text:p>
      <text:p text:style-name="P237"><text:s text:c="16"/>tags: selectedTagIds,</text:p>
      <text:p text:style-name="P237"><text:s text:c="16"/>content,</text:p>
      <text:p text:style-name="P237"><text:s text:c="16"/>due_date,</text:p>
      <text:p text:style-name="P237"><text:s text:c="16"/>milestones: milestones.map((milestone) =&gt; {</text:p>
      <text:p text:style-name="P237"><text:s text:c="20"/>const { description, completed, index } = milestone;</text:p>
      <text:p text:style-name="P237"><text:s text:c="20"/>return { description, completed, index };</text:p>
      <text:p text:style-name="P237"><text:s text:c="16"/>}),</text:p>
      <text:p text:style-name="P240">For example, the milestones are converted into dictionaties using loops and passed into the request, instead of being objects.</text:p>
      <text:list text:continue-numbering="true" text:style-name="L1">
        <text:list-item>
          <text:list>
            <text:list-item>
              <text:list>
                <text:list-item>
                  <text:list>
                    <text:list-item>
                      <text:p text:style-name="P296"><text:bookmark-start text:name="__RefHeading___Toc19922_427313294"/>./<text:span text:style-name="T212">src/api/</text:span><text:span text:style-name="T213">universalApi</text:span><text:span text:style-name="T212">.ts</text:span><text:bookmark-end text:name="__RefHeading___Toc19922_427313294"/></text:p>
                    </text:list-item>
                  </text:list>
                </text:list-item>
              </text:list>
            </text:list-item>
          </text:list>
        </text:list-item>
      </text:list>
      <text:p text:style-name="Code">import { showToast } from "../../components/Toast";</text:p>
      <text:p text:style-name="Code">import a from "./api";</text:p>
      <text:p text:style-name="Code">import { UniversalType } from "./types/ArchiveTypes";</text:p>
      <text:p text:style-name="Code"/>
      <text:p text:style-name="Code">export interface SearchResponse {</text:p>
      <text:p text:style-name="Code"><text:s text:c="4"/>data: UniversalType[];</text:p>
      <text:p text:style-name="Code"><text:s text:c="4"/>pagination : {</text:p>
      <text:p text:style-name="Code"><text:s text:c="6"/>nextPage: number | null;</text:p>
      <text:p text:style-name="Code"><text:s text:c="6"/>perPage: number;</text:p>
      <text:p text:style-name="Code"><text:soft-page-break/><text:s text:c="6"/>total: number;</text:p>
      <text:p text:style-name="Code"><text:s text:c="6"/>page: number;</text:p>
      <text:p text:style-name="Code"><text:s text:c="4"/>};</text:p>
      <text:p text:style-name="Code"><text:s text:c="4"/>message: string;</text:p>
      <text:p text:style-name="Code">}</text:p>
      <text:p text:style-name="Code"/>
      <text:p text:style-name="Code">interface RecentsResponse {</text:p>
      <text:p text:style-name="Code"><text:s text:c="4"/>data: UniversalType[];</text:p>
      <text:p text:style-name="Code"><text:s text:c="4"/>message: string;</text:p>
      <text:p text:style-name="Code">}</text:p>
      <text:p text:style-name="Code"/>
      <text:p text:style-name="Code">interface SummarizeResponse {</text:p>
      <text:p text:style-name="Code"><text:s text:c="4"/>data:string</text:p>
      <text:p text:style-name="Code"><text:s text:c="4"/>message: string;</text:p>
      <text:p text:style-name="Code">}</text:p>
      <text:p text:style-name="Code"/>
      <text:p text:style-name="Code">export const universalApi = {</text:p>
      <text:p text:style-name="Code"><text:s text:c="4"/>search : async (searchQuery:string, searchMode: string, pageParam:number) =&gt; {</text:p>
      <text:p text:style-name="Code"><text:s text:c="8"/>try {</text:p>
      <text:p text:style-name="Code"><text:s text:c="12"/>let response = await a.get&lt;SearchResponse&gt;(`/api/search`, {params:{searchQuery, searchMode, pageParam}});</text:p>
      <text:p text:style-name="Code"><text:s text:c="12"/>return { data: response.data.data, pagination:{nextPage: response.data.pagination.nextPage, page: response.data.pagination.page} };</text:p>
      <text:p text:style-name="Code"><text:s text:c="8"/>} catch (error) {</text:p>
      <text:p text:style-name="Code"><text:s text:c="12"/>showToast('e', error);</text:p>
      <text:p text:style-name="Code"><text:s text:c="12"/>return null;</text:p>
      <text:p text:style-name="Code"><text:s text:c="8"/>}</text:p>
      <text:p text:style-name="Code"><text:s text:c="4"/>},</text:p>
      <text:p text:style-name="Code"/>
      <text:p text:style-name="Code"><text:s text:c="4"/>getRecents : async () =&gt; {</text:p>
      <text:p text:style-name="Code"><text:s text:c="8"/>try {</text:p>
      <text:p text:style-name="Code"><text:s text:c="12"/>let response = await a.get&lt;RecentsResponse&gt;('/api/recents');</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text:s text:c="4"/>},</text:p>
      <text:p text:style-name="Code"/>
      <text:p text:style-name="Code"><text:s text:c="4"/>getDue : async(startDate,endDate) =&gt; {</text:p>
      <text:p text:style-name="Code"><text:s text:c="8"/>try {</text:p>
      <text:p text:style-name="Code"><text:s text:c="12"/>let response = await a.get('/api/calendar', {params:{startDate, endDate}});</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4"/>}},</text:p>
      <text:p text:style-name="Code"/>
      <text:p text:style-name="Code"><text:s text:c="4"/>summarize : async (text:string) =&gt; {</text:p>
      <text:p text:style-name="Code"><text:s text:c="8"/>try {</text:p>
      <text:p text:style-name="Code"><text:s text:c="12"/>let response = await a.post&lt;SummarizeResponse&gt;('/api/summarize', {text});</text:p>
      <text:p text:style-name="Code"><text:soft-page-break/><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
      <text:p text:style-name="Code"><text:s text:c="4"/>}</text:p>
      <text:p text:style-name="Code"/>
      <text:p text:style-name="Code"/>
      <text:p text:style-name="Code">}</text:p>
      <text:p text:style-name="Text_20_body"/>
      <text:p text:style-name="P242">Finally, the universalApi handles requests and responses for universal endpoints, such as search, summary and recents. Since there are not that many functions here, this file also defines the interfaces that will be used for type checking the response, ensuring that the data will be handled correctly.</text:p>
      <text:list text:continue-numbering="true" text:style-name="L1">
        <text:list-item>
          <text:list>
            <text:list-item>
              <text:list>
                <text:list-item>
                  <text:p text:style-name="P290"><text:bookmark-start text:name="__RefHeading___Toc19011_3784068609"/>./src/api/types<text:bookmark-end text:name="__RefHeading___Toc19011_3784068609"/></text:p>
                </text:list-item>
              </text:list>
            </text:list-item>
          </text:list>
        </text:list-item>
      </text:list>
      <text:p text:style-name="P243">The types files consolidate interfaces for each module, specifying datatypes or allowed values for each field. They can be treated as CREATE SQL statements, which also determine the datatypes of each field in the database, but in the setting of a frontend app. Again, for simplicity, some types will be omitted from this section. I will just describe the principles of operation of these files with a few examples. Anything else may be found on GitHub or at the end of this <text:span text:style-name="T220">file</text:span>.</text:p>
      <text:list text:continue-numbering="true" text:style-name="L1">
        <text:list-item>
          <text:list>
            <text:list-item>
              <text:list>
                <text:list-item>
                  <text:list>
                    <text:list-item>
                      <text:p text:style-name="P341"><text:bookmark-start text:name="__RefHeading___Toc20682_4090151721"/>What is an interface?<text:bookmark-end text:name="__RefHeading___Toc20682_4090151721"/></text:p>
                    </text:list-item>
                  </text:list>
                </text:list-item>
              </text:list>
            </text:list-item>
          </text:list>
        </text:list-item>
      </text:list>
      <text:p text:style-name="Text_20_body">In TypeScript, an interface is essentially a contract that defines the structure of an object. It specifies the names and types of properties and methods that an object must have. <text:span text:style-name="T218">It works as a blueprint, </text:span>ensuring that any object <text:span text:style-name="T218">passed through</text:span> that interface possesses the required characteristics. Interfaces are primarily used for type checking <text:span text:style-name="T220">during development</text:span>, helping to catch errors early and improve code clarity and maintainability. <text:span text:style-name="T220">The application will not error out if the datatype in an interface does not correspond to the actual datatype of the data, but if such interfaces do not correspond, I will see an error in my IDE.</text:span> <text:span text:style-name="T218">Each note type has many different interfaces associated with it, which are used from the APIs to the logic parts of the programme. To simplify updating interfaces, they are consolidated into the ./src/types directory, and then imported into any files that require them. </text:span></text:p>
      <text:list text:continue-numbering="true" text:style-name="L1">
        <text:list-item>
          <text:list>
            <text:list-item>
              <text:list>
                <text:list-item>
                  <text:list>
                    <text:list-item>
                      <text:p text:style-name="P342"><text:bookmark-start text:name="__RefHeading___Toc20680_4090151721"/>./src/api/types/<text:span text:style-name="T219">userTypes.ts</text:span><text:bookmark-end text:name="__RefHeading___Toc20680_4090151721"/></text:p>
                    </text:list-item>
                  </text:list>
                </text:list-item>
              </text:list>
            </text:list-item>
          </text:list>
        </text:list-item>
      </text:list>
      <text:p text:style-name="P244">Generally, there are two interface types that each file contains: the actual data interface and the response interface, which combines the data interface with extra fields, like messages, status codes or pagination settings, that are returned alongside the data from the backend and also must be type-safe.</text:p>
      <text:p text:style-name="Code">export interface UserSettings {</text:p>
      <text:p text:style-name="Code"><text:s text:c="4"/>username: string;</text:p>
      <text:p text:style-name="Code"><text:soft-page-break/><text:s text:c="4"/>email: string;</text:p>
      <text:p text:style-name="Code"><text:s text:c="4"/>password?: string</text:p>
      <text:p text:style-name="Code"><text:s text:c="4"/>preferences: {</text:p>
      <text:p text:style-name="Code"><text:s text:c="8"/>theme?: 'light' | 'dark' | 'system';</text:p>
      <text:p text:style-name="Code"><text:s text:c="8"/>model?: string;</text:p>
      <text:p text:style-name="Code"><text:s text:c="8"/>//add other fields later</text:p>
      <text:p text:style-name="Code"><text:s text:c="4"/>}</text:p>
      <text:p text:style-name="Code">}</text:p>
      <text:p text:style-name="Code"/>
      <text:p text:style-name="Code">export interface UserGetResponse {</text:p>
      <text:p text:style-name="Code"><text:s text:c="4"/>data: UserSettings;</text:p>
      <text:p text:style-name="Code"><text:s text:c="4"/>message: string;</text:p>
      <text:p text:style-name="Code">}</text:p>
      <text:p text:style-name="Code"/>
      <text:p text:style-name="Code">export interface UserLoginResponse {</text:p>
      <text:p text:style-name="Code"><text:s text:c="4"/>preferences: UserSettings['preferences'];</text:p>
      <text:p text:style-name="Code"><text:s text:c="4"/>message: string;</text:p>
      <text:p text:style-name="Code">}</text:p>
      <text:p text:style-name="Code"/>
      <text:p text:style-name="P244">An example of this is UserGetResponse and UserLoginResponse, which are used to check the responses for a user login and a GET request to get user data in the settings page. Some fields can be optional, such as the theme field, so they are denoted by an “?” at the end. Additionally, theme, instead of having a, let say, a “string” datatype, is instead only allowed to have 'light' or 'dark' or 'system', which are the themes used in the theme provider.</text:p>
      <text:list text:continue-numbering="true" text:style-name="L1">
        <text:list-item>
          <text:list>
            <text:list-item>
              <text:list>
                <text:list-item>
                  <text:list>
                    <text:list-item>
                      <text:p text:style-name="P342"><text:bookmark-start text:name="__RefHeading___Toc20680_4090151721 Copy 2"/>./src/api/types/<text:span text:style-name="T219">tagTypes.ts</text:span><text:bookmark-end text:name="__RefHeading___Toc20680_4090151721 Copy 2"/></text:p>
                    </text:list-item>
                  </text:list>
                </text:list-item>
              </text:list>
            </text:list-item>
          </text:list>
        </text:list-item>
      </text:list>
      <text:p text:style-name="Code">import { UUID } from "crypto";</text:p>
      <text:p text:style-name="Code"/>
      <text:p text:style-name="Code">export interface Tag {</text:p>
      <text:p text:style-name="Code"><text:s text:c="4"/>tagid: UUID;</text:p>
      <text:p text:style-name="Code"><text:s text:c="4"/>name: string;</text:p>
      <text:p text:style-name="Code"><text:s text:c="4"/>color: string;</text:p>
      <text:p text:style-name="Code"><text:s text:c="2"/>};</text:p>
      <text:p text:style-name="Code"/>
      <text:p text:style-name="Code"><text:s text:c="2"/>export interface TagResponse {</text:p>
      <text:p text:style-name="Code"><text:s text:c="4"/>data: Tag[] | undefined;</text:p>
      <text:p text:style-name="Code"><text:s text:c="4"/>message: string;</text:p>
      <text:p text:style-name="Code"><text:s text:c="2"/>}</text:p>
      <text:p text:style-name="Code"/>
      <text:p text:style-name="Code"><text:s text:c="2"/>export interface TagCreateResponse {</text:p>
      <text:p text:style-name="Code"><text:s text:c="4"/>data: {</text:p>
      <text:p text:style-name="Code"><text:s text:c="6"/>id: UUID</text:p>
      <text:p text:style-name="Code"><text:s text:c="4"/>};</text:p>
      <text:p text:style-name="Code"><text:s text:c="4"/>message: string;</text:p>
      <text:p text:style-name="Code"><text:s text:c="2"/>}</text:p>
      <text:p text:style-name="Code"/>
      <text:p text:style-name="P244">Tags do not have many components and API calls, so the interface Tag just mirrors the datatypes in the CREATE statement of the Tags tabl<text:span text:style-name="T221">e. Additionally, it ensures that returned messages are of type string and that the ID property of the data returned has the UUID datatype.</text:span></text:p>
      <text:list text:continue-numbering="true" text:style-name="L1">
        <text:list-item>
          <text:list>
            <text:list-item>
              <text:list>
                <text:list-item>
                  <text:list>
                    <text:list-item>
                      <text:p text:style-name="P342"><text:bookmark-start text:name="__RefHeading___Toc20680_4090151721 Copy 3"/><text:soft-page-break/>./src/api/types/<text:span text:style-name="T219">taskTypes.ts</text:span><text:bookmark-end text:name="__RefHeading___Toc20680_4090151721 Copy 3"/></text:p>
                    </text:list-item>
                  </text:list>
                </text:list-item>
              </text:list>
            </text:list-item>
          </text:list>
        </text:list-item>
      </text:list>
      <text:p text:style-name="Code">import { UUID } from "crypto";</text:p>
      <text:p text:style-name="Code">import { Tag } from "./tagTypes";</text:p>
      <text:p text:style-name="Code"/>
      <text:p text:style-name="Code">export interface Subtask {</text:p>
      <text:p text:style-name="Code"><text:s text:c="4"/>subtaskid: UUID;</text:p>
      <text:p text:style-name="Code"><text:s text:c="4"/>description: string;</text:p>
      <text:p text:style-name="Code"><text:s text:c="4"/>completed: boolean;</text:p>
      <text:p text:style-name="Code"><text:s text:c="4"/>index: number;</text:p>
      <text:p text:style-name="Code"><text:s text:c="2"/>};</text:p>
      <text:p text:style-name="Code"/>
      <text:p text:style-name="Code">export interface TaskUpdate extends Task {</text:p>
      <text:p text:style-name="Code"><text:s text:c="4"/>updateType: 'add' | 'update' | 'delete';</text:p>
      <text:p text:style-name="Code"><text:s text:c="2"/>}</text:p>
      <text:p text:style-name="Code"/>
      <text:p text:style-name="Code">export interface Task {</text:p>
      <text:p text:style-name="Code"><text:s text:c="4"/>noteid: UUID;</text:p>
      <text:p text:style-name="Code"><text:s text:c="4"/>taskid: UUID;</text:p>
      <text:p text:style-name="Code"/>
      <text:p text:style-name="Code"><text:s text:c="4"/>title: string;</text:p>
      <text:p text:style-name="Code"><text:s text:c="4"/>content: string;</text:p>
      <text:p text:style-name="Code"><text:s text:c="4"/>completed: boolean;</text:p>
      <text:p text:style-name="Code"><text:s text:c="4"/>due_date: Date | undefined;</text:p>
      <text:p text:style-name="Code"><text:s text:c="4"/>subtasks: Subtask[];</text:p>
      <text:p text:style-name="Code"><text:s text:c="4"/>tags: UUID[] | Tag[];</text:p>
      <text:p text:style-name="Code"><text:s text:c="2"/>};</text:p>
      <text:p text:style-name="Code"/>
      <text:p text:style-name="Code"><text:s text:c="2"/>export interface TaskResponse {</text:p>
      <text:p text:style-name="Code"><text:s text:c="4"/>task: Task;</text:p>
      <text:p text:style-name="Code"><text:s text:c="4"/>message: string</text:p>
      <text:p text:style-name="Code"><text:s text:c="2"/>}</text:p>
      <text:p text:style-name="Code"/>
      <text:p text:style-name="Code"><text:s text:c="2"/>export interface TaskwithIds extends Task {</text:p>
      <text:p text:style-name="Code"><text:s text:c="4"/>tags:UUID[]</text:p>
      <text:p text:style-name="Code"><text:s text:c="2"/>}</text:p>
      <text:p text:style-name="Code"/>
      <text:p text:style-name="Code"><text:s text:c="2"/>export interface TaskCreateResponse {</text:p>
      <text:p text:style-name="Code"><text:s text:c="4"/>message: string</text:p>
      <text:p text:style-name="Code"><text:s text:c="4"/>data: {taskid: UUID, noteid: UUID, subtasks: Subtask[]};</text:p>
      <text:p text:style-name="Code"><text:s text:c="2"/>}</text:p>
      <text:p text:style-name="Code"/>
      <text:p text:style-name="Code"><text:s text:c="2"/>export interface TaskPreviewResponse {</text:p>
      <text:p text:style-name="Code"><text:s text:c="4"/>tasks: Task[];</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s text:c="4"/>}</text:p>
      <text:p text:style-name="Code"/>
      <text:p text:style-name="P245">Now Tasks have a few extra interfaces. For example, a Task, apart from other properties, also may store an array of subtasks, which also are objects with their own datatypes. This is why Subtask is followed by a [ ] to denote that it is an array, as well as tags of Tag[ ] type or arrays of Tasks[ ] in response interfaces. If we make a connection to Python classes, <text:soft-page-break/>“subtasks: Subtask[]” may be considered composition, while some interfaces inherit the parent interface, such as </text:p>
      <text:p text:style-name="P241">export interface TaskUpdate extends Task {</text:p>
      <text:p text:style-name="P241"><text:s text:c="4"/>updateType: 'add' | 'update' | 'delete';</text:p>
      <text:p text:style-name="Text_20_body"><text:s text:c="2"/>}<text:line-break/>, <text:span text:style-name="T221">which inherits the Task interface and extends its by adding a new field signifying the update type.</text:span></text:p>
      <text:p text:style-name="P245">Moreover, as mentioned previously, pagination datatypes are also added to responses with paginations, so code knows which datatypes it should expect.</text:p>
      <text:list text:continue-numbering="true" text:style-name="L1">
        <text:list-item>
          <text:list>
            <text:list-item>
              <text:list>
                <text:list-item>
                  <text:list>
                    <text:list-item>
                      <text:p text:style-name="P343"><text:bookmark-start text:name="__RefHeading___Toc20680_4090151721 Copy 4"/>./src/api/types/<text:span text:style-name="T219">habitTypes.ts</text:span><text:bookmark-end text:name="__RefHeading___Toc20680_4090151721 Copy 4"/></text:p>
                    </text:list-item>
                  </text:list>
                </text:list-item>
              </text:list>
            </text:list-item>
          </text:list>
        </text:list-item>
      </text:list>
      <text:p text:style-name="Text_20_body">Wrapping up this section, I will show the types file for the Habits module. <text:span text:style-name="T222">Here, the Habit interface is also composed of several other interfaces, which simplifies the code and allows me to break each interface down into components, that I can use in other parts of the application.</text:span></text:p>
      <text:p text:style-name="P246"><text:line-break/>import { UUID } from "crypto";</text:p>
      <text:p text:style-name="Code">import { Tag } from "./tagTypes";</text:p>
      <text:p text:style-name="Code">import { Task } from "./taskTypes";</text:p>
      <text:p text:style-name="Code"/>
      <text:p text:style-name="Code">export interface Habit {</text:p>
      <text:p text:style-name="Code"><text:s text:c="4"/>habitid:UUID;</text:p>
      <text:p text:style-name="Code"><text:s text:c="4"/>noteid:UUID</text:p>
      <text:p text:style-name="Code"/>
      <text:p text:style-name="Code"><text:s text:c="4"/>title: string;</text:p>
      <text:p text:style-name="Code"><text:s text:c="4"/>content:string</text:p>
      <text:p text:style-name="Code"><text:s text:c="4"/>reminder: ReminderTime;</text:p>
      <text:p text:style-name="Code"><text:s text:c="4"/>streak: number;</text:p>
      <text:p text:style-name="Code"><text:s text:c="4"/>tags: UUID[] ;</text:p>
      <text:p text:style-name="Code"><text:s text:c="4"/>linked_tasks : Task[]</text:p>
      <text:p text:style-name="Code"><text:s text:c="4"/>completed_today: boolean;</text:p>
      <text:p text:style-name="Code"/>
      <text:p text:style-name="Code"><text:s text:c="4"/>isNew?: boolean;</text:p>
      <text:p text:style-name="Code">}</text:p>
      <text:p text:style-name="Code"/>
      <text:p text:style-name="Code">export interface HabitPreview {</text:p>
      <text:p text:style-name="Code"><text:s text:c="4"/>habitid:UUID;</text:p>
      <text:p text:style-name="Code"><text:s text:c="4"/>noteid:UUID</text:p>
      <text:p text:style-name="Code"/>
      <text:p text:style-name="Code"><text:s text:c="4"/>title: string;</text:p>
      <text:p text:style-name="Code"><text:s text:c="4"/>content: string;</text:p>
      <text:p text:style-name="Code"><text:s text:c="4"/>streak: number;</text:p>
      <text:p text:style-name="Code"><text:s text:c="4"/>completed_today: boolean;</text:p>
      <text:p text:style-name="Code"><text:s text:c="4"/>tags: UUID[] ;</text:p>
      <text:p text:style-name="Code">}</text:p>
      <text:p text:style-name="Code"/>
      <text:p text:style-name="Code">export interface HabitCreateResponse {</text:p>
      <text:p text:style-name="Code"><text:s text:c="4"/>message: string</text:p>
      <text:p text:style-name="Code"><text:s text:c="4"/>data: {habitid: UUID, noteid: UUID};</text:p>
      <text:p text:style-name="Code">}</text:p>
      <text:p text:style-name="Code"/>
      <text:p text:style-name="Code">export interface HabitResponse {</text:p>
      <text:p text:style-name="Code"><text:soft-page-break/><text:s text:c="4"/>message: string</text:p>
      <text:p text:style-name="Code"><text:s text:c="4"/>data: Habit</text:p>
      <text:p text:style-name="Code">}</text:p>
      <text:p text:style-name="Code"/>
      <text:p text:style-name="Code">export interface HabitPreviewResponse {</text:p>
      <text:p text:style-name="Code"><text:s text:c="4"/>message: string</text:p>
      <text:p text:style-name="Code"><text:s text:c="4"/>data: HabitPreview[];</text:p>
      <text:p text:style-name="Code"><text:s text:c="4"/>pagination: {</text:p>
      <text:p text:style-name="Code"><text:s text:c="8"/>total: number;</text:p>
      <text:p text:style-name="Code"><text:s text:c="8"/>per_page: number;</text:p>
      <text:p text:style-name="Code"><text:s text:c="8"/>page: number;</text:p>
      <text:p text:style-name="Code"><text:s text:c="8"/>next_page: number;</text:p>
      <text:p text:style-name="Code"><text:s text:c="4"/>}</text:p>
      <text:p text:style-name="Code">}</text:p>
      <text:p text:style-name="Code"/>
      <text:p text:style-name="Code">export interface ReminderTime {</text:p>
      <text:p text:style-name="Code"><text:s text:c="4"/>reminder_time: string | undefined;</text:p>
      <text:p text:style-name="Code"><text:s text:c="4"/>repetition: string | undefined;</text:p>
      <text:p text:style-name="Code">}</text:p>
      <text:list text:continue-numbering="true" text:style-name="L1">
        <text:list-item>
          <text:list>
            <text:list-item>
              <text:list>
                <text:list-item>
                  <text:p text:style-name="P344"><text:bookmark-start text:name="__RefHeading___Toc21074_3595381390"/>Pages<text:bookmark-end text:name="__RefHeading___Toc21074_3595381390"/></text:p>
                  <text:list>
                    <text:list-item>
                      <text:p text:style-name="P290"><text:bookmark-start text:name="__RefHeading___Toc23420_3464985222"/>Landing<text:bookmark-end text:name="__RefHeading___Toc23420_3464985222"/></text:p>
                    </text:list-item>
                  </text:list>
                </text:list-item>
              </text:list>
            </text:list-item>
          </text:list>
        </text:list-item>
      </text:list>
      <text:p text:style-name="Text_20_body"/>
      <text:p text:style-name="Text_20_body"/>
      <text:p text:style-name="P271"><draw:frame draw:style-name="fr2" draw:name="Image36" text:anchor-type="char" svg:width="17cm" svg:height="18.373cm" draw:z-index="41"><draw:image xlink:href="Pictures/1000000100000584000005F6AC09E148.png" xlink:type="simple" xlink:show="embed" xlink:actuate="onLoad" draw:mime-type="image/png"/></draw:frame><text:soft-page-break/>The landing page of my notetaking app is purely decorative. It acts as a place where any unverified or logged out users end up at and provides an opportunity for expansion of the project and marketing it by adding reviews, pricelists and other information for the Internet to see. However, this is beyound the scope of the current project. In this implementation, the landing page lets users to log in or register into the app.</text:p>
      <text:p text:style-name="Code">import React from 'react'</text:p>
      <text:p text:style-name="Code">import { Link } from 'react-router-dom'</text:p>
      <text:p text:style-name="Code">import { Button } from '../../../components/@/ui/button'</text:p>
      <text:p text:style-name="Code"/>
      <text:p text:style-name="Code">function Landing() {</text:p>
      <text:p text:style-name="Code">return (</text:p>
      <text:p text:style-name="Code"><text:s text:c="4"/>&lt;div className='flex'&gt;</text:p>
      <text:p text:style-name="Code"><text:soft-page-break/><text:s text:c="8"/>&lt;div className="w-1/2 flex justify-center items-center min-h-screen bg-gray-200"&gt;</text:p>
      <text:p text:style-name="Code"><text:s text:c="12"/>&lt;h1 className="text-5xl font-extrabold "&gt;</text:p>
      <text:p text:style-name="Code"><text:s text:c="16"/>Neanote</text:p>
      <text:p text:style-name="Code"><text:s text:c="12"/>&lt;/h1&gt;</text:p>
      <text:p text:style-name="Code"><text:s text:c="8"/>&lt;/div&gt;</text:p>
      <text:p text:style-name="Code"><text:s text:c="8"/>&lt;div className=" flex w-1/2 justify-center min-h-screen bg-background "&gt;</text:p>
      <text:p text:style-name="Code"><text:s text:c="12"/>&lt;div className="flex flex-col justify-center items-center"&gt;</text:p>
      <text:p text:style-name="Code"><text:s text:c="16"/>&lt;h1 className='text-xl pt-2 font-bold'&gt;Getting started&lt;/h1&gt;</text:p>
      <text:p text:style-name="Code"><text:s text:c="16"/>&lt;div className="flex flex-row gap-4 p-4"&gt;</text:p>
      <text:p text:style-name="Code"><text:s text:c="20"/>&lt;Link to="/login"&gt;</text:p>
      <text:p text:style-name="Code"><text:s text:c="24"/>&lt;Button variant={'outline'}&gt;Login&lt;/Button&gt;</text:p>
      <text:p text:style-name="Code"><text:s text:c="20"/>&lt;/Link&gt;</text:p>
      <text:p text:style-name="Code"><text:s text:c="20"/>&lt;Link to="/register"&gt;</text:p>
      <text:p text:style-name="Code"><text:s text:c="24"/>&lt;Button&gt;Register&lt;/Button&gt;</text:p>
      <text:p text:style-name="Code"><text:s text:c="20"/>&lt;/Link&gt;</text:p>
      <text:p text:style-name="Code"><text:s text:c="16"/>&lt;/div&gt;</text:p>
      <text:p text:style-name="Code"><text:s text:c="12"/>&lt;/div&gt;</text:p>
      <text:p text:style-name="Code"><text:s text:c="8"/>&lt;/div&gt;</text:p>
      <text:p text:style-name="Code"><text:s text:c="4"/>&lt;/div&gt;</text:p>
      <text:p text:style-name="Code">)</text:p>
      <text:p text:style-name="Code">}</text:p>
      <text:p text:style-name="Code"/>
      <text:p text:style-name="Code">export default Landing</text:p>
      <text:p text:style-name="Code"/>
      <text:p text:style-name="P271">Additionally, it provides a simple example of how a React component looks like. The code uses React's JSX syntax to define the structure of the page. <text:s/>The outermost div with the class name "flex" establishes a flexible layout, arranging its children side-by-side. <text:s/>Inside this, there are two main div elements, each occupying half of the screen width ("w-1/2"). The left div displays the "Neanote" title, centering it both horizontally and vertically using "flex justify-center items-center" and setting a minimum height to fill the screen. It also has a light gray background. The right div provides the login and register options, also centering its content and using the application's background color.</text:p>
      <text:p text:style-name="P271">The login and register options are presented within a nested div that arranges them in a row with some spacing and padding. The Link component (from the react-router library) is used to create clickable links that navigate the user to the "/login" and "/register" routes without the unaesthetic blue hyperlink we commonly see. <text:s/>The Button component is used to render the login and register buttons, with different visual styles applied using the "variant" prop. <text:s/>The "Login" button is styled as an outline button, while the "Register" button uses the default style. Both of these styles are provided by the shadcn library.</text:p>
      <text:list text:continue-numbering="true" text:style-name="L1">
        <text:list-item>
          <text:list>
            <text:list-item>
              <text:list>
                <text:list-item>
                  <text:list>
                    <text:list-item>
                      <text:p text:style-name="P345"><text:bookmark-start text:name="__RefHeading___Toc23418_3464985222"/>Register <text:bookmark-end text:name="__RefHeading___Toc23418_3464985222"/></text:p>
                    </text:list-item>
                  </text:list>
                </text:list-item>
              </text:list>
            </text:list-item>
          </text:list>
        </text:list-item>
      </text:list>
      <text:p text:style-name="P261">If the user does not have an account, they are sent from the landing page to the registration page.</text:p>
      <text:p text:style-name="P261"><draw:frame draw:style-name="fr2" draw:name="Image31" text:anchor-type="char" svg:width="17cm" svg:height="18.762cm" draw:z-index="34"><draw:image xlink:href="Pictures/1000000100000580000006125D7EDE73.png" xlink:type="simple" xlink:show="embed" xlink:actuate="onLoad" draw:mime-type="image/png"/></draw:frame><text:soft-page-break/></text:p>
      <text:p text:style-name="P249">The registration page allows users to create a new account. It consists of two main components: `Register.tsx` and `useRegister.tsx`.</text:p>
      <text:list text:continue-numbering="true" text:style-name="L1">
        <text:list-item>
          <text:list>
            <text:list-item>
              <text:list>
                <text:list-item>
                  <text:list>
                    <text:list-item>
                      <text:list>
                        <text:list-item>
                          <text:p text:style-name="P346"><text:bookmark-start text:name="__RefHeading___Toc23416_3464985222"/>./<text:span text:style-name="T226">src/Pages/Register/Register.tsx</text:span><text:bookmark-end text:name="__RefHeading___Toc23416_3464985222"/></text:p>
                        </text:list-item>
                      </text:list>
                    </text:list-item>
                  </text:list>
                </text:list-item>
              </text:list>
            </text:list-item>
          </text:list>
        </text:list-item>
      </text:list>
      <text:p text:style-name="P249">This component defines the user interface for the registration page. It uses React Hook Form and Zod for form validation.</text:p>
      <text:p text:style-name="Code"><text:s text:c="4"/>import { zodResolver } from '@hookform/resolvers/zod';</text:p>
      <text:p text:style-name="Code"><text:s text:c="4"/>import React from 'react';</text:p>
      <text:p text:style-name="Code"><text:s text:c="4"/>import { useForm } from "react-hook-form";</text:p>
      <text:p text:style-name="Code"><text:s text:c="4"/>import { z } from 'zod';</text:p>
      <text:p text:style-name="Code"><text:soft-page-break/><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registerFormSchema } from '../../formValidation';</text:p>
      <text:p text:style-name="Code"><text:s text:c="4"/>import { Link, useNavigate } from 'react-router-dom';</text:p>
      <text:p text:style-name="Code"><text:s text:c="4"/>import { useRegister } from './useRegister';</text:p>
      <text:p text:style-name="Code"/>
      <text:p text:style-name="Code"/>
      <text:p text:style-name="Code"><text:s text:c="4"/>function Register() {</text:p>
      <text:p text:style-name="Code"><text:s text:c="6"/>const {formHandler, register} = useRegister()</text:p>
      <text:p text:style-name="Code"><text:s text:c="6"/>const navigate = useNavigate()</text:p>
      <text:p text:style-name="Code"><text:s text:c="6"/>// Defines the form</text:p>
      <text:p text:style-name="Code"><text:s text:c="6"/>const form = useForm&lt;z.infer&lt;typeof registerFormSchema&gt;&gt;({</text:p>
      <text:p text:style-name="Code"><text:s text:c="8"/>resolver: zodResolver(registerFormSchema),</text:p>
      <text:p text:style-name="Code"><text:s text:c="8"/>defaultValues: {</text:p>
      <text:p text:style-name="Code"><text:s text:c="10"/>username: "",</text:p>
      <text:p text:style-name="Code"><text:s text:c="10"/>password: "",</text:p>
      <text:p text:style-name="Code"><text:s text:c="10"/>email: ""</text:p>
      <text:p text:style-name="Code"><text:s text:c="8"/>},</text:p>
      <text:p text:style-name="Code"><text:s text:c="6"/>})</text:p>
      <text:p text:style-name="Code"><text:s text:c="6"/>//Defines the form submit</text:p>
      <text:p text:style-name="Code"><text:s text:c="6"/>function onSubmit(values: z.infer&lt;typeof registerFormSchema&gt;) {</text:p>
      <text:p text:style-name="Code"><text:s text:c="8"/>console.log(values)</text:p>
      <text:p text:style-name="Code"><text:s text:c="8"/>formHandler(values)</text:p>
      <text:p text:style-name="Code"><text:s text:c="8"/>register()</text:p>
      <text:p text:style-name="Code"><text:s text:c="8"/>navigate('/get-started')</text:p>
      <text:p text:style-name="Code"><text:s text:c="6"/>}</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Register&lt;/h1&gt;</text:p>
      <text:p text:style-name="Code"><text:s text:c="16"/>&lt;Form {...form}&gt;</text:p>
      <text:p text:style-name="Code"/>
      <text:p text:style-name="Code"><text:s text:c="16"/>&lt;form onSubmit={form.handleSubmit(onSubmit)} className="space-y-4 w-[250px]"&gt;</text:p>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oft-page-break/><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email"</text:p>
      <text:p text:style-name="Code"><text:s text:c="24"/>render={({ field }) =&gt; (</text:p>
      <text:p text:style-name="Code"><text:s text:c="22"/>&lt;FormItem&gt;</text:p>
      <text:p text:style-name="Code"><text:s text:c="26"/>&lt;Label&gt;Email&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password"</text:p>
      <text:p text:style-name="Code"><text:s text:c="24"/>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text:p>
      <text:p text:style-name="Code"><text:s text:c="20"/>&lt;Link to="/login"&gt;</text:p>
      <text:p text:style-name="Code"><text:s text:c="28"/>&lt;p className='text-sm text-foreground'&gt;New to Neanote? Log in&lt;/p&gt;</text:p>
      <text:p text:style-name="Code"><text:s text:c="20"/>&lt;/Link&gt;</text:p>
      <text:p text:style-name="Code"><text:s text:c="20"/>&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Register</text:p>
      <text:p text:style-name="Code"/>
      <text:p text:style-name="P249">The component uses react-hook-form to manage the form state and validation. zodResolver is used to integrate Zod schema for validation. The form consists of three fields: username, email, and password. <text:span text:style-name="T226">When the user presses the “submit” button</text:span>, the onSubmit function is called, which calls the formHandler and register functions from the useRegister hook, and navigates to the /get-started route.</text:p>
      <text:p text:style-name="P258"/>
      <text:list text:continue-numbering="true" text:style-name="L1">
        <text:list-item>
          <text:list>
            <text:list-item>
              <text:list>
                <text:list-item>
                  <text:list>
                    <text:list-item>
                      <text:list>
                        <text:list-item>
                          <text:p text:style-name="P346"><text:bookmark-start text:name="__RefHeading___Toc23414_3464985222"/><text:soft-page-break/>./<text:span text:style-name="T226">src/Pages/Register/useRegister.tsx</text:span><text:bookmark-end text:name="__RefHeading___Toc23414_3464985222"/></text:p>
                        </text:list-item>
                      </text:list>
                    </text:list-item>
                  </text:list>
                </text:list-item>
              </text:list>
            </text:list-item>
          </text:list>
        </text:list-item>
      </text:list>
      <text:p text:style-name="P259"><text:span text:style-name="T226">In React, all files starting with “use” are called hooks. </text:span>Essentially, <text:span text:style-name="T226">hooks</text:span> allow you to use state and other React capabilities without needing to write class components. This means that function components, which were traditionally simpler and stateless, can now manage their own state, perform side effects (like <text:s/><text:span text:style-name="T226">calling an api mentioned previously</text:span>), and access context. <text:span text:style-name="T223">This hook manages the registration logic. It uses Zustand for state management and calls the </text:span><text:span text:style-name="T226">register component of the users</text:span><text:span text:style-name="T223"> API to </text:span><text:span text:style-name="T226">send a registration request to the backend. The types of each function and constant are passed into the store through &lt;RegisterState&gt; for type safety.</text:span></text:p>
      <text:p text:style-name="Code"><text:s text:c="4"/>import Cookies from 'js-cookie';</text:p>
      <text:p text:style-name="Code"><text:s text:c="4"/>import { create } from 'zustand';</text:p>
      <text:p text:style-name="Code"><text:s text:c="4"/>import users from '../../api/users';</text:p>
      <text:p text:style-name="Code"/>
      <text:p text:style-name="Code"><text:s text:c="4"/>type RegisterState = {</text:p>
      <text:p text:style-name="Code"><text:s text:c="6"/>form: {</text:p>
      <text:p text:style-name="Code"><text:s text:c="8"/>username: string;</text:p>
      <text:p text:style-name="Code"><text:s text:c="8"/>password: string;</text:p>
      <text:p text:style-name="Code"><text:s text:c="8"/>email:string</text:p>
      <text:p text:style-name="Code"><text:s text:c="6"/>};</text:p>
      <text:p text:style-name="Code"><text:s text:c="6"/>formHandler: (form) =&gt; void;</text:p>
      <text:p text:style-name="Code"><text:s text:c="6"/>register: () =&gt; Promise&lt;boolean&gt;;</text:p>
      <text:p text:style-name="Code"><text:s text:c="4"/>};</text:p>
      <text:p text:style-name="Code"/>
      <text:p text:style-name="Code"><text:s text:c="4"/>export let useRegister = create&lt;RegisterState&gt;((set,get)=&gt;({</text:p>
      <text:p text:style-name="Code"/>
      <text:p text:style-name="Code"><text:s text:c="6"/>form:{username:'',password:'', email: ""},</text:p>
      <text:p text:style-name="Code"/>
      <text:p text:style-name="Code"><text:s text:c="6"/>formHandler:(form)=&gt;{</text:p>
      <text:p text:style-name="Code"><text:s text:c="10"/>set({form})</text:p>
      <text:p text:style-name="Code"><text:s text:c="6"/>},</text:p>
      <text:p text:style-name="Code"/>
      <text:p text:style-name="Code"><text:s text:c="6"/>register:async ()=&gt;{</text:p>
      <text:p text:style-name="Code"><text:s text:c="10"/>let {form}=get()</text:p>
      <text:p text:style-name="Code"><text:s text:c="10"/>let response = await users.register(form)</text:p>
      <text:p text:style-name="Code"><text:s text:c="10"/>if(response){</text:p>
      <text:p text:style-name="Code"><text:s text:c="12"/>return true</text:p>
      <text:p text:style-name="Code"><text:s text:c="10"/>} else {</text:p>
      <text:p text:style-name="Code"><text:s text:c="12"/>return false</text:p>
      <text:p text:style-name="Code"><text:s text:c="10"/>}</text:p>
      <text:p text:style-name="Code"/>
      <text:p text:style-name="Code"><text:s text:c="6"/>}</text:p>
      <text:p text:style-name="Code"/>
      <text:p text:style-name="Code"><text:s text:c="6"/>}))</text:p>
      <text:p text:style-name="P247"/>
      <text:p text:style-name="P249"/>
      <text:list text:continue-numbering="true" text:style-name="L1">
        <text:list-item>
          <text:list>
            <text:list-item>
              <text:list>
                <text:list-item>
                  <text:list>
                    <text:list-item>
                      <text:p text:style-name="P297"><text:bookmark-start text:name="__RefHeading___Toc23412_3464985222"/>L<text:span text:style-name="T223">ogin</text:span><text:bookmark-end text:name="__RefHeading___Toc23412_3464985222"/></text:p>
                    </text:list-item>
                  </text:list>
                </text:list-item>
              </text:list>
            </text:list-item>
          </text:list>
        </text:list-item>
      </text:list>
      <text:p text:style-name="P261">Alternatively, the user has an opportunity to opt to log in instead, providing an exit point, consistent with good design principles.</text:p>
      <text:p text:style-name="P249"/>
      <text:p text:style-name="P249"><text:soft-page-break/>The login page allows users to log in to their existing account. It consists of two main components: Login.tsx and useLogin.tsx.</text:p>
      <text:p text:style-name="P260"><draw:frame draw:style-name="fr1" draw:name="Image32" text:anchor-type="char" svg:x="0.22cm" svg:y="-0.034cm" svg:width="17cm" svg:height="16.542cm" draw:z-index="35"><draw:image xlink:href="Pictures/1000000100000586000005601573F09E.png" xlink:type="simple" xlink:show="embed" xlink:actuate="onLoad" draw:mime-type="image/png"/></draw:frame></text:p>
      <text:list text:continue-numbering="true" text:style-name="L1">
        <text:list-item>
          <text:list>
            <text:list-item>
              <text:list>
                <text:list-item>
                  <text:list>
                    <text:list-item>
                      <text:list>
                        <text:list-item>
                          <text:p text:style-name="P347"><text:bookmark-start text:name="__RefHeading___Toc23410_3464985222"/>./<text:span text:style-name="T226">src/Pages/</text:span><text:span text:style-name="T227">Login</text:span><text:span text:style-name="T226">/</text:span><text:span text:style-name="T227">Login</text:span><text:span text:style-name="T226">.tsx</text:span><text:bookmark-end text:name="__RefHeading___Toc23410_3464985222"/></text:p>
                        </text:list-item>
                      </text:list>
                    </text:list-item>
                  </text:list>
                </text:list-item>
              </text:list>
            </text:list-item>
          </text:list>
        </text:list-item>
      </text:list>
      <text:p text:style-name="Code"><text:s text:c="4"/>import { zodResolver } from '@hookform/resolvers/zod';</text:p>
      <text:p text:style-name="Code"><text:s text:c="4"/>import React from 'react';</text:p>
      <text:p text:style-name="Code"><text:s text:c="4"/>import { useForm } from "react-hook-form";</text:p>
      <text:p text:style-name="Code"><text:s text:c="4"/>import { Link, useNavigate } from 'react-router-dom';</text:p>
      <text:p text:style-name="Code"><text:s text:c="4"/>import { z } from 'zod';</text:p>
      <text:p text:style-name="Code"><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loginFormSchema } from '../../formValidation';</text:p>
      <text:p text:style-name="Code"/>
      <text:p text:style-name="Code"><text:s text:c="4"/>import Cookies from 'js-cookie';</text:p>
      <text:p text:style-name="Code"><text:soft-page-break/><text:s text:c="4"/>import { useLogin } from './useLogin';</text:p>
      <text:p text:style-name="Code"><text:s text:c="4"/>import { useTheme } from '../../../components/providers/theme-provider';</text:p>
      <text:p text:style-name="Code"/>
      <text:p text:style-name="Code"><text:s text:c="4"/>function Login() {</text:p>
      <text:p text:style-name="Code"><text:s text:c="6"/>const {formHandler, login} = useLogin()</text:p>
      <text:p text:style-name="Code"><text:s text:c="6"/>const {setTheme} = useTheme()</text:p>
      <text:p text:style-name="Code"><text:s text:c="6"/>const navigate = useNavigate()</text:p>
      <text:p text:style-name="Code"><text:s text:c="6"/>// Defines the form</text:p>
      <text:p text:style-name="Code"><text:s text:c="6"/>const form = useForm&lt;z.infer&lt;typeof loginFormSchema&gt;&gt;({</text:p>
      <text:p text:style-name="Code"><text:s text:c="8"/>resolver: zodResolver(loginFormSchema),</text:p>
      <text:p text:style-name="Code"><text:s text:c="8"/>defaultValues: {</text:p>
      <text:p text:style-name="Code"><text:s text:c="10"/>username: "",</text:p>
      <text:p text:style-name="Code"><text:s text:c="10"/>password: ""</text:p>
      <text:p text:style-name="Code"><text:s text:c="8"/>},</text:p>
      <text:p text:style-name="Code"><text:s text:c="6"/>})</text:p>
      <text:p text:style-name="Code"/>
      <text:p text:style-name="Code"/>
      <text:p text:style-name="Code"><text:s text:c="6"/></text:p>
      <text:p text:style-name="Code"><text:s text:c="6"/>async function onSubmit(values: z.infer&lt;typeof loginFormSchema&gt;) {</text:p>
      <text:p text:style-name="Code"><text:s text:c="8"/>if (!Cookies.get('token')) {</text:p>
      <text:p text:style-name="Code"><text:s text:c="10"/>formHandler(values);</text:p>
      <text:p text:style-name="Code"><text:s text:c="10"/>login().then(loginResult =&gt; {</text:p>
      <text:p text:style-name="Code"><text:s text:c="12"/>if (loginResult) {</text:p>
      <text:p text:style-name="Code"><text:s text:c="14"/>setTheme(loginResult)</text:p>
      <text:p text:style-name="Code"><text:s text:c="14"/>navigate("/")</text:p>
      <text:p text:style-name="Code"><text:s text:c="12"/>}</text:p>
      <text:p text:style-name="Code"><text:s text:c="10"/>})</text:p>
      <text:p text:style-name="Code"><text:s text:c="8"/>}</text:p>
      <text:p text:style-name="Code"><text:s text:c="8"/>}</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Login&lt;/h1&gt;</text:p>
      <text:p text:style-name="Code"><text:s text:c="16"/>&lt;Form {...form}&gt;</text:p>
      <text:p text:style-name="Code"/>
      <text:p text:style-name="Code"><text:s text:c="16"/>&lt;form onSubmit={form.handleSubmit(onSubmit)} className="space-y-4 w-[250px]"&gt;</text:p>
      <text:p text:style-name="Code"/>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oft-page-break/><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2"/>name="password"</text:p>
      <text:p text:style-name="Code"><text:s text:c="20"/>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18"/>{/* Add more form fields here... */}</text:p>
      <text:p text:style-name="Code"><text:s text:c="18"/>&lt;Link to="/register"&gt;</text:p>
      <text:p text:style-name="Code"><text:s text:c="28"/>&lt;p className='text-sm pt-2 text-foreground'&gt;Already have an account? Register&lt;/p&gt;</text:p>
      <text:p text:style-name="Code"><text:s text:c="18"/>&lt;/Link&gt;</text:p>
      <text:p text:style-name="Code"><text:s text:c="18"/>&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Login</text:p>
      <text:p text:style-name="Code"/>
      <text:p text:style-name="P250">This component defines the user interface for the login page. It uses React Hook Form and Zod for form validation. It also uses the `useLogin` hook to handle the login logic and the `useTheme` hook to set the theme after successful login.</text:p>
      <text:p text:style-name="P249">The component initializes the form using useForm hook from react-hook-form. The zodResolver is used to validate the form against the loginFormSchema defined insrc/formValidation.tsx. The onSubmit function is called when the form is submitted. It calls the formHandler function from the useLogin hook to update the form state, and then calls the login function from the useLogin hook to log in the user. If the login is successful, the setTheme function from the useTheme hook is called to set the theme based on the user's preferences, and the user is navigated to the <text:span text:style-name="T227">root</text:span> route. The Link component is <text:span text:style-name="T227">part of the react-router library and can wrap any component to make it navigate the user to a specific link upon being clicked</text:span>.</text:p>
      <text:p text:style-name="P260"/>
      <text:list text:continue-numbering="true" text:style-name="L1">
        <text:list-item>
          <text:list>
            <text:list-item>
              <text:list>
                <text:list-item>
                  <text:list>
                    <text:list-item>
                      <text:list>
                        <text:list-item>
                          <text:p text:style-name="P347"><text:bookmark-start text:name="__RefHeading___Toc23408_3464985222"/>./<text:span text:style-name="T226">src/Pages/</text:span><text:span text:style-name="T227">Login</text:span><text:span text:style-name="T226">/</text:span><text:span text:style-name="T227">useLogin</text:span><text:span text:style-name="T226">.tsx</text:span><text:bookmark-end text:name="__RefHeading___Toc23408_3464985222"/></text:p>
                        </text:list-item>
                      </text:list>
                    </text:list-item>
                  </text:list>
                </text:list-item>
              </text:list>
            </text:list-item>
          </text:list>
        </text:list-item>
      </text:list>
      <text:p text:style-name="Code"><text:s text:c="4"/>import Cookies from 'js-cookie';</text:p>
      <text:p text:style-name="Code"><text:s text:c="4"/>import { create } from 'zustand';</text:p>
      <text:p text:style-name="Code"><text:s text:c="4"/>import users from '../../api/users';</text:p>
      <text:p text:style-name="Code"><text:soft-page-break/><text:s text:c="4"/>import { useTheme } from '../../../components/providers/theme-provider';</text:p>
      <text:p text:style-name="Code"/>
      <text:p text:style-name="Code"/>
      <text:p text:style-name="Code"><text:s text:c="4"/>type LoginState = {</text:p>
      <text:p text:style-name="Code"><text:s text:c="6"/>form: {</text:p>
      <text:p text:style-name="Code"><text:s text:c="8"/>username: string;</text:p>
      <text:p text:style-name="Code"><text:s text:c="8"/>password: string;</text:p>
      <text:p text:style-name="Code"><text:s text:c="6"/>};</text:p>
      <text:p text:style-name="Code"><text:s text:c="6"/>formHandler: (form) =&gt; void;</text:p>
      <text:p text:style-name="Code"><text:s text:c="6"/>login: () =&gt; Promise&lt;'light'|'dark'|'system' | false&gt;;</text:p>
      <text:p text:style-name="Code"><text:s text:c="4"/>};</text:p>
      <text:p text:style-name="Code"/>
      <text:p text:style-name="Code"><text:s text:c="4"/>export let useLogin = create&lt;LoginState&gt;((set,get)=&gt;({</text:p>
      <text:p text:style-name="Code"><text:s text:c="6"/>form:{username:'',password:''},</text:p>
      <text:p text:style-name="Code"/>
      <text:p text:style-name="Code"><text:s text:c="6"/>formHandler:(form)=&gt;{</text:p>
      <text:p text:style-name="Code"><text:s text:c="10"/>set({form})</text:p>
      <text:p text:style-name="Code"><text:s text:c="6"/>},</text:p>
      <text:p text:style-name="Code"/>
      <text:p text:style-name="Code"><text:s text:c="6"/>login:async ()=&gt; {</text:p>
      <text:p text:style-name="Code"><text:s text:c="10"/>let {form}=get()</text:p>
      <text:p text:style-name="Code"><text:s text:c="10"/>let response = await users.login(form)</text:p>
      <text:p text:style-name="Code"><text:s text:c="10"/>if(response&amp;&amp;response.preferences){</text:p>
      <text:p text:style-name="Code"><text:s text:c="12"/>return (response.preferences.theme?response.preferences.theme:'system')</text:p>
      <text:p text:style-name="Code"><text:s text:c="10"/>}</text:p>
      <text:p text:style-name="Code"><text:s text:c="10"/>else {</text:p>
      <text:p text:style-name="Code"><text:s text:c="12"/>return false</text:p>
      <text:p text:style-name="Code"><text:s text:c="10"/>}</text:p>
      <text:p text:style-name="Code"/>
      <text:p text:style-name="Code"><text:s text:c="6"/>}</text:p>
      <text:p text:style-name="Code"/>
      <text:p text:style-name="Code"><text:s text:c="6"/>}))</text:p>
      <text:p text:style-name="Code"><text:s text:c="3"/></text:p>
      <text:p text:style-name="P249">The useLogin hook <text:span text:style-name="T227">manages</text:span> the form state. The formHandler function updates the form state with the form data. The login function calls the users.login <text:span text:style-name="T227">web service</text:span> API to log in the user. The `users.login` API is a simple client-server model that calls a web service API and parses JSON to service the client-server model. The <text:span text:style-name="T227">API </text:span>returns the theme preference of the user, which is then used to set the theme using the useTheme hook. <text:span text:style-name="T227">Finally, after the user redirect, a simple toast is shown indicating a successful login. </text:span></text:p>
      <text:p text:style-name="P277"><text:s/></text:p>
      <text:list text:continue-numbering="true" text:style-name="L1">
        <text:list-item>
          <text:list>
            <text:list-item>
              <text:list>
                <text:list-item>
                  <text:list>
                    <text:list-item>
                      <text:p text:style-name="P356"><text:bookmark-start text:name="__RefHeading___Toc23406_3464985222"/>Account<text:bookmark-end text:name="__RefHeading___Toc23406_3464985222"/></text:p>
                    </text:list-item>
                  </text:list>
                </text:list-item>
              </text:list>
            </text:list-item>
          </text:list>
        </text:list-item>
      </text:list>
      <text:p text:style-name="P262">Now we have reached a more complex page, which may require more explanation.</text:p>
      <text:p text:style-name="P257"><draw:frame draw:style-name="fr2" draw:name="Image33" text:anchor-type="char" svg:width="17cm" svg:height="13.36cm" draw:z-index="36"><draw:image xlink:href="Pictures/100000010000058C0000045CEF902BB6.png" xlink:type="simple" xlink:show="embed" xlink:actuate="onLoad" draw:mime-type="image/png"/></draw:frame><text:soft-page-break/>By clicking the top right icon in their navbar, the user is sent to the /account endpoint, where they can change their username, email, theme preferences, password and have an option to delete their account. Username and email fields are also validated and an example of an invalid email address is shown on the screenshot.</text:p>
      <text:list text:continue-numbering="true" text:style-name="L1">
        <text:list-item>
          <text:list>
            <text:list-item>
              <text:list>
                <text:list-item>
                  <text:list>
                    <text:list-item>
                      <text:list>
                        <text:list-item>
                          <text:p text:style-name="P348"><text:bookmark-start text:name="__RefHeading___Toc23404_3464985222"/>./<text:span text:style-name="T226">src/Pages/</text:span><text:span text:style-name="T228">Account/Account</text:span><text:span text:style-name="T226">.tsx</text:span><text:bookmark-end text:name="__RefHeading___Toc23404_3464985222"/></text:p>
                        </text:list-item>
                      </text:list>
                    </text:list-item>
                  </text:list>
                </text:list-item>
              </text:list>
            </text:list-item>
          </text:list>
        </text:list-item>
      </text:list>
      <text:p text:style-name="Code">import React, { useEffect, useState } from 'react'</text:p>
      <text:p text:style-name="Code">import { useUser} from './useUser'</text:p>
      <text:p text:style-name="Code">import TitleComponent from '../../../components/TitleComponent/TitleComponent'</text:p>
      <text:p text:style-name="Code">import { FaSave, FaUser } from "react-icons/fa";</text:p>
      <text:p text:style-name="Code">import { Label } from '../../../components/@/ui/label';</text:p>
      <text:p text:style-name="Code">import { Input } from '../../../components/@/ui/input';</text:p>
      <text:p text:style-name="Code">import { Button } from '../../../components/@/ui/button';</text:p>
      <text:p text:style-name="Code">import {Separator} from '../../../components/@/ui/separator'</text:p>
      <text:p text:style-name="Code">import {PasswordDrawerDialog }from './Components/PasswordDrawerDialog';</text:p>
      <text:p text:style-name="Code">import { DeleteAccountDrawerDialog } from './Components/DeleteAccountDrawerDialog';</text:p>
      <text:p text:style-name="Code">import { ThemeSelector } from './Components/ThemeSelector';</text:p>
      <text:p text:style-name="Code">import {useTheme} from '../../../components/providers/theme-provider'</text:p>
      <text:p text:style-name="Code"/>
      <text:p text:style-name="Text_20_body"><text:span text:style-name="T229">We start by importing tools and components.</text:span> <text:span text:style-name="T229">Such components could be</text:span> React, useEffect, and useState, <text:span text:style-name="T229">that handle page updates and state. </text:span>useUser is a custom <text:span text:style-name="T229">hook created to manage user data and will be gone over in the next section. Other components like </text:span>Label, Input, and <text:span text:style-name="T229">B</text:span>utton are styled elements for displaying text, taking user input, and performing <text:soft-page-break/>actions, respectively. <text:span text:style-name="T229">Sometimes, such components are more easily combined into other components like</text:span> "PasswordDrawerDialog" and "DeleteAccountDrawerDialog" <text:span text:style-name="T229">which are </text:span>specialized components that handle password changes and account deletion <text:span text:style-name="T229">by grouping other components and sometimes logic in a reusable manner.</text:span></text:p>
      <text:p text:style-name="Code"/>
      <text:p text:style-name="Code">function Account() {</text:p>
      <text:p text:style-name="Code"><text:s text:c="2"/>const { currentUser, getUser, updateCurrentUser, pendingChanges, validationErrors, loading, handleUpdateDetails, handleUpdatePreferences } = useUser();</text:p>
      <text:p text:style-name="Code"><text:s text:c="2"/>const [isValidationErrorsEmpty, setIsValidationErrorsEmpty] = useState(true);</text:p>
      <text:p text:style-name="Code"><text:s text:c="2"/>const { setTheme } = useTheme();</text:p>
      <text:p text:style-name="Code"/>
      <text:p text:style-name="Code"><text:s text:c="2"/>useEffect(() =&gt; {</text:p>
      <text:p text:style-name="Code"><text:s text:c="6"/>setIsValidationErrorsEmpty(</text:p>
      <text:p text:style-name="Code"><text:s text:c="10"/>Object.keys(validationErrors).every(key =&gt; !validationErrors[key])</text:p>
      <text:p text:style-name="Code"><text:s text:c="6"/>);</text:p>
      <text:p text:style-name="Code"><text:s text:c="6"/>console.log(validationErrors);</text:p>
      <text:p text:style-name="Code"><text:s text:c="2"/>}, [validationErrors]);</text:p>
      <text:p text:style-name="Code"/>
      <text:p text:style-name="Code"><text:s text:c="2"/>const handleThemeChange = (value) =&gt; {</text:p>
      <text:p text:style-name="Code"><text:s text:c="6"/>updateCurrentUser('preferences', { ...currentUser.preferences, theme: value });</text:p>
      <text:p text:style-name="Code"><text:s text:c="6"/>setTheme(value);</text:p>
      <text:p text:style-name="Code"><text:s text:c="6"/>handleUpdatePreferences();</text:p>
      <text:p text:style-name="Code"><text:s text:c="2"/>}</text:p>
      <text:p text:style-name="Code"/>
      <text:p text:style-name="Code"><text:s text:c="4"/>useEffect(() =&gt; {</text:p>
      <text:p text:style-name="Code"><text:s text:c="6"/>getUser();</text:p>
      <text:p text:style-name="Code"><text:s text:c="4"/>}, [getUser]);</text:p>
      <text:p text:style-name="Code"/>
      <text:p text:style-name="P263">The main part of the code is the Account function. This function defines what the user sees and interacts with on the Account page. It uses the <text:span text:style-name="T229">useUser hool</text:span> to get the user's current information, any changes they've made, and any errors in their input. </text:p>
      <text:p text:style-name="P263">useState is used to manage whether there are any errors in the user's input, and useEffect is used to keep this information updated whenever the errors change. Another useEffect is used to fetch the user's data when the page loads. <text:span text:style-name="T229">The hook listens to the getUser function, so it calls it whenever the function is mounted.</text:span> <text:span text:style-name="T229">Lastly</text:span> handleThemeChange function updates the user's theme preference and applies the new theme.</text:p>
      <text:p text:style-name="Code"/>
      <text:p text:style-name="Code"><text:s text:c="4"/>return (</text:p>
      <text:p text:style-name="Code"><text:s text:c="6"/>&lt;&gt;</text:p>
      <text:p text:style-name="Code"><text:s text:c="8"/>&lt;div className="flex flex-row gap-3 items-center pb-2"&gt;</text:p>
      <text:p text:style-name="Code"><text:s text:c="10"/>&lt;TitleComponent&gt;&lt;FaUser size={'20px'} /&gt; Account&lt;/TitleComponent&gt;</text:p>
      <text:p text:style-name="Code"><text:s text:c="8"/>&lt;/div&gt;</text:p>
      <text:p text:style-name="Code"/>
      <text:p text:style-name="Code"><text:s text:c="8"/>&lt;div className='flex flex-col gap-3'&gt;</text:p>
      <text:p text:style-name="Code"><text:s text:c="10"/>&lt;div className='bg-secondary p-3 rounded-xl flex flex-col gap-2'&gt;</text:p>
      <text:p text:style-name="Code"/>
      <text:p text:style-name="Code"><text:s text:c="12"/>&lt;h2 className='font-bold text-xl'&gt;Details&lt;/h2&gt;</text:p>
      <text:p text:style-name="Code"><text:s text:c="14"/>&lt;Separator/&gt;</text:p>
      <text:p text:style-name="Code"/>
      <text:p text:style-name="Code"><text:s text:c="14"/>&lt;Label htmlFor="username"&gt;Username: &lt;/Label&gt;</text:p>
      <text:p text:style-name="Code"><text:soft-page-break/><text:s text:c="14"/>&lt;Input id="username" className='50vw' value={currentUser?.username} onChange={(e) =&gt; updateCurrentUser('username', e.target.value)} /&gt;</text:p>
      <text:p text:style-name="Code"><text:s text:c="14"/>{validationErrors['username'] &amp;&amp; (</text:p>
      <text:p text:style-name="Code"><text:s text:c="16"/>&lt;Label htmlFor="username" className='text-destructive'&gt;{validationErrors['username']}&lt;/Label&gt;</text:p>
      <text:p text:style-name="Code"><text:s text:c="14"/>)}</text:p>
      <text:p text:style-name="Code"/>
      <text:p text:style-name="Code"><text:s text:c="14"/>&lt;Label htmlFor="email"&gt;Email:&lt;/Label&gt;</text:p>
      <text:p text:style-name="Code"><text:s text:c="14"/>&lt;Input id="email" value={currentUser?.email} onChange={(e) =&gt; updateCurrentUser('email', e.target.value)} /&gt;</text:p>
      <text:p text:style-name="Code"><text:s text:c="14"/>{validationErrors['email'] &amp;&amp; (</text:p>
      <text:p text:style-name="Code"><text:s text:c="16"/>&lt;Label htmlFor="email" className='text-destructive'&gt;{validationErrors['email']}&lt;/Label&gt;</text:p>
      <text:p text:style-name="Code"><text:s text:c="14"/>)}</text:p>
      <text:p text:style-name="Code"><text:s text:c="14"/>{/* &lt;Label htmlFor="password"&gt;Password:&lt;/Label&gt;</text:p>
      <text:p text:style-name="Code"><text:s text:c="14"/>&lt;Input id="password" type="password" value={currentUser?.password} onChange={(e) =&gt; updateCurrentUser('password', e.target.value)} /&gt; <text:s/>*/}</text:p>
      <text:p text:style-name="Code"/>
      <text:p text:style-name="Code"><text:s text:c="14"/>&lt;Button className='gap-2 w-fit' disabled={!pendingChanges || !isValidationErrorsEmpty} onClick={handleUpdateDetails}&gt;</text:p>
      <text:p text:style-name="Code"><text:s text:c="18"/>&lt;FaSave /&gt; {loading ? 'Saving...' : 'Save'}</text:p>
      <text:p text:style-name="Code"><text:s text:c="14"/>&lt;/Button&gt;</text:p>
      <text:p text:style-name="Code"><text:s text:c="10"/>&lt;/div&gt;</text:p>
      <text:p text:style-name="Code"><text:s text:c="10"/>&lt;div className='bg-secondary p-3 rounded-xl flex flex-col gap-2'&gt;</text:p>
      <text:p text:style-name="Code"><text:s text:c="14"/>&lt;h2 className='font-bold text-xl'&gt;Preferences&lt;/h2&gt;</text:p>
      <text:p text:style-name="Code"><text:s text:c="14"/>&lt;Separator /&gt;</text:p>
      <text:p text:style-name="Code"><text:s text:c="14"/>&lt;ThemeSelector</text:p>
      <text:p text:style-name="Code"><text:s text:c="18"/>theme={currentUser.preferences.theme}</text:p>
      <text:p text:style-name="Code"><text:s text:c="18"/>onChange={handleThemeChange} /&gt;</text:p>
      <text:p text:style-name="Code"><text:s text:c="10"/>&lt;/div&gt;</text:p>
      <text:p text:style-name="Code"><text:s text:c="10"/>&lt;div className='border-[2px] <text:s/>border-destructive p-3 rounded-xl flex flex-col gap-2'&gt;</text:p>
      <text:p text:style-name="Code"><text:s text:c="12"/>&lt;h2 className='font-bold text-xl'&gt;Security&lt;/h2&gt;</text:p>
      <text:p text:style-name="Code"><text:s text:c="14"/>&lt;Separator/&gt;</text:p>
      <text:p text:style-name="Code"><text:s text:c="14"/>&lt;div className='flex flex-row gap-3'&gt;</text:p>
      <text:p text:style-name="Code"><text:s text:c="16"/>&lt;PasswordDrawerDialog/&gt;</text:p>
      <text:p text:style-name="Code"><text:s text:c="16"/>&lt;DeleteAccountDrawerDialog/&gt;</text:p>
      <text:p text:style-name="Code"><text:s text:c="14"/>&lt;/div&gt;</text:p>
      <text:p text:style-name="Code"><text:s text:c="10"/>&lt;/div&gt;</text:p>
      <text:p text:style-name="Code"><text:s text:c="8"/>&lt;/div&gt;</text:p>
      <text:p text:style-name="Code"><text:s text:c="6"/>&lt;/&gt;</text:p>
      <text:p text:style-name="Code"><text:s text:c="4"/>);</text:p>
      <text:p text:style-name="Code"><text:s text:c="2"/>}</text:p>
      <text:p text:style-name="Code"/>
      <text:p text:style-name="Code"><text:s text:c="2"/>export default Account;</text:p>
      <text:p text:style-name="Code"/>
      <text:p text:style-name="Code"/>
      <text:p text:style-name="Text_20_body"/>
      <text:p text:style-name="P263">The return section of the code describes the visual layout of the page. It's organized into sections using div elements, which act like containers. The page is divided into Details, Preferences, and Security sections. The Details section displays the user's username and email <text:span text:style-name="T230">form</text:span>, allowing them to edit this information. Validation messages are displayed if the user enters incorrect information <text:span text:style-name="T230">and have been showcased previously</text:span>. A Save button lets the user save their changes <text:span text:style-name="T230">and is enabled only when there are changes and there are no validation errors using the disabled={!pendingChanges || !isValidationErrorsEmpty} inline </text:span><text:soft-page-break/><text:span text:style-name="T230">comparison</text:span>. T<text:span text:style-name="T230">he last two sections contain the theme preference change menu and the buttons that trigger popups containing the UI to change a password or to delete a user’s account. Before we discuss the popups, it is necessary to take a look at the logic behind the user. This is where useUser hook comes into play.</text:span></text:p>
      <text:list xml:id="list130852066847819" text:continue-numbering="true" text:style-name="L1">
        <text:list-item>
          <text:list>
            <text:list-item>
              <text:list>
                <text:list-item>
                  <text:list>
                    <text:list-item>
                      <text:list>
                        <text:list-item>
                          <text:p text:style-name="P348"><text:bookmark-start text:name="__RefHeading___Toc23402_3464985222"/>./<text:span text:style-name="T226">src/Pages/</text:span><text:span text:style-name="T228">Account/useUser</text:span><text:span text:style-name="T226">.tsx</text:span><text:bookmark-end text:name="__RefHeading___Toc23402_3464985222"/></text:p>
                        </text:list-item>
                      </text:list>
                    </text:list-item>
                  </text:list>
                </text:list-item>
              </text:list>
            </text:list-item>
          </text:list>
        </text:list-item>
      </text:list>
      <text:p text:style-name="Code">import { create } from "zustand";</text:p>
      <text:p text:style-name="Code">import { immer } from "zustand/middleware/immer";</text:p>
      <text:p text:style-name="Code">import { UserSettings } from "../../api/types/userTypes";</text:p>
      <text:p text:style-name="Code">import users from "../../api/users";</text:p>
      <text:p text:style-name="Code">import { PasswordSchema, UserSettingsSchema } from "../../formValidation";</text:p>
      <text:p text:style-name="Code"/>
      <text:p text:style-name="Code">interface Userstate {</text:p>
      <text:p text:style-name="Code"><text:s text:c="4"/>user: UserSettings | undefined;</text:p>
      <text:p text:style-name="Code"><text:s text:c="4"/>getUser : () =&gt; Promise&lt;void&gt;;</text:p>
      <text:p text:style-name="Code"><text:s text:c="4"/>deleteUser: (password:string) =&gt; Promise&lt;boolean&gt;;</text:p>
      <text:p text:style-name="Code"/>
      <text:p text:style-name="Code"><text:s text:c="4"/>currentUser: UserSettings</text:p>
      <text:p text:style-name="Code"><text:s text:c="4"/>updateCurrentUser: (key: keyof UserSettings, value: any) =&gt; void;</text:p>
      <text:p text:style-name="Code"><text:s text:c="4"/>updateUser: (updateData: object) =&gt; void;</text:p>
      <text:p text:style-name="Code"/>
      <text:p text:style-name="Code"><text:s text:c="4"/>pendingChanges:boolean</text:p>
      <text:p text:style-name="Code"/>
      <text:p text:style-name="Code"><text:s text:c="4"/>validationErrors: Record&lt;string, string | undefined&gt;;</text:p>
      <text:p text:style-name="Code"><text:s text:c="4"/>validateUser: () =&gt; boolean;</text:p>
      <text:p text:style-name="Code"><text:s text:c="4"/>validatePassword: (password: string, newpassword: string) =&gt; boolean;</text:p>
      <text:p text:style-name="Code"/>
      <text:p text:style-name="Code"><text:s text:c="4"/>loading: boolean;</text:p>
      <text:p text:style-name="Code"><text:s text:c="4"/>handleUpdateDetails: () =&gt; void;</text:p>
      <text:p text:style-name="Code"><text:s text:c="4"/>handleUpdatePreferences: () =&gt; void;</text:p>
      <text:p text:style-name="Code"><text:s text:c="4"/>handleChangePassword: (password: string, newpassword:string, setOpen: (boolean)=&gt;void) =&gt; void</text:p>
      <text:p text:style-name="Code">}</text:p>
      <text:p text:style-name="Code"/>
      <text:p text:style-name="P264">After all necessary imports, the code defines an interface called Userstate. An interface is like a blueprint that describes the data and functions that will be managed by the useUser hook. <text:s/>It includes:</text:p>
      <text:list text:style-name="L47">
        <text:list-item>
          <text:p text:style-name="P501">user: <text:s/>The complete user data, conforming to the UserSettings type.</text:p>
        </text:list-item>
        <text:list-item>
          <text:p text:style-name="P501">getUser(): A function to retrieve user data from the backend.</text:p>
        </text:list-item>
        <text:list-item>
          <text:p text:style-name="P501">deleteUser(password: string): A function to delete a user.</text:p>
        </text:list-item>
        <text:list-item>
          <text:p text:style-name="P501">currentUser: A subset of the user data that is currently being edited or displayed. <text:s/></text:p>
        </text:list-item>
        <text:list-item>
          <text:p text:style-name="P501">updateCurrentUser(key, value): A function to update a specific property of the currentUser data.</text:p>
        </text:list-item>
        <text:list-item>
          <text:p text:style-name="P501">updateUser(updateData): A function to send updated user data to the backend.</text:p>
        </text:list-item>
        <text:list-item>
          <text:p text:style-name="P501">pendingChanges: A boolean value that tracks whether the user has made any unsaved changes to their data.</text:p>
        </text:list-item>
        <text:list-item>
          <text:p text:style-name="P501"><text:soft-page-break/>validationErrors: <text:s/>An object that stores any errors that occur when validating user input (e.g., incorrect email format).</text:p>
        </text:list-item>
        <text:list-item>
          <text:p text:style-name="P501">validateUser(): A function to validate the currentUser data against the UserSettingsSchema.</text:p>
        </text:list-item>
        <text:list-item>
          <text:p text:style-name="P501">validatePassword(password, newpassword): A function to validate a password against the PasswordSchema.</text:p>
        </text:list-item>
        <text:list-item>
          <text:p text:style-name="P501">loading: <text:s/>A boolean value that indicates whether a background operation (like fetching data or saving changes) is currently in progress.</text:p>
        </text:list-item>
        <text:list-item>
          <text:p text:style-name="P501">handleUpdateDetails(): A function to trigger the update of user details.</text:p>
        </text:list-item>
        <text:list-item>
          <text:p text:style-name="P501">handleUpdatePreferences(): A function to trigger the update of user preferences.</text:p>
        </text:list-item>
        <text:list-item>
          <text:p text:style-name="P501">handleChangePassword(password, newpassword, setOpen): A function to handle changing the user's password.</text:p>
        </text:list-item>
      </text:list>
      <text:p text:style-name="Code"/>
      <text:p text:style-name="Code">export const useUser = create&lt;Userstate&gt;()(</text:p>
      <text:p text:style-name="Code"><text:s text:c="4"/>immer((set, get) =&gt; ({</text:p>
      <text:p text:style-name="Code"><text:s text:c="6"/>user: undefined,</text:p>
      <text:p text:style-name="Code"><text:s text:c="6"/>pendingChanges: false,</text:p>
      <text:p text:style-name="Code"><text:s text:c="6"/>validationErrors: {},</text:p>
      <text:p text:style-name="Code"><text:s text:c="6"/>loading: false,</text:p>
      <text:p text:style-name="Code"><text:s text:c="2"/></text:p>
      <text:p text:style-name="Code"><text:s text:c="6"/>currentUser: {</text:p>
      <text:p text:style-name="Code"><text:s text:c="8"/>username: '',</text:p>
      <text:p text:style-name="Code"><text:s text:c="8"/>email: '',</text:p>
      <text:p text:style-name="Code"><text:s text:c="8"/>password: '',</text:p>
      <text:p text:style-name="Code"><text:s text:c="8"/>preferences: {</text:p>
      <text:p text:style-name="Code"><text:s text:c="10"/>theme: 'system',</text:p>
      <text:p text:style-name="Code"><text:s text:c="10"/>model: 'default',</text:p>
      <text:p text:style-name="Code"><text:s text:c="8"/>}</text:p>
      <text:p text:style-name="Code"><text:s text:c="6"/>},</text:p>
      <text:p text:style-name="Text_20_body"><text:span text:style-name="T230">The rest of the code is inside of the useUser Zustand store and is wrapped in the immer middleware, allowing the code to be updated directly instead of being copied </text:span><text:span text:style-name="T231">every time a change is made. The set and get functions are provided by Zustand to update or retrieve the current state and are used throughout the code to achieve this.</text:span></text:p>
      <text:p text:style-name="P265">Inside the function passed to immer, the code defines the initial values for the state variables and the functions that manage the user data:</text:p>
      <text:list text:style-name="L48">
        <text:list-item>
          <text:p text:style-name="P502">user: undefined</text:p>
        </text:list-item>
        <text:list-item>
          <text:p text:style-name="P502">pendingChanges: false <text:span text:style-name="T231">(</text:span>no unsaved change<text:span text:style-name="T231">s)</text:span></text:p>
        </text:list-item>
        <text:list-item>
          <text:p text:style-name="P502">validationErrors: {}: <text:span text:style-name="T231">(</text:span> no validation errors<text:span text:style-name="T231">)</text:span></text:p>
        </text:list-item>
        <text:list-item>
          <text:p text:style-name="P502">loading: false: <text:s/><text:span text:style-name="T231">(no</text:span> background operations in progress<text:span text:style-name="T231">)</text:span></text:p>
        </text:list-item>
        <text:list-item>
          <text:p text:style-name="P503">currentUser: <text:s/>An object with empty values for username, email, and default preferences. <text:s/>This is used to store the user's data as they edit it in the form.</text:p>
        </text:list-item>
      </text:list>
      <text:p text:style-name="P266">Now, lets see what each function does.</text:p>
      <text:p text:style-name="Code"><text:soft-page-break/><text:s text:c="6"/>validateUser: () =&gt; {</text:p>
      <text:p text:style-name="Code"><text:s text:c="8"/>const { currentUser } = get();</text:p>
      <text:p text:style-name="Code"><text:s text:c="8"/>const result = UserSettingsSchema.safeParse(currentUser);</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Text_20_body">The validateUser function is responsible for ensuring that the user data being entered, or about to be saved, conforms to the expected structure and rules. It uses a <text:span text:style-name="T231">ZOD schema</text:span> to check if fields like username and email are in the correct format. If any errors are found, it updates the validationErrors object within the Zustand store, making these errors available to be displayed in the user interface, and returns false. If the data is valid, it clears any existing errors and returns true.</text:p>
      <text:p text:style-name="Code"/>
      <text:p text:style-name="Code"><text:s text:c="6"/>validatePassword: (password: string, newpassword: string) =&gt; {</text:p>
      <text:p text:style-name="Code"><text:s text:c="8"/>const result = PasswordSchema.safeParse({ password, newpassword });</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if (password === newpassword) {</text:p>
      <text:p text:style-name="Code"><text:s text:c="10"/>set((state) =&gt; {</text:p>
      <text:p text:style-name="Code"><text:s text:c="12"/>state.validationErrors = { newpassword: "New password must be different from the old password" };</text:p>
      <text:p text:style-name="Code"><text:s text:c="10"/>});</text:p>
      <text:p text:style-name="Code"><text:s text:c="10"/>return false;</text:p>
      <text:p text:style-name="Code"><text:s text:c="8"/>}</text:p>
      <text:p text:style-name="Code"><text:s text:c="8"/>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P255"><text:span text:style-name="T232">This </text:span>function checks if a provided password, and a new password, meet the criteria defined by the PasswordSchema.This could include checks for minimum length, required <text:soft-page-break/>characters, and other security rules. It also specifically checks if the new password is the same as the old password, and raises an error if they match. Like validateUser, it updates the validationErrors object in the store if there are any issues and returns false, otherwise clearing errors and returning true. <text:span text:style-name="T232">This function is used in the password update dialog that is mentioned later.</text:span></text:p>
      <text:p text:style-name="Code"><text:s text:c="6"/>updateCurrentUser: &lt;K extends keyof UserSettings&gt;(key: K, value: UserSettings[K]) =&gt; {</text:p>
      <text:p text:style-name="Code"><text:s text:c="8"/>set((state) =&gt; {</text:p>
      <text:p text:style-name="Code"><text:s text:c="10"/>if (state.currentUser) {</text:p>
      <text:p text:style-name="Code"><text:s text:c="12"/>state.currentUser[key] = value;</text:p>
      <text:p text:style-name="Code"><text:s text:c="10"/>}</text:p>
      <text:p text:style-name="Code"><text:s text:c="10"/>if (!state.pendingChanges) {</text:p>
      <text:p text:style-name="Code"><text:s text:c="12"/>state.pendingChanges = true;</text:p>
      <text:p text:style-name="Code"><text:s text:c="10"/>}</text:p>
      <text:p text:style-name="Code"><text:s text:c="8"/>});</text:p>
      <text:p text:style-name="Code"><text:s text:c="8"/>get().validateUser();</text:p>
      <text:p text:style-name="Code"><text:s text:c="6"/>},</text:p>
      <text:p text:style-name="Code"><text:s text:c="2"/></text:p>
      <text:p text:style-name="P255">The updateCurrentUser function is used to modify the currentUser object in the store. This object holds the user's data as they are editing it in the form. It takes a key (the name of the field to update, like "username" or "email") and a value. It directly updates the corresponding field in the currentUser object. <text:s/>It also sets the pendingChanges flag to true, indicating that the user has made changes that need to be saved. <text:s/>Finally, it calls the validateUser function to ensure that the change doesn't introduce any validation errors.</text:p>
      <text:p text:style-name="P254"/>
      <text:p text:style-name="Code"><text:s text:c="6"/>updateUser: async (updateData: object) =&gt; {</text:p>
      <text:p text:style-name="Code"><text:s text:c="10"/>const { currentUser, validateUser } = get();</text:p>
      <text:p text:style-name="Code"><text:s text:c="10"/>if (validateUser()) {</text:p>
      <text:p text:style-name="Code"><text:s text:c="14"/>set((state) =&gt; {</text:p>
      <text:p text:style-name="Code"><text:s text:c="18"/>state.loading = true;</text:p>
      <text:p text:style-name="Code"><text:s text:c="14"/>});</text:p>
      <text:p text:style-name="Code"><text:s text:c="14"/>const response = await users.updateUserDetails(updateData);</text:p>
      <text:p text:style-name="Code"><text:s text:c="14"/>if (response) {</text:p>
      <text:p text:style-name="Code"><text:s text:c="18"/>set((state) =&gt; {</text:p>
      <text:p text:style-name="Code"><text:s text:c="22"/>state.loading = false;</text:p>
      <text:p text:style-name="Code"><text:s text:c="22"/>state.pendingChanges = false;</text:p>
      <text:p text:style-name="Code"><text:s text:c="18"/>});</text:p>
      <text:p text:style-name="Code"><text:s text:c="14"/>}</text:p>
      <text:p text:style-name="Code"><text:s text:c="10"/>}</text:p>
      <text:p text:style-name="Code"><text:s text:c="6"/>},</text:p>
      <text:p text:style-name="Code"/>
      <text:p text:style-name="P267">When the user presses the save button, updateUser takes an updateData object, which contains the user data to be saved to the backend. <text:s/>It first calls the validateUser function to ensure that the data is valid. If the data is valid, it sets the loading state to true to indicate that an operation is in progress. It then uses the users.updateUserDetails function, which comes from the UsersAPI module to send the updated data to the backend. <text:s/>After the update is complete, it sets loading back to false and pendingChanges to false, allowing for the details changing action to be repeated again.</text:p>
      <text:p text:style-name="Code"><text:s text:c="6"/>handleUpdateDetails: async () =&gt; {</text:p>
      <text:p text:style-name="Code"><text:s text:c="8"/>const {updateUser, currentUser} = get();</text:p>
      <text:p text:style-name="Code"><text:soft-page-break/><text:s text:c="10"/>await updateUser({</text:p>
      <text:p text:style-name="Code"><text:s text:c="14"/>username: currentUser.username,</text:p>
      <text:p text:style-name="Code"><text:s text:c="14"/>email: currentUser.email,</text:p>
      <text:p text:style-name="Code"><text:s text:c="10"/>});</text:p>
      <text:p text:style-name="Code"><text:s text:c="6"/>},</text:p>
      <text:p text:style-name="Code"><text:s text:c="6"/></text:p>
      <text:p text:style-name="Code"><text:s text:c="6"/>handleUpdatePreferences: async () =&gt; {</text:p>
      <text:p text:style-name="Code"><text:s text:c="8"/>const {updateUser, currentUser} = get();</text:p>
      <text:p text:style-name="Code"><text:s text:c="10"/>await updateUser({</text:p>
      <text:p text:style-name="Code"><text:s text:c="14"/>preferences: currentUser.preferences,</text:p>
      <text:p text:style-name="Code"><text:s text:c="10"/>});</text:p>
      <text:p text:style-name="Code"><text:s text:c="6"/>},</text:p>
      <text:p text:style-name="Text_20_body">The handleUpdateDetails function is a helper function that specifically calls the updateUser function to save the user's main details, which are the username and email. <text:s/>It extracts these values from the currentUser object in the store and passes them to the updateUser function. handleUpdatePreferences is similar to handleUpdateDetails, but it's specifically for saving the user's preferences (like their theme or other settings). <text:s/>It extracts the preferences from the currentUser object and passes them to the updateUser function. </text:p>
      <text:p text:style-name="Code"><text:s text:c="6"/>handleChangePassword: async (password:string, newpassword: string, setOpen: (boolean)=&gt; void) =&gt; {</text:p>
      <text:p text:style-name="Code"><text:s text:c="8"/>const { validatePassword } = get();</text:p>
      <text:p text:style-name="Code"><text:s text:c="8"/>if (validatePassword(password, newpassword)) {</text:p>
      <text:p text:style-name="Code"><text:s text:c="10"/>const response = await users.changePassword(password, newpassword);</text:p>
      <text:p text:style-name="Code"><text:s text:c="10"/>if (response &amp;&amp; response.success) {</text:p>
      <text:p text:style-name="Code"><text:s text:c="12"/>setOpen(false)</text:p>
      <text:p text:style-name="Code"><text:s text:c="12"/>//close dialog</text:p>
      <text:p text:style-name="Code"><text:s text:c="10"/>}</text:p>
      <text:p text:style-name="Code"><text:s text:c="8"/>}</text:p>
      <text:p text:style-name="Code"><text:s text:c="6"/>},</text:p>
      <text:p text:style-name="Text_20_body"><text:span text:style-name="T232">This</text:span> handles the process of changing a user's password. <text:s/>It takes the old password and the new password as arguments, and a setOpen function, which is used to close the dialog box after successfully changing the password. It first calls validatePassword to check if both passwords are valid. If they are, it calls the users.changePassword function to send the password change request to the backend. If the password is changed successfully, it calls the setOpen function, <text:span text:style-name="T232">which closes the dialog.</text:span></text:p>
      <text:p text:style-name="Code"><text:s text:c="6"/>getUser: async () =&gt; {</text:p>
      <text:p text:style-name="Code"><text:s text:c="8"/>const response = await users.getUser();</text:p>
      <text:p text:style-name="Code"><text:s text:c="8"/>if (response) {</text:p>
      <text:p text:style-name="Code"><text:s text:c="10"/>set((state) =&gt; {</text:p>
      <text:p text:style-name="Code"><text:s text:c="12"/>state.user = response;</text:p>
      <text:p text:style-name="Code"><text:s text:c="12"/>state.currentUser = {</text:p>
      <text:p text:style-name="Code"><text:s text:c="14"/>username: response.username,</text:p>
      <text:p text:style-name="Code"><text:s text:c="14"/>email: response.email,</text:p>
      <text:p text:style-name="Code"><text:s text:c="14"/>preferences: response.preferences,</text:p>
      <text:p text:style-name="Code"><text:s text:c="12"/>};</text:p>
      <text:p text:style-name="Code"><text:s text:c="10"/>});</text:p>
      <text:p text:style-name="Code"><text:s text:c="8"/>}</text:p>
      <text:p text:style-name="Code"><text:s text:c="6"/>},</text:p>
      <text:p text:style-name="P267">The getUser function retrieves user details from the backend and stores them in the currentUser object.</text:p>
      <text:p text:style-name="Code"><text:s text:c="6"/>deleteUser: async (password:string) =&gt; {</text:p>
      <text:p text:style-name="Code"><text:s text:c="8"/>const response = await users.deleteUser(password);</text:p>
      <text:p text:style-name="Code"><text:soft-page-break/><text:s text:c="8"/>if (response &amp;&amp; response.success) {</text:p>
      <text:p text:style-name="Code"><text:s text:c="10"/>return true</text:p>
      <text:p text:style-name="Code"><text:s text:c="8"/>}</text:p>
      <text:p text:style-name="Code"><text:s text:c="8"/>else {</text:p>
      <text:p text:style-name="Code"><text:s text:c="10"/>return false</text:p>
      <text:p text:style-name="Code"><text:s text:c="8"/>}</text:p>
      <text:p text:style-name="Code"><text:s text:c="6"/>}</text:p>
      <text:p text:style-name="Code"><text:s text:c="4"/>}))</text:p>
      <text:p text:style-name="Code"><text:s text:c="2"/>);</text:p>
      <text:p text:style-name="Text_20_body"><text:span text:style-name="T232">Finally,</text:span> deleteUser function handles the deletion of a user's account. It takes the user's password as an argument, and calls the users.deleteUser function to send the deletion request to the back<text:span text:style-name="T232">end.</text:span> It returns true if the deletion is successful, and false otherwise.</text:p>
      <text:p text:style-name="P264"/>
      <text:list text:continue-list="list130852066847819" text:style-name="L1">
        <text:list-item>
          <text:list>
            <text:list-item>
              <text:list>
                <text:list-item>
                  <text:list>
                    <text:list-item>
                      <text:list>
                        <text:list-item>
                          <text:p text:style-name="P348"><text:bookmark-start text:name="__RefHeading___Toc23400_3464985222"/>./<text:span text:style-name="T226">src/Pages/</text:span><text:span text:style-name="T228">Account/Components/PasswordDrawerDialog</text:span><text:span text:style-name="T226">.tsx</text:span><text:bookmark-end text:name="__RefHeading___Toc23400_3464985222"/></text:p>
                        </text:list-item>
                      </text:list>
                    </text:list-item>
                  </text:list>
                </text:list-item>
              </text:list>
            </text:list-item>
          </text:list>
        </text:list-item>
      </text:list>
      <text:p text:style-name="P252"><draw:frame draw:style-name="fr1" draw:name="Image34" text:anchor-type="char" svg:x="6.643cm" svg:y="0.272cm" svg:width="11.622cm" svg:height="12.261cm" draw:z-index="37"><draw:image xlink:href="Pictures/1000000100000588000005D6E5F7F649.png" xlink:type="simple" xlink:show="embed" xlink:actuate="onLoad" draw:mime-type="image/png"/></draw:frame><draw:frame draw:style-name="fr1" draw:name="Image35" text:anchor-type="char" svg:x="-1.092cm" svg:y="0.3cm" svg:width="6.842cm" svg:height="12.291cm" draw:z-index="38"><draw:image xlink:href="Pictures/10000001000002AE000004F818977A98.png" xlink:type="simple" xlink:show="embed" xlink:actuate="onLoad" draw:mime-type="image/png"/></draw:frame><text:s/></text:p>
      <text:p text:style-name="P252"/>
      <text:p text:style-name="P269">As one of the compatability functions of my notetaking app, each dialog must be able to adapt to different screen sizes and layouts. For example, a dialog is converted to a drawer on small screens, but its functionality remains the same.</text:p>
      <text:p text:style-name="P251"/>
      <text:p text:style-name="Code">import * as React from "react"</text:p>
      <text:p text:style-name="Code"><text:soft-page-break/></text:p>
      <text:p text:style-name="Code">import { cn } from "../../../../components/@/lib/utils"</text:p>
      <text:p text:style-name="Code">import { Button } from "../../../../components/@/ui/button"</text:p>
      <text:p text:style-name="Code">import {</text:p>
      <text:p text:style-name="Code"><text:s text:c="2"/>Dialog,</text:p>
      <text:p text:style-name="Code"><text:s text:c="2"/>DialogContent,</text:p>
      <text:p text:style-name="Code"><text:s text:c="2"/>DialogDescription,</text:p>
      <text:p text:style-name="Code"><text:s text:c="2"/>DialogHeader,</text:p>
      <text:p text:style-name="Code"><text:s text:c="2"/>DialogTitle,</text:p>
      <text:p text:style-name="Code"><text:s text:c="2"/>DialogTrigger,</text:p>
      <text:p text:style-name="Code">} from "../../../../components/@/ui/dialog"</text:p>
      <text:p text:style-name="Code">import {</text:p>
      <text:p text:style-name="Code"><text:s text:c="2"/>Drawer,</text:p>
      <text:p text:style-name="Code"><text:s text:c="2"/>DrawerClose,</text:p>
      <text:p text:style-name="Code"><text:s text:c="2"/>DrawerContent,</text:p>
      <text:p text:style-name="Code"><text:s text:c="2"/>DrawerDescription,</text:p>
      <text:p text:style-name="Code"><text:s text:c="2"/>DrawerFooter,</text:p>
      <text:p text:style-name="Code"><text:s text:c="2"/>DrawerHeader,</text:p>
      <text:p text:style-name="Code"><text:s text:c="2"/>DrawerTitle,</text:p>
      <text:p text:style-name="Code"><text:s text:c="2"/>DrawerTrigger,</text:p>
      <text:p text:style-name="Code">} from "../../../../components/@/ui/drawer"</text:p>
      <text:p text:style-name="Code">import { Input } from "../../../../components/@/ui/input"</text:p>
      <text:p text:style-name="Code">import { Label } from "../../../../components/@/ui/label"</text:p>
      <text:p text:style-name="Code">import { useScreenSize } from "../../../DisplayContext"</text:p>
      <text:p text:style-name="Code">import { useUser } from "../useUser"</text:p>
      <text:p text:style-name="Code"/>
      <text:p text:style-name="Text_20_body">The <text:span text:style-name="T233">code</text:span>t uses React's useState to manage the visibility of a dialog or drawer, and it utilizes a custom hook, useScreenSize, to determine the current screen size. It also uses components from <text:span text:style-name="T233">the shadcn library</text:span>, such as Button, Dialog, DialogTrigger, DialogContent, DialogHeader, DialogTitle, Drawer, DrawerTrigger, DrawerContent, DrawerHeader, DrawerTitle, DrawerFooter, DrawerClose, Input, and Label.</text:p>
      <text:p text:style-name="Code"/>
      <text:p text:style-name="Code">export function PasswordDrawerDialog() {</text:p>
      <text:p text:style-name="Code"><text:s text:c="2"/>const [open, setOpen] = React.useState(false)</text:p>
      <text:p text:style-name="Code"><text:s text:c="2"/>const {screenSize} = useScreenSize()</text:p>
      <text:p text:style-name="Code"><text:s text:c="2"/></text:p>
      <text:p text:style-name="Code"><text:s text:c="2"/>if (screenSize !=='small') {</text:p>
      <text:p text:style-name="Code"><text:s text:c="6"/>return (</text:p>
      <text:p text:style-name="Code"><text:s text:c="10"/>&lt;Dialog open={open} onOpenChange={setOpen}&gt;</text:p>
      <text:p text:style-name="Code"><text:s text:c="8"/>&lt;DialogTrigger asChild&gt;</text:p>
      <text:p text:style-name="Code"><text:s text:c="10"/>&lt;Button variant="destructive" className="w-fit"&gt;Change Password&lt;/Button&gt;</text:p>
      <text:p text:style-name="Code"><text:s text:c="8"/>&lt;/DialogTrigger&gt;</text:p>
      <text:p text:style-name="Code"><text:s text:c="8"/>&lt;DialogContent className="sm:max-w-[425px]"&gt;</text:p>
      <text:p text:style-name="Code"><text:s text:c="10"/>&lt;DialogHeader&gt;</text:p>
      <text:p text:style-name="Code"><text:s text:c="12"/>&lt;DialogTitle&gt;Change Password&lt;/DialogTitle&gt;</text:p>
      <text:p text:style-name="Code"><text:s text:c="10"/>&lt;/DialogHeader&gt;</text:p>
      <text:p text:style-name="Code"><text:s text:c="10"/>&lt;ProfileForm setOpen={setOpen}/&gt;</text:p>
      <text:p text:style-name="Code"><text:s text:c="8"/>&lt;/DialogContent&gt;</text:p>
      <text:p text:style-name="Code"><text:s text:c="6"/>&lt;/Dialog&gt;</text:p>
      <text:p text:style-name="Code"><text:s text:c="4"/>)</text:p>
      <text:p text:style-name="Code">}</text:p>
      <text:p text:style-name="Code"/>
      <text:p text:style-name="Code">return (</text:p>
      <text:p text:style-name="Code"><text:s text:c="4"/>&lt;Drawer open={open} onOpenChange={setOpen}&gt;</text:p>
      <text:p text:style-name="Code"><text:s text:c="6"/>&lt;DrawerTrigger asChild&gt;</text:p>
      <text:p text:style-name="Code"><text:soft-page-break/><text:s text:c="8"/>&lt;Button variant="outline"&gt;Change Password&lt;/Button&gt;</text:p>
      <text:p text:style-name="Code"><text:s text:c="6"/>&lt;/DrawerTrigger&gt;</text:p>
      <text:p text:style-name="Code"><text:s text:c="6"/>&lt;DrawerContent&gt;</text:p>
      <text:p text:style-name="Code"><text:s text:c="8"/>&lt;DrawerHeader className="text-left"&gt;</text:p>
      <text:p text:style-name="Code"><text:s text:c="10"/>&lt;DrawerTitle&gt;Change Password&lt;/DrawerTitle&gt;</text:p>
      <text:p text:style-name="Code"><text:s text:c="8"/>&lt;/DrawerHeader&gt;</text:p>
      <text:p text:style-name="Code"><text:s text:c="8"/>&lt;ProfileForm setOpen={setOpen} className="px-4" /&gt;</text:p>
      <text:p text:style-name="Code"><text:s text:c="8"/>&lt;DrawerFooter className="pt-2"&gt;</text:p>
      <text:p text:style-name="Code"><text:s text:c="10"/>&lt;DrawerClose asChild&gt;</text:p>
      <text:p text:style-name="Code"><text:s text:c="12"/>&lt;Button variant="outline"&gt;Cancel&lt;/Button&gt;</text:p>
      <text:p text:style-name="Code"><text:s text:c="10"/>&lt;/DrawerClose&gt;</text:p>
      <text:p text:style-name="Code"><text:s text:c="8"/>&lt;/DrawerFooter&gt;</text:p>
      <text:p text:style-name="Code"><text:s text:c="6"/>&lt;/DrawerContent&gt;</text:p>
      <text:p text:style-name="Code"><text:s text:c="4"/>&lt;/Drawer&gt;</text:p>
      <text:p text:style-name="Code"><text:s text:c="2"/>)</text:p>
      <text:p text:style-name="Code">}</text:p>
      <text:p text:style-name="P256"/>
      <text:p text:style-name="Text_20_body">The PasswordDrawerDialog component first uses the useScreenSize hook to get the current screen size. If the screen size is not small, it renders a Dialog component. The Dialog component displays a modal window, triggered by a Change Password button <text:span text:style-name="T233">on the Account page</text:span>. The DialogContent contains a DialogHeader with a title and the ProfileForm component, which handles the actual password change form. If the screen size is small, the component renders a Drawer instead. A Drawer is a panel that slides in from the <text:span text:style-name="T233">bottom</text:span> of the screen, <text:span text:style-name="T233">as shown on the first screenshot</text:span>, also triggered by a Change Password button. The DrawerContent contains a DrawerHeader with a title, the ProfileForm, and a DrawerFooter with a "Cancel" button that closes the drawer. Essentially, the component provides a responsive way to change the password, using a dialog on larger screens and a drawer on smaller screens <text:span text:style-name="T233">for better accessibility</text:span></text:p>
      <text:p text:style-name="Code"/>
      <text:p text:style-name="Code">function ProfileForm({ className, setOpen }: React.ComponentProps&lt;"form"&gt; &amp; { setOpen: React.Dispatch&lt;React.SetStateAction&lt;boolean&gt;&gt; }) {</text:p>
      <text:p text:style-name="Code"><text:s text:c="4"/>const {handleChangePassword, validationErrors} = useUser()</text:p>
      <text:p text:style-name="Code"><text:s text:c="4"/>const [form, setForm] = React.useState({</text:p>
      <text:p text:style-name="Code"><text:s text:c="8"/>password: "",</text:p>
      <text:p text:style-name="Code"><text:s text:c="8"/>newPassword: '',</text:p>
      <text:p text:style-name="Code"><text:s text:c="4"/>})</text:p>
      <text:p text:style-name="Code"/>
      <text:p text:style-name="Code"><text:s text:c="4"/>const handleSubmit = (event: React.FormEvent) =&gt; {</text:p>
      <text:p text:style-name="Code"><text:s text:c="8"/>event.preventDefault()</text:p>
      <text:p text:style-name="Code"><text:s text:c="8"/>handleChangePassword(form.password, form.newPassword, setOpen)</text:p>
      <text:p text:style-name="Code"><text:s text:c="4"/>}</text:p>
      <text:p text:style-name="Code"/>
      <text:p text:style-name="Code"><text:s text:c="4"/>return (</text:p>
      <text:p text:style-name="Code"><text:s text:c="4"/>&lt;form className={cn("grid items-start gap-4", className)} onSubmit={handleSubmit}&gt;</text:p>
      <text:p text:style-name="Code"><text:s text:c="6"/>&lt;div className="grid gap-2"&gt;</text:p>
      <text:p text:style-name="Code"><text:s text:c="8"/>&lt;Label htmlFor="password"&gt;Current password&lt;/Label&gt;</text:p>
      <text:p text:style-name="Code"><text:s text:c="8"/>&lt;Input</text:p>
      <text:p text:style-name="Code"><text:s text:c="8"/>type="password"</text:p>
      <text:p text:style-name="Code"><text:s text:c="8"/>value={form.password} onChange={e=&gt;setForm({...form, password: e.target.value})} id="password" /&gt;</text:p>
      <text:p text:style-name="Code"><text:s text:c="8"/>{validationErrors.password &amp;&amp; &lt;p className="text-sm text-destructive"&gt;{validationErrors.password}&lt;/p&gt;}</text:p>
      <text:p text:style-name="Code"><text:s text:c="6"/>&lt;/div&gt;</text:p>
      <text:p text:style-name="Code"><text:soft-page-break/><text:s text:c="6"/>&lt;div className="grid gap-2"&gt;</text:p>
      <text:p text:style-name="Code"><text:s text:c="8"/>&lt;Label htmlFor="new password"&gt;New password&lt;/Label&gt;</text:p>
      <text:p text:style-name="Code"><text:s text:c="8"/>&lt;Input value={form.newPassword} type="password" onChange={e=&gt;setForm({...form, newPassword: e.target.value})} id="confirm password" /&gt;</text:p>
      <text:p text:style-name="Code"><text:s text:c="8"/>{validationErrors.newpassword &amp;&amp; &lt;p className="text-sm text-destructive"&gt;{validationErrors.newpassword}&lt;/p&gt;}</text:p>
      <text:p text:style-name="Code"><text:s text:c="6"/>&lt;/div&gt;</text:p>
      <text:p text:style-name="Code"><text:s text:c="6"/>&lt;Button type="submit"&gt;Save&lt;/Button&gt;</text:p>
      <text:p text:style-name="Code"><text:s text:c="4"/>&lt;/form&gt;</text:p>
      <text:p text:style-name="Code"><text:s text:c="2"/>)</text:p>
      <text:p text:style-name="Code">}</text:p>
      <text:p text:style-name="Code"/>
      <text:p text:style-name="Text_20_body">The ProfileForm component is a form that allows the user to enter their current password and their new password. It receives a setOpen function as a prop, which is used to close the dialog or drawer after a successful password change, and a className prop for additional styling <text:span text:style-name="T233">using inline CSS provided by TailwindCSS</text:span>. The component renders a form with two input fields for the current and new passwords, along with labels and error messages (from validationErrors) and a Save button to submit the form. The handleSubmit function is called when the form is submitted. It prevents the default <text:span text:style-name="T233">HTML</text:span> form submission behavior <text:span text:style-name="T233">(which reloads the page)</text:span> and calls the handleChangePassword function from the useUser hook, passing the password values and the setOpen function to close the modal after the password change. <text:span text:style-name="T233">An appropriate toast is returned if the password is successfully reset</text:span></text:p>
      <text:list text:continue-numbering="true" text:style-name="L1">
        <text:list-item>
          <text:list>
            <text:list-item>
              <text:list>
                <text:list-item>
                  <text:list>
                    <text:list-item>
                      <text:list>
                        <text:list-item>
                          <text:p text:style-name="P348"><text:bookmark-start text:name="__RefHeading___Toc23398_3464985222"/>./<text:span text:style-name="T226">src/Pages/</text:span><text:span text:style-name="T228">Account/Components/DeleteAccountDrawerDialog</text:span><text:span text:style-name="T226">.tsx</text:span><text:bookmark-end text:name="__RefHeading___Toc23398_3464985222"/></text:p>
                        </text:list-item>
                      </text:list>
                    </text:list-item>
                  </text:list>
                </text:list-item>
              </text:list>
            </text:list-item>
          </text:list>
        </text:list-item>
      </text:list>
      <text:p text:style-name="P268">The account deletion <text:span text:style-name="T234">popup uses a similar drawer-dialog mechanic. Only this time, there are several barriers the user must overcome in order to delete their account, ensuring that it is done in a mindful manner. Firstly, the user must verify that they understand the consequences of account deletion by clicking a checkmark and a “continue” button, which sends the user to the next page, where they must confirm their password again:<text:line-break/></text:span><draw:frame draw:style-name="fr1" draw:name="Image38" text:anchor-type="char" svg:x="-0.847cm" svg:y="3.205cm" svg:width="8.911cm" svg:height="9.208cm" draw:z-index="40"><draw:image xlink:href="Pictures/100000010000034800000364F0111083.png" xlink:type="simple" xlink:show="embed" xlink:actuate="onLoad" draw:mime-type="image/png"/></draw:frame><draw:frame draw:style-name="fr1" draw:name="Image37" text:anchor-type="char" svg:x="8.267cm" svg:y="3.26cm" svg:width="10.183cm" svg:height="8.946cm" draw:z-index="39"><draw:image xlink:href="Pictures/1000000100000294000002444AD58E3C.png" xlink:type="simple" xlink:show="embed" xlink:actuate="onLoad" draw:mime-type="image/png"/></draw:frame></text:p>
      <text:p text:style-name="P268"/>
      <text:p text:style-name="P268"/>
      <text:p text:style-name="P248"/>
      <text:list text:continue-numbering="true" text:style-name="L1">
        <text:list-item>
          <text:list>
            <text:list-item>
              <text:list>
                <text:list-header>
                  <text:p text:style-name="P415"/>
                </text:list-header>
              </text:list>
            </text:list-item>
          </text:list>
        </text:list-item>
      </text:list>
      <text:p text:style-name="Code"><text:soft-page-break/>import React from "react"</text:p>
      <text:p text:style-name="Code">import { useScreenSize } from "../../../DisplayContext"</text:p>
      <text:p text:style-name="Code">import { Button } from "../../../../components/@/ui/button"</text:p>
      <text:p text:style-name="Code">import { Dialog, DialogContent, DialogHeader, DialogTitle, DialogTrigger } from "../../../../components/@/ui/dialog"</text:p>
      <text:p text:style-name="Code">import { DrawerTrigger, DrawerContent, DrawerHeader, DrawerTitle, DrawerFooter, DrawerClose, Drawer, DrawerDescription } from "../../../../components/@/ui/drawer"</text:p>
      <text:p text:style-name="Code">import { DialogDescription } from "@radix-ui/react-dialog"</text:p>
      <text:p text:style-name="Code">import {</text:p>
      <text:p text:style-name="Code"><text:s text:c="2"/>Card,</text:p>
      <text:p text:style-name="Code"><text:s text:c="2"/>CardContent,</text:p>
      <text:p text:style-name="Code"><text:s text:c="2"/>CardDescription,</text:p>
      <text:p text:style-name="Code"><text:s text:c="2"/>CardFooter,</text:p>
      <text:p text:style-name="Code"><text:s text:c="2"/>CardHeader,</text:p>
      <text:p text:style-name="Code"><text:s text:c="2"/>CardTitle,</text:p>
      <text:p text:style-name="Code">} from "../../../../components/@/ui/card"</text:p>
      <text:p text:style-name="Code">import { Input } from "../../../../components/@/ui/input"</text:p>
      <text:p text:style-name="Code">import { Label } from "../../../../components/@/ui/label"</text:p>
      <text:p text:style-name="Code">import {</text:p>
      <text:p text:style-name="Code"><text:s text:c="2"/>Tabs,</text:p>
      <text:p text:style-name="Code"><text:s text:c="2"/>TabsContent,</text:p>
      <text:p text:style-name="Code"><text:s text:c="2"/>TabsList,</text:p>
      <text:p text:style-name="Code"><text:s text:c="2"/>TabsTrigger,</text:p>
      <text:p text:style-name="Code">} from "../../../../components/@/ui/tabs"</text:p>
      <text:p text:style-name="Code">import { Checkbox } from "../../../../components/@/ui/checkbox"</text:p>
      <text:p text:style-name="Code">import { useUser } from "../useUser"</text:p>
      <text:p text:style-name="Code">import Cookies from 'js-cookie';</text:p>
      <text:p text:style-name="Code">import { useNavigate } from "react-router-dom"</text:p>
      <text:p text:style-name="Code">import { showToast } from "../../../../components/Toast"</text:p>
      <text:p text:style-name="Code"/>
      <text:p text:style-name="P270">After extensive imports of components that are required for this component, the DeleteAccountDrawerDialog function applies the same logic to determine the screen size as described in the previous component. Additionally, named constants are used to define data in the text fields, that informs the user of the action they are about to undertake.</text:p>
      <text:p text:style-name="Code"/>
      <text:p text:style-name="Code">export function DeleteAccountDrawerDialog() {</text:p>
      <text:p text:style-name="Code"><text:s text:c="4"/>const [open, setOpen] = React.useState(false)</text:p>
      <text:p text:style-name="Code"><text:s text:c="4"/>const {screenSize} = useScreenSize()</text:p>
      <text:p text:style-name="Code"><text:s text:c="4"/>const title = 'Delete account'</text:p>
      <text:p text:style-name="Code"><text:s text:c="4"/>const desc = "Are you absolutely sure?"</text:p>
      <text:p text:style-name="Code"/>
      <text:p text:style-name="Code"><text:s text:c="4"/>if (screenSize !=='small') {</text:p>
      <text:p text:style-name="Code"><text:s text:c="8"/>return (</text:p>
      <text:p text:style-name="Code"><text:s text:c="12"/>&lt;Dialog open={open} onOpenChange={setOpen}&gt;</text:p>
      <text:p text:style-name="Code"><text:s text:c="10"/>&lt;DialogTrigger asChild&gt;</text:p>
      <text:p text:style-name="Code"><text:s text:c="12"/>&lt;Button variant="destructive" className="w-fit"&gt;{title}&lt;/Button&gt;</text:p>
      <text:p text:style-name="Code"><text:s text:c="10"/>&lt;/DialogTrigger&gt;</text:p>
      <text:p text:style-name="Code"><text:s text:c="10"/>&lt;DialogContent className="sm:max-w-[425px]"&gt;</text:p>
      <text:p text:style-name="Code"><text:s text:c="12"/>&lt;DialogHeader&gt;</text:p>
      <text:p text:style-name="Code"><text:s text:c="14"/>&lt;DialogTitle className="text-destructive font-bold"&gt;{title}&lt;/DialogTitle&gt;</text:p>
      <text:p text:style-name="Code"><text:s text:c="12"/>&lt;/DialogHeader&gt;</text:p>
      <text:p text:style-name="Code"><text:s text:c="12"/>&lt;DialogDescription&gt;</text:p>
      <text:p text:style-name="Code"><text:s text:c="16"/>{desc}</text:p>
      <text:p text:style-name="Code"><text:s text:c="12"/>&lt;/DialogDescription&gt;</text:p>
      <text:p text:style-name="Code"><text:s text:c="12"/>&lt;DeletionTabs setOpen={setOpen}/&gt;</text:p>
      <text:p text:style-name="Code"><text:soft-page-break/></text:p>
      <text:p text:style-name="Code"><text:s text:c="10"/>&lt;/DialogContent&gt;</text:p>
      <text:p text:style-name="Code"><text:s text:c="8"/>&lt;/Dialog&gt;</text:p>
      <text:p text:style-name="Code"><text:s text:c="6"/>)</text:p>
      <text:p text:style-name="Code"><text:s text:c="2"/>}</text:p>
      <text:p text:style-name="Code"/>
      <text:p text:style-name="Code"><text:s text:c="2"/>return (</text:p>
      <text:p text:style-name="Code"><text:s text:c="6"/>&lt;Drawer open={open} onOpenChange={setOpen}&gt;</text:p>
      <text:p text:style-name="Code"><text:s text:c="8"/>&lt;DrawerTrigger asChild&gt;</text:p>
      <text:p text:style-name="Code"><text:s text:c="10"/>&lt;Button variant="outline"&gt;{title}&lt;/Button&gt;</text:p>
      <text:p text:style-name="Code"><text:s text:c="8"/>&lt;/DrawerTrigger&gt;</text:p>
      <text:p text:style-name="Code"><text:s text:c="8"/>&lt;DrawerContent&gt;</text:p>
      <text:p text:style-name="Code"><text:s text:c="10"/>&lt;DrawerHeader className="text-left"&gt;</text:p>
      <text:p text:style-name="Code"><text:s text:c="12"/>&lt;DrawerTitle className="text-destructive font-bold"&gt;{title}&lt;/DrawerTitle&gt;</text:p>
      <text:p text:style-name="Code"><text:s text:c="10"/>&lt;/DrawerHeader&gt;</text:p>
      <text:p text:style-name="Code"><text:s text:c="10"/>&lt;DrawerDescription&gt;</text:p>
      <text:p text:style-name="Code"><text:s text:c="12"/>{desc}</text:p>
      <text:p text:style-name="Code"><text:s text:c="10"/>&lt;/DrawerDescription&gt;</text:p>
      <text:p text:style-name="Code"><text:s text:c="12"/>&lt;DeletionTabs setOpen={setOpen}/&gt;</text:p>
      <text:p text:style-name="Code"/>
      <text:p text:style-name="Code"><text:s text:c="10"/>&lt;DrawerFooter className="pt-2"&gt;</text:p>
      <text:p text:style-name="Code"><text:s text:c="12"/>&lt;DrawerClose asChild&gt;</text:p>
      <text:p text:style-name="Code"><text:s text:c="14"/>&lt;Button variant="outline"&gt;Cancel&lt;/Button&gt;</text:p>
      <text:p text:style-name="Code"><text:s text:c="12"/>&lt;/DrawerClose&gt;</text:p>
      <text:p text:style-name="Code"><text:s text:c="10"/>&lt;/DrawerFooter&gt;</text:p>
      <text:p text:style-name="Code"><text:s text:c="8"/>&lt;/DrawerContent&gt;</text:p>
      <text:p text:style-name="Code"><text:s text:c="6"/>&lt;/Drawer&gt;</text:p>
      <text:p text:style-name="Code"><text:s text:c="4"/>)</text:p>
      <text:p text:style-name="Code"><text:s text:c="2"/>}</text:p>
      <text:p text:style-name="Code"/>
      <text:p text:style-name="Code">const DeletionTabs = ({setOpen}) =&gt; {</text:p>
      <text:p text:style-name="Code"><text:s text:c="4"/>const [verified, setVerified] = React.useState(false)</text:p>
      <text:p text:style-name="Code"><text:s text:c="4"/>const [value,setValue] = React.useState&lt;string&gt;('verify')</text:p>
      <text:p text:style-name="Code"><text:s text:c="4"/>const [password,setPassword] = React.useState&lt;string&gt;('')</text:p>
      <text:p text:style-name="Code"><text:s text:c="4"/>const {deleteUser} = useUser()</text:p>
      <text:p text:style-name="Code"><text:s text:c="4"/>const navigate = useNavigate()</text:p>
      <text:p text:style-name="Code"/>
      <text:p text:style-name="Code"><text:s text:c="4"/>const handleAccountDeletion = async () =&gt; {</text:p>
      <text:p text:style-name="Code"><text:s text:c="8"/>if( password.length &gt;= 6) {</text:p>
      <text:p text:style-name="Code"><text:s text:c="12"/>const deleted = await deleteUser(password)</text:p>
      <text:p text:style-name="Code"><text:s text:c="12"/>if (deleted) {</text:p>
      <text:p text:style-name="Code"><text:s text:c="16"/>setOpen(false)</text:p>
      <text:p text:style-name="Code"><text:s text:c="16"/>Cookies.remove('token')</text:p>
      <text:p text:style-name="Code"><text:s text:c="16"/>navigate('/get-started')</text:p>
      <text:p text:style-name="Code"><text:s text:c="12"/>}</text:p>
      <text:p text:style-name="Code"><text:s text:c="8"/>}</text:p>
      <text:p text:style-name="Code"><text:s text:c="4"/>}</text:p>
      <text:p text:style-name="Code"/>
      <text:p text:style-name="Code"><text:s text:c="4"/>return (</text:p>
      <text:p text:style-name="Code"><text:s text:c="8"/>&lt;Tabs defaultValue="verify" value={value} className="w-[400px] h-[280px]"&gt;</text:p>
      <text:p text:style-name="Code"><text:s text:c="10"/>&lt;TabsList className="grid w-full grid-cols-2"&gt;</text:p>
      <text:p text:style-name="Code"><text:s text:c="12"/>&lt;TabsTrigger value="verify"&gt;Verify&lt;/TabsTrigger&gt;</text:p>
      <text:p text:style-name="Code"><text:s text:c="12"/>&lt;TabsTrigger disabled={!verified} value="confirm"&gt;Confirm password&lt;/TabsTrigger&gt;</text:p>
      <text:p text:style-name="Code"><text:s text:c="10"/>&lt;/TabsList&gt;</text:p>
      <text:p text:style-name="Code"><text:s text:c="10"/>&lt;TabsContent value="verify"&gt;</text:p>
      <text:p text:style-name="Code"><text:soft-page-break/><text:s text:c="12"/>&lt;Card className="h-[230px]"&gt;</text:p>
      <text:p text:style-name="Code"><text:s text:c="14"/>&lt;CardHeader&gt;</text:p>
      <text:p text:style-name="Code"><text:s text:c="16"/>&lt;CardTitle&gt;Verify&lt;/CardTitle&gt;</text:p>
      <text:p text:style-name="Code"><text:s text:c="16"/>&lt;CardDescription&gt;</text:p>
      <text:p text:style-name="Code"><text:s text:c="18"/>Deleting your account will completely wipe your data from the database. This cannot be undone.</text:p>
      <text:p text:style-name="Code"><text:s text:c="16"/>&lt;/CardDescription&gt;</text:p>
      <text:p text:style-name="Code"><text:s text:c="14"/>&lt;/CardHeader&gt;</text:p>
      <text:p text:style-name="Code"><text:s text:c="14"/>&lt;CardContent className="space-y-2"&gt;</text:p>
      <text:p text:style-name="Code"><text:s text:c="14"/>&lt;div className="flex items-center space-x-2"&gt;</text:p>
      <text:p text:style-name="Code"><text:s text:c="16"/>&lt;Checkbox onClick={()=&gt;setVerified(!verified)} id="accept" /&gt;</text:p>
      <text:p text:style-name="Code"><text:s text:c="16"/>&lt;Label</text:p>
      <text:p text:style-name="Code"><text:s text:c="20"/>htmlFor="accept"</text:p>
      <text:p text:style-name="Code"><text:s text:c="20"/>className="text-sm font-medium leading-none peer-disabled:cursor-not-allowed peer-disabled:opacity-70"</text:p>
      <text:p text:style-name="Code"><text:s text:c="16"/>&gt;</text:p>
      <text:p text:style-name="Code"><text:s text:c="20"/>I understand the consequences of deleting my account.</text:p>
      <text:p text:style-name="Code"><text:s text:c="16"/>&lt;/Label&gt;</text:p>
      <text:p text:style-name="Code"><text:s text:c="16"/>&lt;/div&gt;</text:p>
      <text:p text:style-name="Code"><text:s text:c="14"/>&lt;/CardContent&gt;</text:p>
      <text:p text:style-name="Code"><text:s text:c="14"/>&lt;CardFooter className="flex flex-row gap-2"&gt;</text:p>
      <text:p text:style-name="Code"><text:s text:c="16"/>&lt;Button disabled={!verified} onClick={()=&gt; setValue('confirm')}&gt;Continue&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10"/>&lt;TabsContent value="confirm"&gt;</text:p>
      <text:p text:style-name="Code"><text:s text:c="12"/>&lt;Card className="h-[230px]"&gt;</text:p>
      <text:p text:style-name="Code"><text:s text:c="14"/>&lt;CardHeader&gt;</text:p>
      <text:p text:style-name="Code"><text:s text:c="16"/>&lt;CardTitle&gt;Confirm Password&lt;/CardTitle&gt;</text:p>
      <text:p text:style-name="Code"><text:s text:c="14"/>&lt;/CardHeader&gt;</text:p>
      <text:p text:style-name="Code"><text:s text:c="14"/>&lt;CardContent className="space-y-2"&gt;</text:p>
      <text:p text:style-name="Code"><text:s text:c="16"/>&lt;div className="space-y-1"&gt;</text:p>
      <text:p text:style-name="Code"><text:s text:c="18"/>&lt;Label htmlFor="password"&gt;Account password&lt;/Label&gt;</text:p>
      <text:p text:style-name="Code"><text:s text:c="18"/>&lt;Input value={password} onChange={e =&gt; setPassword(e.target.value)} id="password" type="password" /&gt;</text:p>
      <text:p text:style-name="Code"><text:s text:c="16"/>&lt;/div&gt;</text:p>
      <text:p text:style-name="Code"><text:s text:c="14"/>&lt;/CardContent&gt;</text:p>
      <text:p text:style-name="Code"><text:s text:c="14"/>&lt;CardFooter className="flex flex-row gap-2"&gt;</text:p>
      <text:p text:style-name="Code"><text:s text:c="16"/>&lt;Button variant={'destructive'} onClick={handleAccountDeletion}&gt;Delete account&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8"/>&lt;/Tabs&gt;</text:p>
      <text:p text:style-name="Code"><text:s text:c="6"/>)</text:p>
      <text:p text:style-name="Code"><text:s text:c="4"/>}</text:p>
      <text:p text:style-name="Code"/>
      <text:p text:style-name="Text_20_body">The DeletionTabs component manages the two-step deletion process. It uses React's useState to manage the currently displayed tab (value), a verification flag (verified), and the user's password (password). It also uses the useUser hook to access the deleteUser function and the useNavigate hook from React Router to redirect the user after successful <text:soft-page-break/>deletion. The component employs the Tabs, TabsList, and TabsContent components to structure the process. The handleAccountDeletion function is called when the user confirms the deletion in the second tab. <text:span text:style-name="T234">After a basic password length validation,</text:span> It calls the deleteUser function from the useUser hook, and if the deletion is successful, it closes the dialog/drawer, removes the user's token from cookies, and redirects the user to the /get-started page. <text:span text:style-name="T235">The rest of the code in the return statement consists of UI components. In some cases, their theme is edited using inline CSS. The components are connected to the logic through onClick properties, which take a function that will be activated if the component is interacted with. Alternatively, some components are disabled based on the state of the app. For example, the “Continue” button is off unless the checkbox is clicked. Moreover, the checkbox is connected to the label with htmlFor="accept". <text:s/>This attribute is crucial for accessibility. It associates the label with the checkbox element that has the ID accept. <text:s/>This association means that when a user clicks on the label text, the browser will also toggle the checkbox, just as if the user had clicked directly on the checkbox.</text:span></text:p>
      <text:list text:continue-numbering="true" text:style-name="L1">
        <text:list-item>
          <text:list>
            <text:list-item>
              <text:list>
                <text:list-item>
                  <text:list>
                    <text:list-item>
                      <text:p text:style-name="P345"><text:bookmark-start text:name="__RefHeading___Toc23396_3464985222"/><text:span text:style-name="T234">T</text:span>ags<text:bookmark-end text:name="__RefHeading___Toc23396_3464985222"/></text:p>
                    </text:list-item>
                  </text:list>
                </text:list-item>
              </text:list>
            </text:list-item>
          </text:list>
        </text:list-item>
      </text:list>
      <text:p text:style-name="P278">One of the main requirements for this project is a system to group notes regardless for their type by some user-defined property. This is what tags are for.</text:p>
      <text:p text:style-name="P278"><draw:frame draw:style-name="fr2" draw:name="Image39" text:anchor-type="char" svg:width="17cm" svg:height="18.54cm" draw:z-index="42"><draw:image xlink:href="Pictures/100000010000059A0000061CFF1152F7.png" xlink:type="simple" xlink:show="embed" xlink:actuate="onLoad" draw:mime-type="image/png"/></draw:frame><text:soft-page-break/>Tags have just two properties: Their name and color, which are displayed as badges on top of each note. The color allows the user to distinguish between tags without reading them.</text:p>
      <text:list xml:id="list130853374162708" text:continue-numbering="true" text:style-name="L1">
        <text:list-item>
          <text:list>
            <text:list-item>
              <text:list>
                <text:list-item>
                  <text:list>
                    <text:list-item>
                      <text:list>
                        <text:list-item>
                          <text:p text:style-name="P290"><text:bookmark-start text:name="__RefHeading___Toc23398_3464985222 Copy 1"/>./<text:span text:style-name="T226">src/Pages/</text:span><text:span text:style-name="T236">Tags/Tags.tsx</text:span><text:bookmark-end text:name="__RefHeading___Toc23398_3464985222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useTags } from './useTags'</text:p>
      <text:p text:style-name="Code">import { Button } from '../../../components/@/ui/button';</text:p>
      <text:p text:style-name="Code">import { Separator } from "../../../components/@/ui/separator";</text:p>
      <text:p text:style-name="Code">import { FaPlus } from 'react-icons/fa6';</text:p>
      <text:p text:style-name="Code">import TagCard from '../../../components/TagCard/TagCard';</text:p>
      <text:p text:style-name="Code">import { HexColorPicker } from "react-colorful";</text:p>
      <text:p text:style-name="Code"><text:soft-page-break/>import { MdCancel } from 'react-icons/md';</text:p>
      <text:p text:style-name="Code">import { Input } from '../../../components/@/ui/input';</text:p>
      <text:p text:style-name="Code">import { Popover } from '@radix-ui/react-popover';</text:p>
      <text:p text:style-name="Code">import { PopoverContent, PopoverTrigger } from '../../../components/@/ui/popover';</text:p>
      <text:p text:style-name="Code">import { FaTags } from "react-icons/fa";</text:p>
      <text:p text:style-name="Code">import TitleComponent from '../../../components/TitleComponent/TitleComponent';</text:p>
      <text:p text:style-name="Code"/>
      <text:p text:style-name="Code">function Tags() {</text:p>
      <text:p text:style-name="Code"><text:s text:c="2"/>const {</text:p>
      <text:p text:style-name="Code"><text:s text:c="4"/>tags,</text:p>
      <text:p text:style-name="Code"><text:s text:c="4"/>fetchTags,</text:p>
      <text:p text:style-name="Code"><text:s text:c="4"/>section,</text:p>
      <text:p text:style-name="Code"><text:s text:c="4"/>setSection,</text:p>
      <text:p text:style-name="Code"><text:s text:c="4"/>tagTitle,</text:p>
      <text:p text:style-name="Code"><text:s text:c="4"/>setTagTitle,</text:p>
      <text:p text:style-name="Code"><text:s text:c="4"/>color,</text:p>
      <text:p text:style-name="Code"><text:s text:c="4"/>setColor,</text:p>
      <text:p text:style-name="Code"><text:s text:c="4"/>handleSaveTag,</text:p>
      <text:p text:style-name="Code"><text:s text:c="4"/>handleEditTag,</text:p>
      <text:p text:style-name="Code"><text:s text:c="4"/>handleDeleteTag</text:p>
      <text:p text:style-name="Code"><text:s text:c="2"/>} = useTags()</text:p>
      <text:p text:style-name="Code"/>
      <text:p text:style-name="Code"><text:s text:c="2"/>useEffect(() =&gt; {</text:p>
      <text:p text:style-name="Code"><text:s text:c="4"/>fetchTags();</text:p>
      <text:p text:style-name="Code"><text:s text:c="2"/>}, [fetchTags]);</text:p>
      <text:p text:style-name="Code"/>
      <text:p text:style-name="Code"/>
      <text:p text:style-name="Code"><text:s text:c="2"/>let allTags = (</text:p>
      <text:p text:style-name="Code"><text:s text:c="4"/>&lt;&gt;</text:p>
      <text:p text:style-name="Code"><text:s text:c="6"/>&lt;div className='flex flex-row justify-between'&gt;</text:p>
      <text:p text:style-name="Code"><text:s text:c="8"/>&lt;TitleComponent&gt;&lt;FaTags size={'20px'}/&gt; Tags&lt;/TitleComponent&gt;</text:p>
      <text:p text:style-name="Code"><text:s text:c="10"/>&lt;Button size="icon" onClick={() =&gt; setSection("create")}&gt;</text:p>
      <text:p text:style-name="Code"><text:s text:c="14"/>&lt;FaPlus /&gt;</text:p>
      <text:p text:style-name="Code"><text:s text:c="10"/>&lt;/Button&gt;</text:p>
      <text:p text:style-name="Code"><text:s text:c="6"/>&lt;/div&gt;</text:p>
      <text:p text:style-name="Code"/>
      <text:p text:style-name="Code"><text:s text:c="6"/>{tags.map((tag, index) =&gt; (</text:p>
      <text:p text:style-name="Code"><text:s text:c="6"/>&lt;div key={index} className="py-2"&gt;</text:p>
      <text:p text:style-name="Code"><text:s text:c="10"/>&lt;TagCard tag={tag} /&gt;</text:p>
      <text:p text:style-name="Code"><text:s text:c="6"/>&lt;/div&gt;</text:p>
      <text:p text:style-name="Code"><text:s text:c="6"/>))}</text:p>
      <text:p text:style-name="Code"><text:s text:c="4"/>&lt;/&gt;</text:p>
      <text:p text:style-name="Code">);</text:p>
      <text:p text:style-name="Code"/>
      <text:p text:style-name="P273"><text:span text:style-name="T95">This code implements a </text:span><text:span text:style-name="T147">tag</text:span><text:span text:style-name="T95"> management page using React, allowing users to view, create, and edit tags. The component relies on React's </text:span><text:span text:style-name="Source_20_Text"><text:span text:style-name="T95">useState</text:span></text:span><text:span text:style-name="T95"> for local UI state (like which section is displayed) and a custom hook, </text:span><text:span text:style-name="Source_20_Text"><text:span text:style-name="T95">useTags</text:span></text:span><text:span text:style-name="T95">, for managing tag data and operations. The </text:span><text:span text:style-name="Source_20_Text"><text:span text:style-name="T95">useTags</text:span></text:span><text:span text:style-name="T95"> hook encapsulates all the tag-related logic, </text:span><text:span text:style-name="T147">allowing for</text:span><text:span text:style-name="T95"> component reusability and separation of concerns. This hook provides </text:span><text:span text:style-name="T147">the all the necessary functions to update, retrieve, create and delete tags through appropriate functions, that will be discussed in more detail in the next section. </text:span><text:span text:style-name="T95">The component uses conditional rendering to display different UI elements based on the </text:span><text:span text:style-name="Source_20_Text"><text:span text:style-name="T95">section</text:span></text:span><text:span text:style-name="T95"> state. If the section is "all tags", it displays a list of tags. If it's "create" or "edit", it shows a form for creating or editing a tag. </text:span><text:span text:style-name="T148">This avoids navigating to a different page, which may be time </text:span><text:soft-page-break/><text:span text:style-name="T148">consuming and bad for user experience. Furthermore,</text:span><text:span text:style-name="T95"> </text:span><text:span text:style-name="Source_20_Text"><text:span text:style-name="T95">useEffect</text:span></text:span><text:span text:style-name="T95"> is used to fetch tags when the component mounts. </text:span><text:span text:style-name="Source_20_Text"><text:span text:style-name="T95">allTags</text:span></text:span><text:span text:style-name="T95"> section uses the </text:span><text:span text:style-name="Source_20_Text"><text:span text:style-name="T95">map</text:span></text:span><text:span text:style-name="T95"> function to iterate over the </text:span><text:span text:style-name="Source_20_Text"><text:span text:style-name="T95">tags</text:span></text:span><text:span text:style-name="T95"> array and render a </text:span><text:span text:style-name="Source_20_Text"><text:span text:style-name="T95">TagCard</text:span></text:span><text:span text:style-name="T95"> component for each tag. The </text:span><text:span text:style-name="Source_20_Text"><text:span text:style-name="T95">key</text:span></text:span><text:span text:style-name="T95"> prop </text:span><text:span text:style-name="T148">provided into each tag</text:span><text:span text:style-name="T95"> is essential for React to efficiently update the list. </text:span><text:span text:style-name="T148">This is because React may not have to rerender the whole list, if it knows which item in it was changed.</text:span></text:p>
      <text:p text:style-name="P61"><draw:frame draw:style-name="fr3" draw:name="Image40" text:anchor-type="char" svg:width="17cm" svg:height="2.161cm" draw:z-index="43"><draw:image xlink:href="Pictures/1000000100000578000000B2C5E47DEB.png" xlink:type="simple" xlink:show="embed" xlink:actuate="onLoad" draw:mime-type="image/png"/></draw:frame><text:span text:style-name="T237">Each tag card has a color, tag name and an icon button that will open the tag editing page. Additionally, a plus icon is on the top right corner of the page if the user wants to edit the tag. This design will stay consistent throughout the app with minor changes.</text:span></text:p>
      <text:p text:style-name="P62">Clicking the edit or create button renders the createTagForm:</text:p>
      <text:p text:style-name="P276"><draw:frame draw:style-name="fr3" draw:name="Image41" text:anchor-type="char" svg:width="17cm" svg:height="9.673cm" draw:z-index="44"><draw:image xlink:href="Pictures/100000010000059A0000033026ACC44F.png" xlink:type="simple" xlink:show="embed" xlink:actuate="onLoad" draw:mime-type="image/png"/></draw:frame></text:p>
      <text:p text:style-name="Code"/>
      <text:p text:style-name="Code">const createTagForm = (</text:p>
      <text:p text:style-name="Code"><text:s text:c="2"/>&lt;&gt;</text:p>
      <text:p text:style-name="Code"><text:s text:c="4"/>{/* Navbar */}</text:p>
      <text:p text:style-name="Code"><text:s text:c="4"/>&lt;div className='flex flex-row justify-between'&gt;</text:p>
      <text:p text:style-name="Code"/>
      <text:p text:style-name="Code"><text:s text:c="6"/>&lt;p className='pl-1 text-2xl font-bold'&gt;{section === 'create'? "Create Tag" : "Edit Tag"}&lt;/p&gt;</text:p>
      <text:p text:style-name="Code"><text:s text:c="6"/>{/* Date Picker */}</text:p>
      <text:p text:style-name="Code"><text:s text:c="6"/>&lt;div className='flex flex-row gap-2'&gt;</text:p>
      <text:p text:style-name="Code"><text:s text:c="10"/>&lt;Button size="icon" onClick={() =&gt; setSection("all tags")}&gt;</text:p>
      <text:p text:style-name="Code"><text:s text:c="14"/>&lt;MdCancel size={15} /&gt;</text:p>
      <text:p text:style-name="Code"><text:s text:c="10"/>&lt;/Button&gt;</text:p>
      <text:p text:style-name="Code"><text:s text:c="6"/>&lt;/div&gt;</text:p>
      <text:p text:style-name="Code"/>
      <text:p text:style-name="Code"><text:soft-page-break/></text:p>
      <text:p text:style-name="Code"><text:s text:c="4"/>&lt;/div&gt;</text:p>
      <text:p text:style-name="Code"><text:s text:c="4"/>&lt;div className='pt-2'&gt;</text:p>
      <text:p text:style-name="Code"><text:s text:c="8"/>&lt;Separator /&gt;</text:p>
      <text:p text:style-name="Code"><text:s text:c="4"/>&lt;/div&gt;</text:p>
      <text:p text:style-name="Code"><text:s text:c="4"/>&lt;div className='py-2 flex flex-col gap-2'&gt;</text:p>
      <text:p text:style-name="Code"/>
      <text:p text:style-name="Code"><text:s text:c="6"/>&lt;Input </text:p>
      <text:p text:style-name="Code"><text:s text:c="10"/>className='border rounded-md w-full h-10 leading-tight focus:outline-none focus:shadow-outline' </text:p>
      <text:p text:style-name="Code"><text:s text:c="10"/>placeholder='Title'</text:p>
      <text:p text:style-name="Code"><text:s text:c="10"/>type='text' </text:p>
      <text:p text:style-name="Code"><text:s text:c="10"/>value={tagTitle} </text:p>
      <text:p text:style-name="Code"><text:s text:c="10"/>onChange={(e) =&gt; setTagTitle(e.target.value)} </text:p>
      <text:p text:style-name="Code"><text:s text:c="10"/>/&gt;</text:p>
      <text:p text:style-name="Code"><text:s text:c="8"/>&lt;Popover&gt;</text:p>
      <text:p text:style-name="Code"><text:s text:c="10"/>&lt;PopoverTrigger asChild&gt;</text:p>
      <text:p text:style-name="Code"><text:s text:c="14"/>&lt;Button style={{backgroundColor:color }}/&gt;</text:p>
      <text:p text:style-name="Code"><text:s text:c="10"/>&lt;/PopoverTrigger&gt;</text:p>
      <text:p text:style-name="Code"><text:s text:c="10"/>&lt;PopoverContent className='w-200'&gt;</text:p>
      <text:p text:style-name="Code"><text:s text:c="14"/>&lt;HexColorPicker color={color} onChange={setColor} /&gt;</text:p>
      <text:p text:style-name="Code"><text:s text:c="10"/>&lt;/PopoverContent&gt;</text:p>
      <text:p text:style-name="Code"><text:s text:c="8"/>&lt;/Popover&gt;</text:p>
      <text:p text:style-name="Code"><text:s text:c="4"/>&lt;/div&gt;</text:p>
      <text:p text:style-name="Code"><text:s text:c="4"/>&lt;div className='flex flex-row gap-3'&gt;</text:p>
      <text:p text:style-name="Code"/>
      <text:p text:style-name="Code"><text:s text:c="6"/>&lt;Button onClick=</text:p>
      <text:p text:style-name="Code"><text:s text:c="6"/>{</text:p>
      <text:p text:style-name="Code"><text:s text:c="8"/>section === "create" ? handleSaveTag: handleEditTag</text:p>
      <text:p text:style-name="Code"><text:s text:c="6"/>}&gt;</text:p>
      <text:p text:style-name="Code"><text:s text:c="8"/>Save</text:p>
      <text:p text:style-name="Code"><text:s text:c="6"/>&lt;/Button&gt;</text:p>
      <text:p text:style-name="Code"><text:s text:c="6"/>{section === "edit" &amp;&amp; &lt;Button variant={'secondary'} onClick={handleDeleteTag}&gt;Delete&lt;/Button&gt;}</text:p>
      <text:p text:style-name="Code"><text:s text:c="8"/>&lt;/div&gt;</text:p>
      <text:p text:style-name="Code"><text:s text:c="4"/></text:p>
      <text:p text:style-name="Code"><text:s text:c="2"/>&lt;/&gt;</text:p>
      <text:p text:style-name="Code">);</text:p>
      <text:p text:style-name="Code"/>
      <text:p text:style-name="Code"/>
      <text:p text:style-name="P272"/>
      <text:p text:style-name="Text_20_body"><text:span text:style-name="T148">The form contains an input field to enter the tag title, as well as t</text:span><text:span text:style-name="T95">he </text:span><text:span text:style-name="Source_20_Text"><text:span text:style-name="T95">HexColorPicker</text:span></text:span><text:span text:style-name="T95"> component from the "react-colorful" library </text:span><text:span text:style-name="T148">that </text:span><text:span text:style-name="T95">allows users to select a color. The </text:span><text:span text:style-name="Source_20_Text"><text:span text:style-name="T95">color</text:span></text:span><text:span text:style-name="T95"> state variable holds the selected color, and the </text:span><text:span text:style-name="Source_20_Text"><text:span text:style-name="T95">onChange</text:span></text:span><text:span text:style-name="T95"> handler updates this state using the </text:span><text:span text:style-name="Source_20_Text"><text:span text:style-name="T95">setColor</text:span></text:span><text:span text:style-name="T95"> function. The selected color is also used to style a button, </text:span><text:span text:style-name="T148">which acts as a trigger for the color picker. Another button is used to save any changes the user made. </text:span><text:span text:style-name="T95">The </text:span><text:span text:style-name="Source_20_Text"><text:span text:style-name="T95">onClick</text:span></text:span><text:span text:style-name="T95"> attributes on the button </text:span><text:span text:style-name="T148">helps with event handling by calling functions like handleSaveTag to communicate changes to the backend.</text:span></text:p>
      <text:list text:style-name="L49">
        <text:list-header>
          <text:p text:style-name="P504"/>
        </text:list-header>
      </text:list>
      <text:p text:style-name="P272">return (</text:p>
      <text:p text:style-name="P272"><text:s text:c="2"/>&lt;&gt;</text:p>
      <text:p text:style-name="P272"><text:s text:c="4"/>{section === 'all tags' &amp;&amp; allTags}</text:p>
      <text:p text:style-name="P272"><text:s text:c="4"/>{(section === 'create' || section === 'edit') &amp;&amp; createTagForm}</text:p>
      <text:p text:style-name="P272"><text:s text:c="2"/>&lt;/&gt;</text:p>
      <text:p text:style-name="P272"><text:soft-page-break/>);</text:p>
      <text:p text:style-name="P272">}</text:p>
      <text:p text:style-name="P272"/>
      <text:p text:style-name="P272">export default Tags</text:p>
      <text:p text:style-name="P272"/>
      <text:p text:style-name="P279">Finally, the forms are conditionally rendered based on the section variable, which changes whenever the user clicks the create or edit buttons. This variable is also used to dynamically adjust the title of the form from Create to Edit, depending on the action that the user is undertaking.</text:p>
      <text:list text:continue-list="list130853374162708" text:style-name="L1">
        <text:list-item>
          <text:list>
            <text:list-item>
              <text:list>
                <text:list-item>
                  <text:list>
                    <text:list-item>
                      <text:list>
                        <text:list-item>
                          <text:p text:style-name="P349"><text:bookmark-start text:name="__RefHeading___Toc23398_3464985222 Copy 2"/>./<text:span text:style-name="T226">src/Pages/</text:span><text:span text:style-name="T236">Tags/useTags.tsx</text:span><text:bookmark-end text:name="__RefHeading___Toc23398_3464985222 Copy 2"/></text:p>
                        </text:list-item>
                      </text:list>
                    </text:list-item>
                  </text:list>
                </text:list-item>
              </text:list>
            </text:list-item>
          </text:list>
        </text:list-item>
      </text:list>
      <text:p text:style-name="P253"><text:span text:style-name="T95">The </text:span><text:span text:style-name="Source_20_Text"><text:span text:style-name="T95">useTags</text:span></text:span><text:span text:style-name="T95"> hook, </text:span><text:span text:style-name="T149">again using the </text:span><text:span text:style-name="T95">Zustand library, provides a centralized mechanism for managing tag-related data and operations within the application. </text:span><text:span text:style-name="T149">The hook contains all tag-related logic and can be called by other components. </text:span></text:p>
      <text:p text:style-name="Code">type TagState = {</text:p>
      <text:p text:style-name="Code"><text:s text:c="4"/>section: string;</text:p>
      <text:p text:style-name="Code"><text:s text:c="4"/>setSection: (section: string) =&gt; void;</text:p>
      <text:p text:style-name="Code"><text:s text:c="4"/>tags: Tag[];</text:p>
      <text:p text:style-name="Code"><text:s text:c="4"/>setTags: (tags: Tag[]) =&gt; void;</text:p>
      <text:p text:style-name="Code"><text:s text:c="4"/>order: string</text:p>
      <text:p text:style-name="Code"><text:s text:c="4"/>setOrder: (order: string)=&gt;void;</text:p>
      <text:p text:style-name="Code"><text:s text:c="4"/>fetchTags: () =&gt; Promise&lt;void&gt;;</text:p>
      <text:p text:style-name="Code"><text:s text:c="4"/>tagTitle: string;</text:p>
      <text:p text:style-name="Code"><text:s text:c="4"/>setTagTitle: (title: string) =&gt; void;</text:p>
      <text:p text:style-name="Code"><text:s text:c="4"/>color: string;</text:p>
      <text:p text:style-name="Code"><text:s text:c="4"/>setColor: (color: string) =&gt; void;</text:p>
      <text:p text:style-name="Code"><text:s text:c="4"/>currentTagId: UUID | undefined;</text:p>
      <text:p text:style-name="Code"><text:s text:c="4"/>setCurrentTagId: (tagId: UUID) =&gt; void;</text:p>
      <text:p text:style-name="Code"><text:s text:c="4"/>selectedTagIds: UUID[];</text:p>
      <text:p text:style-name="Code"><text:s text:c="4"/>setSelectedTagIds: (tagIds: UUID[]) =&gt; void;</text:p>
      <text:p text:style-name="Code"><text:s text:c="4"/>// updateState: (key: keyof TagState, value: any) =&gt; void;</text:p>
      <text:p text:style-name="Code"><text:s text:c="4"/>handleSaveTag: () =&gt; void;</text:p>
      <text:p text:style-name="Code"><text:s text:c="4"/>handleDeleteTag: () =&gt; void;</text:p>
      <text:p text:style-name="Code"><text:s text:c="4"/>handleEditTag: () =&gt; void;</text:p>
      <text:p text:style-name="Code">};</text:p>
      <text:p text:style-name="Code"/>
      <text:p text:style-name="P280">It begins with a type that defines all the functions and constants in the store and their datatypes. </text:p>
      <text:p text:style-name="Code"/>
      <text:p text:style-name="Code"><text:s text:c="4"/>tags: [],</text:p>
      <text:p text:style-name="Code"><text:s text:c="4"/>tagTitle: '',</text:p>
      <text:p text:style-name="Code"><text:s text:c="4"/>currentTagId: undefined,</text:p>
      <text:p text:style-name="Code"><text:s text:c="4"/>selectedTagIds: [],</text:p>
      <text:p text:style-name="Code"><text:s text:c="4"/>order: 'ascending',</text:p>
      <text:p text:style-name="Code"><text:s text:c="4"/>color: '#000000',</text:p>
      <text:p text:style-name="Code"><text:s text:c="4"/>section: 'all tags',</text:p>
      <text:p text:style-name="Code"><text:s text:c="4"/>setSection: (section) =&gt; set({ section }),</text:p>
      <text:p text:style-name="Code"><text:s text:c="4"/>setTagTitle: (title) =&gt; set({ tagTitle: title }),</text:p>
      <text:p text:style-name="Code"><text:s text:c="4"/>setTags:(tags)=&gt;set({tags}),</text:p>
      <text:p text:style-name="Code"><text:s text:c="4"/>setColor: (color) =&gt; set({ color }),</text:p>
      <text:p text:style-name="P274"><text:s text:c="4"/>setOrder: (order) =&gt; set({ order }),</text:p>
      <text:p text:style-name="P274"><text:s text:c="4"/>setSelectedTagIds: (tagIds) =&gt; set({ selectedTagIds: [...tagIds] }),</text:p>
      <text:p text:style-name="P274"/>
      <text:p text:style-name="P274"><text:soft-page-break/><text:s text:c="4"/>setCurrentTagId: (tagId) =&gt; set({ currentTagId: tagId }),</text:p>
      <text:p text:style-name="P274"/>
      <text:p text:style-name="Text_20_body"><text:span text:style-name="T149">Then, some basic constants and functions are defined. Functions above use</text:span><text:span text:style-name="T95"> Zustand's </text:span><text:span text:style-name="Source_20_Text"><text:span text:style-name="T95">set</text:span></text:span><text:span text:style-name="T95"> method to directly update their corresponding state properties (</text:span><text:span text:style-name="Source_20_Text"><text:span text:style-name="T95">section</text:span></text:span><text:span text:style-name="T95">, </text:span><text:span text:style-name="Source_20_Text"><text:span text:style-name="T95">tagTitle</text:span></text:span><text:span text:style-name="T95">, </text:span><text:span text:style-name="Source_20_Text"><text:span text:style-name="T95">tags</text:span></text:span><text:span text:style-name="T95">, </text:span><text:span text:style-name="Source_20_Text"><text:span text:style-name="T95">color</text:span></text:span><text:span text:style-name="T95">, and </text:span><text:span text:style-name="Source_20_Text"><text:span text:style-name="T95">order</text:span></text:span><text:span text:style-name="T95">). </text:span><text:span text:style-name="T149">This allows to quickly modify properties of tags in the state.</text:span></text:p>
      <text:p text:style-name="Code"><text:s text:c="4"/>fetchTags: async () =&gt; {</text:p>
      <text:p text:style-name="Code"><text:s text:c="8"/>const fetchedTags = await tagsApi.getAll();</text:p>
      <text:p text:style-name="Code"><text:s text:c="8"/>if (fetchedTags) {</text:p>
      <text:p text:style-name="Code"><text:s text:c="12"/>set({ tags: fetchedTags.data });</text:p>
      <text:p text:style-name="Code"><text:s text:c="8"/>}</text:p>
      <text:p text:style-name="P274"><text:s text:c="4"/>},</text:p>
      <text:p text:style-name="Text_20_body"><text:span text:style-name="T95">This asynchronous function, marked with the </text:span><text:span text:style-name="Source_20_Text"><text:span text:style-name="T95">async</text:span></text:span><text:span text:style-name="T95"> keyword, performs an API call to retrieve tag data from the backend. It utilizes the </text:span><text:span text:style-name="Source_20_Text"><text:span text:style-name="T95">tagsApi, </text:span></text:span><text:span text:style-name="Source_20_Text"><text:span text:style-name="T149">and u</text:span></text:span><text:span text:style-name="T95">pon successful retrieval of the data, the function updates the </text:span><text:span text:style-name="Source_20_Text"><text:span text:style-name="T95">tags</text:span></text:span><text:span text:style-name="T95"> array within the store.</text:span></text:p>
      <text:p text:style-name="Code"><text:s text:c="4"/>handleSaveTag: async () =&gt; {</text:p>
      <text:p text:style-name="Code"><text:s text:c="8"/>const { tagTitle, color,tags } = get();</text:p>
      <text:p text:style-name="Code"><text:s text:c="8"/>const response = await tagsApi.create(tagTitle, color);</text:p>
      <text:p text:style-name="Code"><text:s text:c="8"/>if (response &amp;&amp; response.success) {</text:p>
      <text:p text:style-name="Code"><text:s text:c="12"/>set({tagTitle: '', color: '#000000', section: 'all tags' });</text:p>
      <text:p text:style-name="Code"><text:s text:c="12"/>set((state) =&gt; {</text:p>
      <text:p text:style-name="Code"><text:s text:c="16"/>state.tags.push({</text:p>
      <text:p text:style-name="Code"><text:s text:c="20"/>tagid: response.tagid,</text:p>
      <text:p text:style-name="Code"><text:s text:c="20"/>name: tagTitle,</text:p>
      <text:p text:style-name="Code"><text:s text:c="20"/>color: color</text:p>
      <text:p text:style-name="Code"><text:s text:c="16"/>});</text:p>
      <text:p text:style-name="Code"><text:s text:c="16"/>return state;</text:p>
      <text:p text:style-name="Code"><text:s text:c="12"/>})</text:p>
      <text:p text:style-name="Code"><text:s text:c="8"/>}</text:p>
      <text:p text:style-name="Code"><text:s text:c="4"/>},</text:p>
      <text:p text:style-name="Text_20_body"><text:span text:style-name="T149">handleSaveTag is another asynchronous function which creates </text:span><text:span text:style-name="T95">a new tag. It retrieves the </text:span><text:span text:style-name="Source_20_Text"><text:span text:style-name="T95">tagTitle</text:span></text:span><text:span text:style-name="T95"> and </text:span><text:span text:style-name="Source_20_Text"><text:span text:style-name="T95">color</text:span></text:span><text:span text:style-name="T95"> from the store, and then </text:span><text:span text:style-name="T149">makes</text:span><text:span text:style-name="T95"> an API call to create the tag on the server using </text:span><text:span text:style-name="Source_20_Text"><text:span text:style-name="T95">tagsApi.create()</text:span></text:span><text:span text:style-name="T95">.</text:span><text:span text:style-name="T149">After a successful response, default values for tag properties are set and the new tag is added to the store.</text:span></text:p>
      <text:p text:style-name="Code"><text:s text:c="4"/>handleDeleteTag: async () =&gt; {</text:p>
      <text:p text:style-name="Code"><text:s text:c="8"/>const { currentTagId,tags } = get();</text:p>
      <text:p text:style-name="Code"><text:s text:c="8"/>if (currentTagId === undefined) return;</text:p>
      <text:p text:style-name="Code"><text:s text:c="8"/>const response = await tagsApi.delete(currentTagId);</text:p>
      <text:p text:style-name="Code"><text:s text:c="8"/>if (response <text:s/>&amp;&amp; response.success) {</text:p>
      <text:p text:style-name="Code"><text:s text:c="12"/>set({tags:tags.filter(tag =&gt; tag.tagid != currentTagId ) , section: 'all tags' });</text:p>
      <text:p text:style-name="Code"><text:s text:c="8"/>}</text:p>
      <text:p text:style-name="Code"><text:s text:c="4"/>},</text:p>
      <text:p text:style-name="P280">This function performs a similar task but for deleting a tag. It also applies a filter function which removes tags that match the ID of the recently deleted tag.</text:p>
      <text:p text:style-name="Code">handleEditTag: async () =&gt; {</text:p>
      <text:p text:style-name="Code"><text:s text:c="8"/>const { currentTagId, tagTitle, color, tags } = get();</text:p>
      <text:p text:style-name="Code"><text:s text:c="8"/>if (currentTagId === undefined) return;</text:p>
      <text:p text:style-name="Code"><text:s text:c="8"/>const response = await tagsApi.edit(currentTagId, tagTitle, color);</text:p>
      <text:p text:style-name="Code"><text:s text:c="8"/>if (response.success) {</text:p>
      <text:p text:style-name="Code"><text:s text:c="12"/>const sortedTags = [...tags].sort((a, b) =&gt;</text:p>
      <text:p text:style-name="Code"><text:s text:c="16"/>a.tagid.toString().localeCompare(b.tagid.toString())</text:p>
      <text:p text:style-name="Code"><text:s text:c="12"/>);</text:p>
      <text:p text:style-name="Code"><text:soft-page-break/></text:p>
      <text:p text:style-name="Code"><text:s text:c="12"/>// Define comparator for binary search</text:p>
      <text:p text:style-name="Code"><text:s text:c="12"/>const comparator = (tag: Tag, id: UUID) =&gt;</text:p>
      <text:p text:style-name="Code"><text:s text:c="16"/>tag.tagid.toString().localeCompare(id.toString());</text:p>
      <text:p text:style-name="Code"/>
      <text:p text:style-name="Code"><text:s text:c="12"/>const tagIndex = binarySearch(sortedTags, currentTagId, comparator);</text:p>
      <text:p text:style-name="Code"/>
      <text:p text:style-name="Code"><text:s text:c="12"/>// Create a new tags array with the updated tag</text:p>
      <text:p text:style-name="Code"><text:s text:c="12"/>let updatedTags = [...tags];</text:p>
      <text:p text:style-name="Code"><text:s text:c="12"/>if (tagIndex !== -1) {</text:p>
      <text:p text:style-name="Code"><text:s text:c="16"/>const originalTag = sortedTags[tagIndex];</text:p>
      <text:p text:style-name="Code"><text:s text:c="16"/>const originalIndex = tags.findIndex(t =&gt; t.tagid === originalTag.tagid);</text:p>
      <text:p text:style-name="Code"/>
      <text:p text:style-name="Code"><text:s text:c="16"/>if (originalIndex !== -1) {</text:p>
      <text:p text:style-name="Code"><text:s text:c="20"/>updatedTags[originalIndex] = { ...originalTag, name: tagTitle, color };</text:p>
      <text:p text:style-name="Code"><text:s text:c="16"/>}</text:p>
      <text:p text:style-name="Code"><text:s text:c="12"/>}</text:p>
      <text:p text:style-name="Code"/>
      <text:p text:style-name="Code"><text:s text:c="12"/>set({</text:p>
      <text:p text:style-name="Code"><text:s text:c="16"/>tags: updatedTags,</text:p>
      <text:p text:style-name="Code"><text:s text:c="16"/>tagTitle: '',</text:p>
      <text:p text:style-name="Code"><text:s text:c="16"/>color: '#000000',</text:p>
      <text:p text:style-name="Code"><text:s text:c="16"/>section: 'all tags'</text:p>
      <text:p text:style-name="Code"><text:s text:c="12"/>});</text:p>
      <text:p text:style-name="Code"><text:s text:c="8"/>}</text:p>
      <text:p text:style-name="Code"><text:s text:c="4"/>},</text:p>
      <text:p text:style-name="Code"/>
      <text:p text:style-name="Text_20_body"><text:span text:style-name="T149">The last function in the file is handleEditTag. </text:span><text:span text:style-name="T95">This asynchronous function handles the updating of an existing tag. It calls </text:span><text:span text:style-name="Source_20_Text"><text:span text:style-name="T95">tagsApi’</text:span></text:span><text:span text:style-name="Source_20_Text"><text:span text:style-name="T150">s </text:span></text:span><text:span text:style-name="Source_20_Text"><text:span text:style-name="T95">edit </text:span></text:span><text:span text:style-name="Source_20_Text"><text:span text:style-name="T150">method</text:span></text:span><text:span text:style-name="T95"> to send the updated tag data to the server. </text:span><text:span text:style-name="T150">If the response is a success,</text:span><text:span text:style-name="T95"> the function locates the tag to be updated within the </text:span><text:span text:style-name="Source_20_Text"><text:span text:style-name="T95">tags</text:span></text:span><text:span text:style-name="T95"> array. To optimize this search, it first sorts the </text:span><text:span text:style-name="Source_20_Text"><text:span text:style-name="T95">tags</text:span></text:span><text:span text:style-name="T95"> array and then uses a </text:span><text:span text:style-name="Source_20_Text"><text:span text:style-name="T95">binarySearch</text:span></text:span><text:span text:style-name="T95"> function, along with a custom comparator, to efficiently find the tag's index. A new </text:span><text:span text:style-name="Source_20_Text"><text:span text:style-name="T95">updatedTags</text:span></text:span><text:span text:style-name="T95"> array is then constructed, and the located tag is updated within this new array. </text:span></text:p>
      <text:list xml:id="list130852904415873" text:continue-numbering="true" text:style-name="L1">
        <text:list-item>
          <text:list>
            <text:list-item>
              <text:list>
                <text:list-item>
                  <text:list>
                    <text:list-item>
                      <text:list>
                        <text:list-item>
                          <text:list>
                            <text:list-item>
                              <text:p text:style-name="P357"><text:bookmark-start text:name="__RefHeading___Toc23398_3464985222 Copy 1 Copy 2"/>Binary search<text:bookmark-end text:name="__RefHeading___Toc23398_3464985222 Copy 1 Copy 2"/></text:p>
                            </text:list-item>
                          </text:list>
                        </text:list-item>
                      </text:list>
                    </text:list-item>
                  </text:list>
                </text:list-item>
              </text:list>
            </text:list-item>
          </text:list>
        </text:list-item>
      </text:list>
      <text:p text:style-name="Text_20_body">The binary search function is implemented in a reusable manner in utils.ts, which contains a few other functions that will be discussed in context of their use cases. For now, lets take a look at the binary search:</text:p>
      <text:p text:style-name="P275"><text:line-break/>// Binary search function</text:p>
      <text:p text:style-name="Code">export function binarySearch&lt;T&gt;(</text:p>
      <text:p text:style-name="Code"><text:s text:c="2"/>arr: T[], </text:p>
      <text:p text:style-name="Code"><text:s text:c="2"/>target: T, </text:p>
      <text:p text:style-name="Code"><text:s text:c="2"/>comparator: (a: T, b: T) =&gt; number</text:p>
      <text:p text:style-name="Code">): number {</text:p>
      <text:p text:style-name="Code"><text:s text:c="2"/>let low = 0;</text:p>
      <text:p text:style-name="Code"><text:s text:c="2"/>let high = arr.length - 1;</text:p>
      <text:p text:style-name="Code"/>
      <text:p text:style-name="Code"><text:s text:c="2"/>while (low &lt;= high) {</text:p>
      <text:p text:style-name="Code"><text:s text:c="4"/>const mid = Math.floor((low + high) / 2);</text:p>
      <text:p text:style-name="Code"><text:soft-page-break/><text:s text:c="4"/>const compareResult = comparator(arr[mid], target);</text:p>
      <text:p text:style-name="Code"/>
      <text:p text:style-name="Code"><text:s text:c="4"/>if (compareResult === 0) {</text:p>
      <text:p text:style-name="Code"><text:s text:c="6"/>return mid; // Found the element</text:p>
      <text:p text:style-name="Code"><text:s text:c="4"/>} else if (compareResult &lt; 0) {</text:p>
      <text:p text:style-name="Code"><text:s text:c="6"/>low = mid + 1; // Search in the right half</text:p>
      <text:p text:style-name="Code"><text:s text:c="4"/>} else {</text:p>
      <text:p text:style-name="Code"><text:s text:c="6"/>high = mid - 1; // Search in the left half</text:p>
      <text:p text:style-name="Code"><text:s text:c="4"/>}</text:p>
      <text:p text:style-name="Code"><text:s text:c="2"/>}</text:p>
      <text:p text:style-name="Code"/>
      <text:p text:style-name="Code"><text:s text:c="2"/>return -1; // Element not found</text:p>
      <text:p text:style-name="Code"/>
      <text:p text:style-name="Code">}</text:p>
      <text:p text:style-name="Code"/>
      <text:p text:style-name="P505">This function can be used to find an element in an abstract array of a TypeScript type T. It takes the array of items of type T, a target of type T and a comparator</text:p>
      <text:p text:style-name="P281"><text:span text:style-name="T95">The </text:span><text:span text:style-name="Source_20_Text"><text:span text:style-name="T95">comparator</text:span></text:span><text:span text:style-name="T95"> function is a crucial aspect of </text:span><text:span text:style-name="T151">this</text:span><text:span text:style-name="T95"> binary search’s flexibility. It determines the relationship between the element at the middle index (</text:span><text:span text:style-name="Source_20_Text"><text:span text:style-name="T95">arr[mid]</text:span></text:span><text:span text:style-name="T95">) and the </text:span><text:span text:style-name="Source_20_Text"><text:span text:style-name="T95">target</text:span></text:span><text:span text:style-name="T95"> element. The </text:span><text:span text:style-name="Source_20_Text"><text:span text:style-name="T95">comparator</text:span></text:span><text:span text:style-name="T95"> function should return:</text:span></text:p>
      <text:list text:style-name="L50">
        <text:list-item>
          <text:p text:style-name="P506"><text:span text:style-name="Source_20_Text"><text:span text:style-name="T95">0</text:span></text:span><text:span text:style-name="T95"> if </text:span><text:span text:style-name="Source_20_Text"><text:span text:style-name="T95">arr[mid]</text:span></text:span><text:span text:style-name="T95"> is equal to </text:span><text:span text:style-name="Source_20_Text"><text:span text:style-name="T95">target</text:span></text:span><text:span text:style-name="T95">.</text:span></text:p>
        </text:list-item>
        <text:list-item>
          <text:p text:style-name="P506"><text:span text:style-name="T95">A negative value if </text:span><text:span text:style-name="Source_20_Text"><text:span text:style-name="T95">arr[mid]</text:span></text:span><text:span text:style-name="T95"> is less than </text:span><text:span text:style-name="Source_20_Text"><text:span text:style-name="T95">target</text:span></text:span><text:span text:style-name="T95">.</text:span></text:p>
        </text:list-item>
        <text:list-item>
          <text:p text:style-name="P506"><text:span text:style-name="T95">A positive value if </text:span><text:span text:style-name="Source_20_Text"><text:span text:style-name="T95">arr[mid]</text:span></text:span><text:span text:style-name="T95"> is greater than </text:span><text:span text:style-name="Source_20_Text"><text:span text:style-name="T95">target</text:span></text:span><text:span text:style-name="T95">.</text:span></text:p>
        </text:list-item>
      </text:list>
      <text:p text:style-name="P63"><text:span text:style-name="T238">The function first defines variables low and high, which are used to calculate the remaining array after each fold. Then, a </text:span>loop iteratively narrows down the search space. The loop continues as long as there's a valid interval to search within. <text:span text:style-name="T238">Inside the loop, const mid = Math.floor((low + high) / 2) calculates the middle index of the current search interval. Math.floor ensures that mid is always an integer, even if (low + high) / 2 results in a floating-point number. Based on the result of the comparator, the interval is adjusted as follows:</text:span></text:p>
      <text:list text:style-name="L51">
        <text:list-item>
          <text:p text:style-name="P507"><text:span text:style-name="T95">If </text:span><text:span text:style-name="Source_20_Text"><text:span text:style-name="T95">compareResult === 0</text:span></text:span><text:span text:style-name="T95">, the target element is found, and its index (</text:span><text:span text:style-name="Source_20_Text"><text:span text:style-name="T95">mid</text:span></text:span><text:span text:style-name="T95">) is returned.</text:span></text:p>
        </text:list-item>
      </text:list>
      <text:list text:style-name="L52">
        <text:list-item>
          <text:p text:style-name="P508"><text:span text:style-name="T95">If </text:span><text:span text:style-name="Source_20_Text"><text:span text:style-name="T95">compareResult &lt; 0</text:span></text:span><text:span text:style-name="T95">, the target element must be in the right half of the interval (since </text:span><text:span text:style-name="Source_20_Text"><text:span text:style-name="T95">arr[mid]</text:span></text:span><text:span text:style-name="T95"> is less than </text:span><text:span text:style-name="Source_20_Text"><text:span text:style-name="T95">target</text:span></text:span><text:span text:style-name="T95">). The </text:span><text:span text:style-name="Source_20_Text"><text:span text:style-name="T95">low</text:span></text:span><text:span text:style-name="T95"> index is updated to </text:span><text:span text:style-name="Source_20_Text"><text:span text:style-name="T95">mid + 1</text:span></text:span><text:span text:style-name="T95"> to exclude the left half.</text:span></text:p>
        </text:list-item>
      </text:list>
      <text:list text:style-name="L53">
        <text:list-item>
          <text:p text:style-name="P509"><text:span text:style-name="T95">If </text:span><text:span text:style-name="Source_20_Text"><text:span text:style-name="T95">compareResult &gt; 0</text:span></text:span><text:span text:style-name="T95">, the target element must be in the left half of the interval (since </text:span><text:span text:style-name="Source_20_Text"><text:span text:style-name="T95">arr[mid]</text:span></text:span><text:span text:style-name="T95"> is greater than </text:span><text:span text:style-name="Source_20_Text"><text:span text:style-name="T95">target</text:span></text:span><text:span text:style-name="T95">). The </text:span><text:span text:style-name="Source_20_Text"><text:span text:style-name="T95">high</text:span></text:span><text:span text:style-name="T95"> index is updated to </text:span><text:span text:style-name="Source_20_Text"><text:span text:style-name="T95">mid - 1</text:span></text:span><text:span text:style-name="T95"> to exclude the right half.</text:span></text:p>
        </text:list-item>
      </text:list>
      <text:p text:style-name="P64">If the element is not found, the function returns -1, highlighting that the element is not in the array.</text:p>
      <text:list text:continue-list="list130852904415873" text:style-name="L1">
        <text:list-item>
          <text:list>
            <text:list-item>
              <text:list>
                <text:list-item>
                  <text:list>
                    <text:list-item>
                      <text:list>
                        <text:list-item>
                          <text:p text:style-name="P349"><text:bookmark-start text:name="__RefHeading___Toc23398_3464985222 Copy 1 Copy 1"/>./<text:span text:style-name="T226">src/Pages/</text:span><text:span text:style-name="T236">Tags/TagsMenu.tsx</text:span><text:bookmark-end text:name="__RefHeading___Toc23398_3464985222 Copy 1 Copy 1"/></text:p>
                        </text:list-item>
                      </text:list>
                    </text:list-item>
                  </text:list>
                </text:list-item>
              </text:list>
            </text:list-item>
          </text:list>
        </text:list-item>
      </text:list>
      <text:p text:style-name="P282">Another very important task to accomplish was the connection between any note and tags. On the database, it was done with the NoteTags table, but here it needs to be shown to the user as a UI element:</text:p>
      <text:p text:style-name="P283"><draw:frame draw:style-name="fr1" draw:name="Image42" text:anchor-type="char" svg:x="-0.293cm" svg:y="-0.106cm" svg:width="10.53cm" svg:height="5.53cm" draw:z-index="45"><draw:image xlink:href="Pictures/100000010000031C000001A2F7F59837.png" xlink:type="simple" xlink:show="embed" xlink:actuate="onLoad" draw:mime-type="image/png"/></draw:frame><text:soft-page-break/>This menu contains all existing tags and allows the user to sort them in an ascending or descending order</text:p>
      <text:p text:style-name="P282"/>
      <text:p text:style-name="P282"/>
      <text:p text:style-name="P282"/>
      <text:p text:style-name="P282"/>
      <text:p text:style-name="P282"/>
      <text:p text:style-name="Code">import * as React from "react";</text:p>
      <text:p text:style-name="Code">import {</text:p>
      <text:p text:style-name="Code"><text:s text:c="2"/>Dialog,</text:p>
      <text:p text:style-name="Code"><text:s text:c="2"/>DialogContent,</text:p>
      <text:p text:style-name="Code"><text:s text:c="2"/>DialogHeader,</text:p>
      <text:p text:style-name="Code"><text:s text:c="2"/>DialogTrigger,</text:p>
      <text:p text:style-name="Code">} from "../../../../components/@/ui/dialog";</text:p>
      <text:p text:style-name="Code">import { Button } from "../../../../components/@/ui/button";</text:p>
      <text:p text:style-name="Code">import { useTags } from "../useTags";</text:p>
      <text:p text:style-name="Code">import TagLabel from "./TagLabel";</text:p>
      <text:p text:style-name="Code">import { Tag } from "../../../api/types/tagTypes";</text:p>
      <text:p text:style-name="Code">import { quicksort } from "../../../../components/utils";</text:p>
      <text:p text:style-name="Code">import SortMenu from "../../../../components/SortMenu/SortMenu";</text:p>
      <text:p text:style-name="Code"/>
      <text:p text:style-name="Code">interface Props {</text:p>
      <text:p text:style-name="Code"><text:s text:c="2"/>onChange: () =&gt; void</text:p>
      <text:p text:style-name="Code">}</text:p>
      <text:p text:style-name="Code"/>
      <text:p text:style-name="P282">Apart from improrting components from the UI library and custom components, TagsMenu also takes in an arbitrary onChange function, which allows me to alter the logic of a user tag selection based on the section this specific component is a part of.</text:p>
      <text:p text:style-name="Code"/>
      <text:p text:style-name="Code">function TagsDropdownMenu({onChange}:Props) {</text:p>
      <text:p text:style-name="Code"><text:s text:c="2"/>const { tags, setTags, fetchTags, order, setOrder} = useTags();</text:p>
      <text:p text:style-name="Code"/>
      <text:p text:style-name="Code"><text:s text:c="2"/>React.useEffect(() =&gt; {</text:p>
      <text:p text:style-name="Code"><text:s text:c="4"/>if (tags.length &lt; 1) {</text:p>
      <text:p text:style-name="Code"><text:s text:c="6"/>fetchTags();</text:p>
      <text:p text:style-name="Code"><text:s text:c="4"/>}</text:p>
      <text:p text:style-name="Code"><text:s text:c="2"/>}, [tags.length, fetchTags]);</text:p>
      <text:p text:style-name="Code"/>
      <text:p text:style-name="Code"><text:s text:c="2"/>React.useEffect(() =&gt; {</text:p>
      <text:p text:style-name="Code"><text:s text:c="4"/>sort_tags(tags,order)</text:p>
      <text:p text:style-name="Code"><text:s text:c="2"/>},[order])</text:p>
      <text:p text:style-name="Code"/>
      <text:p text:style-name="P282">After passing the onChange function inside the component and taking some necessary functions and variables from the useTags store, useEffect hooks are used to fetch and sort tags upon them being mounted or the user opting for a different order of tags. The latter useEffect calls the sort_tags function, which takes in the tags array and the order and <text:soft-page-break/>defines a comparator for a quicksort, based on the order. Then, the quicksort function is called and the sorted tags replace the previous array in the store.</text:p>
      <text:p text:style-name="Code"/>
      <text:p text:style-name="Code"><text:s text:c="2"/>function sort_tags(tags: Tag[], order: string) {</text:p>
      <text:p text:style-name="Code"/>
      <text:p text:style-name="Code"><text:s text:c="4"/>const ascendingComparator = (a: Tag, b: Tag) =&gt; a.name.localeCompare(b.name);</text:p>
      <text:p text:style-name="Code"><text:s text:c="4"/>const descendingComparator = (a: Tag, b: Tag) =&gt; b.name.localeCompare(a.name);</text:p>
      <text:p text:style-name="Code"/>
      <text:p text:style-name="Code"><text:s text:c="4"/>const comparator = order === 'ascending' ? ascendingComparator : descendingComparator;</text:p>
      <text:p text:style-name="Code"/>
      <text:p text:style-name="Code"><text:s text:c="4"/>const sortedTags = quicksort(tags, comparator);</text:p>
      <text:p text:style-name="Code"><text:s text:c="4"/>setTags(sortedTags); // Update the tags array using setTags</text:p>
      <text:p text:style-name="Code"><text:s text:c="2"/>}</text:p>
      <text:p text:style-name="Code"/>
      <text:p text:style-name="Code"><text:s text:c="2"/>return (</text:p>
      <text:p text:style-name="Code"><text:s text:c="4"/>&lt;Dialog &gt;</text:p>
      <text:p text:style-name="Code"><text:s text:c="6"/>&lt;DialogTrigger asChild&gt;</text:p>
      <text:p text:style-name="Code"><text:s text:c="8"/>&lt;Button variant="secondary"&gt;Tags&lt;/Button&gt;</text:p>
      <text:p text:style-name="Code"><text:s text:c="6"/>&lt;/DialogTrigger&gt;</text:p>
      <text:p text:style-name="Code"><text:s text:c="6"/>&lt;DialogContent className="mx-auto w-[50vw] "&gt;</text:p>
      <text:p text:style-name="Code"><text:s text:c="8"/>&lt;DialogHeader className="px-2 pt-2 text-xl font-bold"&gt;</text:p>
      <text:p text:style-name="Code"><text:s text:c="10"/>Tags</text:p>
      <text:p text:style-name="Code"><text:s text:c="8"/>&lt;/DialogHeader&gt;</text:p>
      <text:p text:style-name="Code"><text:s text:c="8"/>&lt;div className="flex flex-wrap gap-2"&gt;</text:p>
      <text:p text:style-name="Code"><text:s text:c="10"/>{tags.map((tag, index) =&gt; (</text:p>
      <text:p text:style-name="Code"><text:s text:c="12"/>&lt;TagLabel</text:p>
      <text:p text:style-name="Code"><text:s text:c="14"/>key={index}</text:p>
      <text:p text:style-name="Code"><text:s text:c="14"/>tagId={tag.tagid}</text:p>
      <text:p text:style-name="Code"><text:s text:c="14"/>title={tag.name}</text:p>
      <text:p text:style-name="Code"><text:s text:c="14"/>color={tag.color}</text:p>
      <text:p text:style-name="Code"><text:s text:c="14"/>onChange={onChange}</text:p>
      <text:p text:style-name="Code"><text:s text:c="12"/>/&gt;</text:p>
      <text:p text:style-name="Code"><text:s text:c="10"/>))}</text:p>
      <text:p text:style-name="Code"><text:s text:c="8"/>&lt;/div&gt;</text:p>
      <text:p text:style-name="Code"><text:s text:c="8"/>&lt;SortMenu order={order} setOrder={setOrder}/&gt;</text:p>
      <text:p text:style-name="Code"><text:s text:c="6"/>&lt;/DialogContent&gt;</text:p>
      <text:p text:style-name="Code"><text:s text:c="4"/>&lt;/Dialog&gt;</text:p>
      <text:p text:style-name="Code"><text:s text:c="2"/>);</text:p>
      <text:p text:style-name="Code">}</text:p>
      <text:p text:style-name="Code">export default TagsDropdownMenu;</text:p>
      <text:p text:style-name="Code"/>
      <text:p text:style-name="Text_20_body">The return statement takes the sorted tags and maps it onto Tag Labels, which are interface components that display tag details to the user:<text:line-break/></text:p>
      <text:p text:style-name="Code">import { IoIosCheckbox, } from "react-icons/io";</text:p>
      <text:p text:style-name="Code">import { MdOutlineCheckBoxOutlineBlank } from "react-icons/md";</text:p>
      <text:p text:style-name="Code">import { Button } from '../../../../components/@/ui/button';</text:p>
      <text:p text:style-name="Code">import { useTags } from '../useTags';</text:p>
      <text:p text:style-name="Code">import { UUID } from 'crypto';</text:p>
      <text:p text:style-name="Code"/>
      <text:p text:style-name="Code">interface Props {</text:p>
      <text:p text:style-name="Code"><text:s text:c="2"/>tagId: UUID;</text:p>
      <text:p text:style-name="Code"><text:s text:c="2"/>color: string;</text:p>
      <text:p text:style-name="Code"><text:s text:c="2"/>title: string;</text:p>
      <text:p text:style-name="Code"><text:soft-page-break/><text:s text:c="2"/>onChange: () =&gt; void;</text:p>
      <text:p text:style-name="Code">}</text:p>
      <text:p text:style-name="Code"/>
      <text:p text:style-name="Code">function TagLabel({ color, title, tagId, onChange }: Props) {</text:p>
      <text:p text:style-name="Code"><text:s text:c="2"/>const { selectedTagIds, setSelectedTagIds } = useTags();</text:p>
      <text:p text:style-name="Code"><text:s text:c="2"/>const checked = selectedTagIds.includes(tagId);</text:p>
      <text:p text:style-name="Code"/>
      <text:p text:style-name="Code"/>
      <text:p text:style-name="Code"><text:s text:c="2"/>const handleClick = () =&gt; {</text:p>
      <text:p text:style-name="Code"><text:s text:c="4"/>const newSelectedTagIds = checked</text:p>
      <text:p text:style-name="Code"><text:s text:c="6"/>? selectedTagIds.filter((id) =&gt; id !== tagId)</text:p>
      <text:p text:style-name="Code"><text:s text:c="6"/>: [...selectedTagIds, tagId];</text:p>
      <text:p text:style-name="Code"><text:s text:c="4"/>setSelectedTagIds(newSelectedTagIds);</text:p>
      <text:p text:style-name="Code"><text:s text:c="4"/>onChange()</text:p>
      <text:p text:style-name="Code"><text:s text:c="2"/>}</text:p>
      <text:p text:style-name="Code"/>
      <text:p text:style-name="Code"><text:s text:c="2"/>return (</text:p>
      <text:p text:style-name="Code"><text:s text:c="4"/>&lt;Button</text:p>
      <text:p text:style-name="Code"><text:s text:c="6"/>variant="ghost"</text:p>
      <text:p text:style-name="Code"><text:s text:c="6"/>className="justify-left <text:s/>flex gap-2 border-2 rounded-md p-2 flex-row items-center"</text:p>
      <text:p text:style-name="Code"><text:s text:c="6"/>onClick={handleClick}</text:p>
      <text:p text:style-name="Code"><text:s text:c="4"/>&gt;</text:p>
      <text:p text:style-name="Code"><text:s text:c="6"/>{checked ? &lt;IoIosCheckbox /&gt; : &lt;MdOutlineCheckBoxOutlineBlank /&gt;}</text:p>
      <text:p text:style-name="Code"><text:s text:c="6"/>&lt;div style={{ backgroundColor: color, width: "15px", height: "15px", borderRadius: "50%" }}/&gt;</text:p>
      <text:p text:style-name="Code"><text:s text:c="6"/>&lt;div className='max-w-[100px] overflow-hidden overflow-ellipsis'&gt;</text:p>
      <text:p text:style-name="Code"><text:s text:c="8"/>{title}</text:p>
      <text:p text:style-name="Code"><text:s text:c="6"/>&lt;/div&gt;</text:p>
      <text:p text:style-name="Code"><text:s text:c="4"/>&lt;/Button&gt;</text:p>
      <text:p text:style-name="Code"><text:s text:c="2"/>);</text:p>
      <text:p text:style-name="Code">}</text:p>
      <text:p text:style-name="Code"/>
      <text:p text:style-name="Code">export default TagLabel;</text:p>
      <text:p text:style-name="Code"/>
      <text:p text:style-name="P282">These labels include a checkbox , which, upon being clicked, updates the selectedTagIds array with the ID of the selected tag and calls an arbitrary onChange function, that was passed into the component as props.</text:p>
      <text:list xml:id="list130854123565281" text:continue-numbering="true" text:style-name="L1">
        <text:list-item>
          <text:list>
            <text:list-item>
              <text:list>
                <text:list-item>
                  <text:list>
                    <text:list-item>
                      <text:list>
                        <text:list-item>
                          <text:list>
                            <text:list-item>
                              <text:p text:style-name="P357"><text:bookmark-start text:name="__RefHeading___Toc25573_3164822453"/>Quicksort<text:bookmark-end text:name="__RefHeading___Toc25573_3164822453"/></text:p>
                            </text:list-item>
                          </text:list>
                        </text:list-item>
                      </text:list>
                    </text:list-item>
                  </text:list>
                </text:list-item>
              </text:list>
            </text:list-item>
          </text:list>
        </text:list-item>
      </text:list>
      <text:p text:style-name="Code">// QuickSort function</text:p>
      <text:p text:style-name="Code">export function quicksort&lt;T&gt;(arr: T[], comparator: (a: T, b: T) =&gt; number): T[] {</text:p>
      <text:p text:style-name="Code"><text:s text:c="4"/>if (arr.length &lt;= 1) {</text:p>
      <text:p text:style-name="Code"><text:s text:c="6"/>return arr;</text:p>
      <text:p text:style-name="Code"><text:s text:c="4"/>}</text:p>
      <text:p text:style-name="Code"/>
      <text:p text:style-name="Code"><text:s text:c="4"/>const pivot = arr[Math.floor(arr.length / 2)];</text:p>
      <text:p text:style-name="Code"><text:s text:c="4"/>const left = arr.filter(item =&gt; comparator(item, pivot) &lt; 0);</text:p>
      <text:p text:style-name="Code"><text:s text:c="4"/>const right = arr.filter(item =&gt; comparator(item, pivot) &gt; 0);</text:p>
      <text:p text:style-name="Code"><text:s text:c="4"/>const middle = arr.filter(item =&gt; comparator(item, pivot) === 0);</text:p>
      <text:p text:style-name="Code"/>
      <text:p text:style-name="Code"><text:s text:c="4"/>return [...quicksort(left, comparator), ...middle, ...quicksort(right, comparator)]; // recursion</text:p>
      <text:p text:style-name="Code"><text:s text:c="2"/>}</text:p>
      <text:p text:style-name="Code"/>
      <text:p text:style-name="P284"><text:soft-page-break/><text:span text:style-name="T152">QuickSort is also a part of utils.py and is used to quickly sort large arrays of data. It is a textbook example of the divide and conquer paradigm. It breaks down the sorting problem into smaller subproblems and solves them recursively until all the solutions combine into a sorted array. QuickSort is similar to the binary search, as it also takes an array of some type T (that can be changed by replacing &lt;T&gt; at the start of the function with a different type; For example: quicksort&lt;Note&gt; will replace type T with type Note dynamically), and a comparator. </text:span><text:span text:style-name="T95">The </text:span><text:span text:style-name="Source_20_Text"><text:span text:style-name="T95">if (arr.length &lt;= 1)</text:span></text:span><text:span text:style-name="T95"> condition defines the base case for the recursion. If the array has zero or one element, it's already sorted, so the function returns it directly. This prevents infinite recursion. The line </text:span><text:span text:style-name="Source_20_Text"><text:span text:style-name="T95">const pivot = arr[Math.floor(arr.length / 2)]</text:span></text:span><text:span text:style-name="T95"> selects the pivot element. In this implementation, the pivot is chosen as the element in the middle of the array. </text:span><text:span text:style-name="T152">And a floor math operation is used to return an integer value. </text:span><text:span text:style-name="T95">The core of Quicksort is the partitioning step. The code uses the </text:span><text:span text:style-name="Source_20_Text"><text:span text:style-name="T95">filter </text:span></text:span><text:span text:style-name="Source_20_Text"><text:span text:style-name="T152">TypeScript</text:span></text:span><text:span text:style-name="T95"> method to partition the array into three subarrays:</text:span></text:p>
      <text:list text:style-name="L54">
        <text:list-item>
          <text:p text:style-name="P510"><text:span text:style-name="Source_20_Text"><text:span text:style-name="T95">left</text:span></text:span><text:span text:style-name="T95">: Contains elements that are less than the pivot</text:span></text:p>
        </text:list-item>
        <text:list-item>
          <text:p text:style-name="P510"><text:span text:style-name="Source_20_Text"><text:span text:style-name="T95">right</text:span></text:span><text:span text:style-name="T95">: Contains elements that are greater than the pivot</text:span></text:p>
        </text:list-item>
        <text:list-item>
          <text:p text:style-name="P510"><text:span text:style-name="Source_20_Text"><text:span text:style-name="T95">middle</text:span></text:span><text:span text:style-name="T95">: Contains elements that are equal to the pivot.</text:span></text:p>
        </text:list-item>
      </text:list>
      <text:p text:style-name="P284"><text:span text:style-name="T95">The final </text:span><text:span text:style-name="Source_20_Text"><text:span text:style-name="T95">return</text:span></text:span><text:span text:style-name="T95"> statement combines the sorted subarrays, </text:span><text:span text:style-name="T152">and the spread syntax (</text:span><text:span text:style-name="Source_20_Text"><text:span text:style-name="T152">...</text:span></text:span><text:span text:style-name="T152">) is used to concatenate the three arrays into a single sorted array.</text:span></text:p>
      <text:list text:style-name="L55">
        <text:list-item>
          <text:p text:style-name="P511"><text:span text:style-name="Source_20_Text"><text:span text:style-name="T95">...quicksort(left, comparator)</text:span></text:span><text:span text:style-name="T95">: Recursively sorts the </text:span><text:span text:style-name="Source_20_Text"><text:span text:style-name="T95">left</text:span></text:span><text:span text:style-name="T95"> subarray.</text:span></text:p>
        </text:list-item>
        <text:list-item>
          <text:p text:style-name="P511"><text:span text:style-name="Source_20_Text"><text:span text:style-name="T95">...middle</text:span></text:span><text:span text:style-name="T95">: Includes the elements equal to the pivot (they are already in their correct sorted position).</text:span></text:p>
        </text:list-item>
        <text:list-item>
          <text:p text:style-name="P512"><text:span text:style-name="Source_20_Text"><text:span text:style-name="T95">...quicksort(right, comparator)</text:span></text:span><text:span text:style-name="T95">: Recursively sorts the </text:span><text:span text:style-name="Source_20_Text"><text:span text:style-name="T95">right</text:span></text:span><text:span text:style-name="T95"> subarray.</text:span></text:p>
        </text:list-item>
      </text:list>
      <text:p text:style-name="P284"/>
      <text:list text:continue-list="list130854123565281" text:style-name="L1">
        <text:list-item>
          <text:list>
            <text:list-item>
              <text:list>
                <text:list-item>
                  <text:list>
                    <text:list-item>
                      <text:p text:style-name="P345"><text:bookmark-start text:name="__RefHeading___Toc23394_3464985222"/><text:soft-page-break/>Tasks<text:bookmark-end text:name="__RefHeading___Toc23394_3464985222"/></text:p>
                    </text:list-item>
                  </text:list>
                </text:list-item>
              </text:list>
            </text:list-item>
          </text:list>
        </text:list-item>
      </text:list>
      <text:p text:style-name="P249"><draw:frame draw:style-name="fr2" draw:name="Image43" text:anchor-type="char" svg:width="17cm" svg:height="18.537cm" draw:z-index="46"><draw:image xlink:href="Pictures/100000010000059E00000620C783909E.png" xlink:type="simple" xlink:show="embed" xlink:actuate="onLoad" draw:mime-type="image/png"/></draw:frame></text:p>
      <text:p text:style-name="P516">The tasks component adheres to similar design principles. All tasks have a titile, optional content, due date, may have tags and any amount of subtasks. Subtasks and tasks can be completed by the user in any order, and a completion of all subtasks automatically completes the task. Since tasks may take a lot of place in the page, pagination was also implemented.</text:p>
      <text:list text:continue-numbering="true" text:style-name="L1">
        <text:list-item>
          <text:list>
            <text:list-item>
              <text:list>
                <text:list-item>
                  <text:list>
                    <text:list-item>
                      <text:list>
                        <text:list-item>
                          <text:p text:style-name="P350"><text:bookmark-start text:name="__RefHeading___Toc23398_3464985222 Copy 1 Copy 1 Copy 1"/>./<text:span text:style-name="T226">src/Pages/</text:span><text:span text:style-name="T236">Ta</text:span><text:span text:style-name="T239">sk</text:span><text:span text:style-name="T236">s/</text:span><text:span text:style-name="T239">Tasks</text:span><text:span text:style-name="T236">.tsx</text:span><text:bookmark-end text:name="__RefHeading___Toc23398_3464985222 Copy 1 Copy 1 Copy 1"/></text:p>
                        </text:list-item>
                      </text:list>
                    </text:list-item>
                  </text:list>
                </text:list-item>
              </text:list>
            </text:list-item>
          </text:list>
        </text:list-item>
      </text:list>
      <text:p text:style-name="Code">import React, { useEffect, useState } from 'react';</text:p>
      <text:p text:style-name="Code">import { FaTasks } from "react-icons/fa";</text:p>
      <text:p text:style-name="Code"><text:soft-page-break/>import { FaPlus } from 'react-icons/fa6';</text:p>
      <text:p text:style-name="Code">import { useNavigate } from 'react-router-dom';</text:p>
      <text:p text:style-name="Code">import { Button } from '../../../components/@/ui/button';</text:p>
      <text:p text:style-name="Code">import PaginationSelector from '../../../components/Pagination/PaginationSelector';</text:p>
      <text:p text:style-name="Code">import TaskCard from '../../../components/TaskCard/TaskCard';</text:p>
      <text:p text:style-name="Code">import TitleComponent from '../../../components/TitleComponent/TitleComponent';</text:p>
      <text:p text:style-name="Code">import { useTasks } from './useTasks';</text:p>
      <text:p text:style-name="Code"/>
      <text:p text:style-name="Code">const Tasks: React.FC = () =&gt; {</text:p>
      <text:p text:style-name="Code"><text:s text:c="2"/>const { tasks, fetchTaskPreviews, resetCurrentTask, nextPage, page } = useTasks();</text:p>
      <text:p text:style-name="Code"><text:s text:c="2"/>const navigate = useNavigate();</text:p>
      <text:p text:style-name="Code"/>
      <text:p text:style-name="Code"><text:s text:c="2"/>const [lastFetchTime, setLastFetchTime] = useState&lt;Date | null&gt;(null);</text:p>
      <text:p text:style-name="Code"/>
      <text:p text:style-name="Code"><text:s text:c="2"/>useEffect(() =&gt; {</text:p>
      <text:p text:style-name="Code"><text:s text:c="6"/>const fetchIfNeeded = () =&gt; {</text:p>
      <text:p text:style-name="Code"><text:s text:c="8"/>// Check if never fetched or if 5 minutes have passed since the last fetch</text:p>
      <text:p text:style-name="Code"><text:s text:c="8"/>if (!lastFetchTime || new Date().getTime() - lastFetchTime.getTime() &gt; 300000) {</text:p>
      <text:p text:style-name="Code"><text:s text:c="10"/>fetchTaskPreviews(page);</text:p>
      <text:p text:style-name="Code"><text:s text:c="10"/>setLastFetchTime(new Date());</text:p>
      <text:p text:style-name="Code"><text:s text:c="8"/>}</text:p>
      <text:p text:style-name="Code"><text:s text:c="6"/>};</text:p>
      <text:p text:style-name="Code"><text:s text:c="2"/></text:p>
      <text:p text:style-name="Code"><text:s text:c="6"/>fetchIfNeeded();</text:p>
      <text:p text:style-name="Code"><text:s text:c="2"/></text:p>
      <text:p text:style-name="Code"><text:s text:c="6"/>// Set up a timer to refetch every 5 minutes</text:p>
      <text:p text:style-name="Code"><text:s text:c="6"/>const intervalId = setInterval(fetchIfNeeded, 300000);</text:p>
      <text:p text:style-name="Code"><text:s text:c="2"/></text:p>
      <text:p text:style-name="Code"><text:s text:c="4"/>// Clean up the interval on component unmount</text:p>
      <text:p text:style-name="Code"><text:s text:c="4"/>return () =&gt; clearInterval(intervalId);</text:p>
      <text:p text:style-name="Code"><text:s text:c="2"/>}, [fetchTaskPreviews, lastFetchTime]);</text:p>
      <text:p text:style-name="Code"/>
      <text:p text:style-name="Code"><text:s text:c="2"/>const handleAddTaskClick = () =&gt; {</text:p>
      <text:p text:style-name="Code"><text:s text:c="4"/>resetCurrentTask();</text:p>
      <text:p text:style-name="Code"><text:s text:c="4"/>navigate('/tasks/create')</text:p>
      <text:p text:style-name="Code"><text:s text:c="2"/>};</text:p>
      <text:p text:style-name="Code"/>
      <text:p text:style-name="Code"><text:s text:c="2"/>return (</text:p>
      <text:p text:style-name="Code"><text:s text:c="4"/>&lt;&gt;</text:p>
      <text:p text:style-name="Code"><text:s text:c="6"/>&lt;div className="flex flex-row justify-between pb-2"&gt;</text:p>
      <text:p text:style-name="Code"><text:s text:c="8"/>&lt;TitleComponent&gt;</text:p>
      <text:p text:style-name="Code"><text:s text:c="10"/>&lt;FaTasks size={'20px'} /&gt; Tasks</text:p>
      <text:p text:style-name="Code"><text:s text:c="8"/>&lt;/TitleComponent&gt;</text:p>
      <text:p text:style-name="Code"><text:s text:c="8"/>&lt;Button size="sm" className="gap-2" onClick={handleAddTaskClick}&gt;</text:p>
      <text:p text:style-name="Code"><text:s text:c="10"/>&lt;FaPlus /&gt;</text:p>
      <text:p text:style-name="Code"><text:s text:c="10"/>Add Task</text:p>
      <text:p text:style-name="Code"><text:s text:c="8"/>&lt;/Button&gt;</text:p>
      <text:p text:style-name="Code"><text:s text:c="6"/>&lt;/div&gt;</text:p>
      <text:p text:style-name="Code"><text:s text:c="6"/>&lt;div className="flex flex-col gap-3 flex-grow"&gt;</text:p>
      <text:p text:style-name="Code"><text:s text:c="8"/>{tasks.map((task) =&gt; (</text:p>
      <text:p text:style-name="Code"><text:s text:c="10"/>&lt;TaskCard key={task.taskid} task={task} /&gt;</text:p>
      <text:p text:style-name="Code"><text:s text:c="8"/>))}</text:p>
      <text:p text:style-name="Code"><text:s text:c="6"/>&lt;/div&gt;</text:p>
      <text:p text:style-name="Code"><text:s text:c="6"/>&lt;div className="p-1 pt-2"&gt;</text:p>
      <text:p text:style-name="Code"><text:soft-page-break/><text:s text:c="8"/>&lt;PaginationSelector fetchingFunction={fetchTaskPreviews} nextPage={nextPage} page={page}/&gt;</text:p>
      <text:p text:style-name="Code"><text:s text:c="6"/>&lt;/div&gt;</text:p>
      <text:p text:style-name="Code"><text:s text:c="4"/>&lt;/&gt;</text:p>
      <text:p text:style-name="Code"><text:s text:c="2"/>);</text:p>
      <text:p text:style-name="Code">};</text:p>
      <text:p text:style-name="Code"/>
      <text:p text:style-name="Code">export default Tasks;</text:p>
      <text:p text:style-name="Code"/>
      <text:p text:style-name="P516">The implementation of the Tasks TypeScript page is also similar to the implementation in Tags.tsx The only difference here is the updated fetching function, which still uses the useEffect hook. Additionally, the component stores the time tasks were last fetched and automatically runs a refetch script every 5 minutes. If the user clicks the Add Task button or the edit icon on any of the task cards, they are navi<text:span text:style-name="T240">gat</text:span>ed to the /create or /edit endpoint.</text:p>
      <text:list text:continue-numbering="true" text:style-name="L1">
        <text:list-item>
          <text:list>
            <text:list-item>
              <text:list>
                <text:list-item>
                  <text:list>
                    <text:list-item>
                      <text:list>
                        <text:list-item>
                          <text:p text:style-name="P350"><text:bookmark-start text:name="__RefHeading___Toc23398_3464985222 Copy 1 Copy 1 Copy 1 Copy 1"/>./<text:span text:style-name="T226">src/Pages/</text:span><text:span text:style-name="T236">Ta</text:span><text:span text:style-name="T239">sk</text:span><text:span text:style-name="T236">s/</text:span><text:span text:style-name="T240">Create</text:span><text:span text:style-name="T239">Tasks</text:span><text:span text:style-name="T236">.tsx</text:span><text:bookmark-end text:name="__RefHeading___Toc23398_3464985222 Copy 1 Copy 1 Copy 1 Copy 1"/></text:p>
                        </text:list-item>
                      </text:list>
                    </text:list-item>
                  </text:list>
                </text:list-item>
              </text:list>
            </text:list-item>
          </text:list>
        </text:list-item>
      </text:list>
      <text:p text:style-name="Code">import React, { useEffect, useState } from 'react';</text:p>
      <text:p text:style-name="Code">import { FaPlus } from 'react-icons/fa';</text:p>
      <text:p text:style-name="Code">import { MdCancel } from 'react-icons/md';</text:p>
      <text:p text:style-name="Code">import { useNavigate } from 'react-router-dom';</text:p>
      <text:p text:style-name="Code">import { Button } from '../../../components/@/ui/button';</text:p>
      <text:p text:style-name="Code">import { Label } from '../../../components/@/ui/label';</text:p>
      <text:p text:style-name="Code">import FormButtons from '../../../components/FormButtons/FormButtons';</text:p>
      <text:p text:style-name="Code">import PageContainer from '../../../components/PageContainer/PageContainer';</text:p>
      <text:p text:style-name="Code">import { DatePicker } from './DatePicker/DatePicker';</text:p>
      <text:p text:style-name="Code">import EditTasksSkeleton from './EditTasksSkeleton';</text:p>
      <text:p text:style-name="Code">import FormInputs from './FormComponents/FormInputs';</text:p>
      <text:p text:style-name="Code">import Subtasks from './FormComponents/Subtasks';</text:p>
      <text:p text:style-name="Code">import { useTasks } from './useTasks';</text:p>
      <text:p text:style-name="Code"/>
      <text:p text:style-name="Code">function EditTasks() {</text:p>
      <text:p text:style-name="Code"><text:s text:c="2"/>const {</text:p>
      <text:p text:style-name="Code"><text:s text:c="4"/>currentTask,</text:p>
      <text:p text:style-name="Code"><text:s text:c="4"/>pendingChanges,</text:p>
      <text:p text:style-name="Code"><text:s text:c="4"/>loading,</text:p>
      <text:p text:style-name="Code"><text:s text:c="4"/>fetchTask,</text:p>
      <text:p text:style-name="Code"><text:s text:c="4"/>updateCurrentTask,</text:p>
      <text:p text:style-name="Code"><text:s text:c="4"/>archive,</text:p>
      <text:p text:style-name="Code"><text:s text:c="4"/>handleAddSubtask,</text:p>
      <text:p text:style-name="Code"><text:s text:c="4"/>handleEditTask,</text:p>
      <text:p text:style-name="Code"><text:s text:c="4"/>handleDeleteTask,</text:p>
      <text:p text:style-name="Code"><text:s text:c="4"/>resetCurrentTask,</text:p>
      <text:p text:style-name="Code"><text:s text:c="4"/>validationErrors,</text:p>
      <text:p text:style-name="Code"><text:s text:c="2"/>} = useTasks();</text:p>
      <text:p text:style-name="Code"/>
      <text:p text:style-name="Code"><text:s text:c="2"/>const navigate = useNavigate();</text:p>
      <text:p text:style-name="Code"><text:s text:c="2"/>const [isValidationErrorsEmpty, setIsValidationErrorsEmpty] = useState(true);</text:p>
      <text:p text:style-name="Code"/>
      <text:p text:style-name="Code"><text:s text:c="2"/>useEffect(() =&gt; {</text:p>
      <text:p text:style-name="Code"><text:s text:c="4"/>const noteId = localStorage.getItem('currentTaskId');</text:p>
      <text:p text:style-name="Code"><text:s text:c="4"/>if (noteId) {</text:p>
      <text:p text:style-name="Code"><text:s text:c="6"/>fetchTask(noteId);</text:p>
      <text:p text:style-name="Code"><text:s text:c="4"/>}</text:p>
      <text:p text:style-name="Code"><text:s text:c="2"/>}, [fetchTask, localStorage.getItem('currentTaskId')]);</text:p>
      <text:p text:style-name="Code"/>
      <text:p text:style-name="Text_20_body"><text:soft-page-break/><text:s text:c="2"/><text:span text:style-name="T240">After all necessary imports, a useEffect hoook runs and checks the browser’s local storage for a “currentTaskId”, which should have been put there when the user clicked a specific task’s edit button. If such ID exists, the hook runs a fetchTask function, which sends a GET request to the server and retrieves fully the selected task.</text:span></text:p>
      <text:p text:style-name="P285"/>
      <text:p text:style-name="P285">useEffect(() =&gt; {</text:p>
      <text:p text:style-name="Code"><text:s text:c="4"/>setIsValidationErrorsEmpty(</text:p>
      <text:p text:style-name="Code"><text:s text:c="6"/>Object.keys(validationErrors).every((key) =&gt; !validationErrors[key])</text:p>
      <text:p text:style-name="Code"><text:s text:c="4"/>);</text:p>
      <text:p text:style-name="Code"><text:s text:c="4"/>console.log(validationErrors)</text:p>
      <text:p text:style-name="Code"/>
      <text:p text:style-name="Code"><text:s text:c="2"/>}, [validationErrors]);</text:p>
      <text:p text:style-name="Code"/>
      <text:p text:style-name="P517">This hook checks if there are validation errors in the task (like empty title, etc.) and dynamically updates a boolean variable, which determines whether the task can be submitted or not. The user cannot press the “Save” button if there are any validation errors present</text:p>
      <text:p text:style-name="Code"><text:s text:c="2"/>const handleClose = () =&gt; {</text:p>
      <text:p text:style-name="Code"><text:s text:c="4"/>localStorage.removeItem('currentTaskId');</text:p>
      <text:p text:style-name="Code"><text:s text:c="4"/>resetCurrentTask();</text:p>
      <text:p text:style-name="Code"><text:s text:c="4"/>navigate('/tasks');</text:p>
      <text:p text:style-name="Code"><text:s text:c="2"/>};</text:p>
      <text:p text:style-name="Code"/>
      <text:p text:style-name="Code"><text:s text:c="2"/>const handleSave = async () =&gt; {</text:p>
      <text:p text:style-name="Code"><text:s text:c="4"/>await handleEditTask();</text:p>
      <text:p text:style-name="Code"><text:s text:c="2"/>};</text:p>
      <text:p text:style-name="Code"/>
      <text:p text:style-name="Code"><text:s text:c="2"/>const handleDelete = async () =&gt; {</text:p>
      <text:p text:style-name="Code"><text:s text:c="4"/>await handleDeleteTask(currentTask?.taskid, currentTask?.noteid);</text:p>
      <text:p text:style-name="P285"><text:s text:c="4"/>localStorage.removeItem('currentTaskId');</text:p>
      <text:p text:style-name="Code"><text:s text:c="4"/>navigate('/tasks');</text:p>
      <text:p text:style-name="Code"><text:s text:c="2"/>};</text:p>
      <text:p text:style-name="Code"/>
      <text:p text:style-name="Code"><text:s text:c="2"/>const handleArchive = async () =&gt; {</text:p>
      <text:p text:style-name="Code"><text:s text:c="4"/>await archive(currentTask?.noteid);</text:p>
      <text:p text:style-name="Code"><text:s text:c="4"/>navigate('/tasks');</text:p>
      <text:p text:style-name="Code"><text:s text:c="2"/>}</text:p>
      <text:p text:style-name="Code"/>
      <text:p text:style-name="P517">The above handler functions call the appropriate asynchronous functions from useTasks, and navigate the user to the approproiate page using react-router’s useNavigate hook. Additionally, some functions wipe the local storage from the ID of the currently open task.</text:p>
      <text:p text:style-name="Code"/>
      <text:p text:style-name="Code"><text:s text:c="2"/>if (loading) return &lt;EditTasksSkeleton /&gt;;</text:p>
      <text:p text:style-name="Code"/>
      <text:p text:style-name="Code"><text:s text:c="2"/>if (!currentTask) return null;</text:p>
      <text:p text:style-name="P518">If there is no current task, the component returns nothing. However, there may not be any currentTask if the task is still being retrieved from the server (for example, the user’s internet connection is bad, so the loading variable is true and a skeleton is rendered instead. A skeleton is just a UI element that resembles the contents of the page, but has nothing rendered in it. It is purely decorative and shows the user that the page is loading. Such skeletons are used on most note-related pages.</text:p>
      <text:p text:style-name="Code"><text:soft-page-break/><text:s text:c="2"/>return (</text:p>
      <text:p text:style-name="Code"><text:s text:c="4"/>&lt;&gt;</text:p>
      <text:p text:style-name="Code"><text:s text:c="8"/>&lt;div className="flex flex-row justify-between"&gt;</text:p>
      <text:p text:style-name="Code"><text:s text:c="10"/>&lt;p className="pl-1 text-2xl font-bold"&gt;Edit Task&lt;/p&gt;</text:p>
      <text:p text:style-name="Code"><text:s text:c="10"/>&lt;div className="flex flex-row gap-2"&gt;</text:p>
      <text:p text:style-name="Code"><text:s text:c="12"/>&lt;DatePicker</text:p>
      <text:p text:style-name="Code"><text:s text:c="14"/>onDateChange={(date) =&gt; updateCurrentTask('due_date', date)}</text:p>
      <text:p text:style-name="Code"><text:s text:c="14"/>data={currentTask.due_date}</text:p>
      <text:p text:style-name="Code"><text:s text:c="14"/>includeTime={true}</text:p>
      <text:p text:style-name="Code"><text:s text:c="12"/>/&gt;</text:p>
      <text:p text:style-name="Code"><text:s text:c="12"/>&lt;Button size="icon" onClick={handleClose}&gt;</text:p>
      <text:p text:style-name="Code"><text:s text:c="14"/>&lt;MdCancel size={15} /&gt;</text:p>
      <text:p text:style-name="Code"><text:s text:c="12"/>&lt;/Button&gt;</text:p>
      <text:p text:style-name="Code"><text:s text:c="10"/>&lt;/div&gt; </text:p>
      <text:p text:style-name="Code"><text:s text:c="8"/>&lt;/div&gt;</text:p>
      <text:p text:style-name="Code"><text:s text:c="8"/></text:p>
      <text:p text:style-name="Code"><text:s text:c="8"/>&lt;FormInputs title={currentTask.title} content={currentTask.content} validationErrors={validationErrors} withCheckBox/&gt;</text:p>
      <text:p text:style-name="Code"/>
      <text:p text:style-name="Code"><text:s text:c="8"/>&lt;div className="rounded-md"&gt;</text:p>
      <text:p text:style-name="Code"><text:s text:c="10"/>&lt;Subtasks task={currentTask}/&gt;</text:p>
      <text:p text:style-name="Code"><text:s text:c="10"/>{validationErrors['subtasks'] &amp;&amp; (</text:p>
      <text:p text:style-name="Code"><text:s text:c="12"/>&lt;Label className="text-destructive"&gt;{validationErrors['subtasks']}&lt;/Label&gt;</text:p>
      <text:p text:style-name="Code"><text:s text:c="10"/>)}</text:p>
      <text:p text:style-name="Code"><text:s text:c="10"/>&lt;div className="flex py-3 justify-between"&gt;</text:p>
      <text:p text:style-name="Code"><text:s text:c="12"/>&lt;Button onClick={handleAddSubtask}&gt;</text:p>
      <text:p text:style-name="Code"><text:s text:c="14"/>&lt;div className="flex flex-row items-center gap-2"&gt;</text:p>
      <text:p text:style-name="Code"><text:s text:c="16"/>&lt;FaPlus /&gt;</text:p>
      <text:p text:style-name="Code"><text:s text:c="16"/>Add Subtask</text:p>
      <text:p text:style-name="Code"><text:s text:c="14"/>&lt;/div&gt;</text:p>
      <text:p text:style-name="Code"><text:s text:c="12"/>&lt;/Button&gt;</text:p>
      <text:p text:style-name="Code"><text:s text:c="12"/>&lt;FormButtons </text:p>
      <text:p text:style-name="Code"><text:s text:c="14"/>pendingChanges={pendingChanges} </text:p>
      <text:p text:style-name="Code"><text:s text:c="14"/>isValidationErrorsEmpty={isValidationErrorsEmpty}</text:p>
      <text:p text:style-name="Code"><text:s text:c="14"/>loading={loading}</text:p>
      <text:p text:style-name="Code"><text:s text:c="14"/>hasDelete </text:p>
      <text:p text:style-name="Code"><text:s text:c="14"/>handleSave={handleSave} </text:p>
      <text:p text:style-name="Code"><text:s text:c="14"/>handleArchive={handleArchive} </text:p>
      <text:p text:style-name="Code"><text:s text:c="14"/>handleDelete={handleDelete} //add this to all other forms</text:p>
      <text:p text:style-name="Code"><text:s text:c="12"/>/&gt;</text:p>
      <text:p text:style-name="Code"><text:s text:c="10"/>&lt;/div&gt;</text:p>
      <text:p text:style-name="Code"><text:s text:c="8"/>&lt;/div&gt;</text:p>
      <text:p text:style-name="Code"><text:s text:c="4"/>&lt;/&gt;</text:p>
      <text:p text:style-name="Code"><text:s text:c="2"/>);</text:p>
      <text:p text:style-name="Code">}</text:p>
      <text:p text:style-name="Code"/>
      <text:p text:style-name="Code">export default EditTasks;</text:p>
      <text:p text:style-name="Code"/>
      <text:p text:style-name="P518">Then, the actual page is rendered. It primarily renders validation errors and note type-specific components like subtasks. All other buttons, the inputs for task title,content and tags are encapsulated in FormInputs and FormButtons components, which are reused throughout the programme.</text:p>
      <text:list text:continue-numbering="true" text:style-name="L1">
        <text:list-item>
          <text:list>
            <text:list-item>
              <text:list>
                <text:list-item>
                  <text:list>
                    <text:list-item>
                      <text:list>
                        <text:list-item>
                          <text:p text:style-name="P351"><text:bookmark-start text:name="__RefHeading___Toc23392_3464985222"/><text:soft-page-break/>./<text:span text:style-name="T226">src/Pages/</text:span><text:span text:style-name="T236">Ta</text:span><text:span text:style-name="T239">sk</text:span><text:span text:style-name="T236">s/</text:span><text:span text:style-name="T241">Fromcomponents/FormInputs</text:span><text:span text:style-name="T236">.tsx</text:span><text:bookmark-end text:name="__RefHeading___Toc23392_3464985222"/></text:p>
                        </text:list-item>
                      </text:list>
                    </text:list-item>
                  </text:list>
                </text:list-item>
              </text:list>
            </text:list-item>
          </text:list>
        </text:list-item>
      </text:list>
      <text:p text:style-name="Code">import React from "react"</text:p>
      <text:p text:style-name="Code">import { Input } from "../../../../components/@/ui/input"</text:p>
      <text:p text:style-name="Code">import { Textarea } from "../../../../components/@/ui/textarea"</text:p>
      <text:p text:style-name="Code">import { Task } from "../../../api/types/taskTypes"</text:p>
      <text:p text:style-name="Code">import TagsDropdownMenu from "../../Tags/components/TagsDropdownMenu"</text:p>
      <text:p text:style-name="Code">import { useTasks } from "../useTasks"</text:p>
      <text:p text:style-name="Code">import CheckBox from "../../../../components/CheckBox/CheckBox"</text:p>
      <text:p text:style-name="Code">import { Label } from "../../../../components/@/ui/label"</text:p>
      <text:p text:style-name="Code">import AutoResizeTextBox from "../../../../components/AutoResizeTextBox/AutoResizeTextBox"</text:p>
      <text:p text:style-name="Code"/>
      <text:p text:style-name="Code">interface Props {</text:p>
      <text:p text:style-name="Code"><text:s text:c="4"/>content: string</text:p>
      <text:p text:style-name="Code"><text:s text:c="4"/>title: string</text:p>
      <text:p text:style-name="Code"><text:s text:c="4"/>validationErrors: { [key: string]: string | undefined}</text:p>
      <text:p text:style-name="Code"><text:s text:c="4"/>withCheckBox?: boolean</text:p>
      <text:p text:style-name="Code">}</text:p>
      <text:p text:style-name="Code"/>
      <text:p text:style-name="Code">function FormInputs({content, title, withCheckBox, validationErrors}: Props) {</text:p>
      <text:p text:style-name="Code"><text:s text:c="4"/>const {updateCurrentTask, setPendingChanges, toggleTaskCompleted, currentTask} = useTasks()</text:p>
      <text:p text:style-name="Code"/>
      <text:p text:style-name="Code"><text:s text:c="4"/>return (</text:p>
      <text:p text:style-name="Code"><text:s text:c="6"/>&lt;div className="pt-2 h-full"&gt; <text:s text:c="11"/></text:p>
      <text:p text:style-name="Code"><text:s text:c="8"/>&lt;div className="flex flex-row gap-2 "&gt;</text:p>
      <text:p text:style-name="Code"><text:s text:c="8"/>{withCheckBox &amp;&amp; &lt;CheckBox checked={currentTask.completed} onChange={()=&gt;toggleTaskCompleted(currentTask.taskid)} /&gt;}</text:p>
      <text:p text:style-name="Code"><text:s text:c="10"/>&lt;Input</text:p>
      <text:p text:style-name="Code"><text:s text:c="12"/>id="title"</text:p>
      <text:p text:style-name="Code"><text:s text:c="12"/>name="Title*"</text:p>
      <text:p text:style-name="Code"><text:s text:c="12"/>required</text:p>
      <text:p text:style-name="Code"><text:s text:c="12"/>type="text"</text:p>
      <text:p text:style-name="Code"><text:s text:c="12"/>value={title}</text:p>
      <text:p text:style-name="Code"><text:s text:c="12"/>placeholder='Title'</text:p>
      <text:p text:style-name="Code"><text:s text:c="12"/>onChange={(e) =&gt; updateCurrentTask('title', e.target.value)}</text:p>
      <text:p text:style-name="Code"><text:s text:c="12"/>className="w-full p-2 border rounded"</text:p>
      <text:p text:style-name="Code"><text:s text:c="10"/>/&gt;</text:p>
      <text:p text:style-name="Code"><text:s text:c="10"/>&lt;TagsDropdownMenu onChange={()=&gt;setPendingChanges(true)}/&gt;</text:p>
      <text:p text:style-name="Code"><text:s text:c="8"/>&lt;/div&gt; <text:s text:c="9"/></text:p>
      <text:p text:style-name="Code"><text:s text:c="8"/>{validationErrors['title'] &amp;&amp; (</text:p>
      <text:p text:style-name="Code"><text:s text:c="8"/>&lt;Label htmlFor="title" className='text-destructive'&gt;{validationErrors['title']}&lt;/Label&gt;</text:p>
      <text:p text:style-name="Code"><text:s text:c="8"/>)}</text:p>
      <text:p text:style-name="Code"/>
      <text:p text:style-name="Code"><text:s text:c="8"/>&lt;AutoResizeTextBox&lt;Task&gt; <text:s/>content={content} update={updateCurrentTask} placeholder='Describe your task here'/&gt;</text:p>
      <text:p text:style-name="Code"/>
      <text:p text:style-name="Code"><text:s text:c="8"/>{validationErrors['content'] &amp;&amp; (</text:p>
      <text:p text:style-name="Code"><text:s text:c="8"/>&lt;Label htmlFor="content" className='text-destructive'&gt;{validationErrors['content']}&lt;/Label&gt;</text:p>
      <text:p text:style-name="Code"><text:s text:c="8"/>)}</text:p>
      <text:p text:style-name="Code"><text:s text:c="6"/>&lt;/div&gt;</text:p>
      <text:p text:style-name="Code"><text:s text:c="4"/>)</text:p>
      <text:p text:style-name="Code"><text:s text:c="2"/>}</text:p>
      <text:p text:style-name="Code"><text:soft-page-break/><text:s text:c="2"/></text:p>
      <text:p text:style-name="Code"><text:s text:c="2"/>export default FormInputs</text:p>
      <text:p text:style-name="Code"/>
      <text:p text:style-name="P413"/>
      <text:list text:continue-numbering="true" text:style-name="L1">
        <text:list-item>
          <text:list>
            <text:list-item>
              <text:list>
                <text:list-item>
                  <text:list>
                    <text:list-item>
                      <text:list>
                        <text:list-item>
                          <text:p text:style-name="P352"><text:bookmark-start text:name="__RefHeading___Toc23392_3464985222 Copy 2"/>./<text:span text:style-name="T226">src/Pages/</text:span><text:span text:style-name="T236">Ta</text:span><text:span text:style-name="T239">sk</text:span><text:span text:style-name="T236">s/</text:span><text:span text:style-name="T241">Fromcomponents/FormInputs</text:span><text:span text:style-name="T236">.tsx</text:span><text:bookmark-end text:name="__RefHeading___Toc23392_3464985222 Copy 2"/></text:p>
                        </text:list-item>
                      </text:list>
                    </text:list-item>
                  </text:list>
                </text:list-item>
              </text:list>
            </text:list-item>
          </text:list>
        </text:list-item>
      </text:list>
      <text:p text:style-name="P514"><text:s text:c="4"/></text:p>
      <text:p text:style-name="Code">import React from 'react'</text:p>
      <text:p text:style-name="Code">import DeleteDialog from '../DeleteDialog/DeleteDialog';</text:p>
      <text:p text:style-name="Code">import { Button } from '../@/ui/button';</text:p>
      <text:p text:style-name="Code">import { FaSave, FaTrash,FaArchive } from 'react-icons/fa';</text:p>
      <text:p text:style-name="Code"/>
      <text:p text:style-name="Code">interface Props {</text:p>
      <text:p text:style-name="Code"><text:s text:c="4"/>handleArchive?: () =&gt; void;</text:p>
      <text:p text:style-name="Code"><text:s text:c="4"/>handleDelete?: () =&gt; void</text:p>
      <text:p text:style-name="Code"><text:s text:c="4"/>handleSave: () =&gt; void</text:p>
      <text:p text:style-name="Code"><text:s text:c="4"/>pendingChanges: boolean</text:p>
      <text:p text:style-name="Code"><text:s text:c="4"/>loading:boolean</text:p>
      <text:p text:style-name="Code"><text:s text:c="4"/>isValidationErrorsEmpty: boolean</text:p>
      <text:p text:style-name="Code"><text:s text:c="4"/>hasDelete?: boolean</text:p>
      <text:p text:style-name="Code"/>
      <text:p text:style-name="Code">}</text:p>
      <text:p text:style-name="Code"/>
      <text:p text:style-name="Code">function FormButtons({handleArchive,loading, handleDelete, handleSave, pendingChanges, isValidationErrorsEmpty, hasDelete}: Props) {</text:p>
      <text:p text:style-name="Code"><text:s text:c="2"/>return (</text:p>
      <text:p text:style-name="Code"><text:s text:c="4"/>&lt;div className="flex flex-row gap-2"&gt;</text:p>
      <text:p text:style-name="Code"><text:s text:c="8"/>{hasDelete &amp;&amp; (</text:p>
      <text:p text:style-name="Code"><text:s text:c="12"/>&lt;&gt;</text:p>
      <text:p text:style-name="Code"><text:s text:c="16"/>&lt;DeleteDialog handleArchive={handleArchive} handleDelete={handleDelete}&gt;</text:p>
      <text:p text:style-name="Code"><text:s text:c="16"/>&lt;Button size={"icon"} variant="outline"&gt;</text:p>
      <text:p text:style-name="Code"><text:s text:c="20"/>&lt;FaTrash /&gt; </text:p>
      <text:p text:style-name="Code"><text:s text:c="16"/>&lt;/Button&gt;</text:p>
      <text:p text:style-name="Code"><text:s text:c="16"/>&lt;/DeleteDialog&gt;</text:p>
      <text:p text:style-name="Code"><text:s text:c="16"/>&lt;Button className='gap-2' variant="outline" aria-label='archive' disabled={pendingChanges} onClick={handleArchive}&gt;</text:p>
      <text:p text:style-name="Code"><text:s text:c="20"/>&lt;FaArchive /&gt; <text:s/>Archive</text:p>
      <text:p text:style-name="Code"><text:s text:c="16"/>&lt;/Button&gt; </text:p>
      <text:p text:style-name="Code"><text:s text:c="12"/>&lt;/&gt;</text:p>
      <text:p text:style-name="Code"><text:s text:c="8"/>)</text:p>
      <text:p text:style-name="Code"><text:s text:c="8"/>}</text:p>
      <text:p text:style-name="Code"><text:s text:c="8"/>&lt;Button className='gap-2' disabled={!pendingChanges || !isValidationErrorsEmpty} onClick={handleSave}&gt;</text:p>
      <text:p text:style-name="Code"><text:s text:c="10"/>&lt;FaSave /&gt; {loading ? 'Saving...' : 'Save'}</text:p>
      <text:p text:style-name="Code"><text:s text:c="8"/>&lt;/Button&gt;</text:p>
      <text:p text:style-name="Code"><text:s text:c="4"/>&lt;/div&gt;</text:p>
      <text:p text:style-name="Code"><text:s text:c="2"/>)</text:p>
      <text:p text:style-name="Code">}</text:p>
      <text:p text:style-name="Code"/>
      <text:p text:style-name="Code">export default FormButtons</text:p>
      <text:p text:style-name="Code"/>
      <text:p text:style-name="P413"/>
      <text:list text:continue-numbering="true" text:style-name="L1">
        <text:list-item>
          <text:list>
            <text:list-item>
              <text:list>
                <text:list-item>
                  <text:list>
                    <text:list-item>
                      <text:list>
                        <text:list-item>
                          <text:p text:style-name="P352"><text:bookmark-start text:name="__RefHeading___Toc23392_3464985222 Copy 2 Copy 1"/><text:soft-page-break/>./<text:span text:style-name="T226">src/Pages/</text:span><text:span text:style-name="T236">Ta</text:span><text:span text:style-name="T239">sk</text:span><text:span text:style-name="T236">s/</text:span><text:span text:style-name="T241">From</text:span><text:span text:style-name="T242">C</text:span><text:span text:style-name="T241">omponents/FormInputs</text:span><text:span text:style-name="T236">.tsx</text:span><text:bookmark-end text:name="__RefHeading___Toc23392_3464985222 Copy 2 Copy 1"/></text:p>
                        </text:list-item>
                      </text:list>
                    </text:list-item>
                  </text:list>
                </text:list-item>
              </text:list>
            </text:list-item>
          </text:list>
        </text:list-item>
      </text:list>
      <text:p text:style-name="Code">import React from 'react'</text:p>
      <text:p text:style-name="Code">import {Skeleton} from '../../../components/@/ui/skeleton'</text:p>
      <text:p text:style-name="Code">import PageContainer from '../../../components/PageContainer/PageContainer';</text:p>
      <text:p text:style-name="Code"/>
      <text:p text:style-name="Code">function EditTasksSkeleton() {</text:p>
      <text:p text:style-name="Code"><text:s text:c="4"/>return (</text:p>
      <text:p text:style-name="Code"><text:s text:c="8"/>&lt;&gt;</text:p>
      <text:p text:style-name="Code"><text:s text:c="12"/>&lt;div className='flex row justify-between'&gt;</text:p>
      <text:p text:style-name="Code"><text:s text:c="16"/>&lt;Skeleton className="w-40"&gt;&lt;/Skeleton&gt;</text:p>
      <text:p text:style-name="Code"><text:s text:c="16"/>&lt;div className='flex gap-2'&gt;</text:p>
      <text:p text:style-name="Code"><text:s text:c="20"/>&lt;Skeleton className='w-20 h-10' /&gt;</text:p>
      <text:p text:style-name="Code"><text:s text:c="20"/>&lt;Skeleton className='w-10' /&gt;</text:p>
      <text:p text:style-name="Code"><text:s text:c="16"/>&lt;/div&gt;</text:p>
      <text:p text:style-name="Code"><text:s text:c="12"/>&lt;/div&gt;</text:p>
      <text:p text:style-name="Code"><text:s text:c="12"/>&lt;div className="space-y-2 py-2"&gt;</text:p>
      <text:p text:style-name="Code"><text:s text:c="16"/>&lt;Skeleton className="h-10 w-full" /&gt;</text:p>
      <text:p text:style-name="Code"><text:s text:c="16"/>&lt;Skeleton className="h-20 w-full" /&gt;</text:p>
      <text:p text:style-name="Code"><text:s text:c="16"/>&lt;Skeleton className="w-full h-10" /&gt;</text:p>
      <text:p text:style-name="Code"><text:s text:c="16"/>&lt;Skeleton className="w-full h-10" /&gt;</text:p>
      <text:p text:style-name="Code"><text:s text:c="12"/>&lt;/div&gt;</text:p>
      <text:p text:style-name="Code"><text:s text:c="8"/>&lt;/&gt;</text:p>
      <text:p text:style-name="Code"><text:s text:c="4"/>);</text:p>
      <text:p text:style-name="Code">}</text:p>
      <text:p text:style-name="Code"/>
      <text:p text:style-name="Code">export default EditTasksSkeleton</text:p>
      <text:p text:style-name="Code"/>
      <text:p text:style-name="P519">The above three components perform no logic on their own. They just take some props in to let the parent component define the logic required for them to work. They just serve to encapsulate some repetetive code and simplify their parent component by being reusable, independent blocks of code.</text:p>
      <text:p text:style-name="P414"/>
      <text:list xml:id="list130852463058420" text:continue-numbering="true" text:style-name="L1">
        <text:list-item>
          <text:list>
            <text:list-item>
              <text:list>
                <text:list-item>
                  <text:list>
                    <text:list-item>
                      <text:list>
                        <text:list-item>
                          <text:p text:style-name="P353"><text:bookmark-start text:name="__RefHeading___Toc25606_3164822453"/>./<text:span text:style-name="T226">src/Pages/</text:span><text:span text:style-name="T236">Ta</text:span><text:span text:style-name="T239">sk</text:span><text:span text:style-name="T236">s/</text:span><text:span text:style-name="T241">From</text:span><text:span text:style-name="T242">C</text:span><text:span text:style-name="T241">omponents/</text:span><text:span text:style-name="T242">Subtasks</text:span><text:span text:style-name="T236">.tsx</text:span><text:bookmark-end text:name="__RefHeading___Toc25606_3164822453"/></text:p>
                        </text:list-item>
                      </text:list>
                    </text:list-item>
                  </text:list>
                </text:list-item>
              </text:list>
            </text:list-item>
          </text:list>
        </text:list-item>
      </text:list>
      <text:p text:style-name="P520">To implement subtasks, I had to make use of another library named dnd-kit. This library adds drag and drop functionality to subtasks, so that the user can rearrange them to their liking.</text:p>
      <text:p text:style-name="Code">import { useMemo } from "react";</text:p>
      <text:p text:style-name="Code">import { Task } from "../../../api/types/taskTypes";</text:p>
      <text:p text:style-name="Code">import { arrayMove, SortableContext, useSortable } from "@dnd-kit/sortable";</text:p>
      <text:p text:style-name="Code">import { DndContext, closestCenter } from "@dnd-kit/core";</text:p>
      <text:p text:style-name="Code">import React from "react";</text:p>
      <text:p text:style-name="Code">import { MdDragIndicator } from "react-icons/md";</text:p>
      <text:p text:style-name="Code">import CheckBox from "../../../../components/CheckBox/CheckBox";</text:p>
      <text:p text:style-name="Code">import { Input } from "../../../../components/@/ui/input";</text:p>
      <text:p text:style-name="Code">import { Button } from "../../../../components/@/ui/button";</text:p>
      <text:p text:style-name="Code">import { FaRegTrashAlt } from "react-icons/fa";</text:p>
      <text:p text:style-name="Code">import { useTasks } from "../useTasks";</text:p>
      <text:p text:style-name="Code">import { CSS } from '@dnd-kit/utilities';</text:p>
      <text:p text:style-name="Code"/>
      <text:p text:style-name="Code"><text:soft-page-break/>function Subtasks({ task }: { task: Task }) {</text:p>
      <text:p text:style-name="Code"/>
      <text:p text:style-name="P520">Firstly, the Subtasks component recieves task data (of type Task) as a prop.</text:p>
      <text:p text:style-name="Code"><text:s text:c="4"/>const subtasksId = useMemo(() =&gt; task.subtasks.map((st) =&gt; st.subtaskid), [task.subtasks]);</text:p>
      <text:p text:style-name="Code"/>
      <text:p text:style-name="Text_20_body">The useMemo hook is used to memoize the subtasksId array. This optimization prevents unnecessary re-creation of the array if the task's subtasks don't change, improving performance.</text:p>
      <text:p text:style-name="Code"><text:s text:c="4"/>const {updateCurrentTask,section, handleRemoveSubtask, toggleSubtaskCompleted} = useTasks();</text:p>
      <text:p text:style-name="Code"><text:s text:c="2"/></text:p>
      <text:p text:style-name="Code"><text:s text:c="4"/>const onDragEnd = (event) =&gt; {</text:p>
      <text:p text:style-name="Code"><text:s text:c="6"/>const { active, over } = event;</text:p>
      <text:p text:style-name="Code"><text:s text:c="6"/>if (active.id !== over.id) {</text:p>
      <text:p text:style-name="Code"><text:s text:c="8"/>const oldIndex = subtasksId.indexOf(active.id);</text:p>
      <text:p text:style-name="Code"><text:s text:c="8"/>const newIndex = subtasksId.indexOf(over.id);</text:p>
      <text:p text:style-name="Code"><text:s text:c="8"/>const newSubtasks = arrayMove(task.subtasks, oldIndex, newIndex).map((subtask, index) =&gt; ({</text:p>
      <text:p text:style-name="Code"><text:s text:c="10"/>...subtask,</text:p>
      <text:p text:style-name="Code"><text:s text:c="10"/>index,</text:p>
      <text:p text:style-name="Code"><text:s text:c="8"/>}));</text:p>
      <text:p text:style-name="Code"><text:s text:c="8"/>updateCurrentTask('subtasks', newSubtasks);</text:p>
      <text:p text:style-name="Code"><text:s text:c="6"/>}</text:p>
      <text:p text:style-name="Code"><text:s text:c="4"/>};</text:p>
      <text:p text:style-name="P521"><text:s/></text:p>
      <text:p text:style-name="P521">This handler is called when a drag-and-drop operation ends. It calculates the new order of subtasks and updates the task data, <text:span text:style-name="T242">using the map function.</text:span></text:p>
      <text:p text:style-name="Code"><text:s text:c="4"/>return (</text:p>
      <text:p text:style-name="Code"><text:s text:c="6"/>&lt;DndContext onDragEnd={onDragEnd} collisionDetection={closestCenter}&gt;</text:p>
      <text:p text:style-name="Code"><text:s text:c="8"/>&lt;SortableContext items={subtasksId}&gt;</text:p>
      <text:p text:style-name="Code"><text:s text:c="10"/>{task.subtasks</text:p>
      <text:p text:style-name="Code"><text:s text:c="12"/>.slice()</text:p>
      <text:p text:style-name="Code"><text:s text:c="12"/>.sort((a, b) =&gt; a.index - b.index)</text:p>
      <text:p text:style-name="Code"><text:s text:c="12"/>.map((subtask) =&gt; (</text:p>
      <text:p text:style-name="Code"><text:s text:c="14"/>&lt;SortableItem</text:p>
      <text:p text:style-name="Code"><text:s text:c="16"/>key={subtask.subtaskid}</text:p>
      <text:p text:style-name="Code"><text:s text:c="16"/>task={task}</text:p>
      <text:p text:style-name="Code"><text:s text:c="16"/>subtask={subtask}</text:p>
      <text:p text:style-name="Code"><text:s text:c="16"/>section = {section}</text:p>
      <text:p text:style-name="Code"><text:s text:c="16"/>handleRemoveSubtask={handleRemoveSubtask}</text:p>
      <text:p text:style-name="Code"><text:s text:c="16"/>toggleSubtaskCompleted={toggleSubtaskCompleted}</text:p>
      <text:p text:style-name="Code"><text:s text:c="16"/>updateCurrentTask={updateCurrentTask}</text:p>
      <text:p text:style-name="Code"/>
      <text:p text:style-name="Code"><text:s text:c="14"/>/&gt;</text:p>
      <text:p text:style-name="Code"><text:s text:c="12"/>))}</text:p>
      <text:p text:style-name="Code"><text:s text:c="8"/>&lt;/SortableContext&gt;</text:p>
      <text:p text:style-name="Code"><text:s text:c="6"/>&lt;/DndContext&gt;</text:p>
      <text:p text:style-name="Code"><text:s text:c="4"/>);</text:p>
      <text:p text:style-name="Code"><text:s text:c="2"/>}</text:p>
      <text:p text:style-name="Text_20_body"><text:s text:c="2"/></text:p>
      <text:p text:style-name="Text_20_body"><text:soft-page-break/><text:span text:style-name="Source_20_Text"><text:span text:style-name="T246">DndContext</text:span></text:span><text:span text:style-name="T142"> establishes the context for drag-and-drop operations. It wraps the entire section of the component where drag-and-drop is enabled. </text:span><text:span text:style-name="T246">It takes a function for its onDragEnd prop.</text:span><text:span text:style-name="T142"> This function will be called by </text:span><text:span text:style-name="Source_20_Text"><text:span text:style-name="T142">dnd-kit</text:span></text:span><text:span text:style-name="T142"> whenever a drag-and-drop operation within this context is completed. It's crucial for handling the reordering logic. </text:span><text:span text:style-name="T246">The collisionDetection prop takes a value “closestCenter”</text:span><text:span text:style-name="T142">. This is a collision detection strategy provided by </text:span><text:span text:style-name="Source_20_Text"><text:span text:style-name="T142">dnd-kit</text:span></text:span><text:span text:style-name="T142">. It determines how the library detects when a dragged item is over another item. </text:span><text:span text:style-name="Source_20_Text"><text:span text:style-name="T142">closestCenter</text:span></text:span><text:span text:style-name="T142"> means that the library will consider an item as being </text:span><text:span text:style-name="T246">over</text:span><text:span text:style-name="T142"> another when the center of the dragged item is closest to the center of the other item.</text:span></text:p>
      <text:p text:style-name="P525">To render the subtasks, the subtasks array of the task constant is taken and several methods are applied to it:</text:p>
      <text:list text:style-name="L62">
        <text:list-item>
          <text:p text:style-name="P524"><text:span text:style-name="Source_20_Text"><text:span text:style-name="T247">.slice()</text:span></text:span><text:span text:style-name="T247">: This creates a </text:span><text:span text:style-name="Emphasis"><text:span text:style-name="T247">copy</text:span></text:span><text:span text:style-name="T247"> of the </text:span><text:span text:style-name="Source_20_Text"><text:span text:style-name="T247">task.subtasks</text:span></text:span><text:span text:style-name="T247"> array. This is important because the </text:span><text:span text:style-name="Source_20_Text"><text:span text:style-name="T247">sort()</text:span></text:span><text:span text:style-name="T247"> method </text:span><text:span text:style-name="Emphasis"><text:span text:style-name="T247">mutates</text:span></text:span><text:span text:style-name="T247"> the array it's called on. By creating a copy, we avoid directly modifying the original </text:span><text:span text:style-name="Source_20_Text"><text:span text:style-name="T247">task.subtasks</text:span></text:span><text:span text:style-name="T247"> array, which is good practice for data management in React.</text:span></text:p>
        </text:list-item>
        <text:list-item>
          <text:p text:style-name="P524"><text:span text:style-name="Source_20_Text"><text:span text:style-name="T142">.sort((a, b) =&gt; a.index - b.index)</text:span></text:span><text:span text:style-name="T142">: This sorts the copied subtasks array based on the </text:span><text:span text:style-name="Source_20_Text"><text:span text:style-name="T142">index</text:span></text:span><text:span text:style-name="T142"> property of each subtask. The </text:span><text:span text:style-name="Source_20_Text"><text:span text:style-name="T142">index</text:span></text:span><text:span text:style-name="T142"> property likely represents the order of the subtasks. This ensures that the subtasks are rendered in the correct order, even if they have been reordered by the user. The sort function compares the </text:span><text:span text:style-name="Source_20_Text"><text:span text:style-name="T142">index</text:span></text:span><text:span text:style-name="T142"> property of two subtasks (</text:span><text:span text:style-name="Source_20_Text"><text:span text:style-name="T142">a</text:span></text:span><text:span text:style-name="T142"> and </text:span><text:span text:style-name="Source_20_Text"><text:span text:style-name="T142">b</text:span></text:span><text:span text:style-name="T142">). If </text:span><text:span text:style-name="Source_20_Text"><text:span text:style-name="T142">a.index</text:span></text:span><text:span text:style-name="T142"> is less than </text:span><text:span text:style-name="Source_20_Text"><text:span text:style-name="T142">b.index</text:span></text:span><text:span text:style-name="T142">, </text:span><text:span text:style-name="Source_20_Text"><text:span text:style-name="T142">a</text:span></text:span><text:span text:style-name="T142"> should come before </text:span><text:span text:style-name="Source_20_Text"><text:span text:style-name="T142">b</text:span></text:span><text:span text:style-name="T142"> in the sorted array, and vice-versa.</text:span></text:p>
        </text:list-item>
        <text:list-item>
          <text:p text:style-name="P524"><text:span text:style-name="Source_20_Text"><text:span text:style-name="T142">.map((subtask) =&gt; ...)</text:span></text:span><text:span text:style-name="T142">: This maps over the sorted subtasks array. For each subtask, it renders a </text:span><text:span text:style-name="Source_20_Text"><text:span text:style-name="T142">SortableItem</text:span></text:span><text:span text:style-name="T142"> component.</text:span></text:p>
        </text:list-item>
      </text:list>
      <text:p text:style-name="P525"/>
      <text:p text:style-name="P523"><text:span text:style-name="T247">The subtasks component itself is composed of SortableItems. These items contain all necessary input fields and buttons, as well as a “handle” that the user can grab with their mouse and move around, and the subtask would follow. In other words, it </text:span><text:span text:style-name="T142">defines the container for the sortable items. It tells </text:span><text:span text:style-name="Source_20_Text"><text:span text:style-name="T142">dnd-kit</text:span></text:span><text:span text:style-name="T142"> which items within this container can be reordered. </text:span></text:p>
      <text:p text:style-name="Code">function SortableItem({ task, subtask, section, handleRemoveSubtask, toggleSubtaskCompleted, updateCurrentTask }) {</text:p>
      <text:p text:style-name="Code"><text:s text:c="4"/>const { attributes, listeners, setNodeRef, transform, transition } = useSortable({ id: subtask.subtaskid });</text:p>
      <text:p text:style-name="Code"><text:s text:c="2"/></text:p>
      <text:p text:style-name="P522">useSortable is provided by the dnd-kit library and uses the subtask ID as a key to distinguish sortable items.</text:p>
      <text:p text:style-name="Code"><text:s text:c="4"/>const style = {</text:p>
      <text:p text:style-name="Code"><text:s text:c="6"/>transform: CSS.Transform.toString(transform),</text:p>
      <text:p text:style-name="Code"><text:s text:c="6"/>transition,</text:p>
      <text:p text:style-name="Code"><text:s text:c="4"/>};</text:p>
      <text:p text:style-name="Code"><text:s text:c="2"/></text:p>
      <text:p text:style-name="Code"/>
      <text:p text:style-name="Code"><text:s text:c="4"/>return (</text:p>
      <text:p text:style-name="Code"><text:s text:c="6"/>&lt;div ref={setNodeRef} style={style} {...attributes} className="flex pt-3 gap-2 items-center"&gt;</text:p>
      <text:p text:style-name="Code"><text:soft-page-break/><text:s text:c="8"/>&lt;MdDragIndicator size={"25px"} className="cursor-grab mr-1" {...listeners} /&gt;</text:p>
      <text:p text:style-name="Code"><text:s text:c="8"/>&lt;CheckBox</text:p>
      <text:p text:style-name="Code"><text:s text:c="10"/>checked={subtask.completed}</text:p>
      <text:p text:style-name="Code"><text:s text:c="10"/>onChange={() =&gt; toggleSubtaskCompleted(subtask.subtaskid, task.taskid)}</text:p>
      <text:p text:style-name="Code"><text:s text:c="8"/>/&gt;</text:p>
      <text:p text:style-name="Code"><text:s text:c="8"/>&lt;Input</text:p>
      <text:p text:style-name="Code"><text:s text:c="10"/>id="subtask"</text:p>
      <text:p text:style-name="Code"><text:s text:c="10"/>name="Subtask description*"</text:p>
      <text:p text:style-name="Code"><text:s text:c="10"/>required</text:p>
      <text:p text:style-name="Code"><text:s text:c="10"/>type="text"</text:p>
      <text:p text:style-name="Code"><text:s text:c="10"/>value={subtask.description}</text:p>
      <text:p text:style-name="Code"><text:s text:c="10"/>onChange={(e) =&gt;</text:p>
      <text:p text:style-name="Code"><text:s text:c="12"/>updateCurrentTask('subtasks', task.subtasks.map((st) =&gt;</text:p>
      <text:p text:style-name="Code"><text:s text:c="14"/>st.subtaskid === subtask.subtaskid ? { ...st, description: e.target.value } : st</text:p>
      <text:p text:style-name="Code"><text:s text:c="12"/>))</text:p>
      <text:p text:style-name="Code"><text:s text:c="10"/>}</text:p>
      <text:p text:style-name="Code"><text:s text:c="8"/>/&gt;</text:p>
      <text:p text:style-name="Code"><text:s text:c="8"/>&lt;Button onClick={() =&gt; handleRemoveSubtask(subtask.subtaskid)} variant="secondary" size="icon"&gt;</text:p>
      <text:p text:style-name="Code"><text:s text:c="10"/>&lt;FaRegTrashAlt /&gt;</text:p>
      <text:p text:style-name="Code"><text:s text:c="8"/>&lt;/Button&gt;</text:p>
      <text:p text:style-name="Code"><text:s text:c="6"/>&lt;/div&gt;</text:p>
      <text:p text:style-name="Code"><text:s text:c="4"/>);</text:p>
      <text:p text:style-name="Code"><text:s text:c="2"/>}</text:p>
      <text:p text:style-name="Code"><text:s text:c="2"/></text:p>
      <text:p text:style-name="Code"><text:s text:c="2"/>export default Subtasks;</text:p>
      <text:p text:style-name="Code"/>
      <text:list text:continue-list="list130852463058420" text:style-name="L1">
        <text:list-item>
          <text:list>
            <text:list-item>
              <text:list>
                <text:list-item>
                  <text:list>
                    <text:list-item>
                      <text:list>
                        <text:list-item>
                          <text:p text:style-name="P353"><text:bookmark-start text:name="__RefHeading___Toc25604_3164822453"/>./<text:span text:style-name="T226">src/Pages/</text:span><text:span text:style-name="T236">Ta</text:span><text:span text:style-name="T239">sk</text:span><text:span text:style-name="T236">s/</text:span><text:span text:style-name="T242">useTasks.ts</text:span><text:bookmark-end text:name="__RefHeading___Toc25604_3164822453"/></text:p>
                        </text:list-item>
                      </text:list>
                    </text:list-item>
                  </text:list>
                </text:list-item>
              </text:list>
            </text:list-item>
          </text:list>
        </text:list-item>
      </text:list>
      <text:p text:style-name="Code">import { create } from 'zustand';</text:p>
      <text:p text:style-name="Code">import { immer } from 'zustand/middleware/immer';</text:p>
      <text:p text:style-name="Code">import tasksApi from '../../api/tasksApi';</text:p>
      <text:p text:style-name="Code">import { Task, <text:s/>TaskResponse } from '../../api/types/taskTypes';</text:p>
      <text:p text:style-name="Code">import { useTags } from '../Tags/useTags';</text:p>
      <text:p text:style-name="Code">import { v4 as uuidv4 } from 'uuid';</text:p>
      <text:p text:style-name="Code">import { UUID } from 'crypto';</text:p>
      <text:p text:style-name="Code">import { TaskSchema } from '../../formValidation';</text:p>
      <text:p text:style-name="Code">import { z } from 'zod';</text:p>
      <text:p text:style-name="Code">import { showToast } from '../../../components/Toast';</text:p>
      <text:p text:style-name="Code">import utilsApi from '../../api/archiveApi';</text:p>
      <text:p text:style-name="Code"/>
      <text:p text:style-name="Code">const generateNewCurrentTask = () =&gt; {</text:p>
      <text:p text:style-name="Code"/>
      <text:p text:style-name="Code"><text:s text:c="2"/>return {</text:p>
      <text:p text:style-name="Code"><text:s text:c="4"/>taskid: uuidv4(),</text:p>
      <text:p text:style-name="Code"><text:s text:c="4"/>noteid: uuidv4(),</text:p>
      <text:p text:style-name="Code"><text:s text:c="4"/>title: '',</text:p>
      <text:p text:style-name="Code"><text:s text:c="4"/>tags: [],</text:p>
      <text:p text:style-name="Code"><text:s text:c="4"/>content: '',</text:p>
      <text:p text:style-name="Code"><text:s text:c="4"/>subtasks: [],</text:p>
      <text:p text:style-name="Code"><text:s text:c="4"/>due_date: undefined,</text:p>
      <text:p text:style-name="Code"><text:s text:c="4"/>completed: false,</text:p>
      <text:p text:style-name="Code"><text:s text:c="2"/>};</text:p>
      <text:p text:style-name="Code">};</text:p>
      <text:p text:style-name="Code"/>
      <text:p text:style-name="Code"><text:soft-page-break/>type TaskState = {</text:p>
      <text:p text:style-name="Code"><text:s text:c="2"/>loading:boolean;</text:p>
      <text:p text:style-name="Code"><text:s text:c="2"/>setLoading: (loading: boolean) =&gt; void;</text:p>
      <text:p text:style-name="Code"/>
      <text:p text:style-name="Code"><text:s text:c="2"/>currentTask: Task;</text:p>
      <text:p text:style-name="Code"><text:s text:c="2"/>// setCurrentTask: (task: Task) =&gt; void;</text:p>
      <text:p text:style-name="Code"><text:s text:c="2"/>resetCurrentTask: () =&gt; void;</text:p>
      <text:p text:style-name="Code"><text:s text:c="2"/>updateCurrentTask: (key: keyof Task, value: any) =&gt; void;</text:p>
      <text:p text:style-name="Code"/>
      <text:p text:style-name="Code"><text:s text:c="2"/>tasks: Task[];</text:p>
      <text:p text:style-name="Code"><text:s text:c="2"/>handleAddSubtask: () =&gt; void;</text:p>
      <text:p text:style-name="Code"><text:s text:c="2"/>handleRemoveSubtask: (subtaskId:UUID) =&gt; void;</text:p>
      <text:p text:style-name="Code"><text:s text:c="2"/>handleSaveTask: () =&gt; Promise&lt;boolean&gt;;</text:p>
      <text:p text:style-name="Code"><text:s text:c="2"/>handleEditTask: () =&gt; Promise&lt;void&gt;;</text:p>
      <text:p text:style-name="Code"><text:s text:c="2"/>handleDeleteTask: (taskId:UUID, noteId:UUID) =&gt; Promise&lt;void&gt;;</text:p>
      <text:p text:style-name="Code"><text:s text:c="2"/>toggleTaskCompleted: (taskId:UUID) =&gt; Promise&lt;void&gt;;</text:p>
      <text:p text:style-name="Code"><text:s text:c="2"/>toggleSubtaskCompleted: (subtaskId:UUID, taskId:UUID) =&gt; Promise&lt;void&gt;;</text:p>
      <text:p text:style-name="Code"><text:s text:c="2"/>archive: (noteId:UUID) =&gt; Promise&lt;void&gt;;</text:p>
      <text:p text:style-name="Code"><text:s text:c="2"/></text:p>
      <text:p text:style-name="Code"><text:s text:c="2"/>fetchTaskPreviews: (pageParam:number) =&gt; Promise&lt;void&gt;;</text:p>
      <text:p text:style-name="Code"><text:s text:c="2"/>fetchTask: (noteId:string) =&gt; Promise&lt;void&gt;;</text:p>
      <text:p text:style-name="Code"><text:s text:c="2"/>nextPage: number | null;</text:p>
      <text:p text:style-name="Code"><text:s text:c="2"/>page:number</text:p>
      <text:p text:style-name="Code"/>
      <text:p text:style-name="Code"><text:s text:c="2"/>pendingChanges:boolean</text:p>
      <text:p text:style-name="Code"><text:s text:c="2"/>setPendingChanges(value: boolean): void;</text:p>
      <text:p text:style-name="Code"/>
      <text:p text:style-name="Code"><text:s text:c="2"/>validationErrors: Record&lt;string, string | undefined&gt;;</text:p>
      <text:p text:style-name="Code"><text:s text:c="2"/>validateTask: () =&gt; boolean;</text:p>
      <text:p text:style-name="Code">};</text:p>
      <text:p text:style-name="Code"/>
      <text:p text:style-name="P526"><text:span text:style-name="T252">We start by defining a function that generates new default values for a task and creating a type, to which all functions and variables in useTasks will adhere to. Then, we create the store using Zustand and Immer and assign default values to some variables, as well as creating basic state management functions using set to update boolean loading and pendingChanges variables, which show whether there is an active API request or if there are any changes to the file. </text:span>The hook maintains a complex data model, representing tasks and their associated subtasks </text:p>
      <text:p text:style-name="Code"/>
      <text:p text:style-name="Code">export const useTasks = create&lt;TaskState&gt;()(</text:p>
      <text:p text:style-name="Code"><text:s text:c="2"/>immer((set, get) =&gt; ({</text:p>
      <text:p text:style-name="Code"><text:s text:c="4"/>selectedTagIds: [],</text:p>
      <text:p text:style-name="Code"><text:s text:c="4"/>tasks: [],</text:p>
      <text:p text:style-name="Code"><text:s text:c="4"/>loading: false,</text:p>
      <text:p text:style-name="Code"><text:s text:c="4"/>validationErrors: {},</text:p>
      <text:p text:style-name="Code"><text:s text:c="4"/>currentTask: generateNewCurrentTask(),</text:p>
      <text:p text:style-name="Code"><text:s text:c="4"/>page: 1,</text:p>
      <text:p text:style-name="Code"><text:s text:c="4"/>nextPage:null,</text:p>
      <text:p text:style-name="Code"/>
      <text:p text:style-name="Code"><text:s text:c="4"/>pendingChanges: false,</text:p>
      <text:p text:style-name="Code"/>
      <text:p text:style-name="Code"><text:s text:c="4"/>setPendingChanges: (value) =&gt; set({pendingChanges: value}),</text:p>
      <text:p text:style-name="Code"><text:s text:c="4"/></text:p>
      <text:p text:style-name="Code"><text:s text:c="4"/>setLoading : (loading) =&gt; set({ loading }),</text:p>
      <text:p text:style-name="Code"/>
      <text:p text:style-name="Code"><text:soft-page-break/></text:p>
      <text:p text:style-name="Code"><text:s text:c="4"/>validateTask: () =&gt; {</text:p>
      <text:p text:style-name="Code"><text:s text:c="6"/>const { currentTask } = get();</text:p>
      <text:p text:style-name="Code"><text:s text:c="6"/>const result = TaskSchema.safeParse(currentTask);</text:p>
      <text:p text:style-name="Code"><text:s text:c="6"/>if (!result.success) {</text:p>
      <text:p text:style-name="Code"><text:s text:c="8"/>set((state) =&gt; {</text:p>
      <text:p text:style-name="Code"><text:s text:c="10"/>const errors = Object.fromEntries(</text:p>
      <text:p text:style-name="Code"><text:s text:c="12"/>Object.entries(result.error.flatten().fieldErrors).map(([key, value]) =&gt; [key, value.join(", ")])</text:p>
      <text:p text:style-name="Code"><text:s text:c="10"/>);</text:p>
      <text:p text:style-name="Code"><text:s text:c="10"/>state.validationErrors = errors;</text:p>
      <text:p text:style-name="Code"><text:s text:c="8"/>});</text:p>
      <text:p text:style-name="Code"><text:s text:c="8"/>return false;</text:p>
      <text:p text:style-name="Code"><text:s text:c="6"/>} else {</text:p>
      <text:p text:style-name="Code"><text:s text:c="8"/>set((state) =&gt; {</text:p>
      <text:p text:style-name="Code"><text:s text:c="10"/>state.validationErrors = {};</text:p>
      <text:p text:style-name="Code"><text:s text:c="8"/>});</text:p>
      <text:p text:style-name="Code"><text:s text:c="8"/>return true;</text:p>
      <text:p text:style-name="Code"><text:s text:c="6"/>}</text:p>
      <text:p text:style-name="Code"><text:s text:c="4"/>},</text:p>
      <text:p text:style-name="Code"/>
      <text:p text:style-name="Text_20_body"><text:span text:style-name="T95">The </text:span><text:span text:style-name="Source_20_Text"><text:span text:style-name="T95">validateTask</text:span></text:span><text:span text:style-name="T95"> function employs </text:span><text:span text:style-name="T250">a Zod</text:span><text:span text:style-name="T95"> schema to validate the </text:span><text:span text:style-name="Source_20_Text"><text:span text:style-name="T95">currentTask</text:span></text:span><text:span text:style-name="T95"> object, and if validation fails, it populates the </text:span><text:span text:style-name="Source_20_Text"><text:span text:style-name="T95">validationErrors </text:span></text:span><text:span text:style-name="Source_20_Text"><text:span text:style-name="T250">record</text:span></text:span><text:span text:style-name="T95"> with detailed </text:span><text:span text:style-name="T250">automatically generated</text:span><text:span text:style-name="T95"> error messages. </text:span></text:p>
      <text:p text:style-name="Code"/>
      <text:p text:style-name="Code"><text:s text:c="6"/>updateCurrentTask: &lt;K extends keyof Task&gt;(key: K, value: Task[K]) =&gt; {</text:p>
      <text:p text:style-name="Code"><text:s text:c="8"/>set((state) =&gt; {</text:p>
      <text:p text:style-name="Code"><text:s text:c="10"/>if (state.currentTask) {</text:p>
      <text:p text:style-name="Code"><text:s text:c="12"/>state.currentTask[key] = value;</text:p>
      <text:p text:style-name="Code"/>
      <text:p text:style-name="Code"><text:s text:c="10"/>}</text:p>
      <text:p text:style-name="Code"><text:s text:c="10"/>if (!state.pendingChanges) {</text:p>
      <text:p text:style-name="Code"><text:s text:c="12"/>state.pendingChanges = true;</text:p>
      <text:p text:style-name="Code"><text:s text:c="10"/>}</text:p>
      <text:p text:style-name="Code"/>
      <text:p text:style-name="Code"><text:s text:c="8"/>});</text:p>
      <text:p text:style-name="Code"><text:s text:c="8"/>get().validateTask();</text:p>
      <text:p text:style-name="Code"><text:s text:c="4"/>},</text:p>
      <text:p text:style-name="Code"/>
      <text:p text:style-name="P527">To perform any update on the selected task, updateCurrentTask is used. It uses a generic type K, which must be fully contained in the Task type to safely update some specified property of the CurrentTask object.</text:p>
      <text:p text:style-name="P527"/>
      <text:p text:style-name="P286"><text:s text:c="6"/>resetCurrentTask: () =&gt; {</text:p>
      <text:p text:style-name="P286"><text:s text:c="8"/>useTags.getState().selectedTagIds = [];</text:p>
      <text:p text:style-name="P286"><text:s text:c="8"/>set((state) =&gt; {</text:p>
      <text:p text:style-name="P286"><text:s text:c="10"/>state.currentTask = generateNewCurrentTask()</text:p>
      <text:p text:style-name="P286"><text:s text:c="10"/>state.pendingChanges = false;</text:p>
      <text:p text:style-name="P286"><text:s text:c="8"/>})</text:p>
      <text:p text:style-name="P286"><text:s text:c="6"/>},</text:p>
      <text:p text:style-name="P528"><text:span text:style-name="T95">This function is responsible for resetting the </text:span><text:span text:style-name="Source_20_Text"><text:span text:style-name="T95">currentTask</text:span></text:span><text:span text:style-name="T95"> state to its default, empty state. It achieves this by calling </text:span><text:span text:style-name="Source_20_Text"><text:span text:style-name="T95">generateNewCurrentTask()</text:span></text:span><text:span text:style-name="T95"> to create a fresh task object and then using the Zustand </text:span><text:span text:style-name="Source_20_Text"><text:span text:style-name="T95">set</text:span></text:span><text:span text:style-name="T95"> function to update the </text:span><text:span text:style-name="Source_20_Text"><text:span text:style-name="T95">currentTask</text:span></text:span><text:span text:style-name="T95"> within the store. Additionally, it </text:span><text:soft-page-break/><text:span text:style-name="T95">clears any selected tag IDs by directly manipulating the </text:span><text:span text:style-name="Source_20_Text"><text:span text:style-name="T95">selectedTagIds</text:span></text:span><text:span text:style-name="T95"> array in the </text:span><text:span text:style-name="Source_20_Text"><text:span text:style-name="T95">useTags</text:span></text:span><text:span text:style-name="T95"> store, ensuring that the tag selection state is also reset. Finally, the </text:span><text:span text:style-name="Source_20_Text"><text:span text:style-name="T95">pendingChanges</text:span></text:span><text:span text:style-name="T95"> flag is set to false. </text:span></text:p>
      <text:p text:style-name="Code"/>
      <text:p text:style-name="Code"><text:s text:c="6"/>archive: async (noteId: UUID) =&gt; {</text:p>
      <text:p text:style-name="Code"><text:s text:c="8"/>const response = await utilsApi.archive(noteId);</text:p>
      <text:p text:style-name="Code"><text:s text:c="8"/>if (response.success) {</text:p>
      <text:p text:style-name="Code"><text:s text:c="10"/>set((state) =&gt; {</text:p>
      <text:p text:style-name="Code"><text:s text:c="12"/>state.tasks = state.tasks.filter((task) =&gt; task.noteid !== noteId);</text:p>
      <text:p text:style-name="Code"><text:s text:c="10"/>});</text:p>
      <text:p text:style-name="Code"><text:s text:c="10"/>showToast('success', 'Task archived successfully');</text:p>
      <text:p text:style-name="Code"><text:s text:c="8"/>} else {</text:p>
      <text:p text:style-name="Code"><text:s text:c="10"/>showToast('error', response.message);</text:p>
      <text:p text:style-name="Code"><text:s text:c="8"/>}</text:p>
      <text:p text:style-name="Code"><text:s text:c="6"/>},</text:p>
      <text:p text:style-name="P288"><text:s text:c="6"/></text:p>
      <text:p text:style-name="P288"/>
      <text:p text:style-name="Text_20_body"><text:span text:style-name="T95">The </text:span><text:span text:style-name="Source_20_Text"><text:span text:style-name="T95">archive</text:span></text:span><text:span text:style-name="T95"> function handles the process of archiving a task. It's an asynchronous operation, indicated by the </text:span><text:span text:style-name="Source_20_Text"><text:span text:style-name="T95">async</text:span></text:span><text:span text:style-name="T95"> keyword, which calls the </text:span><text:span text:style-name="Source_20_Text"><text:span text:style-name="T95">utilsApi.archive</text:span></text:span><text:span text:style-name="T95"> function to communicate with the backend and perform the archiving operation. Upon a successful API call, the function updates the </text:span><text:span text:style-name="Source_20_Text"><text:span text:style-name="T95">tasks</text:span></text:span><text:span text:style-name="T95"> array in the store by filtering out the archived task, effectively removing it from the list of active tasks. A success </text:span><text:span text:style-name="T249">toast containing a</text:span><text:span text:style-name="T95"> message is then displayed to the user. If the API call encounters an error, the function displays an error message to the user using </text:span><text:span text:style-name="Source_20_Text"><text:span text:style-name="T95">showToast</text:span></text:span><text:span text:style-name="T95">. </text:span></text:p>
      <text:p text:style-name="Code"/>
      <text:p text:style-name="Code"><text:s text:c="6"/>fetchTaskPreviews: async (pageParam: number) =&gt; {</text:p>
      <text:p text:style-name="Code"><text:s text:c="8"/>set({ loading: true });</text:p>
      <text:p text:style-name="Code"><text:s text:c="8"/>try {</text:p>
      <text:p text:style-name="Code"><text:s text:c="10"/>const response = await tasksApi.getTaskPreviews(pageParam);</text:p>
      <text:p text:style-name="Code"><text:s text:c="10"/>if (response &amp;&amp; response.success) {</text:p>
      <text:p text:style-name="Code"><text:s text:c="12"/>set({ tasks: response.data, nextPage: response.nextPage, page: response.page });</text:p>
      <text:p text:style-name="Code"><text:s text:c="10"/>}</text:p>
      <text:p text:style-name="Code"><text:s text:c="10"/>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P288"/>
      <text:p text:style-name="Text_20_body"><text:span text:style-name="T95">This asynchronous function is designed to retrieve a paginated list of task previews from the backend. </text:span><text:span text:style-name="T249">It uses try-else block for error handling and</text:span><text:span text:style-name="T95"> begins by setting the </text:span><text:span text:style-name="Source_20_Text"><text:span text:style-name="T95">loading</text:span></text:span><text:span text:style-name="T95"> state to </text:span><text:span text:style-name="Source_20_Text"><text:span text:style-name="T95">true</text:span></text:span><text:span text:style-name="T95"> to indicate that data is being fetched. The function then calls </text:span><text:span text:style-name="Source_20_Text"><text:span text:style-name="T95">tasksApi.getTaskPreviews</text:span></text:span><text:span text:style-name="T95"> with the provided </text:span><text:span text:style-name="Source_20_Text"><text:span text:style-name="T95">pageParam</text:span></text:span><text:span text:style-name="T95"> to request the data. If the API call is successful, the function updates the </text:span><text:span text:style-name="Source_20_Text"><text:span text:style-name="T95">tasks</text:span></text:span><text:span text:style-name="T95">, </text:span><text:span text:style-name="Source_20_Text"><text:span text:style-name="T95">nextPage</text:span></text:span><text:span text:style-name="T95">, and </text:span><text:span text:style-name="Source_20_Text"><text:span text:style-name="T95">page</text:span></text:span><text:span text:style-name="T95"> state variables in the Zustand store with the received data. If the API call fails, an error message is displayed using </text:span><text:span text:style-name="Source_20_Text"><text:span text:style-name="T95">showToast</text:span></text:span><text:span text:style-name="T95">. Regardless of success or failure, the </text:span><text:span text:style-name="Source_20_Text"><text:span text:style-name="T95">loading</text:span></text:span><text:span text:style-name="T95"> state is set to </text:span><text:span text:style-name="Source_20_Text"><text:span text:style-name="T95">false</text:span></text:span><text:span text:style-name="T95"> within a </text:span><text:span text:style-name="Source_20_Text"><text:span text:style-name="T95">finally</text:span></text:span><text:span text:style-name="T95"> block to ensure that the loading indicator is always updated. </text:span></text:p>
      <text:p text:style-name="Code"><text:s text:c="6"/>fetchTask: async (noteId: string) =&gt; {</text:p>
      <text:p text:style-name="Code"><text:s text:c="8"/>const{setSelectedTagIds} = useTags.getState();</text:p>
      <text:p text:style-name="Code"><text:soft-page-break/><text:s text:c="8"/>set({ loading: true });</text:p>
      <text:p text:style-name="Code"><text:s text:c="8"/>try {</text:p>
      <text:p text:style-name="Code"><text:s text:c="10"/>const response = await tasksApi.getTask(noteId);</text:p>
      <text:p text:style-name="Code"><text:s text:c="10"/>if (response.success &amp;&amp; response.data) {</text:p>
      <text:p text:style-name="Code"><text:s text:c="12"/>const dueDate = response.data.due_date ? new Date(response.data.due_date) : undefined;</text:p>
      <text:p text:style-name="Code"><text:s text:c="12"/>set((state) =&gt; {</text:p>
      <text:p text:style-name="Code"><text:s text:c="14"/>state.currentTask = { ...response.data, due_date: dueDate };</text:p>
      <text:p text:style-name="Code"><text:s text:c="12"/>});</text:p>
      <text:p text:style-name="Code"><text:s text:c="12"/>if (response.data.tags)</text:p>
      <text:p text:style-name="Code"><text:s text:c="12"/>setSelectedTagIds(response.data.tags.map(tag=&gt;tag.tagid));</text:p>
      <text:p text:style-name="Code"><text:s text:c="10"/>} 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Code"><text:s text:c="4"/></text:p>
      <text:p text:style-name="Text_20_body"><text:span text:style-name="Source_20_Text"><text:span text:style-name="T95">fetchTask </text:span></text:span><text:span text:style-name="T95">is responsible for retriev</text:span><text:span text:style-name="T249">es</text:span><text:span text:style-name="T95"> the complete details of a single task from the backend.</text:span><text:span text:style-name="T249">It </text:span><text:span text:style-name="T95">calls </text:span><text:span text:style-name="Source_20_Text"><text:span text:style-name="T95">tasksApi.getTask</text:span></text:span><text:span text:style-name="T95"> with the provided </text:span><text:span text:style-name="Source_20_Text"><text:span text:style-name="T95">noteId</text:span></text:span><text:span text:style-name="T95"> to fetch the task data. If the API call is successful, the function updates the </text:span><text:span text:style-name="Source_20_Text"><text:span text:style-name="T95">currentTask</text:span></text:span><text:span text:style-name="T95"> state in the Zustand store with the retrieved data. If the task includes a due date, it converts the date string from the API response </text:span><text:span text:style-name="T249">(which in turn is the PostgreSQL DATE datatype)</text:span><text:span text:style-name="T95"> into a JavaScript </text:span><text:span text:style-name="Source_20_Text"><text:span text:style-name="T95">Date</text:span></text:span><text:span text:style-name="T95"> object. </text:span><text:span text:style-name="T249">Moreover</text:span><text:span text:style-name="T95">, it also calls </text:span><text:span text:style-name="Source_20_Text"><text:span text:style-name="T95">useTags.getState().setSelectedTagIds()</text:span></text:span><text:span text:style-name="T95"> to update the selected tag IDs in the </text:span><text:span text:style-name="Source_20_Text"><text:span text:style-name="T95">useTags</text:span></text:span><text:span text:style-name="T95"> store, ensuring that the tag selection <text:s/></text:span><text:span text:style-name="T249">mimics</text:span><text:span text:style-name="T95"> the tags associated with the fetched task.</text:span></text:p>
      <text:p text:style-name="Code"><text:s text:c="6"/>handleAddSubtask: () =&gt; {</text:p>
      <text:p text:style-name="Code"><text:s text:c="8"/>set((state) =&gt; {</text:p>
      <text:p text:style-name="Code"><text:s text:c="10"/>const subtasks = state.currentTask.subtasks;</text:p>
      <text:p text:style-name="Code"><text:s text:c="10"/>subtasks.push({ subtaskid: uuidv4(), description: '', completed: false, index: subtasks.length });</text:p>
      <text:p text:style-name="Code"><text:s text:c="8"/>});</text:p>
      <text:p text:style-name="Code"><text:s text:c="8"/>get().validateTask();</text:p>
      <text:p text:style-name="Code"><text:s text:c="6"/>},</text:p>
      <text:p text:style-name="Code"><text:s text:c="2"/></text:p>
      <text:p text:style-name="Code"><text:s text:c="6"/>handleRemoveSubtask: (subtaskid: string) =&gt; {</text:p>
      <text:p text:style-name="Code"><text:s text:c="8"/>set((state) =&gt; {</text:p>
      <text:p text:style-name="Code"><text:s text:c="10"/>const subtasks = state.currentTask.subtasks.filter((subtask) =&gt; subtask.subtaskid !== subtaskid);</text:p>
      <text:p text:style-name="Code"><text:s text:c="10"/>subtasks.forEach((subtask, index) =&gt; (subtask.index = index));</text:p>
      <text:p text:style-name="Code"><text:s text:c="10"/>state.currentTask.subtasks = subtasks;</text:p>
      <text:p text:style-name="Code"><text:s text:c="8"/>});</text:p>
      <text:p text:style-name="Code"><text:s text:c="8"/>get().validateTask();</text:p>
      <text:p text:style-name="Code"><text:s text:c="6"/>},</text:p>
      <text:p text:style-name="P529">Above few functions edit the state by pushing dictionaries containing default data when a new subtask is created and filtering the subtasks array to remove the subtask of a provided ID.</text:p>
      <text:p text:style-name="Code"/>
      <text:p text:style-name="Code"><text:s text:c="6"/>handleSaveTask: async () =&gt; {</text:p>
      <text:p text:style-name="Code"><text:s text:c="8"/>const { currentTask } = get();</text:p>
      <text:p text:style-name="Code"><text:s text:c="8"/>const { selectedTagIds } = useTags.getState();</text:p>
      <text:p text:style-name="Code"><text:s text:c="8"/>if (get().validateTask()) {</text:p>
      <text:p text:style-name="Code"><text:soft-page-break/><text:s text:c="10"/>const response = await tasksApi.create(currentTask.title, selectedTagIds, currentTask.content, currentTask.subtasks, currentTask.due_date);</text:p>
      <text:p text:style-name="Code"><text:s text:c="10"/>if (response.data &amp;&amp; response.success) {</text:p>
      <text:p text:style-name="Code"><text:s text:c="12"/>set((state) =&gt; {</text:p>
      <text:p text:style-name="Code"><text:s text:c="14"/>state.tasks.push({ ...currentTask, taskid: response.data.taskid, noteid: response.data.noteid });</text:p>
      <text:p text:style-name="Code"><text:s text:c="14"/>state.pendingChanges = false;</text:p>
      <text:p text:style-name="Code"><text:s text:c="12"/>});</text:p>
      <text:p text:style-name="Code"><text:s text:c="12"/>localStorage.setItem('currentTaskId', response.data.noteid.toString());</text:p>
      <text:p text:style-name="Code"><text:s text:c="12"/>showToast('success', 'Task created successfully');</text:p>
      <text:p text:style-name="Code"><text:s text:c="12"/>return true;</text:p>
      <text:p text:style-name="Code"><text:s text:c="10"/>} else {</text:p>
      <text:p text:style-name="Code"><text:s text:c="12"/>showToast('error', response.message);</text:p>
      <text:p text:style-name="Code"><text:s text:c="10"/>}</text:p>
      <text:p text:style-name="Code"><text:s text:c="8"/>} else {</text:p>
      <text:p text:style-name="Code"><text:s text:c="10"/>showToast('error', 'Validation failed');</text:p>
      <text:p text:style-name="Code"><text:s text:c="8"/>}</text:p>
      <text:p text:style-name="Code"><text:s text:c="8"/>return false;</text:p>
      <text:p text:style-name="Code"><text:s text:c="6"/>},</text:p>
      <text:p text:style-name="P288"><text:s text:c="2"/></text:p>
      <text:p text:style-name="Text_20_body"><text:span text:style-name="T95">This </text:span><text:span text:style-name="T249">code </text:span><text:span text:style-name="T95">saves a new task to the backend. It retrieves the current task data and the selected tag IDs from the </text:span><text:span text:style-name="Source_20_Text"><text:span text:style-name="T95">useTags</text:span></text:span><text:span text:style-name="T95"> store. If the task is valid, the function calls </text:span><text:span text:style-name="Source_20_Text"><text:span text:style-name="T95">tasksApi.create()</text:span></text:span><text:span text:style-name="T95"> to send the new task data to the backend. If the API call is successful, the function updates the </text:span><text:span text:style-name="Source_20_Text"><text:span text:style-name="T95">tasks</text:span></text:span><text:span text:style-name="T95"> array in the Zustand store by adding the newly created task (including the </text:span><text:span text:style-name="Source_20_Text"><text:span text:style-name="T95">taskid</text:span></text:span><text:span text:style-name="T95"> and </text:span><text:span text:style-name="Source_20_Text"><text:span text:style-name="T95">noteid</text:span></text:span><text:span text:style-name="T95"> received from the backend). The </text:span><text:span text:style-name="Source_20_Text"><text:span text:style-name="T95">pendingChanges</text:span></text:span><text:span text:style-name="T95"> flag is set to </text:span><text:span text:style-name="Source_20_Text"><text:span text:style-name="T95">false</text:span></text:span><text:span text:style-name="T95">, and the new task's </text:span><text:span text:style-name="Source_20_Text"><text:span text:style-name="T95">noteid</text:span></text:span><text:span text:style-name="T95"> is stored in </text:span><text:span text:style-name="Source_20_Text"><text:span text:style-name="T95">localStorage</text:span></text:span><text:span text:style-name="T95">. A success </text:span><text:span text:style-name="T248">or error message is displayed to the user.</text:span></text:p>
      <text:p text:style-name="Code"><text:s text:c="6"/>handleEditTask: async () =&gt; {</text:p>
      <text:p text:style-name="Code"><text:s text:c="8"/>const { currentTask} = get();</text:p>
      <text:p text:style-name="Code"><text:s text:c="8"/>const { selectedTagIds } = useTags.getState();</text:p>
      <text:p text:style-name="Code"><text:s text:c="8"/>try {</text:p>
      <text:p text:style-name="Code"><text:s text:c="10"/>if (get().validateTask()) {</text:p>
      <text:p text:style-name="Code"><text:s text:c="12"/>const updatedTask = { ...currentTask, tags: selectedTagIds };</text:p>
      <text:p text:style-name="Code"><text:s text:c="12"/>const response = await tasksApi.update(updatedTask);</text:p>
      <text:p text:style-name="Code"><text:s text:c="2"/></text:p>
      <text:p text:style-name="Code"><text:s text:c="10"/>if (response &amp;&amp; response.success) {</text:p>
      <text:p text:style-name="Code"><text:s text:c="12"/>set((state) =&gt; {</text:p>
      <text:p text:style-name="Code"><text:s text:c="14"/>state.tasks = state.tasks.map((task) =&gt; (task.taskid === currentTask.taskid ? currentTask : task));</text:p>
      <text:p text:style-name="Code"><text:s text:c="14"/>state.pendingChanges = false;</text:p>
      <text:p text:style-name="Code"><text:s text:c="14"/>state.loading = false;</text:p>
      <text:p text:style-name="Code"><text:s text:c="12"/>});</text:p>
      <text:p text:style-name="Code"><text:s text:c="10"/>} else {</text:p>
      <text:p text:style-name="Code"><text:s text:c="12"/>showToast('error', response.message);</text:p>
      <text:p text:style-name="Code"><text:s text:c="10"/>}</text:p>
      <text:p text:style-name="Code"><text:s text:c="10"/>} else {</text:p>
      <text:p text:style-name="Code"><text:s text:c="12"/>showToast('error', 'Validation failed');</text:p>
      <text:p text:style-name="Code"><text:s text:c="10"/>}</text:p>
      <text:p text:style-name="Code"/>
      <text:p text:style-name="Code"><text:s text:c="8"/>}</text:p>
      <text:p text:style-name="Code"><text:s text:c="6"/>},</text:p>
      <text:p text:style-name="Text_20_body"><text:span text:style-name="Source_20_Text"><text:span text:style-name="T95">handleEditTask</text:span></text:span><text:span text:style-name="T95"> function </text:span><text:span text:style-name="T248">is used to update an existing task. It retrieves and validates the task.</text:span><text:span text:style-name="T95"> If the task data is valid, it calls the </text:span><text:span text:style-name="Source_20_Text"><text:span text:style-name="T95">tasksApi</text:span></text:span><text:span text:style-name="T95"> to send the updated task data to the server, </text:span><text:span text:style-name="T248">with the same response mechanism using toasts.</text:span></text:p>
      <text:p text:style-name="Code"><text:soft-page-break/><text:s text:c="6"/>handleDeleteTask: async (taskId: UUID, noteId: UUID) =&gt; {</text:p>
      <text:p text:style-name="Code"><text:s text:c="8"/>if (taskId &amp;&amp; noteId) {</text:p>
      <text:p text:style-name="Code"><text:s text:c="10"/>const previousTasks = get().tasks;</text:p>
      <text:p text:style-name="Code"/>
      <text:p text:style-name="Code"><text:s text:c="10"/>set((state) =&gt; {</text:p>
      <text:p text:style-name="Code"><text:s text:c="12"/>state.tasks = state.tasks.filter((task) =&gt; task.taskid !== taskId);</text:p>
      <text:p text:style-name="Code"><text:s text:c="10"/>});</text:p>
      <text:p text:style-name="Code"/>
      <text:p text:style-name="Code"><text:s text:c="10"/>const response = await tasksApi.delete(taskId, noteId);</text:p>
      <text:p text:style-name="Code"><text:s text:c="10"/>if (response &amp;&amp; response.success) {</text:p>
      <text:p text:style-name="Code"><text:s text:c="14"/>showToast('success', 'Task deleted successfully')</text:p>
      <text:p text:style-name="Code"><text:s text:c="10"/>} else {</text:p>
      <text:p text:style-name="Code"><text:s text:c="14"/>set({ tasks: previousTasks }); //revert</text:p>
      <text:p text:style-name="Code"><text:s text:c="14"/>showToast('error', response.message);</text:p>
      <text:p text:style-name="Code"><text:s text:c="10"/>}</text:p>
      <text:p text:style-name="Code"/>
      <text:p text:style-name="Code"><text:s text:c="8"/>}</text:p>
      <text:p text:style-name="Code"><text:s text:c="6"/>},</text:p>
      <text:p text:style-name="Code"/>
      <text:p text:style-name="Text_20_body"><text:span text:style-name="T248">After taking</text:span><text:span text:style-name="T95"> </text:span><text:span text:style-name="Source_20_Text"><text:span text:style-name="T95">taskId</text:span></text:span><text:span text:style-name="T95"> and </text:span><text:span text:style-name="Source_20_Text"><text:span text:style-name="T95">noteId</text:span></text:span><text:span text:style-name="T95"> of the task to be deleted as arguments, </text:span><text:span text:style-name="T248">handleDeleteTask first </text:span><text:span text:style-name="T95">optimistically updates the UI by removing the task from the </text:span><text:span text:style-name="Source_20_Text"><text:span text:style-name="T95">tasks</text:span></text:span><text:span text:style-name="T95"> array in the Zustand store. It then calls </text:span><text:span text:style-name="Source_20_Text"><text:span text:style-name="T95">tasksApi.delete()</text:span></text:span><text:span text:style-name="T95"> to delete the task from the backend.</text:span></text:p>
      <text:p text:style-name="Code"/>
      <text:p text:style-name="Code"><text:s text:c="6"/>toggleTaskCompleted: async (taskId: UUID) =&gt; {</text:p>
      <text:p text:style-name="Code"/>
      <text:p text:style-name="Code"><text:s text:c="8"/>set((state) =&gt; {</text:p>
      <text:p text:style-name="Code"><text:s text:c="10"/>state.tasks = state.tasks.map((task) =&gt; (task.taskid === taskId ? { ...task, completed: !task.completed } : task));</text:p>
      <text:p text:style-name="Code"><text:s text:c="8"/>});</text:p>
      <text:p text:style-name="Code"/>
      <text:p text:style-name="Code"><text:s text:c="8"/>const response = await tasksApi.toggleCompleteness(taskId, null);</text:p>
      <text:p text:style-name="Code"><text:s text:c="8"/>if (!response || !response.success) {</text:p>
      <text:p text:style-name="Code"><text:s text:c="10"/>set((state) =&gt; {</text:p>
      <text:p text:style-name="Code"><text:s text:c="12"/>state.tasks = state.tasks.map((task) =&gt; (task.taskid === taskId ? { ...task, completed: !task.completed } : task));</text:p>
      <text:p text:style-name="Code"><text:s text:c="10"/>});</text:p>
      <text:p text:style-name="Code"><text:s text:c="10"/>showToast('error', 'Failed to toggle task completeness');</text:p>
      <text:p text:style-name="Code"><text:s text:c="8"/>}</text:p>
      <text:p text:style-name="Code"/>
      <text:p text:style-name="P288"><text:s text:c="6"/>},</text:p>
      <text:p text:style-name="Text_20_body"><text:span text:style-name="T95">This function toggles the completion status of a task. </text:span><text:span text:style-name="T248">It also</text:span><text:span text:style-name="T95"> optimistically updates the </text:span><text:span text:style-name="Source_20_Text"><text:span text:style-name="T95">tasks</text:span></text:span><text:span text:style-name="T95"> array in the Zustand store by toggling the </text:span><text:span text:style-name="Source_20_Text"><text:span text:style-name="T95">completed</text:span></text:span><text:span text:style-name="T95"> status of the specified task</text:span><text:span text:style-name="Source_20_Text"><text:span text:style-name="T95">, </text:span></text:span><text:span text:style-name="Source_20_Text"><text:span text:style-name="T248">before calling the API</text:span></text:span><text:span text:style-name="T95"> to update the task's completion status on the backend. If the API call fails, the function reverts the optimistic update by toggling the </text:span><text:span text:style-name="Source_20_Text"><text:span text:style-name="T95">completed</text:span></text:span><text:span text:style-name="T95"> status back to its original value and displays an error </text:span><text:span text:style-name="Source_20_Text"><text:span text:style-name="T248">toast</text:span></text:span><text:span text:style-name="T95">. </text:span></text:p>
      <text:p text:style-name="Code"><text:s text:c="4"/>toggleSubtaskCompleted: async (subtaskId, taskId) =&gt; {</text:p>
      <text:p text:style-name="Code"><text:s text:c="6"/>let all_completed=true</text:p>
      <text:p text:style-name="Code"><text:s text:c="6"/>set((state) =&gt; {</text:p>
      <text:p text:style-name="Code"><text:s text:c="8"/>state.tasks = state.tasks.map((task) =&gt; {</text:p>
      <text:p text:style-name="Code"><text:s text:c="10"/>if (task.taskid === taskId) {</text:p>
      <text:p text:style-name="Code"><text:s text:c="12"/>const newSubtasks = task.subtasks.map((subtask) =&gt; {</text:p>
      <text:p text:style-name="Code"><text:s text:c="14"/>if (subtask.subtaskid === subtaskId) {</text:p>
      <text:p text:style-name="Code"><text:s text:c="16"/>subtask = { ...subtask, completed: !subtask.completed };</text:p>
      <text:p text:style-name="Code"><text:s text:c="14"/>}</text:p>
      <text:p text:style-name="Code"><text:soft-page-break/><text:s text:c="14"/>if (subtask.completed !== true) {</text:p>
      <text:p text:style-name="Code"><text:s text:c="16"/>all_completed = false;</text:p>
      <text:p text:style-name="Code"/>
      <text:p text:style-name="Code"><text:s text:c="14"/>}</text:p>
      <text:p text:style-name="Code"><text:s text:c="14"/>return subtask;</text:p>
      <text:p text:style-name="Code"><text:s text:c="12"/>});</text:p>
      <text:p text:style-name="Code"><text:s text:c="4"/></text:p>
      <text:p text:style-name="Code"><text:s text:c="12"/>return { ...task, completed:true, subtasks: newSubtasks };</text:p>
      <text:p text:style-name="Code"><text:s text:c="10"/>}</text:p>
      <text:p text:style-name="Code"><text:s text:c="10"/>return task;</text:p>
      <text:p text:style-name="Code"><text:s text:c="8"/>});</text:p>
      <text:p text:style-name="Code"><text:s text:c="6"/>});</text:p>
      <text:p text:style-name="Code"><text:s text:c="6"/>try {</text:p>
      <text:p text:style-name="Code"><text:s text:c="8"/>//call task api to toggle completeness of the whole task</text:p>
      <text:p text:style-name="Code"><text:s text:c="8"/>await tasksApi.toggleCompleteness(taskId, null);</text:p>
      <text:p text:style-name="Code"><text:s text:c="8"/>await tasksApi.toggleCompleteness(taskId, subtaskId);</text:p>
      <text:p text:style-name="Code"><text:s text:c="6"/>} catch (error) {</text:p>
      <text:p text:style-name="Code"><text:s text:c="8"/>// Revert subtask completion on failure</text:p>
      <text:p text:style-name="Code"><text:s text:c="8"/>set((state) =&gt; {</text:p>
      <text:p text:style-name="Code"><text:s text:c="10"/>state.tasks = state.tasks.map((task) =&gt; {</text:p>
      <text:p text:style-name="Code"><text:s text:c="12"/>if (task.taskid === taskId) {</text:p>
      <text:p text:style-name="Code"><text:s text:c="14"/>const revertedSubtasks = task.subtasks.map((subtask) =&gt; </text:p>
      <text:p text:style-name="Code"><text:s text:c="16"/>subtask.subtaskid === subtaskId ? { ...subtask, completed: !subtask.completed } : subtask</text:p>
      <text:p text:style-name="Code"><text:s text:c="14"/>);</text:p>
      <text:p text:style-name="Code"><text:s text:c="14"/>return { ...task,completed:false, subtasks: revertedSubtasks };</text:p>
      <text:p text:style-name="Code"><text:s text:c="12"/>}</text:p>
      <text:p text:style-name="Code"><text:s text:c="12"/>return task;</text:p>
      <text:p text:style-name="Code"><text:s text:c="10"/>});</text:p>
      <text:p text:style-name="Code"><text:s text:c="8"/>});</text:p>
      <text:p text:style-name="Code"><text:s text:c="6"/>}</text:p>
      <text:p text:style-name="Code"><text:s text:c="4"/>},</text:p>
      <text:p text:style-name="Code"/>
      <text:p text:style-name="Code"/>
      <text:p text:style-name="Code"><text:s text:c="2"/>}))</text:p>
      <text:p text:style-name="Code">);</text:p>
      <text:p text:style-name="Code"/>
      <text:p text:style-name="P530">Finally, a similar method is used to toggle a subtask. The function first updates the completion of a selected subtask. Then, the .map method is used to iterate over the whole array and check if all subtasks were completed. If this is true, apart from the subtask completion, a task completion request is sent to the server. If any errors occur, the optimistic update of the task itself and the subtask is revertet.</text:p>
      <text:list text:continue-numbering="true" text:style-name="L1">
        <text:list-item>
          <text:list>
            <text:list-item>
              <text:list>
                <text:list-item>
                  <text:list>
                    <text:list-item>
                      <text:list>
                        <text:list-item>
                          <text:p text:style-name="P354"><text:bookmark-start text:name="__RefHeading___Toc25602_3164822453"/>./<text:span text:style-name="T226">src/Pages/</text:span><text:span text:style-name="T236">Ta</text:span><text:span text:style-name="T239">sk</text:span><text:span text:style-name="T236">s/</text:span><text:span text:style-name="T243">DatePicker/DatePicker.tsx</text:span><text:bookmark-end text:name="__RefHeading___Toc25602_3164822453"/></text:p>
                        </text:list-item>
                      </text:list>
                    </text:list-item>
                  </text:list>
                </text:list-item>
              </text:list>
            </text:list-item>
          </text:list>
        </text:list-item>
      </text:list>
      <text:p text:style-name="P515"/>
      <text:p text:style-name="P531">The date picker is used to select a due date on many different notetypes throughout the website. It has two types: including and excluding time. The two types, obviously, differ by containing a clock or omitting it. The user can select any month or year, which will be updated in the component’s state.</text:p>
      <text:p text:style-name="P515"><draw:frame draw:style-name="fr1" draw:name="Image44" text:anchor-type="char" svg:x="0.665cm" svg:y="0.138cm" svg:width="5.766cm" svg:height="9.419cm" draw:z-index="47"><draw:image xlink:href="Pictures/10000001000001B4000002C8D88726BB.png" xlink:type="simple" xlink:show="embed" xlink:actuate="onLoad" draw:mime-type="image/png"/></draw:frame><text:soft-page-break/></text:p>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Code"/>
      <text:p text:style-name="Code">import * as React from "react"</text:p>
      <text:p text:style-name="Code">import { format } from "date-fns"</text:p>
      <text:p text:style-name="Code">import { Calendar as CalendarIcon } from "lucide-react"</text:p>
      <text:p text:style-name="Code"/>
      <text:p text:style-name="Code">import { cn } from "../../../../components/@/lib/utils"</text:p>
      <text:p text:style-name="Code">import { Button } from "../../../../components/@/ui/button"</text:p>
      <text:p text:style-name="Code">import { Calendar } from "../../../../components/@/ui/calendar"</text:p>
      <text:p text:style-name="Code">import {</text:p>
      <text:p text:style-name="Code"><text:s text:c="2"/>Popover,</text:p>
      <text:p text:style-name="Code"><text:s text:c="2"/>PopoverContent,</text:p>
      <text:p text:style-name="Code"><text:s text:c="2"/>PopoverTrigger,</text:p>
      <text:p text:style-name="Code">} from "../../../../components/@/ui/popover"</text:p>
      <text:p text:style-name="Code">import { Input } from "../../../../components/@/ui/input"</text:p>
      <text:p text:style-name="Code">import { useState, useEffect } from "react"</text:p>
      <text:p text:style-name="Code"/>
      <text:p text:style-name="Code">interface DatePickerProps {</text:p>
      <text:p text:style-name="Code"><text:s text:c="2"/>onDateChange: (newDate: Date | undefined) =&gt; void;</text:p>
      <text:p text:style-name="Code"><text:s text:c="2"/>data?: Date;</text:p>
      <text:p text:style-name="Code"><text:s text:c="2"/>includeTime?: boolean;</text:p>
      <text:p text:style-name="Code">}</text:p>
      <text:p text:style-name="Code"/>
      <text:p text:style-name="Code">export function DatePicker({ onDateChange, data, includeTime = false }: DatePickerProps) {</text:p>
      <text:p text:style-name="Code"/>
      <text:p text:style-name="P532">Having passed the onChange function into the picker, includeTime is defaulted to false. The calendar is imported from the shadcn UI library, as well as some other components. To convert different date formats, the date-fns library is used</text:p>
      <text:p text:style-name="Code"><text:s text:c="2"/>const [dateTime, setDateTime] = useState&lt;Date | undefined&gt;(data);</text:p>
      <text:p text:style-name="Code"/>
      <text:p text:style-name="Code"><text:s text:c="2"/>useEffect(() =&gt; {</text:p>
      <text:p text:style-name="Code"><text:s text:c="4"/>if (data instanceof Date &amp;&amp; !isNaN(data.getTime())) {</text:p>
      <text:p text:style-name="Code"><text:soft-page-break/><text:s text:c="6"/>setDateTime(data);</text:p>
      <text:p text:style-name="Code"><text:s text:c="4"/>} else {</text:p>
      <text:p text:style-name="Code"><text:s text:c="6"/>setDateTime(undefined);</text:p>
      <text:p text:style-name="Code"><text:s text:c="4"/>}</text:p>
      <text:p text:style-name="Code"><text:s text:c="4"/>console.log(data)</text:p>
      <text:p text:style-name="Code"><text:s text:c="2"/>}, [data]);</text:p>
      <text:p text:style-name="Code"/>
      <text:p text:style-name="P532">This useEffect hook validates that the passed data is of TypeScript type Date and that its time property is a number.</text:p>
      <text:p text:style-name="Code"/>
      <text:p text:style-name="Code"><text:s text:c="2"/>const handleDateSelect = (newDate: Date | undefined) =&gt; {</text:p>
      <text:p text:style-name="Code"><text:s text:c="4"/>if (newDate &amp;&amp; dateTime) {</text:p>
      <text:p text:style-name="Code"><text:s text:c="6"/>newDate.setHours(dateTime.getHours(), dateTime.getMinutes());</text:p>
      <text:p text:style-name="Code"><text:s text:c="4"/>}</text:p>
      <text:p text:style-name="Code"><text:s text:c="4"/>setDateTime(newDate);</text:p>
      <text:p text:style-name="Code"><text:s text:c="4"/>onDateChange(newDate || undefined);</text:p>
      <text:p text:style-name="P287"><text:s text:c="2"/>};</text:p>
      <text:p text:style-name="P287"/>
      <text:p text:style-name="Text_20_body"><text:span text:style-name="T251">HandleDateSelect u</text:span><text:span text:style-name="T95">ses an </text:span><text:span text:style-name="Source_20_Text"><text:span text:style-name="T95">if</text:span></text:span><text:span text:style-name="T95"> statement to check if both </text:span><text:span text:style-name="Source_20_Text"><text:span text:style-name="T95">newDate</text:span></text:span><text:span text:style-name="T95"> and </text:span><text:span text:style-name="Source_20_Text"><text:span text:style-name="T95">dateTime</text:span></text:span><text:span text:style-name="T95"> are defined. </text:span><text:span text:style-name="T251">If so,</text:span><text:span text:style-name="T95"> the </text:span><text:span text:style-name="Source_20_Text"><text:span text:style-name="T95">newDate</text:span></text:span><text:span text:style-name="T95"> object <text:s/></text:span><text:span text:style-name="T251">is modified </text:span><text:span text:style-name="T95">using </text:span><text:span text:style-name="Source_20_Text"><text:span text:style-name="T95">setHours()</text:span></text:span><text:span text:style-name="T95"> and </text:span><text:span text:style-name="Source_20_Text"><text:span text:style-name="T95">getMinutes()</text:span></text:span><text:span text:style-name="T95"> to combine the selected date with the existing time from </text:span><text:span text:style-name="Source_20_Text"><text:span text:style-name="T95">dateTime</text:span></text:span><text:span text:style-name="T95">. </text:span><text:span text:style-name="T251">Finally, the state is updated and the function ca</text:span><text:span text:style-name="T95">lls the </text:span><text:span text:style-name="Source_20_Text"><text:span text:style-name="T95">onDateChange</text:span></text:span><text:span text:style-name="T95"> prop to notify the parent component of the date change, passing either the </text:span><text:span text:style-name="Source_20_Text"><text:span text:style-name="T95">newDate</text:span></text:span><text:span text:style-name="T95"> or </text:span><text:span text:style-name="Source_20_Text"><text:span text:style-name="T95">undefined</text:span></text:span><text:span text:style-name="T95">.</text:span></text:p>
      <text:p text:style-name="Code"><text:s text:c="2"/>const handleTimeSelect = (timeString: string) =&gt; {</text:p>
      <text:p text:style-name="Code"><text:s text:c="4"/>const timeParts = timeString.split(':').map(Number);</text:p>
      <text:p text:style-name="Code"><text:s text:c="4"/>const newDateTime = dateTime ? new Date(dateTime) : new Date();</text:p>
      <text:p text:style-name="Code"/>
      <text:p text:style-name="Code"><text:s text:c="4"/>if (timeParts.length === 2) {</text:p>
      <text:p text:style-name="Code"><text:s text:c="6"/>newDateTime.setHours(timeParts[0], timeParts[1]);</text:p>
      <text:p text:style-name="Code"><text:s text:c="6"/>setDateTime(newDateTime);</text:p>
      <text:p text:style-name="Code"><text:s text:c="6"/>onDateChange(newDateTime);</text:p>
      <text:p text:style-name="Code"><text:s text:c="4"/>}</text:p>
      <text:p text:style-name="Code"><text:s text:c="2"/>};</text:p>
      <text:p text:style-name="Code"/>
      <text:p text:style-name="P533">TimeSelect uses string manipulation to split the string into hours and minutes. Then, after checking if the string is of expected format, it creates a new Date object, updates the component state and calls the onDateChange prop</text:p>
      <text:p text:style-name="Code"/>
      <text:p text:style-name="Code"><text:s text:c="2"/>const handleClear = () =&gt; {</text:p>
      <text:p text:style-name="Code"><text:s text:c="4"/>setDateTime(undefined);</text:p>
      <text:p text:style-name="Code"><text:s text:c="4"/>onDateChange(undefined);</text:p>
      <text:p text:style-name="Code"><text:s text:c="2"/>};</text:p>
      <text:p text:style-name="Code"/>
      <text:p text:style-name="P532"/>
      <text:p text:style-name="Code"/>
      <text:p text:style-name="Code"><text:s text:c="2"/>const formattedTime = (dateTime &amp;&amp; includeTime) ? format(dateTime, "HH:mm") : "";</text:p>
      <text:p text:style-name="Code"/>
      <text:p text:style-name="Code"><text:s text:c="2"/>return (</text:p>
      <text:p text:style-name="Code"><text:s text:c="4"/>&lt;div&gt;</text:p>
      <text:p text:style-name="Code"><text:s text:c="6"/>&lt;Popover&gt;</text:p>
      <text:p text:style-name="Code"><text:s text:c="8"/>&lt;PopoverTrigger asChild&gt;</text:p>
      <text:p text:style-name="Code"><text:s text:c="10"/>&lt;Button</text:p>
      <text:p text:style-name="Code"><text:soft-page-break/><text:s text:c="12"/>variant="outline"</text:p>
      <text:p text:style-name="Code"><text:s text:c="12"/>className={cn("w-[170px] justify-center font-normal", !dateTime &amp;&amp; "text-muted-foreground")}</text:p>
      <text:p text:style-name="Code"><text:s text:c="10"/>&gt;</text:p>
      <text:p text:style-name="Code"><text:s text:c="12"/>&lt;CalendarIcon className="mr-2 min-h-4 min-w-4" /&gt;</text:p>
      <text:p text:style-name="Code"><text:s text:c="12"/>{dateTime ? format(dateTime, "PPP") : &lt;span&gt;Reminder&lt;/span&gt;}</text:p>
      <text:p text:style-name="Code"><text:s text:c="10"/>&lt;/Button&gt;</text:p>
      <text:p text:style-name="Code"><text:s text:c="8"/>&lt;/PopoverTrigger&gt;</text:p>
      <text:p text:style-name="Code"><text:s text:c="8"/>&lt;PopoverContent className="w-auto p-0"&gt;</text:p>
      <text:p text:style-name="Code"><text:s text:c="10"/>&lt;Calendar</text:p>
      <text:p text:style-name="Code"><text:s text:c="12"/>mode="single"</text:p>
      <text:p text:style-name="Code"><text:s text:c="12"/>selected={dateTime}</text:p>
      <text:p text:style-name="Code"><text:s text:c="12"/>onSelect={handleDateSelect}</text:p>
      <text:p text:style-name="Code"><text:s text:c="12"/>initialFocus</text:p>
      <text:p text:style-name="Code"><text:s text:c="10"/>/&gt;</text:p>
      <text:p text:style-name="Code"><text:s text:c="10"/>&lt;div className="flex flex-row gap-3 p-3"&gt;</text:p>
      <text:p text:style-name="Code"><text:s text:c="12"/>&lt;Button className="w-1/4 items-center" variant="secondary" onClick={handleClear}&gt;Clear&lt;/Button&gt;</text:p>
      <text:p text:style-name="Code"><text:s text:c="12"/>{includeTime &amp;&amp; (</text:p>
      <text:p text:style-name="Code"><text:s text:c="14"/>&lt;Input</text:p>
      <text:p text:style-name="Code"><text:s text:c="16"/>id="date"</text:p>
      <text:p text:style-name="Code"><text:s text:c="16"/>name="DateTime"</text:p>
      <text:p text:style-name="Code"><text:s text:c="16"/>type="time"</text:p>
      <text:p text:style-name="Code"><text:s text:c="16"/>value={formattedTime}</text:p>
      <text:p text:style-name="Code"><text:s text:c="16"/>onChange={(e) =&gt; handleTimeSelect(e.target.value)}</text:p>
      <text:p text:style-name="Code"><text:s text:c="16"/>className="w-3/4 justify-center"</text:p>
      <text:p text:style-name="Code"><text:s text:c="14"/>/&gt;</text:p>
      <text:p text:style-name="Code"><text:s text:c="12"/>)}</text:p>
      <text:p text:style-name="Code"><text:s text:c="10"/>&lt;/div&gt;</text:p>
      <text:p text:style-name="Code"><text:s text:c="8"/>&lt;/PopoverContent&gt;</text:p>
      <text:p text:style-name="Code"><text:s text:c="6"/>&lt;/Popover&gt;</text:p>
      <text:p text:style-name="Code"><text:s text:c="4"/>&lt;/div&gt;</text:p>
      <text:p text:style-name="Code"><text:s text:c="2"/>);</text:p>
      <text:p text:style-name="Code">}</text:p>
      <text:p text:style-name="Code"/>
      <text:p text:style-name="P533">Lastly, the component is rendered, with some parts like the time input being conditionally rendered based on the includeTime prop.</text:p>
      <text:p text:style-name="Code"/>
      <text:list text:continue-numbering="true" text:style-name="L1">
        <text:list-item>
          <text:list>
            <text:list-item>
              <text:list>
                <text:list-item>
                  <text:list>
                    <text:list-item>
                      <text:p text:style-name="P351"><text:bookmark-start text:name="__RefHeading___Toc23392_3464985222 Copy 1"/>Goals<text:bookmark-end text:name="__RefHeading___Toc23392_3464985222 Copy 1"/></text:p>
                    </text:list-item>
                    <text:list-item>
                      <text:p text:style-name="P355"><text:bookmark-start text:name="__RefHeading___Toc25600_3164822453"/>Habit<text:span text:style-name="T253">s</text:span><text:bookmark-end text:name="__RefHeading___Toc25600_3164822453"/></text:p>
                    </text:list-item>
                    <text:list-item>
                      <text:p text:style-name="P345"><text:bookmark-start text:name="__RefHeading___Toc23388_3464985222"/>Notes<text:bookmark-end text:name="__RefHeading___Toc23388_3464985222"/></text:p>
                    </text:list-item>
                    <text:list-item>
                      <text:p text:style-name="P345"><text:bookmark-start text:name="__RefHeading___Toc23386_3464985222"/>Dashboard<text:bookmark-end text:name="__RefHeading___Toc23386_3464985222"/></text:p>
                    </text:list-item>
                    <text:list-item>
                      <text:p text:style-name="P345"><text:bookmark-start text:name="__RefHeading___Toc23384_3464985222"/>Archive<text:bookmark-end text:name="__RefHeading___Toc23384_3464985222"/></text:p>
                    </text:list-item>
                    <text:list-item>
                      <text:p text:style-name="P345"><text:bookmark-start text:name="__RefHeading___Toc23382_3464985222"/>Calendar<text:bookmark-end text:name="__RefHeading___Toc23382_3464985222"/></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Arila" svg:font-family="Arila"/>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b88cc7" officeooo:paragraph-rsid="00b88c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3-25T13:08:50.703000000</dc:date>
    <meta:editing-duration>PT10H14M49S</meta:editing-duration>
    <meta:editing-cycles>87</meta:editing-cycles>
    <meta:generator>LibreOffice/24.2.5.2$Windows_X86_64 LibreOffice_project/bffef4ea93e59bebbeaf7f431bb02b1a39ee8a59</meta:generator>
    <meta:document-statistic meta:table-count="0" meta:image-count="44" meta:object-count="4" meta:page-count="211" meta:paragraph-count="5753" meta:word-count="44333" meta:character-count="356410" meta:non-whitespace-character-count="27405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